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14</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Odeska Oblast(01:48). Red Alert: aerial threat. Sirens sounding. Take cover now!</text:span>
</text:h>
      <text:p text:style-name="P4">
Authors: liveuamap (Language: en)</text:p>
      <text:p text:style-name="P4">
Time: 2023-05-13T-36:50:00</text:p>
      <text:p text:style-name="P4">
Location: Odeska Oblast (Latitude:46.75000000 Longtitude:30.25000000)</text:p>
      <text:p text:style-name="P4">
Videos: []</text:p>
      <text:p text:style-name="P4">
Images: []</text:p>
      <text:p text:style-name="P4">
Tags: ["Europe", "Central and Eastern Europe"]</text:p>
      <text:p text:style-name="P4">
Id: 22562658</text:p>
      <!--METADATA-->
      <text:p text:style-name="P4">
Odesa region(01:48). Red Alert: aerial threat. Sirens sounding. Take covernow!</text:p>
      <text:p text:style-name="P4">
News Collection Link: <text:a xlink:type="simple" xlink:href="https://liveuamap.com/en/2023/13-may-odeska-oblast0148-red-alert-aerial-thrg" text:style-name="Internet_20_link" text:visited-style-name="Visited_20_Internet_20_Link">
https://liveuamap.com/en/2023/13-may-odeska-oblast0148-red-alert-aerial-thrg</text:a>
</text:p>
      <text:p text:style-name="P4">
News Source: <text:a xlink:type="simple" xlink:href="https://t.me/suspilneodesa/23180" text:style-name="Internet_20_link" text:visited-style-name="Visited_20_Internet_20_Link">
https://t.me/suspilneodesa/23180</text:a>
</text:p>
      <!--NEWS-->
      <text:h text:style-name="P10" text:outline-level="1">
<text:span text:style-name="T4">
Lviv, Lviv region, Chernivtsi region, Ternopil, Ternopil region, Volyn region, Zak ...</text:span>
</text:h>
      <text:p text:style-name="P4">
Authors: liveuamap (Language: en)</text:p>
      <text:p text:style-name="P4">
Time: 2023-05-13T-57:13:00</text:p>
      <text:p text:style-name="P4">
Location: Lviv (Latitude:49.83826000 Longtitude:24.02324000)</text:p>
      <text:p text:style-name="P4">
Videos: []</text:p>
      <text:p text:style-name="P4">
Images: []</text:p>
      <text:p text:style-name="P4">
Tags: ["Europe", "Central and Eastern Europe"]</text:p>
      <text:p text:style-name="P4">
Id: 22562635</text:p>
      <!--METADATA-->
      <text:p text:style-name="P4">
Lviv, Lvivska Oblast, Chernivtska Oblast, Ternopil, Ternopilska Oblast, Volynska Oblast, Zakarpatia Oblast, Ivano-Frankiv, IVANOKIKIKIKIKIKAVSK Blast, Kyiv Oblast, Zhytomyr, Zhytomyrska Oblast, Vinnytskaoblast(21:12). Red Alert: aerial threat. Sirens sounding. Take cover now!</text:p>
      <text:p text:style-name="P4">
News Collection Link: <text:a xlink:type="simple" xlink:href="https://liveuamap.com/en/2023/13-may-lviv-lvivska-oblast-chernivetska-oblasg" text:style-name="Internet_20_link" text:visited-style-name="Visited_20_Internet_20_Link">
https://liveuamap.com/en/2023/13-may-lviv-lvivska-oblast-chernivetska-oblasg</text:a>
</text:p>
      <text:p text:style-name="P4">
News Source: <text:a xlink:type="simple" xlink:href="https://t.me/air_alert_ua/45221" text:style-name="Internet_20_link" text:visited-style-name="Visited_20_Internet_20_Link">
https://t.me/air_alert_ua/45221</text:a>
</text:p>
      <!--NEWS-->
      <text:h text:style-name="P10" text:outline-level="1">
<text:span text:style-name="T4">
Chernihivska Oblast(21:10). Red Alert: aerial threat. Sirens sounding. Take cover now!</text:span>
</text:h>
      <text:p text:style-name="P4">
Authors: liveuamap (Language: en)</text:p>
      <text:p text:style-name="P4">
Time: 2023-05-13T-60:12:00</text:p>
      <text:p text:style-name="P4">
Location: Chernihivska Oblast (Latitude:51.33348 Longtitude:32.00042)</text:p>
      <text:p text:style-name="P4">
Videos: []</text:p>
      <text:p text:style-name="P4">
Images: []</text:p>
      <text:p text:style-name="P4">
Tags: ["Europe", "Central and Eastern Europe"]</text:p>
      <text:p text:style-name="P4">
Id: 22562633</text:p>
      <!--METADATA-->
      <text:p text:style-name="P4">
Chernihiv region(21:10). Red Alert: aerial threat. Sirens sounding. Takecover now!</text:p>
      <text:p text:style-name="P4">
News Collection Link: <text:a xlink:type="simple" xlink:href="https://liveuamap.com/en/2023/13-may-chernihivska-oblast2110-red-alert-aerig" text:style-name="Internet_20_link" text:visited-style-name="Visited_20_Internet_20_Link">
https://liveuamap.com/en/2023/13-may-chernihivska-oblast2110-red-alert-aerig</text:a>
</text:p>
      <text:p text:style-name="P4">
News Source: <text:a xlink:type="simple" xlink:href="https://t.me/suspilnechernihiv/18541" text:style-name="Internet_20_link" text:visited-style-name="Visited_20_Internet_20_Link">
https://t.me/suspilnechernihiv/18541</text:a>
</text:p>
      <!--NEWS-->
      <text:h text:style-name="P10" text:outline-level="1">
<text:span text:style-name="T4">
Poltavska Oblast(01:46). Red Alert: aerial threat. Sirens sounding. Take cover now!</text:span>
</text:h>
      <text:p text:style-name="P4">
Authors: liveuamap (Language: en)</text:p>
      <text:p text:style-name="P4">
Time: 2023-05-13T19:47:00</text:p>
      <text:p text:style-name="P4">
Location: Poltavska Oblast (Latitude:49.47705000 Longtitude:33.81866000)</text:p>
      <text:p text:style-name="P4">
Videos: []</text:p>
      <text:p text:style-name="P4">
Images: []</text:p>
      <text:p text:style-name="P4">
Tags: ["Europe", "Central and Eastern Europe"]</text:p>
      <text:p text:style-name="P4">
Id: 22562656</text:p>
      <!--METADATA-->
      <text:p text:style-name="P4">
Poltava(01:46). Red Alert: aerial threat. Sirens sounding. Take covernow!</text:p>
      <text:p text:style-name="P4">
News Collection Link: <text:a xlink:type="simple" xlink:href="https://liveuamap.com/en/2023/13-may-poltavska-oblast0146-red-alert-aerial-g" text:style-name="Internet_20_link" text:visited-style-name="Visited_20_Internet_20_Link">
https://liveuamap.com/en/2023/13-may-poltavska-oblast0146-red-alert-aerial-g</text:a>
</text:p>
      <text:p text:style-name="P4">
News Source: <text:a xlink:type="simple" xlink:href="https://t.me/suspilnepoltava/11133" text:style-name="Internet_20_link" text:visited-style-name="Visited_20_Internet_20_Link">
https://t.me/suspilnepoltava/11133</text:a>
</text:p>
      <!--NEWS-->
      <text:h text:style-name="P10" text:outline-level="1">
<text:span text:style-name="T4">
Kharkiv, Kharkiv region, Mykolaiv, Mykolaiv region, Donetsk region, Zaporizhzhya region, ...</text:span>
</text:h>
      <text:p text:style-name="P4">
Authors: liveuamap (Language: en)</text:p>
      <text:p text:style-name="P4">
Time: 2023-05-13T19:48:00</text:p>
      <text:p text:style-name="P4">
Location: Kharkiv (Latitude:49.98166 Longtitude:36.2536)</text:p>
      <text:p text:style-name="P4">
Videos: []</text:p>
      <text:p text:style-name="P4">
Images: []</text:p>
      <text:p text:style-name="P4">
Tags: ["Europe", "Central and Eastern Europe"]</text:p>
      <text:p text:style-name="P4">
Id: 22562657</text:p>
      <!--METADATA-->
      <text:p text:style-name="P4">
Kharkiv, Kharkiv region, Mykolaiv, Mykolaiv region, Donetsk region, Zaporizhzhya region, Dnipro, Dnipropetrovsk region(01:48). Red Alert: aerialthreat. Sirens sounding. Take cover now!</text:p>
      <text:p text:style-name="P4">
News Collection Link: <text:a xlink:type="simple" xlink:href="https://liveuamap.com/en/2023/13-may-kharkiv-kharkivska-oblast-mykolaiv-mykg" text:style-name="Internet_20_link" text:visited-style-name="Visited_20_Internet_20_Link">
https://liveuamap.com/en/2023/13-may-kharkiv-kharkivska-oblast-mykolaiv-mykg</text:a>
</text:p>
      <text:p text:style-name="P4">
News Source: <text:a xlink:type="simple" xlink:href="https://t.me/air_alert_ua/45260" text:style-name="Internet_20_link" text:visited-style-name="Visited_20_Internet_20_Link">
https://t.me/air_alert_ua/45260</text:a>
</text:p>
      <!--NEWS-->
      <text:h text:style-name="P10" text:outline-level="1">
<text:span text:style-name="T4">
Kherson, Kherson region, Sumsk region (01: hi). Red Alert: Aerial Threat. Sirens Sounding. ...</text:span>
</text:h>
      <text:p text:style-name="P4">
Authors: liveuamap (Language: en)</text:p>
      <text:p text:style-name="P4">
Time: 2023-05-13T19:50:00</text:p>
      <text:p text:style-name="P4">
Location: Kherson (Latitude:46.6549 Longtitude:32.61732)</text:p>
      <text:p text:style-name="P4">
Videos: []</text:p>
      <text:p text:style-name="P4">
Images: []</text:p>
      <text:p text:style-name="P4">
Tags: ["Europe", "Central and Eastern Europe"]</text:p>
      <text:p text:style-name="P4">
Id: 22562659</text:p>
      <!--METADATA-->
      <text:p text:style-name="P4">
Kherson, Kherson region, Sumy region(01:49). Red Alert: aerial threat.Sirens sounding. Take cover now!</text:p>
      <text:p text:style-name="P4">
News Collection Link: <text:a xlink:type="simple" xlink:href="https://liveuamap.com/en/2023/13-may-kherson-khersonska-oblast-sumska-oblasg" text:style-name="Internet_20_link" text:visited-style-name="Visited_20_Internet_20_Link">
https://liveuamap.com/en/2023/13-may-kherson-khersonska-oblast-sumska-oblasg</text:a>
</text:p>
      <text:p text:style-name="P4">
News Source: <text:a xlink:type="simple" xlink:href="https://t.me/air_alert_ua/45263" text:style-name="Internet_20_link" text:visited-style-name="Visited_20_Internet_20_Link">
https://t.me/air_alert_ua/45263</text:a>
</text:p>
      <!--NEWS-->
      <text:h text:style-name="P10" text:outline-level="1">
<text:span text:style-name="T4">
Kyiv(02:04). Red Alert: aerial threat. Sirens sounding. Take cover now!</text:span>
</text:h>
      <text:p text:style-name="P4">
Authors: liveuamap (Language: en)</text:p>
      <text:p text:style-name="P4">
Time: 2023-05-13T20:05:00</text:p>
      <text:p text:style-name="P4">
Location: Kyiv (Latitude:50.44343 Longtitude:30.53022)</text:p>
      <text:p text:style-name="P4">
Videos: []</text:p>
      <text:p text:style-name="P4">
Images: []</text:p>
      <text:p text:style-name="P4">
Tags: ["Europe", "Central and Eastern Europe"]</text:p>
      <text:p text:style-name="P4">
Id: 22562660</text:p>
      <!--METADATA-->
      <text:p text:style-name="P4">
Kyiv(02:04). Red Alert: aerial threat. Sirens sounding. Take cover now!</text:p>
      <text:p text:style-name="P4">
News Collection Link: <text:a xlink:type="simple" xlink:href="https://liveuamap.com/en/2023/14-may-kyiv0204-red-alert-aerial-threat-sireng" text:style-name="Internet_20_link" text:visited-style-name="Visited_20_Internet_20_Link">
https://liveuamap.com/en/2023/14-may-kyiv0204-red-alert-aerial-threat-sireng</text:a>
</text:p>
      <text:p text:style-name="P4">
News Source: <text:a xlink:type="simple" xlink:href="https://t.me/KyivCityOfficial/6686" text:style-name="Internet_20_link" text:visited-style-name="Visited_20_Internet_20_Link">
https://t.me/KyivCityOfficial/6686</text:a>
</text:p>
      <!--NEWS-->
      <text:h text:style-name="P10" text:outline-level="1">
<text:span text:style-name="T4">
Chernihivska Oblast(02:06). Red Alert: aerial threat. Sirens sounding. Take cover now!</text:span>
</text:h>
      <text:p text:style-name="P4">
Authors: liveuamap (Language: en)</text:p>
      <text:p text:style-name="P4">
Time: 2023-05-13T20:07:00</text:p>
      <text:p text:style-name="P4">
Location: Chernihivska Oblast (Latitude:51.33324 Longtitude:32.00073)</text:p>
      <text:p text:style-name="P4">
Videos: []</text:p>
      <text:p text:style-name="P4">
Images: []</text:p>
      <text:p text:style-name="P4">
Tags: ["Europe", "Central and Eastern Europe"]</text:p>
      <text:p text:style-name="P4">
Id: 22562661</text:p>
      <!--METADATA-->
      <text:p text:style-name="P4">
Chernihiv region(02:06). Red Alert: aerial threat. Sirens sounding. Takecover now!</text:p>
      <text:p text:style-name="P4">
News Collection Link: <text:a xlink:type="simple" xlink:href="https://liveuamap.com/en/2023/14-may-chernihivska-oblast0206-red-alert-aerig" text:style-name="Internet_20_link" text:visited-style-name="Visited_20_Internet_20_Link">
https://liveuamap.com/en/2023/14-may-chernihivska-oblast0206-red-alert-aerig</text:a>
</text:p>
      <text:p text:style-name="P4">
News Source: <text:a xlink:type="simple" xlink:href="https://t.me/suspilnechernihiv/18559" text:style-name="Internet_20_link" text:visited-style-name="Visited_20_Internet_20_Link">
https://t.me/suspilnechernihiv/18559</text:a>
</text:p>
      <!--NEWS-->
      <text:h text:style-name="P10" text:outline-level="1">
<text:span text:style-name="T4">
Zhytomyr, Zhytomyr region, Kiev region, Kirovohrad region, Vinnitsa region, Cherkasy ...</text:span>
</text:h>
      <text:p text:style-name="P4">
Authors: liveuamap (Language: en)</text:p>
      <text:p text:style-name="P4">
Time: 2023-05-13T20:08:00</text:p>
      <text:p text:style-name="P4">
Location: Zhytomyr (Latitude:50.26487000 Longtitude:28.67669000)</text:p>
      <text:p text:style-name="P4">
Videos: []</text:p>
      <text:p text:style-name="P4">
Images: []</text:p>
      <text:p text:style-name="P4">
Tags: ["Europe", "Central and Eastern Europe"]</text:p>
      <text:p text:style-name="P4">
Id: 22562662</text:p>
      <!--METADATA-->
      <text:p text:style-name="P4">
Zhytomyr, Zhytomyr region, Kiev region, Kirovohrad region, Vinnytsia region, Cherkasy region(02:06). Red Alert: aerial threat. Sirens sounding.Take cover now!</text:p>
      <text:p text:style-name="P4">
News Collection Link: <text:a xlink:type="simple" xlink:href="https://liveuamap.com/en/2023/14-may-zhytomyr-zhytomyrska-oblast-kyiv-oblasg" text:style-name="Internet_20_link" text:visited-style-name="Visited_20_Internet_20_Link">
https://liveuamap.com/en/2023/14-may-zhytomyr-zhytomyrska-oblast-kyiv-oblasg</text:a>
</text:p>
      <text:p text:style-name="P4">
News Source: <text:a xlink:type="simple" xlink:href="https://t.me/air_alert_ua/45270" text:style-name="Internet_20_link" text:visited-style-name="Visited_20_Internet_20_Link">
https://t.me/air_alert_ua/45270</text:a>
</text:p>
      <!--NEWS-->
      <text:h text:style-name="P10" text:outline-level="1">
<text:span text:style-name="T4">
Khmelnytska Oblast(02:37). Red Alert: aerial threat. Sirens sounding. Take cover now!</text:span>
</text:h>
      <text:p text:style-name="P4">
Authors: liveuamap (Language: en)</text:p>
      <text:p text:style-name="P4">
Time: 2023-05-13T20:39:00</text:p>
      <text:p text:style-name="P4">
Location: Khmelnytska Oblast (Latitude:49.50000000 Longtitude:27.00000000)</text:p>
      <text:p text:style-name="P4">
Videos: []</text:p>
      <text:p text:style-name="P4">
Images: []</text:p>
      <text:p text:style-name="P4">
Tags: ["Europe", "Central and Eastern Europe"]</text:p>
      <text:p text:style-name="P4">
Id: 22562663</text:p>
      <!--METADATA-->
      <text:p text:style-name="P4">
Khmelniki region(02:37). Red Alert: aerial threat. Sirens sounding. Takecover now!</text:p>
      <text:p text:style-name="P4">
News Collection Link: <text:a xlink:type="simple" xlink:href="https://liveuamap.com/en/2023/14-may-khmelnytska-oblast0237-red-alert-aeriag" text:style-name="Internet_20_link" text:visited-style-name="Visited_20_Internet_20_Link">
https://liveuamap.com/en/2023/14-may-khmelnytska-oblast0237-red-alert-aeriag</text:a>
</text:p>
      <text:p text:style-name="P4">
News Source: <text:a xlink:type="simple" xlink:href="https://t.me/air_alert_ua/45271" text:style-name="Internet_20_link" text:visited-style-name="Visited_20_Internet_20_Link">
https://t.me/air_alert_ua/45271</text:a>
</text:p>
      <!--NEWS-->
      <text:h text:style-name="P10" text:outline-level="1">
<text:span text:style-name="T4">
Volyn region, Ternopil, Ternopil region, Rivne, Rivne region, Chernivtsi region (0 ...</text:span>
</text:h>
      <text:p text:style-name="P4">
Authors: liveuamap (Language: en)</text:p>
      <text:p text:style-name="P4">
Time: 2023-05-13T20:40:00</text:p>
      <text:p text:style-name="P4">
Location: Volynska Oblast (Latitude:51.16595 Longtitude:24.86735)</text:p>
      <text:p text:style-name="P4">
Videos: []</text:p>
      <text:p text:style-name="P4">
Images: []</text:p>
      <text:p text:style-name="P4">
Tags: ["Europe", "Central and Eastern Europe"]</text:p>
      <text:p text:style-name="P4">
Id: 22562664</text:p>
      <!--METADATA-->
      <text:p text:style-name="P4">
Volyn region, Ternopil, Ternopil region, Rivne, Rivne region, Chernivtsi region(02:40). Red Alert: aerial threat. Sirens sounding. Takecover now!</text:p>
      <text:p text:style-name="P4">
News Collection Link: <text:a xlink:type="simple" xlink:href="https://liveuamap.com/en/2023/14-may-volynska-oblast-ternopil-ternopilska-og" text:style-name="Internet_20_link" text:visited-style-name="Visited_20_Internet_20_Link">
https://liveuamap.com/en/2023/14-may-volynska-oblast-ternopil-ternopilska-og</text:a>
</text:p>
      <text:p text:style-name="P4">
News Source: <text:a xlink:type="simple" xlink:href="https://t.me/air_alert_ua/45275" text:style-name="Internet_20_link" text:visited-style-name="Visited_20_Internet_20_Link">
https://t.me/air_alert_ua/45275</text:a>
</text:p>
      <!--NEWS-->
      <text:h text:style-name="P10" text:outline-level="1">
<text:span text:style-name="T4">
Lviv, Lviv region, Transcarpathia region, Ivano-Frankivsk, Ivano-Frankivsk region (02:42). Re...</text:span>
</text:h>
      <text:p text:style-name="P4">
Authors: liveuamap (Language: en)</text:p>
      <text:p text:style-name="P4">
Time: 2023-05-13T20:43:00</text:p>
      <text:p text:style-name="P4">
Location: Lviv (Latitude:49.83943 Longtitude:24.02257)</text:p>
      <text:p text:style-name="P4">
Videos: []</text:p>
      <text:p text:style-name="P4">
Images: []</text:p>
      <text:p text:style-name="P4">
Tags: ["Europe", "Central and Eastern Europe"]</text:p>
      <text:p text:style-name="P4">
Id: 22562665</text:p>
      <!--METADATA-->
      <text:p text:style-name="P4">
Lviv, Lviv region, Transcarpathia region, Ivano-Frankivsk, Ivano-Frankivsk region(02:42). Red Alert: aerial threat. Sirens sounding. Take cover now!</text:p>
      <text:p text:style-name="P4">
News Collection Link: <text:a xlink:type="simple" xlink:href="https://liveuamap.com/en/2023/14-may-lviv-lvivska-oblast-zakarpattia-oblastg" text:style-name="Internet_20_link" text:visited-style-name="Visited_20_Internet_20_Link">
https://liveuamap.com/en/2023/14-may-lviv-lvivska-oblast-zakarpattia-oblastg</text:a>
</text:p>
      <text:p text:style-name="P4">
News Source: <text:a xlink:type="simple" xlink:href="https://t.me/air_alert_ua/45278" text:style-name="Internet_20_link" text:visited-style-name="Visited_20_Internet_20_Link">
https://t.me/air_alert_ua/45278</text:a>
</text:p>
      <!--NEWS-->
      <text:h text:style-name="P10" text:outline-level="1">
<text:span text:style-name="T4">
Donetsk Oblast(05:33). Red Alert: aerial threat. Sirens sounding. Take cover now!</text:span>
</text:h>
      <text:p text:style-name="P4">
Authors: liveuamap (Language: en)</text:p>
      <text:p text:style-name="P4">
Time: 2023-05-13T23:35:00</text:p>
      <text:p text:style-name="P4">
Location: Donetsk Oblast (Latitude:48.72648 Longtitude:37.57859)</text:p>
      <text:p text:style-name="P4">
Videos: []</text:p>
      <text:p text:style-name="P4">
Images: []</text:p>
      <text:p text:style-name="P4">
Tags: ["Europe", "Central and Eastern Europe"]</text:p>
      <text:p text:style-name="P4">
Id: 22562666</text:p>
      <!--METADATA-->
      <text:p text:style-name="P4">
Donetsk Oblast(05:33). Red Alert: aerial threat. Sirens sounding. Take covernow!</text:p>
      <text:p text:style-name="P4">
News Collection Link: <text:a xlink:type="simple" xlink:href="https://liveuamap.com/en/2023/14-may-donetsk-oblast0533-red-alert-aerial-thg" text:style-name="Internet_20_link" text:visited-style-name="Visited_20_Internet_20_Link">
https://liveuamap.com/en/2023/14-may-donetsk-oblast0533-red-alert-aerial-thg</text:a>
</text:p>
      <text:p text:style-name="P4">
News Source: <text:a xlink:type="simple" xlink:href="https://t.me/air_alert_ua/45304" text:style-name="Internet_20_link" text:visited-style-name="Visited_20_Internet_20_Link">
https://t.me/air_alert_ua/45304</text:a>
</text:p>
      <!--NEWS-->
      <text:h text:style-name="P10" text:outline-level="1">
<text:span text:style-name="T4">
Short. War. Day 443. Videoodigest</text:span>
</text:h>
      <text:p text:style-name="P4">
Author: ['АРМІЯINFORM']</text:p>
      <text:p text:style-name="P4">
Time: 2023-05-13T47: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 'ВТОРГНЕННЯ РФ', 'ГШ ЗСУ']</text:p>
      <text:p text:style-name="P4">
Category: News</text:p>
      <!--METADATA-->
      <text:p text:style-name="P4">
News Source: <text:a xlink:type="simple" xlink:href="https://armyinform.com.ua/2023/05/13/korotko-vijna-den-443-videodajdzhest/" text:style-name="Internet_20_link" text:visited-style-name="Visited_20_Internet_20_Link">
https://armyinform.com.ua/2023/05/13/korotko-vijna-den-443-videodajdzhest/</text:a>
</text:p>
      <!--NEWS-->
      <text:h text:style-name="P10" text:outline-level="1">
<text:span text:style-name="T4">
A memorial plaque of Denis Antipov was opened at Askold's Tomb in Kiev</text:span>
</text:h>
      <text:p text:style-name="P4">
Author: ['АРМІЯINFORM']</text:p>
      <text:p text:style-name="P4">
Time: 2023-05-13T48:00:00-04:00</text:p>
      <text:p text:style-name="P4">
Description: Bilya of the Church of St. Mikolai, the Askold Mogili in Kiwi, traveledly vidkrito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bo1a9746-scaled.jpg" text:style-name="Internet_20_link" text:visited-style-name="Visited_20_Internet_20_Link">
bo1a9746-scaled.jpg</text:a>
', '<text:a xlink:type="simple" xlink:href="https://armyinform.com.ua/wp-content/uploads/2023/05/bo1a9735-scaled.jpg" text:style-name="Internet_20_link" text:visited-style-name="Visited_20_Internet_20_Link">
bo1a9735-scaled.jpg</text:a>
', '<text:a xlink:type="simple" xlink:href="https://armyinform.com.ua/wp-content/uploads/2023/05/bo1a9729-scaled.jpg" text:style-name="Internet_20_link" text:visited-style-name="Visited_20_Internet_20_Link">
bo1a9729-scaled.jpg</text:a>
']</text:p>
      <text:p text:style-name="P4">
Tags: ['МІНІСТЕРСТВО У СПРАВАХ ВЕТЕРАНІВ УКРАЇНИ']</text:p>
      <text:p text:style-name="P4">
Category: News</text:p>
      <!--METADATA-->
      <text:p text:style-name="P4">
<draw:frame draw:style-name="fr1" draw:name="Image2" text:anchor-type="as-char" svg:width="6.9236in" svg:height="4.615733in" draw:z-index="0">
<draw:image xlink:href="../Images/AРМІЯINFORM/2023-05-13T48-00-00-04-00/bo1a9746-scaled.jpg" xlink:type="simple" xlink:show="embed" xlink:actuate="onLoad" draw:mime-type="image/jpeg"/>
</draw:frame>
Near the Church of St. Nicholas, which on the Askold Tomb in Kiev, a memorial plaque of Denis Antipov-a Ukrainian defender, lieutenant of the 95 brigade, teacher of KNU, expert of the Korean language, active participant in the Revolution of Dignity, Veterans and Volunteer Russian-Ukrainian. He died last year near the village of Dovgenke, Izyum district Kharkiv region, liberating his native country from the invaders.</text:p>
      <text:p text:style-name="P4">
This is stated in <text:a xlink:type="simple" xlink:href="https://mva.gov.ua/ua/news/pershij-zastupnik-ministra-oleksandr-porhun-vzyav-uchast-u-vidkritti-memorialnoyi-doshki-ukrayinskomu-zahisniku-denisu-antipovu" text:style-name="Internet_20_link" text:visited-style-name="Visited_20_Internet_20_Link">
message</text:a>
Ministry of Veterans of Ukraine.</text:p>
      <text:p text:style-name="P4">
The event was attended by the First Deputy Minister for Ukraine Oleksandrphun, Deputy Minister of Defense of Ukraine Vitaliy Deynega, Extraordinary Im registration Ambassador of the Republic of Korea in Ukraine Kim Hung, representatives of the Office President of Ukraine and Parliament, Veteransky Community, Teachers.</text:p>
      <text:p text:style-name="P4">
<draw:frame draw:style-name="fr1" draw:name="Image3" text:anchor-type="as-char" svg:width="6.9236in" svg:height="4.615733in" draw:z-index="0">
<draw:image xlink:href="../Images/AРМІЯINFORM/2023-05-13T48-00-00-04-00/bo1a9735-scaled.jpg" xlink:type="simple" xlink:show="embed" xlink:actuate="onLoad" draw:mime-type="image/jpeg"/>
</draw:frame>
“Ukrainian volunteers are a true model of patriotism and love for native land. In 2014, hundreds of thousands of men and women of peaceful professions were taken to the arms to repel the Russian aggressor. One of them was Denis Antipov - a real hero, the color of the Ukrainian nation. Thanks to such soldiers, we stood and the last days of a full -scale Russian invasion. I thank the real for power, will, dignity, faith in Ukraine and our victory, ”said in his speech the pizhun during the opening of the memorial plaque to the defender.</text:p>
      <text:p text:style-name="P4">
Denis Antipov before the war was a professional researcher and translator of Korean, worked as an assistant at the Department of Languages and Literature of the Far East of the Taul-East of the East and Scientific Institute of Philology, worked as an supra.</text:p>
      <text:p text:style-name="P4">
<draw:frame draw:style-name="fr1" draw:name="Image4" text:anchor-type="as-char" svg:width="6.9236in" svg:height="4.615733in" draw:z-index="0">
<draw:image xlink:href="../Images/AРМІЯINFORM/2023-05-13T48-00-00-04-00/bo1a9729-scaled.jpg" xlink:type="simple" xlink:show="embed" xlink:actuate="onLoad" draw:mime-type="image/jpeg"/>
</draw:frame>
With the beginning of the Russo-Ukrainian War in 2014, he went to the military unit. He carried out air intelligence near the Donetsk airport, the Navitlodar Arc, near Popasna, in the Avdiivsky industrial zone and other places. In 2016, he returned from the war commander of a platoon of the battalion.After the large-scale aggression of Russia, Denis Antipov returned to the ranks of the 95th Correct Airborne Assault Brigade. He was repeatedly wounded, during the treatment in the hospital gave an interview to foreign TV channels, telling what is happening in Ukraine.</text:p>
      <text:p text:style-name="P4">
They said goodbye to Denis Antipov in Kyiv on May 18, 2022 at the Church of St. Nicholas the Wonderworker on Askold's Tomb. He was buried in the family village of Kotimirivano-Frankivsk region.</text:p>
      <text:p text:style-name="P4">
News Source: <text:a xlink:type="simple" xlink:href="https://armyinform.com.ua/2023/05/13/na-askoldovij-mogyli-u-kyyevi-vidkryly-memorialnu-doshku-denysu-antipovu/" text:style-name="Internet_20_link" text:visited-style-name="Visited_20_Internet_20_Link">
https://armyinform.com.ua/2023/05/13/na-askoldovij-mogyli-u-kyyevi-vidkryly-memorialnu-doshku-denysu-antipovu/</text:a>
</text:p>
      <!--NEWS-->
      <text:h text:style-name="P10" text:outline-level="1">
<text:span text:style-name="T4">
The next collaborators who served the invaders - DBR were exposed</text:span>
</text:h>
      <text:p text:style-name="P4">
Author: ['АРМІЯINFORM']</text:p>
      <text:p text:style-name="P4">
Time: 2023-05-13T49:00:00-04:00</text:p>
      <text:p text:style-name="P4">
Description: DBR Vikrivati that is attracted to Viddovydalnostiradnikiv that Kolaborandiv, yaki ... War with Ukraine 2022, War with Ukraine Latest news today, News War with Ukraine 2022 Last for Ukraine and Russia, and when, the war with Ukraine in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dbr-ilyustratyvne-foto.jpg" text:style-name="Internet_20_link" text:visited-style-name="Visited_20_Internet_20_Link">
dbr-ilyustratyvne-foto.jpg</text:a>
', '<text:a xlink:type="simple" xlink:href="https://armyinform.com.ua/wp-content/uploads/2023/05/dbr-povidomilo-pro-pidozru-dezertiru.jpeg" text:style-name="Internet_20_link" text:visited-style-name="Visited_20_Internet_20_Link">
dbr-povidomilo-pro-pidozru-dezertiru.jpeg</text:a>
', '<text:a xlink:type="simple" xlink:href="https://armyinform.com.ua/wp-content/uploads/2023/05/pered-sudom-postane-majster-lisu-yakij-pracyuvav-na-voroga-pid-chas-okupacii1.jpeg" text:style-name="Internet_20_link" text:visited-style-name="Visited_20_Internet_20_Link">
pered-sudom-postane-majster-lisu-yakij-pracyuvav-na-voroga-pid-chas-okupacii1.jpeg</text:a>
']</text:p>
      <text:p text:style-name="P4">
Tags: ['ДЕРЖАВНЕ БЮРО РОЗСЛІДУВАНЬ', 'КОЛАБОРАНТИ']</text:p>
      <text:p text:style-name="P4">
Category: News</text:p>
      <!--METADATA-->
      <text:p text:style-name="P4">
<draw:frame draw:style-name="fr1" draw:name="Image5" text:anchor-type="as-char" svg:width="6.9236in" svg:height="4.613378in" draw:z-index="0">
<draw:image xlink:href="../Images/AРМІЯINFORM/2023-05-13T49-00-00-04-00/dbr-ilyustratyvne-foto.jpg" xlink:type="simple" xlink:show="embed" xlink:actuate="onLoad" draw:mime-type="image/jpeg"/>
</draw:frame>
State Bureau of Investigation. Illustrative photo</text:p>
      <text:p text:style-name="P4">
** DBR continues to expose and hold the habitants who during the large -scale aggression of the Russian Federation with a pedestr</text:p>
      <text:p text:style-name="P4">
DBR employees completed a pre -trial investigation into a forestry worker who provided the occupiers with wood. The indictment is directed by pre -trial, <text:a xlink:type="simple" xlink:href="https://dbr.gov.ua/news/dbr-vikrilo-chergovih-kolaborantiv-yaki-prisluzhuvali-zagarbnikam-pid-chas-timchasovoi-okupacii-harkivshhini-ta-luganshhini.-odin-z-nih-postane-pered-sudom" text:style-name="Internet_20_link" text:visited-style-name="Visited_20_Internet_20_Link">
reports</text:a>
State Bureau of Investigation.</text:p>
      <text:p text:style-name="P4">
After the occupants of the village of Borova, the Senior Workshop of the Boriv forestry voluntarily went to cooperate with the enemy. He bonded his position in the herself created by the invaders of the Borovsky Forestry.</text:p>
      <text:p text:style-name="P4">
At the new "position" the person involved performed organizational and administrative functions, provided the occupiers with the material and technical base, monitored fire safety. After the release of the village, the collaborator was detained.</text:p>
      <text:p text:style-name="P4">
<draw:frame draw:style-name="fr1" draw:name="Image6" text:anchor-type="as-char" svg:width="6.9236in" svg:height="4.32725in" draw:z-index="0">
<draw:image xlink:href="../Images/AРМІЯINFORM/2023-05-13T49-00-00-04-00/dbr-povidomilo-pro-pidozru-dezertiru.jpeg" xlink:type="simple" xlink:show="embed" xlink:actuate="onLoad" draw:mime-type="image/jpeg"/>
</draw:frame>
Senior Forest Master is charged with voluntary employment of the posts of self -contained authorities in temporarily occupied territories(Part 5 of Art. 111-1 of the Criminal Code of Ukraine). Санкція статті передбачає покарання у вигляді позбавлення волі настрок до 10 років.</text:p>
      <text:p text:style-name="P4">
Також працівники ДБР заочно повідомили про підозру зраднику, який пішовпрацювати у створену окупантами в’язницю. Одразу після початку російськогоповномасштабного вторгнення він не з’явився на місце служби у ВовчанськуХарківської області та залишився чекати ворога за місцем свого проживання уселищі Дворічна.</text:p>
      <text:p text:style-name="P4">
Коли у селище зайшли окупанти, зрадник добровільно пішов до них працювати таотримав посаду «виконуючого обов’язки міліціонера» в окупаційній в’язниці, якуросіяни створили у Дворічній. За вказівкою окупантів він приймав та охоронявзатриманих громадян, забезпечував їх конвоювання.</text:p>
      <text:p text:style-name="P4">
<draw:frame draw:style-name="fr1" draw:name="Image7" text:anchor-type="as-char" svg:width="6.9236in" svg:height="4.32725in" draw:z-index="0">
<draw:image xlink:href="../Images/AРМІЯINFORM/2023-05-13T49-00-00-04-00/pered-sudom-postane-majster-lisu-yakij-pracyuvav-na-voroga-pid-chas-okupacii1.jpeg" xlink:type="simple" xlink:show="embed" xlink:actuate="onLoad" draw:mime-type="image/jpeg"/>
</draw:frame>
</text:p>
      <text:p text:style-name="P4">
It was established that in the summer of 2022, traitors after the capture of the town immediately rested the proposal to hold positions in the Belokurakinsk local police. In addition to the Functions on Order Protection, collaborators participated in pro -Russian propaganda. They periodically appeared in information videos on the site called "Ministry of Internal Affairs" of Lugansk terrorists with propaganda slogans with a tassung information about the Armed Forces of Ukraine.</text:p>
      <text:p text:style-name="P4">
The attackers are suspected of collaboration - voluntary employment of posts of law enforcement agencies created in the temporarily occupied territory - Part 7 of Art. 111-1 of the Criminal Code of Ukraine. The sanction of the article provides for the deprivation of a volistrock up to 15 years with confiscation of property.</text:p>
      <text:p text:style-name="P4">
News Source: <text:a xlink:type="simple" xlink:href="https://armyinform.com.ua/2023/05/13/vykryto-chergovyh-kolaborantiv-yaki-prysluzhuvaly-zagarbnykam-dbr/" text:style-name="Internet_20_link" text:visited-style-name="Visited_20_Internet_20_Link">
https://armyinform.com.ua/2023/05/13/vykryto-chergovyh-kolaborantiv-yaki-prysluzhuvaly-zagarbnykam-dbr/</text:a>
</text:p>
      <!--NEWS-->
      <text:h text:style-name="P10" text:outline-level="1">
<text:span text:style-name="T4">
The Government supported the ruling on priority steps after the de -occupation of Donetsk and Luhansk region</text:span>
</text:h>
      <text:p text:style-name="P4">
Author: ['АРМІЯINFORM']</text:p>
      <text:p text:style-name="P4">
Time: 2023-05-13T50:00:00-04:00</text:p>
      <text:p text:style-name="P4">
Description: Kabіnet Minstryv Ukrainian Slotov “about Pidgotovka to the diy iz Stabilizat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2/uryad-ukrayiny.jpg" text:style-name="Internet_20_link" text:visited-style-name="Visited_20_Internet_20_Link">
uryad-ukrayiny.jpg</text:a>
']</text:p>
      <text:p text:style-name="P4">
Tags: ['КАБІНЕТ МІНІСТРІВ УКРАЇНИ', 'МІНРЕІНТЕГРАЦІЇ']</text:p>
      <text:p text:style-name="P4">
Category: News</text:p>
      <!--METADATA-->
      <text:p text:style-name="P4">
<draw:frame draw:style-name="fr1" draw:name="Image8" text:anchor-type="as-char" svg:width="6.9236in" svg:height="4.570658in" draw:z-index="0">
<draw:image xlink:href="../Images/AРМІЯINFORM/2023-05-13T50-00-00-04-00/uryad-ukrayiny.jpg" xlink:type="simple" xlink:show="embed" xlink:actuate="onLoad" draw:mime-type="image/jpeg"/>
</draw:frame>
Cabinet of Ministers building. Photo: Daniel Haußmann / Wikipedia</text:p>
      <text:p text:style-name="P4">
The Cabinet of Ministers of Ukraine approved the resolution "On preparation for actions for the formation of the situation in the de -mentioned territories of Donetsk and Lugansk region and their reintegration".</text:p>
      <text:p text:style-name="P4">
About is in <text:a xlink:type="simple" xlink:href="https://www.kmu.gov.ua/news/uriad-pidtrymav-postanovu-minreintehratsii-shchodo-pershocherhovykh-krokiv-zi-stabilizatsii-ta-reintehratsii-donetskoi-ta-luhanskoi-oblastei" text:style-name="Internet_20_link" text:visited-style-name="Visited_20_Internet_20_Link">
message</text:a>
Government portal.</text:p>
      <text:p text:style-name="P4">
According to the document, the Donetsk and Luhansk ova forms coordination organs in order to prepare for actions immediately after the temporarily occupied territories. It is about developing detailed plans of action, formation of personnel reservo and logistical inventories.</text:p>
      <text:p text:style-name="P4">
The main areas of preparation are:</text:p>
      <ul>
        <li>
Safety; * Restoration of public authorities; * Humanitarian response; * Infrastructure restoration; * Medical response and psychological support; * Social Protection; * Economy; * Information policy; * Education.</li>
      </ul>
      <text:p text:style-name="P4">
The relevant plans will be approved in agreement with the coordination scale on the issues of de -mentioned territories.</text:p>
      <text:p text:style-name="P4">
News Source: <text:a xlink:type="simple" xlink:href="https://armyinform.com.ua/2023/05/13/uryad-pidtrymav-postanovu-minreintegracziyi-shhodo-pershochergovyh-krokiv-zi-stabilizacziyi-ta-reintegracziyi-doneczkoyi-ta-luganskoyi-oblastej/" text:style-name="Internet_20_link" text:visited-style-name="Visited_20_Internet_20_Link">
https://armyinform.com.ua/2023/05/13/uryad-pidtrymav-postanovu-minreintegracziyi-shhodo-pershochergovyh-krokiv-zi-stabilizacziyi-ta-reintegracziyi-doneczkoyi-ta-luganskoyi-oblastej/</text:a>
</text:p>
      <!--NEWS-->
      <text:h text:style-name="P10" text:outline-level="1">
<text:span text:style-name="T4">
The Government supported the ruling on priority steps after the de -occupation of Donetsk and Luhansk region</text:span>
</text:h>
      <text:p text:style-name="P4">
Author: ['АРМІЯINFORM']</text:p>
      <text:p text:style-name="P4">
Time: 2023-05-13T50:00:00-04:00</text:p>
      <text:p text:style-name="P4">
Description: Kabіnet Minstryv Ukrainian Slotov “about Pidgotovka to the diy iz Stabilizat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2/uryad-ukrayiny.jpg" text:style-name="Internet_20_link" text:visited-style-name="Visited_20_Internet_20_Link">
uryad-ukrayiny.jpg</text:a>
']</text:p>
      <text:p text:style-name="P4">
Tags: ['КАБІНЕТ МІНІСТРІВ УКРАЇНИ', 'МІНРЕІНТЕГРАЦІЇ']</text:p>
      <text:p text:style-name="P4">
Category: News</text:p>
      <!--METADATA-->
      <text:p text:style-name="P4">
<draw:frame draw:style-name="fr1" draw:name="Image9" text:anchor-type="as-char" svg:width="6.9236in" svg:height="4.570658in" draw:z-index="0">
<draw:image xlink:href="../Images/AРМІЯINFORM/2023-05-13T50-00-00-04-00/uryad-ukrayiny.jpg" xlink:type="simple" xlink:show="embed" xlink:actuate="onLoad" draw:mime-type="image/jpeg"/>
</draw:frame>
Cabinet of Ministers building. Photo: Daniel Haußmann / Wikipedia</text:p>
      <text:p text:style-name="P4">
The Cabinet of Ministers of Ukraine approved the resolution "On preparation for actions for the formation of the situation in the de -mentioned territories of Donetsk and Lugansk region and their reintegration".</text:p>
      <text:p text:style-name="P4">
About is in <text:a xlink:type="simple" xlink:href="https://www.kmu.gov.ua/news/uriad-pidtrymav-postanovu-minreintehratsii-shchodo-pershocherhovykh-krokiv-zi-stabilizatsii-ta-reintehratsii-donetskoi-ta-luhanskoi-oblastei" text:style-name="Internet_20_link" text:visited-style-name="Visited_20_Internet_20_Link">
message</text:a>
Government portal.</text:p>
      <text:p text:style-name="P4">
According to the document, the Donetsk and Luhansk ova forms coordination organs in order to prepare for actions immediately after the temporarily occupied territories. It is about developing detailed plans of action, formation of personnel reservo and logistical inventories.</text:p>
      <text:p text:style-name="P4">
The main areas of preparation are:</text:p>
      <ul>
        <li>
Safety; * Restoration of public authorities; * Humanitarian response; * Infrastructure restoration; * Medical response and psychological support; * Social Protection; * Economy; * Information policy; * Education.</li>
      </ul>
      <text:p text:style-name="P4">
The relevant plans will be approved in agreement with the coordination scale on the issues of de -mentioned territories.</text:p>
      <text:p text:style-name="P4">
News Source: <text:a xlink:type="simple" xlink:href="https://armyinform.com.ua/2023/05/13/uryad-pidtrymav-postanovu-minreintegracziyi-shhodo-pershochergovyh-krokiv-zi-stabilizacziyi-ta-reintegracziyi-doneczkoyi-ta-luganskoyi-oblastej/" text:style-name="Internet_20_link" text:visited-style-name="Visited_20_Internet_20_Link">
https://armyinform.com.ua/2023/05/13/uryad-pidtrymav-postanovu-minreintegracziyi-shhodo-pershochergovyh-krokiv-zi-stabilizacziyi-ta-reintegracziyi-doneczkoyi-ta-luganskoyi-oblastej/</text:a>
</text:p>
      <!--NEWS-->
      <text:h text:style-name="P10" text:outline-level="1">
<text:span text:style-name="T4">
SBU special forces drone "demobilized" occupiers</text:span>
</text:h>
      <text:p text:style-name="P4">
Author: ['АРМІЯINFORM']</text:p>
      <text:p text:style-name="P4">
Time: 2023-05-13T51:00:00-04:00</text:p>
      <text:p text:style-name="P4">
Description: Special sign of the SBU poured the "Heavenly Kara" to the instructors for the pre-person of the FPV-Drop. Video ... War with Ukraine 2022, War with Ukraine latest news today, News War with Ukraine 2022 The last for today, whether the war between Ukraine and Russia will be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2/i75_articleimage_203629.webp" text:style-name="Internet_20_link" text:visited-style-name="Visited_20_Internet_20_Link">
i75_articleimage_203629.webp</text:a>
']</text:p>
      <text:p text:style-name="P4">
Tags: ['STOPRUSSIA', 'АГРЕСІЯ РФ', 'ВТОРГНЕННЯ РФ', 'СБУ']</text:p>
      <text:p text:style-name="P4">
Category: News</text:p>
      <!--METADATA-->
      <text:p text:style-name="P4">
<draw:frame draw:style-name="fr1" draw:name="Image10" text:anchor-type="as-char" svg:width="6.9236in" svg:height="3.952222in" draw:z-index="0">
<draw:image xlink:href="../ConvertedIMGs/AРМІЯINFORM/2023-05-13T51-00-00-04-00/i75_articleimage_203629.png" xlink:type="simple" xlink:show="embed" xlink:actuate="onLoad" draw:mime-type="image/png"/>
</draw:frame>
Illustrative photo</text:p>
      <text:p text:style-name="P4">
The SBU special forces staged the "heavenly punishment" to the occupiers with the help of FPV-thedies.</text:p>
      <text:p text:style-name="P4">
Video <text:a xlink:type="simple" xlink:href="https://www.facebook.com/SecurSerUkraine/videos/958475935306686/" text:style-name="Internet_20_link" text:visited-style-name="Visited_20_Internet_20_Link">
made public</text:a>
On the Security Service of Ukraine on Facebook.</text:p>
      <text:p text:style-name="P4">
“Our fighters work in the hottest destinations, sending Russian enchants every day with their military equipment for Kobzon's concerts. This one was amazed: the armored car "Tiger" together with the crew, "Grad", two "KAMAZ", PTRK and the live power of the enemy, " - the message reads.</text:p>
      <text:p text:style-name="P4">
News Source: <text:a xlink:type="simple" xlink:href="https://armyinform.com.ua/2023/05/13/speczpryznachenczi-sbu-dronom-demobilizuvaly-okupantiv/" text:style-name="Internet_20_link" text:visited-style-name="Visited_20_Internet_20_Link">
https://armyinform.com.ua/2023/05/13/speczpryznachenczi-sbu-dronom-demobilizuvaly-okupantiv/</text:a>
</text:p>
      <!--NEWS-->
      <text:h text:style-name="P10" text:outline-level="1">
<text:span text:style-name="T4">
SBU special forces drone "demobilized" occupiers</text:span>
</text:h>
      <text:p text:style-name="P4">
Author: ['АРМІЯINFORM']</text:p>
      <text:p text:style-name="P4">
Time: 2023-05-13T51:00:00-04:00</text:p>
      <text:p text:style-name="P4">
Description: Special sign of the SBU poured the "Heavenly Kara" to the instructors for the pre-person of the FPV-Drop. Video ... War with Ukraine 2022, War with Ukraine latest news today, News War with Ukraine 2022 The last for today, whether the war between Ukraine and Russia will be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2/i75_articleimage_203629.webp" text:style-name="Internet_20_link" text:visited-style-name="Visited_20_Internet_20_Link">
i75_articleimage_203629.webp</text:a>
']</text:p>
      <text:p text:style-name="P4">
Tags: ['STOPRUSSIA', 'АГРЕСІЯ РФ', 'ВТОРГНЕННЯ РФ', 'СБУ']</text:p>
      <text:p text:style-name="P4">
Category: News</text:p>
      <!--METADATA-->
      <text:p text:style-name="P4">
<draw:frame draw:style-name="fr1" draw:name="Image11" text:anchor-type="as-char" svg:width="6.9236in" svg:height="3.952222in" draw:z-index="0">
<draw:image xlink:href="../ConvertedIMGs/AРМІЯINFORM/2023-05-13T51-00-00-04-00/i75_articleimage_203629.png" xlink:type="simple" xlink:show="embed" xlink:actuate="onLoad" draw:mime-type="image/png"/>
</draw:frame>
Illustrative photo</text:p>
      <text:p text:style-name="P4">
The SBU special forces staged the "heavenly punishment" to the occupiers with the help of FPV-thedies.</text:p>
      <text:p text:style-name="P4">
Video <text:a xlink:type="simple" xlink:href="https://www.facebook.com/SecurSerUkraine/videos/958475935306686/" text:style-name="Internet_20_link" text:visited-style-name="Visited_20_Internet_20_Link">
made public</text:a>
On the Security Service of Ukraine on Facebook.</text:p>
      <text:p text:style-name="P4">
“Our fighters work in the hottest destinations, sending Russian enchants every day with their military equipment for Kobzon's concerts. This one was amazed: the armored car "Tiger" together with the crew, "Grad", two "KAMAZ", PTRK and the live power of the enemy, " - the message reads.</text:p>
      <text:p text:style-name="P4">
News Source: <text:a xlink:type="simple" xlink:href="https://armyinform.com.ua/2023/05/13/speczpryznachenczi-sbu-dronom-demobilizuvaly-okupantiv/" text:style-name="Internet_20_link" text:visited-style-name="Visited_20_Internet_20_Link">
https://armyinform.com.ua/2023/05/13/speczpryznachenczi-sbu-dronom-demobilizuvaly-okupantiv/</text:a>
</text:p>
      <!--NEWS-->
      <text:h text:style-name="P10" text:outline-level="1">
<text:span text:style-name="T4">
The Ministry of Social Policy has intensified the support of experts who assist the families of fallen servicemen</text:span>
</text:h>
      <text:p text:style-name="P4">
Author: ['АРМІЯINFORM']</text:p>
      <text:p text:style-name="P4">
Time: 2023-05-13T52:00:00-04:00</text:p>
      <text:p text:style-name="P4">
Description: Minіtynoye Polіkoye of the Ukrainian Partnerships with a benevolence organized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soczpidtrymka.jpg" text:style-name="Internet_20_link" text:visited-style-name="Visited_20_Internet_20_Link">
soczpidtrymka.jpg</text:a>
']</text:p>
      <text:p text:style-name="P4">
Tags: ['МІНІСТЕРСТВО СОЦІАЛЬНОЇ ПОЛІТИКИ УКРАЇНИ', 'СОЦІАЛЬНИЙ ЗАХИСТ']</text:p>
      <text:p text:style-name="P4">
Category: News</text:p>
      <!--METADATA-->
      <text:p text:style-name="P4">
<draw:frame draw:style-name="fr1" draw:name="Image12" text:anchor-type="as-char" svg:width="6.9236in" svg:height="3.894525in" draw:z-index="0">
<draw:image xlink:href="../Images/AРМІЯINFORM/2023-05-13T52-00-00-04-00/soczpidtrymka.jpg" xlink:type="simple" xlink:show="embed" xlink:actuate="onLoad" draw:mime-type="image/jpeg"/>
</draw:frame>
The Ministry of Social Policy of Ukraine in partnership with the charitable organization "Taaps" Charity Foundation "from May 1, 2023 has organized a number of educational seminars for social services providers to work with families of the family of Zaporizhia defenders and defenders of Ukraine, [reports] [reports] <text:a xlink:type="simple" xlink:href="https://www.kmu.gov.ua/news/minsotspolityky-posyliuie-pidtrymku-spetsialistiv-iaki-nadaiut-sotsialni-posluhy-simiam-zahyblykh-zakhysnykiv-i-zakhysnyts-ukrainy" text:style-name="Internet_20_link" text:visited-style-name="Visited_20_Internet_20_Link">
reports</text:a>
Government portal.</text:p>
      <text:p text:style-name="P4">
“Currently, specialized services experts have an extraordinary load of a full -scale war. Social workers who provide assistance to people also support support. We do our best to keep these specialists in the work processes, and to provide quality assistance to those who care about this, ” - said the Deputy Minister of Social Policy of Ukraine Ulyanatokareva.</text:p>
      <text:p text:style-name="P4">
Classes are aimed at psychological support for specialists who provide social services to members of families of fallen defenders and defenders of Ukraine, the development of their professional skills and skills in the field of communication, self -help of taemotation self -regulation, supports for their own experience and resources.</text:p>
      <text:p text:style-name="P4">
The participants independently process the provided methodological materials, and then take online seminars. During the classes, experts share their experiences of services to families of dead(the dead)Servicemen, working with a psychologist, practical exercises, in particular, are aimed at building quality communication, developing the skills of emotional self -regulation and maintaining physical health, the ability to gain psychological balance, etc.</text:p>
      <text:p text:style-name="P4">
During the first week, experts from Chernihiv, Chernivtsi, Mykolaiv regions joined the study. Within this initiative, it is planned to encourage more than 1,000 specialists.</text:p>
      <text:p text:style-name="P4">
For the active development of civil society, the constitutional principles of values, the state is obliged to ensure a decent system of support for social workers to provide qualified assistance to family -haired defenders and defenders of Ukraine.</text:p>
      <text:p text:style-name="P4">
News Source: <text:a xlink:type="simple" xlink:href="https://armyinform.com.ua/2023/05/13/minsoczpolityky-posylyuye-pidtrymku-speczialistiv-yaki-nadayut-soczialni-poslugy-simyam-zagyblyh-zahysnykiv-i-zahysnycz-ukrayiny/" text:style-name="Internet_20_link" text:visited-style-name="Visited_20_Internet_20_Link">
https://armyinform.com.ua/2023/05/13/minsoczpolityky-posylyuye-pidtrymku-speczialistiv-yaki-nadayut-soczialni-poslugy-simyam-zagyblyh-zahysnykiv-i-zahysnycz-ukrayiny/</text:a>
</text:p>
      <!--NEWS-->
      <text:h text:style-name="P10" text:outline-level="1">
<text:span text:style-name="T4">
The investigation into the "Deputy Prosecutor General" of the occupiers in Luhansk region is completed</text:span>
</text:h>
      <text:p text:style-name="P4">
Author: ['АРМІЯINFORM']</text:p>
      <text:p text:style-name="P4">
Time: 2023-05-13T53:00:00-04:00</text:p>
      <text:p text:style-name="P4">
Description: The DBR pratsilniki completed the ROZSLIDUANNE of Stosno Kolishnoy Law's Office of the ROSSLENSIA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2/naruchnyk.jpg" text:style-name="Internet_20_link" text:visited-style-name="Visited_20_Internet_20_Link">
naruchnyk.jpg</text:a>
']</text:p>
      <text:p text:style-name="P4">
Tags: ['ДЕРЖАВНЕ БЮРО РОЗСЛІДУВАНЬ']</text:p>
      <text:p text:style-name="P4">
Category: News</text:p>
      <!--METADATA-->
      <text:p text:style-name="P4">
<draw:frame draw:style-name="fr1" draw:name="Image13" text:anchor-type="as-char" svg:width="6.9236in" svg:height="4.075033in" draw:z-index="0">
<draw:image xlink:href="../Images/AРМІЯINFORM/2023-05-13T53-00-00-04-00/naruchnyk.jpg" xlink:type="simple" xlink:show="embed" xlink:actuate="onLoad" draw:mime-type="image/jpeg"/>
</draw:frame>
The DBR employees have completed a pre -trial investigation into a former law enforcement officer from Lugansk, who works for the occupiers of the so -called deputy generic prosecutor. The indictment is sent to court, <text:a xlink:type="simple" xlink:href="https://dbr.gov.ua/news/dbr-zavershilo-rozsliduvannya-shhodo-tak-zvanogo-zastupnika-genprokurora-okupantiv-na-luganshhini" text:style-name="Internet_20_link" text:visited-style-name="Visited_20_Internet_20_Link">
reports</text:a>
State Bureau Investigations.</text:p>
      <text:p text:style-name="P4">
The law enforcement agencies report that in 2020 the person involved independently to work for the invaders and received a fake position in the occupying Prosecutor's Office in the temporarily occupied territories of Luhansk region.</text:p>
      <text:p text:style-name="P4">
"He executes the instructions of the invaders, participates in joint events by the representatives of the Russian Federation and a terrorist organization in the temporary -heated territories of Ukraine," the statement reads.</text:p>
      <text:p text:style-name="P4">
The former law enforcement officer is accused of actions aimed at violent power or overthrow of the constitutional order, encroachment on the territorial purpose of Ukraine(Part 1 of Art. 109, Part 2 of Art. 110 of the Criminal Code of Ukraine). Санкція статтіпередбачає покарання у вигляді позбавлення волі до 10 років з конфіскацієюмайна.</text:p>
      <text:p text:style-name="P4">
News Source: <text:a xlink:type="simple" xlink:href="https://armyinform.com.ua/2023/05/13/zaversheno-rozsliduvannya-shhodo-tak-zvanogo-zastupnyka-genprokurora-okupantiv-na-luganshhyni-dbr/" text:style-name="Internet_20_link" text:visited-style-name="Visited_20_Internet_20_Link">
https://armyinform.com.ua/2023/05/13/zaversheno-rozsliduvannya-shhodo-tak-zvanogo-zastupnyka-genprokurora-okupantiv-na-luganshhyni-dbr/</text:a>
</text:p>
      <!--NEWS-->
      <text:h text:style-name="P10" text:outline-level="1">
<text:span text:style-name="T4">
Our defenders have knocked down 22 enemy UAVs during the day</text:span>
</text:h>
      <text:p text:style-name="P4">
Author: ['АРМІЯINFORM']</text:p>
      <text:p text:style-name="P4">
Time: 2023-05-13T54:00:00-04:00</text:p>
      <text:p text:style-name="P4">
Description: Avіaatsіya forces of defense for Past Dob took 12 strikes in the districts of Zserdzhennya ... The war with Ukraine 2022, the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2/bpla.png" text:style-name="Internet_20_link" text:visited-style-name="Visited_20_Internet_20_Link">
bpla.png</text:a>
']</text:p>
      <text:p text:style-name="P4">
Tags: ['STOPRUSSIA', 'АГРЕСІЯ РФ', 'ВІЙНА', 'ВТОРГНЕННЯ РФ', 'ГЕНЕРАЛЬНИЙ ШТАБ ЗС УКРАЇНИ', 'ХРОНІКА ОБОРОНИ']</text:p>
      <text:p text:style-name="P4">
Category: News</text:p>
      <!--METADATA-->
      <text:p text:style-name="P4">
<draw:frame draw:style-name="fr1" draw:name="Image14" text:anchor-type="as-char" svg:width="6.9236in" svg:height="4.587285in" draw:z-index="0">
<draw:image xlink:href="../Images/AРМІЯINFORM/2023-05-13T54-00-00-04-00/bpla.png" xlink:type="simple" xlink:show="embed" xlink:actuate="onLoad" draw:mime-type="image/png"/>
</draw:frame>
** 🔥I</text:p>
      <text:p text:style-name="P4">
The aviation of defense forces over the past day has made 12 beats in the areas of concentration of personal staff and military equipment, as well as 5 strokes on the enemy anti-aircraft missile complexes, <text:a xlink:type="simple" xlink:href="https://www.facebook.com/GeneralStaff.ua/posts/pfbid0QzACdCpAhh4tCfGvNrnQjXZ14W2N42TGLAhHwiZjSC2hwhH6idCybVpdeMFKkwuVl" text:style-name="Internet_20_link" text:visited-style-name="Visited_20_Internet_20_Link">
reports</text:a>
The General Staff of the Armed Forces of Ukraine.</text:p>
      <text:p text:style-name="P4">
The report also states that during the last day our defenders have knocked down 22 mowing UAVs of different types.</text:p>
      <text:p text:style-name="P4">
The General Staff of the Armed Forces of Ukraine states that information on the loss of the enemy is constantly consistent.</text:p>
      <text:p text:style-name="P4">
News Source: <text:a xlink:type="simple" xlink:href="https://armyinform.com.ua/2023/05/13/nasha-aviacziya-protyagom-doby-zavdala-12-udariv-po-vorogu/" text:style-name="Internet_20_link" text:visited-style-name="Visited_20_Internet_20_Link">
https://armyinform.com.ua/2023/05/13/nasha-aviacziya-protyagom-doby-zavdala-12-udariv-po-vorogu/</text:a>
</text:p>
      <!--NEWS-->
      <text:h text:style-name="P10" text:outline-level="1">
<text:span text:style-name="T4">
Divisions of missile troops and artillery struck 7 enemy artillery units</text:span>
</text:h>
      <text:p text:style-name="P4">
Author: ['АРМІЯINFORM']</text:p>
      <text:p text:style-name="P4">
Time: 2023-05-13T55:00:00-04:00</text:p>
      <text:p text:style-name="P4">
Description: PIDRODILI of the rocket launches of the defense of the defense of the Ukrainian, the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9/raketni-vijska-ta-artyleriya-nazemnyh-ugrupovan-vijsk.jpg" text:style-name="Internet_20_link" text:visited-style-name="Visited_20_Internet_20_Link">
raketni-vijska-ta-artyleriya-nazemnyh-ugrupovan-vijsk.jpg</text:a>
']</text:p>
      <text:p text:style-name="P4">
Tags: ['STOPRUSSIA', 'АГРЕСІЯ РФ', 'ВІЙНА', 'ВТОРГНЕННЯ РФ', 'ВТРАТИ ВОРОГА', 'ГЕНЕРАЛЬНИЙ ШТАБ ЗС УКРАЇНИ', 'ОПЕРАТИВНА ІНФОРМАЦІЯ']</text:p>
      <text:p text:style-name="P4">
Category: News</text:p>
      <!--METADATA-->
      <text:p text:style-name="P4">
<draw:frame draw:style-name="fr1" draw:name="Image15" text:anchor-type="as-char" svg:width="6.9236in" svg:height="3.80798in" draw:z-index="0">
<draw:image xlink:href="../Images/AРМІЯINFORM/2023-05-13T55-00-00-04-00/raketni-vijska-ta-artyleriya-nazemnyh-ugrupovan-vijsk.jpg" xlink:type="simple" xlink:show="embed" xlink:actuate="onLoad" draw:mime-type="image/jpeg"/>
</draw:frame>
Illustrative Photo <text:span text:style-name="T4">
 🔥 The situation of the Russian invasion </text:span>
</text:p>
      <text:p text:style-name="P4">
Units of missile troops and artillery of the Defense Forces of Ukraine have struck 2 points of management, 3 areas of concentration of live force, 7 artillery units of the enemy in fire positions during the past.</text:p>
      <text:p text:style-name="P4">
About this <text:a xlink:type="simple" xlink:href="https://www.facebook.com/GeneralStaff.ua/posts/pfbid0QzACdCpAhh4tCfGvNrnQjXZ14W2N42TGLAhHwiZjSC2hwhH6idCybVpdeMFKkwuVl" text:style-name="Internet_20_link" text:visited-style-name="Visited_20_Internet_20_Link">
it is referred</text:a>
In the operational information of the General Staff of the Armed Forces of Ukraine.</text:p>
      <text:p text:style-name="P4">
In addition, the General Staff add that the defenders of Ukraine have destroyed the composition of ammunition, as well as 2 stations of the enemy radio.</text:p>
      <text:p text:style-name="P4">
News Source: <text:a xlink:type="simple" xlink:href="https://armyinform.com.ua/2023/05/13/pidrozdily-raketnyh-vijsk-i-artyleriyi-urazyly-7-artylerijskyh-pidrozdiliv-voroga/" text:style-name="Internet_20_link" text:visited-style-name="Visited_20_Internet_20_Link">
https://armyinform.com.ua/2023/05/13/pidrozdily-raketnyh-vijsk-i-artyleriyi-urazyly-7-artylerijskyh-pidrozdiliv-voroga/</text:a>
</text:p>
      <!--NEWS-->
      <text:h text:style-name="P10" text:outline-level="1">
<text:span text:style-name="T4">
Over the past day, the enemy has struck 7 rocket launchers and 49 aviation blows</text:span>
</text:h>
      <text:p text:style-name="P4">
Author: ['АРМІЯINFORM']</text:p>
      <text:p text:style-name="P4">
Time: 2023-05-13T56:00:00-04:00</text:p>
      <text:p text:style-name="P4">
Description: War] Rosіyska federals do not vіd.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0/2022-10-18-raketnyj-obstril-zhytomyra.jpg" text:style-name="Internet_20_link" text:visited-style-name="Visited_20_Internet_20_Link">
2022-10-18-raketnyj-obstril-zhytomyra.jpg</text:a>
']</text:p>
      <text:p text:style-name="P4">
Tags: ['STOPRUSSIA', 'АГРЕСІЯ РФ', 'ВІЙНА', 'ВТОРГНЕННЯ РФ', 'ГЕНЕРАЛЬНИЙ ШТАБ ЗС УКРАЇНИ', 'ОПЕРАТИВНА ІНФОРМАЦІЯ']</text:p>
      <text:p text:style-name="P4">
Category: News</text:p>
      <!--METADATA-->
      <text:p text:style-name="P4">
<draw:frame draw:style-name="fr1" draw:name="Image16" text:anchor-type="as-char" svg:width="6.9236in" svg:height="3.893007in" draw:z-index="0">
<draw:image xlink:href="../Images/AРМІЯINFORM/2023-05-13T56-00-00-04-00/2022-10-18-raketnyj-obstril-zhytomyra.jpg" xlink:type="simple" xlink:show="embed" xlink:actuate="onLoad" draw:mime-type="image/jpeg"/>
</draw:frame>
Illustrative photo</text:p>
      <text:p text:style-name="P4">
war]</text:p>
      <text:p text:style-name="P4">
The Russian Federation does not give up plans for the occupation of our territory, continues to wage the invaders. The enemy does not stop striking, not only military but also civilians.</text:p>
      <text:p text:style-name="P4">
This is stated in <text:a xlink:type="simple" xlink:href="https://www.facebook.com/GeneralStaff.ua/posts/pfbid0QzACdCpAhh4tCfGvNrnQjXZ14W2N42TGLAhHwiZjSC2hwhH6idCybVpdeMFKkwuVl" text:style-name="Internet_20_link" text:visited-style-name="Visited_20_Internet_20_Link">
message</text:a>
The General Staff of the Armed Forces of Ukraine.</text:p>
      <text:p text:style-name="P4">
“Over the past day, the enemy has caused 7 rocket launchers and 49 aviation strikes, and made 81 shelling of rocket launchers.</text:p>
      <text:p text:style-name="P4">
For the task of rocket strokes on Kramatorsk, Druzhkivka and Zaporizhzhia, the opponent used the S-300 SPRC, ”the General Staff was said.</text:p>
      <text:p text:style-name="P4">
News Source: <text:a xlink:type="simple" xlink:href="https://armyinform.com.ua/2023/05/13/protyagom-mynuloyi-doby-vorog-zavdav-7-raketnyh-ta-49-aviaczijnyh-udariv/" text:style-name="Internet_20_link" text:visited-style-name="Visited_20_Internet_20_Link">
https://armyinform.com.ua/2023/05/13/protyagom-mynuloyi-doby-vorog-zavdav-7-raketnyh-ta-49-aviaczijnyh-udariv/</text:a>
</text:p>
      <!--NEWS-->
      <text:h text:style-name="P10" text:outline-level="1">
<text:span text:style-name="T4">
“They either negotiate or, indeed, nuclear weapons” - GUR CLOS</text:span>
</text:h>
      <text:p text:style-name="P4">
Author: ['АРМІЯINFORM']</text:p>
      <text:p text:style-name="P4">
Time: 2023-05-13T57:00:00-04:00</text:p>
      <text:p text:style-name="P4">
Description: About the Dali at the Perekholnni head management of the Rosvіka MOU. VIISOVOVOVOVEVEV ... War with Ukraine 2022, War with Ukraine Latest News Today, News War with Ukraine 2022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ТОРГНЕННЯ РФ', 'ГУР ПЕРЕХОПЛЕННЯ']</text:p>
      <text:p text:style-name="P4">
Category: News</text:p>
      <!--METADATA-->
      <text:p text:style-name="P4">
<draw:frame draw:style-name="fr1" draw:name="Image17" text:anchor-type="as-char" svg:width="6.9236in" svg:height="3.894525in" draw:z-index="0">
<draw:image xlink:href="../Images/AРМІЯINFORM/2023-05-13T57-00-00-04-00/gurperehoplennya.jpg" xlink:type="simple" xlink:show="embed" xlink:actuate="onLoad" draw:mime-type="image/jpeg"/>
</draw:frame>
About this further in <text:a xlink:type="simple" xlink:href="https://gur.gov.ua/content/ony-lybo-perehovoramy-budut-zakanchyvat-lybo-v-nature-iadernym-oruzhyem.html" text:style-name="Internet_20_link" text:visited-style-name="Visited_20_Internet_20_Link">
intercepting</text:a>
Main IOU Intelligence Directorate.</text:p>
      <text:p text:style-name="P4">
The Russian serviceman tells his wife about vacations only for money for the money of further development of events at the front.</text:p>
      <text:p text:style-name="P4">
News Source: <text:a xlink:type="simple" xlink:href="https://armyinform.com.ua/2023/05/13/vony-abo-peregovoramy-budut-zakinchuvaty-abo-dijsno-yadernoyu-zbroyeyu-gur-perehoplennya/" text:style-name="Internet_20_link" text:visited-style-name="Visited_20_Internet_20_Link">
https://armyinform.com.ua/2023/05/13/vony-abo-peregovoramy-budut-zakinchuvaty-abo-dijsno-yadernoyu-zbroyeyu-gur-perehoplennya/</text:a>
</text:p>
      <!--NEWS-->
      <text:h text:style-name="P10" text:outline-level="1">
<text:span text:style-name="T4">
Enemy loss per day: Almost 600 invaders were eliminated, 27 artisystems and 29 UAVs were destroyed</text:span>
</text:h>
      <text:p text:style-name="P4">
Author: ['АРМІЯINFORM']</text:p>
      <text:p text:style-name="P4">
Time: 2023-05-13T58:00:00-04:00</text:p>
      <text:p text:style-name="P4">
Description: Zagalni Boyov, Find the enemy on 02/24/22 to 05/13/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photo_5402282179729410547_w-scaled.jpg" text:style-name="Internet_20_link" text:visited-style-name="Visited_20_Internet_20_Link">
photo_5402282179729410547_w-scaled.jpg</text:a>
']</text:p>
      <text:p text:style-name="P4">
Tags: ['STOPRUSSIA', 'АГРЕСІЯ РФ', 'ВТОРГНЕННЯ РФ', 'ВТРАТИ ВОРОГА', 'ГШ ЗСУ']</text:p>
      <text:p text:style-name="P4">
Category: News</text:p>
      <!--METADATA-->
      <text:p text:style-name="P4">
<draw:frame draw:style-name="fr1" draw:name="Image18" text:anchor-type="as-char" svg:width="6.9236in" svg:height="6.987066in" draw:z-index="0">
<draw:image xlink:href="../Images/AРМІЯINFORM/2023-05-13T58-00-00-04-00/photo_5402282179729410547_w-scaled.jpg" xlink:type="simple" xlink:show="embed" xlink:actuate="onLoad" draw:mime-type="image/jpeg"/>
</draw:frame>
The total combat loss of the enemy from 24.02.22 to 13.05.23 will be orientated:</text:p>
      <text:p text:style-name="P4">
<text:span text:style-name="T4">
<text:span text:style-name="T5">
 Personnel - </text:span>
* 198260(+590)persons eliminated</text:span>
<text:span text:style-name="T5">
 tanks - </text:span>
<text:span text:style-name="T5">
 3751(+6)</text:span>
<text:span text:style-name="T4">
 combat armored vehicles - </text:span>
 7307(+12)<text:span text:style-name="T4">
<text:span text:style-name="T5">
 Artillery Systems - </text:span>
<text:span text:style-name="T5">
 3095(+27)</text:span>
 </text:span>
 RSZV - <text:span text:style-name="T4">
 561(+2)</text:span>
<text:span text:style-name="T5">
 air defense - </text:span>
<text:span text:style-name="T5">
 314(+2)</text:span>
<text:span text:style-name="T4">
 aircraft - </text:span>
 308(0)<text:span text:style-name="T4">
<text:span text:style-name="T5">
 helicopters - </text:span>
* 294(0)</text:span>
<text:span text:style-name="T5">
 UAV Operative Tactical Level-</text:span>
<text:span text:style-name="T5">
 2665(+29)</text:span>
<text:span text:style-name="T4">
 Winged missiles - </text:span>
 970(0)<text:span text:style-name="T4">
<text:span text:style-name="T5">
 ships / boats - </text:span>
* 18(0)</text:span>
<text:span text:style-name="T5">
 Automobile equipment and tanks - </text:span>
<text:span text:style-name="T5">
 6011(+15)</text:span>
<text:span text:style-name="T4">
 Special Technique - </text:span>
 402(+9)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13.05.23.</text:p>
      <text:p text:style-name="P4">
News Source: <text:a xlink:type="simple" xlink:href="https://armyinform.com.ua/2023/05/13/vtraty-voroga-za-dobu-likvidovano-majzhe-600-okupantiv-znyshheno-27-artsystem-i-29-bpla/" text:style-name="Internet_20_link" text:visited-style-name="Visited_20_Internet_20_Link">
https://armyinform.com.ua/2023/05/13/vtraty-voroga-za-dobu-likvidovano-majzhe-600-okupantiv-znyshheno-27-artsystem-i-29-bpla/</text:a>
</text:p>
      <!--NEWS-->
      <text:h text:style-name="P10" text:outline-level="1">
<text:span text:style-name="T4">
NATO Dacian Spring 2023 has been completed in Romania</text:span>
</text:h>
      <text:p text:style-name="P4">
Author: ['АРМІЯINFORM']</text:p>
      <text:p text:style-name="P4">
Time: 2023-05-13T59:00:00-04:00</text:p>
      <text:p text:style-name="P4">
Description: At the Rumuni, the Krainty Pivnitsa -Atlant alliance Dacian Spring 2023 ended in the Minor,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nato_viyskovi_gettyimages_1238943704_1_650x410.jpg" text:style-name="Internet_20_link" text:visited-style-name="Visited_20_Internet_20_Link">
nato_viyskovi_gettyimages_1238943704_1_650x410.jpg</text:a>
']</text:p>
      <text:p text:style-name="P4">
Tags: ['ВІЙСЬКОВІ НАВЧАННЯ', 'НАТО', 'РУМУНІЯ']</text:p>
      <text:p text:style-name="P4">
Category: News</text:p>
      <!--METADATA-->
      <text:p text:style-name="P4">
<draw:frame draw:style-name="fr1" draw:name="Image19" text:anchor-type="as-char" svg:width="6.9236in" svg:height="4.367194in" draw:z-index="0">
<draw:image xlink:href="../Images/AРМІЯINFORM/2023-05-13T59-00-00-04-00/nato_viyskovi_gettyimages_1238943704_1_650x410.jpg" xlink:type="simple" xlink:show="embed" xlink:actuate="onLoad" draw:mime-type="image/jpeg"/>
</draw:frame>
Romania has completed the training of the North Atlantic Alliance Dacianspring 2023, which was attended by more than 500 soldiers.</text:p>
      <text:p text:style-name="P4">
About it <text:a xlink:type="simple" xlink:href="https://english.mapn.ro/cpresa/5969_chief-of-defence-staff-at-dacian-spring-2023-exercise" text:style-name="Internet_20_link" text:visited-style-name="Visited_20_Internet_20_Link">
reports</text:a>
Romania's Ministry of Defense.</text:p>
      <text:p text:style-name="P4">
The purpose of the exercises was to check the rapid deployment of NATO combat groups, which were located in Romania and Bulgaria, and their integration of multinational divisions for a defense operation.</text:p>
      <text:p text:style-name="P4">
The training was held from May 8 to May 12 at Medidia. They were attended by over 500 Romanian, American, French and Italian military.</text:p>
      <text:p text:style-name="P4">
The Romanian Defense Defense noted that the results of the exercises confirmed the increased response of all structures-participants, as well as the capacity of the staff of the Multinational Division "Southeast" to define in the area of fighting.</text:p>
      <text:p text:style-name="P4">
News Source: <text:a xlink:type="simple" xlink:href="https://armyinform.com.ua/2023/05/13/u-rumuniyi-zavershylys-navchannya-nato-dacian-spring-2023/" text:style-name="Internet_20_link" text:visited-style-name="Visited_20_Internet_20_Link">
https://armyinform.com.ua/2023/05/13/u-rumuniyi-zavershylys-navchannya-nato-dacian-spring-2023/</text:a>
</text:p>
      <!--NEWS-->
      <text:h text:style-name="P10" text:outline-level="1">
<text:span text:style-name="T4">
Two Russian drones were destroyed in Kherson region</text:span>
</text:h>
      <text:p text:style-name="P4">
Author: ['АРМІЯINFORM']</text:p>
      <text:p text:style-name="P4">
Time: 2023-05-13T90:00:00-04:00</text:p>
      <text:p text:style-name="P4">
Description: 13 Herbalop 2023 Rock, at the Kherson region, by the forces of the bolts of the defending defens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19/12/bpla-orlan.jpg" text:style-name="Internet_20_link" text:visited-style-name="Visited_20_Internet_20_Link">
bpla-orlan.jpg</text:a>
']</text:p>
      <text:p text:style-name="P4">
Tags: ['БПЛА "ОРЛАН-10"', 'ЗНИЩЕННЯ РОСІЙСЬКОЇ ВІЙСЬКОВОЇ ТЕХНІКИ', 'ЛАНЦЕТ', 'ХРОНІКА ОБОРОНИ']</text:p>
      <text:p text:style-name="P4">
Category: News</text:p>
      <!--METADATA-->
      <text:p text:style-name="P4">
<draw:frame draw:style-name="fr1" draw:name="Image20" text:anchor-type="as-char" svg:width="6.9236in" svg:height="4.615733in" draw:z-index="0">
<draw:image xlink:href="../Images/AРМІЯINFORM/2023-05-13T90-00-00-04-00/bpla-orlan.jpg" xlink:type="simple" xlink:show="embed" xlink:actuate="onLoad" draw:mime-type="image/jpeg"/>
</draw:frame>
Illustrative photo</text:p>
      <text:p text:style-name="P4">
On May 13, 2023, in Kherson region, two Russian drones were destroyed by the forces and air defense command "South": the eagle "Orlan-10" reconnaissance UAV and Lancet type UAV.</text:p>
      <text:p text:style-name="P4">
<text:span text:style-name="T4">
 Source: </text:span>
 [Public Relations Service of the South Air Command)(https://www.facebook.com/PvKPivden/posts/pfbid02WVVKupQ7fLpwRabFsSd9KJmaBkUdXyfvvGhfQA7sg9S8sDFQeRnmN4CsPYF9TgeZl)</text:p>
      <text:p text:style-name="P4">
News Source: <text:a xlink:type="simple" xlink:href="https://armyinform.com.ua/2023/05/13/na-hersonshhyni-znyshheno-dva-bezpilotnyky-rf/" text:style-name="Internet_20_link" text:visited-style-name="Visited_20_Internet_20_Link">
https://armyinform.com.ua/2023/05/13/na-hersonshhyni-znyshheno-dva-bezpilotnyky-rf/</text:a>
</text:p>
      <!--NEWS-->
      <text:h text:style-name="P10" text:outline-level="1">
<text:span text:style-name="T4">
Estonians know how difficult it is to return what they took away during the occupation - Hanno</text:span>
</text:h>
      <text:p text:style-name="P4">
Author: ['Єгор Брайлян']</text:p>
      <text:p text:style-name="P4">
Time: 2023-05-13T97:00:00-04:00</text:p>
      <text:p text:style-name="P4">
Description: About Tse Rospovyv, the defense of the Etonno, Hanno Pivurki Pіd Hour 16- Conference Lennart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1677463h1843t2.jpg" text:style-name="Internet_20_link" text:visited-style-name="Visited_20_Internet_20_Link">
1677463h1843t2.jpg</text:a>
']</text:p>
      <text:p text:style-name="P4">
Tags: ['STOPRUSSIA', 'АГРЕСІЯ РФ', 'ВТОРГНЕННЯ РФ', 'ДОПОМОГА ПАРТНЕРІВ', 'ЕСТОНІЯ', 'СВІТ ПІДТРИМУЄ УКРАЇНУ']</text:p>
      <text:p text:style-name="P4">
Category: News</text:p>
      <!--METADATA-->
      <text:p text:style-name="P4">
<draw:frame draw:style-name="fr1" draw:name="Image21" text:anchor-type="as-char" svg:width="6.9236in" svg:height="3.894525in" draw:z-index="0">
<draw:image xlink:href="../Images/AРМІЯINFORM/2023-05-13T97-00-00-04-00/1677463h1843t2.jpg" xlink:type="simple" xlink:show="embed" xlink:actuate="onLoad" draw:mime-type="image/jpeg"/>
</draw:frame>
The Minister of Defense of Estonia Hanno Makur during the 16th conference Mary said this, reports the Armyinform Correspondent of Tallinn.</text:p>
      <text:p text:style-name="P4">
The event itself is named after the outstanding Estonian politician and diplomalenerta Mary, who was Minister of Foreign Affairs(1990-1992)and Presidential Research(1992-2001).</text:p>
      <text:p text:style-name="P4">
— Президент Леннарт Мері відіграв величезну роль у поверненні Естонії до світуяк незалежної держави. Майже 50 років ми, естонці, мовчали, бо були підрадянською окупацією. Ми знаємо, як важко повернути те, що колись відібрали.Так само й українці. Вони також знають ціну окупації і зроблять усе, щоб її неприйняти. Давайте зробимо так, щоб жоден українець не зіткнувся з тим шляхом,який пройшов президент Мері. Тому ми всі знаємо, що можемо зробити більше дляУкраїни, — відзначив Ханно Певкур.</text:p>
      <text:p text:style-name="P4">
Родину Леннарта Мері (1929-2006)was deported to Siberia in 1941. Tamvin worked as a logger. In the 1970s and 1980s, Mary was among the initiator-ecological protests in Estonia against Soviet occupation.</text:p>
      <ul>
        <li>
International rules based on the rules, the European Security Architecture and NATO open door policy should not be regarded as exchange items, especially with war criminals. Our Ukrainian friends have proven their mind, strength and stability in the most severe confrontation between the aggressor. Let us in response that we can protect ourselves and them, - Hanno summoned Hanno.</li>
      </ul>
      <text:p text:style-name="P4">
News Source: <text:a xlink:type="simple" xlink:href="https://armyinform.com.ua/2023/05/13/ukrayinczi-znayut-czinu-okupacziyi-tomu-roblyat-vse-shhob-yiyi-ne-pryjnyaty-hanno-pevkur/" text:style-name="Internet_20_link" text:visited-style-name="Visited_20_Internet_20_Link">
https://armyinform.com.ua/2023/05/13/ukrayinczi-znayut-czinu-okupacziyi-tomu-roblyat-vse-shhob-yiyi-ne-pryjnyaty-hanno-pevkur/</text:a>
</text:p>
      <!--NEWS-->
      <text:h text:style-name="P10" text:outline-level="1">
<text:span text:style-name="T4">
Zelensky meets Macron in the Elisha Palace</text:span>
</text:h>
      <text:p text:style-name="P4">
Authors: Ukrinform (Person)</text:p>
      <text:p text:style-name="P4">
Publisher: Укринформ (Organization)</text:p>
      <text:p text:style-name="P4">
Published Time: 2023-05-14T-10:42:00+03:00</text:p>
      <text:p text:style-name="P4">
Modified Time: 2023-05-14T23:42:00+03:00</text:p>
      <text:p text:style-name="P4">
Description: Volodymyr Zelensky meets with French President Emmanuel Macron. - Ukrinform.</text:p>
      <text:p text:style-name="P4">
Images: ["<text:a xlink:type="simple" xlink:href="https://static.ukrinform.com/photos/2023_05/thumb_files/630_360_1684098093-903.jpg" text:style-name="Internet_20_link" text:visited-style-name="Visited_20_Internet_20_Link">
630_360_16840...</text:a>
", "<text:a xlink:type="simple" xlink:href="https://static.ukrinform.com/photos/2023_05/thumb_files/630_360_1684099860-4823.jpeg" text:style-name="Internet_20_link" text:visited-style-name="Visited_20_Internet_20_Link">
630_360_16840...</text:a>
", "<text:a xlink:type="simple" xlink:href="https://static.ukrinform.com/photos/2023_05/thumb_files/630_360_1684099860-3793.jpeg" text:style-name="Internet_20_link" text:visited-style-name="Visited_20_Internet_20_Link">
630_360_16840...</text:a>
", "<text:a xlink:type="simple" xlink:href="https://static.ukrinform.com/photos/2023_05/thumb_files/630_360_1684099860-2329.jpeg" text:style-name="Internet_20_link" text:visited-style-name="Visited_20_Internet_20_Link">
630_360_16840...</text:a>
", "<text:a xlink:type="simple" xlink:href="https://static.ukrinform.com/photos/2023_05/thumb_files/630_360_1684099860-6703.jpeg" text:style-name="Internet_20_link" text:visited-style-name="Visited_20_Internet_20_Link">
630_360_16840...</text:a>
", "<text:a xlink:type="simple" xlink:href="https://static.ukrinform.com/photos/2023_05/thumb_files/630_360_1684099860-9861.jpeg" text:style-name="Internet_20_link" text:visited-style-name="Visited_20_Internet_20_Link">
630_360_16840...</text:a>
", "<text:a xlink:type="simple" xlink:href="https://static.ukrinform.com/photos/2023_05/thumb_files/630_360_1684099860-4362.jpeg" text:style-name="Internet_20_link" text:visited-style-name="Visited_20_Internet_20_Link">
630_360_16840...</text:a>
", "<text:a xlink:type="simple" xlink:href="https://static.ukrinform.com/photos/2023_05/thumb_files/630_360_1684099861-3760.jpeg" text:style-name="Internet_20_link" text:visited-style-name="Visited_20_Internet_20_Link">
630_360_16840...</text:a>
", "<text:a xlink:type="simple" xlink:href="https://static.ukrinform.com/photos/2023_05/thumb_files/630_360_1684099861-1188.jpeg" text:style-name="Internet_20_link" text:visited-style-name="Visited_20_Internet_20_Link">
630_360_16840...</text:a>
"]</text:p>
      <text:p text:style-name="P4">
Tags: ['Франція', 'Макрон', 'Візит', 'Зеленський']</text:p>
      <text:p text:style-name="P4">
Type: Article</text:p>
      <!--METADATA-->
      <text:p text:style-name="P4">
<draw:frame draw:style-name="fr1" draw:name="Image22" text:anchor-type="as-char" svg:width="6.9236in" svg:height="3.956343in" draw:z-index="0">
<draw:image xlink:href="../Images/yкринформ/2023-05-14T-10-42-00-03-00/630_360_1684098093-903.jpg" xlink:type="simple" xlink:show="embed" xlink:actuate="onLoad" draw:mime-type="image/jpeg"/>
</draw:frame>
Volodymyrzelensky meets with French President Emmanuel Macron.</text:p>
      <text:p text:style-name="P4">
According to Ukrinform, the video of the arrival of the Ukrainian leader to the Elisha Palaza published in <text:a xlink:type="simple" xlink:href="https://twitter.com/BFMTV/status/1657831170208415747" text:style-name="Internet_20_link" text:visited-style-name="Visited_20_Internet_20_Link">
</text:a>
French TV channel BFM TV.</text:p>
      <text:p text:style-name="P4">
"Emmanuel Macron accepted President of Ukraine Volodymyr Zelensky Palace," the post reads.</text:p>
      <text:p text:style-name="P4">
<text:span text:style-name="T5">
Viso: <text:a xlink:type="simple" xlink:href="https://www.president.gov.ua/" text:style-name="Internet_20_link" text:visited-style-name="Visited_20_Internet_20_Link">
</text:a>
</text:span>
</text:p>
      <text:p text:style-name="P4">
Volodymyr Zelensky said in a telegram: "Ukraine and France together protect the conscience and security of Europe!Every day we bring peace for all Ukrainians of Taiga."</text:p>
      <text:p text:style-name="P4">
<draw:frame draw:style-name="fr1" draw:name="Image23" text:anchor-type="as-char" svg:width="6.9236in" svg:height="3.956343in" draw:z-index="0">
<draw:image xlink:href="../Images/yкринформ/2023-05-14T-10-42-00-03-00/630_360_1684099860-4823.jpeg" xlink:type="simple" xlink:show="embed" xlink:actuate="onLoad" draw:mime-type="image/jpeg"/>
</draw:frame>
Zelensky arrived on a visit to France / Photo: Presidential Office <text:a xlink:type="simple" xlink:href="https://static.ukrinform.com/photos/2023_05/1684099860-4823.jpeg" text:style-name="Internet_20_link" text:visited-style-name="Visited_20_Internet_20_Link">
<draw:frame draw:style-name="fr1" draw:name="Image24" text:anchor-type="as-char" svg:width="6.9236in" svg:height="3.956343in" draw:z-index="0">
<draw:image xlink:href="../Images/yкринформ/2023-05-14T-10-42-00-03-00/630_360_1684099860-4823.jpeg" xlink:type="simple" xlink:show="embed" xlink:actuate="onLoad" draw:mime-type="image/jpeg"/>
</draw:frame>
</text:a>
 <text:a xlink:type="simple" xlink:href="https://static.ukrinform.com/photos/2023_05/1684099860-3793.jpeg" text:style-name="Internet_20_link" text:visited-style-name="Visited_20_Internet_20_Link">
<draw:frame draw:style-name="fr1" draw:name="Image25" text:anchor-type="as-char" svg:width="6.9236in" svg:height="3.956343in" draw:z-index="0">
<draw:image xlink:href="../Images/yкринформ/2023-05-14T-10-42-00-03-00/630_360_1684099860-3793.jpeg" xlink:type="simple" xlink:show="embed" xlink:actuate="onLoad" draw:mime-type="image/jpeg"/>
</draw:frame>
</text:a>
 <text:a xlink:type="simple" xlink:href="https://static.ukrinform.com/photos/2023_05/1684099860-2329.jpeg" text:style-name="Internet_20_link" text:visited-style-name="Visited_20_Internet_20_Link">
<draw:frame draw:style-name="fr1" draw:name="Image26" text:anchor-type="as-char" svg:width="6.9236in" svg:height="3.956343in" draw:z-index="0">
<draw:image xlink:href="../Images/yкринформ/2023-05-14T-10-42-00-03-00/630_360_1684099860-2329.jpeg" xlink:type="simple" xlink:show="embed" xlink:actuate="onLoad" draw:mime-type="image/jpeg"/>
</draw:frame>
</text:a>
 <text:a xlink:type="simple" xlink:href="https://static.ukrinform.com/photos/2023_05/1684099860-6703.jpeg" text:style-name="Internet_20_link" text:visited-style-name="Visited_20_Internet_20_Link">
<draw:frame draw:style-name="fr1" draw:name="Image27" text:anchor-type="as-char" svg:width="6.9236in" svg:height="3.956343in" draw:z-index="0">
<draw:image xlink:href="../Images/yкринформ/2023-05-14T-10-42-00-03-00/630_360_1684099860-6703.jpeg" xlink:type="simple" xlink:show="embed" xlink:actuate="onLoad" draw:mime-type="image/jpeg"/>
</draw:frame>
</text:a>
 <text:a xlink:type="simple" xlink:href="https://static.ukrinform.com/photos/2023_05/1684099860-9861.jpeg" text:style-name="Internet_20_link" text:visited-style-name="Visited_20_Internet_20_Link">
<draw:frame draw:style-name="fr1" draw:name="Image28" text:anchor-type="as-char" svg:width="6.9236in" svg:height="3.956343in" draw:z-index="0">
<draw:image xlink:href="../Images/yкринформ/2023-05-14T-10-42-00-03-00/630_360_1684099860-9861.jpeg" xlink:type="simple" xlink:show="embed" xlink:actuate="onLoad" draw:mime-type="image/jpeg"/>
</draw:frame>
</text:a>
 <text:a xlink:type="simple" xlink:href="https://static.ukrinform.com/photos/2023_05/1684099860-4362.jpeg" text:style-name="Internet_20_link" text:visited-style-name="Visited_20_Internet_20_Link">
<draw:frame draw:style-name="fr1" draw:name="Image29" text:anchor-type="as-char" svg:width="6.9236in" svg:height="3.956343in" draw:z-index="0">
<draw:image xlink:href="../Images/yкринформ/2023-05-14T-10-42-00-03-00/630_360_1684099860-4362.jpeg" xlink:type="simple" xlink:show="embed" xlink:actuate="onLoad" draw:mime-type="image/jpeg"/>
</draw:frame>
</text:a>
 <text:a xlink:type="simple" xlink:href="https://static.ukrinform.com/photos/2023_05/1684099861-3760.jpeg" text:style-name="Internet_20_link" text:visited-style-name="Visited_20_Internet_20_Link">
<draw:frame draw:style-name="fr1" draw:name="Image30" text:anchor-type="as-char" svg:width="6.9236in" svg:height="3.956343in" draw:z-index="0">
<draw:image xlink:href="../Images/yкринформ/2023-05-14T-10-42-00-03-00/630_360_1684099861-3760.jpeg" xlink:type="simple" xlink:show="embed" xlink:actuate="onLoad" draw:mime-type="image/jpeg"/>
</draw:frame>
</text:a>
 <text:a xlink:type="simple" xlink:href="https://static.ukrinform.com/photos/2023_05/1684099861-1188.jpeg" text:style-name="Internet_20_link" text:visited-style-name="Visited_20_Internet_20_Link">
<draw:frame draw:style-name="fr1" draw:name="Image31" text:anchor-type="as-char" svg:width="6.9236in" svg:height="3.956343in" draw:z-index="0">
<draw:image xlink:href="../Images/yкринформ/2023-05-14T-10-42-00-03-00/630_360_1684099861-1188.jpeg" xlink:type="simple" xlink:show="embed" xlink:actuate="onLoad" draw:mime-type="image/jpeg"/>
</draw:frame>
</text:a>
It was reported that President Zelensky arrived from Germany to Paris on Sunday, where a working dinner with Emmanuel Macron should take place.</text:p>
      <text:p text:style-name="P4">
<text:span text:style-name="T4">
 Read also: </text:span>
 <text:a xlink:type="simple" xlink:href="https://www.ukrinform.ua/rubric-polytics/3709205-zelenskij-pro-zustric-z-makronom-obgovorimo-najvazlivisi-punkti-dvostoronnih-vidnosin.html" text:style-name="Internet_20_link" text:visited-style-name="Visited_20_Internet_20_Link">
<text:span text:style-name="T4">
 Zelensky </text:span>
</text:a>
</text:p>
      <text:p text:style-name="P4">
In view of this, the conversation of the two leaders will be focused on "support, Yakfrania continues to provide in response to the urgent military and humanitarian notes of Ukraine."</text:p>
      <text:p text:style-name="P4">
<text:span text:style-name="T5">
Foto: op</text:span>
</text:p>
      <text:p text:style-name="P4">
News Source: <text:a xlink:type="simple" xlink:href="https://www.ukrinform.ua/rubric-polytics/3709222-zelenskij-zustrivsa-z-makronom-u-elisejskomu-palaci.html" text:style-name="Internet_20_link" text:visited-style-name="Visited_20_Internet_20_Link">
https://www.ukrinform.ua/rubric-polytics/3709222-zelenskij-zustrivsa-z-makronom-u-elisejskomu-palaci.html</text:a>
</text:p>
      <!--NEWS-->
      <text:h text:style-name="P10" text:outline-level="1">
<text:span text:style-name="T4">
Nayev congratulated a large -scale officer on Mother's Day</text:span>
</text:h>
      <text:p text:style-name="P4">
Authors: Ukrinform (Person)</text:p>
      <text:p text:style-name="P4">
Publisher: Укринформ (Organization)</text:p>
      <text:p text:style-name="P4">
Published Time: 2023-05-14T-110:38:00+03:00</text:p>
      <text:p text:style-name="P4">
Modified Time: 2023-05-14T15:38:00+03:00</text:p>
      <text:p text:style-name="P4">
Description: Lieutenant General Sergey Naev, Commander of the Joint Forces of the Armed Forces, greeted a large woman, mother's mother, Major's commander Tatiana Kopets on Mother's Day. - Ukrinform.</text:p>
      <text:p text:style-name="P4">
Images: ["<text:a xlink:type="simple" xlink:href="https://static.ukrinform.com/photos/2023_05/thumb_files/630_360_1684067981-668.jpg" text:style-name="Internet_20_link" text:visited-style-name="Visited_20_Internet_20_Link">
630_360_16840...</text:a>
", "<text:a xlink:type="simple" xlink:href="https://static.ukrinform.com/photos/2023_05/1684067980-923.jpg" text:style-name="Internet_20_link" text:visited-style-name="Visited_20_Internet_20_Link">
1684067980-92...</text:a>
", "<text:a xlink:type="simple" xlink:href="https://static.ukrinform.com/photos/2023_05/1684067980-182.jpg" text:style-name="Internet_20_link" text:visited-style-name="Visited_20_Internet_20_Link">
1684067980-18...</text:a>
"]</text:p>
      <text:p text:style-name="P4">
Tags: ['День Матері', 'Свято', 'Жінки', 'Сергій Наєв']</text:p>
      <text:p text:style-name="P4">
Type: Article</text:p>
      <!--METADATA-->
      <text:p text:style-name="P4">
<draw:frame draw:style-name="fr1" draw:name="Image32" text:anchor-type="as-char" svg:width="6.9236in" svg:height="3.956343in" draw:z-index="0">
<draw:image xlink:href="../Images/yкринформ/2023-05-14T-110-38-00-03-00/630_360_1684067981-668.jpg" xlink:type="simple" xlink:show="embed" xlink:actuate="onLoad" draw:mime-type="image/jpeg"/>
</draw:frame>
Lieutenant General Sergey Nayev, Commander of the United States of the Armed Forces, greeting a large-scale woman, mother's mother, Major Tatiana Kopets, officer of Major Kopets-Mother's Day.</text:p>
      <text:p text:style-name="P4">
About it reports the Command of the Joint Forces of the Armed Forces in <text:a xlink:type="simple" xlink:href="https://www.facebook.com/JointForcesCommandAFU/posts/pfbid0bTuyNHZ4vCNZP5SToJk4FK13cVBMTb4pAFPACLkkV13V3R4fKA6mnbeNcYvTRTRjl" text:style-name="Internet_20_link" text:visited-style-name="Visited_20_Internet_20_Link">
</text:a>
, reports Ukrinform.</text:p>
      <text:p text:style-name="P4">
"In Ukraine, a woman has been associated with a family of family and a huge role in reconciliation <text:a xlink:type="simple" xlink:href="https://www.ukrinform.ua/tag-diti" text:style-name="Internet_20_link" text:visited-style-name="Visited_20_Internet_20_Link">
</text:a>
The first, most native personality is played - mom. It depends on the upbringing of children, and it is it that it is the love of her native land. Mother's love gives us strength and inspiration that helps to overcome difficulties, succeed and gain new victories, "Naev emphasized.</text:p>
      <text:p text:style-name="P4">
<draw:frame draw:style-name="fr1" draw:name="Image33" text:anchor-type="as-char" svg:width="6.9236in" svg:height="4.615733in" draw:z-index="0">
<draw:image xlink:href="../Images/yкринформ/2023-05-14T-110-38-00-03-00/1684067980-923.jpg" xlink:type="simple" xlink:show="embed" xlink:actuate="onLoad" draw:mime-type="image/jpeg"/>
</draw:frame>
He added that large families are unique value and extraordinary pride.</text:p>
      <text:p text:style-name="P4">
<draw:frame draw:style-name="fr1" draw:name="Image34" text:anchor-type="as-char" svg:width="6.9236in" svg:height="4.615733in" draw:z-index="0">
<draw:image xlink:href="../Images/yкринформ/2023-05-14T-110-38-00-03-00/1684067980-182.jpg" xlink:type="simple" xlink:show="embed" xlink:actuate="onLoad" draw:mime-type="image/jpeg"/>
</draw:frame>
In turn, Tatiana Kopets with her husband Yuri, who is also a military service in the command of the United States of the Armed Forces, noted that they would grow their children with true patriots and dream that the boys become defenders of the Motherland.</text:p>
      <text:p text:style-name="P4">
<text:span text:style-name="T4">
 Read also: </text:span>
 <text:a xlink:type="simple" xlink:href="https://www.ukrinform.ua/rubric-kyiv/3708261-klicko-vruciv-vidznaki-materam-zagiblih-zahisnikiv.html" text:style-name="Internet_20_link" text:visited-style-name="Visited_20_Internet_20_Link">
<text:span text:style-name="T4">
 Klitschko </text:span>
 <text:span text:style-name="T4">
 presented </text:span>
</text:a>
It is noted that the Kopets gave birth to a triple boys last year, it happened on July 8 - on the birthday of the Commander -in -Chief of the Armed Forces of Ukraine, General Valery Zaluzhny.</text:p>
      <text:p text:style-name="P4">
As it was reported, in Ukraine on Sunday, May 14, it is celebrated <text:a xlink:type="simple" xlink:href="https://www.ukrinform.ua/rubric-society/3708939-v-ukraini-vidznacaetsa-den-materi.html" text:style-name="Internet_20_link" text:visited-style-name="Visited_20_Internet_20_Link">
</text:a>
.</text:p>
      <text:p text:style-name="P4">
<text:span text:style-name="T5">
Foto: Command of the Joint Forces of the Armed Forces</text:span>
</text:p>
      <text:p text:style-name="P4">
News Source: <text:a xlink:type="simple" xlink:href="https://www.ukrinform.ua/rubric-society/3709084-naev-privitav-bagatoditnu-oficerku-z-dnem-materi.html" text:style-name="Internet_20_link" text:visited-style-name="Visited_20_Internet_20_Link">
https://www.ukrinform.ua/rubric-society/3709084-naev-privitav-bagatoditnu-oficerku-z-dnem-materi.html</text:a>
</text:p>
      <!--NEWS-->
      <text:h text:style-name="P10" text:outline-level="1">
<text:span text:style-name="T4">
The enemy for a day eight times fired at Sumy region border, totaling 109 "arrivals"</text:span>
</text:h>
      <text:p text:style-name="P4">
Authors: Ukrinform (Person)</text:p>
      <text:p text:style-name="P4">
Publisher: Укринформ (Organization)</text:p>
      <text:p text:style-name="P4">
Published Time: 2023-05-14T-12:31:00+03:00</text:p>
      <text:p text:style-name="P4">
Modified Time: 2023-05-14T23:31:00+03:00</text:p>
      <text:p text:style-name="P4">
Description: Russian troops on Sunday, May 14, committed eight shelling of border communities of Sumy region. - Ukrinform.</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Війна з росією']</text:p>
      <text:p text:style-name="P4">
Type: Article</text:p>
      <!--METADATA-->
      <text:p text:style-name="P4">
<draw:frame draw:style-name="fr1" draw:name="Image35" text:anchor-type="as-char" svg:width="6.9236in" svg:height="3.956343in" draw:z-index="0">
<draw:image xlink:href="../Images/yкринформ/2023-05-14T-12-31-00-03-00/630_360_1479558145-5682.jpg" xlink:type="simple" xlink:show="embed" xlink:actuate="onLoad" draw:mime-type="image/jpeg"/>
</draw:frame>
Russian troops on Sunday, May 14, committed eight shelling of border communities of Sumy region.</text:p>
      <text:p text:style-name="P4">
According to Ukrinform, the Sumy Regional Military Administration reports in <text:a xlink:type="simple" xlink:href="http://t.me/Sumy_news_ODA/16174" text:style-name="Internet_20_link" text:visited-style-name="Visited_20_Internet_20_Link">
</text:a>
.</text:p>
      <text:p text:style-name="P4">
“During the day, the Russians carried out 8 shelling of border communities. 109 explosions have been recorded. The settlements of Yunakovskaya and Belopilsk communities have been shelling, ”the message reads.</text:p>
      <text:p text:style-name="P4">
In the Belopil community, the enemy from mortars released 32 mines. Also community <text:a xlink:type="simple" xlink:href="https://www.ukrinform.ua/tag-obstril" text:style-name="Internet_20_link" text:visited-style-name="Visited_20_Internet_20_Link">
</text:a>
There are 59 explosions from grenade launchers.</text:p>
      <text:p text:style-name="P4">
<text:span text:style-name="T4">
 Read also: </text:span>
 <text:a xlink:type="simple" xlink:href="https://www.ukrinform.ua/rubric-ato/3708007-vprodovz-dna-rosiani-zdijsnili-17-obstriliv-prikordonnih-gromad-sumsini-ova.html" text:style-name="Internet_20_link" text:visited-style-name="Visited_20_Internet_20_Link">
<text:span text:style-name="T4">
 Sumy region </text:span>
</text:a>
The young community was fired by the Russians from artillery(Ten explosions)and change(eight “arrivals”).</text:p>
      <text:p text:style-name="P4">
«Попередньо – без втрат», - зазначили в ОВА.</text:p>
      <text:p text:style-name="P4">
Як повідомляв Укрінформ, армія рф уночі <text:a xlink:type="simple" xlink:href="http://www.ukrinform.ua/rubric-ato/3708938-zagarbniki-vnoci-obstrilali-dvi-gromadi-na-sumsini.html" text:style-name="Internet_20_link" text:visited-style-name="Visited_20_Internet_20_Link">
 </text:a>
Usuma region, which damaged the transmission line and CNAP.</text:p>
      <text:p text:style-name="P4">
News Source: <text:a xlink:type="simple" xlink:href="https://www.ukrinform.ua/rubric-ato/3709220-vorog-za-den-visim-raziv-obstrilav-prikordonna-sumsini-zagalom-109-prilotiv.html" text:style-name="Internet_20_link" text:visited-style-name="Visited_20_Internet_20_Link">
https://www.ukrinform.ua/rubric-ato/3709220-vorog-za-den-visim-raziv-obstrilav-prikordonna-sumsini-zagalom-109-prilotiv.html</text:a>
</text:p>
      <!--NEWS-->
      <text:h text:style-name="P10" text:outline-level="1">
<text:span text:style-name="T4">
Figenord was ahead of time the Netherlands champion</text:span>
</text:h>
      <text:p text:style-name="P4">
Authors: Ukrinform (Person)</text:p>
      <text:p text:style-name="P4">
Publisher: Укринформ (Organization)</text:p>
      <text:p text:style-name="P4">
Published Time: 2023-05-14T-14:10:39+03:00</text:p>
      <text:p text:style-name="P4">
Modified Time: 2023-05-14T23:10:39+03:00</text:p>
      <text:p text:style-name="P4">
Description: This title is the 16th in the history of the club. - Ukrinform.</text:p>
      <text:p text:style-name="P4">
Images: ["<text:a xlink:type="simple" xlink:href="https://static.ukrinform.com/photos/2023_05/thumb_files/630_360_1684094974-996.jpg" text:style-name="Internet_20_link" text:visited-style-name="Visited_20_Internet_20_Link">
630_360_16840...</text:a>
"]</text:p>
      <text:p text:style-name="P4">
Tags: ['Футбол']</text:p>
      <text:p text:style-name="P4">
Type: Article</text:p>
      <!--METADATA-->
      <text:p text:style-name="P4">
<draw:frame draw:style-name="fr1" draw:name="Image36" text:anchor-type="as-char" svg:width="6.9236in" svg:height="3.956343in" draw:z-index="0">
<draw:image xlink:href="../Images/yкринформ/2023-05-14T-14-10-39-03-00/630_360_1684094974-996.jpg" xlink:type="simple" xlink:show="embed" xlink:actuate="onLoad" draw:mime-type="image/jpeg"/>
</draw:frame>
This title is the 16th in the history of the club.</text:p>
      <text:p text:style-name="P4">
"Figenord" at home in the match of the 32nd round of Equaivisi was defeated by "Gou Enge Iglz"-3-0, reports Ukrinform.</text:p>
      <text:p text:style-name="P4">
The owners were brought to the goals of Idrssey, Himenes and Igor Payhau.</text:p>
      <text:p text:style-name="P4">
Figenord became the country's champion two rounds before the end of the season. In general, this title is 16th in the history of the club and only the second in the XXI century(After the championship in the 2016/17 season).</text:p>
      <text:p text:style-name="P4">
«Феєнорд» випереджає «ПСВ» на 8 очок. Завершить сезон команда Арне Слотаматчами з «Емменом» та «Вітессом».</text:p>
      <text:p text:style-name="P4">
<text:span text:style-name="T4">
Читайте також:</text:span>
 <text:a xlink:type="simple" xlink:href="https://www.ukrinform.ua/rubric-sports/3709189-apl-arsenal-rozgromno-postupivsa-brajtonu.html" text:style-name="Internet_20_link" text:visited-style-name="Visited_20_Internet_20_Link">
 <text:span text:style-name="T4">
Арсена</text:span>
 </text:a>
As reported by Ukrinform, Arsenal in the home match of the 36th round of the APL lost Brighton</text:p>
      <text:p text:style-name="P4">
Photo: Getty Images</text:p>
      <text:p text:style-name="P4">
News Source: <text:a xlink:type="simple" xlink:href="https://www.ukrinform.ua/rubric-sports/3709217-feenord-dostrokovo-stav-cempionom-niderlandiv.html" text:style-name="Internet_20_link" text:visited-style-name="Visited_20_Internet_20_Link">
https://www.ukrinform.ua/rubric-sports/3709217-feenord-dostrokovo-stav-cempionom-niderlandiv.html</text:a>
</text:p>
      <!--NEWS-->
      <text:h text:style-name="P10" text:outline-level="1">
<text:span text:style-name="T4">
Azerbaijan and Armenian leaders agreed to restore borders negotiations</text:span>
</text:h>
      <text:p text:style-name="P4">
Authors: Ukrinform (Person)</text:p>
      <text:p text:style-name="P4">
Publisher: Укринформ (Organization)</text:p>
      <text:p text:style-name="P4">
Published Time: 2023-05-14T-16:06:00+03:00</text:p>
      <text:p text:style-name="P4">
Modified Time: 2023-05-14T23:06:00+03:00</text:p>
      <text:p text:style-name="P4">
Description: During a meeting in Brussels, which took place through the EU, the leaders of Azerbaijan and Armenia agreed to restore negotiations on border delimitation and continue to find ways to normalize bilateral relations. - Ukrinform.</text:p>
      <text:p text:style-name="P4">
Images: ["<text:a xlink:type="simple" xlink:href="https://static.ukrinform.com/photos/2023_05/thumb_files/630_360_1684095176-373.jpg" text:style-name="Internet_20_link" text:visited-style-name="Visited_20_Internet_20_Link">
630_360_16840...</text:a>
"]</text:p>
      <text:p text:style-name="P4">
Tags: ['Алієв', 'Азербайджан', 'Вірменія', 'Пашинян', 'Мішель']</text:p>
      <text:p text:style-name="P4">
Type: Article</text:p>
      <!--METADATA-->
      <text:p text:style-name="P4">
<draw:frame draw:style-name="fr1" draw:name="Image37" text:anchor-type="as-char" svg:width="6.9236in" svg:height="3.956343in" draw:z-index="0">
<draw:image xlink:href="../Images/yкринформ/2023-05-14T-16-06-00-03-00/630_360_1684095176-373.jpg" xlink:type="simple" xlink:show="embed" xlink:actuate="onLoad" draw:mime-type="image/jpeg"/>
</draw:frame>
During the Brussels, which took place through the EU, the leaders of Azerbaijan Ivirmenia agreed to restore negotiations on the delimitation of borders tacting the search for ways to normalize bilateral relations.</text:p>
      <text:p text:style-name="P4">
According to Ukrinform, this is the result of the meeting <text:a xlink:type="simple" xlink:href="http://www.consilium.europa.eu/en/press/press-releases/2023/05/14/press-remarks-by-president-charles-michel-following-the-trilateral-meeting-with-president-aliyev-of-azerbaijan-and-prime-minister-pashinyan-of-armenia/" text:style-name="Internet_20_link" text:visited-style-name="Visited_20_Internet_20_Link">
</text:a>
President of the European Council Charles Michelle.</text:p>
      <text:p text:style-name="P4">
“I was glad to accept President Aliyev and Prime Minister Pashinyn today with the 1st meeting in Brussels. Our exchange(thoughts)He was frank, open and oriented. They focused on the progress of the funnel to normalize the relationship between Armenia and Azerbaijan. Leaders have expressed a joint desire to reach peace in the North Caucasus, ”he said.</text:p>
      <text:p text:style-name="P4">
According to the President of the ER, the positive results of peace talks, which were held by the parties in the United States, should now get a new impetus for Armenia and Azerbaijan to sign a broad peace agreement.</text:p>
      <text:p text:style-name="P4">
In the issue of borders, two countries have agreed on further steps to receive, in particular, to renew bilateral negotiations on this issue. The sides have confirmed the recognition of the so -called Almaty Declaration, which confirms the territorial integrity of Armenia(29,800 sq. Government)and Azerbaijan(86,600 square). Уточнена делімітація кордонів буде визначена шляхом переговорів.</text:p>
      <text:p text:style-name="P4">
<text:span text:style-name="T4">
Читайте також:</text:span>
 <text:a xlink:type="simple" xlink:href="https://www.ukrinform.ua/rubric-world/3702605-virmenia-ta-azerbajdzan-provedut-peregovori-sodo-mirnogo-vreguluvanna-u-vasingtoni.html" text:style-name="Internet_20_link" text:visited-style-name="Visited_20_Internet_20_Link">
 </text:a>
The negotiation participant also discussed the issue of unlocking transportation and economic ties in the region, in particular, the renewal of railway traveling through the city of Nakhichevan. The leaders of Armenia and Azerbaijan agreed to set up a joint working group to determine the conditions and terms of renewal of such combination. They also agreed to assist the world customs organization in this work.“We have continued to exchange views on the rights and security of Armenians who live the external and Karabakh Autonomous Region. I called <text:a xlink:type="simple" xlink:href="https://www.ukrinform.ua/tag-azerbajdzan" text:style-name="Internet_20_link" text:visited-style-name="Visited_20_Internet_20_Link">
</text:a>
to join the development of positive days of day to guarantee the rights and safety of this population, in close interaction with the international community, ”Michel wrote.</text:p>
      <text:p text:style-name="P4">
<text:span text:style-name="T4">
 Read also: </text:span>
 <text:a xlink:type="simple" xlink:href="https://www.ukrinform.ua/rubric-world/3697703-pasinan-zaaviv-so-gotovij-viznati-nagirnij-karabah-teritorieu-azerbajdzanu.html" text:style-name="Internet_20_link" text:visited-style-name="Visited_20_Internet_20_Link">
<text:span text:style-name="T4">
 Karabakh </text:span>
</text:a>
He urged the parties to refrain from hostile rhetoric, to reveal goodwill to achieve decisions that will be mutually acceptable to both parties.</text:p>
      <text:p text:style-name="P4">
The next meeting, as expected, will take place in Brussels in July.</text:p>
      <text:p text:style-name="P4">
It is known that the territorial conflict between Armenia and Azerbaijan around the noble carbach has been going on for several decades. The last large-scale armedics occurred in September 2020, and in November of that year was agreed on the truce.</text:p>
      <text:p text:style-name="P4">
<text:span text:style-name="T5">
Foto: media.az</text:span>
</text:p>
      <text:p text:style-name="P4">
News Source: <text:a xlink:type="simple" xlink:href="https://www.ukrinform.ua/rubric-world/3709218-lideri-azerbajdzanu-j-virmenii-pogodilisa-vidnoviti-peregovori-pro-kordoni.html" text:style-name="Internet_20_link" text:visited-style-name="Visited_20_Internet_20_Link">
https://www.ukrinform.ua/rubric-world/3709218-lideri-azerbajdzanu-j-virmenii-pogodilisa-vidnoviti-peregovori-pro-kordoni.html</text:a>
</text:p>
      <!--NEWS-->
      <text:h text:style-name="P10" text:outline-level="1">
<text:span text:style-name="T4">
Kostyuk completed the struggle in the steam discharge of the WTA tournament in Rome</text:span>
</text:h>
      <text:p text:style-name="P4">
Authors: Ukrinform (Person)</text:p>
      <text:p text:style-name="P4">
Publisher: Укринформ (Organization)</text:p>
      <text:p text:style-name="P4">
Published Time: 2023-05-14T-18:01:00+03:00</text:p>
      <text:p text:style-name="P4">
Modified Time: 2023-05-14T23:01:00+03:00</text:p>
      <text:p text:style-name="P4">
Description: The Ukrainian was unable to go into a paired quarterfinals. - Ukrinform.</text:p>
      <text:p text:style-name="P4">
Images: ["<text:a xlink:type="simple" xlink:href="https://static.ukrinform.com/photos/2023_05/thumb_files/630_360_1684094450-278.jpg" text:style-name="Internet_20_link" text:visited-style-name="Visited_20_Internet_20_Link">
630_360_16840...</text:a>
"]</text:p>
      <text:p text:style-name="P4">
Tags: ['Теніс', 'Марта Костюк']</text:p>
      <text:p text:style-name="P4">
Type: Article</text:p>
      <!--METADATA-->
      <text:p text:style-name="P4">
<draw:frame draw:style-name="fr1" draw:name="Image38" text:anchor-type="as-char" svg:width="6.9236in" svg:height="3.956343in" draw:z-index="0">
<draw:image xlink:href="../Images/yкринформ/2023-05-14T-18-01-00-03-00/630_360_1684094450-278.jpg" xlink:type="simple" xlink:show="embed" xlink:actuate="onLoad" draw:mime-type="image/jpeg"/>
</draw:frame>
The Ukrainian was able to go into a paired quarterfinals.</text:p>
      <text:p text:style-name="P4">
Ukrainian tennis player Marta Kostyuk completed the performances in a paired category on the WTA 1000 series in Rome(Italy), reports Ukrinform.</text:p>
      <text:p text:style-name="P4">
In the second round of the competition, the Ukrainian, together with Elena-Gabriela Rusa from Romania, wrote tandem Desire Kravchik / Demi Smo.(US / Netherlands), 0: 6, 1: 6. The mat lasted 1 hour 7 minutes.</text:p>
      <text:p text:style-name="P4">
Desire Kravchyk and Demi Schors in the next round will play against the winners of Nicalesk / Ninomia - Eikry / Cato.</text:p>
      <text:p text:style-name="P4">
<text:span text:style-name="T4">
 Read also: </text:span>
 <text:a xlink:type="simple" xlink:href="https://www.ukrinform.ua/rubric-sports/3709140-kostuk-zaversila-vistupi-na-turniri-wta-u-rimi.html" text:style-name="Internet_20_link" text:visited-style-name="Visited_20_Internet_20_Link">
<text:span text:style-name="T4">
 Kostyuk </text:span>
</text:a>
As reported by Ukrinform, today, on May 14, Martha completed the WTA 1000 performances in Rome in a single category - in the third round, the base of Badosi from Spain lost to Pauli Bados.</text:p>
      <text:p text:style-name="P4">
Photo: btu.org.ua</text:p>
      <text:p text:style-name="P4">
News Source: <text:a xlink:type="simple" xlink:href="https://www.ukrinform.ua/rubric-sports/3709216-kostuk-zaversila-borotbu-v-parnomu-rozradi-turniru-wta-v-rimi.html" text:style-name="Internet_20_link" text:visited-style-name="Visited_20_Internet_20_Link">
https://www.ukrinform.ua/rubric-sports/3709216-kostuk-zaversila-borotbu-v-parnomu-rozradi-turniru-wta-v-rimi.html</text:a>
</text:p>
      <!--NEWS-->
      <text:h text:style-name="P10" text:outline-level="1">
<text:span text:style-name="T4">
In Germany, Zelensky visited a military base in Aachen, where Ukrainian fighters train</text:span>
</text:h>
      <text:p text:style-name="P4">
Authors: Ukrinform (Person)</text:p>
      <text:p text:style-name="P4">
Publisher: Укринформ (Organization)</text:p>
      <text:p text:style-name="P4">
Published Time: 2023-05-14T-21:42:00+03:00</text:p>
      <text:p text:style-name="P4">
Modified Time: 2023-05-14T22:42:00+03:00</text:p>
      <text:p text:style-name="P4">
Description: During his stay in Germany, President Volodymyr Zelenskyy visited a military base where Ukrainian servicemen were trained. - Ukrinform.</text:p>
      <text:p text:style-name="P4">
Images: ["<text:a xlink:type="simple" xlink:href="https://static.ukrinform.com/photos/2023_05/thumb_files/630_360_1684093280-488.jpeg" text:style-name="Internet_20_link" text:visited-style-name="Visited_20_Internet_20_Link">
630_360_16840...</text:a>
", "<text:a xlink:type="simple" xlink:href="https://static.ukrinform.com/photos/2023_05/1684093281-835.jpeg" text:style-name="Internet_20_link" text:visited-style-name="Visited_20_Internet_20_Link">
1684093281-83...</text:a>
"]</text:p>
      <text:p text:style-name="P4">
Tags: ['Німеччина', 'Візит', 'Військові', 'Зеленський']</text:p>
      <text:p text:style-name="P4">
Type: Article</text:p>
      <!--METADATA-->
      <text:p text:style-name="P4">
<draw:frame draw:style-name="fr1" draw:name="Image39" text:anchor-type="as-char" svg:width="6.9236in" svg:height="3.956343in" draw:z-index="0">
<draw:image xlink:href="../Images/yкринформ/2023-05-14T-21-42-00-03-00/630_360_1684093280-488.jpeg" xlink:type="simple" xlink:show="embed" xlink:actuate="onLoad" draw:mime-type="image/jpeg"/>
</draw:frame>
During the stay in Germany, President Volodymyr Zelenskyy visited the militarybaso, where Ukrainian servicemen were trained.</text:p>
      <text:p text:style-name="P4">
As Ukrinform reports, it reports <text:a xlink:type="simple" xlink:href="https://www.president.gov.ua/news/volodimir-zelenskij-vidvidav-vijskovu-bazu-v-nimechchini-ta-82905" text:style-name="Internet_20_link" text:visited-style-name="Visited_20_Internet_20_Link">
</text:a>
.</text:p>
      <text:p text:style-name="P4">
“Within the framework of the official visit to Germany, President of Ukraine Volodymyr Zelensky resulted in a military base in Aachen, where Ukrainian training is being trained <text:a xlink:type="simple" xlink:href="https://www.ukrinform.ua/tag-vijskovi" text:style-name="Internet_20_link" text:visited-style-name="Visited_20_Internet_20_Link">
</text:a>
.</text:p>
      <text:p text:style-name="P4">
Head of State and Federal Chancellor of Germany Olaf Soltz spoke to Ukrainian warriors who study in the Bundesver, ”the message reads.</text:p>
      <text:p text:style-name="P4">
<draw:frame draw:style-name="fr1" draw:name="Image40" text:anchor-type="as-char" svg:width="6.9236in" svg:height="4.617948in" draw:z-index="0">
<draw:image xlink:href="../Images/yкринформ/2023-05-14T-21-42-00-03-00/1684093281-835.jpeg" xlink:type="simple" xlink:show="embed" xlink:actuate="onLoad" draw:mime-type="image/jpeg"/>
</draw:frame>
According to the President's office, Zelensky and Scholtz got acquainted with teaching, and also examined the samples of German military equipment, and Ukrainian servicemen are training and supplied to Ukraine.</text:p>
      <text:p text:style-name="P4">
The President thanked the German Federal Chancellor for supporting the training city for the Ukrainian military.</text:p>
      <text:p text:style-name="P4">
<text:span text:style-name="T4">
 Read also: </text:span>
 <text:a xlink:type="simple" xlink:href="https://www.ukrinform.ua/rubric-ato/3709181-zelenskij-zaklikav-evropu-buti-risucimi-u-dopomozi-ukraini-zbroeu.html" text:style-name="Internet_20_link" text:visited-style-name="Visited_20_Internet_20_Link">
<text:span text:style-name="T4">
 Zelensky </text:span>
</text:a>
In addition, Volodymyr Zelensky awarded Ukrainian soldiers by the Order of "Mature" of III degree.</text:p>
      <text:p text:style-name="P4">
As <text:a xlink:type="simple" xlink:href="https://www.ukrinform.ua/rubric-polytics/3708875-zelenskij-pribuv-z-vizitom-do-berlina.html" text:style-name="Internet_20_link" text:visited-style-name="Visited_20_Internet_20_Link">
 </text:a>
, President Volodymyr Zelenskyy was a visit to Germany on May 14. On the eve of the head of state visited Italy.</text:p>
      <text:p text:style-name="P4">
<text:span text:style-name="T5">
Foto: op</text:span>
</text:p>
      <text:p text:style-name="P4">
News Source: <text:a xlink:type="simple" xlink:href="https://www.ukrinform.ua/rubric-ato/3709211-zelenskij-vidvidav-vijskovu-bazu-v-nimeckomu-aaheni-de-trenuut-ukrainskih-bijciv.html" text:style-name="Internet_20_link" text:visited-style-name="Visited_20_Internet_20_Link">
https://www.ukrinform.ua/rubric-ato/3709211-zelenskij-vidvidav-vijskovu-bazu-v-nimeckomu-aaheni-de-trenuut-ukrainskih-bijciv.html</text:a>
</text:p>
      <!--NEWS-->
      <text:h text:style-name="P10" text:outline-level="1">
<text:span text:style-name="T4">
The President of Ukraine flew to France</text:span>
</text:h>
      <text:p text:style-name="P4">
Authors: Ukrinform (Person)</text:p>
      <text:p text:style-name="P4">
Publisher: Укринформ (Organization)</text:p>
      <text:p text:style-name="P4">
Published Time: 2023-05-14T-23:27:00+03:00</text:p>
      <text:p text:style-name="P4">
Modified Time: 2023-05-14T22:27:00+03:00</text:p>
      <text:p text:style-name="P4">
Description: The plane with President of Ukraine Volodymyr Zelensky landed in France. - Ukrinform.</text:p>
      <text:p text:style-name="P4">
Images: ["<text:a xlink:type="simple" xlink:href="https://static.ukrinform.com/photos/2023_05/thumb_files/630_360_1684099642-863.jpg" text:style-name="Internet_20_link" text:visited-style-name="Visited_20_Internet_20_Link">
630_360_16840...</text:a>
"]</text:p>
      <text:p text:style-name="P4">
Tags: ['Франція', 'Візит', 'Зеленський']</text:p>
      <text:p text:style-name="P4">
Type: Article</text:p>
      <!--METADATA-->
      <text:p text:style-name="P4">
<draw:frame draw:style-name="fr1" draw:name="Image41" text:anchor-type="as-char" svg:width="6.9236in" svg:height="3.956343in" draw:z-index="0">
<draw:image xlink:href="../Images/yкринформ/2023-05-14T-23-27-00-03-00/630_360_1684099642-863.jpg" xlink:type="simple" xlink:show="embed" xlink:actuate="onLoad" draw:mime-type="image/jpeg"/>
</draw:frame>
The plane of the president of Ukraine Volodymyr Zelensky landed in France.</text:p>
      <text:p text:style-name="P4">
About it reports Franceinfo in <text:a xlink:type="simple" xlink:href="https://twitter.com/franceinfo" text:style-name="Internet_20_link" text:visited-style-name="Visited_20_Internet_20_Link">
</text:a>
, reports Ukrinform.</text:p>
      <text:p text:style-name="P4">
"Three months after the first visit, Volodymyr Zelenskyy returned to the Farture," the post reads.</text:p>
      <text:p text:style-name="P4">
It is noted that the aircraft with the President of Ukraine landed at the airport.</text:p>
      <text:p text:style-name="P4">
<text:span text:style-name="T5">
Viso: <text:a xlink:type="simple" xlink:href="https://www.president.gov.ua/" text:style-name="Internet_20_link" text:visited-style-name="Visited_20_Internet_20_Link">
</text:a>
</text:span>
</text:p>
      <text:p text:style-name="P4">
As reported by Ukrinform, in the office of French President Emmanuel Macrona confirmed the visit of the Ukrainian leader <text:a xlink:type="simple" xlink:href="https://www.ukrinform.ua/tag-zelenskij" text:style-name="Internet_20_link" text:visited-style-name="Visited_20_Internet_20_Link">
</text:a>
.</text:p>
      <text:p text:style-name="P4">
<text:span text:style-name="T4">
 Read also: </text:span>
 <text:a xlink:type="simple" xlink:href="https://www.ukrinform.ua/rubric-polytics/3709205-zelenskij-pro-zustric-z-makronom-obgovorimo-najvazlivisi-punkti-dvostoronnih-vidnosin.html" text:style-name="Internet_20_link" text:visited-style-name="Visited_20_Internet_20_Link">
<text:span text:style-name="T4">
 Macron </text:span>
</text:a>
It is expected that a working dinner with the participation of Zelensky and Emmanuel Macron will take place at the Elysee Palace.</text:p>
      <text:p text:style-name="P4">
<text:span text:style-name="T5">
Foto: op</text:span>
</text:p>
      <text:p text:style-name="P4">
News Source: <text:a xlink:type="simple" xlink:href="https://www.ukrinform.ua/rubric-polytics/3709210-prezident-ukraini-priletiv-do-francii.html" text:style-name="Internet_20_link" text:visited-style-name="Visited_20_Internet_20_Link">
https://www.ukrinform.ua/rubric-polytics/3709210-prezident-ukraini-priletiv-do-francii.html</text:a>
</text:p>
      <!--NEWS-->
      <text:h text:style-name="P10" text:outline-level="1">
<text:span text:style-name="T4">
At Sivershchyna and Slobozhanschyna directions Russian army shelled Klusy, Yeline, Zarichchya...</text:span>
</text:h>
      <text:p text:style-name="P4">
Authors: liveuamap (Language: en)</text:p>
      <text:p text:style-name="P4">
Time: 2023-05-14T-24:41:00</text:p>
      <text:p text:style-name="P4">
Location: Chernihiv (Latitude:52.0001 Longtitude:33.26797)</text:p>
      <text:p text:style-name="P4">
Videos: []</text:p>
      <text:p text:style-name="P4">
Images: []</text:p>
      <text:p text:style-name="P4">
Tags: ["Russia"]</text:p>
      <text:p text:style-name="P4">
Id: 22562780</text:p>
      <!--METADATA-->
      <text:p text:style-name="P4">
At sivershchyna and slBozhanschyna directions Russian army Shelled Klusy, Yeline, Zarichchya, MKHY, MEDVEDIVKA, Yanzhulivka, Hremychhvihiv, CHERNIIIIHIIIIHII. IVSK, VILNA SLOBODA, BOBYLIVKA, Volfyne, Stepok, Ryasne, Popivka of Sumy Region, ALSO UDY, Kozacha Lopan, Starytsya, OhirtsEve, Khatnye, Hatysche, Pletenivka, Bochkove, Nesterne, Budarky of Kharkiv Region.</text:p>
      <text:p text:style-name="P4">
News Collection Link:(https://liveuamap.com/en/2023/14-may-at-sivershchyna-and-slobozhanschyna-directions-russian)</text:p>
      <text:p text:style-name="P4">
News Source: <text:a xlink:type="simple" xlink:href="https://t.me/lumsrc/4778" text:style-name="Internet_20_link" text:visited-style-name="Visited_20_Internet_20_Link">
https://t.me/lumsrc/4778</text:a>
</text:p>
      <!--NEWS-->
      <text:h text:style-name="P10" text:outline-level="1">
<text:span text:style-name="T4">
Through the shelling of the Podilsky region, four trains are delayed</text:span>
</text:h>
      <text:p text:style-name="P4">
Authors: Ukrinform (Person)</text:p>
      <text:p text:style-name="P4">
Publisher: Укринформ (Organization)</text:p>
      <text:p text:style-name="P4">
Published Time: 2023-05-14T-25:15:00+03:00</text:p>
      <text:p text:style-name="P4">
Modified Time: 2023-05-14T22:15:00+03:00</text:p>
      <text:p text:style-name="P4">
Description: As of 9:00 pm, four of the 78 flights of Ukrzaliznytsya are being delayed through the Podolsk region. - Ukrinform.</text:p>
      <text:p text:style-name="P4">
Images: ["<text:a xlink:type="simple" xlink:href="https://static.ukrinform.com/photos/2018_09/thumb_files/630_360_1538046946-1722.jpeg" text:style-name="Internet_20_link" text:visited-style-name="Visited_20_Internet_20_Link">
630_360_15380...</text:a>
"]</text:p>
      <text:p text:style-name="P4">
Tags: ['Обстріл', 'Потяг', 'Транспорт', 'Укрзалізниця']</text:p>
      <text:p text:style-name="P4">
Type: Article</text:p>
      <!--METADATA-->
      <text:p text:style-name="P4">
<draw:frame draw:style-name="fr1" draw:name="Image42" text:anchor-type="as-char" svg:width="6.9236in" svg:height="3.956343in" draw:z-index="0">
<draw:image xlink:href="../Images/yкринформ/2023-05-14T-25-15-00-03-00/630_360_1538046946-1722.jpeg" xlink:type="simple" xlink:show="embed" xlink:actuate="onLoad" draw:mime-type="image/jpeg"/>
</draw:frame>
The state of 21:00 continues to linger four of the 78 flights of Ukrzaliznytsia, which will be arranged through the Podilsky region.</text:p>
      <text:p text:style-name="P4">
According to Ukrinform, the press service of JSC "Ukrzaliznytsya" in [] reports it(https://t.me/UkrzalInfo/4423).</text:p>
      <text:p text:style-name="P4">
“As of 21:00 on Sunday except traditional delay <text:a xlink:type="simple" xlink:href="https://www.ukrinform.ua/tag-potag" text:style-name="Internet_20_link" text:visited-style-name="Visited_20_Internet_20_Link">
</text:a>
From Budapest, due to large -scale reconstructions in Hungary, only 4 flights out of 78 are delayed for more than an hour, "</text:p>
      <text:p text:style-name="P4">
According to UZ, the next flights are currently observed:</text:p>
      <text:p text:style-name="P4">
№59/60 Chop - Kyiv(+3:41);</text:p>
      <text:p text:style-name="P4">
№57/58 Vorokhta - Kyiv(+2:26);</text:p>
      <text:p text:style-name="P4">
№55/56 Kyiv - Yaremche(+2:00);</text:p>
      <text:p text:style-name="P4">
№85/86 Lviv - Zaporozhye(+1:31).</text:p>
      <text:p text:style-name="P4">
Час затримки рейсу №749/750 Будапешт – Келеті – Київ-Пас. становить вже майже12 годин.</text:p>
      <text:p text:style-name="P4">
<text:span text:style-name="T4">
Читайте також:</text:span>
 <text:a xlink:type="simple" xlink:href="https://www.ukrinform.ua/rubric-regions/3708964-ukrzaliznica-zaversila-remont-poskodzenoi-obstrilom-rf-kolii-na-hmelniccini.html" text:style-name="Internet_20_link" text:visited-style-name="Visited_20_Internet_20_Link">
 <text:span text:style-name="T4">
Укрзалізниця</text:span>
 </text:a>
It is possible to follow the prompt information about the trains movement on <text:a xlink:type="simple" xlink:href="https://uz-vezemo.uz.gov.ua/delayform" text:style-name="Internet_20_link" text:visited-style-name="Visited_20_Internet_20_Link">
</text:a>
.</text:p>
      <text:p text:style-name="P4">
As it was reported, on May 13, the Russians fired at Khmelnytskyi.(https://www.ukrinform.ua/rubric-regions/3708624-ukrzaliznica-zapustila-satli-i-avtobusi-u-mista-poizdi-do-akih-zapiznuutsa-cerez-ataku-droniv.html) .</text:p>
      <text:p text:style-name="P4">
News Source: <text:a xlink:type="simple" xlink:href="https://www.ukrinform.ua/rubric-regions/3709206-vnaslidok-obstriliv-podilskogo-regionu-zatrimuutsa-cotiri-poizdi.html" text:style-name="Internet_20_link" text:visited-style-name="Visited_20_Internet_20_Link">
https://www.ukrinform.ua/rubric-regions/3709206-vnaslidok-obstriliv-podilskogo-regionu-zatrimuutsa-cotiri-poizdi.html</text:a>
</text:p>
      <!--NEWS-->
      <text:h text:style-name="P10" text:outline-level="1">
<text:span text:style-name="T4">
At Lyman direction Russian army shelled Makiyivka of Luhansk region and Bilohorivka, Verkhnok...</text:span>
</text:h>
      <text:p text:style-name="P4">
Authors: liveuamap (Language: en)</text:p>
      <text:p text:style-name="P4">
Time: 2023-05-14T-26:41:00</text:p>
      <text:p text:style-name="P4">
Location: Bakhmut (Latitude:48.80551 Longtitude:38.23997)</text:p>
      <text:p text:style-name="P4">
Videos: []</text:p>
      <text:p text:style-name="P4">
Images: []</text:p>
      <text:p text:style-name="P4">
Tags: ["Russia"]</text:p>
      <text:p text:style-name="P4">
Id: 22562778</text:p>
      <!--METADATA-->
      <text:p text:style-name="P4">
At Lyman direction Russian army shelled Makiyivka of Luhansk region andBilohorivka, Verkhnokamyanske, Spirne and Berestove of Donetsk region. Russianaviation conducted airstrikes at Bilohorivka of Luhansk region and Terny,Verkhnokamyanske and Spirne of Donetsk region, - General Staff of Armed Forcesof Ukraine says in the morning report</text:p>
      <text:p text:style-name="P4">
News Collection Link: <text:a xlink:type="simple" xlink:href="https://liveuamap.com/en/2023/14-may-at-lyman-direction-russian-army-shelled-makiyivka" text:style-name="Internet_20_link" text:visited-style-name="Visited_20_Internet_20_Link">
https://liveuamap.com/en/2023/14-may-at-lyman-direction-russian-army-shelled-makiyivka</text:a>
</text:p>
      <text:p text:style-name="P4">
News Source: <text:a xlink:type="simple" xlink:href="https://t.me/lumsrc/4780" text:style-name="Internet_20_link" text:visited-style-name="Visited_20_Internet_20_Link">
https://t.me/lumsrc/4780</text:a>
</text:p>
      <!--NEWS-->
      <text:h text:style-name="P10" text:outline-level="1">
<text:span text:style-name="T4">
Zelensky - About Meeting with Macron: Let's discuss the most important points of bilateral relations</text:span>
</text:h>
      <text:p text:style-name="P4">
Authors: Ukrinform (Person)</text:p>
      <text:p text:style-name="P4">
Publisher: Укринформ (Organization)</text:p>
      <text:p text:style-name="P4">
Published Time: 2023-05-14T-27:12:00+03:00</text:p>
      <text:p text:style-name="P4">
Modified Time: 2023-05-14T22:12:00+03:00</text:p>
      <text:p text:style-name="P4">
Description: Presidents of Ukraine and France will discuss the most important issues of bilateral relations during a meeting in Paris. - Ukrinform.</text:p>
      <text:p text:style-name="P4">
Images: ["<text:a xlink:type="simple" xlink:href="https://static.ukrinform.com/photos/2023_02/thumb_files/630_360_1675929931-702.jpg" text:style-name="Internet_20_link" text:visited-style-name="Visited_20_Internet_20_Link">
630_360_16759...</text:a>
"]</text:p>
      <text:p text:style-name="P4">
Tags: ['Франція', 'Макрон', 'Переговори', 'Візит', 'Зеленський']</text:p>
      <text:p text:style-name="P4">
Type: Article</text:p>
      <!--METADATA-->
      <text:p text:style-name="P4">
<draw:frame draw:style-name="fr1" draw:name="Image43" text:anchor-type="as-char" svg:width="6.9236in" svg:height="3.956343in" draw:z-index="0">
<draw:image xlink:href="../Images/yкринформ/2023-05-14T-27-12-00-03-00/630_360_1675929931-702.jpg" xlink:type="simple" xlink:show="embed" xlink:actuate="onLoad" draw:mime-type="image/jpeg"/>
</draw:frame>
Presidents of Ukraine and France will discuss the most important issues of bilateral relations during a meeting in Paris.</text:p>
      <text:p text:style-name="P4">
According to Ukrinform, Volodymyr Zelenskyy reported in <text:a xlink:type="simple" xlink:href="http://t.me/V_Zelenskiy_official/6227" text:style-name="Internet_20_link" text:visited-style-name="Visited_20_Internet_20_Link">
</text:a>
.</text:p>
      <text:p text:style-name="P4">
"Paris. With each visit, Ukraine's defensive and offensive opportunities increase. Connection with <text:a xlink:type="simple" xlink:href="https://www.ukrinform.ua/tag-evropa" text:style-name="Internet_20_link" text:visited-style-name="Visited_20_Internet_20_Link">
</text:a>
It is growing, Attack on Russia is growing. I'll meet my friend Emmanuel. The most important points of bilateral relations are discussed, ”the President of Ukraine said.</text:p>
      <text:p text:style-name="P4">
<text:span text:style-name="T4">
 Read also: </text:span>
 <text:a xlink:type="simple" xlink:href="https://www.ukrinform.ua/rubric-polytics/3709179-rosia-geopoliticno-vze-prograla-vijnu-makron.html" text:style-name="Internet_20_link" text:visited-style-name="Visited_20_Internet_20_Link">
<text:span text:style-name="T4">
 Macron </text:span>
</text:a>
As reported by Ukrinform, in the office of the President of France <text:a xlink:type="simple" xlink:href="http://www.ukrinform.ua/rubric-polytics/3709198-v-ofisi-prezidenta-francii-pidtverdili-vizit-zelenskogo.html" text:style-name="Internet_20_link" text:visited-style-name="Visited_20_Internet_20_Link">
</text:a>
Ukrainian leader Vladimir Zelensky.</text:p>
      <text:p text:style-name="P4">
<text:span text:style-name="T5">
Foto: op</text:span>
</text:p>
      <text:p text:style-name="P4">
News Source: <text:a xlink:type="simple" xlink:href="https://www.ukrinform.ua/rubric-polytics/3709205-zelenskij-pro-zustric-z-makronom-obgovorimo-najvazlivisi-punkti-dvostoronnih-vidnosin.html" text:style-name="Internet_20_link" text:visited-style-name="Visited_20_Internet_20_Link">
https://www.ukrinform.ua/rubric-polytics/3709205-zelenskij-pro-zustric-z-makronom-obgovorimo-najvazlivisi-punkti-dvostoronnih-vidnosin.html</text:a>
</text:p>
      <!--NEWS-->
      <text:h text:style-name="P10" text:outline-level="1">
<text:span text:style-name="T4">
Nadiya Kichenok was unable to break into the paired quarterfinals of the tournament WTA in Rome</text:span>
</text:h>
      <text:p text:style-name="P4">
Authors: Ukrinform (Person)</text:p>
      <text:p text:style-name="P4">
Publisher: Укринформ (Organization)</text:p>
      <text:p text:style-name="P4">
Published Time: 2023-05-14T-29:02:00+03:00</text:p>
      <text:p text:style-name="P4">
Modified Time: 2023-05-14T22:02:00+03:00</text:p>
      <text:p text:style-name="P4">
Description: The Ukrainian completed the struggle in the second round. - Ukrinform.</text:p>
      <text:p text:style-name="P4">
Images: ["<text:a xlink:type="simple" xlink:href="https://static.ukrinform.com/photos/2023_05/thumb_files/630_360_1684090873-674.jpg" text:style-name="Internet_20_link" text:visited-style-name="Visited_20_Internet_20_Link">
630_360_16840...</text:a>
"]</text:p>
      <text:p text:style-name="P4">
Tags: ['Теніс']</text:p>
      <text:p text:style-name="P4">
Type: Article</text:p>
      <!--METADATA-->
      <text:p text:style-name="P4">
<draw:frame draw:style-name="fr1" draw:name="Image44" text:anchor-type="as-char" svg:width="6.9236in" svg:height="3.956343in" draw:z-index="0">
<draw:image xlink:href="../Images/yкринформ/2023-05-14T-29-02-00-03-00/630_360_1684090873-674.jpg" xlink:type="simple" xlink:show="embed" xlink:actuate="onLoad" draw:mime-type="image/jpeg"/>
</draw:frame>
The Ukrainian was a struggle in the second round.</text:p>
      <text:p text:style-name="P4">
Ukrainian tennis player Nadiya Kichenok completed the performances in a paired category at the WTA 1000 series in Rome(Italy), reports Ukrinform.</text:p>
      <text:p text:style-name="P4">
In the second circle of competition Ukrainian together with Kimberley Zimmermann(Belgium)lost Tandem Maria Bozkov / Betani Mattek-Sends(Czech Republic / USA), - 4: 6.2: 6. The match lasted 1 hour 19 minutes. The Ukrainian-Belgian duo was given four of their innings for the whole game.</text:p>
      <text:p text:style-name="P4">
Bauzkov and Mattek-Sends will compete with the winners Lyudmila Kichenok / Alona Ostapenko-Magda Linett / Market Windrouzhov in the next round.</text:p>
      <text:p text:style-name="P4">
<text:span text:style-name="T4">
 Read also: </text:span>
 <text:a xlink:type="simple" xlink:href="https://www.ukrinform.ua/rubric-sports/3709140-kostuk-zaversila-vistupi-na-turniri-wta-u-rimi.html" text:style-name="Internet_20_link" text:visited-style-name="Visited_20_Internet_20_Link">
<text:span text:style-name="T4">
 Kostyuk </text:span>
</text:a>
As reported by Ukrinform, Martha Kostyuk, in the duet with Romanian Elena-Gabriela Rose, fights in the third circle of paired discharge, they will disappear(USA)- Demi Vurs(Netherlands).</text:p>
      <text:p text:style-name="P4">
Фото: btu.org.ua</text:p>
      <text:p text:style-name="P4">
News Source: <text:a xlink:type="simple" xlink:href="https://www.ukrinform.ua/rubric-sports/3709202-nadia-kicenok-ne-zmogla-probitisa-v-parnij-cvertfinal-turniru-wta-u-rimi.html" text:style-name="Internet_20_link" text:visited-style-name="Visited_20_Internet_20_Link">
https://www.ukrinform.ua/rubric-sports/3709202-nadia-kicenok-ne-zmogla-probitisa-v-parnij-cvertfinal-turniru-wta-u-rimi.html</text:a>
</text:p>
      <!--NEWS-->
      <text:h text:style-name="P10" text:outline-level="1">
<text:span text:style-name="T4">
In Zaporozhye in the hospital died a man who was injured by a hostile shelling</text:span>
</text:h>
      <text:p text:style-name="P4">
Authors: Ukrinform (Person)</text:p>
      <text:p text:style-name="P4">
Publisher: Укринформ (Organization)</text:p>
      <text:p text:style-name="P4">
Published Time: 2023-05-14T-31:01:00+03:00</text:p>
      <text:p text:style-name="P4">
Modified Time: 2023-05-14T22:01:00+03:00</text:p>
      <text:p text:style-name="P4">
Description: As a result of the shelling of the village of Primorskoe, near Zaporozhye, 6 people were injured. One man died in hospital. - Ukrinform.</text:p>
      <text:p text:style-name="P4">
Images: ["<text:a xlink:type="simple" xlink:href="https://static.ukrinform.com/photos/2019_10/thumb_files/630_360_1572005821-673.jpg" text:style-name="Internet_20_link" text:visited-style-name="Visited_20_Internet_20_Link">
630_360_15720...</text:a>
"]</text:p>
      <text:p text:style-name="P4">
Tags: ['Обстріл', 'Смерть', 'Запоріжжя', 'Війна з росією']</text:p>
      <text:p text:style-name="P4">
Type: Article</text:p>
      <!--METADATA-->
      <text:p text:style-name="P4">
<draw:frame draw:style-name="fr1" draw:name="Image45" text:anchor-type="as-char" svg:width="6.9236in" svg:height="3.956343in" draw:z-index="0">
<draw:image xlink:href="../Images/yкринформ/2023-05-14T-31-01-00-03-00/630_360_1572005821-673.jpg" xlink:type="simple" xlink:show="embed" xlink:actuate="onLoad" draw:mime-type="image/jpeg"/>
</draw:frame>
The urban firing of the village of Primorskoe, near Zaporozhye, was injured by 6 people. One man died in hospital.</text:p>
      <text:p text:style-name="P4">
About it in <text:a xlink:type="simple" xlink:href="https://t.me/zoda_gov_ua/18759" text:style-name="Internet_20_link" text:visited-style-name="Visited_20_Internet_20_Link">
</text:a>
The head of Zaporizhzhya Ovayuri Malashko reports, Ukrinform reports.</text:p>
      <text:p text:style-name="P4">
"As a result of hostile shelling, 6 locals were injured, among them a little baby. A 24-year-old guy is in extremely serious condition <text:a xlink:type="simple" xlink:href="https://www.ukrinform.ua/tag-smert" text:style-name="Internet_20_link" text:visited-style-name="Visited_20_Internet_20_Link">
</text:a>
in the hospital, "he wrote.</text:p>
      <text:p text:style-name="P4">
According to the head of the Ova, a 30-year-old man is still in serious condition. Three, including the child - moderate. One victim was assisted.</text:p>
      <text:p text:style-name="P4">
<text:span text:style-name="T4">
 Read also: </text:span>
 <text:a xlink:type="simple" xlink:href="https://www.ukrinform.ua/rubric-regions/3709045-na-hersonsini-cerez-vorozij-obstril-zaginuv-colovik.html" text:style-name="Internet_20_link" text:visited-style-name="Visited_20_Internet_20_Link">
<text:span text:style-name="T4">
 died </text:span>
</text:a>
Before <text:a xlink:type="simple" xlink:href="https://www.ukrinform.ua/rubric-ato/3709099-rosiani-obstrilali-selo-u-zaporizkij-oblasti-e-poraneni-ermak.html" text:style-name="Internet_20_link" text:visited-style-name="Visited_20_Internet_20_Link">
 </text:a>
that the enemy hit the village from the Grads. Among the victims are an ambulance driver.</text:p>
      <text:p text:style-name="P4">
News Source: <text:a xlink:type="simple" xlink:href="https://www.ukrinform.ua/rubric-regions/3709203-u-zaporizzi-v-likarni-pomer-colovik-akij-postrazdav-vid-vorozogo-obstrilu.html" text:style-name="Internet_20_link" text:visited-style-name="Visited_20_Internet_20_Link">
https://www.ukrinform.ua/rubric-regions/3709203-u-zaporizzi-v-likarni-pomer-colovik-akij-postrazdav-vid-vorozogo-obstrilu.html</text:a>
</text:p>
      <!--NEWS-->
      <text:h text:style-name="P10" text:outline-level="1">
<text:span text:style-name="T4">
Trains through Vinnitsa, Khmelnitsky and Ternopil are still running into a detour</text:span>
</text:h>
      <text:p text:style-name="P4">
Authors: Ukrinform (Person)</text:p>
      <text:p text:style-name="P4">
Publisher: Укринформ (Organization)</text:p>
      <text:p text:style-name="P4">
Published Time: 2023-05-14T-34:48:00+03:00</text:p>
      <text:p text:style-name="P4">
Modified Time: 2023-05-14T21:48:00+03:00</text:p>
      <text:p text:style-name="P4">
Description: While work is underway to eliminate the consequences of shelling of the Podilsky region, trains that headed through Vinnitsa, Khmelnytsky and Ternopil will run into a detour. - Ukrinform.</text:p>
      <text:p text:style-name="P4">
Images: ["<text:a xlink:type="simple" xlink:href="https://static.ukrinform.com/photos/2023_03/thumb_files/630_360_1678016225-648.jpg" text:style-name="Internet_20_link" text:visited-style-name="Visited_20_Internet_20_Link">
630_360_16780...</text:a>
"]</text:p>
      <text:p text:style-name="P4">
Tags: ['Обстріл', 'Потяг', 'Транспорт', 'Укрзалізниця']</text:p>
      <text:p text:style-name="P4">
Type: Article</text:p>
      <!--METADATA-->
      <text:p text:style-name="P4">
<draw:frame draw:style-name="fr1" draw:name="Image46" text:anchor-type="as-char" svg:width="6.9236in" svg:height="3.956343in" draw:z-index="0">
<draw:image xlink:href="../Images/yкринформ/2023-05-14T-34-48-00-03-00/630_360_1678016225-648.jpg" xlink:type="simple" xlink:show="embed" xlink:actuate="onLoad" draw:mime-type="image/jpeg"/>
</draw:frame>
Leave the work on the elimination of the consequences of shelling of the Podilsky region, trains that headed through Vinnitsa, Khmelnytsky and Ternopil, will run on a detour.</text:p>
      <text:p text:style-name="P4">
This was reported by the press service of JSC "Ukrzaliznytsya" in <text:a xlink:type="simple" xlink:href="https://t.me/UkrzalInfo/4423" text:style-name="Internet_20_link" text:visited-style-name="Visited_20_Internet_20_Link">
</text:a>
, reports Ukrinform.</text:p>
      <text:p text:style-name="P4">
“As of May 14, flights <text:a xlink:type="simple" xlink:href="https://www.ukrinform.ua/tag-ukrzaliznica" text:style-name="Internet_20_link" text:visited-style-name="Visited_20_Internet_20_Link">
</text:a>
traditionally departed by the Podilsky region through Vinnitsa, Khmelnytsky and Ternopil, continue to run into a detour as a result of the polyclination of the consequences of Saturday shelling in the region, ”the message reads.</text:p>
      <text:p text:style-name="P4">
The renewal of the connection will take place as soon as the Khmelnytsky Regional Military Administration will grant the appropriate permission. The track repair is now completed.</text:p>
      <text:p text:style-name="P4">
For the delivery of passengers at the Vinnitsa - Khmelnytsky - Ternopil, a cloth traffic of suburban trains, which run approximately once in an appointment.</text:p>
      <text:p text:style-name="P4">
<text:span text:style-name="T4">
 Read also: </text:span>
 <text:a xlink:type="simple" xlink:href="https://www.ukrinform.ua/rubric-regions/3708964-ukrzaliznica-zaversila-remont-poskodzenoi-obstrilom-rf-kolii-na-hmelniccini.html" text:style-name="Internet_20_link" text:visited-style-name="Visited_20_Internet_20_Link">
<text:span text:style-name="T4">
 Ukrzaliznytsia </text:span>
</text:a>
If it is impossible to get your flight due to the change of the ticket route in any cashier.</text:p>
      <text:p text:style-name="P4">
As reported, on May 13, the Russians fired at Khmelnytskyi.(https://www.ukrinform.ua/rubric-regions/3708624-ukrzaliznica-zapustila-satli-i-avtobusi-u-mista-poizdi-do-akih-zapiznuutsa-cerez-ataku-droniv.html)the destination of the destination where the trains were late.</text:p>
      <text:p text:style-name="P4">
News Source: <text:a xlink:type="simple" xlink:href="https://www.ukrinform.ua/rubric-regions/3709208-potagi-cerez-vinnicu-hmelnickij-ta-ternopil-poki-kursuvatimut-v-obizd.html" text:style-name="Internet_20_link" text:visited-style-name="Visited_20_Internet_20_Link">
https://www.ukrinform.ua/rubric-regions/3709208-potagi-cerez-vinnicu-hmelnickij-ta-ternopil-poki-kursuvatimut-v-obizd.html</text:a>
</text:p>
      <!--NEWS-->
      <text:h text:style-name="P10" text:outline-level="1">
<text:span text:style-name="T4">
The French President's office confirmed the visit of Zelensky</text:span>
</text:h>
      <text:p text:style-name="P4">
Authors: Ukrinform (Person)</text:p>
      <text:p text:style-name="P4">
Publisher: Укринформ (Organization)</text:p>
      <text:p text:style-name="P4">
Published Time: 2023-05-14T-36:41:00+03:00</text:p>
      <text:p text:style-name="P4">
Modified Time: 2023-05-14T21:41:00+03:00</text:p>
      <text:p text:style-name="P4">
Description: In the office of French President Emmanuel Macron confirmed the visit of Ukrainian leader Vladimir Zelensky. - Ukrinform.</text:p>
      <text:p text:style-name="P4">
Images: ["<text:a xlink:type="simple" xlink:href="https://static.ukrinform.com/photos/2023_02/thumb_files/630_360_1675929931-588.jpg" text:style-name="Internet_20_link" text:visited-style-name="Visited_20_Internet_20_Link">
630_360_16759...</text:a>
"]</text:p>
      <text:p text:style-name="P4">
Tags: ['Франція', 'Макрон', 'Візит', 'Зеленський']</text:p>
      <text:p text:style-name="P4">
Type: Article</text:p>
      <!--METADATA-->
      <text:p text:style-name="P4">
<draw:frame draw:style-name="fr1" draw:name="Image47" text:anchor-type="as-char" svg:width="6.9236in" svg:height="3.956343in" draw:z-index="0">
<draw:image xlink:href="../Images/yкринформ/2023-05-14T-36-41-00-03-00/630_360_1675929931-588.jpg" xlink:type="simple" xlink:show="embed" xlink:actuate="onLoad" draw:mime-type="image/jpeg"/>
</draw:frame>
France's office Emmanuel Macron confirmed the visit of Ukrainian leadership Zelensky.</text:p>
      <text:p text:style-name="P4">
About it reports <text:a xlink:type="simple" xlink:href="http://edition.cnn.com/europe/live-news/russia-ukraine-war-news-05-14-23/h_5f44cce8656fded3e33c77b04de910af" text:style-name="Internet_20_link" text:visited-style-name="Visited_20_Internet_20_Link">
</text:a>
With reference to the statement of the Palace, reports Ukrinform.</text:p>
      <text:p text:style-name="P4">
It is noted that Zelensky will visit Paris on Sunday, where in the Elisha Plaus. There will be a working dinner with Emmanuel Macron.</text:p>
      <text:p text:style-name="P4">
"This exchange of views will allow them to continue and deepen the dialogue of the post -pollution in February 8 in Paris and regular telephone exchange since then," the statement goes.</text:p>
      <text:p text:style-name="P4">
It is noted that during the meeting <text:a xlink:type="simple" xlink:href="https://www.ukrinform.ua/tag-makron" text:style-name="Internet_20_link" text:visited-style-name="Visited_20_Internet_20_Link">
</text:a>
"will confirm the unchanged support of France and Europe in the renewal of law and protection of Ukraine and its fundamental interests."</text:p>
      <text:p text:style-name="P4">
"Therefore, the discussion of this evening will focus on support that France is in response to the urgent military and humanitarian needs of Ukraine. Two presidents will also discuss the long -term prospects of returning to Europe, in particular, on the basis of the peace plan proposed by the President of France," Elysee Palace.</text:p>
      <text:p text:style-name="P4">
<text:span text:style-name="T4">
 Read also: </text:span>
 <text:a xlink:type="simple" xlink:href="https://www.ukrinform.ua/rubric-polytics/3709179-rosia-geopoliticno-vze-prograla-vijnu-makron.html" text:style-name="Internet_20_link" text:visited-style-name="Visited_20_Internet_20_Link">
<text:span text:style-name="T4">
 Macron </text:span>
</text:a>
As reported by Ukrinform, the French media wrote that Volodymyr Zelenskyy unedilile could come to Paris after completing his visit to Germany.</text:p>
      <text:p text:style-name="P4">
According to Le Figaro, the Presidential Airport of Ukraine will be met by French Prime Minister Elizabeth Bourne and Foreign Minister Katrin Kolons.</text:p>
      <text:p text:style-name="P4">
<text:span text:style-name="T5">
Foto: op</text:span>
</text:p>
      <text:p text:style-name="P4">
News Source: <text:a xlink:type="simple" xlink:href="https://www.ukrinform.ua/rubric-polytics/3709198-v-ofisi-prezidenta-francii-pidtverdili-vizit-zelenskogo.html" text:style-name="Internet_20_link" text:visited-style-name="Visited_20_Internet_20_Link">
https://www.ukrinform.ua/rubric-polytics/3709198-v-ofisi-prezidenta-francii-pidtverdili-vizit-zelenskogo.html</text:a>
</text:p>
      <!--NEWS-->
      <text:h text:style-name="P10" text:outline-level="1">
<text:span text:style-name="T4">
Podolyak predicts catastrophic events for the Russian army</text:span>
</text:h>
      <text:p text:style-name="P4">
Authors: Ukrinform (Person)</text:p>
      <text:p text:style-name="P4">
Publisher: Укринформ (Organization)</text:p>
      <text:p text:style-name="P4">
Published Time: 2023-05-14T-38:29:00+03:00</text:p>
      <text:p text:style-name="P4">
Modified Time: 2023-05-14T21:29:00+03:00</text:p>
      <text:p text:style-name="P4">
Description: The adviser to the chairman of the Presidential Office Mikhail Podolyak is convinced that the Russian army is waiting for "catastrophic events" and predicts a hot spring and summer season. - Ukrinform.</text:p>
      <text:p text:style-name="P4">
Images: ["<text:a xlink:type="simple" xlink:href="https://static.ukrinform.com/photos/2022_11/thumb_files/630_360_1669378255-230.jpg" text:style-name="Internet_20_link" text:visited-style-name="Visited_20_Internet_20_Link">
630_360_16693...</text:a>
"]</text:p>
      <text:p text:style-name="P4">
Tags: ['Російські військові', 'Подоляк', 'Війна з росією', 'Контрнаступ']</text:p>
      <text:p text:style-name="P4">
Type: Article</text:p>
      <!--METADATA-->
      <text:p text:style-name="P4">
<draw:frame draw:style-name="fr1" draw:name="Image48" text:anchor-type="as-char" svg:width="6.9236in" svg:height="3.956343in" draw:z-index="0">
<draw:image xlink:href="../Images/yкринформ/2023-05-14T-38-29-00-03-00/630_360_1669378255-230.jpg" xlink:type="simple" xlink:show="embed" xlink:actuate="onLoad" draw:mime-type="image/jpeg"/>
</draw:frame>
Presidential Advisers Mikhail Podolyak are convinced that the Russian army is "catastrophic events" and predicts a hot spring and summer season.</text:p>
      <text:p text:style-name="P4">
He stated this in an interview with a German edition <text:a xlink:type="simple" xlink:href="http://www.bild.de/bild-plus/politik/ausland/politik-inland/selenskyj-vertrauter-erklaert-ukraine-offensive-katastrophale-ereignisse-kommen-83915520.bild.html" text:style-name="Internet_20_link" text:visited-style-name="Visited_20_Internet_20_Link">
</text:a>
, reports Ukrinform.</text:p>
      <text:p text:style-name="P4">
"I think we will see catastrophic events that will hit the Russian army. It will be forced to leave the occupied territory very quickly," Podolyak said.</text:p>
      <text:p text:style-name="P4">
He recalled that some temporarily captured territories have already begun to evacuate the local administrations.</text:p>
      <text:p text:style-name="P4">
“In my opinion, it will be a hot spring and summer season. The myth of the power of the Russian army, which has scared Europe and Germany for so long, is finally destroyed, ”the adviser to the head of the OP.</text:p>
      <text:p text:style-name="P4">
Answering the question of the Bakhmut situation and the expected Great Contragon of the Armed Forces, <text:a xlink:type="simple" xlink:href="https://www.ukrinform.ua/tag-podolak" text:style-name="Internet_20_link" text:visited-style-name="Visited_20_Internet_20_Link">
</text:a>
He explained that she had exposed the initiative. However, this does not mean that Bakhmut will be released tomorrow. The foundations of Podolyak, heavy fighting will continue and will continue the destruction of Russia's combat capability. He said that the expected counter -offensive is not one event that will end up today and end tomorrow, but "many shares, tens and hundreds of actions, some of which are already being held."</text:p>
      <text:p text:style-name="P4">
<text:span text:style-name="T4">
 Read also: </text:span>
 <text:a xlink:type="simple" xlink:href="https://www.ukrinform.ua/rubric-ato/3709048-zelenskij-virit-v-uspih-kontrnastupu-mi-majze-gotovi-do-cogo.html" text:style-name="Internet_20_link" text:visited-style-name="Visited_20_Internet_20_Link">
<text:span text:style-name="T4">
 Countercree </text:span>
</text:a>
As an example, he gave an increase in the intensity of shelling of the Russian rear security, as well as small local advancements in different parts of the Donetsk region.</text:p>
      <text:p text:style-name="P4">
The goals of the Great Ukrainian offensive, the OP representative called the need to enjoy several tactical victories at the local level, which will gradually lead to a greater purpose: the complete liberation of all controlled in the territories of Ukraine.</text:p>
      <text:p text:style-name="P4">
“Any part of Ukraine, which remains under the control of Russia, means twin: after a while the war will recover if the Russian Federation accumulates new resources. Secondly, there will be no political elite renewal in Russia itself. The moods of revenge, expansionism and chauvinism will continue to flourish and develop. That's where we will release our entire territory, ”Podolyak emphasized.</text:p>
      <text:p text:style-name="P4">
<text:span text:style-name="T4">
 Read also: </text:span>
 <text:a xlink:type="simple" xlink:href="https://www.ukrinform.ua/rubric-polytics/3706486-rosia-otrimae-sans-na-zmini-tilki-v-razi-porazki-podolak.html" text:style-name="Internet_20_link" text:visited-style-name="Visited_20_Internet_20_Link">
<text:span text:style-name="T4">
 Podolyak </text:span>
</text:a>
</text:p>
      <text:p text:style-name="P4">
"This package shows that there has been a fundamental change in the idea of how dangerous the Russian regime is for the whole world and how this war should be tested," - said Advisor to the Head of OP. He added that statements about the future support of Ukraine indicate that Germany and other partners "chose their own experiment."</text:p>
      <text:p text:style-name="P4">
We will remind, today German Chancellor Olaf Scholtz announced a new package of military assistance during a press conference with President of Ukraine Vladimir Zelensky after negotiations in Berlin.</text:p>
      <text:p text:style-name="P4">
News Source: <text:a xlink:type="simple" xlink:href="https://www.ukrinform.ua/rubric-ato/3709194-podolak-prognozue-katastroficni-podii-dla-rosijskoi-armii.html" text:style-name="Internet_20_link" text:visited-style-name="Visited_20_Internet_20_Link">
https://www.ukrinform.ua/rubric-ato/3709194-podolak-prognozue-katastroficni-podii-dla-rosijskoi-armii.html</text:a>
</text:p>
      <!--NEWS-->
      <text:h text:style-name="P10" text:outline-level="1">
<text:span text:style-name="T4">
Moravetsky: Europe will be fully combined with Ukraine as a full member of the EU</text:span>
</text:h>
      <text:p text:style-name="P4">
Authors: Ukrinform (Person)</text:p>
      <text:p text:style-name="P4">
Publisher: Укринформ (Organization)</text:p>
      <text:p text:style-name="P4">
Published Time: 2023-05-14T-40:07:00+03:00</text:p>
      <text:p text:style-name="P4">
Modified Time: 2023-05-14T21:07:00+03:00</text:p>
      <text:p text:style-name="P4">
Description: Europe will only be fully united in the case of Ukraine's accession to the EU. Ukraine is now fighting for European values and standing on the side of good, so Europe must unconditionally support Ukrainians in the war with Russia. - Ukrinform.</text:p>
      <text:p text:style-name="P4">
Images: ["<text:a xlink:type="simple" xlink:href="https://static.ukrinform.com/photos/2021_09/thumb_files/630_360_1632404103-972.jpg" text:style-name="Internet_20_link" text:visited-style-name="Visited_20_Internet_20_Link">
630_360_16324...</text:a>
"]</text:p>
      <text:p text:style-name="P4">
Tags: ['Європа', 'Премія', 'Моравецький', 'Зеленський']</text:p>
      <text:p text:style-name="P4">
Type: Article</text:p>
      <!--METADATA-->
      <text:p text:style-name="P4">
<draw:frame draw:style-name="fr1" draw:name="Image49" text:anchor-type="as-char" svg:width="6.9236in" svg:height="3.956343in" draw:z-index="0">
<draw:image xlink:href="../Images/yкринформ/2023-05-14T-40-07-00-03-00/630_360_1632404103-972.jpg" xlink:type="simple" xlink:show="embed" xlink:actuate="onLoad" draw:mime-type="image/jpeg"/>
</draw:frame>
Europe will only be united only in the case of Ukraine's accession to the EU. Ukrainian Azaraz fights for European values and stands on the side of good, so Europe is unconditionally supporting Ukrainians in the war with Russia.</text:p>
      <text:p text:style-name="P4">
On this during the award of President of Ukraine Volodymyr Zelensky, the Karl Great Prize for the European Merit of the Vomise Aacheni said on Sunday, Polish Prime Minister Mateusz Moravtsky, reports Ukrinform.</text:p>
      <text:p text:style-name="P4">
“Today's ceremony is another symbol of the gradual approach of Ukraine with the European family. <text:a xlink:type="simple" xlink:href="https://www.ukrinform.ua/tag-evropa" text:style-name="Internet_20_link" text:visited-style-name="Visited_20_Internet_20_Link">
</text:a>
It will be fully united when Ukraine will become its full member, ”Moravetsky emphasized.</text:p>
      <text:p text:style-name="P4">
<text:span text:style-name="T5">
Video: op</text:span>
</text:p>
      <text:p text:style-name="P4">
He emphasized: "So long as Ukraine beats for our freedom, so long of Europe's heart."</text:p>
      <text:p text:style-name="P4">
According to the Polish premiere, European humanism often goes in a couple of zocompromis, reconciliation, and even a pact with the devil. "</text:p>
      <text:p text:style-name="P4">
“This is a bad solution because it only continues the suffering of people who re -pressure from the dictator. It was once with Hitler, so now there is Zuputinbm- first in the case of Georgia, then with Crimea in 2014 and now, ”Moravtsky stressed.</text:p>
      <text:p text:style-name="P4">
He stressed that Europe is still large and can reach a consensus, not on the blackmail of Russian neo -imperia.</text:p>
      <text:p text:style-name="P4">
The Polish Prime Minister in Ukraine called the Russian aggression in Ukraine "another manifestation of goodness with evil, where good looks like Vladimir Zelensky and all defenders of Ukraine."</text:p>
      <text:p text:style-name="P4">
He stressed that the EU should counteract Russia because it denies Europe of Yuv -European values.</text:p>
      <text:p text:style-name="P4">
The head of the Polish government reminded that thousands of Ukrainian children were abducted and cannot be forgotten.</text:p>
      <text:p text:style-name="P4">
He emphasized that the EU is now a test and should be remembered by the sophisticated lectures of history, "it is not too late."</text:p>
      <text:p text:style-name="P4">
“Let us give today the laureate something more than the reward - let's give Vladimirunash full support. Only in this way will we strengthen peace and security in Europe, ”Moravetsky emphasized.</text:p>
      <text:p text:style-name="P4">
According to the Polish Prime Minister, Russian aggression against Ukraine is also a worldwide Europe, although many are afraid to admit that this war is concerned with all -European Europeans.</text:p>
      <text:p text:style-name="P4">
“It will have a decisive impact on which Europe will live in our children: whether Europe will have lost all the work of freedom, or Europe, which is restored. Perhaps it is one of the most important tasks and checks in our life, ”Moravetsky emphasized."Let's stand in their defense, let us support freedom, Ukraine, Europe," - summarized the Moravtsi under the applause of the audience.</text:p>
      <text:p text:style-name="P4">
According to the agency, some laureates of this awards were present at the ceremony, in particular, Lithuanian Expream, Dalia Gribauskaya, leaderkabilorus opposition Svetlana Tikhanovskaya, expert of the European Parliament Martinshulz and more.</text:p>
      <text:p text:style-name="P4">
<text:span text:style-name="T4">
 Read also: </text:span>
 <text:a xlink:type="simple" xlink:href="https://www.ukrinform.ua/rubric-ato/3709181-zelenskij-zaklikav-evropu-buti-risucimi-u-dopomozi-ukraini-zbroeu.html" text:style-name="Internet_20_link" text:visited-style-name="Visited_20_Internet_20_Link">
<text:span text:style-name="T4">
 Europe </text:span>
</text:a>
The Carl the Greater International Prize has been awarded every year since 1950, a large contribution to Europe. The 2023 prize was awarded the Volodymyr Zelensky and Ukrainian people.</text:p>
      <text:p text:style-name="P4">
In addition to Moravetsky, the speeches were made by the Chairman of the European Commission Ursula von Derlyen and German Chancellor Olaf Soltz.</text:p>
      <text:p text:style-name="P4">
At the ceremony, the music of the Ukrainian composer Miroslav Skoryk was heard Tavlenin Silvestrov, and the poetry of Sergei Zhadan was performed.</text:p>
      <text:p text:style-name="P4">
_ Photo: pap_</text:p>
      <text:p text:style-name="P4">
News Source: <text:a xlink:type="simple" xlink:href="https://www.ukrinform.ua/rubric-polytics/3709190-moraveckij-evropa-bude-povnistu-obednana-lise-z-ukrainou-ak-povnopravnim-clenom-es.html" text:style-name="Internet_20_link" text:visited-style-name="Visited_20_Internet_20_Link">
https://www.ukrinform.ua/rubric-polytics/3709190-moraveckij-evropa-bude-povnistu-obednana-lise-z-ukrainou-ak-povnopravnim-clenom-es.html</text:a>
</text:p>
      <!--NEWS-->
      <text:h text:style-name="P10" text:outline-level="1">
<text:span text:style-name="T4">
APL: Arsenal was defeated by Brighton</text:span>
</text:h>
      <text:p text:style-name="P4">
Authors: Ukrinform (Person)</text:p>
      <text:p text:style-name="P4">
Publisher: Укринформ (Organization)</text:p>
      <text:p text:style-name="P4">
Published Time: 2023-05-14T-42:01:29+03:00</text:p>
      <text:p text:style-name="P4">
Modified Time: 2023-05-14T21:01:29+03:00</text:p>
      <text:p text:style-name="P4">
Description: Zinchenko did not get to the application for the game. - Ukrinform.</text:p>
      <text:p text:style-name="P4">
Images: ["<text:a xlink:type="simple" xlink:href="https://static.ukrinform.com/photos/2023_05/thumb_files/630_360_1684086854-506.jpg" text:style-name="Internet_20_link" text:visited-style-name="Visited_20_Internet_20_Link">
630_360_16840...</text:a>
"]</text:p>
      <text:p text:style-name="P4">
Tags: ['Арсенал', 'Футбол', 'АПЛ']</text:p>
      <text:p text:style-name="P4">
Type: Article</text:p>
      <!--METADATA-->
      <text:p text:style-name="P4">
<draw:frame draw:style-name="fr1" draw:name="Image50" text:anchor-type="as-char" svg:width="6.9236in" svg:height="3.956343in" draw:z-index="0">
<draw:image xlink:href="../Images/yкринформ/2023-05-14T-42-01-29-03-00/630_360_1684086854-506.jpg" xlink:type="simple" xlink:show="embed" xlink:actuate="onLoad" draw:mime-type="image/jpeg"/>
</draw:frame>
Zinchenko got to the application for the game.</text:p>
      <text:p text:style-name="P4">
Arsenal in the home match of the 36th round of the APL lost to Brighton-0: 3, reports.</text:p>
      <text:p text:style-name="P4">
The guests spent all the goals in the second half. In the 51st minute the meeting scored Enquiso, and summed up the confrontation of the ball performed by the UNDA, which was published by Nazamine, and the goal of the Summary in the offset time.</text:p>
      <text:p text:style-name="P4">
Zinchenko did not get to the application for the game, earlier the defender was diagnosed with harm that would not allow the Ukrainian to play by the end of the season.</text:p>
      <text:p text:style-name="P4">
"Gunners" are in second place in the APL: the lag from the leader "Manchestersti" is four points. At the same time, the victory of the "locals" in the next Turyatatically will bring the "City" champion title. Brighton climbed to Shopisse.</text:p>
      <text:p text:style-name="P4">
Arsenal will play on May 20 on a departure with Nottingham Forest. Brighton will have a match against Newcastle earlier.</text:p>
      <text:p text:style-name="P4">
<text:span text:style-name="T4">
 Read also: </text:span>
 <text:a xlink:type="simple" xlink:href="https://www.ukrinform.ua/rubric-sports/3709143-apl-man-siti-povernuvsa-v-odnoosibni-lideri-obigravsi-everton-mikolenka.html" text:style-name="Internet_20_link" text:visited-style-name="Visited_20_Internet_20_Link">
</text:a>
As reported by Ukrinform, Manchester City was a visit to "Goodson Park" by counting 3-0 by Liverpool "Everton".</text:p>
      <text:p text:style-name="P4">
Photo: Getty Images</text:p>
      <text:p text:style-name="P4">
News Source: <text:a xlink:type="simple" xlink:href="https://www.ukrinform.ua/rubric-sports/3709189-apl-arsenal-rozgromno-postupivsa-brajtonu.html" text:style-name="Internet_20_link" text:visited-style-name="Visited_20_Internet_20_Link">
https://www.ukrinform.ua/rubric-sports/3709189-apl-arsenal-rozgromno-postupivsa-brajtonu.html</text:a>
</text:p>
      <!--NEWS-->
      <text:h text:style-name="P10" text:outline-level="1">
<text:span text:style-name="T4">
Poltavska Oblast(07:47). Red Alert: aerial threat. Sirens sounding. Take cover now!</text:span>
</text:h>
      <text:p text:style-name="P4">
Authors: liveuamap (Language: en)</text:p>
      <text:p text:style-name="P4">
Time: 2023-05-14T-43:48:00</text:p>
      <text:p text:style-name="P4">
Location: Poltavska Oblast (Latitude:49.47721 Longtitude:33.81795)</text:p>
      <text:p text:style-name="P4">
Videos: []</text:p>
      <text:p text:style-name="P4">
Images: []</text:p>
      <text:p text:style-name="P4">
Tags: ["Europe", "Central and Eastern Europe"]</text:p>
      <text:p text:style-name="P4">
Id: 22562668</text:p>
      <!--METADATA-->
      <text:p text:style-name="P4">
Poltava(07:47). Red Alert: aerial threat. Sirens sounding. Take covernow!</text:p>
      <text:p text:style-name="P4">
News Collection Link: <text:a xlink:type="simple" xlink:href="https://liveuamap.com/en/2023/14-may-poltavska-oblast0747-red-alert-aerial-g" text:style-name="Internet_20_link" text:visited-style-name="Visited_20_Internet_20_Link">
https://liveuamap.com/en/2023/14-may-poltavska-oblast0747-red-alert-aerial-g</text:a>
</text:p>
      <text:p text:style-name="P4">
News Source: <text:a xlink:type="simple" xlink:href="https://t.me/suspilnepoltava/11135" text:style-name="Internet_20_link" text:visited-style-name="Visited_20_Internet_20_Link">
https://t.me/suspilnepoltava/11135</text:a>
</text:p>
      <!--NEWS-->
      <text:h text:style-name="P10" text:outline-level="1">
<text:span text:style-name="T4">
After opening the half of the electoral chests in the presidential race, Erdogan is leading</text:span>
</text:h>
      <text:p text:style-name="P4">
Authors: Ukrinform (Person)</text:p>
      <text:p text:style-name="P4">
Publisher: Укринформ (Organization)</text:p>
      <text:p text:style-name="P4">
Published Time: 2023-05-14T-45:57:00+03:00</text:p>
      <text:p text:style-name="P4">
Modified Time: 2023-05-14T20:57:00+03:00</text:p>
      <text:p text:style-name="P4">
Description: As of 20.30, half of the electoral chests were opened in the local time (the same with Kyiv), 52.03% of voters voted for Turkish Taiipa Erdogan. , 33%. - Ukrinform.</text:p>
      <text:p text:style-name="P4">
Images: ["<text:a xlink:type="simple" xlink:href="https://static.ukrinform.com/photos/2022_08/thumb_files/630_360_1660844667-375.jpg" text:style-name="Internet_20_link" text:visited-style-name="Visited_20_Internet_20_Link">
630_360_16608...</text:a>
"]</text:p>
      <text:p text:style-name="P4">
Tags: ['Ердоган', 'Туреччина', 'Вибори Президента']</text:p>
      <text:p text:style-name="P4">
Type: Article</text:p>
      <!--METADATA-->
      <text:p text:style-name="P4">
<draw:frame draw:style-name="fr1" draw:name="Image51" text:anchor-type="as-char" svg:width="6.9236in" svg:height="3.956343in" draw:z-index="0">
<draw:image xlink:href="../Images/yкринформ/2023-05-14T-45-57-00-03-00/630_360_1660844667-375.jpg" xlink:type="simple" xlink:show="embed" xlink:actuate="onLoad" draw:mime-type="image/jpeg"/>
</draw:frame>
As of 20.30 local time(The same with Kiev)Half of the Vibrations was opened, 52.03%of voters voted in favor of Turkey Taiipa Erdogan, for the opposition leader Kemal Kilicilloglu - 42.11%, for the candidate of the departed alliance of the ancestors of Sinan Ogan - 5.33%.</text:p>
      <text:p text:style-name="P4">
About it reports Ukrinform with reference to the data of the High Evil Council, which holds the agency "<text:a xlink:type="simple" xlink:href="https://secim.aa.com.tr/" text:style-name="Internet_20_link" text:visited-style-name="Visited_20_Internet_20_Link">
</text:a>
”In online mode.</text:p>
      <text:p text:style-name="P4">
It is indicated that the president <text:a xlink:type="simple" xlink:href="https://www.ukrinform.ua/tag-erdogan" text:style-name="Internet_20_link" text:visited-style-name="Visited_20_Internet_20_Link">
</text:a>
wins B54 provinces(For the most part, it is central, northern part of the country, partially south and western provinces), Кілічдароглу в 27 провінціях (in the east, west partly in the south). Столична провінція Анкара наразі демонструє більшупідтримку Кілічдароглу, Стамбул - Ердогану.</text:p>
      <text:p text:style-name="P4">
<text:span text:style-name="T4">
Читайте також:</text:span>
 <text:a xlink:type="simple" xlink:href="https://www.ukrinform.ua/rubric-world/3709178-u-tureccini-pocali-opriludnuvati-rezultati-prezidentskih-peregoniv.html" text:style-name="Internet_20_link" text:visited-style-name="Visited_20_Internet_20_Link">
 <text:span text:style-name="T4">
Туреччині</text:span>
 </text:a>
As reported <text:a xlink:type="simple" xlink:href="https://www.ukrinform.ua/rubric-world/3708924-u-tureccini-prohodat-prezidentski-j-parlamentski-vibori.html" text:style-name="Internet_20_link" text:visited-style-name="Visited_20_Internet_20_Link">
</text:a>
, in Turkey, a voting in the presidential and parliamentary elections took place, the election district police officers opened at 8 am, voting lasted until the 17th. The results of the results online as the electoral chests were opened at 18.30.</text:p>
      <text:p text:style-name="P4">
News Source: <text:a xlink:type="simple" xlink:href="https://www.ukrinform.ua/rubric-world/3709188-pisla-vidkritta-polovini-viborcih-skrin-u-prezidentskih-peregonah-lidirue-erdogan.html" text:style-name="Internet_20_link" text:visited-style-name="Visited_20_Internet_20_Link">
https://www.ukrinform.ua/rubric-world/3709188-pisla-vidkritta-polovini-viborcih-skrin-u-prezidentskih-peregonah-lidirue-erdogan.html</text:a>
</text:p>
      <!--NEWS-->
      <text:h text:style-name="P10" text:outline-level="1">
<text:span text:style-name="T4">
На Херсонщині ППО знищила три російські безпілотники</text:span>
</text:h>
      <text:p text:style-name="P4">
Authors: Ukrinform (Person)</text:p>
      <text:p text:style-name="P4">
Publisher: Укринформ (Organization)</text:p>
      <text:p text:style-name="P4">
Published Time: 2023-05-14T-47:53:00+03:00</text:p>
      <text:p text:style-name="P4">
Modified Time: 2023-05-14T20:53:00+03:00</text:p>
      <text:p text:style-name="P4">
Description: In the Kherson region, on Sunday, May 14, three Russian unmanned aerial vehicles were destroyed by air defense forces. - Ukrinform.</text:p>
      <text:p text:style-name="P4">
Images: ["<text:a xlink:type="simple" xlink:href="https://static.ukrinform.com/photos/2019_06/thumb_files/630_360_1560689258-427.jpg" text:style-name="Internet_20_link" text:visited-style-name="Visited_20_Internet_20_Link">
630_360_15606...</text:a>
"]</text:p>
      <text:p text:style-name="P4">
Tags: ['Безпілотник', 'Херсонщина', 'Війна з росією', 'ППО']</text:p>
      <text:p text:style-name="P4">
Type: Article</text:p>
      <!--METADATA-->
      <text:p text:style-name="P4">
<draw:frame draw:style-name="fr1" draw:name="Image52" text:anchor-type="as-char" svg:width="6.9236in" svg:height="3.956343in" draw:z-index="0">
<draw:image xlink:href="../Images/yкринформ/2023-05-14T-47-53-00-03-00/630_360_1560689258-427.jpg" xlink:type="simple" xlink:show="embed" xlink:actuate="onLoad" draw:mime-type="image/jpeg"/>
</draw:frame>
Uherson region on Sunday, May 14, air defense forces destroyed Russian unmanned aerial vehicles.</text:p>
      <text:p text:style-name="P4">
According to Ukrinform, the South Air Command reports in <text:a xlink:type="simple" xlink:href="https://www.facebook.com/PvKPivden/posts/pfbid0bUTfiXy3Q9apyLxuwab9Thbbj1pJ2r2vyaMjF7vrDUCbuUFvWdZYpd4v5d6JZCbvl" text:style-name="Internet_20_link" text:visited-style-name="Visited_20_Internet_20_Link">
</text:a>
.</text:p>
      <text:p text:style-name="P4">
"14 травня 2023 року на Херсонщині силами та засобами протиповітряної оборониповітряного командування "Південь" знищено 3 російські <text:a xlink:type="simple" xlink:href="https://www.ukrinform.ua/tag-bezpilotnik" text:style-name="Internet_20_link" text:visited-style-name="Visited_20_Internet_20_Link">
</text:a>
: 2 Orlan -10 reconnaissance UAVs and one Zala type drone, the message reads.</text:p>
      <text:p text:style-name="P4">
<text:span text:style-name="T4">
 Read also: </text:span>
 <text:a xlink:type="simple" xlink:href="https://www.ukrinform.ua/rubric-ato/3708910-vnoci-sili-oboroni-znisili-25-rosijskih-bezpilotnikiv-ignat.html" text:style-name="Internet_20_link" text:visited-style-name="Visited_20_Internet_20_Link">
<text:span text:style-name="T4">
 drone </text:span>
</text:a>
As reported <text:a xlink:type="simple" xlink:href="https://www.ukrinform.ua/rubric-ato/3708931-droni-kalibri-z-cornogo-mora-raketi-z-litakiv-povitrani-sili-rozpovili-pro-nicnu-ataku-rf.html" text:style-name="Internet_20_link" text:visited-style-name="Visited_20_Internet_20_Link">
</text:a>
On the night of May 14, Russian invaders attacked Ukraine from various storage drones of Shahd-136/131, Caliber missiles from the ships of the training sea, winged missiles X-101/X-555/X-55 from aircraft of the TU-95MC strategic displacement.</text:p>
      <text:p text:style-name="P4">
News Source: <text:a xlink:type="simple" xlink:href="https://www.ukrinform.ua/rubric-ato/3709187-na-hersonsini-ppo-znisila-tri-rosijski-bezpilotniki.html" text:style-name="Internet_20_link" text:visited-style-name="Visited_20_Internet_20_Link">
https://www.ukrinform.ua/rubric-ato/3709187-na-hersonsini-ppo-znisila-tri-rosijski-bezpilotniki.html</text:a>
</text:p>
      <!--NEWS-->
      <text:h text:style-name="P10" text:outline-level="1">
<text:span text:style-name="T4">
In the State Duma of the Russian Federation confirmed Lukashenko's health problems</text:span>
</text:h>
      <text:p text:style-name="P4">
Authors: Ukrinform (Person)</text:p>
      <text:p text:style-name="P4">
Publisher: Укринформ (Organization)</text:p>
      <text:p text:style-name="P4">
Published Time: 2023-05-14T-49:50:00+03:00</text:p>
      <text:p text:style-name="P4">
Modified Time: 2023-05-14T20:50:00+03:00</text:p>
      <text:p text:style-name="P4">
Description: The first deputy chairman of the Committee of the State Duma of Russia for CIS affairs Konstantin Zatulin said that President of Belarus Alexander Lukashenko was getting sick. - Ukrinform.</text:p>
      <text:p text:style-name="P4">
Images: ["<text:a xlink:type="simple" xlink:href="https://static.ukrinform.com/photos/2023_05/thumb_files/630_360_1684086380-208.jpg" text:style-name="Internet_20_link" text:visited-style-name="Visited_20_Internet_20_Link">
630_360_16840...</text:a>
"]</text:p>
      <text:p text:style-name="P4">
Tags: ['білорусь', 'лукашенко', 'Держдума РФ', 'Хвороба']</text:p>
      <text:p text:style-name="P4">
Type: Article</text:p>
      <!--METADATA-->
      <text:p text:style-name="P4">
<draw:frame draw:style-name="fr1" draw:name="Image53" text:anchor-type="as-char" svg:width="6.9236in" svg:height="3.946452in" draw:z-index="0">
<draw:image xlink:href="../Images/yкринформ/2023-05-14T-49-50-00-03-00/630_360_1684086380-208.jpg" xlink:type="simple" xlink:show="embed" xlink:actuate="onLoad" draw:mime-type="image/jpeg"/>
</draw:frame>
The first deputy chairman of the Committee of the State Duma of Russia for CIS affairs Konstantin Zatululinized that President of Belarus Alexander Lukashenko was sick.</text:p>
      <text:p text:style-name="P4">
Zatulin reported this <text:a xlink:type="simple" xlink:href="https://t.me/pdmnews/59236" text:style-name="Internet_20_link" text:visited-style-name="Visited_20_Internet_20_Link">
</text:a>
, reports Ukrinform.</text:p>
      <text:p text:style-name="P4">
Zatulin said he knows what he was sick <text:a xlink:type="simple" xlink:href="https://www.ukrinform.ua/tag-lukasenko" text:style-name="Internet_20_link" text:visited-style-name="Visited_20_Internet_20_Link">
</text:a>
, but did not name the diagnosis.</text:p>
      <text:p text:style-name="P4">
“There is nothing such a supernatural there, it's not a covea. Just a person became ill. Despite the fact that the person became ill, he considered his duty to get Moscow, and then in the evening he took the events in Minsk. Probably, it needs some rest - that's all, ”the deputy said.</text:p>
      <text:p text:style-name="P4">
Lukashenko appeared on May 9 for the last time - in the morning he was in the parade of a wicked square in Moscow and returned to Minsk in Moscow. The Belarusian media grew attention to the unhealthy appearance of Lukashenko and its inability to reach the Alexander Garden on foot: it was taken to the laying of flowers by a car.</text:p>
      <text:p text:style-name="P4">
Shortly after the parade on May 9 in Moscow, <text:a xlink:type="simple" xlink:href="https://www.ukrinform.ua/rubric-world/3707006-pisla-paradu-v-moskvi-lukasenko-terminovo-povernuvsa-do-minska-pidozruut-problemi-zi-zdorovam.html" text:style-name="Internet_20_link" text:visited-style-name="Visited_20_Internet_20_Link">
</text:a>
. За деякими даними, до аеропорту його супроводжувала машина швидкої допомоги.</text:p>
      <text:p text:style-name="P4">
<text:span text:style-name="T4">
Читайте також:</text:span>
 <text:a xlink:type="simple" xlink:href="https://www.ukrinform.ua/rubric-world/3703882-putina-lukasenka-ta-insih-diktatoriv-ne-zaprosili-na-koronaciu-carlza-iii-zmi.html" text:style-name="Internet_20_link" text:visited-style-name="Visited_20_Internet_20_Link">
 <text:span text:style-name="T4">
лукашенка</text:span>
 </text:a>
During the parade on his hand, one could see a bandage. Some experts believe that it is similar to a dressing after using a catheter.</text:p>
      <text:p text:style-name="P4">
May 14 Among the background of rumors about illness <text:a xlink:type="simple" xlink:href="https://www.ukrinform.ua/rubric-world/3709057-lukasenko-ne-zavivsa-na-urocistostah-do-dna-prapora-bilorusi.html" text:style-name="Internet_20_link" text:visited-style-name="Visited_20_Internet_20_Link">
</text:a>
, coat of arms and hymn.</text:p>
      <text:p text:style-name="P4">
Thus, Lukashenko does not appear in the public space for the fifth day. About his condition or place of residence is not known.</text:p>
      <text:p text:style-name="P4">
News Source: <text:a xlink:type="simple" xlink:href="https://www.ukrinform.ua/rubric-world/3709184-u-derzdumi-rf-pidtverdili-problemi-zi-zdorovam-lukasenka.html" text:style-name="Internet_20_link" text:visited-style-name="Visited_20_Internet_20_Link">
https://www.ukrinform.ua/rubric-world/3709184-u-derzdumi-rf-pidtverdili-problemi-zi-zdorovam-lukasenka.html</text:a>
</text:p>
      <!--NEWS-->
      <text:h text:style-name="P10" text:outline-level="1">
<text:span text:style-name="T4">
Zelensky urged Europe to be decisive in helping Ukraine weapons</text:span>
</text:h>
      <text:p text:style-name="P4">
Authors: Ukrinform (Person)</text:p>
      <text:p text:style-name="P4">
Publisher: Укринформ (Organization)</text:p>
      <text:p text:style-name="P4">
Published Time: 2023-05-14T-51:39:00+03:00</text:p>
      <text:p text:style-name="P4">
Modified Time: 2023-05-14T20:39:00+03:00</text:p>
      <text:p text:style-name="P4">
Description: President Volodymyr Zelenskyy believes that it is now being decided what Russia would be completed by Russia, and called on Europeans to be firm and decisive in giving weapons to Ukraine. - Ukrinform.</text:p>
      <text:p text:style-name="P4">
Images: ["<text:a xlink:type="simple" xlink:href="https://static.ukrinform.com/photos/2023_02/thumb_files/630_360_1676391357-711.jpeg" text:style-name="Internet_20_link" text:visited-style-name="Visited_20_Internet_20_Link">
630_360_16763...</text:a>
"]</text:p>
      <text:p text:style-name="P4">
Tags: ['Європа', 'Україна', 'Зброя', 'Зеленський']</text:p>
      <text:p text:style-name="P4">
Type: Article</text:p>
      <!--METADATA-->
      <text:p text:style-name="P4">
<draw:frame draw:style-name="fr1" draw:name="Image54" text:anchor-type="as-char" svg:width="6.9236in" svg:height="3.956343in" draw:z-index="0">
<draw:image xlink:href="../Images/yкринформ/2023-05-14T-51-39-00-03-00/630_360_1676391357-711.jpeg" xlink:type="simple" xlink:show="embed" xlink:actuate="onLoad" draw:mime-type="image/jpeg"/>
</draw:frame>
President Volodymyr Zelensky believes that it is now being decided by what the construction of the war -solved war, and called on Europeans to be solid iriscite in giving weapons to Ukraine.</text:p>
      <text:p text:style-name="P4">
He stated this during a speech at the ceremony of delivery to him and the whole Ukrainian people of the International Prize named after Karl the Great in Aachen, Ukrinform correspondent reports.</text:p>
      <text:p text:style-name="P4">
“I dream to make Europe winner. I know that Ukrainians can win. I will be won with us with us, with the Ukrainians. Mention time and right now decides what the end of this war and whether the last aggression in [] will(https://www.ukrinform.ua/tag-evropa). It all depends on our unity with you, on our speed with you, on our way for victory. So my main appeal to you today? Karl the Great Karl is to be won!”Zelensky said.</text:p>
      <text:p text:style-name="P4">
<text:span text:style-name="T5">
Viso: <text:a xlink:type="simple" xlink:href="https://t.me/verkhovnaradaukrainy/50593" text:style-name="Internet_20_link" text:visited-style-name="Visited_20_Internet_20_Link">
</text:a>
</text:span>
 <text:span text:style-name="T5">
Viso: op</text:span>
</text:p>
      <text:p text:style-name="P4">
He stressed that Ukrainians are able to win and are already approaching this victory, Avsyuda, where a blue and yellow flag returns to the liberated land, and Jevrop returns.</text:p>
      <text:p text:style-name="P4">
<text:span text:style-name="T4">
 Read also: </text:span>
 <text:a xlink:type="simple" xlink:href="https://www.ukrinform.ua/rubric-polytics/3709172-nemae-zodnoi-racionalnoi-pricini-comu-nasi-voini-dosi-ne-v-nato-zelenskij.html" text:style-name="Internet_20_link" text:visited-style-name="Visited_20_Internet_20_Link">
<text:span text:style-name="T4">
 NATO </text:span>
</text:a>
At the same time, the President stressed that Ukraine needs weapons.</text:p>
      <text:p text:style-name="P4">
“It is a fact that freedom for our people that Russia has tried to enslave is ensured by the courage of our soldiers and weapons, including yours - everyone who helps us to defend ourselves. And now only weapons will stop this death. That is why it is firm to be firm and decisive in helping weapons to Ukrainian soldiers, ”Zelensky said.</text:p>
      <text:p text:style-name="P4">
As <text:a xlink:type="simple" xlink:href="https://www.ukrinform.ua/rubric-polytics/3708875-zelenskij-pribuv-z-vizitom-do-berlina.html" text:style-name="Internet_20_link" text:visited-style-name="Visited_20_Internet_20_Link">
 </text:a>
, President Volodymyr Zelenskyy is a visit to Germany on May 14.</text:p>
      <text:p text:style-name="P4">
<text:span text:style-name="T5">
Foto: op</text:span>
</text:p>
      <text:p text:style-name="P4">
News Source: <text:a xlink:type="simple" xlink:href="https://www.ukrinform.ua/rubric-ato/3709181-zelenskij-zaklikav-evropu-buti-risucimi-u-dopomozi-ukraini-zbroeu.html" text:style-name="Internet_20_link" text:visited-style-name="Visited_20_Internet_20_Link">
https://www.ukrinform.ua/rubric-ato/3709181-zelenskij-zaklikav-evropu-buti-risucimi-u-dopomozi-ukraini-zbroeu.html</text:a>
</text:p>
      <!--NEWS-->
      <text:h text:style-name="P10" text:outline-level="1">
<text:span text:style-name="T4">
Russia geopolitically has lost war - Macron</text:span>
</text:h>
      <text:p text:style-name="P4">
Authors: Ukrinform (Person)</text:p>
      <text:p text:style-name="P4">
Publisher: Укринформ (Organization)</text:p>
      <text:p text:style-name="P4">
Published Time: 2023-05-14T-53:31:00+03:00</text:p>
      <text:p text:style-name="P4">
Modified Time: 2023-05-14T20:31:00+03:00</text:p>
      <text:p text:style-name="P4">
Description: French President Emmanuel Macron believes that Russia has already "lost" a war in Ukraine and becomes China. - Ukrinform.</text:p>
      <text:p text:style-name="P4">
Images: ["<text:a xlink:type="simple" xlink:href="https://static.ukrinform.com/photos/2022_04/thumb_files/630_360_1650825731-530.jpg" text:style-name="Internet_20_link" text:visited-style-name="Visited_20_Internet_20_Link">
630_360_16508...</text:a>
"]</text:p>
      <text:p text:style-name="P4">
Tags: ['Китай', 'Макрон', 'Україна', 'Війна з росією']</text:p>
      <text:p text:style-name="P4">
Type: Article</text:p>
      <!--METADATA-->
      <text:p text:style-name="P4">
<draw:frame draw:style-name="fr1" draw:name="Image55" text:anchor-type="as-char" svg:width="6.9236in" svg:height="3.956343in" draw:z-index="0">
<draw:image xlink:href="../Images/yкринформ/2023-05-14T-53-31-00-03-00/630_360_1650825731-530.jpg" xlink:type="simple" xlink:show="embed" xlink:actuate="onLoad" draw:mime-type="image/jpeg"/>
</draw:frame>
Emmanuel Macron Presidential believes that Russia has already "lost" the war in Ukraine and becomes China.</text:p>
      <text:p text:style-name="P4">
About it reports <text:a xlink:type="simple" xlink:href="https://www.theguardian.com/world/live/2023/may/14/russia-ukraine-war-live-zelenskiy-arrives-in-berlin-after-germany-announces-further-27bn-of-military-aid#top-of-blog" text:style-name="Internet_20_link" text:visited-style-name="Visited_20_Internet_20_Link">
</text:a>
, reports Ukrinform.</text:p>
      <text:p text:style-name="P4">
"De facto, it entered the form of China's subordination and lost access to the day, which was critical, as it prompted Sweden and Finland's decision to join NATO ... It was impossible to imagine two years ago. In an interview with the Opinion newspaper.</text:p>
      <text:p text:style-name="P4">
He stressed that in order to <text:a xlink:type="simple" xlink:href="https://www.ukrinform.ua/tag-rosia" text:style-name="Internet_20_link" text:visited-style-name="Visited_20_Internet_20_Link">
</text:a>
It has lost the war, Ukraine needs to help in the future counter -offensive.</text:p>
      <text:p text:style-name="P4">
“Let's clarify, Russia should not win this war with military means. Thomuwid depends on how to help Ukrainians in their counter -offensive, how to prepare the issue of safety guarantees in negotiations that will inevitably gone, ”he said.</text:p>
      <text:p text:style-name="P4">
Macron also noted that the European Security Architecture will have to defend Ukraine.</text:p>
      <text:p text:style-name="P4">
<text:span text:style-name="T4">
 Read also: </text:span>
 <text:a xlink:type="simple" xlink:href="https://www.ukrinform.ua/rubric-world/3707343-kitaj-mae-dati-rosii-zrozumiti-so-vona-zajsla-u-gluhij-kut-glava-mzs-francii.html" text:style-name="Internet_20_link" text:visited-style-name="Visited_20_Internet_20_Link">
</text:a>
“I have always said that in the end, the European Security Architecture will have to defend Ukraine. But it should also involve non -confrontation and restoring a stable balance of forces, "he added, saying," But there is a lot of steps to be taken before we reach it. "</text:p>
      <text:p text:style-name="P4">
As reported <text:a xlink:type="simple" xlink:href="https://www.ukrinform.ua/rubric-polytics/3709166-prezident-ukraini-sogodni-moze-pributi-do-francii-zmi.html" text:style-name="Internet_20_link" text:visited-style-name="Visited_20_Internet_20_Link">
</text:a>
Earlier, the French reported that President of Ukraine Volodymyr Zelensky could arrive in Paris on Sunday after the end of Visit.</text:p>
      <text:p text:style-name="P4">
News Source: <text:a xlink:type="simple" xlink:href="https://www.ukrinform.ua/rubric-polytics/3709179-rosia-geopoliticno-vze-prograla-vijnu-makron.html" text:style-name="Internet_20_link" text:visited-style-name="Visited_20_Internet_20_Link">
https://www.ukrinform.ua/rubric-polytics/3709179-rosia-geopoliticno-vze-prograla-vijnu-makron.html</text:a>
</text:p>
      <!--NEWS-->
      <text:h text:style-name="P10" text:outline-level="1">
<text:span text:style-name="T4">
In Turkey, the results of the presidential race began</text:span>
</text:h>
      <text:p text:style-name="P4">
Authors: Ukrinform (Person)</text:p>
      <text:p text:style-name="P4">
Publisher: Укринформ (Organization)</text:p>
      <text:p text:style-name="P4">
Published Time: 2023-05-14T-55:22:00+03:00</text:p>
      <text:p text:style-name="P4">
Modified Time: 2023-05-14T20:22:00+03:00</text:p>
      <text:p text:style-name="P4">
Description: As of 19.30, 30.15% of election chests were opened in local time, 53.62% of voters voted for Turkish Taiipa Erdogan, the opposition leader Kemal Kilicilloglu was gaining 40.42%, for the candidate from the right alliance, the Ogan Ancestor. 4%. - Ukrinform.</text:p>
      <text:p text:style-name="P4">
Images: ["<text:a xlink:type="simple" xlink:href="https://static.ukrinform.com/photos/2023_05/thumb_files/630_360_1684055025-294.jpg" text:style-name="Internet_20_link" text:visited-style-name="Visited_20_Internet_20_Link">
630_360_16840...</text:a>
"]</text:p>
      <text:p text:style-name="P4">
Tags: ['Ердоган', 'Туреччина', 'Вибори Президента']</text:p>
      <text:p text:style-name="P4">
Type: Article</text:p>
      <!--METADATA-->
      <text:p text:style-name="P4">
<draw:frame draw:style-name="fr1" draw:name="Image56" text:anchor-type="as-char" svg:width="6.9236in" svg:height="3.956343in" draw:z-index="0">
<draw:image xlink:href="../Images/yкринформ/2023-05-14T-55-22-00-03-00/630_360_1684055025-294.jpg" xlink:type="simple" xlink:show="embed" xlink:actuate="onLoad" draw:mime-type="image/jpeg"/>
</draw:frame>
As of 19.30, 30.15% of the election chests were opened by local time, 53.62% of voters voted for Presidential Taiipa Erdogan, the leader of the opposition Kilicilloglu was gain .</text:p>
      <text:p text:style-name="P4">
About it reports Ukrinform with reference to the data of the High Evil Council, which holds <text:a xlink:type="simple" xlink:href="https://secim.aa.com.tr/" text:style-name="Internet_20_link" text:visited-style-name="Visited_20_Internet_20_Link">
</text:a>
In online mode.</text:p>
      <text:p text:style-name="P4">
It is indicated that the president <text:a xlink:type="simple" xlink:href="https://www.ukrinform.ua/tag-erdogan" text:style-name="Internet_20_link" text:visited-style-name="Visited_20_Internet_20_Link">
</text:a>
wins B54 provinces(For the most part, it is central, northern part of the country, partially south and western provinces), Rugged in 27 provinces(in the east, west partly in the south). Столична провінція Анкара наразі демонструє більшупідтримку Кілічдароглу, Стамбул - Ердогану.</text:p>
      <text:p text:style-name="P4">
<text:span text:style-name="T4">
Читайте також:</text:span>
 <text:a xlink:type="simple" xlink:href="https://www.ukrinform.ua/rubric-world/3708140-trimajte-ruki-podali-vid-tureccini-golovnij-supernik-erdogana-zvernuvsa-do-rosian.html" text:style-name="Internet_20_link" text:visited-style-name="Visited_20_Internet_20_Link">
 <text:span text:style-name="T4">
Ердоган</text:span>
 </text:a>
As reported <text:a xlink:type="simple" xlink:href="https://www.ukrinform.ua/rubric-world/3708924-u-tureccini-prohodat-prezidentski-j-parlamentski-vibori.html" text:style-name="Internet_20_link" text:visited-style-name="Visited_20_Internet_20_Link">
</text:a>
, in Turkey, a voting in the presidential and parliamentary elections took place, the election district police officers opened at 8 am, voting lasted until the 17th. The results of the results online as the electoral chests were opened at 18.30.</text:p>
      <text:p text:style-name="P4">
<text:span text:style-name="T5">
Foto: aa</text:span>
</text:p>
      <text:p text:style-name="P4">
News Source: <text:a xlink:type="simple" xlink:href="https://www.ukrinform.ua/rubric-world/3709178-u-tureccini-pocali-opriludnuvati-rezultati-prezidentskih-peregoniv.html" text:style-name="Internet_20_link" text:visited-style-name="Visited_20_Internet_20_Link">
https://www.ukrinform.ua/rubric-world/3709178-u-tureccini-pocali-opriludnuvati-rezultati-prezidentskih-peregoniv.html</text:a>
</text:p>
      <!--NEWS-->
      <text:h text:style-name="P10" text:outline-level="1">
<text:span text:style-name="T4">
The President told about the preparation of Ukraine for a counter -offensive</text:span>
</text:h>
      <text:p text:style-name="P4">
Authors: Ukrinform (Person)</text:p>
      <text:p text:style-name="P4">
Publisher: Укринформ (Organization)</text:p>
      <text:p text:style-name="P4">
Published Time: 2023-05-14T-57:16:00+03:00</text:p>
      <text:p text:style-name="P4">
Modified Time: 2023-05-14T20:16:00+03:00</text:p>
      <text:p text:style-name="P4">
Description: President Volodymyr Zelenskyy said that Ukraine will be ready to start a counter -offensive after completion of weapons and favorable weather conditions. - Ukrinform.</text:p>
      <text:p text:style-name="P4">
Images: ["<text:a xlink:type="simple" xlink:href="https://static.ukrinform.com/photos/2023_02/thumb_files/630_360_1675430025-335.jpeg" text:style-name="Internet_20_link" text:visited-style-name="Visited_20_Internet_20_Link">
630_360_16754...</text:a>
"]</text:p>
      <text:p text:style-name="P4">
Tags: ['ЗСУ', 'Зеленський', 'Війна з росією', 'Контрнаступ']</text:p>
      <text:p text:style-name="P4">
Type: Article</text:p>
      <!--METADATA-->
      <text:p text:style-name="P4">
<draw:frame draw:style-name="fr1" draw:name="Image57" text:anchor-type="as-char" svg:width="6.9236in" svg:height="3.956343in" draw:z-index="0">
<draw:image xlink:href="../Images/yкринформ/2023-05-14T-57-16-00-03-00/630_360_1675430025-335.jpeg" xlink:type="simple" xlink:show="embed" xlink:actuate="onLoad" draw:mime-type="image/jpeg"/>
</draw:frame>
President Volodymyr Zelensky said that Ukraine will be ready to start a contradiction after completion of weapons and favorable weather conditions.</text:p>
      <text:p text:style-name="P4">
He said this in an interview <text:a xlink:type="simple" xlink:href="https://www.washingtonpost.com/world/2023/05/13/zelensky-washington-post-interview-transcript/" text:style-name="Internet_20_link" text:visited-style-name="Visited_20_Internet_20_Link">
</text:a>
.</text:p>
      <text:p text:style-name="P4">
“First of all, we do not plan a counter -offensive for months. For us, this is a priority, so we had to prepare with our plans in advance ... Emphasis on a number of directions. The first question is, of course, ammunition. I'm saying this as a priority not because I want to complain, but because it is a resource without which a counter -offensive is impossible. But I want to clearly say that without this resource, the defense of the state is impossible, ”he said.</text:p>
      <text:p text:style-name="P4">
Zelensky stressed that it is not just a matter of counter -offensive. The question is to hold a counter -offensive and not lose the territories we have.</text:p>
      <text:p text:style-name="P4">
“Despite being stronger - I think we are more motivated than <text:a xlink:type="simple" xlink:href="https://www.ukrinform.ua/tag-rosia" text:style-name="Internet_20_link" text:visited-style-name="Visited_20_Internet_20_Link">
</text:a>
. However, we must all prepare, be provided with weapons and motivated people, so as not to lose people. Therefore, the most important thing we need is resources for those plans that have already been drawn up. Honestly, the weather is also affected by the weather. This is an absolute fact, because, for example, the land must be suitable for our weapon. We do not have such a wide range of armored vehicles, ”Zelensky said.</text:p>
      <text:p text:style-name="P4">
According to him, for the military-political command of Ukraine, one of the patterned tasks is to minimize human losses. “Our main tactics of the outset of the war and even before the war - then it was not a tactic, but my way to people - we must control our entire territory, but the scaffolding to save as many people as possible. During the war, our tactic has changed ... We understand that despite the counter -offensive - and we will do it - Mipovin is minimizing losses. And so when we say that it is necessary, we need everything that allows us to protect people - artillery systems and a long -range artillery, ”the President said.</text:p>
      <text:p text:style-name="P4">
He added that Ukraine will be ready for a counter -offensive after the weapons are completed. “As soon as the supply of weapons, which has been expected with our partners, we will be ready for a counter -offensive, of course, by the degree of change in weather. And the goal is unchanged - the de -occupation of our territory, ”Zelensky said.<text:span text:style-name="T4">
 Read also: </text:span>
 <text:a xlink:type="simple" xlink:href="https://www.ukrinform.ua/rubric-polytics/3709172-nemae-zodnoi-racionalnoi-pricini-comu-nasi-voini-dosi-ne-v-nato-zelenskij.html" text:style-name="Internet_20_link" text:visited-style-name="Visited_20_Internet_20_Link">
<text:span text:style-name="T4">
 NATO </text:span>
</text:a>
He also emphasized the need for modern aviation for the full liberation of the territories of Ukraine. “Now we are lost in the sky. We always say that the force of the Russian Federation outweighs the power of the Russian Federation. I believe that we are also motivated by Russia. On the battlefield, on Earth we showed what they were capable of. But we are absolutely intelligent people. If they have an absolute advantage in the sky, so it is. And that our partnerships do it. We would like to get their support to give us a fighter-toe sample, usually F-16. There are other fighters, eurofighter and more. Error names. We work with everyone to get something in this field, ”said Zemnsky.</text:p>
      <text:p text:style-name="P4">
As reported <text:a xlink:type="simple" xlink:href="https://www.ukrinform.ua/rubric-ato/3709048-zelenskij-virit-v-uspih-kontrnastupu-mi-majze-gotovi-do-cogo.html" text:style-name="Internet_20_link" text:visited-style-name="Visited_20_Internet_20_Link">
</text:a>
, at a press conference with Federal Chancellor of Germany, Olaf Solz, President Vladimir Zelensky has argued that he believed in the success of the future counter -offensive of the Ukrainian forces.</text:p>
      <text:p text:style-name="P4">
<text:span text:style-name="T5">
Foto: op</text:span>
</text:p>
      <text:p text:style-name="P4">
News Source: <text:a xlink:type="simple" xlink:href="https://www.ukrinform.ua/rubric-ato/3709177-prezident-rozpoviv-pro-pidgotovku-ukraini-do-kontrnastupu.html" text:style-name="Internet_20_link" text:visited-style-name="Visited_20_Internet_20_Link">
https://www.ukrinform.ua/rubric-ato/3709177-prezident-rozpoviv-pro-pidgotovku-ukraini-do-kontrnastupu.html</text:a>
</text:p>
      <!--NEWS-->
      <text:h text:style-name="P10" text:outline-level="1">
<text:span text:style-name="T4">
Mother's love is the source of all good and pure - Zelensky</text:span>
</text:h>
      <text:p text:style-name="P4">
Authors: Ukrinform (Person)</text:p>
      <text:p text:style-name="P4">
Publisher: Укринформ (Organization)</text:p>
      <text:p text:style-name="P4">
Published Time: 2023-05-14T-59:10:00+03:00</text:p>
      <text:p text:style-name="P4">
Modified Time: 2023-05-14T20:10:00+03:00</text:p>
      <text:p text:style-name="P4">
Description: Mother's love is the source of all the good and pure that exists in the world. - Ukrinform.</text:p>
      <text:p text:style-name="P4">
Images: ["<text:a xlink:type="simple" xlink:href="https://static.ukrinform.com/photos/2023_02/thumb_files/630_360_1677220159-612.png" text:style-name="Internet_20_link" text:visited-style-name="Visited_20_Internet_20_Link">
630_360_16772...</text:a>
"]</text:p>
      <text:p text:style-name="P4">
Tags: ['День Матері', 'Свято', 'Зеленський']</text:p>
      <text:p text:style-name="P4">
Type: Article</text:p>
      <!--METADATA-->
      <text:p text:style-name="P4">
<draw:frame draw:style-name="fr1" draw:name="Image58" text:anchor-type="as-char" svg:width="6.9236in" svg:height="3.956343in" draw:z-index="0">
<draw:image xlink:href="../Images/yкринформ/2023-05-14T-59-10-00-03-00/630_360_1677220159-612.png" xlink:type="simple" xlink:show="embed" xlink:actuate="onLoad" draw:mime-type="image/png"/>
</draw:frame>
Mother's love is the source of all the good and pure that exists in the world.</text:p>
      <text:p text:style-name="P4">
According to Ukrinform, President Volodymyr Zelenskyy wrote in <text:a xlink:type="simple" xlink:href="https://t.me/V_Zelenskiy_official/6226" text:style-name="Internet_20_link" text:visited-style-name="Visited_20_Internet_20_Link">
</text:a>
.</text:p>
      <text:p text:style-name="P4">
“Today we congratulate all the mothers of the planet for our lives and future. They are worth not only today, but every day. For the fact that we were filled with force, we were imprisoned by our wildest dreams and the most ambitious goals, ”said Zelensky.</text:p>
      <text:p text:style-name="P4">
The President also stressed that "maternal love is unconditional, and it is the Eorl of all the good and pure that exists in the world. Every mother is deserved. Today and always. "</text:p>
      <text:p text:style-name="P4">
As reported by Ukrinform, in Ukraine this year on Sunday, May 14, is celebrated <text:a xlink:type="simple" xlink:href="https://www.ukrinform.ua/rubric-society/3708939-v-ukraini-vidznacaetsa-den-materi.html" text:style-name="Internet_20_link" text:visited-style-name="Visited_20_Internet_20_Link">
</text:a>
.</text:p>
      <text:p text:style-name="P4">
<text:span text:style-name="T4">
 Read also: </text:span>
 <text:a xlink:type="simple" xlink:href="https://www.ukrinform.ua/rubric-society/3709094-zaluznij-podakuvav-materam-zahisnikiv-ukraini.html" text:style-name="Internet_20_link" text:visited-style-name="Visited_20_Internet_20_Link">
<text:span text:style-name="T4">
 Zaluzhni </text:span>
 <text:span text:style-name="T4">
 </text:span>
 thanked <text:span text:style-name="T4">
 </text:span>
 mothers <text:span text:style-name="T4">
 </text:span>
 <text:span text:style-name="T4">
 Defenders </text:span>
<text:span text:style-name="T4">
 of Ukraine </text:span>
</text:a>
This holiday was established in accordance with the Presidential Decree of May 10, 1999, and is awarded every second Sunday of May.</text:p>
      <text:p text:style-name="P4">
<text:span text:style-name="T5">
Foto: op</text:span>
</text:p>
      <text:p text:style-name="P4">
News Source: <text:a xlink:type="simple" xlink:href="https://www.ukrinform.ua/rubric-society/3709175-materinska-lubov-e-dzerelom-usogo-dobrogo-i-cistogo-zelenskij.html" text:style-name="Internet_20_link" text:visited-style-name="Visited_20_Internet_20_Link">
https://www.ukrinform.ua/rubric-society/3709175-materinska-lubov-e-dzerelom-usogo-dobrogo-i-cistogo-zelenskij.html</text:a>
</text:p>
      <!--NEWS-->
      <text:h text:style-name="P10" text:outline-level="1">
<text:span text:style-name="T4">
Zavatskaya won the Russian in the qualification of ITF tournament in Madrid</text:span>
</text:h>
      <text:p text:style-name="P4">
Authors: Ukrinform (Person)</text:p>
      <text:p text:style-name="P4">
Publisher: Укринформ (Organization)</text:p>
      <text:p text:style-name="P4">
Published Time: 2023-05-14T-61:09:11+03:00</text:p>
      <text:p text:style-name="P4">
Modified Time: 2023-05-14T20:09:11+03:00</text:p>
      <text:p text:style-name="P4">
Description: The Ukrainian gave only two games. - Ukrinform.</text:p>
      <text:p text:style-name="P4">
Images: ["<text:a xlink:type="simple" xlink:href="https://static.ukrinform.com/photos/2023_05/thumb_files/630_360_1684084089-379.jpg" text:style-name="Internet_20_link" text:visited-style-name="Visited_20_Internet_20_Link">
630_360_16840...</text:a>
"]</text:p>
      <text:p text:style-name="P4">
Tags: ['Теніс']</text:p>
      <text:p text:style-name="P4">
Type: Article</text:p>
      <!--METADATA-->
      <text:p text:style-name="P4">
<draw:frame draw:style-name="fr1" draw:name="Image59" text:anchor-type="as-char" svg:width="6.9236in" svg:height="3.956343in" draw:z-index="0">
<draw:image xlink:href="../Images/yкринформ/2023-05-14T-61-09-11-03-00/630_360_1684084089-379.jpg" xlink:type="simple" xlink:show="embed" xlink:actuate="onLoad" draw:mime-type="image/jpeg"/>
</draw:frame>
Only two games were Ukrainian.</text:p>
      <text:p text:style-name="P4">
Katarina Zavatskaya Ukrainian Tentisite(№287 WTA)She won the first mattress qualifications on the soil 100 thousand ITF in Madrid, Ukrinform reports.</text:p>
      <text:p text:style-name="P4">
In the starting duel of the selection, the Ukrainian, who received the third number of sowing of the recipients, figured out with Anna Semenova - 6: 2, 6: 0.</text:p>
      <text:p text:style-name="P4">
In the next selection round, Zavatskaya will compete against the 11th sown Emiliepleton from the United Kingdom(№420 WTA).</text:p>
      <text:p text:style-name="P4">
<text:span text:style-name="T4">
Читайте також:</text:span>
 <text:a xlink:type="simple" xlink:href="https://www.ukrinform.ua/rubric-sports/3709140-kostuk-zaversila-vistupi-na-turniri-wta-u-rimi.html" text:style-name="Internet_20_link" text:visited-style-name="Visited_20_Internet_20_Link">
 <text:span text:style-name="T4">
Костюк</text:span>
 </text:a>
As reported by Ukrinform, Kostyuk paired with Romanian Elena-Gabriela Ruse played the second round of the paired category of the tournament in Rome against the third number(USA)- Demi Vurs(Netherlands).</text:p>
      <text:p text:style-name="P4">
Фото: btu.org.ua</text:p>
      <text:p text:style-name="P4">
News Source: <text:a xlink:type="simple" xlink:href="https://www.ukrinform.ua/rubric-sports/3709174-zavacka-peremogla-rosianku-u-kvalifikacii-turniru-itf-u-madridi.html" text:style-name="Internet_20_link" text:visited-style-name="Visited_20_Internet_20_Link">
https://www.ukrinform.ua/rubric-sports/3709174-zavacka-peremogla-rosianku-u-kvalifikacii-turniru-itf-u-madridi.html</text:a>
</text:p>
      <!--NEWS-->
      <text:h text:style-name="P10" text:outline-level="1">
<text:span text:style-name="T4">
"Polesie" for the first time in history came out in UPL</text:span>
</text:h>
      <text:p text:style-name="P4">
Authors: Ukrinform (Person)</text:p>
      <text:p text:style-name="P4">
Publisher: Укринформ (Organization)</text:p>
      <text:p text:style-name="P4">
Published Time: 2023-05-14T-63:03:23+03:00</text:p>
      <text:p text:style-name="P4">
Modified Time: 2023-05-14T20:03:23+03:00</text:p>
      <text:p text:style-name="P4">
Description: The team increased in the classroom. - Ukrinform.</text:p>
      <text:p text:style-name="P4">
Images: ["<text:a xlink:type="simple" xlink:href="https://static.ukrinform.com/photos/2023_05/thumb_files/630_360_1684083709-113.jpg" text:style-name="Internet_20_link" text:visited-style-name="Visited_20_Internet_20_Link">
630_360_16840...</text:a>
"]</text:p>
      <text:p text:style-name="P4">
Tags: ['Футбол', "Прем'єр-ліга", 'перша ліга', 'Полісся']</text:p>
      <text:p text:style-name="P4">
Type: Article</text:p>
      <!--METADATA-->
      <text:p text:style-name="P4">
<draw:frame draw:style-name="fr1" draw:name="Image60" text:anchor-type="as-char" svg:width="6.9236in" svg:height="3.956343in" draw:z-index="0">
<draw:image xlink:href="../Images/yкринформ/2023-05-14T-63-03-23-03-00/630_360_1684083709-113.jpg" xlink:type="simple" xlink:show="embed" xlink:actuate="onLoad" draw:mime-type="image/jpeg"/>
</draw:frame>
The team increased in the classroom.</text:p>
      <text:p text:style-name="P4">
The first league "Polissya" in the championship group defeated "Kremin" with a score of 5-0 and guaranteed its release to the UPL, Ukrinform reports.</text:p>
      <text:p text:style-name="P4">
Now the advantage over the third place is 9 points for 2 rounds before the finish line. Kalitvintsev's commander will no longer fall below the second position.</text:p>
      <text:p text:style-name="P4">
For the Zhytomyr Club, it is a debut in the country's elite division. Polissya's professional levels returned in 2017 after which the team was disbanded in 2005.</text:p>
      <text:p text:style-name="P4">
In struggle for 3-4 positions and transitional matches for reaching UPL remain LNZ(19 points), Metalurg Zaporozhye(17), “Carpathians”(17)and "epicenter"(12).</text:p>
      <text:p text:style-name="P4">
<text:span text:style-name="T4">
Читайте також:</text:span>
 <text:a xlink:type="simple" xlink:href="https://www.ukrinform.ua/rubric-sports/3708949-persa-liga-obolon-zigrae-u-ternopoli-polissa-prijmae-kremin.html" text:style-name="Internet_20_link" text:visited-style-name="Visited_20_Internet_20_Link">
 <text:span text:style-name="T4">
Оболонь</text:span>
 </text:a>
As reported by Ukrinform earlier, the place in the UPL was guaranteed by Obolon.</text:p>
      <text:p text:style-name="P4">
Photo: polissyafc.com</text:p>
      <text:p text:style-name="P4">
News Source: <text:a xlink:type="simple" xlink:href="https://www.ukrinform.ua/rubric-sports/3709173-polissa-vperse-v-istorii-vijslo-v-upl.html" text:style-name="Internet_20_link" text:visited-style-name="Visited_20_Internet_20_Link">
https://www.ukrinform.ua/rubric-sports/3709173-polissa-vperse-v-istorii-vijslo-v-upl.html</text:a>
</text:p>
      <!--NEWS-->
      <text:h text:style-name="P10" text:outline-level="1">
<text:span text:style-name="T4">
There is no rational reason why our warriors are still not in NATO - Zelensky</text:span>
</text:h>
      <text:p text:style-name="P4">
Authors: Ukrinform (Person)</text:p>
      <text:p text:style-name="P4">
Publisher: Укринформ (Organization)</text:p>
      <text:p text:style-name="P4">
Published Time: 2023-05-14T-65:00:00+03:00</text:p>
      <text:p text:style-name="P4">
Modified Time: 2023-05-14T20:00:00+03:00</text:p>
      <text:p text:style-name="P4">
Description: President Volodymyr Zelenskyy is convinced that there are no rational reasons for refusing to membership Ukraine in NATO, and insists on the admission of the Alliance. - Ukrinform.</text:p>
      <text:p text:style-name="P4">
Images: ["<text:a xlink:type="simple" xlink:href="https://static.ukrinform.com/photos/2023_04/thumb_files/630_360_1680700924-201.jpg" text:style-name="Internet_20_link" text:visited-style-name="Visited_20_Internet_20_Link">
630_360_16807...</text:a>
"]</text:p>
      <text:p text:style-name="P4">
Tags: ['НАТО', 'Військові', 'Зеленський', 'Війна з росією']</text:p>
      <text:p text:style-name="P4">
Type: Article</text:p>
      <!--METADATA-->
      <text:p text:style-name="P4">
<draw:frame draw:style-name="fr1" draw:name="Image61" text:anchor-type="as-char" svg:width="6.9236in" svg:height="3.956343in" draw:z-index="0">
<draw:image xlink:href="../Images/yкринформ/2023-05-14T-65-00-00-03-00/630_360_1680700924-201.jpg" xlink:type="simple" xlink:show="embed" xlink:actuate="onLoad" draw:mime-type="image/jpeg"/>
</draw:frame>
The Presidential Divine Zelensky is convinced that there are no rational reasons for Ukraine's membership in NATO, and insists on the adoption of the Alliance's algorithm.</text:p>
      <text:p text:style-name="P4">
He stated this during a speech at the ceremony of the Head of State of the Tukrainsk People of the International Prize named after Karl the Great in Aachen, Ukrinform correspondent reports.</text:p>
      <text:p text:style-name="P4">
"There is no rational reason why our warriors who so heroically fight for our common freedom, for the sake of our common values, are not in one organization with all other warriors <text:a xlink:type="simple" xlink:href="https://www.ukrinform.ua/tag-nato" text:style-name="Internet_20_link" text:visited-style-name="Visited_20_Internet_20_Link">
</text:a>
. If you judge the fruits of our actions, Ukraine is already in the Alliance, but the decision has not yet been made. It is worth making a decision, it is worth defining the algorithm- it motivates our soldiers and it is important, ”Zelensky said.</text:p>
      <text:p text:style-name="P4">
<text:span text:style-name="T5">
Viso: <text:a xlink:type="simple" xlink:href="https://t.me/verkhovnaradaukrainy/50593" text:style-name="Internet_20_link" text:visited-style-name="Visited_20_Internet_20_Link">
</text:a>
</text:span>
 <text:span text:style-name="T5">
Viso: op</text:span>
</text:p>
      <text:p text:style-name="P4">
The President stressed that, in addition to strengthening the entire Euro -Atlantic of the courage of Ukrainian, Ukraine's accession to the Alliance will give another historical result.</text:p>
      <text:p text:style-name="P4">
“NATO flags next to the flags of Ukraine on our eastern border will become a castle, a powerful castle that will keep Russian imperialism last. The past, which is not returned, because without control over Ukraine Russian imperialism dies, ”the Head of State emphasized.</text:p>
      <text:p text:style-name="P4">
<text:span text:style-name="T4">
 Read also: </text:span>
 <text:a xlink:type="simple" xlink:href="https://www.ukrinform.ua/rubric-world/3709145-v-estonii-rozpocinautsa-navcanna-nato-za-ucasti-14-tisac-vijskovih.html" text:style-name="Internet_20_link" text:visited-style-name="Visited_20_Internet_20_Link">
<text:span text:style-name="T4">
 NATO </text:span>
</text:a>
At the same time, he added that Europe cannot be "perfect" without Ukraine's membership.</text:p>
      <text:p text:style-name="P4">
As <text:a xlink:type="simple" xlink:href="https://www.ukrinform.ua/rubric-polytics/3708875-zelenskij-pribuv-z-vizitom-do-berlina.html" text:style-name="Internet_20_link" text:visited-style-name="Visited_20_Internet_20_Link">
 </text:a>
, President Volodymyr Zelenskyy is a visit to Germany on May 14.</text:p>
      <text:p text:style-name="P4">
<text:span text:style-name="T5">
Foto: op</text:span>
</text:p>
      <text:p text:style-name="P4">
News Source: <text:a xlink:type="simple" xlink:href="https://www.ukrinform.ua/rubric-polytics/3709172-nemae-zodnoi-racionalnoi-pricini-comu-nasi-voini-dosi-ne-v-nato-zelenskij.html" text:style-name="Internet_20_link" text:visited-style-name="Visited_20_Internet_20_Link">
https://www.ukrinform.ua/rubric-polytics/3709172-nemae-zodnoi-racionalnoi-pricini-comu-nasi-voini-dosi-ne-v-nato-zelenskij.html</text:a>
</text:p>
      <!--NEWS-->
      <text:h text:style-name="P10" text:outline-level="1">
<text:span text:style-name="T4">
Donetsk Oblast(07:33). Red Alert: aerial threat. Sirens sounding. Take cover now!</text:span>
</text:h>
      <text:p text:style-name="P4">
Authors: liveuamap (Language: en)</text:p>
      <text:p text:style-name="P4">
Time: 2023-05-14T01:36:00</text:p>
      <text:p text:style-name="P4">
Location: Donetsk Oblast (Latitude:48.72679 Longtitude:37.57863)</text:p>
      <text:p text:style-name="P4">
Videos: []</text:p>
      <text:p text:style-name="P4">
Images: []</text:p>
      <text:p text:style-name="P4">
Tags: ["Europe", "Central and Eastern Europe"]</text:p>
      <text:p text:style-name="P4">
Id: 22562667</text:p>
      <!--METADATA-->
      <text:p text:style-name="P4">
Donetsk Oblast(07:33). Red Alert: aerial threat. Sirens sounding. Take covernow!</text:p>
      <text:p text:style-name="P4">
News Collection Link: <text:a xlink:type="simple" xlink:href="https://liveuamap.com/en/2023/14-may-donetsk-oblast0733-red-alert-aerial-thg" text:style-name="Internet_20_link" text:visited-style-name="Visited_20_Internet_20_Link">
https://liveuamap.com/en/2023/14-may-donetsk-oblast0733-red-alert-aerial-thg</text:a>
</text:p>
      <text:p text:style-name="P4">
News Source: <text:a xlink:type="simple" xlink:href="https://t.me/air_alert_ua/45307" text:style-name="Internet_20_link" text:visited-style-name="Visited_20_Internet_20_Link">
https://t.me/air_alert_ua/45307</text:a>
</text:p>
      <!--NEWS-->
      <text:h text:style-name="P10" text:outline-level="1">
<text:span text:style-name="T4">
Dnipro, Dnipropetrovska Oblast(07:47). Red Alert: aerial threat. Sirens sounding. Take cover ...</text:span>
</text:h>
      <text:p text:style-name="P4">
Authors: liveuamap (Language: en)</text:p>
      <text:p text:style-name="P4">
Time: 2023-05-14T01:48:00</text:p>
      <text:p text:style-name="P4">
Location: Dnipro (Latitude:48.45930000 Longtitude:35.03865000)</text:p>
      <text:p text:style-name="P4">
Videos: []</text:p>
      <text:p text:style-name="P4">
Images: []</text:p>
      <text:p text:style-name="P4">
Tags: ["Europe", "Central and Eastern Europe"]</text:p>
      <text:p text:style-name="P4">
Id: 22562669</text:p>
      <!--METADATA-->
      <text:p text:style-name="P4">
Dnipro, Dnipropetrovsk region(07:47). Red Alert: aerial threat. Sirenssounding. Take cover now!</text:p>
      <text:p text:style-name="P4">
News Collection Link: <text:a xlink:type="simple" xlink:href="https://liveuamap.com/en/2023/14-may-dnipro-dnipropetrovska-oblast0747-red-g" text:style-name="Internet_20_link" text:visited-style-name="Visited_20_Internet_20_Link">
https://liveuamap.com/en/2023/14-may-dnipro-dnipropetrovska-oblast0747-red-g</text:a>
</text:p>
      <text:p text:style-name="P4">
News Source: <text:a xlink:type="simple" xlink:href="https://t.me/suspilnednipro/15408" text:style-name="Internet_20_link" text:visited-style-name="Visited_20_Internet_20_Link">
https://t.me/suspilnednipro/15408</text:a>
</text:p>
      <!--NEWS-->
      <text:h text:style-name="P10" text:outline-level="1">
<text:span text:style-name="T4">
Sumy region, Zaporizhzhya region, Kharkiv, Kharkiv region (07:48). Red Alrt: Aerial Tchretate ....</text:span>
</text:h>
      <text:p text:style-name="P4">
Authors: liveuamap (Language: en)</text:p>
      <text:p text:style-name="P4">
Time: 2023-05-14T01:49:00</text:p>
      <text:p text:style-name="P4">
Location: Sumska Oblast (Latitude:50.99985 Longtitude:34.00098)</text:p>
      <text:p text:style-name="P4">
Videos: []</text:p>
      <text:p text:style-name="P4">
Images: []</text:p>
      <text:p text:style-name="P4">
Tags: ["Europe", "Central and Eastern Europe"]</text:p>
      <text:p text:style-name="P4">
Id: 22562670</text:p>
      <!--METADATA-->
      <text:p text:style-name="P4">
Sumy region, Zaporizhzhya region, Kharkiv, Kharkiv region(07:48). Red Alert:aerial threat. Sirens sounding. Take cover now!</text:p>
      <text:p text:style-name="P4">
News Collection Link: <text:a xlink:type="simple" xlink:href="https://liveuamap.com/en/2023/14-may-sumska-oblast-zaporizka-oblast-kharkivg" text:style-name="Internet_20_link" text:visited-style-name="Visited_20_Internet_20_Link">
https://liveuamap.com/en/2023/14-may-sumska-oblast-zaporizka-oblast-kharkivg</text:a>
</text:p>
      <text:p text:style-name="P4">
News Source: <text:a xlink:type="simple" xlink:href="https://t.me/air_alert_ua/45312" text:style-name="Internet_20_link" text:visited-style-name="Visited_20_Internet_20_Link">
https://t.me/air_alert_ua/45312</text:a>
</text:p>
      <!--NEWS-->
      <text:h text:style-name="P10" text:outline-level="1">
<text:span text:style-name="T4">
Transport infrastructure damaged in Kharkiv as result of missile strikes with S-300 overnight</text:span>
</text:h>
      <text:p text:style-name="P4">
Authors: liveuamap (Language: en)</text:p>
      <text:p text:style-name="P4">
Time: 2023-05-14T01:53:42</text:p>
      <text:p text:style-name="P4">
Location: Zolochiv (Latitude:50.26652 Longtitude:36.01662)</text:p>
      <text:p text:style-name="P4">
Videos: []</text:p>
      <text:p text:style-name="P4">
Images: ["<text:a xlink:type="simple" xlink:href="https://liveuamap.com/pics/2023/05/14/22562671_0.jpg" text:style-name="Internet_20_link" text:visited-style-name="Visited_20_Internet_20_Link">
22562671_0.jpg</text:a>
", "<text:a xlink:type="simple" xlink:href="https://liveuamap.com/pics/2023/05/14/22562671_1.jpg" text:style-name="Internet_20_link" text:visited-style-name="Visited_20_Internet_20_Link">
22562671_1.jpg</text:a>
"]</text:p>
      <text:p text:style-name="P4">
Tags: ["Europe", "Central and Eastern Europe"]</text:p>
      <text:p text:style-name="P4">
Id: 22562671</text:p>
      <!--METADATA-->
      <text:p text:style-name="P4">
Transport infrastructure damaged in Kharkiv as result of missile strikes withS-300 overnight</text:p>
      <text:p text:style-name="P4">
<draw:frame draw:style-name="fr1" draw:name="Image62" text:anchor-type="as-char" svg:width="6.9236in" svg:height="5.1927in" draw:z-index="0">
<draw:image xlink:href="../Images/liveuamap/2023-05-14T01-53-42/22562671_0.jpg" xlink:type="simple" xlink:show="embed" xlink:actuate="onLoad" draw:mime-type="image/jpeg"/>
</draw:frame>
<draw:frame draw:style-name="fr1" draw:name="Image63" text:anchor-type="as-char" svg:width="6.9236in" svg:height="5.1927in" draw:z-index="0">
<draw:image xlink:href="../Images/liveuamap/2023-05-14T01-53-42/22562671_1.jpg" xlink:type="simple" xlink:show="embed" xlink:actuate="onLoad" draw:mime-type="image/jpeg"/>
</draw:frame>
News Collection Link: <text:a xlink:type="simple" xlink:href="https://liveuamap.com/en/2023/14-may-transport-infrastructure-damaged-in-kharkiv-as-result" text:style-name="Internet_20_link" text:visited-style-name="Visited_20_Internet_20_Link">
https://liveuamap.com/en/2023/14-may-transport-infrastructure-damaged-in-kharkiv-as-result</text:a>
</text:p>
      <text:p text:style-name="P4">
News Source: <text:a xlink:type="simple" xlink:href="https://t.me/synegubov/6199" text:style-name="Internet_20_link" text:visited-style-name="Visited_20_Internet_20_Link">
https://t.me/synegubov/6199</text:a>
</text:p>
      <!--NEWS-->
      <text:h text:style-name="P10" text:outline-level="1">
<text:span text:style-name="T4">
Ukrainian air defense shot down 25 drones and 3 cruise missiles</text:span>
</text:h>
      <text:p text:style-name="P4">
Authors: liveuamap (Language: en)</text:p>
      <text:p text:style-name="P4">
Time: 2023-05-14T02:00:51</text:p>
      <text:p text:style-name="P4">
Location: Ternopil (Latitude:49.31708 Longtitude:26.12549)</text:p>
      <text:p text:style-name="P4">
Videos: []</text:p>
      <text:p text:style-name="P4">
Images: ["<text:a xlink:type="simple" xlink:href="https://liveuamap.com/pics/2023/05/14/22562672_0.jpg" text:style-name="Internet_20_link" text:visited-style-name="Visited_20_Internet_20_Link">
22562672_0.jpg</text:a>
"]</text:p>
      <text:p text:style-name="P4">
Tags: []</text:p>
      <text:p text:style-name="P4">
Id: 22562672</text:p>
      <!--METADATA-->
      <text:p text:style-name="P4">
Ukrainian air defense shot down 25 drones and 3 cruise missiles</text:p>
      <text:p text:style-name="P4">
<draw:frame draw:style-name="fr1" draw:name="Image64" text:anchor-type="as-char" svg:width="6.9236in" svg:height="6.9236in" draw:z-index="0">
<draw:image xlink:href="../Images/liveuamap/2023-05-14T02-00-51/22562672_0.jpg" xlink:type="simple" xlink:show="embed" xlink:actuate="onLoad" draw:mime-type="image/jpeg"/>
</draw:frame>
News Collection Link: <text:a xlink:type="simple" xlink:href="https://liveuamap.com/en/2023/14-may-ukrainian-air-defense-shot-down-25-drones-and-3-cruise" text:style-name="Internet_20_link" text:visited-style-name="Visited_20_Internet_20_Link">
https://liveuamap.com/en/2023/14-may-ukrainian-air-defense-shot-down-25-drones-and-3-cruise</text:a>
</text:p>
      <text:p text:style-name="P4">
News Source: <text:a xlink:type="simple" xlink:href="https://t.me/kpszsu/2515" text:style-name="Internet_20_link" text:visited-style-name="Visited_20_Internet_20_Link">
https://t.me/kpszsu/2515</text:a>
</text:p>
      <!--NEWS-->
      <text:h text:style-name="P10" text:outline-level="1">
<text:span text:style-name="T4">
Damage to private residences as result of missile strike in Ternopil this morning</text:span>
</text:h>
      <text:p text:style-name="P4">
Authors: liveuamap (Language: en)</text:p>
      <text:p text:style-name="P4">
Time: 2023-05-14T02:53:32</text:p>
      <text:p text:style-name="P4">
Location: Ternopil (Latitude:49.55829 Longtitude:25.58218)</text:p>
      <text:p text:style-name="P4">
Videos: []</text:p>
      <text:p text:style-name="P4">
Images: ["<text:a xlink:type="simple" xlink:href="https://liveuamap.com/pics/2023/05/14/22562676_0.jpg" text:style-name="Internet_20_link" text:visited-style-name="Visited_20_Internet_20_Link">
22562676_0.jpg</text:a>
", "<text:a xlink:type="simple" xlink:href="https://liveuamap.com/pics/2023/05/14/22562676_1.jpg" text:style-name="Internet_20_link" text:visited-style-name="Visited_20_Internet_20_Link">
22562676_1.jpg</text:a>
", "<text:a xlink:type="simple" xlink:href="https://liveuamap.com/pics/2023/05/14/22562676_2.jpg" text:style-name="Internet_20_link" text:visited-style-name="Visited_20_Internet_20_Link">
22562676_2.jpg</text:a>
"]</text:p>
      <text:p text:style-name="P4">
Tags: ["Europe", "Central and Eastern Europe"]</text:p>
      <text:p text:style-name="P4">
Id: 22562676</text:p>
      <!--METADATA-->
      <text:p text:style-name="P4">
Damage to private residences as result of missile strike in Ternopil thismorning</text:p>
      <text:p text:style-name="P4">
<draw:frame draw:style-name="fr1" draw:name="Image65" text:anchor-type="as-char" svg:width="6.9236in" svg:height="5.1927in" draw:z-index="0">
<draw:image xlink:href="../Images/liveuamap/2023-05-14T02-53-32/22562676_0.jpg" xlink:type="simple" xlink:show="embed" xlink:actuate="onLoad" draw:mime-type="image/jpeg"/>
</draw:frame>
<draw:frame draw:style-name="fr1" draw:name="Image66" text:anchor-type="as-char" svg:width="6.9236in" svg:height="5.1927in" draw:z-index="0">
<draw:image xlink:href="../Images/liveuamap/2023-05-14T02-53-32/22562676_1.jpg" xlink:type="simple" xlink:show="embed" xlink:actuate="onLoad" draw:mime-type="image/jpeg"/>
</draw:frame>
<draw:frame draw:style-name="fr1" draw:name="Image67" text:anchor-type="as-char" svg:width="6.9236in" svg:height="5.1927in" draw:z-index="0">
<draw:image xlink:href="../Images/liveuamap/2023-05-14T02-53-32/22562676_2.jpg" xlink:type="simple" xlink:show="embed" xlink:actuate="onLoad" draw:mime-type="image/jpeg"/>
</draw:frame>
News Collection Link: <text:a xlink:type="simple" xlink:href="https://liveuamap.com/en/2023/14-may-damage-to-private-residences-as-result-of-missile" text:style-name="Internet_20_link" text:visited-style-name="Visited_20_Internet_20_Link">
https://liveuamap.com/en/2023/14-may-damage-to-private-residences-as-result-of-missile</text:a>
</text:p>
      <text:p text:style-name="P4">
News Source: <text:a xlink:type="simple" xlink:href="https://t.me/operativnoZSU/96230" text:style-name="Internet_20_link" text:visited-style-name="Visited_20_Internet_20_Link">
https://t.me/operativnoZSU/96230</text:a>
</text:p>
      <!--NEWS-->
      <text:h text:style-name="P10" text:outline-level="1">
<text:span text:style-name="T4">
Damage in Kurakhove as result of shelling</text:span>
</text:h>
      <text:p text:style-name="P4">
Authors: liveuamap (Language: en)</text:p>
      <text:p text:style-name="P4">
Time: 2023-05-14T02:55:04</text:p>
      <text:p text:style-name="P4">
Location: Kurahove (Latitude:47.98467 Longtitude:37.28206)</text:p>
      <text:p text:style-name="P4">
Videos: []</text:p>
      <text:p text:style-name="P4">
Images: ["<text:a xlink:type="simple" xlink:href="https://liveuamap.com/pics/2023/05/14/22562677_0.jpg" text:style-name="Internet_20_link" text:visited-style-name="Visited_20_Internet_20_Link">
22562677_0.jpg</text:a>
", "<text:a xlink:type="simple" xlink:href="https://liveuamap.com/pics/2023/05/14/22562677_1.jpg" text:style-name="Internet_20_link" text:visited-style-name="Visited_20_Internet_20_Link">
22562677_1.jpg</text:a>
"]</text:p>
      <text:p text:style-name="P4">
Tags: ["Europe", "Central and Eastern Europe"]</text:p>
      <text:p text:style-name="P4">
Id: 22562677</text:p>
      <!--METADATA-->
      <text:p text:style-name="P4">
Damage in Kurakhove as result of shelling</text:p>
      <text:p text:style-name="P4">
<draw:frame draw:style-name="fr1" draw:name="Image68" text:anchor-type="as-char" svg:width="6.9236in" svg:height="9.231467in" draw:z-index="0">
<draw:image xlink:href="../Images/liveuamap/2023-05-14T02-55-04/22562677_0.jpg" xlink:type="simple" xlink:show="embed" xlink:actuate="onLoad" draw:mime-type="image/jpeg"/>
</draw:frame>
<draw:frame draw:style-name="fr1" draw:name="Image69" text:anchor-type="as-char" svg:width="6.9236in" svg:height="9.231467in" draw:z-index="0">
<draw:image xlink:href="../Images/liveuamap/2023-05-14T02-55-04/22562677_1.jpg" xlink:type="simple" xlink:show="embed" xlink:actuate="onLoad" draw:mime-type="image/jpeg"/>
</draw:frame>
News Collection Link: <text:a xlink:type="simple" xlink:href="https://liveuamap.com/en/2023/14-may-damage-in-kurakhove-as-result-of-shelling" text:style-name="Internet_20_link" text:visited-style-name="Visited_20_Internet_20_Link">
https://liveuamap.com/en/2023/14-may-damage-in-kurakhove-as-result-of-shelling</text:a>
</text:p>
      <text:p text:style-name="P4">
News Source: <text:a xlink:type="simple" xlink:href="https://t.me/itsdonetsk/74228" text:style-name="Internet_20_link" text:visited-style-name="Visited_20_Internet_20_Link">
https://t.me/itsdonetsk/74228</text:a>
</text:p>
      <!--NEWS-->
      <text:h text:style-name="P10" text:outline-level="1">
<text:span text:style-name="T4">
President Zelensky has arrived in Berlin</text:span>
</text:h>
      <text:p text:style-name="P4">
Authors: liveuamap (Language: en)</text:p>
      <text:p text:style-name="P4">
Time: 2023-05-14T02:55:54</text:p>
      <text:p text:style-name="P4">
Location: Berlin, Berlin (Latitude:52.50656 Longtitude:13.36122)</text:p>
      <text:p text:style-name="P4">
Videos: []</text:p>
      <text:p text:style-name="P4">
Images: ["<text:a xlink:type="simple" xlink:href="https://liveuamap.com/pics/2023/05/14/22562678_0.jpg" text:style-name="Internet_20_link" text:visited-style-name="Visited_20_Internet_20_Link">
22562678_0.jpg</text:a>
"]</text:p>
      <text:p text:style-name="P4">
Tags: ["Germany", "Weapons"]</text:p>
      <text:p text:style-name="P4">
Id: 22562678</text:p>
      <!--METADATA-->
      <text:p text:style-name="P4">
President Zelensky has arrived in Berlin</text:p>
      <text:p text:style-name="P4">
<draw:frame draw:style-name="fr1" draw:name="Image70" text:anchor-type="as-char" svg:width="6.9236in" svg:height="3.894525in" draw:z-index="0">
<draw:image xlink:href="../Images/liveuamap/2023-05-14T02-55-54/22562678_0.jpg" xlink:type="simple" xlink:show="embed" xlink:actuate="onLoad" draw:mime-type="image/jpeg"/>
</draw:frame>
News Collection Link: <text:a xlink:type="simple" xlink:href="https://liveuamap.com/en/2023/14-may-president-zelensky-has-arrived-in-berlin" text:style-name="Internet_20_link" text:visited-style-name="Visited_20_Internet_20_Link">
https://liveuamap.com/en/2023/14-may-president-zelensky-has-arrived-in-berlin</text:a>
</text:p>
      <text:p text:style-name="P4">
News Source: <text:a xlink:type="simple" xlink:href="https://t.me/censor_net/29306" text:style-name="Internet_20_link" text:visited-style-name="Visited_20_Internet_20_Link">
https://t.me/censor_net/29306</text:a>
</text:p>
      <!--NEWS-->
      <text:h text:style-name="P10" text:outline-level="1">
<text:span text:style-name="T4">
Russian aviation have dropped 4 guided bombs over Kizomys and Stanislav overnight</text:span>
</text:h>
      <text:p text:style-name="P4">
Authors: liveuamap (Language: en)</text:p>
      <text:p text:style-name="P4">
Time: 2023-05-14T03:05:24</text:p>
      <text:p text:style-name="P4">
Location: Kherson (Latitude:46.56063 Longtitude:32.33585)</text:p>
      <text:p text:style-name="P4">
Videos: []</text:p>
      <text:p text:style-name="P4">
Images: []</text:p>
      <text:p text:style-name="P4">
Tags: ["Europe", "Central and Eastern Europe"]</text:p>
      <text:p text:style-name="P4">
Id: 22562681</text:p>
      <!--METADATA-->
      <text:p text:style-name="P4">
Russian aviation have dropped 4 guided bombs over Kizomys and Stanislavovernight</text:p>
      <text:p text:style-name="P4">
News Collection Link: <text:a xlink:type="simple" xlink:href="https://liveuamap.com/en/2023/14-may-russian-aviation-have-dropped-4-guided-bombs-over" text:style-name="Internet_20_link" text:visited-style-name="Visited_20_Internet_20_Link">
https://liveuamap.com/en/2023/14-may-russian-aviation-have-dropped-4-guided-bombs-over</text:a>
</text:p>
      <text:p text:style-name="P4">
News Source: <text:a xlink:type="simple" xlink:href="https://t.me/suspilnekherson/26164" text:style-name="Internet_20_link" text:visited-style-name="Visited_20_Internet_20_Link">
https://t.me/suspilnekherson/26164</text:a>
</text:p>
      <!--NEWS-->
      <text:h text:style-name="P10" text:outline-level="1">
<text:span text:style-name="T4">
Donetsk Oblast(09:22). Red Alert: aerial threat. Sirens sounding. Take cover now!</text:span>
</text:h>
      <text:p text:style-name="P4">
Authors: liveuamap (Language: en)</text:p>
      <text:p text:style-name="P4">
Time: 2023-05-14T03:23:00</text:p>
      <text:p text:style-name="P4">
Location: Donetsk Oblast (Latitude:48.72764 Longtitude:37.57833)</text:p>
      <text:p text:style-name="P4">
Videos: []</text:p>
      <text:p text:style-name="P4">
Images: []</text:p>
      <text:p text:style-name="P4">
Tags: ["Europe", "Central and Eastern Europe"]</text:p>
      <text:p text:style-name="P4">
Id: 22562684</text:p>
      <!--METADATA-->
      <text:p text:style-name="P4">
Donetsk Oblast(09:22). Red Alert: aerial threat. Sirens sounding. Take covernow!</text:p>
      <text:p text:style-name="P4">
News Collection Link: <text:a xlink:type="simple" xlink:href="https://liveuamap.com/en/2023/14-may-donetsk-oblast0922-red-alert-aerial-thg" text:style-name="Internet_20_link" text:visited-style-name="Visited_20_Internet_20_Link">
https://liveuamap.com/en/2023/14-may-donetsk-oblast0922-red-alert-aerial-thg</text:a>
</text:p>
      <text:p text:style-name="P4">
News Source: <text:a xlink:type="simple" xlink:href="https://t.me/air_alert_ua/45319" text:style-name="Internet_20_link" text:visited-style-name="Visited_20_Internet_20_Link">
https://t.me/air_alert_ua/45319</text:a>
</text:p>
      <!--NEWS-->
      <text:h text:style-name="P10" text:outline-level="1">
<text:span text:style-name="T4">
Damage at industrial enterprise in Ternopil as result of missile strike last night</text:span>
</text:h>
      <text:p text:style-name="P4">
Authors: liveuamap (Language: en)</text:p>
      <text:p text:style-name="P4">
Time: 2023-05-14T03:56:56</text:p>
      <text:p text:style-name="P4">
Location: Ternopil (Latitude:49.56698 Longtitude:25.59523)</text:p>
      <text:p text:style-name="P4">
Videos: []</text:p>
      <text:p text:style-name="P4">
Images: ["<text:a xlink:type="simple" xlink:href="https://liveuamap.com/pics/2023/05/14/22562685_0.jpg" text:style-name="Internet_20_link" text:visited-style-name="Visited_20_Internet_20_Link">
22562685_0.jpg</text:a>
", "<text:a xlink:type="simple" xlink:href="https://liveuamap.com/pics/2023/05/14/22562685_1.jpg" text:style-name="Internet_20_link" text:visited-style-name="Visited_20_Internet_20_Link">
22562685_1.jpg</text:a>
", "<text:a xlink:type="simple" xlink:href="https://liveuamap.com/pics/2023/05/14/22562685_2.jpg" text:style-name="Internet_20_link" text:visited-style-name="Visited_20_Internet_20_Link">
22562685_2.jpg</text:a>
", "<text:a xlink:type="simple" xlink:href="https://liveuamap.com/pics/2023/05/14/22562685_3.jpg" text:style-name="Internet_20_link" text:visited-style-name="Visited_20_Internet_20_Link">
22562685_3.jpg</text:a>
", "<text:a xlink:type="simple" xlink:href="https://liveuamap.com/pics/2023/05/14/22562685_4.jpg" text:style-name="Internet_20_link" text:visited-style-name="Visited_20_Internet_20_Link">
22562685_4.jpg</text:a>
", "<text:a xlink:type="simple" xlink:href="https://liveuamap.com/pics/2023/05/14/22562685_5.jpg" text:style-name="Internet_20_link" text:visited-style-name="Visited_20_Internet_20_Link">
22562685_5.jpg</text:a>
", "<text:a xlink:type="simple" xlink:href="https://liveuamap.com/pics/2023/05/14/22562685_6.jpg" text:style-name="Internet_20_link" text:visited-style-name="Visited_20_Internet_20_Link">
22562685_6.jpg</text:a>
", "<text:a xlink:type="simple" xlink:href="https://liveuamap.com/pics/2023/05/14/22562685_7.jpg" text:style-name="Internet_20_link" text:visited-style-name="Visited_20_Internet_20_Link">
22562685_7.jpg</text:a>
", "<text:a xlink:type="simple" xlink:href="https://liveuamap.com/pics/2023/05/14/22562685_8.jpg" text:style-name="Internet_20_link" text:visited-style-name="Visited_20_Internet_20_Link">
22562685_8.jpg</text:a>
", "<text:a xlink:type="simple" xlink:href="https://liveuamap.com/pics/2023/05/14/22562685_9.jpg" text:style-name="Internet_20_link" text:visited-style-name="Visited_20_Internet_20_Link">
22562685_9.jpg</text:a>
"]</text:p>
      <text:p text:style-name="P4">
Tags: ["Europe", "Central and Eastern Europe"]</text:p>
      <text:p text:style-name="P4">
Id: 22562685</text:p>
      <!--METADATA-->
      <text:p text:style-name="P4">
Damage at industrial enterprise in Ternopil as result of missile strike lastnight</text:p>
      <text:p text:style-name="P4">
<draw:frame draw:style-name="fr1" draw:name="Image71" text:anchor-type="as-char" svg:width="6.9236in" svg:height="4.612849in" draw:z-index="0">
<draw:image xlink:href="../Images/liveuamap/2023-05-14T03-56-56/22562685_0.jpg" xlink:type="simple" xlink:show="embed" xlink:actuate="onLoad" draw:mime-type="image/jpeg"/>
</draw:frame>
<draw:frame draw:style-name="fr1" draw:name="Image72" text:anchor-type="as-char" svg:width="6.9236in" svg:height="4.612849in" draw:z-index="0">
<draw:image xlink:href="../Images/liveuamap/2023-05-14T03-56-56/22562685_1.jpg" xlink:type="simple" xlink:show="embed" xlink:actuate="onLoad" draw:mime-type="image/jpeg"/>
</draw:frame>
<draw:frame draw:style-name="fr1" draw:name="Image73" text:anchor-type="as-char" svg:width="6.9236in" svg:height="4.612849in" draw:z-index="0">
<draw:image xlink:href="../Images/liveuamap/2023-05-14T03-56-56/22562685_2.jpg" xlink:type="simple" xlink:show="embed" xlink:actuate="onLoad" draw:mime-type="image/jpeg"/>
</draw:frame>
<draw:frame draw:style-name="fr1" draw:name="Image74" text:anchor-type="as-char" svg:width="6.9236in" svg:height="4.612849in" draw:z-index="0">
<draw:image xlink:href="../Images/liveuamap/2023-05-14T03-56-56/22562685_3.jpg" xlink:type="simple" xlink:show="embed" xlink:actuate="onLoad" draw:mime-type="image/jpeg"/>
</draw:frame>
<draw:frame draw:style-name="fr1" draw:name="Image75" text:anchor-type="as-char" svg:width="6.9236in" svg:height="4.612849in" draw:z-index="0">
<draw:image xlink:href="../Images/liveuamap/2023-05-14T03-56-56/22562685_4.jpg" xlink:type="simple" xlink:show="embed" xlink:actuate="onLoad" draw:mime-type="image/jpeg"/>
</draw:frame>
<draw:frame draw:style-name="fr1" draw:name="Image76" text:anchor-type="as-char" svg:width="6.9236in" svg:height="4.612849in" draw:z-index="0">
<draw:image xlink:href="../Images/liveuamap/2023-05-14T03-56-56/22562685_5.jpg" xlink:type="simple" xlink:show="embed" xlink:actuate="onLoad" draw:mime-type="image/jpeg"/>
</draw:frame>
<draw:frame draw:style-name="fr1" draw:name="Image77" text:anchor-type="as-char" svg:width="6.9236in" svg:height="4.612849in" draw:z-index="0">
<draw:image xlink:href="../Images/liveuamap/2023-05-14T03-56-56/22562685_6.jpg" xlink:type="simple" xlink:show="embed" xlink:actuate="onLoad" draw:mime-type="image/jpeg"/>
</draw:frame>
<draw:frame draw:style-name="fr1" draw:name="Image78" text:anchor-type="as-char" svg:width="6.9236in" svg:height="4.612849in" draw:z-index="0">
<draw:image xlink:href="../Images/liveuamap/2023-05-14T03-56-56/22562685_7.jpg" xlink:type="simple" xlink:show="embed" xlink:actuate="onLoad" draw:mime-type="image/jpeg"/>
</draw:frame>
<draw:frame draw:style-name="fr1" draw:name="Image79" text:anchor-type="as-char" svg:width="6.9236in" svg:height="4.612849in" draw:z-index="0">
<draw:image xlink:href="../Images/liveuamap/2023-05-14T03-56-56/22562685_8.jpg" xlink:type="simple" xlink:show="embed" xlink:actuate="onLoad" draw:mime-type="image/jpeg"/>
</draw:frame>
<draw:frame draw:style-name="fr1" draw:name="Image80" text:anchor-type="as-char" svg:width="6.9236in" svg:height="4.612849in" draw:z-index="0">
<draw:image xlink:href="../Images/liveuamap/2023-05-14T03-56-56/22562685_9.jpg" xlink:type="simple" xlink:show="embed" xlink:actuate="onLoad" draw:mime-type="image/jpeg"/>
</draw:frame>
News Collection Link: <text:a xlink:type="simple" xlink:href="https://liveuamap.com/en/2023/14-may-damage-at-industrial-enterprise-in-ternopil-as-result" text:style-name="Internet_20_link" text:visited-style-name="Visited_20_Internet_20_Link">
https://liveuamap.com/en/2023/14-may-damage-at-industrial-enterprise-in-ternopil-as-result</text:a>
</text:p>
      <text:p text:style-name="P4">
News Source: <text:a xlink:type="simple" xlink:href="https://t.me/bochkala_war/13161" text:style-name="Internet_20_link" text:visited-style-name="Visited_20_Internet_20_Link">
https://t.me/bochkala_war/13161</text:a>
</text:p>
      <!--NEWS-->
      <text:h text:style-name="P10" text:outline-level="1">
<text:span text:style-name="T4">
Explosions Were Reported In Minocil Chance</text:span>
</text:h>
      <text:p text:style-name="P4">
Authors: liveuamap (Language: en)</text:p>
      <text:p text:style-name="P4">
Time: 2023-05-14T03:59:14</text:p>
      <text:p text:style-name="P4">
Location: Zaporizhiye (Latitude:47.20336 Longtitude:35.58025)</text:p>
      <text:p text:style-name="P4">
Videos: []</text:p>
      <text:p text:style-name="P4">
Images: []</text:p>
      <text:p text:style-name="P4">
Tags: ["Europe", "Central and Eastern Europe"]</text:p>
      <text:p text:style-name="P4">
Id: 22562686</text:p>
      <!--METADATA-->
      <text:p text:style-name="P4">
Explosions Were Reported In Minocil Chance</text:p>
      <text:p text:style-name="P4">
News Collection Link: [https://liveuamap.com/2223/14-Moyloy-exploswer-ready-(https://liveuamap.com/en/2023/14-may-explosions-were-reported-in-molochansk-)</text:p>
      <text:p text:style-name="P4">
News Source: <text:a xlink:type="simple" xlink:href="https://t.me/info_zp/35565" text:style-name="Internet_20_link" text:visited-style-name="Visited_20_Internet_20_Link">
https://t.me/info_zp/35565</text:a>
</text:p>
      <!--NEWS-->
      <text:h text:style-name="P10" text:outline-level="1">
<text:span text:style-name="T4">
Russian army conducted 4 missile strikes, 79 airstrikes and over 99 shelling with MLRS, launch...</text:span>
</text:h>
      <text:p text:style-name="P4">
Authors: liveuamap (Language: en)</text:p>
      <text:p text:style-name="P4">
Time: 2023-05-14T04:41:00</text:p>
      <text:p text:style-name="P4">
Location: Mykolaiv, Mykolaivs'ka oblast (Latitude:46.96585 Longtitude:31.98618)</text:p>
      <text:p text:style-name="P4">
Videos: []</text:p>
      <text:p text:style-name="P4">
Images: []</text:p>
      <text:p text:style-name="P4">
Tags: ["Russia"]</text:p>
      <text:p text:style-name="P4">
Id: 22562781</text:p>
      <!--METADATA-->
      <text:p text:style-name="P4">
Russian army conducted 4 missile strikes, 79 airstrikes and over 99 shellingwith MLRS, launched over 23 drones against settlements across Ukraine,including Ternopil, Mykolaiv and Kostiantynivka, - General Staff of ArmedForces of Ukraine says in the morning report</text:p>
      <text:p text:style-name="P4">
News Collection Link: <text:a xlink:type="simple" xlink:href="https://liveuamap.com/en/2023/14-may-russian-army-conducted-4-missile-strikes-79-airstrikes" text:style-name="Internet_20_link" text:visited-style-name="Visited_20_Internet_20_Link">
https://liveuamap.com/en/2023/14-may-russian-army-conducted-4-missile-strikes-79-airstrikes</text:a>
</text:p>
      <text:p text:style-name="P4">
News Source: <text:a xlink:type="simple" xlink:href="https://t.me/lumsrc/4777" text:style-name="Internet_20_link" text:visited-style-name="Visited_20_Internet_20_Link">
https://t.me/lumsrc/4777</text:a>
</text:p>
      <!--NEWS-->
      <text:h text:style-name="P10" text:outline-level="1">
<text:span text:style-name="T4">
Russian army conducted missile strike with S-300 at Zolochiv overnight</text:span>
</text:h>
      <text:p text:style-name="P4">
Authors: liveuamap (Language: en)</text:p>
      <text:p text:style-name="P4">
Time: 2023-05-14T04:48:00</text:p>
      <text:p text:style-name="P4">
Location: Zolochiv (Latitude:50.28835 Longtitude:35.98949)</text:p>
      <text:p text:style-name="P4">
Videos: []</text:p>
      <text:p text:style-name="P4">
Images: ["<text:a xlink:type="simple" xlink:href="https://liveuamap.com/pics/2023/05/14/22562787_0.png" text:style-name="Internet_20_link" text:visited-style-name="Visited_20_Internet_20_Link">
22562787_0.png</text:a>
"]</text:p>
      <text:p text:style-name="P4">
Tags: ["Europe", "Central and Eastern Europe"]</text:p>
      <text:p text:style-name="P4">
Id: 22562787</text:p>
      <!--METADATA-->
      <text:p text:style-name="P4">
Russian army conducted missile strike with S-300 at Zolochiv overnight</text:p>
      <text:p text:style-name="P4">
<draw:frame draw:style-name="fr1" draw:name="Image81" text:anchor-type="as-char" svg:width="6.9236in" svg:height="3.894525in" draw:z-index="0">
<draw:image xlink:href="../Images/liveuamap/2023-05-14T04-48-00/22562787_0.png" xlink:type="simple" xlink:show="embed" xlink:actuate="onLoad" draw:mime-type="image/png"/>
</draw:frame>
News Collection Link: <text:a xlink:type="simple" xlink:href="https://liveuamap.com/en/2023/14-may-russian-army-conducted-missile-strike-with-s300-at" text:style-name="Internet_20_link" text:visited-style-name="Visited_20_Internet_20_Link">
https://liveuamap.com/en/2023/14-may-russian-army-conducted-missile-strike-with-s300-at</text:a>
</text:p>
      <text:p text:style-name="P4">
News Source: <text:a xlink:type="simple" xlink:href="https://twitter.com/XAPKIB/status/1657653988358012928" text:style-name="Internet_20_link" text:visited-style-name="Visited_20_Internet_20_Link">
https://twitter.com/XAPKIB/status/1657653988358012928</text:a>
</text:p>
      <!--NEWS-->
      <text:h text:style-name="P10" text:outline-level="1">
<text:span text:style-name="T4">
Russian forces conducting offensive actions at Lyman, Bakhmut, Avdiivka and Maryinka directio...</text:span>
</text:h>
      <text:p text:style-name="P4">
Authors: liveuamap (Language: en)</text:p>
      <text:p text:style-name="P4">
Time: 2023-05-14T05:08:57</text:p>
      <text:p text:style-name="P4">
Location: Marinka, Donetsk Oblast (Latitude:47.94073 Longtitude:37.50149)</text:p>
      <text:p text:style-name="P4">
Videos: []</text:p>
      <text:p text:style-name="P4">
Images: []</text:p>
      <text:p text:style-name="P4">
Tags: ["Russia"]</text:p>
      <text:p text:style-name="P4">
Id: 22562757</text:p>
      <!--METADATA-->
      <text:p text:style-name="P4">
Russian forces conducting offensive actions at Lyman, Bakhmut, Avdiivka andMaryinka directions. Ukrainian defenders had 57 combat engagements with andRussian forces Russian forces attempting to advance near Masutivka,Novoselivske, Stelmakhivka, Hryhorivka, Bohdanivka, Khromove, Bakhmut and BilaHora, Maryinka, - General Staff of Armed Forces of Ukraine says in the morningreport</text:p>
      <text:p text:style-name="P4">
News Collection Link: <text:a xlink:type="simple" xlink:href="https://liveuamap.com/en/2023/14-may-russian-forces-conducting-offensive-actions-at-lyman" text:style-name="Internet_20_link" text:visited-style-name="Visited_20_Internet_20_Link">
https://liveuamap.com/en/2023/14-may-russian-forces-conducting-offensive-actions-at-lyman</text:a>
</text:p>
      <text:p text:style-name="P4">
News Source: <text:a xlink:type="simple" xlink:href="https://t.me/lumsrc/4786" text:style-name="Internet_20_link" text:visited-style-name="Visited_20_Internet_20_Link">
https://t.me/lumsrc/4786</text:a>
</text:p>
      <!--NEWS-->
      <text:h text:style-name="P10" text:outline-level="1">
<text:span text:style-name="T4">
Russian positions were hit in Tokmak</text:span>
</text:h>
      <text:p text:style-name="P4">
Authors: liveuamap (Language: en)</text:p>
      <text:p text:style-name="P4">
Time: 2023-05-14T05:16:00</text:p>
      <text:p text:style-name="P4">
Location: Zaporizhiye (Latitude:47.23356 Longtitude:35.71054)</text:p>
      <text:p text:style-name="P4">
Videos: []</text:p>
      <text:p text:style-name="P4">
Images: []</text:p>
      <text:p text:style-name="P4">
Tags: ["Europe", "Central and Eastern Europe"]</text:p>
      <text:p text:style-name="P4">
Id: 22562784</text:p>
      <!--METADATA-->
      <text:p text:style-name="P4">
Russian positions were hit in Tokmak</text:p>
      <text:p text:style-name="P4">
News Collection Link: <text:a xlink:type="simple" xlink:href="https://liveuamap.com/en/2023/14-may-russian-positions-were-hit-in-tokmak" text:style-name="Internet_20_link" text:visited-style-name="Visited_20_Internet_20_Link">
https://liveuamap.com/en/2023/14-may-russian-positions-were-hit-in-tokmak</text:a>
</text:p>
      <text:p text:style-name="P4">
News Source: <text:a xlink:type="simple" xlink:href="https://t.me/novosti_donbass24/47102" text:style-name="Internet_20_link" text:visited-style-name="Visited_20_Internet_20_Link">
https://t.me/novosti_donbass24/47102</text:a>
</text:p>
      <!--NEWS-->
      <text:h text:style-name="P10" text:outline-level="1">
<text:span text:style-name="T4">
Explosions were reported in Kramatorsk</text:span>
</text:h>
      <text:p text:style-name="P4">
Authors: liveuamap (Language: en)</text:p>
      <text:p text:style-name="P4">
Time: 2023-05-14T05:18:00</text:p>
      <text:p text:style-name="P4">
Location: Donetsk Oblast (Latitude:48.73842 Longtitude:37.56809)</text:p>
      <text:p text:style-name="P4">
Videos: []</text:p>
      <text:p text:style-name="P4">
Images: []</text:p>
      <text:p text:style-name="P4">
Tags: ["Europe", "Central and Eastern Europe"]</text:p>
      <text:p text:style-name="P4">
Id: 22562785</text:p>
      <!--METADATA-->
      <text:p text:style-name="P4">
Explosions were reported in Kramatorsk</text:p>
      <text:p text:style-name="P4">
News Collection Link: <text:a xlink:type="simple" xlink:href="https://liveuamap.com/en/2023/14-may-explosions-were-reported-in-kramatorsk" text:style-name="Internet_20_link" text:visited-style-name="Visited_20_Internet_20_Link">
https://liveuamap.com/en/2023/14-may-explosions-were-reported-in-kramatorsk</text:a>
</text:p>
      <text:p text:style-name="P4">
News Source: <text:a xlink:type="simple" xlink:href="https://t.me/novosti_donbass24/47103" text:style-name="Internet_20_link" text:visited-style-name="Visited_20_Internet_20_Link">
https://t.me/novosti_donbass24/47103</text:a>
</text:p>
      <!--NEWS-->
      <text:h text:style-name="P10" text:outline-level="1">
<text:span text:style-name="T4">
President of Ukraine Zelensky: Thank you to Germany for the largest package of military aid s...</text:span>
</text:h>
      <text:p text:style-name="P4">
Authors: liveuamap (Language: en)</text:p>
      <text:p text:style-name="P4">
Time: 2023-05-14T05:54:32</text:p>
      <text:p text:style-name="P4">
Location: Berlin, Berlin (Latitude:52.51946 Longtitude:13.36847)</text:p>
      <text:p text:style-name="P4">
Videos: []</text:p>
      <text:p text:style-name="P4">
Images: []</text:p>
      <text:p text:style-name="P4">
Tags: ["Germany", "Europe"]</text:p>
      <text:p text:style-name="P4">
Id: 22562788</text:p>
      <!--METADATA-->
      <text:p text:style-name="P4">
President of Ukraine Zelensky: Thank you to Germany for the largest package ofmilitary aid since the beginning of the full-scale Russian invasion. Germanair defense systems, artillery, tanks and infantry fighting vehicles saveUkrainian lives and bring us closer to victory</text:p>
      <text:p text:style-name="P4">
News Collection Link: <text:a xlink:type="simple" xlink:href="https://liveuamap.com/en/2023/14-may-president-of-ukraine-zelensky-thank-you-to-germany" text:style-name="Internet_20_link" text:visited-style-name="Visited_20_Internet_20_Link">
https://liveuamap.com/en/2023/14-may-president-of-ukraine-zelensky-thank-you-to-germany</text:a>
</text:p>
      <text:p text:style-name="P4">
News Source: <text:a xlink:type="simple" xlink:href="https://t.me/espresotb/62548" text:style-name="Internet_20_link" text:visited-style-name="Visited_20_Internet_20_Link">
https://t.me/espresotb/62548</text:a>
</text:p>
      <!--NEWS-->
      <text:h text:style-name="P10" text:outline-level="1">
<text:span text:style-name="T4">
Zaporizka Oblast(12:59). Red Alert: aerial threat. Sirens sounding. Take cover now!</text:span>
</text:h>
      <text:p text:style-name="P4">
Authors: liveuamap (Language: en)</text:p>
      <text:p text:style-name="P4">
Time: 2023-05-14T07:00:00</text:p>
      <text:p text:style-name="P4">
Location: Zaporizka Oblast (Latitude:47.612021 Longtitude:35.765261)</text:p>
      <text:p text:style-name="P4">
Videos: []</text:p>
      <text:p text:style-name="P4">
Images: []</text:p>
      <text:p text:style-name="P4">
Tags: ["Europe", "Central and Eastern Europe"]</text:p>
      <text:p text:style-name="P4">
Id: 22562795</text:p>
      <!--METADATA-->
      <text:p text:style-name="P4">
Zaporizhzhia region(12:59). Red Alert: aerial threat. Sirens sounding. Take covernow!</text:p>
      <text:p text:style-name="P4">
News Collection Link: <text:a xlink:type="simple" xlink:href="https://liveuamap.com/en/2023/14-may-zaporizka-oblast1259-red-alert-aerial-g" text:style-name="Internet_20_link" text:visited-style-name="Visited_20_Internet_20_Link">
https://liveuamap.com/en/2023/14-may-zaporizka-oblast1259-red-alert-aerial-g</text:a>
</text:p>
      <text:p text:style-name="P4">
News Source: <text:a xlink:type="simple" xlink:href="https://t.me/suspilnezaporizhzhya/12835" text:style-name="Internet_20_link" text:visited-style-name="Visited_20_Internet_20_Link">
https://t.me/suspilnezaporizhzhya/12835</text:a>
</text:p>
      <!--NEWS-->
      <text:h text:style-name="P10" text:outline-level="1">
<text:span text:style-name="T4">
Dnipro, Dnipropetrovsk region, Kirovohrad region (12:59). Red Alrt: Aerial Tchretate. Sirens ...</text:span>
</text:h>
      <text:p text:style-name="P4">
Authors: liveuamap (Language: en)</text:p>
      <text:p text:style-name="P4">
Time: 2023-05-14T07:02:00</text:p>
      <text:p text:style-name="P4">
Location: Dnipro (Latitude:48.45873 Longtitude:35.03847)</text:p>
      <text:p text:style-name="P4">
Videos: []</text:p>
      <text:p text:style-name="P4">
Images: []</text:p>
      <text:p text:style-name="P4">
Tags: ["Europe", "Central and Eastern Europe"]</text:p>
      <text:p text:style-name="P4">
Id: 22562796</text:p>
      <!--METADATA-->
      <text:p text:style-name="P4">
Dnipro, Dnipropetrovsk region, Kirovohrad region(12:59). Red Alert: aerialthreat. Sirens sounding. Take cover now!</text:p>
      <text:p text:style-name="P4">
News Collection Link: <text:a xlink:type="simple" xlink:href="https://liveuamap.com/en/2023/14-may-dnipro-dnipropetrovska-oblast-kirovohrg" text:style-name="Internet_20_link" text:visited-style-name="Visited_20_Internet_20_Link">
https://liveuamap.com/en/2023/14-may-dnipro-dnipropetrovska-oblast-kirovohrg</text:a>
</text:p>
      <text:p text:style-name="P4">
News Source: <text:a xlink:type="simple" xlink:href="https://t.me/air_alert_ua/45325" text:style-name="Internet_20_link" text:visited-style-name="Visited_20_Internet_20_Link">
https://t.me/air_alert_ua/45325</text:a>
</text:p>
      <!--NEWS-->
      <text:h text:style-name="P10" text:outline-level="1">
<text:span text:style-name="T4">
Donetsk Oblast(13:03). Red Alert: aerial threat. Sirens sounding. Take cover now!</text:span>
</text:h>
      <text:p text:style-name="P4">
Authors: liveuamap (Language: en)</text:p>
      <text:p text:style-name="P4">
Time: 2023-05-14T07:04:00</text:p>
      <text:p text:style-name="P4">
Location: Donetsk Oblast (Latitude:48.7266 Longtitude:37.57799)</text:p>
      <text:p text:style-name="P4">
Videos: []</text:p>
      <text:p text:style-name="P4">
Images: []</text:p>
      <text:p text:style-name="P4">
Tags: ["Europe", "Central and Eastern Europe"]</text:p>
      <text:p text:style-name="P4">
Id: 22562797</text:p>
      <!--METADATA-->
      <text:p text:style-name="P4">
Donetsk Oblast(13:03). Red Alert: aerial threat. Sirens sounding. Take covernow!</text:p>
      <text:p text:style-name="P4">
News Collection Link: <text:a xlink:type="simple" xlink:href="https://liveuamap.com/en/2023/14-may-donetsk-oblast1303-red-alert-aerial-thg" text:style-name="Internet_20_link" text:visited-style-name="Visited_20_Internet_20_Link">
https://liveuamap.com/en/2023/14-may-donetsk-oblast1303-red-alert-aerial-thg</text:a>
</text:p>
      <text:p text:style-name="P4">
News Source: <text:a xlink:type="simple" xlink:href="https://t.me/air_alert_ua/45326" text:style-name="Internet_20_link" text:visited-style-name="Visited_20_Internet_20_Link">
https://t.me/air_alert_ua/45326</text:a>
</text:p>
      <!--NEWS-->
      <text:h text:style-name="P10" text:outline-level="1">
<text:span text:style-name="T4">
Russian defense ministry confirms death of colonel Makarov and colonel Brovko in Ukraine</text:span>
</text:h>
      <text:p text:style-name="P4">
Authors: liveuamap (Language: en)</text:p>
      <text:p text:style-name="P4">
Time: 2023-05-14T07:07:00</text:p>
      <text:p text:style-name="P4">
Location: Bakhmut (Latitude:48.59092 Longtitude:37.99313)</text:p>
      <text:p text:style-name="P4">
Videos: []</text:p>
      <text:p text:style-name="P4">
Images: []</text:p>
      <text:p text:style-name="P4">
Tags: []</text:p>
      <text:p text:style-name="P4">
Id: 22562800</text:p>
      <!--METADATA-->
      <text:p text:style-name="P4">
Russian defense ministry confirms death of colonel Makarov and colonel Brovkoin Ukraine</text:p>
      <text:p text:style-name="P4">
News Collection Link: <text:a xlink:type="simple" xlink:href="https://liveuamap.com/en/2023/14-may-russian-defense-ministry-confirms-death-of-colonel" text:style-name="Internet_20_link" text:visited-style-name="Visited_20_Internet_20_Link">
https://liveuamap.com/en/2023/14-may-russian-defense-ministry-confirms-death-of-colonel</text:a>
</text:p>
      <text:p text:style-name="P4">
News Source: <text:a xlink:type="simple" xlink:href="https://t.me/bbbreaking/155337" text:style-name="Internet_20_link" text:visited-style-name="Visited_20_Internet_20_Link">
https://t.me/bbbreaking/155337</text:a>
</text:p>
      <!--NEWS-->
      <text:h text:style-name="P10" text:outline-level="1">
<text:span text:style-name="T4">
Poltavska Oblast(13:15). Red Alert: aerial threat. Sirens sounding. Take cover now!</text:span>
</text:h>
      <text:p text:style-name="P4">
Authors: liveuamap (Language: en)</text:p>
      <text:p text:style-name="P4">
Time: 2023-05-14T07:16:00</text:p>
      <text:p text:style-name="P4">
Location: Poltavska Oblast (Latitude:49.47805 Longtitude:33.81861)</text:p>
      <text:p text:style-name="P4">
Videos: []</text:p>
      <text:p text:style-name="P4">
Images: []</text:p>
      <text:p text:style-name="P4">
Tags: ["Europe", "Central and Eastern Europe"]</text:p>
      <text:p text:style-name="P4">
Id: 22562798</text:p>
      <!--METADATA-->
      <text:p text:style-name="P4">
Poltava(13:15). Red Alert: aerial threat. Sirens sounding. Take covernow!</text:p>
      <text:p text:style-name="P4">
News Collection Link: <text:a xlink:type="simple" xlink:href="https://liveuamap.com/en/2023/14-may-poltavska-oblast1315-red-alert-aerial-g" text:style-name="Internet_20_link" text:visited-style-name="Visited_20_Internet_20_Link">
https://liveuamap.com/en/2023/14-may-poltavska-oblast1315-red-alert-aerial-g</text:a>
</text:p>
      <text:p text:style-name="P4">
News Source: <text:a xlink:type="simple" xlink:href="https://t.me/suspilnepoltava/11139" text:style-name="Internet_20_link" text:visited-style-name="Visited_20_Internet_20_Link">
https://t.me/suspilnepoltava/11139</text:a>
</text:p>
      <!--NEWS-->
      <text:h text:style-name="P10" text:outline-level="1">
<text:span text:style-name="T4">
Sumy region, Kharkiv, Kharkiv region (13:16). Red Alrt: Aerial Tchretate. Sirens Sounding. ...</text:span>
</text:h>
      <text:p text:style-name="P4">
Authors: liveuamap (Language: en)</text:p>
      <text:p text:style-name="P4">
Time: 2023-05-14T07:17:00</text:p>
      <text:p text:style-name="P4">
Location: Sumska Oblast (Latitude:51.00000000 Longtitude:34.00000000)</text:p>
      <text:p text:style-name="P4">
Videos: []</text:p>
      <text:p text:style-name="P4">
Images: []</text:p>
      <text:p text:style-name="P4">
Tags: ["Europe", "Central and Eastern Europe"]</text:p>
      <text:p text:style-name="P4">
Id: 22562799</text:p>
      <!--METADATA-->
      <text:p text:style-name="P4">
Sumy region, Kharkiv, Kharkiv region(13:16). Red Alert: aerial threat.Sirens sounding. Take cover now!</text:p>
      <text:p text:style-name="P4">
News Collection Link: <text:a xlink:type="simple" xlink:href="https://liveuamap.com/en/2023/14-may-sumska-oblast-kharkiv-kharkivska-oblasg" text:style-name="Internet_20_link" text:visited-style-name="Visited_20_Internet_20_Link">
https://liveuamap.com/en/2023/14-may-sumska-oblast-kharkiv-kharkivska-oblasg</text:a>
</text:p>
      <text:p text:style-name="P4">
News Source: <text:a xlink:type="simple" xlink:href="https://t.me/air_alert_ua/45329" text:style-name="Internet_20_link" text:visited-style-name="Visited_20_Internet_20_Link">
https://t.me/air_alert_ua/45329</text:a>
</text:p>
      <!--NEWS-->
      <text:h text:style-name="P10" text:outline-level="1">
<text:span text:style-name="T4">
Donetsk Oblast(14:13). Red Alert: aerial threat. Sirens sounding. Take cover now!</text:span>
</text:h>
      <text:p text:style-name="P4">
Authors: liveuamap (Language: en)</text:p>
      <text:p text:style-name="P4">
Time: 2023-05-14T08:14:00</text:p>
      <text:p text:style-name="P4">
Location: Donetsk Oblast (Latitude:48.728 Longtitude:37.57858)</text:p>
      <text:p text:style-name="P4">
Videos: []</text:p>
      <text:p text:style-name="P4">
Images: []</text:p>
      <text:p text:style-name="P4">
Tags: ["Europe", "Central and Eastern Europe"]</text:p>
      <text:p text:style-name="P4">
Id: 22562806</text:p>
      <!--METADATA-->
      <text:p text:style-name="P4">
Donetsk Oblast(14:13). Red Alert: aerial threat. Sirens sounding. Take covernow!</text:p>
      <text:p text:style-name="P4">
News Collection Link: <text:a xlink:type="simple" xlink:href="https://liveuamap.com/en/2023/14-may-donetsk-oblast1413-red-alert-aerial-thg" text:style-name="Internet_20_link" text:visited-style-name="Visited_20_Internet_20_Link">
https://liveuamap.com/en/2023/14-may-donetsk-oblast1413-red-alert-aerial-thg</text:a>
</text:p>
      <text:p text:style-name="P4">
News Source: <text:a xlink:type="simple" xlink:href="https://t.me/air_alert_ua/45337" text:style-name="Internet_20_link" text:visited-style-name="Visited_20_Internet_20_Link">
https://t.me/air_alert_ua/45337</text:a>
</text:p>
      <!--NEWS-->
      <text:h text:style-name="P10" text:outline-level="1">
<text:span text:style-name="T4">
2 person wounded as result of Russian shelling in Marhanets</text:span>
</text:h>
      <text:p text:style-name="P4">
Authors: liveuamap (Language: en)</text:p>
      <text:p text:style-name="P4">
Time: 2023-05-14T08:21:59</text:p>
      <text:p text:style-name="P4">
Location: Marhanets (Latitude:47.64916 Longtitude:34.647)</text:p>
      <text:p text:style-name="P4">
Videos: []</text:p>
      <text:p text:style-name="P4">
Images: []</text:p>
      <text:p text:style-name="P4">
Tags: ["Europe", "Central and Eastern Europe"]</text:p>
      <text:p text:style-name="P4">
Id: 22562815</text:p>
      <!--METADATA-->
      <text:p text:style-name="P4">
2 person wounded as result of Russian shelling in Marhanets</text:p>
      <text:p text:style-name="P4">
News Collection Link: <text:a xlink:type="simple" xlink:href="https://liveuamap.com/en/2023/14-may-2-person-wounded-as-result-of-russian-shelling-in" text:style-name="Internet_20_link" text:visited-style-name="Visited_20_Internet_20_Link">
https://liveuamap.com/en/2023/14-may-2-person-wounded-as-result-of-russian-shelling-in</text:a>
</text:p>
      <text:p text:style-name="P4">
News Source: <text:a xlink:type="simple" xlink:href="https://t.me/dneproperatyv/62696" text:style-name="Internet_20_link" text:visited-style-name="Visited_20_Internet_20_Link">
https://t.me/dneproperatyv/62696</text:a>
</text:p>
      <!--NEWS-->
      <text:h text:style-name="P10" text:outline-level="1">
<text:span text:style-name="T4">
Donetsk Oblast(15:23). Red Alert: aerial threat. Sirens sounding. Take cover now!</text:span>
</text:h>
      <text:p text:style-name="P4">
Authors: liveuamap (Language: en)</text:p>
      <text:p text:style-name="P4">
Time: 2023-05-14T09:24:00</text:p>
      <text:p text:style-name="P4">
Location: Donetsk Oblast (Latitude:48.72779 Longtitude:37.5772)</text:p>
      <text:p text:style-name="P4">
Videos: []</text:p>
      <text:p text:style-name="P4">
Images: []</text:p>
      <text:p text:style-name="P4">
Tags: ["Europe", "Central and Eastern Europe"]</text:p>
      <text:p text:style-name="P4">
Id: 22562819</text:p>
      <!--METADATA-->
      <text:p text:style-name="P4">
Donetsk Oblast(15:23). Red Alert: aerial threat. Sirens sounding. Take covernow!</text:p>
      <text:p text:style-name="P4">
News Collection Link: <text:a xlink:type="simple" xlink:href="https://liveuamap.com/en/2023/14-may-donetsk-oblast1523-red-alert-aerial-thg" text:style-name="Internet_20_link" text:visited-style-name="Visited_20_Internet_20_Link">
https://liveuamap.com/en/2023/14-may-donetsk-oblast1523-red-alert-aerial-thg</text:a>
</text:p>
      <text:p text:style-name="P4">
News Source: <text:a xlink:type="simple" xlink:href="https://t.me/air_alert_ua/45339" text:style-name="Internet_20_link" text:visited-style-name="Visited_20_Internet_20_Link">
https://t.me/air_alert_ua/45339</text:a>
</text:p>
      <!--NEWS-->
      <text:h text:style-name="P10" text:outline-level="1">
<text:span text:style-name="T4">
2 person killed as result of shelling in Starytsya village of Kharkiv region</text:span>
</text:h>
      <text:p text:style-name="P4">
Authors: liveuamap (Language: en)</text:p>
      <text:p text:style-name="P4">
Time: 2023-05-14T09:27:26</text:p>
      <text:p text:style-name="P4">
Location: Vovchansk (Latitude:50.23875 Longtitude:36.78102)</text:p>
      <text:p text:style-name="P4">
Videos: []</text:p>
      <text:p text:style-name="P4">
Images: []</text:p>
      <text:p text:style-name="P4">
Tags: ["Europe", "Central and Eastern Europe"]</text:p>
      <text:p text:style-name="P4">
Id: 22562820</text:p>
      <!--METADATA-->
      <text:p text:style-name="P4">
2 person killed as result of shelling in Starytsya village of Kharkiv region</text:p>
      <text:p text:style-name="P4">
News Collection Link: <text:a xlink:type="simple" xlink:href="https://liveuamap.com/en/2023/14-may-2-person-killed-as-result-of-shelling-in-starytsya" text:style-name="Internet_20_link" text:visited-style-name="Visited_20_Internet_20_Link">
https://liveuamap.com/en/2023/14-may-2-person-killed-as-result-of-shelling-in-starytsya</text:a>
</text:p>
      <text:p text:style-name="P4">
News Source: <text:a xlink:type="simple" xlink:href="https://t.me/synegubov/6201" text:style-name="Internet_20_link" text:visited-style-name="Visited_20_Internet_20_Link">
https://t.me/synegubov/6201</text:a>
</text:p>
      <!--NEWS-->
      <text:h text:style-name="P10" text:outline-level="1">
<text:span text:style-name="T4">
Drones, "Calibers" from the Black Sea, rockets from aircraft - air forces told about the night attack of the Russian Federation</text:span>
</text:h>
      <text:p text:style-name="P4">
Authors: Ukrinform (Person)</text:p>
      <text:p text:style-name="P4">
Publisher: Укринформ (Organization)</text:p>
      <text:p text:style-name="P4">
Published Time: 2023-05-14T09:33:09+03:00</text:p>
      <text:p text:style-name="P4">
Modified Time: 2023-05-14T09:33:09+03:00</text:p>
      <text:p text:style-name="P4">
Description: On the night of May 14, Russian invaders attacked Ukraine from various directions by shock drones Shahd-136/131, Caliber missiles from ships in the Black Sea, winged missiles X-101/X-555/X-55 from TU-95MC strategic aviation aircraft .,, - Ukrinform.</text:p>
      <text:p text:style-name="P4">
Images: ["<text:a xlink:type="simple" xlink:href="https://static.ukrinform.com/photos/2017_11/thumb_files/630_360_1509493085-3383.jpg" text:style-name="Internet_20_link" text:visited-style-name="Visited_20_Internet_20_Link">
630_360_15094...</text:a>
"]</text:p>
      <text:p text:style-name="P4">
Tags: ['Безпілотник', 'Ракета', 'Повітряні сили ЗСУ', 'Війна з росією']</text:p>
      <text:p text:style-name="P4">
Type: Article</text:p>
      <!--METADATA-->
      <text:p text:style-name="P4">
<draw:frame draw:style-name="fr1" draw:name="Image82" text:anchor-type="as-char" svg:width="6.9236in" svg:height="3.956343in" draw:z-index="0">
<draw:image xlink:href="../Images/yкринформ/2023-05-14T09-33-09-03-00/630_360_1509493085-3383.jpg" xlink:type="simple" xlink:show="embed" xlink:actuate="onLoad" draw:mime-type="image/jpeg"/>
</draw:frame>
On the night of May 14, Russian invaders attacked Ukraine from various directions by shot-36/131 shot-offs, Caliber missiles from ships in the Black Sea, winged missiles X-101/X-555/X-55 from Tu-95mm strategic aviation aircraft. ,</text:p>
      <text:p text:style-name="P4">
As Ukrinform reports, it reports in <text:a xlink:type="simple" xlink:href="http://t.me/kpszsu/2515" text:style-name="Internet_20_link" text:visited-style-name="Visited_20_Internet_20_Link">
</text:a>
Command of the Air Forces of the Armed Forces of Ukraine.</text:p>
      <text:p text:style-name="P4">
As noted in the message, during the night attack of air forces <text:a xlink:type="simple" xlink:href="https://www.ukrinform.ua/tag-zsu" text:style-name="Internet_20_link" text:visited-style-name="Visited_20_Internet_20_Link">
</text:a>
destroyed three winged missiles and 25 non-spy aircraft, including 18 shock drones of Shahd-136/131, one shock UAV type "Lancet", two UAVs of operative-tactical "Orlan-10", four UAVs(The type is specified), as well as three winged rockets-101/X-555/X-55.</text:p>
      <text:p text:style-name="P4">
"During the day of May 13 and at the beginning of the day on May 14, the tactical aircraft forces carried out up to fifty aircraft for fire on fire damage to the enemy fighter aviation cover," - emphasized in the command.</text:p>
      <text:p text:style-name="P4">
<text:span text:style-name="T4">
 Read also: </text:span>
 <text:a xlink:type="simple" xlink:href="https://www.ukrinform.ua/rubric-regions/3708909-na-ternopilsini-vnaslidok-raketnoi-ataki-rf-poskodzeni-budinki-ta-avtomobili.html" text:style-name="Internet_20_link" text:visited-style-name="Visited_20_Internet_20_Link">
<text:span text:style-name="T4">
 Ternopil region </text:span>
</text:a>
As it was reported, on the night of May 14, a large -scale air alarm was announced throughout Ukraine.</text:p>
      <text:p text:style-name="P4">
News Source: <text:a xlink:type="simple" xlink:href="https://www.ukrinform.ua/rubric-ato/3708931-droni-kalibri-z-cornogo-mora-raketi-z-litakiv-povitrani-sili-rozpovili-pro-nicnu-ataku-rf.html" text:style-name="Internet_20_link" text:visited-style-name="Visited_20_Internet_20_Link">
https://www.ukrinform.ua/rubric-ato/3708931-droni-kalibri-z-cornogo-mora-raketi-z-litakiv-povitrani-sili-rozpovili-pro-nicnu-ataku-rf.html</text:a>
</text:p>
      <!--NEWS-->
      <text:h text:style-name="P10" text:outline-level="1">
<text:span text:style-name="T4">
NHL: "Seattle" leveled in the series with "Dallas" in the 1/4 finals of the Stanley Cup</text:span>
</text:h>
      <text:p text:style-name="P4">
Authors: Ukrinform (Person)</text:p>
      <text:p text:style-name="P4">
Publisher: Укринформ (Organization)</text:p>
      <text:p text:style-name="P4">
Published Time: 2023-05-14T09:37:00+03:00</text:p>
      <text:p text:style-name="P4">
Modified Time: 2023-05-14T09:37:00+03:00</text:p>
      <text:p text:style-name="P4">
Description: In the North American National Hockey League (NHL) there was another match of the quarter -final stage of the Stanley Cup. - Ukrinform.</text:p>
      <text:p text:style-name="P4">
Images: ["<text:a xlink:type="simple" xlink:href="https://static.ukrinform.com/photos/2023_05/thumb_files/630_360_1684045573-987.jpg" text:style-name="Internet_20_link" text:visited-style-name="Visited_20_Internet_20_Link">
630_360_16840...</text:a>
"]</text:p>
      <text:p text:style-name="P4">
Tags: ['хокей', 'Кубок Стенлі', 'НХЛ']</text:p>
      <text:p text:style-name="P4">
Type: Article</text:p>
      <!--METADATA-->
      <text:p text:style-name="P4">
<draw:frame draw:style-name="fr1" draw:name="Image83" text:anchor-type="as-char" svg:width="6.9236in" svg:height="3.956343in" draw:z-index="0">
<draw:image xlink:href="../Images/yкринформ/2023-05-14T09-37-00-03-00/630_360_1684045573-987.jpg" xlink:type="simple" xlink:show="embed" xlink:actuate="onLoad" draw:mime-type="image/jpeg"/>
</draw:frame>
In North American National Hockey League(NHL)Another match of the Finnish Cup of Stanley took place.</text:p>
      <text:p text:style-name="P4">
"Seattle" on Climate Pledge Arena defeated "Dallas" - 6: 3(2:1, 2:1, 2:1)Comparing the account in the series - 3: 3, transmits Ukrinform.</text:p>
      <text:p text:style-name="P4">
The leader of the Seattle - Dallas confrontation will meet in the 1/2 finals of the Stanley Cup with the Edmonton couple - Vegas(A bill in the series - 2: 3).</text:p>
      <text:p text:style-name="P4">
<text:span text:style-name="T4">
Читайте також:</text:span>
 <text:a xlink:type="simple" xlink:href="https://www.ukrinform.ua/rubric-sports/3708608-nhl-florida-vigrala-seriu-plejoff-u-toronto.html" text:style-name="Internet_20_link" text:visited-style-name="Visited_20_Internet_20_Link">
 </text:a>
In another semi -final series, Karolina wins with Florida to four victories.</text:p>
      <text:p text:style-name="P4">
Photo: Getty Images.</text:p>
      <text:p text:style-name="P4">
News Source: <text:a xlink:type="simple" xlink:href="https://www.ukrinform.ua/rubric-sports/3708933-nhl-sietl-zrivnav-rahunok-u-serii-z-dallasom-v-14-finalu-kubka-stenli.html" text:style-name="Internet_20_link" text:visited-style-name="Visited_20_Internet_20_Link">
https://www.ukrinform.ua/rubric-sports/3708933-nhl-sietl-zrivnav-rahunok-u-serii-z-dallasom-v-14-finalu-kubka-stenli.html</text:a>
</text:p>
      <!--NEWS-->
      <text:h text:style-name="P10" text:outline-level="1">
<text:span text:style-name="T4">
The invaders fired at two communities at night in Sumy region</text:span>
</text:h>
      <text:p text:style-name="P4">
Authors: Ukrinform (Person)</text:p>
      <text:p text:style-name="P4">
Publisher: Укринформ (Organization)</text:p>
      <text:p text:style-name="P4">
Published Time: 2023-05-14T09:46:00+03:00</text:p>
      <text:p text:style-name="P4">
Modified Time: 2023-05-14T09:46:00+03:00</text:p>
      <text:p text:style-name="P4">
Description: The army of the Russian Federation fired at two communities in the Sumy region at night, which damaged the transmission line and CNAP. - Ukrinform.</text:p>
      <text:p text:style-name="P4">
Images: ["<text:a xlink:type="simple" xlink:href="https://static.ukrinform.com/photos/2023_03/thumb_files/630_360_1679917009-251.jpg" text:style-name="Internet_20_link" text:visited-style-name="Visited_20_Internet_20_Link">
630_360_16799...</text:a>
"]</text:p>
      <text:p text:style-name="P4">
Tags: ['Обстріл', 'Сумщина', 'ЦНАП', 'Війна з росією']</text:p>
      <text:p text:style-name="P4">
Type: Article</text:p>
      <!--METADATA-->
      <text:p text:style-name="P4">
<draw:frame draw:style-name="fr1" draw:name="Image84" text:anchor-type="as-char" svg:width="6.9236in" svg:height="3.956343in" draw:z-index="0">
<draw:image xlink:href="../Images/yкринформ/2023-05-14T09-46-00-03-00/630_360_1679917009-251.jpg" xlink:type="simple" xlink:show="embed" xlink:actuate="onLoad" draw:mime-type="image/jpeg"/>
</draw:frame>
The Rfunochi army fired at two communities in the Sumy region, which damaged the power transmission and CNAP.</text:p>
      <text:p text:style-name="P4">
This was reported by Sumy Ova in <text:a xlink:type="simple" xlink:href="https://t.me/Sumy_news_ODA/16171" text:style-name="Internet_20_link" text:visited-style-name="Visited_20_Internet_20_Link">
</text:a>
Transfers Ukrinform.</text:p>
      <text:p text:style-name="P4">
According to the regional administration, at night the mortar was struck by a Hotinskagogan, there were 3 explosions. The shelling damaged the electrical transmission. Passed without the victims.</text:p>
      <text:p text:style-name="P4">
In addition, from the barrel artillery invaders <text:a xlink:type="simple" xlink:href="https://www.ukrinform.ua/tag-obstril" text:style-name="Internet_20_link" text:visited-style-name="Visited_20_Internet_20_Link">
</text:a>
ZNOB-Novgorod township(2 explosions). Пошкоджень зазнала будівля Центрунадання адмінпослуг. Постраждалих немає.</text:p>
      <text:p text:style-name="P4">
<text:span text:style-name="T4">
Читайте також:</text:span>
 <text:a xlink:type="simple" xlink:href="https://www.ukrinform.ua/rubric-regions/3708914-na-zaporizzi-armia-rf-obstrilala-18-naselenih-punktiv-poranenij-colovik.html" text:style-name="Internet_20_link" text:visited-style-name="Visited_20_Internet_20_Link">
 <text:span text:style-name="T4">
обстріл</text:span>
 </text:a>
As reported, <text:a xlink:type="simple" xlink:href="https://www.ukrinform.ua/rubric-ato/3708931-droni-kalibri-z-cornogo-mora-raketi-z-litakiv-povitrani-sili-rozpovili-pro-nicnu-ataku-rf.html" text:style-name="Internet_20_link" text:visited-style-name="Visited_20_Internet_20_Link">
</text:a>
From different directions by shock drones Shahd-136/131, Caliber missiles from ships in the Black Sea, winged missiles X-101/X-555/X-55 of Idroplitaks of Strategic Aviation Tu-95MS. Ukrainian defenders destroyed three wingeds and 25 enemy UAVs.</text:p>
      <text:p text:style-name="P4">
News Source: <text:a xlink:type="simple" xlink:href="https://www.ukrinform.ua/rubric-ato/3708938-zagarbniki-vnoci-obstrilali-dvi-gromadi-na-sumsini.html" text:style-name="Internet_20_link" text:visited-style-name="Visited_20_Internet_20_Link">
https://www.ukrinform.ua/rubric-ato/3708938-zagarbniki-vnoci-obstrilali-dvi-gromadi-na-sumsini.html</text:a>
</text:p>
      <!--NEWS-->
      <text:h text:style-name="P10" text:outline-level="1">
<text:span text:style-name="T4">
Mother's Day is celebrated in Ukraine</text:span>
</text:h>
      <text:p text:style-name="P4">
Authors: Ukrinform (Person)</text:p>
      <text:p text:style-name="P4">
Publisher: Укринформ (Organization)</text:p>
      <text:p text:style-name="P4">
Published Time: 2023-05-14T10:00:00+03:00</text:p>
      <text:p text:style-name="P4">
Modified Time: 2023-05-14T10:00:00+03:00</text:p>
      <text:p text:style-name="P4">
Description: In Ukraine on Sunday, May 14, Mother's Day is celebrated. - Ukrinform.</text:p>
      <text:p text:style-name="P4">
Images: ["<text:a xlink:type="simple" xlink:href="https://static.ukrinform.com/photos/2021_04/thumb_files/630_360_1618949928-580.jpg" text:style-name="Internet_20_link" text:visited-style-name="Visited_20_Internet_20_Link">
630_360_16189...</text:a>
"]</text:p>
      <text:p text:style-name="P4">
Tags: ['День Матері', 'Свято', 'Україна']</text:p>
      <text:p text:style-name="P4">
Type: Article</text:p>
      <!--METADATA-->
      <text:p text:style-name="P4">
<draw:frame draw:style-name="fr1" draw:name="Image85" text:anchor-type="as-char" svg:width="6.9236in" svg:height="3.946452in" draw:z-index="0">
<draw:image xlink:href="../Images/yкринформ/2023-05-14T10-00-00-03-00/630_360_1618949928-580.jpg" xlink:type="simple" xlink:show="embed" xlink:actuate="onLoad" draw:mime-type="image/jpeg"/>
</draw:frame>
In Ukraine, Sunday, May 14, Mother's Day is celebrated.</text:p>
      <text:p text:style-name="P4">
About it reports Ukrinform.</text:p>
      <text:p text:style-name="P4">
This holiday was established in accordance with the Presidential Decree of May 10, 1999, and is awarded every second Sunday of May. Mothers of Ivagitny women - expectant mothers are greeted this day.</text:p>
      <text:p text:style-name="P4">
On the day of the mother of Ukrainian women, the wife of the President of Ukraine Olenazelian in [] was greeted(https://t.me/FirstLadyOfUkraine/3105)"There is too much on the shoulders of Ukrainian mothers. Someone waits from the front of a man, a daughter. Waiting at least every night at least voice in the phone," Zelenska said.</text:p>
      <text:p text:style-name="P4">
"Another Ukrainian mother," she emphasized, "she learned to live in a foreign country, found a kindergarten and school, learned the language to understand a child doctor. She found her strength to put up to sleep small, promising them tomorrow a good day."</text:p>
      <text:p text:style-name="P4">
As the president's wife emphasized, "another Ukrainian mother learned to wear a child and run into a storage facility - so that the baby even was not aware that he was not sleeping in her crib. She also did everything to keep the child to remember the war."</text:p>
      <text:p text:style-name="P4">
"Not one - millions of Ukrainian mothers for the second year in a row make an incredible. Everyone of you - those who, during the war, keep the childhood of their children," Zelenska wrote.</text:p>
      <text:p text:style-name="P4">
The head of the Orthodox Church of Ukraine Metropolitan Epiphanius urged Ukrainian to pray for their mothers.</text:p>
      <text:p text:style-name="P4">
"Everyone, wherever you are, pray for your mothers!For the living and those who will now live in your heart and memory, and with your heart - in eternity. May the Lord be all mothers of Ukraine!"(https://twitter.com/Epifaniy/status/1657617335526518784?s=20&amp;fbclid=IwAR2OfZ5U8vtAKPlAzm0oInmoYvx8hlJYE3V4TZT7kO_3e_tpEurdg_UOP7k)Mother's Day originated in the United States. In 1907, American Anna Jarvis of Philadelphia, who made her mother, made the initiative of honoring mothers. The first Mother's Day was the official holiday of Virginia in 1910. And in 1914, US Woodro Wilson declared the second Sunday of May the national holy honor of all American mothers.</text:p>
      <text:p text:style-name="P4">
After the end of the First World War, Mother's Day began to celebrate and some European countries.<text:span text:style-name="T4">
 Read also: </text:span>
 <text:a xlink:type="simple" xlink:href="https://www.ukrinform.ua/rubric-kyiv/3708261-klicko-vruciv-vidznaki-materam-zagiblih-zahisnikiv.html" text:style-name="Internet_20_link" text:visited-style-name="Visited_20_Internet_20_Link">
</text:a>
With the establishment of Soviet power in the Western Ukrainian lands, the holiday was promoted. Only since 1990, thanks to the efforts of NGOs, including Ukrainian women, the mother's holiday returned to Ukraine.</text:p>
      <text:p text:style-name="P4">
News Source: <text:a xlink:type="simple" xlink:href="https://www.ukrinform.ua/rubric-society/3708939-v-ukraini-vidznacaetsa-den-materi.html" text:style-name="Internet_20_link" text:visited-style-name="Visited_20_Internet_20_Link">
https://www.ukrinform.ua/rubric-society/3708939-v-ukraini-vidznacaetsa-den-materi.html</text:a>
</text:p>
      <!--NEWS-->
      <text:h text:style-name="P10" text:outline-level="1">
<text:span text:style-name="T4">
Russia has killed 481 child in Ukraine already</text:span>
</text:h>
      <text:p text:style-name="P4">
Authors: Ukrinform (Person)</text:p>
      <text:p text:style-name="P4">
Publisher: Укринформ (Organization)</text:p>
      <text:p text:style-name="P4">
Published Time: 2023-05-14T10:05:00+03:00</text:p>
      <text:p text:style-name="P4">
Modified Time: 2023-05-14T10:05:00+03:00</text:p>
      <text:p text:style-name="P4">
Description: As a result of a full -scale invasion of Russian troops, more than 1452 children were injured in Ukraine, 481 children were killed. - Ukrinform.</text:p>
      <text:p text:style-name="P4">
Images: ["<text:a xlink:type="simple" xlink:href="https://static.ukrinform.com/photos/2023_04/thumb_files/630_360_1681205523-955.jpg" text:style-name="Internet_20_link" text:visited-style-name="Visited_20_Internet_20_Link">
630_360_16812...</text:a>
"]</text:p>
      <text:p text:style-name="P4">
Tags: ['Діти', 'Загибель', 'Офіс генпрокурора', 'Війна з росією']</text:p>
      <text:p text:style-name="P4">
Type: Article</text:p>
      <!--METADATA-->
      <text:p text:style-name="P4">
<draw:frame draw:style-name="fr1" draw:name="Image86" text:anchor-type="as-char" svg:width="6.9236in" svg:height="3.956343in" draw:z-index="0">
<draw:image xlink:href="../Images/yкринформ/2023-05-14T10-05-00-03-00/630_360_1681205523-955.jpg" xlink:type="simple" xlink:show="embed" xlink:actuate="onLoad" draw:mime-type="image/jpeg"/>
</draw:frame>
As a result of the full -scale invasion of Russian troops, more than 1452 children were surprised in Ukraine, 481 children were killed.</text:p>
      <text:p text:style-name="P4">
The prosecutor General's Office reports in <text:a xlink:type="simple" xlink:href="https://www.facebook.com/pgo.gov.ua/posts/pfbid0DGyvQ3ks1ceya2thrBc8ceTPSH2jbhG38dLbfU9Z4M1yMWcTUY48pHErgRVnAy7Sl" text:style-name="Internet_20_link" text:visited-style-name="Visited_20_Internet_20_Link">
</text:a>
, reports Ukrinform.</text:p>
      <text:p text:style-name="P4">
"As of the morning of May 14, 2023, no 1452 children were injured in Ukraine as a result of full -scale armed aggression of the Russian Federation. According to the official information of juvenile prosecutors 481 <text:a xlink:type="simple" xlink:href="https://www.ukrinform.ua/tag-diti" text:style-name="Internet_20_link" text:visited-style-name="Visited_20_Internet_20_Link">
</text:a>
More than 971 were killed and injured in varying severity, "the report said.</text:p>
      <text:p text:style-name="P4">
It is noted that the numbers are not final. Work is currently underway in their installation in hostilities, in temporarily occupied hip territories.</text:p>
      <text:p text:style-name="P4">
<text:span text:style-name="T4">
 Read also: </text:span>
 <text:a xlink:type="simple" xlink:href="https://www.ukrinform.ua/rubric-ato/3708109-rosiani-poranili-v-ukraini-968-ditej.html" text:style-name="Internet_20_link" text:visited-style-name="Visited_20_Internet_20_Link">
</text:a>
Children were most affected in Donetsk region - 458, Kharkiv - 277, Kiev - 128, Kherson - 97, Zaporizhia - 89, Mykolaivska - 89, Chernihiv - 70, Dnipropetrovsk - 69, Lugansk - 66.</text:p>
      <text:p text:style-name="P4">
As reported, <text:a xlink:type="simple" xlink:href="https://www.ukrinform.ua/rubric-ato/3708755-rosiani-obstrilali-kostantinivku-zi-smerciv-dvoe-zagiblih-sered-nih-ditina.html" text:style-name="Internet_20_link" text:visited-style-name="Visited_20_Internet_20_Link">
</text:a>
. A 15-year-old girl was killed in the shelling. Two children aged 15 and 16 were injured.</text:p>
      <text:p text:style-name="P4">
Also on May 13 because of the shelling of the village. The house of Kharkiv region was injured by a 16-year-old boy.</text:p>
      <text:p text:style-name="P4">
News Source: <text:a xlink:type="simple" xlink:href="https://www.ukrinform.ua/rubric-ato/3708942-rosia-vbila-v-ukraini-vze-481-ditinu.html" text:style-name="Internet_20_link" text:visited-style-name="Visited_20_Internet_20_Link">
https://www.ukrinform.ua/rubric-ato/3708942-rosia-vbila-v-ukraini-vze-481-ditinu.html</text:a>
</text:p>
      <!--NEWS-->
      <text:h text:style-name="P10" text:outline-level="1">
<text:span text:style-name="T4">
The army of the Russian Federation per day attacked 10 regions of Ukraine</text:span>
</text:h>
      <text:p text:style-name="P4">
Authors: Ukrinform (Person)</text:p>
      <text:p text:style-name="P4">
Publisher: Укринформ (Organization)</text:p>
      <text:p text:style-name="P4">
Published Time: 2023-05-14T10:16:00+03:00</text:p>
      <text:p text:style-name="P4">
Modified Time: 2023-05-14T10:16:00+03:00</text:p>
      <text:p text:style-name="P4">
Description: Russian invaders per day were attacking ten regions of Ukraine, used drones, winged missiles, aviation, heavy artillery, mortars. - Ukrinform.</text:p>
      <text:p text:style-name="P4">
Images: ["<text:a xlink:type="simple" xlink:href="https://static.ukrinform.com/photos/2023_05/thumb_files/630_360_1684048460-638.jpg" text:style-name="Internet_20_link" text:visited-style-name="Visited_20_Internet_20_Link">
630_360_16840...</text:a>
", "<text:a xlink:type="simple" xlink:href="https://static.ukrinform.com/photos/2023_05/thumb_files/630_360_1684048692-2833.jpeg" text:style-name="Internet_20_link" text:visited-style-name="Visited_20_Internet_20_Link">
630_360_16840...</text:a>
", "<text:a xlink:type="simple" xlink:href="https://static.ukrinform.com/photos/2023_05/thumb_files/630_360_1684048692-7221.jpeg" text:style-name="Internet_20_link" text:visited-style-name="Visited_20_Internet_20_Link">
630_360_16840...</text:a>
", "<text:a xlink:type="simple" xlink:href="https://static.ukrinform.com/photos/2023_05/thumb_files/630_360_1684048692-5465.jpeg" text:style-name="Internet_20_link" text:visited-style-name="Visited_20_Internet_20_Link">
630_360_16840...</text:a>
", "<text:a xlink:type="simple" xlink:href="https://static.ukrinform.com/photos/2023_05/thumb_files/630_360_1684048692-7148.jpeg" text:style-name="Internet_20_link" text:visited-style-name="Visited_20_Internet_20_Link">
630_360_16840...</text:a>
", "<text:a xlink:type="simple" xlink:href="https://static.ukrinform.com/photos/2023_05/thumb_files/630_360_1684048693-4933.jpeg" text:style-name="Internet_20_link" text:visited-style-name="Visited_20_Internet_20_Link">
630_360_16840...</text:a>
", "<text:a xlink:type="simple" xlink:href="https://static.ukrinform.com/photos/2023_05/thumb_files/630_360_1684048692-3358.jpeg" text:style-name="Internet_20_link" text:visited-style-name="Visited_20_Internet_20_Link">
630_360_16840...</text:a>
"]</text:p>
      <text:p text:style-name="P4">
Tags: ['Обстріл', 'Поранені', 'Загибель', 'Війна з росією']</text:p>
      <text:p text:style-name="P4">
Type: Article</text:p>
      <!--METADATA-->
      <text:p text:style-name="P4">
<draw:frame draw:style-name="fr1" draw:name="Image87" text:anchor-type="as-char" svg:width="6.9236in" svg:height="3.956343in" draw:z-index="0">
<draw:image xlink:href="../Images/yкринформ/2023-05-14T10-16-00-03-00/630_360_1684048460-638.jpg" xlink:type="simple" xlink:show="embed" xlink:actuate="onLoad" draw:mime-type="image/jpeg"/>
</draw:frame>
The Russian -encirclers per day made attacks on ten regions of Ukraine, used lesions, winged missiles, aviation, heavy artillery, mortars.</text:p>
      <text:p text:style-name="P4">
According to Ukrinform, this is reported in the consolidated information of the regional military administrations about the situation in the regions of Ukraine as of 9:00 Sunday, 14th.</text:p>
      <text:p text:style-name="P4">
In the Ternopil region last night, as a result of the attack of the Russians, there was a hit by complication, which caused a fire. Two people are injured(Burns of taoscow wounds). Їм надається допомога в лікарнях.</text:p>
      <text:p text:style-name="P4">
Вранці під час повітряної тривоги на Тернопільщині лунали вибухи. Внаслідокворожої атаки зруйновано й пошкоджено дачні будинки, торгово-офісне приміщеннята вантажні автомобілі. Постраждалих немає. Інформація уточнюється.</text:p>
      <text:p text:style-name="P4">
У Чернігівській області за добу війська рф 5 разів обстріляли з мінометів таартилерії Новгород-Сіверський район.</text:p>
      <text:p text:style-name="P4">
Також зафіксовано два удари дронів-камікадзе типу Shahed по Новгород-Сіверському району. Без жертв і руйнувань.</text:p>
      <text:p text:style-name="P4">
У Сумській області вчора упродовж дня росіяни здійснили шість обстрілівприкордоння. Зафіксовано 65 вибухів. Обстрілів зазнали Великописарівська,Есманська, Білопільська та Краснопільська громади.</text:p>
      <text:p text:style-name="P4">
У Хотінській громаді внаслідок мінометного обстрілу пошкоджено лініюелектропередач. Без постраждалих.</text:p>
      <text:p text:style-name="P4">
У Зноб-Новгородській громаді пошкоджено будівлю Центру надання адмінпослуг.</text:p>
      <text:p text:style-name="P4">
За добу ворог атакував 18 населених пунктів Запорізької області, зафіксовано95 ударів: 86 артобстрілів, два авіаційні, чотири - з РСЗВ, три атаки БПЛА.</text:p>
      <text:p text:style-name="P4">
Під ударом перебували на лінії фронту Новоданилівка, Гуляйполе, Оріхів,Ольгівське, Магдалинівка, Полтавка, Мала Токмачка, Залізничне.</text:p>
      <text:p text:style-name="P4">
Під час масованої атаки по прифронтовому Гуляйполю постраждав 64-річнийчоловік. Його евакуювали для лікування в обласний центр.</text:p>
      <text:p text:style-name="P4">
Зафіксовано 28 повідомлень про руйнування цивільних об'єктів.</text:p>
      <text:p text:style-name="P4">
<text:span text:style-name="T4">
Читайте також:</text:span>
 <text:a xlink:type="simple" xlink:href="https://www.ukrinform.ua/rubric-ato/3708942-rosia-vbila-v-ukraini-vze-481-ditinu.html" text:style-name="Internet_20_link" text:visited-style-name="Visited_20_Internet_20_Link">
 </text:a>
In the Dnipropetrovsk region yesterday the Russian army beat from heavy -scale artillery in Nikopol. In a serious condition, a 57-year-old man was hospitalized in resuscitation.</text:p>
      <text:p text:style-name="P4">
The city has two high -rise buildings, five private homes, several farm buildings, a garage, a minibus and two power lines.</text:p>
      <text:p text:style-name="P4">
At night, the Russians shot the Pokrovsky community of the Nikopol district. Damaged object infrastructure and transport enterprise.In the town of Zolochiv Bohodukhiv district of Kharkiv region, two missiles hit the housing. Windows were knocked out in the houses, two garages were destroyed. The people were not injured.</text:p>
      <text:p text:style-name="P4">
During the day, the enemy fired the border and frontier settlements of the Pethatokrkivshchyna. In the Slobozhansk direction, the Russians struck a bundle of Budar.</text:p>
      <text:p text:style-name="P4">
From mortars and artillery, aggressors fired at Udi, Kozach Lopan, Staritsa, Ogirtseve, House, Hatyshche, Pletenivka, Bochkovo, Unterty and Budarka.</text:p>
      <text:p text:style-name="P4">
In the Kupyansk direction, the enemy conducted unsuccessful offensive actions in the district of Nomasyutivka, Novoselivsky and eastern outskirts of Stelmakhivka.</text:p>
      <text:p text:style-name="P4">
The invaders caused aviation strikes in the areas of Vilshavka Vilsharivka settlements. Artillery and mortar shelling of the enemy, two -year, Tabaivka and Nikopol.</text:p>
      <text:p text:style-name="P4">
As a result of shelling of the village of Khatne, Kupyansk district, private dwellings were damaged by the lowest, a fire occurred. A 43-year-old woman was fascinated with a shrapnel wound.</text:p>
      <text:p text:style-name="P4">
As a result of the shelling of the village of Ogirtsevo, the Chuguev district, a residential building was damaged, a 61-year-old man was framed and was hospitalized.</text:p>
      <text:p text:style-name="P4">
In the Luhansk region, the efforts of the Russians were unsuccessful to attack near Novoselivskyi and in the direction of the eastern suburbs of Stelmachivka.</text:p>
      <text:p text:style-name="P4">
In the areas of Bigorivka and Kreminna yesterday Russian troops carried out the strife. On Bigorivka, the enemy caused the Air Force. Shelter and Makeevka.</text:p>
      <text:p text:style-name="P4">
During the day the enemy made 108 shellings(456 shells).</text:p>
      <text:p text:style-name="P4">
У Донецькій області минулої доби війська рф обстріляли 12 населених пунктів:Курахове, Богоявленку, Торецьк, Костянтинівку, Времівку, Авдіївку, Дружківку,Північне, Нью-Йорк, Велику Новосілку, Вовченку, Бахмут.</text:p>
      <text:p text:style-name="P4">
Пошкоджено 61 житловий будинок (Of these, 19 apartment), warm -up line, two markets, a car, a school, a cafe, a Koti plant, a warehouse, a pharmacy, two shops, 5 civilian vehicles, a museum, two power grids, gas stations, two gas pipelines, a bus station.</text:p>
      <text:p text:style-name="P4">
In Donetsk, seven people were killed and 16 were injured.In the Nikolaev area yesterday, due to the shelling of Ochakov burned housing, the object of critical infrastructure was damaged.</text:p>
      <text:p text:style-name="P4">
Also yesterday the enemy struck from the RSLS on the water area of the Ochakov community.</text:p>
      <text:p text:style-name="P4">
<text:span text:style-name="T4">
 Read also: </text:span>
 <text:a xlink:type="simple" xlink:href="https://www.ukrinform.ua/rubric-ato/3708931-droni-kalibri-z-cornogo-mora-raketi-z-litakiv-povitrani-sili-rozpovili-pro-nicnu-ataku-rf.html" text:style-name="Internet_20_link" text:visited-style-name="Visited_20_Internet_20_Link">
</text:a>
In the Kherson region, Russian invaders performed 90 shelling per day(434 shells were released), of them on Kherson beat twice(15 shells).</text:p>
      <text:p text:style-name="P4">
росіяни завдали авіаційного удару по Бериславу, в місті зниклоелектропостачання. Пошкоджені територія та будівлі філії Херсонгазу.</text:p>
      <text:p text:style-name="P4">
Також вчора агресори обстріляли село Червоний Маяк. Пошкоджено будівлю ліцею.</text:p>
      <text:p text:style-name="P4">
В селі Золота Балка Новоолександрівської громади поранено людину, руйнаційзазнали три будинки, один із них згорів.</text:p>
      <text:p text:style-name="P4">
Всього за добу на Херсонщині через російську агресію шестеро людей дісталипоранення.</text:p>
      <text:p text:style-name="P4">
News Source: <text:a xlink:type="simple" xlink:href="https://www.ukrinform.ua/rubric-regions/3708944-armia-rf-za-dobu-atakuvala-10-oblastej-ukraini.html" text:style-name="Internet_20_link" text:visited-style-name="Visited_20_Internet_20_Link">
https://www.ukrinform.ua/rubric-regions/3708944-armia-rf-za-dobu-atakuvala-10-oblastej-ukraini.html</text:a>
</text:p>
      <!--NEWS-->
      <text:h text:style-name="P10" text:outline-level="1">
<text:span text:style-name="T4">
Germany announced a new package of military aid to support Ukraine in the amount of about €2....</text:span>
</text:h>
      <text:p text:style-name="P4">
Authors: liveuamap (Language: en)</text:p>
      <text:p text:style-name="P4">
Time: 2023-05-14T10:25:50</text:p>
      <text:p text:style-name="P4">
Location: Berlin, Berlin (Latitude:52.518 Longtitude:13.36813)</text:p>
      <text:p text:style-name="P4">
Videos: []</text:p>
      <text:p text:style-name="P4">
Images: ["<text:a xlink:type="simple" xlink:href="https://liveuamap.com/pics/2023/05/14/22562822_0.jpg" text:style-name="Internet_20_link" text:visited-style-name="Visited_20_Internet_20_Link">
22562822_0.jpg</text:a>
"]</text:p>
      <text:p text:style-name="P4">
Tags: ["Germany", "Europe"]</text:p>
      <text:p text:style-name="P4">
Id: 22562822</text:p>
      <!--METADATA-->
      <text:p text:style-name="P4">
Germany announced a new package of military aid to support Ukraine in theamount of about €2.7 billion. German Chancellor Olaf Scholz wrote about thison Twitter. In particular, Leopard-1 battle tanks, Marder BMPs and Iris-T airdefense systems will be sent to Ukraine</text:p>
      <text:p text:style-name="P4">
<draw:frame draw:style-name="fr1" draw:name="Image88" text:anchor-type="as-char" svg:width="6.9236in" svg:height="4.11303in" draw:z-index="0">
<draw:image xlink:href="../Images/liveuamap/2023-05-14T10-25-50/22562822_0.jpg" xlink:type="simple" xlink:show="embed" xlink:actuate="onLoad" draw:mime-type="image/jpeg"/>
</draw:frame>
News Collection Link: <text:a xlink:type="simple" xlink:href="https://liveuamap.com/en/2023/14-may-germany-announced-a-new-package-of-military-aid-to" text:style-name="Internet_20_link" text:visited-style-name="Visited_20_Internet_20_Link">
https://liveuamap.com/en/2023/14-may-germany-announced-a-new-package-of-military-aid-to</text:a>
</text:p>
      <text:p text:style-name="P4">
News Source: <text:a xlink:type="simple" xlink:href="https://twitter.com/Flash_news_ua/status/1657752123096875010" text:style-name="Internet_20_link" text:visited-style-name="Visited_20_Internet_20_Link">
https://twitter.com/Flash_news_ua/status/1657752123096875010</text:a>
</text:p>
      <!--NEWS-->
      <text:h text:style-name="P10" text:outline-level="1">
<text:span text:style-name="T4">
First League: Obolon will play in Ternopil, "Polesie" takes "flint"</text:span>
</text:h>
      <text:p text:style-name="P4">
Authors: Ukrinform (Person)</text:p>
      <text:p text:style-name="P4">
Publisher: Укринформ (Organization)</text:p>
      <text:p text:style-name="P4">
Published Time: 2023-05-14T10:28:00+03:00</text:p>
      <text:p text:style-name="P4">
Modified Time: 2023-05-14T10:28:00+03:00</text:p>
      <text:p text:style-name="P4">
Description: The first league championship of Ukraine on Sunday, May 14 will take place in the Final Matches of the 6th round of the second stage. - Ukrinform.</text:p>
      <text:p text:style-name="P4">
Images: ["<text:a xlink:type="simple" xlink:href="https://static.ukrinform.com/photos/2023_05/thumb_files/630_360_1683880830-628.jpeg" text:style-name="Internet_20_link" text:visited-style-name="Visited_20_Internet_20_Link">
630_360_16838...</text:a>
"]</text:p>
      <text:p text:style-name="P4">
Tags: ['Футбол', 'перша ліга', 'Полісся']</text:p>
      <text:p text:style-name="P4">
Type: Article</text:p>
      <!--METADATA-->
      <text:p text:style-name="P4">
<draw:frame draw:style-name="fr1" draw:name="Image89" text:anchor-type="as-char" svg:width="6.9236in" svg:height="3.956343in" draw:z-index="0">
<draw:image xlink:href="../Images/yкринформ/2023-05-14T10-28-00-03-00/630_360_1683880830-628.jpeg" xlink:type="simple" xlink:show="embed" xlink:actuate="onLoad" draw:mime-type="image/jpeg"/>
</draw:frame>
The first league team of Ukraine on Sunday, May 14, the final matches of the 6th round of the second stage will take place.</text:p>
      <text:p text:style-name="P4">
The leader of the raising group in the Polissya class in Zhytomyr will take Kremin, astolichna Obolon in Ternopil will meet with the local "field", reports Ukrinform.</text:p>
      <text:p text:style-name="P4">
On the eve of "Epicenter"(Kamianets-Podilskyi)lost LNZ(Cherkasy)- 0: 2, and the Carpathians(Lviv)gave way to the Metallurg(Zaporizhzhia)- 0: 1.</text:p>
      <text:p text:style-name="P4">
The situation of the leaders: "Polissya" - 25 points, "Obolon - 24, LNZ - 19," Metallurg " - 14," Carpathians " - 17.</text:p>
      <text:p text:style-name="P4">
<text:span text:style-name="T4">
 Read also: </text:span>
 <text:a xlink:type="simple" xlink:href="https://www.ukrinform.ua/rubric-sports/3703160-persa-liga-polissa-vijslo-na-perse-misce-u-cempionskij-grupi.html" text:style-name="Internet_20_link" text:visited-style-name="Visited_20_Internet_20_Link">
<text:span text:style-name="T4">
 Polesie </text:span>
</text:a>
In the disposal group will play today: "Chernihiv -SHVSM" - "Bukovina"(Chernivtsi), “Skoruk”(Tomakivka)- “Prykarpattya”(Ivano-Frankivsk).</text:p>
      <text:p text:style-name="P4">
Становище лідерів: «Прикарпаття» - 20 очок, «Чернігів-ШВСМ» - 18, «Скорук» -18, «Буковина» - 16...</text:p>
      <text:p text:style-name="P4">
Фото: pfl.ua.</text:p>
      <text:p text:style-name="P4">
News Source: <text:a xlink:type="simple" xlink:href="https://www.ukrinform.ua/rubric-sports/3708949-persa-liga-obolon-zigrae-u-ternopoli-polissa-prijmae-kremin.html" text:style-name="Internet_20_link" text:visited-style-name="Visited_20_Internet_20_Link">
https://www.ukrinform.ua/rubric-sports/3708949-persa-liga-obolon-zigrae-u-ternopoli-polissa-prijmae-kremin.html</text:a>
</text:p>
      <!--NEWS-->
      <text:h text:style-name="P10" text:outline-level="1">
<text:span text:style-name="T4">
In the Black Sea - four Russian rocket launchers with 25 "caliber"</text:span>
</text:h>
      <text:p text:style-name="P4">
Authors: Ukrinform (Person)</text:p>
      <text:p text:style-name="P4">
Publisher: Укринформ (Organization)</text:p>
      <text:p text:style-name="P4">
Published Time: 2023-05-14T10:34:00+03:00</text:p>
      <text:p text:style-name="P4">
Modified Time: 2023-05-14T10:34:00+03:00</text:p>
      <text:p text:style-name="P4">
Description: In the Black Sea, the Russian Federation holds 10 ships, including four carriage missiles with a total volley of up to 25 missiles. - Ukrinform.</text:p>
      <text:p text:style-name="P4">
Images: ["<text:a xlink:type="simple" xlink:href="https://static.ukrinform.com/photos/2016_02/thumb_files/630_360_1454993931-4329-korabli-rf-foto-topwarru.jpg" text:style-name="Internet_20_link" text:visited-style-name="Visited_20_Internet_20_Link">
630_360_14549...</text:a>
"]</text:p>
      <text:p text:style-name="P4">
Tags: ['Ракета', ' Чорне море', 'Корабель', 'Війна з росією']</text:p>
      <text:p text:style-name="P4">
Type: Article</text:p>
      <!--METADATA-->
      <text:p text:style-name="P4">
<draw:frame draw:style-name="fr1" draw:name="Image90" text:anchor-type="as-char" svg:width="6.9236in" svg:height="3.956343in" draw:z-index="0">
<draw:image xlink:href="../Images/yкринформ/2023-05-14T10-34-00-03-00/630_360_1454993931-4329-korabli-rf-foto-topwarru.jpg" xlink:type="simple" xlink:show="embed" xlink:actuate="onLoad" draw:mime-type="image/jpeg"/>
</draw:frame>
In the Black Sea, the Russian Federation holds 10 ships, including four carriage missiles "Caliber" with a general volley of up to 25 rockets.</text:p>
      <text:p text:style-name="P4">
According to Ukrinform, the operational command "South" reports in <text:a xlink:type="simple" xlink:href="https://www.facebook.com/OperationalCommandSouth/posts/pfbid0zifB1EXiHEfhhWDZ7KYmh1ufWXzrBJDXwAPy7gyy9uKDpB2osyRBrZ3LzvRNRNygl" text:style-name="Internet_20_link" text:visited-style-name="Visited_20_Internet_20_Link">
</text:a>
"In the Black Sea, a ship group of 10 units continues maneuvers by the Intermis Tarkhankut and Novorossiysk. Avoid 4 rocket carriers, one of which submarine, maximum equipment up to 25" calibers ", - the message reads.</text:p>
      <text:p text:style-name="P4">
“Part <text:a xlink:type="simple" xlink:href="https://www.ukrinform.ua/tag-raketa" text:style-name="Internet_20_link" text:visited-style-name="Visited_20_Internet_20_Link">
</text:a>
The enemy has released during a darkest rocket attack, but the level of rocket threat remains high, "" the OK "south" was cut.</text:p>
      <text:p text:style-name="P4">
<text:span text:style-name="T4">
 Read also: </text:span>
 <text:a xlink:type="simple" xlink:href="https://www.ukrinform.ua/rubric-ato/3708931-droni-kalibri-z-cornogo-mora-raketi-z-litakiv-povitrani-sili-rozpovili-pro-nicnu-ataku-rf.html" text:style-name="Internet_20_link" text:visited-style-name="Visited_20_Internet_20_Link">
<text:span text:style-name="T4">
 calibers </text:span>
</text:a>
As reported by Ukrinform, on the night of May 14, Russian invaders attacked Ukraine from different directions by shock drones Shahd-136/131, Caliber missiles from ships in the Black Sea, winged missiles X-101/X-555/X-55 from aircraft aircraft -95ms. <text:a xlink:type="simple" xlink:href="https://www.ukrinform.ua/rubric-tourism/3708910-vnoci-sili-oboroni-znisili-25-rosijskih-bezpilotnikiv-ignat.html" text:style-name="Internet_20_link" text:visited-style-name="Visited_20_Internet_20_Link">
</text:a>
</text:p>
      <text:p text:style-name="P4">
News Source: <text:a xlink:type="simple" xlink:href="https://www.ukrinform.ua/rubric-ato/3708952-u-cornomu-mori-cotiri-rosijski-raketonosii-z-25-kalibrami.html" text:style-name="Internet_20_link" text:visited-style-name="Visited_20_Internet_20_Link">
https://www.ukrinform.ua/rubric-ato/3708952-u-cornomu-mori-cotiri-rosijski-raketonosii-z-25-kalibrami.html</text:a>
</text:p>
      <!--NEWS-->
      <text:h text:style-name="P10" text:outline-level="1">
<text:span text:style-name="T4">
Zelensky started a visit to Germany meeting with Steinmeyer</text:span>
</text:h>
      <text:p text:style-name="P4">
Authors: Ukrinform (Person)</text:p>
      <text:p text:style-name="P4">
Publisher: Укринформ (Organization)</text:p>
      <text:p text:style-name="P4">
Published Time: 2023-05-14T10:36:00+03:00</text:p>
      <text:p text:style-name="P4">
Modified Time: 2023-05-14T10:36:00+03:00</text:p>
      <text:p text:style-name="P4">
Description: President of Ukraine Volodymyr Zelensky started a visit to Germany with a meeting with Federal President Frank-Valter Steinmeyer in Berlin. - Ukrinform.</text:p>
      <text:p text:style-name="P4">
Images: ["<text:a xlink:type="simple" xlink:href="https://static.ukrinform.com/photos/2023_05/thumb_files/630_360_1684050629-588.jpg" text:style-name="Internet_20_link" text:visited-style-name="Visited_20_Internet_20_Link">
630_360_16840...</text:a>
", "<text:a xlink:type="simple" xlink:href="https://static.ukrinform.com/photos/2023_05/1684050622-196.jpg" text:style-name="Internet_20_link" text:visited-style-name="Visited_20_Internet_20_Link">
1684050622-19...</text:a>
", "<text:a xlink:type="simple" xlink:href="https://static.ukrinform.com/photos/2023_05/1684049196-372.jpg" text:style-name="Internet_20_link" text:visited-style-name="Visited_20_Internet_20_Link">
1684049196-37...</text:a>
", "<text:a xlink:type="simple" xlink:href="https://static.ukrinform.com/photos/2023_05/1684049185-713.jpg" text:style-name="Internet_20_link" text:visited-style-name="Visited_20_Internet_20_Link">
1684049185-71...</text:a>
", "<text:a xlink:type="simple" xlink:href="https://static.ukrinform.com/photos/2023_05/1684049175-893.jpg" text:style-name="Internet_20_link" text:visited-style-name="Visited_20_Internet_20_Link">
1684049175-89...</text:a>
"]</text:p>
      <text:p text:style-name="P4">
Tags: ['Німеччина', 'Штайнмаєр', 'Зеленський']</text:p>
      <text:p text:style-name="P4">
Type: Article</text:p>
      <!--METADATA-->
      <text:p text:style-name="P4">
<draw:frame draw:style-name="fr1" draw:name="Image91" text:anchor-type="as-char" svg:width="6.9236in" svg:height="3.956343in" draw:z-index="0">
<draw:image xlink:href="../Images/yкринформ/2023-05-14T10-36-00-03-00/630_360_1684050629-588.jpg" xlink:type="simple" xlink:show="embed" xlink:actuate="onLoad" draw:mime-type="image/jpeg"/>
</draw:frame>
President of Ukraine Volodymyr Zelensky began a visit to Germany by a meeting with Federal President Frank-Walter Steinmeyer in Berlin.</text:p>
      <text:p text:style-name="P4">
This was reported by Ukrinform correspondent.</text:p>
      <text:p text:style-name="P4">
<draw:frame draw:style-name="fr1" draw:name="Image92" text:anchor-type="as-char" svg:width="6.9236in" svg:height="4.615733in" draw:z-index="0">
<draw:image xlink:href="../Images/yкринформ/2023-05-14T10-36-00-03-00/1684050622-196.jpg" xlink:type="simple" xlink:show="embed" xlink:actuate="onLoad" draw:mime-type="image/jpeg"/>
</draw:frame>
Negotiations with German Chancellor Olaf Scholz will also take place.</text:p>
      <text:p text:style-name="P4">
In the afternoon, Scholt will preserve the Zelensky International Prize. Karalovyk.</text:p>
      <text:p text:style-name="P4">
This is the first visit of the President to this country since the beginning of the war. It passes the precedent safety measures: everything is surrounded by police, on the roofs of snipers, the helicopters.</text:p>
      <text:p text:style-name="P4">
<draw:frame draw:style-name="fr1" draw:name="Image93" text:anchor-type="as-char" svg:width="6.9236in" svg:height="5.1927in" draw:z-index="0">
<draw:image xlink:href="../Images/yкринформ/2023-05-14T10-36-00-03-00/1684049196-372.jpg" xlink:type="simple" xlink:show="embed" xlink:actuate="onLoad" draw:mime-type="image/jpeg"/>
</draw:frame>
</text:p>
      <text:p text:style-name="P4">
<draw:frame draw:style-name="fr1" draw:name="Image94" text:anchor-type="as-char" svg:width="6.9236in" svg:height="5.1927in" draw:z-index="0">
<draw:image xlink:href="../Images/yкринформ/2023-05-14T10-36-00-03-00/1684049185-713.jpg" xlink:type="simple" xlink:show="embed" xlink:actuate="onLoad" draw:mime-type="image/jpeg"/>
</draw:frame>
</text:p>
      <text:p text:style-name="P4">
<draw:frame draw:style-name="fr1" draw:name="Image95" text:anchor-type="as-char" svg:width="6.9236in" svg:height="5.1927in" draw:z-index="0">
<draw:image xlink:href="../Images/yкринформ/2023-05-14T10-36-00-03-00/1684049175-893.jpg" xlink:type="simple" xlink:show="embed" xlink:actuate="onLoad" draw:mime-type="image/jpeg"/>
</draw:frame>
<text:span text:style-name="T4">
 Read also: </text:span>
 <text:a xlink:type="simple" xlink:href="https://www.ukrinform.ua/rubric-ato/3708855-zelenskij-sogodni-u-rimi-domovilisa-pro-zbrou-j-ppo.html" text:style-name="Internet_20_link" text:visited-style-name="Visited_20_Internet_20_Link">
<text:span text:style-name="T4">
 Zelensky </text:span>
</text:a>
Ukrainian leader <text:a xlink:type="simple" xlink:href="https://www.ukrinform.ua/rubric-polytics/3708875-zelenskij-pribuv-z-vizitom-do-berlina.html" text:style-name="Internet_20_link" text:visited-style-name="Visited_20_Internet_20_Link">
</text:a>
From the rhyme at 0.30. From the Ber Airport on the helicopter he flew to Bendlerblock, the Second Second Residence of the Minister of Defense, informs <text:a xlink:type="simple" xlink:href="https://www.bild.de/politik/inland/politik-inland/ukraine-selenskyj-kommt-nach-deutschland-unsere-eurofighter-schuetzen-ihn-83915732.bild.html" text:style-name="Internet_20_link" text:visited-style-name="Visited_20_Internet_20_Link">
</text:a>
.</text:p>
      <text:p text:style-name="P4">
As it was reported, on May 13, President Volodymyr Zelenskyy visited the visit.</text:p>
      <text:p text:style-name="P4">
<text:span text:style-name="T5">
Foto: Ukrinform, Cerstin Gammelin/@Bprsprecherin</text:span>
</text:p>
      <text:p text:style-name="P4">
News Source: <text:a xlink:type="simple" xlink:href="https://www.ukrinform.ua/rubric-polytics/3708951-zelenskij-rozpocav-vizit-u-nimeccinu-zustriccu-zi-stajnmaerom.html" text:style-name="Internet_20_link" text:visited-style-name="Visited_20_Internet_20_Link">
https://www.ukrinform.ua/rubric-polytics/3708951-zelenskij-rozpocav-vizit-u-nimeccinu-zustriccu-zi-stajnmaerom.html</text:a>
</text:p>
      <!--NEWS-->
      <text:h text:style-name="P10" text:outline-level="1">
<text:span text:style-name="T4">
Ukrzaliznytsia completed the repair of damaged shelling of the Russian Federation of the track in Khmelnytskyi</text:span>
</text:h>
      <text:p text:style-name="P4">
Authors: Ukrinform (Person)</text:p>
      <text:p text:style-name="P4">
Publisher: Укринформ (Organization)</text:p>
      <text:p text:style-name="P4">
Published Time: 2023-05-14T11:02:00+03:00</text:p>
      <text:p text:style-name="P4">
Modified Time: 2023-05-14T11:02:00+03:00</text:p>
      <text:p text:style-name="P4">
Description: The railways have completed the repair work damaged as a result of yesterday's track shelling in Khmelnytskyi and awaits permits for traffic renewal. - Ukrinform.</text:p>
      <text:p text:style-name="P4">
Images: ["<text:a xlink:type="simple" xlink:href="https://static.ukrinform.com/photos/2021_05/thumb_files/630_360_1621356893-315.jpg" text:style-name="Internet_20_link" text:visited-style-name="Visited_20_Internet_20_Link">
630_360_16213...</text:a>
"]</text:p>
      <text:p text:style-name="P4">
Tags: ['Хмельниччина', 'Залізниця', 'Укрзалізниця', 'Ремонт']</text:p>
      <text:p text:style-name="P4">
Type: Article</text:p>
      <!--METADATA-->
      <text:p text:style-name="P4">
<draw:frame draw:style-name="fr1" draw:name="Image96" text:anchor-type="as-char" svg:width="6.9236in" svg:height="3.956343in" draw:z-index="0">
<draw:image xlink:href="../Images/yкринформ/2023-05-14T11-02-00-03-00/630_360_1621356893-315.jpg" xlink:type="simple" xlink:show="embed" xlink:actuate="onLoad" draw:mime-type="image/jpeg"/>
</draw:frame>
The railways have completed the repair work damaged as a result of yesterday's track in Khmelnytskyi and awaits permits for traffic renewal.</text:p>
      <text:p text:style-name="P4">
About it reports Ukrziliznytsya in a telegram, reports Ukrinform.</text:p>
      <text:p text:style-name="P4">
As it is noted, today the routes are headed by trains №86 Lviv - Zaporozhye, №706 Przemysl - Kyiv and №715 Kiev - Przemysl.</text:p>
      <text:p text:style-name="P4">
In addition, the cloth traffic of Khmelnitsky - Vinnytsia - Kozyatyn 1, as well as the Black Lake - Ternopil - Krasne was organized.</text:p>
      <text:p text:style-name="P4">
The UZ notes that bus rods from the Khmelnytsky Central Station of the Affairs of the Black Lake will be brought to the passengers for free until the reconstruction of the full traffic by the site.</text:p>
      <text:p text:style-name="P4">
<text:span text:style-name="T4">
 Read also: </text:span>
 <text:a xlink:type="simple" xlink:href="https://www.ukrinform.ua/rubric-regions/3708750-ataka-rf-na-hmelnickij-kilkist-poskodzenih-infrastrukturnih-obektiv-ide-na-sotni.html" text:style-name="Internet_20_link" text:visited-style-name="Visited_20_Internet_20_Link">
</text:a>
According to the company, as of 10:00, with a delay of more than an hour of the lasting schedule, 13 trains of Ukrzaliznytsia from 66.</text:p>
      <text:p text:style-name="P4">
As reported by Ukrinform, on May 13, the Russians fired at Khmelnytskyi.</text:p>
      <text:p text:style-name="P4">
Ukrzaliznytsia and Khmelnytsky Regional Military Administration <text:a xlink:type="simple" xlink:href="https://www.ukrinform.ua/rubric-regions/3708624-ukrzaliznica-zapustila-satli-i-avtobusi-u-mista-poizdi-do-akih-zapiznuutsa-cerez-ataku-droniv.html" text:style-name="Internet_20_link" text:visited-style-name="Visited_20_Internet_20_Link">
</text:a>
The destinations where trains are late due to the enemy's night attack.  Photo illustrative_</text:p>
      <text:p text:style-name="P4">
News Source: <text:a xlink:type="simple" xlink:href="https://www.ukrinform.ua/rubric-regions/3708964-ukrzaliznica-zaversila-remont-poskodzenoi-obstrilom-rf-kolii-na-hmelniccini.html" text:style-name="Internet_20_link" text:visited-style-name="Visited_20_Internet_20_Link">
https://www.ukrinform.ua/rubric-regions/3708964-ukrzaliznica-zaversila-remont-poskodzenoi-obstrilom-rf-kolii-na-hmelniccini.html</text:a>
</text:p>
      <!--NEWS-->
      <text:h text:style-name="P10" text:outline-level="1">
<text:span text:style-name="T4">
The President of Ukraine arrived at a meeting with German Chancellor</text:span>
</text:h>
      <text:p text:style-name="P4">
Authors: Ukrinform (Person)</text:p>
      <text:p text:style-name="P4">
Publisher: Укринформ (Organization)</text:p>
      <text:p text:style-name="P4">
Published Time: 2023-05-14T11:05:00+03:00</text:p>
      <text:p text:style-name="P4">
Modified Time: 2023-05-14T11:05:00+03:00</text:p>
      <text:p text:style-name="P4">
Description: President of Ukraine Volodymyr Zelensky arrived at the Federal Chancellor in Berlin. - Ukrinform.</text:p>
      <text:p text:style-name="P4">
Images: ["<text:a xlink:type="simple" xlink:href="https://static.ukrinform.com/photos/2023_05/thumb_files/630_360_1684052622-498.jpg" text:style-name="Internet_20_link" text:visited-style-name="Visited_20_Internet_20_Link">
630_360_16840...</text:a>
", "<text:a xlink:type="simple" xlink:href="https://static.ukrinform.com/photos/2023_05/1684052702-154.jpg" text:style-name="Internet_20_link" text:visited-style-name="Visited_20_Internet_20_Link">
1684052702-15...</text:a>
", "<text:a xlink:type="simple" xlink:href="https://static.ukrinform.com/photos/2023_05/1684052622-472.jpg" text:style-name="Internet_20_link" text:visited-style-name="Visited_20_Internet_20_Link">
1684052622-47...</text:a>
", "<text:a xlink:type="simple" xlink:href="https://static.ukrinform.com/photos/2023_05/1684052621-964.jpg" text:style-name="Internet_20_link" text:visited-style-name="Visited_20_Internet_20_Link">
1684052621-96...</text:a>
"]</text:p>
      <text:p text:style-name="P4">
Tags: ['Німеччина', 'Зеленський', 'Шольц']</text:p>
      <text:p text:style-name="P4">
Type: Article</text:p>
      <!--METADATA-->
      <text:p text:style-name="P4">
<draw:frame draw:style-name="fr1" draw:name="Image97" text:anchor-type="as-char" svg:width="6.9236in" svg:height="3.956343in" draw:z-index="0">
<draw:image xlink:href="../Images/yкринформ/2023-05-14T11-05-00-03-00/630_360_1684052622-498.jpg" xlink:type="simple" xlink:show="embed" xlink:actuate="onLoad" draw:mime-type="image/jpeg"/>
</draw:frame>
President of Ukraine Volodymyr Zelenskyy arrived in the department of Federal Chancellor Uberlin.</text:p>
      <text:p text:style-name="P4">
This was reported by Ukrinform correspondent.</text:p>
      <text:p text:style-name="P4">
The head of the Ukrainian state is met with military honors.</text:p>
      <text:p text:style-name="P4">
After the meeting ceremony, negotiations will be held in a narrow and expanded track. The joint press conference of the President of Ukraine Taphedral Chancellor is also planned <text:a xlink:type="simple" xlink:href="https://www.ukrinform.ua/tag-solc" text:style-name="Internet_20_link" text:visited-style-name="Visited_20_Internet_20_Link">
</text:a>
</text:p>
      <text:p text:style-name="P4">
<draw:frame draw:style-name="fr1" draw:name="Image98" text:anchor-type="as-char" svg:width="6.9236in" svg:height="4.615733in" draw:z-index="0">
<draw:image xlink:href="../Images/yкринформ/2023-05-14T11-05-00-03-00/1684052702-154.jpg" xlink:type="simple" xlink:show="embed" xlink:actuate="onLoad" draw:mime-type="image/jpeg"/>
</draw:frame>
<draw:frame draw:style-name="fr1" draw:name="Image99" text:anchor-type="as-char" svg:width="6.9236in" svg:height="4.615733in" draw:z-index="0">
<draw:image xlink:href="../Images/yкринформ/2023-05-14T11-05-00-03-00/1684052622-472.jpg" xlink:type="simple" xlink:show="embed" xlink:actuate="onLoad" draw:mime-type="image/jpeg"/>
</draw:frame>
They will then go to Aachen, where the Ukrainian leaderupremia will be presented to Karl the Great.</text:p>
      <text:p text:style-name="P4">
<draw:frame draw:style-name="fr1" draw:name="Image100" text:anchor-type="as-char" svg:width="6.9236in" svg:height="4.609323in" draw:z-index="0">
<draw:image xlink:href="../Images/yкринформ/2023-05-14T11-05-00-03-00/1684052621-964.jpg" xlink:type="simple" xlink:show="embed" xlink:actuate="onLoad" draw:mime-type="image/jpeg"/>
</draw:frame>
<text:span text:style-name="T4">
 Read also: </text:span>
 <text:a xlink:type="simple" xlink:href="https://www.ukrinform.ua/rubric-polytics/3708951-zelenskij-rozpocav-vizit-u-nimeccinu-zustriccu-zi-stajnmaerom.html" text:style-name="Internet_20_link" text:visited-style-name="Visited_20_Internet_20_Link">
<text:span text:style-name="T4">
 Zelensky </text:span>
</text:a>
Earlier, Zelensky met with Federal President of Germany Frank Valteromsteinmayer.</text:p>
      <text:p text:style-name="P4">
As reported, <text:a xlink:type="simple" xlink:href="https://www.ukrinform.ua/rubric-polytics/3708875-zelenskij-pribuv-z-vizitom-do-berlina.html" text:style-name="Internet_20_link" text:visited-style-name="Visited_20_Internet_20_Link">
</text:a>
This is his first visit to Germany from the beginning of a full -scale war. He passes for unprecedented safety measures.</text:p>
      <text:p text:style-name="P4">
News Source: <text:a xlink:type="simple" xlink:href="https://www.ukrinform.ua/rubric-polytics/3708967-zelenskij-pribuv-na-zustric-iz-kanclerom-frn.html" text:style-name="Internet_20_link" text:visited-style-name="Visited_20_Internet_20_Link">
https://www.ukrinform.ua/rubric-polytics/3708967-zelenskij-pribuv-na-zustric-iz-kanclerom-frn.html</text:a>
</text:p>
      <!--NEWS-->
      <text:h text:style-name="P10" text:outline-level="1">
<text:span text:style-name="T4">
The Seven Group and the EU want to ban the renewal of gas supplies from Russia to Europe - FT</text:span>
</text:h>
      <text:p text:style-name="P4">
Authors: Ukrinform (Person)</text:p>
      <text:p text:style-name="P4">
Publisher: Укринформ (Organization)</text:p>
      <text:p text:style-name="P4">
Published Time: 2023-05-14T11:10:52+03:00</text:p>
      <text:p text:style-name="P4">
Modified Time: 2023-05-14T11:10:52+03:00</text:p>
      <text:p text:style-name="P4">
Description: The States of the Seven and the EU are planning to prohibit the import of Russian gas on the routes where the Russian Federation has stopped supply earlier. - Ukrinform.</text:p>
      <text:p text:style-name="P4">
Images: ["<text:a xlink:type="simple" xlink:href="https://static.ukrinform.com/photos/2018_08/thumb_files/630_360_1535565724-6095.jpg" text:style-name="Internet_20_link" text:visited-style-name="Visited_20_Internet_20_Link">
630_360_15355...</text:a>
"]</text:p>
      <text:p text:style-name="P4">
Tags: ['Євросоюз', 'Газ', 'Велика сімка', 'росія']</text:p>
      <text:p text:style-name="P4">
Type: Article</text:p>
      <!--METADATA-->
      <text:p text:style-name="P4">
<draw:frame draw:style-name="fr1" draw:name="Image101" text:anchor-type="as-char" svg:width="6.9236in" svg:height="3.956343in" draw:z-index="0">
<draw:image xlink:href="../Images/yкринформ/2023-05-14T11-10-52-03-00/630_360_1535565724-6095.jpg" xlink:type="simple" xlink:show="embed" xlink:actuate="onLoad" draw:mime-type="image/jpeg"/>
</draw:frame>
States of Groups of Seven and the EU plan to prohibit the import of Russian gas on those routes where the Russian Federation has stopped supply earlier.</text:p>
      <text:p text:style-name="P4">
About it reports <text:a xlink:type="simple" xlink:href="http://www.ft.com/content/3568257b-9ab9-43b0-be96-04828b375fa2" text:style-name="Internet_20_link" text:visited-style-name="Visited_20_Internet_20_Link">
</text:a>
, reports Ukrinform.</text:p>
      <text:p text:style-name="P4">
As it is noted, the decision should be finally made by G7 leaders at the Vichiroshima summit next week. It should interfere with the restoration of the supply of Russian pipeline gas to countries such as Poland and Germany, Imurf has stopped supply last year.</text:p>
      <text:p text:style-name="P4">
The G7 statement states that the group will reduce the use of Russian energy, "including not allowing re -discoveries that have previously been closed due to Russian militarization of energy", at least until "the conflict is resolved."</text:p>
      <text:p text:style-name="P4">
According to the newspaper, the oil pipelines that Russia stopped supply, including the northern branch of the Druzhba oil pipeline, which leads to Germany and Poland, can also be blocked.</text:p>
      <text:p text:style-name="P4">
To date, the share of the Russian Federation in European gas import has fallen from more than 40% of the 10%.</text:p>
      <text:p text:style-name="P4">
<text:span text:style-name="T4">
 Read also: </text:span>
 <text:a xlink:type="simple" xlink:href="https://www.ukrinform.ua/rubric-economy/3707501-tureccina-vidterminuvala-oplatu-za-rosijski-energonosii-zmi.html" text:style-name="Internet_20_link" text:visited-style-name="Visited_20_Internet_20_Link">
</text:a>
As reported by Ukrinform, the EU is working on the 11th package of sanctions against the Russian Federation. The representatives of the EU Member States were unable to make a decision on May 12, another meeting planned next week.</text:p>
      <text:p text:style-name="P4">
News Source: <text:a xlink:type="simple" xlink:href="https://www.ukrinform.ua/rubric-economy/3708962-grupa-semi-ta-es-hocut-zaboroniti-vidnovlenna-postavok-gazu-z-rosii-v-evropu-ft.html" text:style-name="Internet_20_link" text:visited-style-name="Visited_20_Internet_20_Link">
https://www.ukrinform.ua/rubric-economy/3708962-grupa-semi-ta-es-hocut-zaboroniti-vidnovlenna-postavok-gazu-z-rosii-v-evropu-ft.html</text:a>
</text:p>
      <!--NEWS-->
      <text:h text:style-name="P10" text:outline-level="1">
<text:span text:style-name="T4">
"Inter" and "Milan" in the Champions League will judge the French</text:span>
</text:h>
      <text:p text:style-name="P4">
Authors: Ukrinform (Person)</text:p>
      <text:p text:style-name="P4">
Publisher: Укринформ (Organization)</text:p>
      <text:p text:style-name="P4">
Published Time: 2023-05-14T11:28:13+03:00</text:p>
      <text:p text:style-name="P4">
Modified Time: 2023-05-14T11:28:13+03:00</text:p>
      <text:p text:style-name="P4">
Description: The UEFA Champions League on Tuesday, May 16, the first match will take place in response to the 1/2 finals of the UEFA Champions League of the 20122/23. - Ukrinform.</text:p>
      <text:p text:style-name="P4">
Images: ["<text:a xlink:type="simple" xlink:href="https://static.ukrinform.com/photos/2023_05/thumb_files/630_360_1684052863-440.jpg" text:style-name="Internet_20_link" text:visited-style-name="Visited_20_Internet_20_Link">
630_360_16840...</text:a>
"]</text:p>
      <text:p text:style-name="P4">
Tags: ['Футбол', 'Ліга чемпіонів', 'Мілан', 'Інтер Мілан']</text:p>
      <text:p text:style-name="P4">
Type: Article</text:p>
      <!--METADATA-->
      <text:p text:style-name="P4">
<draw:frame draw:style-name="fr1" draw:name="Image102" text:anchor-type="as-char" svg:width="6.9236in" svg:height="3.956343in" draw:z-index="0">
<draw:image xlink:href="../Images/yкринформ/2023-05-14T11-28-13-03-00/630_360_1684052863-440.jpg" xlink:type="simple" xlink:show="embed" xlink:actuate="onLoad" draw:mime-type="image/jpeg"/>
</draw:frame>
The UEFA Lizichampions on Tuesday, May 16, the first match will take place in response to the 1/2th Finals of the UEFA Champions League season-2022/23.</text:p>
      <text:p text:style-name="P4">
The duel at the Giuseppe Melz stadium in Milan between Interra and Milan's players will be served by a judge's brigade from France, Ukrinform reports.</text:p>
      <text:p text:style-name="P4">
The main arbiter of Clemen Turpen will be assisted on the line Nicolas. The fourth referee is Stephanie Frapar.</text:p>
      <text:p text:style-name="P4">
Recall that in the first match "Milan" lost "Inter" - 0: 2.</text:p>
      <text:p text:style-name="P4">
<text:span text:style-name="T4">
 Read also: </text:span>
 <text:a xlink:type="simple" xlink:href="https://www.ukrinform.ua/rubric-sports/3707502-milan-prograv-interu-persij-matc-12-finalu-ligi-cempioniv-uefa.html" text:style-name="Internet_20_link" text:visited-style-name="Visited_20_Internet_20_Link">
<text:span text:style-name="T4">
 Milan </text:span>
</text:a>
The match in response in the other semi -final couple Manchester City - Real will take place on May 17 at the Arena "Etihad" in Manchester. The first match of Umadrid ended in a draw - 1: 1.</text:p>
      <text:p text:style-name="P4">
The UEFA Champions League final match will take place on June 10 at Ataturk Olympic Stadion in Istanbul(Turkey).</text:p>
      <text:p text:style-name="P4">
Фото: globallookpress.com.</text:p>
      <text:p text:style-name="P4">
News Source: <text:a xlink:type="simple" xlink:href="https://www.ukrinform.ua/rubric-sports/3708969-inter-ta-milan-u-lizi-cempioniv-rozsudat-francuzi.html" text:style-name="Internet_20_link" text:visited-style-name="Visited_20_Internet_20_Link">
https://www.ukrinform.ua/rubric-sports/3708969-inter-ta-milan-u-lizi-cempioniv-rozsudat-francuzi.html</text:a>
</text:p>
      <!--NEWS-->
      <text:h text:style-name="P10" text:outline-level="1">
<text:span text:style-name="T4">
In the Bryansk region, Russian air defense - Ignati</text:span>
</text:h>
      <text:p text:style-name="P4">
Authors: Ukrinform (Person)</text:p>
      <text:p text:style-name="P4">
Publisher: Укринформ (Organization)</text:p>
      <text:p text:style-name="P4">
Published Time: 2023-05-14T11:29:00+03:00</text:p>
      <text:p text:style-name="P4">
Modified Time: 2023-05-14T11:29:00+03:00</text:p>
      <text:p text:style-name="P4">
Description: The Russian air defense is involved in a plane crash in the Bryansk region. - Ukrinform.</text:p>
      <text:p text:style-name="P4">
Images: ["<text:a xlink:type="simple" xlink:href="https://static.ukrinform.com/photos/2023_03/thumb_files/630_360_1678116073-288.jpg" text:style-name="Internet_20_link" text:visited-style-name="Visited_20_Internet_20_Link">
630_360_16781...</text:a>
"]</text:p>
      <text:p text:style-name="P4">
Tags: ['росія', 'Вертоліт', 'Повітряні сили ЗСУ', 'Винищувач', 'ППО', 'Єдині новини']</text:p>
      <text:p text:style-name="P4">
Type: Article</text:p>
      <!--METADATA-->
      <text:p text:style-name="P4">
<draw:frame draw:style-name="fr1" draw:name="Image103" text:anchor-type="as-char" svg:width="6.9236in" svg:height="3.956343in" draw:z-index="0">
<draw:image xlink:href="../Images/yкринформ/2023-05-14T11-29-00-03-00/630_360_1678116073-288.jpg" xlink:type="simple" xlink:show="embed" xlink:actuate="onLoad" draw:mime-type="image/jpeg"/>
</draw:frame>
Doaviakatastrophy in the Bryansk region involves Russian air defense.</text:p>
      <text:p text:style-name="P4">
According to Ukrinform, a spokesman for the Armed Forces of Ukraine Yuriy Ignat said this on the air of the nationwide Talemahon "Unin".</text:p>
      <text:p text:style-name="P4">
"Helicologs were engaged, the shock group Aviation carried out the attack of Ukraine from the noise of the Bryansk region. They do it daily. They struck managed by managed IABombs. It is already about the third helicopter, so five in general, apparently. Actually, they kicked on some troubles. , our peaceful regions, "Ignat said.</text:p>
      <text:p text:style-name="P4">
<text:span text:style-name="T4">
 Read also: </text:span>
 <text:a xlink:type="simple" xlink:href="https://www.ukrinform.ua/rubric-ato/3708910-vnoci-sili-oboroni-znisili-25-rosijskih-bezpilotnikiv-ignat.html" text:style-name="Internet_20_link" text:visited-style-name="Visited_20_Internet_20_Link">
<text:span text:style-name="T4">
 Ignati </text:span>
</text:a>
He noted that before <text:a xlink:type="simple" xlink:href="https://www.ukrinform.ua/tag-katastrofa" text:style-name="Internet_20_link" text:visited-style-name="Visited_20_Internet_20_Link">
</text:a>
Samarf is involved. "The rainy aviation day. They have admitted it, there is even an analysis who is guilty of, who they are going to be released for it, punish for this mess.</text:p>
      <text:p text:style-name="P4">
As it was reported, in the territory of the Bryansk region on Saturday, April 13, <text:a xlink:type="simple" xlink:href="https://www.ukrinform.ua/rubric-world/3708726-u-branskij-oblasti-vpali-dva-vertoloti-zmi.html" text:style-name="Internet_20_link" text:visited-style-name="Visited_20_Internet_20_Link">
</text:a>
</text:p>
      <text:p text:style-name="P4">
News Source: <text:a xlink:type="simple" xlink:href="https://www.ukrinform.ua/rubric-ato/3708972-do-aviakatastrof-u-branskij-oblasti-pricetna-rosijska-ppo-ignat.html" text:style-name="Internet_20_link" text:visited-style-name="Visited_20_Internet_20_Link">
https://www.ukrinform.ua/rubric-ato/3708972-do-aviakatastrof-u-branskij-oblasti-pricetna-rosijska-ppo-ignat.html</text:a>
</text:p>
      <!--NEWS-->
      <text:h text:style-name="P10" text:outline-level="1">
<text:span text:style-name="T4">
SpaceX launched 56 new Starlink satellites</text:span>
</text:h>
      <text:p text:style-name="P4">
Authors: Ukrinform (Person)</text:p>
      <text:p text:style-name="P4">
Publisher: Укринформ (Organization)</text:p>
      <text:p text:style-name="P4">
Published Time: 2023-05-14T11:34:55+03:00</text:p>
      <text:p text:style-name="P4">
Modified Time: 2023-05-14T11:34:55+03:00</text:p>
      <text:p text:style-name="P4">
Description: SpaceX launched a new Broadcast Satellite Starlink in orbit on Sunday morning and put a rocket in the sea as part of the latest successful mission. - Ukrinform.</text:p>
      <text:p text:style-name="P4">
Images: ["<text:a xlink:type="simple" xlink:href="https://static.ukrinform.com/photos/2019_11/thumb_files/630_360_1573465327-342.jpg" text:style-name="Internet_20_link" text:visited-style-name="Visited_20_Internet_20_Link">
630_360_15734...</text:a>
"]</text:p>
      <text:p text:style-name="P4">
Tags: ['SpaceX', 'Технології', 'Starlink']</text:p>
      <text:p text:style-name="P4">
Type: Article</text:p>
      <!--METADATA-->
      <text:p text:style-name="P4">
<draw:frame draw:style-name="fr1" draw:name="Image104" text:anchor-type="as-char" svg:width="6.9236in" svg:height="3.956343in" draw:z-index="0">
<draw:image xlink:href="../Images/yкринформ/2023-05-14T11-34-55-03-00/630_360_1573465327-342.jpg" xlink:type="simple" xlink:show="embed" xlink:actuate="onLoad" draw:mime-type="image/jpeg"/>
</draw:frame>
Spacex has launched a new Broadband Satellite Satellite in orbit in the morning in the morning and put a rocket in the sea as part of the last successful mission.</text:p>
      <text:p text:style-name="P4">
As Ukrinform reports, it reports <text:a xlink:type="simple" xlink:href="http://www.space.com/spacex-starlink-launch-group-5-9" text:style-name="Internet_20_link" text:visited-style-name="Visited_20_Internet_20_Link">
</text:a>
.</text:p>
      <text:p text:style-name="P4">
The Falcon 9 rocket with 56 Space Satellites Starlink started the Kennedy Izkosmic Center at Cape Canaveral in Florida on Sunday at 05: 03 in Greenwich(08:03 by Kiev time).</text:p>
      <text:p text:style-name="P4">
Перший ступінь Falcon 9 повернувся на Землю через 8,5 хвилин після старту іприземлився на безпілотний корабель SpaceX «Просто прочитай інструкцію», якийзнаходився в Атлантичному океані.</text:p>
      <text:p text:style-name="P4">
Це був 11-й запуск і посадка цього ракетоносія.</text:p>
      <text:p text:style-name="P4">
Верхній ступінь ракети переніс 56 супутників на низьку орбіту Землі. Усісупутники Starlink були розгорнуті приблизно за 65 хвилин після запуску.</text:p>
      <text:p text:style-name="P4">
Запуск 14 травня став 29-м польотом ракети Falcon 9 у 2023 році та 31-юорбітальною місією загалом для SpaceX цьогоріч. Наразі компанія <text:a xlink:type="simple" xlink:href="https://www.ukrinform.ua/tag-spacex" text:style-name="Internet_20_link" text:visited-style-name="Visited_20_Internet_20_Link">
</text:a>
Launched nearly 4400 Satellites for Starlink.</text:p>
      <text:p text:style-name="P4">
<text:span text:style-name="T4">
 Read also: </text:span>
 <text:a xlink:type="simple" xlink:href="https://www.ukrinform.ua/rubric-technology/3702413-spacex-vivela-na-orbitu-dva-suputniki-zvazku-luksemburzkoi-kompanii-ses-sa.html" text:style-name="Internet_20_link" text:visited-style-name="Visited_20_Internet_20_Link">
<text:span text:style-name="T4">
 SpaceX </text:span>
</text:a>
As reported by Ukrinform, on Thursday SpaceX SpaceX Ilona Mask launched a 51 satellite of the Starlink Mobile Internet.</text:p>
      <text:p text:style-name="P4">
News Source: <text:a xlink:type="simple" xlink:href="https://www.ukrinform.ua/rubric-technology/3708974-spacex-zapustila-na-orbitu-56-novih-suputnikiv-starlink.html" text:style-name="Internet_20_link" text:visited-style-name="Visited_20_Internet_20_Link">
https://www.ukrinform.ua/rubric-technology/3708974-spacex-zapustila-na-orbitu-56-novih-suputnikiv-starlink.html</text:a>
</text:p>
      <!--NEWS-->
      <text:h text:style-name="P10" text:outline-level="1">
<text:span text:style-name="T4">
In Bangladesh and Myanmar because more than 400,000 people were evacuated through a powerful cyclone</text:span>
</text:h>
      <text:p text:style-name="P4">
Authors: Ukrinform (Person)</text:p>
      <text:p text:style-name="P4">
Publisher: Укринформ (Organization)</text:p>
      <text:p text:style-name="P4">
Published Time: 2023-05-14T11:42:06+03:00</text:p>
      <text:p text:style-name="P4">
Modified Time: 2023-05-14T11:42:06+03:00</text:p>
      <text:p text:style-name="P4">
Description: A powerful storm approached the Bangladesh and Myanmar coast on Sunday, forcing him to evacuate hundreds of thousands of people in safer places. - Ukrinform.</text:p>
      <text:p text:style-name="P4">
Images: ["<text:a xlink:type="simple" xlink:href="https://static.ukrinform.com/photos/2023_05/thumb_files/630_360_1684053208-541.jpg" text:style-name="Internet_20_link" text:visited-style-name="Visited_20_Internet_20_Link">
630_360_16840...</text:a>
"]</text:p>
      <text:p text:style-name="P4">
Tags: ['Бангладеш', 'Евакуація', 'Мʼянма', 'Циклон']</text:p>
      <text:p text:style-name="P4">
Type: Article</text:p>
      <!--METADATA-->
      <text:p text:style-name="P4">
<draw:frame draw:style-name="fr1" draw:name="Image105" text:anchor-type="as-char" svg:width="6.9236in" svg:height="3.956343in" draw:z-index="0">
<draw:image xlink:href="../Images/yкринформ/2023-05-14T11-42-06-03-00/630_360_1684053208-541.jpg" xlink:type="simple" xlink:show="embed" xlink:actuate="onLoad" draw:mime-type="image/jpeg"/>
</draw:frame>
The powerful rotor approached the Bangladesh and Myanmar coast on Sunday, forcing the evacuating hundred thousand people to safer places.</text:p>
      <text:p text:style-name="P4">
As Ukrinform reports, it reports <text:a xlink:type="simple" xlink:href="http://www.reuters.com/world/asia-pacific/powerful-cyclone-barrels-towards-myanmar-bangladesh-400000-evacuated-2023-05-14/" text:style-name="Internet_20_link" text:visited-style-name="Visited_20_Internet_20_Link">
</text:a>
.</text:p>
      <text:p text:style-name="P4">
"Lives salvation is our priority," said the official representative of the help in the Bangladesh of Miszhanur Rahman. Currently, about 300,000 people from dangerous regions of Ukraine are reported.</text:p>
      <text:p text:style-name="P4">
In addition, UN Humanitarian Representatives reported at least 1,100,000 Rakhin people in Myanmar who moved to safer areas.</text:p>
      <text:p text:style-name="P4">
The Mokka cyclone, which carries the wind up to 210 km/h, can lead to an uprising of the sea up to 4 meters, which will affect more than 2 million people, which will fall directly in its path.</text:p>
      <text:p text:style-name="P4">
It is noted that people from dangerous regions are organized to take to the boat to educational institutions and monasteries, which are now used as shelters.</text:p>
      <text:p text:style-name="P4">
<text:span text:style-name="T4">
 Read also: </text:span>
 <text:a xlink:type="simple" xlink:href="https://www.ukrinform.ua/rubric-world/3687382-na-pivdni-ssa-tornado-zabralo-zitta-23-osib.html" text:style-name="Internet_20_link" text:visited-style-name="Visited_20_Internet_20_Link">
</text:a>
As reported by Ukrinform, to the southeastern coast of Bangladesh and Myanmar <text:a xlink:type="simple" xlink:href="https://www.ukrinform.ua/rubric-world/3708710-do-uzberezza-banglades-nablizaetsa-potuznij-ciklon-evakuuvali-tisaci-meskanciv.html" text:style-name="Internet_20_link" text:visited-style-name="Visited_20_Internet_20_Link">
</text:a>
<text:span text:style-name="T5">
Zbed Hasanain Chowdhury / Nurfoto</text:span>
</text:p>
      <text:p text:style-name="P4">
News Source: <text:a xlink:type="simple" xlink:href="https://www.ukrinform.ua/rubric-world/3708976-u-banglades-ta-manmi-cerez-potuznij-ciklon-evakuuvali-ponad-400-tisac-ludej.html" text:style-name="Internet_20_link" text:visited-style-name="Visited_20_Internet_20_Link">
https://www.ukrinform.ua/rubric-world/3708976-u-banglades-ta-manmi-cerez-potuznij-ciklon-evakuuvali-ponad-400-tisac-ludej.html</text:a>
</text:p>
      <!--NEWS-->
      <text:h text:style-name="P10" text:outline-level="1">
<text:span text:style-name="T4">
Fifths of people were killed in the Kherson region, blowing up on an explosive</text:span>
</text:h>
      <text:p text:style-name="P4">
Authors: Ukrinform (Person)</text:p>
      <text:p text:style-name="P4">
Publisher: Укринформ (Organization)</text:p>
      <text:p text:style-name="P4">
Published Time: 2023-05-14T11:53:00+03:00</text:p>
      <text:p text:style-name="P4">
Modified Time: 2023-05-14T11:53:00+03:00</text:p>
      <text:p text:style-name="P4">
Description: In the village of Myrolyubivka of the Novovorontsov community of Kherson region, five people were killed by explosives from the Russian army. - Ukrinform.</text:p>
      <text:p text:style-name="P4">
Images: ["<text:a xlink:type="simple" xlink:href="https://static.ukrinform.com/photos/2022_12/thumb_files/630_360_1669987737-966.jpg" text:style-name="Internet_20_link" text:visited-style-name="Visited_20_Internet_20_Link">
630_360_16699...</text:a>
"]</text:p>
      <text:p text:style-name="P4">
Tags: ['Херсонщина', 'Вибух', 'Загибель']</text:p>
      <text:p text:style-name="P4">
Type: Article</text:p>
      <!--METADATA-->
      <text:p text:style-name="P4">
<draw:frame draw:style-name="fr1" draw:name="Image106" text:anchor-type="as-char" svg:width="6.9236in" svg:height="3.956343in" draw:z-index="0">
<draw:image xlink:href="../Images/yкринформ/2023-05-14T11-53-00-03-00/630_360_1669987737-966.jpg" xlink:type="simple" xlink:show="embed" xlink:actuate="onLoad" draw:mime-type="image/jpeg"/>
</draw:frame>
In the village of Novovorontsovsky community of the Kherson region, five people were killed in the Russian army by the Russian army.</text:p>
      <text:p text:style-name="P4">
As Ukrinform reports, he reported in <text:a xlink:type="simple" xlink:href="http://t.me/ermaka2022/2662" text:style-name="Internet_20_link" text:visited-style-name="Visited_20_Internet_20_Link">
</text:a>
Presidential Office Head Andriy Yermak.</text:p>
      <text:p text:style-name="P4">
"In the Kherson region, an explosive, left by the Russian army, cut off the lives of five residents," he wrote.</text:p>
      <text:p text:style-name="P4">
According to Yermak, the tragedy happened at one of the agricultural enterprises in the village of Myrolyubivka.</text:p>
      <text:p text:style-name="P4">
“An unusual projectile exploded. The youngest was killed 27, the oldest was 68, ”the OP Head emphasized.</text:p>
      <text:p text:style-name="P4">
<text:span text:style-name="T4">
 Read also: </text:span>
 <text:a xlink:type="simple" xlink:href="https://www.ukrinform.ua/rubric-regions/3703718-na-harkivsini-pidirvalisa-u-poli-dvoe-mehanizatoriv.html" text:style-name="Internet_20_link" text:visited-style-name="Visited_20_Internet_20_Link">
<text:span text:style-name="T4">
 Excluded </text:span>
</text:a>
As reported by Ukrinform, in Kherson region, in the field near the village of Blessed, <text:a xlink:type="simple" xlink:href="https://www.ukrinform.ua/rubric-regions/3707728-na-hersonsini-u-poli-pidirvavsa-na-mini-j-zaginuv-civilnij.html" text:style-name="Internet_20_link" text:visited-style-name="Visited_20_Internet_20_Link">
</text:a>
A local resident, a man died.</text:p>
      <text:p text:style-name="P4">
News Source: <text:a xlink:type="simple" xlink:href="https://www.ukrinform.ua/rubric-regions/3708983-u-hersonskij-oblasti-zaginuli-patero-ludej-pidirvavsis-na-vibuhivci.html" text:style-name="Internet_20_link" text:visited-style-name="Visited_20_Internet_20_Link">
https://www.ukrinform.ua/rubric-regions/3708983-u-hersonskij-oblasti-zaginuli-patero-ludej-pidirvavsis-na-vibuhivci.html</text:a>
</text:p>
      <!--NEWS-->
      <text:h text:style-name="P10" text:outline-level="1">
<text:span text:style-name="T4">
British intelligence has doubts about the ability of Russian troops to create a capable mobile reserve</text:span>
</text:h>
      <text:p text:style-name="P4">
Authors: Ukrinform (Person)</text:p>
      <text:p text:style-name="P4">
Publisher: Укринформ (Organization)</text:p>
      <text:p text:style-name="P4">
Published Time: 2023-05-14T12:01:00+03:00</text:p>
      <text:p text:style-name="P4">
Modified Time: 2023-05-14T12:01:00+03:00</text:p>
      <text:p text:style-name="P4">
Description: In intelligence, the United Kingdom believes that the united grouping of Russian troops in Ukraine is hardly able to create a capable reserve for responding to new challenges. - Ukrinform.</text:p>
      <text:p text:style-name="P4">
Images: ["<text:a xlink:type="simple" xlink:href="https://static.ukrinform.com/photos/2022_04/thumb_files/630_360_1650865010-808.jpg" text:style-name="Internet_20_link" text:visited-style-name="Visited_20_Internet_20_Link">
630_360_16508...</text:a>
"]</text:p>
      <text:p text:style-name="P4">
Tags: ['Британія', 'Розвідка', 'Російські військові', 'Війна з росією']</text:p>
      <text:p text:style-name="P4">
Type: Article</text:p>
      <!--METADATA-->
      <text:p text:style-name="P4">
<draw:frame draw:style-name="fr1" draw:name="Image107" text:anchor-type="as-char" svg:width="6.9236in" svg:height="3.956343in" draw:z-index="0">
<draw:image xlink:href="../Images/yкринформ/2023-05-14T12-01-00-03-00/630_360_1650865010-808.jpg" xlink:type="simple" xlink:show="embed" xlink:actuate="onLoad" draw:mime-type="image/jpeg"/>
</draw:frame>
In intelligence Britain, it is believed that the united grouping of Russian troops in Ukraine is unlikely to create a capable reserve for responding to new ones.</text:p>
      <text:p text:style-name="P4">
About it in <text:a xlink:type="simple" xlink:href="https://twitter.com/DefenceHQ/status/1657643236989517825" text:style-name="Internet_20_link" text:visited-style-name="Visited_20_Internet_20_Link">
</text:a>
The Ministry of Defense of Britain reported, Ukrinform reports.</text:p>
      <text:p text:style-name="P4">
According to British analysts, the Russian united group was organized in the same way as the invasion forces 446 days ago.</text:p>
      <text:p text:style-name="P4">
"Probably, it still consists of more than 200,000 servicemen organized in approximately 70 combat regiments and brigades divided into five groups," the intelligence said.</text:p>
      <text:p text:style-name="P4">
According to her, the group is still fighting with limited freedom of conducting air operations.</text:p>
      <text:p text:style-name="P4">
At the same time, British intelligence notes that in February last year the Russian group consisted of <text:a xlink:type="simple" xlink:href="https://www.ukrinform.ua/tag-rosijski-vijskovi" text:style-name="Internet_20_link" text:visited-style-name="Visited_20_Internet_20_Link">
</text:a>
, it was largely equipped with a fairly modern transportation and regular training, planning complex joint operations.</text:p>
      <text:p text:style-name="P4">
Today, the Russian forces are mainly made up of poorly trained mobilized reservists and are increasingly relying on outdated equipment, with many units have a lack of forces. The united military group regularly conducts only very simple infantry -based operations.</text:p>
      <text:p text:style-name="P4">
<text:span text:style-name="T4">
 Read also: </text:span>
 <text:a xlink:type="simple" xlink:href="https://www.ukrinform.ua/rubric-regions/3708590-na-lugansinu-pribuli-rosijski-vijskovi-z-rozladami-psihiki.html" text:style-name="Internet_20_link" text:visited-style-name="Visited_20_Internet_20_Link">
<text:span text:style-name="T4">
 Russian </text:span>
 <text:span text:style-name="T4">
 military </text:span>
</text:a>
“It is important that it is unlikely that the united grouping of troops has been able to vomit a large capable mobile reserve to respond to new operating rooms. It is unlikely that such an organization will be able to effectively achieve a large-scale naval effect along the 1200-kilometer front line in stress conditions, ”it will be reduced.</text:p>
      <text:p text:style-name="P4">
As reported by Ukrinform, earlier British intelligence reported that for four days the units of the 72nd Separate Rifle Brigade for four days(74MSBRY)The Russian Federation was unorganized from their positions at the Southern Flanzibahmut operation that <text:a xlink:type="simple" xlink:href="https://www.ukrinform.ua/rubric-ato/3708606-zsu-vdalos-vidtisnuti-voroga-na-pivdni-bahmuta-sonajmense-na-kilometr-rozvidka-britanii.html" text:style-name="Internet_20_link" text:visited-style-name="Visited_20_Internet_20_Link">
</text:a>
</text:p>
      <text:p text:style-name="P4">
News Source: <text:a xlink:type="simple" xlink:href="https://www.ukrinform.ua/rubric-ato/3708986-britanska-rozvidka-sumnivaetsa-u-zdatnosti-vijsk-rf-stvoriti-diezdatnij-mobilnij-rezerv.html" text:style-name="Internet_20_link" text:visited-style-name="Visited_20_Internet_20_Link">
https://www.ukrinform.ua/rubric-ato/3708986-britanska-rozvidka-sumnivaetsa-u-zdatnosti-vijsk-rf-stvoriti-diezdatnij-mobilnij-rezerv.html</text:a>
</text:p>
      <!--NEWS-->
      <text:h text:style-name="P10" text:outline-level="1">
<text:span text:style-name="T4">
Russia has reduced the number of rocket carriers in the Black Sea to three, total volley - 18 "calibers"</text:span>
</text:h>
      <text:p text:style-name="P4">
Authors: Ukrinform (Person)</text:p>
      <text:p text:style-name="P4">
Publisher: Укринформ (Organization)</text:p>
      <text:p text:style-name="P4">
Published Time: 2023-05-14T12:19:00+03:00</text:p>
      <text:p text:style-name="P4">
Modified Time: 2023-05-14T12:19:00+03:00</text:p>
      <text:p text:style-name="P4">
Description: Russia holds 11 ships in the Black Sea, including three carriers of the caliber winged missiles with a total volley of up to 18 rockets. - Ukrinform.</text:p>
      <text:p text:style-name="P4">
Images: ["<text:a xlink:type="simple" xlink:href="https://static.ukrinform.com/photos/2022_04/thumb_files/630_360_1649589346-626.png" text:style-name="Internet_20_link" text:visited-style-name="Visited_20_Internet_20_Link">
630_360_16495...</text:a>
"]</text:p>
      <text:p text:style-name="P4">
Tags: ['Ракета', ' Чорне море', 'Корабель', 'Війна з росією']</text:p>
      <text:p text:style-name="P4">
Type: Article</text:p>
      <!--METADATA-->
      <text:p text:style-name="P4">
<draw:frame draw:style-name="fr1" draw:name="Image108" text:anchor-type="as-char" svg:width="6.9236in" svg:height="3.956343in" draw:z-index="0">
<draw:image xlink:href="../Images/yкринформ/2023-05-14T12-19-00-03-00/630_360_1649589346-626.png" xlink:type="simple" xlink:show="embed" xlink:actuate="onLoad" draw:mime-type="image/png"/>
</draw:frame>
There are 11 ships in the Black Sea, including three carriers of the caliber winged missiles with a total volley of up to 18 missiles.</text:p>
      <text:p text:style-name="P4">
According to Ukrinform, the Navy of the Armed Forces of Ukraine reports in <text:a xlink:type="simple" xlink:href="https://t.me/ukrainian_navy/3084" text:style-name="Internet_20_link" text:visited-style-name="Visited_20_Internet_20_Link">
</text:a>
"In the Black Sea, there are 11 enemy ships, medium 3 carriers of winged missiles" Caliber ", a total volley of up to 18 rockets," the testimony.</text:p>
      <text:p text:style-name="P4">
In the Azov Sea, there are two enemy ships in combat duty, medium -sized one carbon carrier, total volley up to 8 <text:a xlink:type="simple" xlink:href="https://www.ukrinform.ua/tag-raketa" text:style-name="Internet_20_link" text:visited-style-name="Visited_20_Internet_20_Link">
</text:a>
There are up to 5 enemy ships in the Mediterranean, two of which are "caliber" carriers, up to 20 rockets.</text:p>
      <text:p text:style-name="P4">
<text:span text:style-name="T4">
 Read also: </text:span>
 <text:a xlink:type="simple" xlink:href="https://www.ukrinform.ua/rubric-ato/3708910-vnoci-sili-oboroni-znisili-25-rosijskih-bezpilotnikiv-ignat.html" text:style-name="Internet_20_link" text:visited-style-name="Visited_20_Internet_20_Link">
<text:span text:style-name="T4">
 Ignati </text:span>
</text:a>
As reported by Ukrinform, in the morning on May 14 in the Black Sea on combat mining, the Russian Federation held 10 ships, including <text:a xlink:type="simple" xlink:href="https://www.ukrinform.ua/rubric-ato/3708952-u-cornomu-mori-cotiri-rosijski-raketonosii-z-25-kalibrami.html" text:style-name="Internet_20_link" text:visited-style-name="Visited_20_Internet_20_Link">
</text:a>
</text:p>
      <text:p text:style-name="P4">
News Source: <text:a xlink:type="simple" xlink:href="https://www.ukrinform.ua/rubric-ato/3708994-rosia-zmensila-kilkist-raketonosiiv-u-cornomu-mori-do-troh-zagalnij-zalp-18-kalibriv.html" text:style-name="Internet_20_link" text:visited-style-name="Visited_20_Internet_20_Link">
https://www.ukrinform.ua/rubric-ato/3708994-rosia-zmensila-kilkist-raketonosiiv-u-cornomu-mori-do-troh-zagalnij-zalp-18-kalibriv.html</text:a>
</text:p>
      <!--NEWS-->
      <text:h text:style-name="P10" text:outline-level="1">
<text:span text:style-name="T4">
Zelensky discussed with Steinmeyer intensive cooperation between countries</text:span>
</text:h>
      <text:p text:style-name="P4">
Authors: Ukrinform (Person)</text:p>
      <text:p text:style-name="P4">
Publisher: Укринформ (Organization)</text:p>
      <text:p text:style-name="P4">
Published Time: 2023-05-14T12:21:00+03:00</text:p>
      <text:p text:style-name="P4">
Modified Time: 2023-05-14T12:21:00+03:00</text:p>
      <text:p text:style-name="P4">
Description: President Volodymyr Zelenskyy discussed with the Federal President of Germany Frank-Valter Steinmeyer intensive cooperation between the countries. - Ukrinform.</text:p>
      <text:p text:style-name="P4">
Images: ["<text:a xlink:type="simple" xlink:href="https://static.ukrinform.com/photos/2023_05/thumb_files/630_360_1684050622-196.jpg" text:style-name="Internet_20_link" text:visited-style-name="Visited_20_Internet_20_Link">
630_360_16840...</text:a>
", "<text:a xlink:type="simple" xlink:href="https://static.ukrinform.com/photos/2023_05/1684050616-390.jpg" text:style-name="Internet_20_link" text:visited-style-name="Visited_20_Internet_20_Link">
1684050616-39...</text:a>
"]</text:p>
      <text:p text:style-name="P4">
Tags: ['Німеччина', 'Штайнмаєр', 'Зеленський']</text:p>
      <text:p text:style-name="P4">
Type: Article</text:p>
      <!--METADATA-->
      <text:p text:style-name="P4">
<draw:frame draw:style-name="fr1" draw:name="Image109" text:anchor-type="as-char" svg:width="6.9236in" svg:height="3.956343in" draw:z-index="0">
<draw:image xlink:href="../Images/yкринформ/2023-05-14T12-21-00-03-00/630_360_1684050622-196.jpg" xlink:type="simple" xlink:show="embed" xlink:actuate="onLoad" draw:mime-type="image/jpeg"/>
</draw:frame>
The Presidential Divide of Zelensky discussed with the Federal President of Germany Frank-Walter Steinmeyer intensive cooperation between the countries.</text:p>
      <text:p text:style-name="P4">
The head of the Ukrainian state wrote about it in <text:a xlink:type="simple" xlink:href="https://t.me/V_Zelenskiy_official/6221" text:style-name="Internet_20_link" text:visited-style-name="Visited_20_Internet_20_Link">
</text:a>
After publishing a video meeting with a German colleague, reports Ukrinform.</text:p>
      <text:p text:style-name="P4">
"The first visit to <text:a xlink:type="simple" xlink:href="https://www.ukrinform.ua/tag-nimeccina" text:style-name="Internet_20_link" text:visited-style-name="Visited_20_Internet_20_Link">
</text:a>
From the beginning of the full -scale Russian aggression. We have discussed the current situation of Taintennial Cooperation between Germany and Ukraine. Germany will continue to support Ukraine politically, military and financially until it is budgeted, "Zelensky wrote.</text:p>
      <text:p text:style-name="P4">
<text:span text:style-name="T5">
Video:<text:a xlink:type="simple" xlink:href="http://t.me/V_Zelenskiy_official/6221" text:style-name="Internet_20_link" text:visited-style-name="Visited_20_Internet_20_Link">
</text:a>
</text:span>
 <draw:frame draw:style-name="fr1" draw:name="Image110" text:anchor-type="as-char" svg:width="6.9236in" svg:height="4.615733in" draw:z-index="0">
<draw:image xlink:href="../Images/yкринформ/2023-05-14T12-21-00-03-00/1684050616-390.jpg" xlink:type="simple" xlink:show="embed" xlink:actuate="onLoad" draw:mime-type="image/jpeg"/>
</draw:frame>
He also thanked Germany "for the great military, economic and financial support in the face of the aggressive war of Russia."</text:p>
      <text:p text:style-name="P4">
<text:span text:style-name="T4">
 Read also: </text:span>
 <text:a xlink:type="simple" xlink:href="https://www.ukrinform.ua/rubric-polytics/3708967-zelenskij-pribuv-na-zustric-iz-kanclerom-frn.html" text:style-name="Internet_20_link" text:visited-style-name="Visited_20_Internet_20_Link">
</text:a>
As <text:a xlink:type="simple" xlink:href="https://www.ukrinform.ua/rubric-polytics/3708951-zelenskij-rozpocav-vizit-u-nimeccinu-zustriccu-zi-stajnmaerom.html" text:style-name="Internet_20_link" text:visited-style-name="Visited_20_Internet_20_Link">
 </text:a>
.</text:p>
      <text:p text:style-name="P4">
<text:span text:style-name="T5">
Foto: @bprsprecherin</text:span>
</text:p>
      <text:p text:style-name="P4">
News Source: <text:a xlink:type="simple" xlink:href="https://www.ukrinform.ua/rubric-polytics/3708995-zelenskij-obgovoriv-zi-stajnmaerom-intensivnu-spivpracu-miz-krainami.html" text:style-name="Internet_20_link" text:visited-style-name="Visited_20_Internet_20_Link">
https://www.ukrinform.ua/rubric-polytics/3708995-zelenskij-obgovoriv-zi-stajnmaerom-intensivnu-spivpracu-miz-krainami.html</text:a>
</text:p>
      <!--NEWS-->
      <text:h text:style-name="P10" text:outline-level="1">
<text:span text:style-name="T4">
The liberated villages of Luhansk region delivered medicines, food and hygiene products - ova</text:span>
</text:h>
      <text:p text:style-name="P4">
Authors: Ukrinform (Person)</text:p>
      <text:p text:style-name="P4">
Publisher: Укринформ (Organization)</text:p>
      <text:p text:style-name="P4">
Published Time: 2023-05-14T12:28:00+03:00</text:p>
      <text:p text:style-name="P4">
Modified Time: 2023-05-14T12:28:00+03:00</text:p>
      <text:p text:style-name="P4">
Description: Medicines, food and hygiene products were taken to the liberated villages of the Luhansk region. - Ukrinform.</text:p>
      <text:p text:style-name="P4">
Images: ["<text:a xlink:type="simple" xlink:href="https://static.ukrinform.com/photos/2023_05/thumb_files/630_360_1684056753-826.jpeg" text:style-name="Internet_20_link" text:visited-style-name="Visited_20_Internet_20_Link">
630_360_16840...</text:a>
", "<text:a xlink:type="simple" xlink:href="https://static.ukrinform.com/photos/2023_05/1684056633-414.jpeg" text:style-name="Internet_20_link" text:visited-style-name="Visited_20_Internet_20_Link">
1684056633-41...</text:a>
", "<text:a xlink:type="simple" xlink:href="https://static.ukrinform.com/photos/2023_05/1684056654-370.jpeg" text:style-name="Internet_20_link" text:visited-style-name="Visited_20_Internet_20_Link">
1684056654-37...</text:a>
"]</text:p>
      <text:p text:style-name="P4">
Tags: ['Гуманітарна допомога', 'Луганщина']</text:p>
      <text:p text:style-name="P4">
Type: Article</text:p>
      <!--METADATA-->
      <text:p text:style-name="P4">
<draw:frame draw:style-name="fr1" draw:name="Image111" text:anchor-type="as-char" svg:width="6.9236in" svg:height="3.956343in" draw:z-index="0">
<draw:image xlink:href="../Images/yкринформ/2023-05-14T12-28-00-03-00/630_360_1684056753-826.jpeg" xlink:type="simple" xlink:show="embed" xlink:actuate="onLoad" draw:mime-type="image/jpeg"/>
</draw:frame>
The leisure villages of the Luhansk region delivered medicines, food and hygiene products.</text:p>
      <text:p text:style-name="P4">
This was reported by the chief of Ova Artem Lisogor in <text:a xlink:type="simple" xlink:href="https://t.me/luhanskaVTSA/10478" text:style-name="Internet_20_link" text:visited-style-name="Visited_20_Internet_20_Link">
</text:a>
, reports Ukrinform.</text:p>
      <text:p text:style-name="P4">
“To the liberated villages <text:a xlink:type="simple" xlink:href="https://www.ukrinform.ua/tag-lugansina" text:style-name="Internet_20_link" text:visited-style-name="Visited_20_Internet_20_Link">
</text:a>
They delivered medicines, food and hygiene products, because of dense shelling, people could not get them once, ”Lisogor wrote.</text:p>
      <text:p text:style-name="P4">
According to him, on May 13, foods, 100 kits of medicines, hygiene and batteries were devoted to the villages of Krasnorichenskaya community.</text:p>
      <text:p text:style-name="P4">
<draw:frame draw:style-name="fr1" draw:name="Image112" text:anchor-type="as-char" svg:width="6.9236in" svg:height="9.260405in" draw:z-index="0">
<draw:image xlink:href="../Images/yкринформ/2023-05-14T12-28-00-03-00/1684056633-414.jpeg" xlink:type="simple" xlink:show="embed" xlink:actuate="onLoad" draw:mime-type="image/jpeg"/>
</draw:frame>
<draw:frame draw:style-name="fr1" draw:name="Image113" text:anchor-type="as-char" svg:width="6.9236in" svg:height="9.260405in" draw:z-index="0">
<draw:image xlink:href="../Images/yкринформ/2023-05-14T12-28-00-03-00/1684056654-370.jpeg" xlink:type="simple" xlink:show="embed" xlink:actuate="onLoad" draw:mime-type="image/jpeg"/>
</draw:frame>
<text:span text:style-name="T4">
 Read also: </text:span>
 <text:a xlink:type="simple" xlink:href="https://www.ukrinform.ua/rubric-regions/3708297-reintegracia-doneccini-i-lugansini-urad-shvaliv-postanovu-pro-persocergovi-kroki.html" text:style-name="Internet_20_link" text:visited-style-name="Visited_20_Internet_20_Link">
<text:span text:style-name="T4">
 Luhansk region </text:span>
</text:a>
Currently, humanitarian aid has already had time to take 29 residents of Makiivkit 29 more than 26. Then everything will depend on the safety situation.</text:p>
      <text:p text:style-name="P4">
As it was reported, in the temporarily captured territory of the Luhansk region, the law was in force, which allows invaders to go to court to require the recognition of the right of municipal property to homeless buildings, structures, premises, objects of unfinished construction.</text:p>
      <text:p text:style-name="P4">
News Source: <text:a xlink:type="simple" xlink:href="https://www.ukrinform.ua/rubric-regions/3709002-do-zvilnenih-sil-lugansini-dostavili-liki-izu-ta-zasobi-gigieni-ova.html" text:style-name="Internet_20_link" text:visited-style-name="Visited_20_Internet_20_Link">
https://www.ukrinform.ua/rubric-regions/3709002-do-zvilnenih-sil-lugansini-dostavili-liki-izu-ta-zasobi-gigieni-ova.html</text:a>
</text:p>
      <!--NEWS-->
      <text:h text:style-name="P10" text:outline-level="1">
<text:span text:style-name="T4">
Eurovision-2023: Sweden in the first place, Ukraine-in the sixth</text:span>
</text:h>
      <text:p text:style-name="P4">
Authors: Ukrinform (Person)</text:p>
      <text:p text:style-name="P4">
Publisher: Укринформ (Organization)</text:p>
      <text:p text:style-name="P4">
Published Time: 2023-05-14T12:32:00+03:00</text:p>
      <text:p text:style-name="P4">
Modified Time: 2023-05-14T12:32:00+03:00</text:p>
      <text:p text:style-name="P4">
Description: The 67th Song Contest "Eurovision-2023", held in the United Kingdom "On behalf of Ukraine", winner of Eurovision-2022-Ukrinform.</text:p>
      <text:p text:style-name="P4">
Images: ["<text:a xlink:type="simple" xlink:href="https://static.ukrinform.com/photos/2023_05/thumb_files/630_360_1684056736-673.jpg" text:style-name="Internet_20_link" text:visited-style-name="Visited_20_Internet_20_Link">
630_360_16840...</text:a>
", "<text:a xlink:type="simple" xlink:href="https://static.ukrinform.com/photos/2023_05/1684056682-816.jpg" text:style-name="Internet_20_link" text:visited-style-name="Visited_20_Internet_20_Link">
1684056682-81...</text:a>
"]</text:p>
      <text:p text:style-name="P4">
Tags: None</text:p>
      <text:p text:style-name="P4">
Type: Article</text:p>
      <!--METADATA-->
      <text:p text:style-name="P4">
<draw:frame draw:style-name="fr1" draw:name="Image114" text:anchor-type="as-char" svg:width="6.9236in" svg:height="3.956343in" draw:z-index="0">
<draw:image xlink:href="../Images/yкринформ/2023-05-14T12-32-00-03-00/630_360_1684056736-673.jpg" xlink:type="simple" xlink:show="embed" xlink:actuate="onLoad" draw:mime-type="image/jpeg"/>
</draw:frame>
The 67th Song Contest "Eurovision-2023", held in the UK "Vidmeas of Ukraine", winner of Eurovision-2022<draw:frame draw:style-name="fr1" draw:name="Image115" text:anchor-type="as-char" svg:width="2.333621in" svg:height="10.0in" draw:z-index="0">
<draw:image xlink:href="../Images/yкринформ/2023-05-14T12-32-00-03-00/1684056682-816.jpg" xlink:type="simple" xlink:show="embed" xlink:actuate="onLoad" draw:mime-type="image/jpeg"/>
</draw:frame>
According to media</text:p>
      <text:p text:style-name="P4">
News Source: <text:a xlink:type="simple" xlink:href="https://www.ukrinform.ua/rubric-culture/3708998-evrobacenna2023-svecia-na-persomu-misci-ukraina-na-sostomu.html" text:style-name="Internet_20_link" text:visited-style-name="Visited_20_Internet_20_Link">
https://www.ukrinform.ua/rubric-culture/3708998-evrobacenna2023-svecia-na-persomu-misci-ukraina-na-sostomu.html</text:a>
</text:p>
      <!--NEWS-->
      <text:h text:style-name="P10" text:outline-level="1">
<text:span text:style-name="T4">
In Kiev, the water level in the Dnieper per day decreased by 9 centimeters</text:span>
</text:h>
      <text:p text:style-name="P4">
Authors: Ukrinform (Person)</text:p>
      <text:p text:style-name="P4">
Publisher: Укринформ (Organization)</text:p>
      <text:p text:style-name="P4">
Published Time: 2023-05-14T12:41:00+03:00</text:p>
      <text:p text:style-name="P4">
Modified Time: 2023-05-14T12:41:00+03:00</text:p>
      <text:p text:style-name="P4">
Description: In Kiev, as of Sunday, May 14, the water level in the Dnieper decreased by nine centimeters compared to the previous day. - Ukrinform.</text:p>
      <text:p text:style-name="P4">
Images: ["<text:a xlink:type="simple" xlink:href="https://static.ukrinform.com/photos/2023_05/thumb_files/630_360_1683447052-872.jpg" text:style-name="Internet_20_link" text:visited-style-name="Visited_20_Internet_20_Link">
630_360_16834...</text:a>
"]</text:p>
      <text:p text:style-name="P4">
Tags: ['Паводок', 'Вода', 'Київ']</text:p>
      <text:p text:style-name="P4">
Type: Article</text:p>
      <!--METADATA-->
      <text:p text:style-name="P4">
<draw:frame draw:style-name="fr1" draw:name="Image116" text:anchor-type="as-char" svg:width="6.9236in" svg:height="3.956343in" draw:z-index="0">
<draw:image xlink:href="../Images/yкринформ/2023-05-14T12-41-00-03-00/630_360_1683447052-872.jpg" xlink:type="simple" xlink:show="embed" xlink:actuate="onLoad" draw:mime-type="image/jpeg"/>
</draw:frame>
In Kyivistan on Sunday, May 14, the water level in the Dnieper compared to the previous day was nine centimeters.</text:p>
      <text:p text:style-name="P4">
According to Ukrinform, the Kyiv City Military Administration reported in <text:a xlink:type="simple" xlink:href="http://t.me/VA_Kyiv/1692" text:style-name="Internet_20_link" text:visited-style-name="Visited_20_Internet_20_Link">
</text:a>
With reference to his head Popko.</text:p>
      <text:p text:style-name="P4">
"According to the Ukrhydromet Center, as of 10:00.05.2023 the water level of the Dnipro Water, in Kiev near the Metro Bridge is 9 254 cm(According to the Baltic system). Температура води +15ºС. У порівнянні з попереднім днем, рівеньводопілля в межах столиці зменшився на 9 см", — зазначив керівник КМВА.</text:p>
      <text:p text:style-name="P4">
За його даними, рівень небезпеки гідрологічних явищ залишається – І (yellow).Станом на цей час аварійні підтоплення по Києву не зафіксовані.</text:p>
      <text:p text:style-name="P4">
Промислові об’єкти та житлові масиви столиці поза загрозою. Вода поступовозвільняє заплаву Дніпра у межах міста – затопленими залишаються менше ніждесять сантиметрів заплави.</text:p>
      <text:p text:style-name="P4">
<text:span text:style-name="T4">
Читайте також:</text:span>
 <text:a xlink:type="simple" xlink:href="https://www.ukrinform.ua/rubric-regions/3707781-na-kiivsini-do-15-travna-utrimaetsa-zatoplenna-zaplavnih-teritorij.html" text:style-name="Internet_20_link" text:visited-style-name="Visited_20_Internet_20_Link">
 </text:a>
As reported by Ukrinform, on May 13 in the capital was fixed <text:a xlink:type="simple" xlink:href="https://www.ukrinform.ua/rubric-kyiv/3708648-u-kievi-riven-vodi-v-dnipri-za-dobu-pidnavsa-na-4-santimetri.html" text:style-name="Internet_20_link" text:visited-style-name="Visited_20_Internet_20_Link">
</text:a>
In the Dnieper four centimeters, compared to the previous day.</text:p>
      <text:p text:style-name="P4">
News Source: <text:a xlink:type="simple" xlink:href="https://www.ukrinform.ua/rubric-kyiv/3709003-u-kievi-riven-vodi-u-dnipri-za-dobu-zmensivsa-na-9-santimetriv.html" text:style-name="Internet_20_link" text:visited-style-name="Visited_20_Internet_20_Link">
https://www.ukrinform.ua/rubric-kyiv/3709003-u-kievi-riven-vodi-u-dnipri-za-dobu-zmensivsa-na-9-santimetriv.html</text:a>
</text:p>
      <!--NEWS-->
      <text:h text:style-name="P10" text:outline-level="1">
<text:span text:style-name="T4">
In Sudan as a result of armed clashes, a famous singer was killed</text:span>
</text:h>
      <text:p text:style-name="P4">
Authors: Ukrinform (Person)</text:p>
      <text:p text:style-name="P4">
Publisher: Укринформ (Organization)</text:p>
      <text:p text:style-name="P4">
Published Time: 2023-05-14T12:59:00+03:00</text:p>
      <text:p text:style-name="P4">
Modified Time: 2023-05-14T12:59:00+03:00</text:p>
      <text:p text:style-name="P4">
Description: One of Sudan Suden Gardud's most famous singers died in Omurman, as a result of a firefight between the Sudan army and the militarized rapid support forces (RSF). - Ukrinform.</text:p>
      <text:p text:style-name="P4">
Images: ["<text:a xlink:type="simple" xlink:href="https://static.ukrinform.com/photos/2023_05/thumb_files/630_360_1684058336-328.jpg" text:style-name="Internet_20_link" text:visited-style-name="Visited_20_Internet_20_Link">
630_360_16840...</text:a>
", "<text:a xlink:type="simple" xlink:href="https://static.ukrinform.com/photos/2023_05/1684058366-603.jpg" text:style-name="Internet_20_link" text:visited-style-name="Visited_20_Internet_20_Link">
1684058366-60...</text:a>
"]</text:p>
      <text:p text:style-name="P4">
Tags: ['Судан', 'Загибель', 'Військові', 'Сутички']</text:p>
      <text:p text:style-name="P4">
Type: Article</text:p>
      <!--METADATA-->
      <text:p text:style-name="P4">
<draw:frame draw:style-name="fr1" draw:name="Image117" text:anchor-type="as-char" svg:width="6.9236in" svg:height="3.956343in" draw:z-index="0">
<draw:image xlink:href="../Images/yкринформ/2023-05-14T12-59-00-03-00/630_360_1684058336-328.jpg" xlink:type="simple" xlink:show="embed" xlink:actuate="onLoad" draw:mime-type="image/jpeg"/>
</draw:frame>
One familiar singer Sudan Shaden Gardud was killed in Omurman as a result of a wave between Sudan army and paramilitary forces of fast support(RSF).</text:p>
      <text:p text:style-name="P4">
Про це повідомляє <text:a xlink:type="simple" xlink:href="http://www.bbc.com/news/world-africa-65585746" text:style-name="Internet_20_link" text:visited-style-name="Visited_20_Internet_20_Link">
 </text:a>
, reports Ukrinform.</text:p>
      <text:p text:style-name="P4">
As it is noted, the 37-year-old Garduda lived in the Al-Hashmab area, where the presence of RSF has emerged in the last days. It is known that the woman was injured and later died.</text:p>
      <text:p text:style-name="P4">
<draw:frame draw:style-name="fr1" draw:name="Image118" text:anchor-type="as-char" svg:width="6.9236in" svg:height="3.894525in" draw:z-index="0">
<draw:image xlink:href="../Images/yкринформ/2023-05-14T12-59-00-03-00/1684058366-603.jpg" xlink:type="simple" xlink:show="embed" xlink:actuate="onLoad" draw:mime-type="image/jpeg"/>
</draw:frame>
<text:span text:style-name="T5">
Foto: Shaden Gardood/FB</text:span>
</text:p>
      <text:p text:style-name="P4">
It happened on Friday, when the warring Sudan groups were taken to protect the civilian population, although they did not agree to terminate the habitation.</text:p>
      <text:p text:style-name="P4">
In a video, widespread on social networks, Garduda said she was trying to hide from the shelling and asked her 15-year-old son to close the window.</text:p>
      <text:p text:style-name="P4">
The singer regularly on social networks talked about clashes and stifles in her area, in her posts opposed the war.</text:p>
      <text:p text:style-name="P4">
In one of the last posts on Facebook, she said: "We were locked in the homes for 25 days ... We are hungry and live in great fear."</text:p>
      <text:p text:style-name="P4">
<text:span text:style-name="T4">
 Read also: </text:span>
 <text:a xlink:type="simple" xlink:href="https://www.ukrinform.ua/rubric-world/3708397-v-oon-ocikuut-na-svidke-ponovlenna-peregovoriv-pro-pripinenna-vognu-u-sudani.html" text:style-name="Internet_20_link" text:visited-style-name="Visited_20_Internet_20_Link">
<text:span text:style-name="T4">
 Sudan </text:span>
</text:a>
It was reported that from April 15 between the army <text:a xlink:type="simple" xlink:href="https://www.ukrinform.ua/tag-sudan" text:style-name="Internet_20_link" text:visited-style-name="Visited_20_Internet_20_Link">
</text:a>
But forces of rapid response in the Chartum are hostilities. The conflict around the country's transition to civil rule.</text:p>
      <text:p text:style-name="P4">
News Source: <text:a xlink:type="simple" xlink:href="https://www.ukrinform.ua/rubric-world/3709007-u-sudani-vnaslidok-zbrojnih-suticok-zaginula-vidoma-spivacka.html" text:style-name="Internet_20_link" text:visited-style-name="Visited_20_Internet_20_Link">
https://www.ukrinform.ua/rubric-world/3709007-u-sudani-vnaslidok-zbrojnih-suticok-zaginula-vidoma-spivacka.html</text:a>
</text:p>
      <!--NEWS-->
      <text:h text:style-name="P10" text:outline-level="1">
<text:span text:style-name="T4">
90% of businesses do not work on the occupied part of Zaporozhye - Fedorov</text:span>
</text:h>
      <text:p text:style-name="P4">
Authors: Ukrinform (Person)</text:p>
      <text:p text:style-name="P4">
Publisher: Укринформ (Organization)</text:p>
      <text:p text:style-name="P4">
Published Time: 2023-05-14T13:02:00+03:00</text:p>
      <text:p text:style-name="P4">
Modified Time: 2023-05-14T13:02:00+03:00</text:p>
      <text:p text:style-name="P4">
Description: In the occupied territory of Zaporizhzhya region, the invaders seized all enterprises, 90% of them do not work. - Ukrinform.</text:p>
      <text:p text:style-name="P4">
Images: ["<text:a xlink:type="simple" xlink:href="https://static.ukrinform.com/photos/2023_04/thumb_files/630_360_1681996461-700.jpg" text:style-name="Internet_20_link" text:visited-style-name="Visited_20_Internet_20_Link">
630_360_16819...</text:a>
"]</text:p>
      <text:p text:style-name="P4">
Tags: ['Економіка', 'Федоров', 'Запоріжжя', 'Єдині новини']</text:p>
      <text:p text:style-name="P4">
Type: Article</text:p>
      <!--METADATA-->
      <text:p text:style-name="P4">
<draw:frame draw:style-name="fr1" draw:name="Image119" text:anchor-type="as-char" svg:width="6.9236in" svg:height="3.956343in" draw:z-index="0">
<draw:image xlink:href="../Images/yкринформ/2023-05-14T13-02-00-03-00/630_360_1681996461-700.jpg" xlink:type="simple" xlink:show="embed" xlink:actuate="onLoad" draw:mime-type="image/jpeg"/>
</draw:frame>
The invaders captured all enterprises, 90% of them do not work.</text:p>
      <text:p text:style-name="P4">
The Mayor of Melitopolya Fedorov said this on the air of the Teleterna "One News", Ukrinform correspondent reports.</text:p>
      <text:p text:style-name="P4">
"90% of enterprises in the occupied territories do not work. There are only a few enterprises captured by the enemy, on which the enemy has placed repair bases for military equipment or makes a picture that it seems like everything is normal. All enterprises are captured," Fedorov said.</text:p>
      <text:p text:style-name="P4">
According to him, there are cases of looting of enterprises. The enemy storage equipment, exports warehouses. As an example of Fedorov Navivhashnovna and foundry in the village. Obilitial near <text:a xlink:type="simple" xlink:href="https://www.ukrinform.ua/tag-melitopol" text:style-name="Internet_20_link" text:visited-style-name="Visited_20_Internet_20_Link">
</text:a>
. "It is now completely looted," he said.</text:p>
      <text:p text:style-name="P4">
<text:span text:style-name="T4">
 Read also: </text:span>
 <text:a xlink:type="simple" xlink:href="https://www.ukrinform.ua/rubric-regions/3705113-na-okupovanih-teritoriah-zaporizza-zaboronili-prodaz-alkogolu.html" text:style-name="Internet_20_link" text:visited-style-name="Visited_20_Internet_20_Link">
<text:span text:style-name="T4">
 Zaporozhye </text:span>
</text:a>
As it was reported, the army of the Russian Federation fired 18 settlements of Zaporizhzhya region in a day, in <text:a xlink:type="simple" xlink:href="https://www.ukrinform.ua/rubric-regions/3708914-na-zaporizzi-armia-rf-obstrilala-18-naselenih-punktiv-poranenij-colovik.html" text:style-name="Internet_20_link" text:visited-style-name="Visited_20_Internet_20_Link">
</text:a>
The 64-year-old man has been trapped.</text:p>
      <text:p text:style-name="P4">
News Source: <text:a xlink:type="simple" xlink:href="https://www.ukrinform.ua/rubric-economy/3709009-na-okupovanij-castini-zaporizza-90-pidpriemstv-ne-pracuut-fedorov.html" text:style-name="Internet_20_link" text:visited-style-name="Visited_20_Internet_20_Link">
https://www.ukrinform.ua/rubric-economy/3709009-na-okupovanij-castini-zaporizza-90-pidpriemstv-ne-pracuut-fedorov.html</text:a>
</text:p>
      <!--NEWS-->
      <text:h text:style-name="P10" text:outline-level="1">
<text:span text:style-name="T4">
Donetsk Oblast(19:03). Red Alert: aerial threat. Sirens sounding. Take cover now!</text:span>
</text:h>
      <text:p text:style-name="P4">
Authors: liveuamap (Language: en)</text:p>
      <text:p text:style-name="P4">
Time: 2023-05-14T13:05:00</text:p>
      <text:p text:style-name="P4">
Location: Donetsk Oblast (Latitude:48.72858 Longtitude:37.57692)</text:p>
      <text:p text:style-name="P4">
Videos: []</text:p>
      <text:p text:style-name="P4">
Images: []</text:p>
      <text:p text:style-name="P4">
Tags: ["Europe", "Central and Eastern Europe"]</text:p>
      <text:p text:style-name="P4">
Id: 22562850</text:p>
      <!--METADATA-->
      <text:p text:style-name="P4">
Donetsk Oblast(19:03). Red Alert: aerial threat. Sirens sounding. Take covernow!</text:p>
      <text:p text:style-name="P4">
News Collection Link: <text:a xlink:type="simple" xlink:href="https://liveuamap.com/en/2023/14-may-donetsk-oblast1903-red-alert-aerial-thg" text:style-name="Internet_20_link" text:visited-style-name="Visited_20_Internet_20_Link">
https://liveuamap.com/en/2023/14-may-donetsk-oblast1903-red-alert-aerial-thg</text:a>
</text:p>
      <text:p text:style-name="P4">
News Source: <text:a xlink:type="simple" xlink:href="https://t.me/air_alert_ua/45343" text:style-name="Internet_20_link" text:visited-style-name="Visited_20_Internet_20_Link">
https://t.me/air_alert_ua/45343</text:a>
</text:p>
      <!--NEWS-->
      <text:h text:style-name="P10" text:outline-level="1">
<text:span text:style-name="T4">
Martha Kostyuk will play two matches in a row at WTA tournament in Rome</text:span>
</text:h>
      <text:p text:style-name="P4">
Authors: Ukrinform (Person)</text:p>
      <text:p text:style-name="P4">
Publisher: Укринформ (Organization)</text:p>
      <text:p text:style-name="P4">
Published Time: 2023-05-14T13:18:23+03:00</text:p>
      <text:p text:style-name="P4">
Modified Time: 2023-05-14T13:18:23+03:00</text:p>
      <text:p text:style-name="P4">
Description: The first "racket" of Ukraine Marta Kostyuk continues to perform at the Ground Tennis Association (WTA) - Internazionali BNL D'Atalia - in Rome (Italy) with a prize fund of $ 3.5 million - Ukrinform.</text:p>
      <text:p text:style-name="P4">
Images: ["<text:a xlink:type="simple" xlink:href="https://static.ukrinform.com/photos/2023_05/thumb_files/630_360_1684059494-655.jpg" text:style-name="Internet_20_link" text:visited-style-name="Visited_20_Internet_20_Link">
630_360_16840...</text:a>
"]</text:p>
      <text:p text:style-name="P4">
Tags: ['Теніс', 'Марта Костюк']</text:p>
      <text:p text:style-name="P4">
Type: Article</text:p>
      <!--METADATA-->
      <text:p text:style-name="P4">
<draw:frame draw:style-name="fr1" draw:name="Image120" text:anchor-type="as-char" svg:width="6.9236in" svg:height="3.956343in" draw:z-index="0">
<draw:image xlink:href="../Images/yкринформ/2023-05-14T13-18-23-03-00/630_360_1684059494-655.jpg" xlink:type="simple" xlink:show="embed" xlink:actuate="onLoad" draw:mime-type="image/jpeg"/>
</draw:frame>
The first "racket" of Ukraine Marta Kostyuk continues performance at the soil tournament of the Women's Tenisa Association(WTA)- International BNL of Italy - π(Italy)With a $ 3.5 million with a draft fund.</text:p>
      <text:p text:style-name="P4">
Sowed under the 32nd number of Kostyuk in the third circle of a single category will come with Spanish Paulo Badosa, and in the second round of a steam grid together a plane by Elena-Gabriel Rose will meet with the third number of "sowing"(USA)- Demi Vurs(Netherlands), reports Ukrinform.</text:p>
      <text:p text:style-name="P4">
Lesya Tsurenko was reported to play with the first "racket" of the world IGA Schwontek from Poland, and Angelina Kalinina resist the match of Belarusian Victoria Azarenko's match(14)and American Madison goat(19).</text:p>
      <text:p text:style-name="P4">
<text:span text:style-name="T4">
Читайте також:</text:span>
 <text:a xlink:type="simple" xlink:href="https://www.ukrinform.ua/rubric-sports/3708381-ukrainka-kostuk-zdolala-lu-u-drugomu-koli-turniru-wta-1000-v-rimi.html" text:style-name="Internet_20_link" text:visited-style-name="Visited_20_Internet_20_Link">
 </text:a>
The tournament in the Italian capital will last until May 21.</text:p>
      <text:p text:style-name="P4">
Photo: Getty Images/Global Images Ukraine.</text:p>
      <text:p text:style-name="P4">
News Source: <text:a xlink:type="simple" xlink:href="https://www.ukrinform.ua/rubric-sports/3709015-marta-kostuk-zigrae-dva-matci-pospil-na-turniri-wta-u-rimi.html" text:style-name="Internet_20_link" text:visited-style-name="Visited_20_Internet_20_Link">
https://www.ukrinform.ua/rubric-sports/3709015-marta-kostuk-zigrae-dva-matci-pospil-na-turniri-wta-u-rimi.html</text:a>
</text:p>
      <!--NEWS-->
      <text:h text:style-name="P10" text:outline-level="1">
<text:span text:style-name="T4">
Sholtz announced the allocation of a new military assistance package to Ukraine</text:span>
</text:h>
      <text:p text:style-name="P4">
Authors: Ukrinform (Person)</text:p>
      <text:p text:style-name="P4">
Publisher: Укринформ (Organization)</text:p>
      <text:p text:style-name="P4">
Published Time: 2023-05-14T13:19:00+03:00</text:p>
      <text:p text:style-name="P4">
Modified Time: 2023-05-14T13:19:00+03:00</text:p>
      <text:p text:style-name="P4">
Description: Germany provides Ukraine with a package of military assistance worth 2.7 billion euros, which will help Ukrainians effectively defend themselves against the aggressor. - Ukrinform.</text:p>
      <text:p text:style-name="P4">
Images: ["<text:a xlink:type="simple" xlink:href="https://static.ukrinform.com/photos/2023_05/thumb_files/630_360_1684059939-177.jpg" text:style-name="Internet_20_link" text:visited-style-name="Visited_20_Internet_20_Link">
630_360_16840...</text:a>
"]</text:p>
      <text:p text:style-name="P4">
Tags: ['Україна', 'Зброя', 'Шольц', 'Війна з росією']</text:p>
      <text:p text:style-name="P4">
Type: Article</text:p>
      <!--METADATA-->
      <text:p text:style-name="P4">
<draw:frame draw:style-name="fr1" draw:name="Image121" text:anchor-type="as-char" svg:width="6.9236in" svg:height="3.956343in" draw:z-index="0">
<draw:image xlink:href="../Images/yкринформ/2023-05-14T13-19-00-03-00/630_360_1684059939-177.jpg" xlink:type="simple" xlink:show="embed" xlink:actuate="onLoad" draw:mime-type="image/jpeg"/>
</draw:frame>
Germany is a package of military aid worth 2.7 billion euros, which will help Ukrainian to effectively defend themselves against the aggressor.</text:p>
      <text:p text:style-name="P4">
This was stated by the Federal Chancellor of Germany Scholtz on the joint with the President of Ukraine by the President of the Zelensky Press Conference in Berlin, correspondenttukinform reports.</text:p>
      <text:p text:style-name="P4">
“We provide very modern, very efficient, quality weapons that help to defend ourselves…. We don't stop. As soon as we decided to provide a new package of 2.7 billion euros, ”Solz said.</text:p>
      <text:p text:style-name="P4">
He noted that the new package includes additional Marder infantry fighting machines, Leopard 1 tanks, Gepard anti-aircraft complexes, IRIS-T air defense complexes and more.</text:p>
      <text:p text:style-name="P4">
In general, according to Chancellor, <text:a xlink:type="simple" xlink:href="https://www.ukrinform.ua/tag-nimeccina" text:style-name="Internet_20_link" text:visited-style-name="Visited_20_Internet_20_Link">
</text:a>
In the beginning of the war, she provided support for about 17 billion euros. He admitted that the humanitarian, financial, economic and military support would be "as much as needed".</text:p>
      <text:p text:style-name="P4">
Chancellor added that the partners are ready to support Ukraine for a long time, and this is a message for Moscow.</text:p>
      <text:p text:style-name="P4">
He stressed that Russia should take away its troops from the territory of Ukraine, he emphasized.</text:p>
      <text:p text:style-name="P4">
Scholtz also stated that Germany, together with partners, will take care of the birds of the aggressors.</text:p>
      <text:p text:style-name="P4">
"The guilty should be held accountable," the chancellor said.</text:p>
      <text:p text:style-name="P4">
He also emphasized that the imperial plans and ideas of President of the Russian Federation Putin Ezagraz for all.</text:p>
      <text:p text:style-name="P4">
<text:span text:style-name="T5">
Viso: <text:a xlink:type="simple" xlink:href="https://t.me/V_Zelenskiy_official/6224" text:style-name="Internet_20_link" text:visited-style-name="Visited_20_Internet_20_Link">
</text:a>
</text:span>
</text:p>
      <text:p text:style-name="P4">
Zelensky thanked Germany for his help.</text:p>
      <text:p text:style-name="P4">
"I thank Germany for the largest military assistance package from the beginning of the full -scale Russian invasion. German air defense systems, artillery, tanks and BMPs save Ukrainian lives and bring us closer to victory. Germany is a reliable ally. We bring peace together," the president wrote <text:a xlink:type="simple" xlink:href="https://t.me/V_Zelenskiy_official/6222" text:style-name="Internet_20_link" text:visited-style-name="Visited_20_Internet_20_Link">
</text:a>
.</text:p>
      <text:p text:style-name="P4">
<text:span text:style-name="T4">
 Read also: </text:span>
 <text:a xlink:type="simple" xlink:href="https://www.ukrinform.ua/rubric-ato/3707970-polsa-peredala-ukraini-vze-14-litakiv-mig29-i-ponad-300-tankiv.html" text:style-name="Internet_20_link" text:visited-style-name="Visited_20_Internet_20_Link">
</text:a>
As it was reported, the President of Ukraine visits Germany for the first time after the start of the Fresh War.</text:p>
      <text:p text:style-name="P4">
News Source: <text:a xlink:type="simple" xlink:href="https://www.ukrinform.ua/rubric-ato/3709018-solc-ogolosiv-pro-vidilenna-ukraini-novogo-paketa-vijskovoi-dopomogi.html" text:style-name="Internet_20_link" text:visited-style-name="Visited_20_Internet_20_Link">
https://www.ukrinform.ua/rubric-ato/3709018-solc-ogolosiv-pro-vidilenna-ukraini-novogo-paketa-vijskovoi-dopomogi.html</text:a>
</text:p>
      <!--NEWS-->
      <text:h text:style-name="P10" text:outline-level="1">
<text:span text:style-name="T4">
Zelensky about the required amount of weapons for a counter -offensive: “A few more visits, and all”</text:span>
</text:h>
      <text:p text:style-name="P4">
Authors: Ukrinform (Person)</text:p>
      <text:p text:style-name="P4">
Publisher: Укринформ (Organization)</text:p>
      <text:p text:style-name="P4">
Published Time: 2023-05-14T13:21:00+03:00</text:p>
      <text:p text:style-name="P4">
Modified Time: 2023-05-14T13:21:00+03:00</text:p>
      <text:p text:style-name="P4">
Description: President Volodymyr Zelenskyy said that in order to accumulate the necessary amount of weapons to promote the Ukrainian army, he has to make several more visits. - Ukrinform.</text:p>
      <text:p text:style-name="P4">
Images: ["<text:a xlink:type="simple" xlink:href="https://static.ukrinform.com/photos/2023_05/thumb_files/630_360_1684060730-893.jpg" text:style-name="Internet_20_link" text:visited-style-name="Visited_20_Internet_20_Link">
630_360_16840...</text:a>
"]</text:p>
      <text:p text:style-name="P4">
Tags: ['Зброя', 'Зеленський', 'Шольц', 'Війна з росією']</text:p>
      <text:p text:style-name="P4">
Type: Article</text:p>
      <!--METADATA-->
      <text:p text:style-name="P4">
<draw:frame draw:style-name="fr1" draw:name="Image122" text:anchor-type="as-char" svg:width="6.9236in" svg:height="3.956343in" draw:z-index="0">
<draw:image xlink:href="../Images/yкринформ/2023-05-14T13-21-00-03-00/630_360_1684060730-893.jpg" xlink:type="simple" xlink:show="embed" xlink:actuate="onLoad" draw:mime-type="image/jpeg"/>
</draw:frame>
Presidential lodge Zelensky stated that in order to accumulate the required amount of weapons to promote the Ukrainian army, he has a few more visits.</text:p>
      <text:p text:style-name="P4">
He said this during a press conference with the Federal Chancellor of Germany Ovelaf Scholtz, Ukrinform correspondent reports.</text:p>
      <text:p text:style-name="P4">
When asked if Ukraine has received <text:a xlink:type="simple" xlink:href="https://www.ukrinform.ua/tag-zbroa" text:style-name="Internet_20_link" text:visited-style-name="Visited_20_Internet_20_Link">
</text:a>
To promote the army forward, the head of state replied: "Mountains, and all."</text:p>
      <text:p text:style-name="P4">
<text:span text:style-name="T4">
 Read also: </text:span>
 <text:a xlink:type="simple" xlink:href="https://www.ukrinform.ua/rubric-polytics/3708995-zelenskij-obgovoriv-zi-stajnmaerom-intensivnu-spivpracu-miz-krainami.html" text:style-name="Internet_20_link" text:visited-style-name="Visited_20_Internet_20_Link">
<text:span text:style-name="T4">
 Zelensky </text:span>
</text:a>
As it was reported, the President <text:a xlink:type="simple" xlink:href="https://www.ukrinform.ua/rubric-polytics/3708875-zelenskij-pribuv-z-vizitom-do-berlina.html" text:style-name="Internet_20_link" text:visited-style-name="Visited_20_Internet_20_Link">
</text:a>
On the eve of the head, he visited Italy.</text:p>
      <text:p text:style-name="P4">
News Source: <text:a xlink:type="simple" xlink:href="https://www.ukrinform.ua/rubric-ato/3709017-zelenskij-pro-neobhidnu-kilkist-zbroi-dla-kontrnastupu-se-kilka-vizitiv-i-vse.html" text:style-name="Internet_20_link" text:visited-style-name="Visited_20_Internet_20_Link">
https://www.ukrinform.ua/rubric-ato/3709017-zelenskij-pro-neobhidnu-kilkist-zbroi-dla-kontrnastupu-se-kilka-vizitiv-i-vse.html</text:a>
</text:p>
      <!--NEWS-->
      <text:h text:style-name="P10" text:outline-level="1">
<text:span text:style-name="T4">
Yermak discussed with the US Presidential Advisor to the Front</text:span>
</text:h>
      <text:p text:style-name="P4">
Authors: Ukrinform (Person)</text:p>
      <text:p text:style-name="P4">
Publisher: Укринформ (Organization)</text:p>
      <text:p text:style-name="P4">
Published Time: 2023-05-14T13:24:00+03:00</text:p>
      <text:p text:style-name="P4">
Modified Time: 2023-05-14T13:24:00+03:00</text:p>
      <text:p text:style-name="P4">
Description: Presidential Office Head Andriy Yermak has a telephone conversation with the President of the United States on National Security Jake Sullivan, during which they discussed the current situation at the front and the current actions of Ukraine's defense forces on the de -occupation of the territories. - Ukrinform.</text:p>
      <text:p text:style-name="P4">
Images: ["<text:a xlink:type="simple" xlink:href="https://static.ukrinform.com/photos/2023_03/thumb_files/630_360_1678262274-371.jpeg" text:style-name="Internet_20_link" text:visited-style-name="Visited_20_Internet_20_Link">
630_360_16782...</text:a>
"]</text:p>
      <text:p text:style-name="P4">
Tags: ['США', 'Єрмак', 'Офіс Президента', 'Війна з росією']</text:p>
      <text:p text:style-name="P4">
Type: Article</text:p>
      <!--METADATA-->
      <text:p text:style-name="P4">
<draw:frame draw:style-name="fr1" draw:name="Image123" text:anchor-type="as-char" svg:width="6.9236in" svg:height="3.956343in" draw:z-index="0">
<draw:image xlink:href="../Images/yкринформ/2023-05-14T13-24-00-03-00/630_360_1678262274-371.jpeg" xlink:type="simple" xlink:show="embed" xlink:actuate="onLoad" draw:mime-type="image/jpeg"/>
</draw:frame>
Presidential leadership Andriy Yermak has a telephone conversation with the adviser to the Presidential States of America on national security Jake Sullivan, during which they discussed the current situation at the front and current actions of Ukraine's siloborons in the de -occupation of territories.</text:p>
      <text:p text:style-name="P4">
About it reports <text:a xlink:type="simple" xlink:href="https://www.president.gov.ua/news/u-mezhah-postijnogo-dialogu-iz-soyuznikami-andrij-yermak-u-r-82873" text:style-name="Internet_20_link" text:visited-style-name="Visited_20_Internet_20_Link">
</text:a>
, reports Ukrinform.</text:p>
      <text:p text:style-name="P4">
"While in Italy in the official delegation of Ukraine, the head of the office of the president Andriy Yermak on behalf of the Head of State conducted a telephone conversation with a traitor of the president <text:a xlink:type="simple" xlink:href="https://www.ukrinform.ua/tag-ssa" text:style-name="Internet_20_link" text:visited-style-name="Visited_20_Internet_20_Link">
</text:a>
Jake Sullivan on Question Safety. Within the framework of constant dialogue, the US side was informed of the current situation of Napoli battle with Russian invaders and the current actions of the Defense Forces of Ukraine to deduct our territories, "the statement reads.</text:p>
      <text:p text:style-name="P4">
The parties also discussed ensuring the unity and support of Ukraine with Russian aggression during the meeting of the Seven Group, which will take place in the mid -May in the Japanese city of Hiroshima.</text:p>
      <text:p text:style-name="P4">
<text:span text:style-name="T4">
 Read also: </text:span>
 <text:a xlink:type="simple" xlink:href="https://www.ukrinform.ua/rubric-polytics/3705259-ermak-obgovoriv-iz-poslom-aponii-prodovzenna-spivpraci.html" text:style-name="Internet_20_link" text:visited-style-name="Visited_20_Internet_20_Link">
</text:a>
Yermak thanked the US side for the powerful leadership in supporting our country and returning a fair peace to the European continent.</text:p>
      <text:p text:style-name="P4">
As <text:a xlink:type="simple" xlink:href="https://www.ukrinform.ua/rubric-polytics/3704059-ermak-obgovoriv-z-italijskim-ministrom-prodovzenna-pidtrimki-ukraini.html" text:style-name="Internet_20_link" text:visited-style-name="Visited_20_Internet_20_Link">
 </text:a>
, Head of the Office President Andriy Yermak discussed with the Minister of Enterprises and Production of Italy Adolf Urso Development of economic cooperation between countries.</text:p>
      <text:p text:style-name="P4">
<text:span text:style-name="T5">
Foto: op</text:span>
</text:p>
      <text:p text:style-name="P4">
News Source: <text:a xlink:type="simple" xlink:href="https://www.ukrinform.ua/rubric-polytics/3709020-ermak-obgovoriv-z-radnikom-prezidenta-ssa-situaciu-na-fronti.html" text:style-name="Internet_20_link" text:visited-style-name="Visited_20_Internet_20_Link">
https://www.ukrinform.ua/rubric-polytics/3709020-ermak-obgovoriv-z-radnikom-prezidenta-ssa-situaciu-na-fronti.html</text:a>
</text:p>
      <!--NEWS-->
      <text:h text:style-name="P10" text:outline-level="1">
<text:span text:style-name="T4">
Terrorists fired farmers in Burkina Faso - 33 dead</text:span>
</text:h>
      <text:p text:style-name="P4">
Authors: Ukrinform (Person)</text:p>
      <text:p text:style-name="P4">
Publisher: Укринформ (Organization)</text:p>
      <text:p text:style-name="P4">
Published Time: 2023-05-14T13:35:00+03:00</text:p>
      <text:p text:style-name="P4">
Modified Time: 2023-05-14T13:35:00+03:00</text:p>
      <text:p text:style-name="P4">
Description: Armed people fired at farmers who grow vegetables in the Burkina-Faso region, causing at least 33 people. - Ukrinform.</text:p>
      <text:p text:style-name="P4">
Images: ["<text:a xlink:type="simple" xlink:href="https://static.ukrinform.com/photos/2023_05/thumb_files/630_360_1684061346-180.jpg" text:style-name="Internet_20_link" text:visited-style-name="Visited_20_Internet_20_Link">
630_360_16840...</text:a>
"]</text:p>
      <text:p text:style-name="P4">
Tags: ['Тероризм', 'Загибель', 'Фермер', 'Буркіна-Фасо ']</text:p>
      <text:p text:style-name="P4">
Type: Article</text:p>
      <!--METADATA-->
      <text:p text:style-name="P4">
<draw:frame draw:style-name="fr1" draw:name="Image124" text:anchor-type="as-char" svg:width="6.9236in" svg:height="3.956343in" draw:z-index="0">
<draw:image xlink:href="../Images/yкринформ/2023-05-14T13-35-00-03-00/630_360_1684061346-180.jpg" xlink:type="simple" xlink:show="embed" xlink:actuate="onLoad" draw:mime-type="image/jpeg"/>
</draw:frame>
Weapons fired at farmers who grow vegetables in the Burkina-Faso region, causing at least 33 people.</text:p>
      <text:p text:style-name="P4">
As Ukrinform reports, it reports <text:a xlink:type="simple" xlink:href="https://www.24newshd.tv/14-May-2023/33-civilians-killed-in-burkina-faso-terrorist-attack" text:style-name="Internet_20_link" text:visited-style-name="Visited_20_Internet_20_Link">
</text:a>
.</text:p>
      <text:p text:style-name="P4">
Governor Babo Pierre Bassing said the attack on farmers occurred on Thursday evening.</text:p>
      <text:p text:style-name="P4">
"The village of Yulu in the Sheriba Department of Mukhun Province was cowardly in the Ivarwar terrorist attack. The attackers fired at civilians who were agriculture along the river. The previous number <text:a xlink:type="simple" xlink:href="https://www.ukrinform.ua/tag-zagibel" text:style-name="Internet_20_link" text:visited-style-name="Visited_20_Internet_20_Link">
</text:a>
It is 33 people, "he said.</text:p>
      <text:p text:style-name="P4">
Local sources have also reported that armed attackers on motorcycles opened a heaven fire on farmers.</text:p>
      <text:p text:style-name="P4">
<text:span text:style-name="T4">
 Read also: </text:span>
 <text:a xlink:type="simple" xlink:href="https://www.ukrinform.ua/rubric-world/3696714-u-burkinafaso-napali-na-vijskovih-40-vbitih-i-33-poranenih.html" text:style-name="Internet_20_link" text:visited-style-name="Visited_20_Internet_20_Link">
<text:span text:style-name="T4">
 Burkina </text:span>
 <text:span text:style-name="T4">
 FASO </text:span>
</text:a>
It is noted that since March in eight out of 13 regions, Burkina-Faso is a common state.</text:p>
      <text:p text:style-name="P4">
As reported <text:a xlink:type="simple" xlink:href="https://www.ukrinform.ua/rubric-world/3702070-u-burkinafaso-vnaslidok-napadu-na-vijskovij-zagin-zaginuli-33-soldati.html" text:style-name="Internet_20_link" text:visited-style-name="Visited_20_Internet_20_Link">
</text:a>
33 soldiers were killed in a military post at a military post.</text:p>
      <text:p text:style-name="P4">
<text:span text:style-name="T5">
Foto: dw</text:span>
</text:p>
      <text:p text:style-name="P4">
News Source: <text:a xlink:type="simple" xlink:href="https://www.ukrinform.ua/rubric-world/3709031-teroristi-obstrilali-fermeriv-u-burkinafaso-33-zagiblih.html" text:style-name="Internet_20_link" text:visited-style-name="Visited_20_Internet_20_Link">
https://www.ukrinform.ua/rubric-world/3709031-teroristi-obstrilali-fermeriv-u-burkinafaso-33-zagiblih.html</text:a>
</text:p>
      <!--NEWS-->
      <text:h text:style-name="P10" text:outline-level="1">
<text:span text:style-name="T4">
Energy returned the light in two settlements of Kherson region</text:span>
</text:h>
      <text:p text:style-name="P4">
Authors: Ukrinform (Person)</text:p>
      <text:p text:style-name="P4">
Publisher: Укринформ (Organization)</text:p>
      <text:p text:style-name="P4">
Published Time: 2023-05-14T13:41:00+03:00</text:p>
      <text:p text:style-name="P4">
Modified Time: 2023-05-14T13:41:00+03:00</text:p>
      <text:p text:style-name="P4">
Description: Energy resumed power supply in two settlements of Beryslav district of Kherson region. - Ukrinform.</text:p>
      <text:p text:style-name="P4">
Images: ["<text:a xlink:type="simple" xlink:href="https://static.ukrinform.com/photos/2023_04/thumb_files/630_360_1682749637-690.jpg" text:style-name="Internet_20_link" text:visited-style-name="Visited_20_Internet_20_Link">
630_360_16827...</text:a>
"]</text:p>
      <text:p text:style-name="P4">
Tags: ['Електроенергія', 'Херсонщина']</text:p>
      <text:p text:style-name="P4">
Type: Article</text:p>
      <!--METADATA-->
      <text:p text:style-name="P4">
<draw:frame draw:style-name="fr1" draw:name="Image125" text:anchor-type="as-char" svg:width="6.9236in" svg:height="3.956343in" draw:z-index="0">
<draw:image xlink:href="../Images/yкринформ/2023-05-14T13-41-00-03-00/630_360_1682749637-690.jpg" xlink:type="simple" xlink:show="embed" xlink:actuate="onLoad" draw:mime-type="image/jpeg"/>
</draw:frame>
The power supply has been supplied in two settlements of the Berislav district -Cherson region.</text:p>
      <text:p text:style-name="P4">
This was reported by Kherson Ova in <text:a xlink:type="simple" xlink:href="https://t.me/khersonskaODA/5832" text:style-name="Internet_20_link" text:visited-style-name="Visited_20_Internet_20_Link">
</text:a>
, reports Ukrinform.</text:p>
      <text:p text:style-name="P4">
As it is noted, in the village of Dmitrenko, 14 subscribers, a grove died - 23 were connected to the network.</text:p>
      <text:p text:style-name="P4">
75 people and 29 pieces of equipment were involved in the works.</text:p>
      <text:p text:style-name="P4">
According to OVA, the last day of energy performed emergency recovery works on the lines that feed Berislav, the Blessed, the Green Guy and the Poskrovskoye.</text:p>
      <text:p text:style-name="P4">
<text:span text:style-name="T4">
 Read also: </text:span>
 <text:a xlink:type="simple" xlink:href="https://www.ukrinform.ua/rubric-ato/3708837-rosiani-za-dobu-obstrilali-cotiri-gromadi-sumsini-zagalom-65-vibuhiv.html" text:style-name="Internet_20_link" text:visited-style-name="Visited_20_Internet_20_Link">
<text:span text:style-name="T4">
 Sumy region </text:span>
</text:a>
As it was reported, Russian troops for the past day <text:a xlink:type="simple" xlink:href="https://www.ukrinform.ua/rubric-regions/3708904-vijska-rf-za-dobu-90-raziv-obstrilali-hersonsinu-poraneni-sestero-civilnih.html" text:style-name="Internet_20_link" text:visited-style-name="Visited_20_Internet_20_Link">
</text:a>
From artillery, RSSV, mortars, tanks, drones and aviation.</text:p>
      <text:p text:style-name="P4">
<text:span text:style-name="T5">
Foto: Oleg Synigubov</text:span>
</text:p>
      <text:p text:style-name="P4">
News Source: <text:a xlink:type="simple" xlink:href="https://www.ukrinform.ua/rubric-vidbudova/3709028-energetiki-vidnovili-elektropostacanna-se-u-dvoh-naselenih-punktah-hersonsini.html" text:style-name="Internet_20_link" text:visited-style-name="Visited_20_Internet_20_Link">
https://www.ukrinform.ua/rubric-vidbudova/3709028-energetiki-vidnovili-elektropostacanna-se-u-dvoh-naselenih-punktah-hersonsini.html</text:a>
</text:p>
      <!--NEWS-->
      <text:h text:style-name="P10" text:outline-level="1">
<text:span text:style-name="T4">
Already this year it is possible to inflict irreversible defeat - Zelensky</text:span>
</text:h>
      <text:p text:style-name="P4">
Authors: Ukrinform (Person)</text:p>
      <text:p text:style-name="P4">
Publisher: Укринформ (Organization)</text:p>
      <text:p text:style-name="P4">
Published Time: 2023-05-14T13:43:01+03:00</text:p>
      <text:p text:style-name="P4">
Modified Time: 2023-05-14T13:43:01+03:00</text:p>
      <text:p text:style-name="P4">
Description: President Volodymyr Zelenskyy stated that this year it is possible to make the defeat of Russia irreversible. - Ukrinform.</text:p>
      <text:p text:style-name="P4">
Images: ["<text:a xlink:type="simple" xlink:href="https://static.ukrinform.com/photos/2023_05/thumb_files/630_360_1684060752-598.jpg" text:style-name="Internet_20_link" text:visited-style-name="Visited_20_Internet_20_Link">
630_360_16840...</text:a>
"]</text:p>
      <text:p text:style-name="P4">
Tags: ['Зеленський', 'Шольц', 'Війна з росією']</text:p>
      <text:p text:style-name="P4">
Type: Article</text:p>
      <!--METADATA-->
      <text:p text:style-name="P4">
<draw:frame draw:style-name="fr1" draw:name="Image126" text:anchor-type="as-char" svg:width="6.9236in" svg:height="3.956343in" draw:z-index="0">
<draw:image xlink:href="../Images/yкринформ/2023-05-14T13-43-01-03-00/630_360_1684060752-598.jpg" xlink:type="simple" xlink:show="embed" xlink:actuate="onLoad" draw:mime-type="image/jpeg"/>
</draw:frame>
Presidential lodge Zelensky stated that this year it is possible to defeat Russian.</text:p>
      <text:p text:style-name="P4">
He said this during a joint press conference with Federal Chancellor Olaf Solz, Ukrinform correspondent reports.</text:p>
      <text:p text:style-name="P4">
“The time is right now. We all want this war to finally end, Alazaknakin 'fair and honest peace. Ukraine and the whole of Europe must be bonded. Our safety and territorial integrity as well as the safety of the Tatertorial integrity of all peoples of Europe must be guaranteed. Samuzaraz time to determine this year this year. Already this year we can make the aggressor defeat irreversible, ”the President said.</text:p>
      <text:p text:style-name="P4">
In addition, he thanked Germany for the help of our country.</text:p>
      <text:p text:style-name="P4">
"The more cooperation between us for the sake of peace, the more Germany is the leader in the protection of peace, the more stability in international relations will be," - added <text:a xlink:type="simple" xlink:href="https://www.ukrinform.ua/tag-zelenskij" text:style-name="Internet_20_link" text:visited-style-name="Visited_20_Internet_20_Link">
</text:a>
.</text:p>
      <text:p text:style-name="P4">
<text:span text:style-name="T4">
 Read also: </text:span>
 <text:a xlink:type="simple" xlink:href="https://www.ukrinform.ua/rubric-ato/3709018-solc-ogolosiv-pro-vidilenna-ukraini-novogo-paketa-vijskovoi-dopomogi.html" text:style-name="Internet_20_link" text:visited-style-name="Visited_20_Internet_20_Link">
<text:span text:style-name="T4">
 SHOLC </text:span>
</text:a>
As it was reported, President Volodymyr Zelenskyy is on May 14 with a visit Germany. On the eve of the head of state visited Italy.</text:p>
      <text:p text:style-name="P4">
News Source: <text:a xlink:type="simple" xlink:href="https://www.ukrinform.ua/rubric-ato/3709026-uze-cogoric-mozna-zavdati-rosii-nezvorotnoi-porazki-zelenskij.html" text:style-name="Internet_20_link" text:visited-style-name="Visited_20_Internet_20_Link">
https://www.ukrinform.ua/rubric-ato/3709026-uze-cogoric-mozna-zavdati-rosii-nezvorotnoi-porazki-zelenskij.html</text:a>
</text:p>
      <!--NEWS-->
      <text:h text:style-name="P10" text:outline-level="1">
<text:span text:style-name="T4">
Kharkiv, Kharkivska Oblast(19:47). Red Alert: aerial threat. Sirens sounding. Take cover now!</text:span>
</text:h>
      <text:p text:style-name="P4">
Authors: liveuamap (Language: en)</text:p>
      <text:p text:style-name="P4">
Time: 2023-05-14T13:47:00</text:p>
      <text:p text:style-name="P4">
Location: Kharkiv (Latitude:49.98064 Longtitude:36.25333)</text:p>
      <text:p text:style-name="P4">
Videos: []</text:p>
      <text:p text:style-name="P4">
Images: []</text:p>
      <text:p text:style-name="P4">
Tags: ["Europe", "Central and Eastern Europe"]</text:p>
      <text:p text:style-name="P4">
Id: 22562857</text:p>
      <!--METADATA-->
      <text:p text:style-name="P4">
Kharkiv, Kharkiv region(19:47). Red Alert: aerial threat. Sirens sounding.Take cover now!</text:p>
      <text:p text:style-name="P4">
News Collection Link: <text:a xlink:type="simple" xlink:href="https://liveuamap.com/en/2023/14-may-kharkiv-kharkivska-oblast1947-red-alerg" text:style-name="Internet_20_link" text:visited-style-name="Visited_20_Internet_20_Link">
https://liveuamap.com/en/2023/14-may-kharkiv-kharkivska-oblast1947-red-alerg</text:a>
</text:p>
      <text:p text:style-name="P4">
News Source: <text:a xlink:type="simple" xlink:href="https://t.me/air_alert_ua/45345" text:style-name="Internet_20_link" text:visited-style-name="Visited_20_Internet_20_Link">
https://t.me/air_alert_ua/45345</text:a>
</text:p>
      <!--NEWS-->
      <text:h text:style-name="P10" text:outline-level="1">
<text:span text:style-name="T4">
Britain at the G7 Summit will call for strengthening of Ukraine's support</text:span>
</text:h>
      <text:p text:style-name="P4">
Authors: Ukrinform (Person)</text:p>
      <text:p text:style-name="P4">
Publisher: Укринформ (Organization)</text:p>
      <text:p text:style-name="P4">
Published Time: 2023-05-14T13:50:00+03:00</text:p>
      <text:p text:style-name="P4">
Modified Time: 2023-05-14T13:50:00+03:00</text:p>
      <text:p text:style-name="P4">
Description: The UK Prime Minister Risha Sunak will promote, in particular, strengthening Ukraine's support next week and Iceland's trips and critical global challenges, including illegal migration. - Ukrinform.</text:p>
      <text:p text:style-name="P4">
Images: ["<text:a xlink:type="simple" xlink:href="https://static.ukrinform.com/photos/2022_11/thumb_files/630_360_1668506351-613.jpg" text:style-name="Internet_20_link" text:visited-style-name="Visited_20_Internet_20_Link">
630_360_16685...</text:a>
"]</text:p>
      <text:p text:style-name="P4">
Tags: ['Британія', 'Україна', 'Велика сімка', 'Війна з росією']</text:p>
      <text:p text:style-name="P4">
Type: Article</text:p>
      <!--METADATA-->
      <text:p text:style-name="P4">
<draw:frame draw:style-name="fr1" draw:name="Image127" text:anchor-type="as-char" svg:width="6.9236in" svg:height="3.956343in" draw:z-index="0">
<draw:image xlink:href="../Images/yкринформ/2023-05-14T13-50-00-03-00/630_360_1668506351-613.jpg" xlink:type="simple" xlink:show="embed" xlink:actuate="onLoad" draw:mime-type="image/jpeg"/>
</draw:frame>
The UK Prime Minister Risha Sunak will promote, in particular, strengthening Ukraine's support next week, during the traveling to Japan and Iceland, in particular, to strengthen the support of Ukraine and to resolve critical global challenges, including illegal migration.</text:p>
      <text:p text:style-name="P4">
This is reported on <text:a xlink:type="simple" xlink:href="https://www.gov.uk/government/news/pm-on-diplomatic-drive-to-push-uk-priorities-on-the-world-stage" text:style-name="Internet_20_link" text:visited-style-name="Visited_20_Internet_20_Link">
</text:a>
, reports Ukrinform.</text:p>
      <text:p text:style-name="P4">
As noted, during a visit to Iceland on May 16 <text:a xlink:type="simple" xlink:href="https://www.ukrinform.ua/tag-britania" text:style-name="Internet_20_link" text:visited-style-name="Visited_20_Internet_20_Link">
</text:a>
The Prime Minister will participate in the Council of Europe, which will discuss the fight against illegal migration and security threat from Russia.</text:p>
      <text:p text:style-name="P4">
Snak will then go to Japan where will take part in the Samy Summit(G7)In Hiroshima. This will be the first visit of the British Prime Minister to this month.</text:p>
      <text:p text:style-name="P4">
<text:span text:style-name="T4">
 Read also: </text:span>
 <text:a xlink:type="simple" xlink:href="https://www.ukrinform.ua/rubric-ato/3708372-zelenskij-obgovoriv-iz-sunakom-oboronnu-spivpracu-i-podakuvav-za-storm-shadow.html" text:style-name="Internet_20_link" text:visited-style-name="Visited_20_Internet_20_Link">
<text:span text:style-name="T4">
 Snak </text:span>
</text:a>
The British government notes that at the G7 summit will be the United Kingdom on greater assistance to Ukraine, which is "preparing for escalation of military action against Russia."</text:p>
      <text:p text:style-name="P4">
As reported by Ukrinform, the States of the Seven and the EU are planned to ban import car gas on those routes where the Russian Federation has stopped supply earlier.</text:p>
      <text:p text:style-name="P4">
<text:span text:style-name="T5">
Foto: Getty Images</text:span>
</text:p>
      <text:p text:style-name="P4">
News Source: <text:a xlink:type="simple" xlink:href="https://www.ukrinform.ua/rubric-polytics/3709035-britania-na-samiti-g7-zaklikatime-do-posilenna-pidtrimki-ukraini.html" text:style-name="Internet_20_link" text:visited-style-name="Visited_20_Internet_20_Link">
https://www.ukrinform.ua/rubric-polytics/3709035-britania-na-samiti-g7-zaklikatime-do-posilenna-pidtrimki-ukraini.html</text:a>
</text:p>
      <!--NEWS-->
      <text:h text:style-name="P10" text:outline-level="1">
<text:span text:style-name="T4">
Violent explosions reported in Kramatorsk district</text:span>
</text:h>
      <text:p text:style-name="P4">
Authors: liveuamap (Language: en)</text:p>
      <text:p text:style-name="P4">
Time: 2023-05-14T13:53:39</text:p>
      <text:p text:style-name="P4">
Location: Donetsk Oblast (Latitude:48.73355 Longtitude:37.55367)</text:p>
      <text:p text:style-name="P4">
Videos: []</text:p>
      <text:p text:style-name="P4">
Images: []</text:p>
      <text:p text:style-name="P4">
Tags: []</text:p>
      <text:p text:style-name="P4">
Id: 22562859</text:p>
      <!--METADATA-->
      <text:p text:style-name="P4">
Violent explosions reported in Kramatorsk district</text:p>
      <text:p text:style-name="P4">
News Collection Link: <text:a xlink:type="simple" xlink:href="https://liveuamap.com/en/2023/14-may-violent-explosions-reported-in-kramatorsk-district" text:style-name="Internet_20_link" text:visited-style-name="Visited_20_Internet_20_Link">
https://liveuamap.com/en/2023/14-may-violent-explosions-reported-in-kramatorsk-district</text:a>
</text:p>
      <text:p text:style-name="P4">
News Source: <text:a xlink:type="simple" xlink:href="https://t.me/Donbas_Operativniy/39094" text:style-name="Internet_20_link" text:visited-style-name="Visited_20_Internet_20_Link">
https://t.me/Donbas_Operativniy/39094</text:a>
</text:p>
      <!--NEWS-->
      <text:h text:style-name="P10" text:outline-level="1">
<text:span text:style-name="T4">
Ukrainian judoist Tsurkan won the Lithuanian stage of European Cup among juniors</text:span>
</text:h>
      <text:p text:style-name="P4">
Authors: Ukrinform (Person)</text:p>
      <text:p text:style-name="P4">
Publisher: Укринформ (Organization)</text:p>
      <text:p text:style-name="P4">
Published Time: 2023-05-14T13:54:00+03:00</text:p>
      <text:p text:style-name="P4">
Modified Time: 2023-05-14T13:54:00+03:00</text:p>
      <text:p text:style-name="P4">
Description: In Kaunas (Lithuania), the next stage of the European Judio Cup among Junior with the participation of 178 athletes from 16 countries has ended. - Ukrinform.</text:p>
      <text:p text:style-name="P4">
Images: ["<text:a xlink:type="simple" xlink:href="https://static.ukrinform.com/photos/2023_05/thumb_files/630_360_1684061618-939.jpeg" text:style-name="Internet_20_link" text:visited-style-name="Visited_20_Internet_20_Link">
630_360_16840...</text:a>
"]</text:p>
      <text:p text:style-name="P4">
Tags: ['Дзюдо']</text:p>
      <text:p text:style-name="P4">
Type: Article</text:p>
      <!--METADATA-->
      <text:p text:style-name="P4">
<draw:frame draw:style-name="fr1" draw:name="Image128" text:anchor-type="as-char" svg:width="6.9236in" svg:height="3.956343in" draw:z-index="0">
<draw:image xlink:href="../Images/yкринформ/2023-05-14T13-54-00-03-00/630_360_1684061618-939.jpeg" xlink:type="simple" xlink:show="embed" xlink:actuate="onLoad" draw:mime-type="image/jpeg"/>
</draw:frame>
In Kaunas(Lithuania)The next stage of the European Cup with Judio among juniors with the participation of 178 athletes from 16 countries has ended.</text:p>
      <text:p text:style-name="P4">
As the official informs <text:a xlink:type="simple" xlink:href="https://www.ijf.org/competition/2484/standings" text:style-name="Internet_20_link" text:visited-style-name="Visited_20_Internet_20_Link">
</text:a>
International Federation of Judo(IJF), the national team of Ukraine won 3 awards, Ukrinform reports.</text:p>
      <text:p text:style-name="P4">
The winner of the competition was the Odessa Igor Tsurkan, who won four clashes of gold in the weight category up to 81 kg.</text:p>
      <text:p text:style-name="P4">
Bronze medals got Jan Raskin(66 kg)Ta Stanislaw Korchlauk(81kg).</text:p>
      <text:p text:style-name="P4">
<text:span text:style-name="T4">
Читайте також:</text:span>
 <text:a xlink:type="simple" xlink:href="https://www.ukrinform.ua/rubric-sports/3705876-ukraina-bojkotue-cempionat-svitu-z-dzudo-cerez-vistup-rosian-ta-bilorusiv.html" text:style-name="Internet_20_link" text:visited-style-name="Visited_20_Internet_20_Link">
 <text:span text:style-name="T4">
дзюдо</text:span>
 </text:a>
The final stage of the European Cup among juniors will take place on May 20-21 in Malase(Spain).</text:p>
      <text:p text:style-name="P4">
Фото: ukrainejudo.com.</text:p>
      <text:p text:style-name="P4">
News Source: <text:a xlink:type="simple" xlink:href="https://www.ukrinform.ua/rubric-sports/3709033-ukrainskij-dzudoist-curkan-vigrav-litovskij-etap-kubka-evropi-sered-unioriv.html" text:style-name="Internet_20_link" text:visited-style-name="Visited_20_Internet_20_Link">
https://www.ukrinform.ua/rubric-sports/3709033-ukrainskij-dzudoist-curkan-vigrav-litovskij-etap-kubka-evropi-sered-unioriv.html</text:a>
</text:p>
      <!--NEWS-->
      <text:h text:style-name="P10" text:outline-level="1">
<text:span text:style-name="T4">
Sumy region, Zaporizhzhya region, Dnipro, Dnipropetrovsk region, Poltava region (19:53). Red ...</text:span>
</text:h>
      <text:p text:style-name="P4">
Authors: liveuamap (Language: en)</text:p>
      <text:p text:style-name="P4">
Time: 2023-05-14T13:54:00</text:p>
      <text:p text:style-name="P4">
Location: Sumska Oblast (Latitude:51.00015 Longtitude:33.99897)</text:p>
      <text:p text:style-name="P4">
Videos: []</text:p>
      <text:p text:style-name="P4">
Images: []</text:p>
      <text:p text:style-name="P4">
Tags: ["Europe", "Central and Eastern Europe"]</text:p>
      <text:p text:style-name="P4">
Id: 22562860</text:p>
      <!--METADATA-->
      <text:p text:style-name="P4">
Sumy region, Zaporizhzhya region, Dnipro, Dnipropetrovsk region, Poltava region(19:53). Red Alert: aerial threat. Sirens sounding. Take cover now!</text:p>
      <text:p text:style-name="P4">
News Collection Link: <text:a xlink:type="simple" xlink:href="https://liveuamap.com/en/2023/14-may-sumska-oblast-zaporizka-oblast-dnipro-g" text:style-name="Internet_20_link" text:visited-style-name="Visited_20_Internet_20_Link">
https://liveuamap.com/en/2023/14-may-sumska-oblast-zaporizka-oblast-dnipro-g</text:a>
</text:p>
      <text:p text:style-name="P4">
News Source: <text:a xlink:type="simple" xlink:href="https://t.me/air_alert_ua/45349" text:style-name="Internet_20_link" text:visited-style-name="Visited_20_Internet_20_Link">
https://t.me/air_alert_ua/45349</text:a>
</text:p>
      <!--NEWS-->
      <text:h text:style-name="P10" text:outline-level="1">
<text:span text:style-name="T4">
In Northern Macedonia, the memory of Ukrainian priest Alexei Morgul was honored</text:span>
</text:h>
      <text:p text:style-name="P4">
Authors: Ukrinform (Person)</text:p>
      <text:p text:style-name="P4">
Publisher: Укринформ (Organization)</text:p>
      <text:p text:style-name="P4">
Published Time: 2023-05-14T13:56:00+03:00</text:p>
      <text:p text:style-name="P4">
Modified Time: 2023-05-14T13:56:00+03:00</text:p>
      <text:p text:style-name="P4">
Description: On May 13, the Embassy of Ukraine in Northern Macedonia joined the commemorative measures to commemorate the Ukrainian priest Alexei Morgul (1887-1979), which took place in the village of Pirava, in the municipality of Valadoko. - Ukrinform.</text:p>
      <text:p text:style-name="P4">
Images: ["<text:a xlink:type="simple" xlink:href="https://static.ukrinform.com/photos/2023_05/thumb_files/630_360_1684061411-242.jpg" text:style-name="Internet_20_link" text:visited-style-name="Visited_20_Internet_20_Link">
630_360_16840...</text:a>
", "<text:a xlink:type="simple" xlink:href="https://static.ukrinform.com/photos/2023_05/1684061441-425.jpg" text:style-name="Internet_20_link" text:visited-style-name="Visited_20_Internet_20_Link">
1684061441-42...</text:a>
", "<text:a xlink:type="simple" xlink:href="https://static.ukrinform.com/photos/2023_05/1684061454-368.jpg" text:style-name="Internet_20_link" text:visited-style-name="Visited_20_Internet_20_Link">
1684061454-36...</text:a>
", "<text:a xlink:type="simple" xlink:href="https://static.ukrinform.com/photos/2023_05/1684061717-157.jpg" text:style-name="Internet_20_link" text:visited-style-name="Visited_20_Internet_20_Link">
1684061717-15...</text:a>
", "<text:a xlink:type="simple" xlink:href="https://static.ukrinform.com/photos/2023_05/1684061483-589.jpg" text:style-name="Internet_20_link" text:visited-style-name="Visited_20_Internet_20_Link">
1684061483-58...</text:a>
", "<text:a xlink:type="simple" xlink:href="https://static.ukrinform.com/photos/2023_05/1684061508-937.jpg" text:style-name="Internet_20_link" text:visited-style-name="Visited_20_Internet_20_Link">
1684061508-93...</text:a>
", "<text:a xlink:type="simple" xlink:href="https://static.ukrinform.com/photos/2023_05/1684061684-352.jpg" text:style-name="Internet_20_link" text:visited-style-name="Visited_20_Internet_20_Link">
1684061684-35...</text:a>
"]</text:p>
      <text:p text:style-name="P4">
Tags: ['Церква', 'Діаспора', 'Посольство', 'Північна Македонія']</text:p>
      <text:p text:style-name="P4">
Type: Article</text:p>
      <!--METADATA-->
      <text:p text:style-name="P4">
<draw:frame draw:style-name="fr1" draw:name="Image129" text:anchor-type="as-char" svg:width="6.9236in" svg:height="3.956343in" draw:z-index="0">
<draw:image xlink:href="../Images/yкринформ/2023-05-14T13-56-00-03-00/630_360_1684061411-242.jpg" xlink:type="simple" xlink:show="embed" xlink:actuate="onLoad" draw:mime-type="image/jpeg"/>
</draw:frame>
The Embassy of Ukraine in Northern Macedonia on May 13 joined the commemorative measures of the memory of Ukrainian priest Alexei Morgul(1887-1979)Yakiviviva in the village of Pirava, in the municipality of Valadoko.</text:p>
      <text:p text:style-name="P4">
As Ukrinform reports, this is said <text:a xlink:type="simple" xlink:href="https://www.facebook.com/100064302084986/posts/pfbid0357t79eSrT6pU2Cq16wvbSK2vfz2SQchY5RGCsTMmpFNoH8R6ArcCpCrJXd7gKd4Yl/" text:style-name="Internet_20_link" text:visited-style-name="Visited_20_Internet_20_Link">
</text:a>
Embassies.</text:p>
      <text:p text:style-name="P4">
<draw:frame draw:style-name="fr1" draw:name="Image130" text:anchor-type="as-char" svg:width="6.9236in" svg:height="5.1927in" draw:z-index="0">
<draw:image xlink:href="../Images/yкринформ/2023-05-14T13-56-00-03-00/1684061441-425.jpg" xlink:type="simple" xlink:show="embed" xlink:actuate="onLoad" draw:mime-type="image/jpeg"/>
</draw:frame>
According to the Ambassador of Ukraine, Larisa Dir laid flowers to the tombstones of Alexeimargul, who devoted his entire life to the service of God and people, and his wife was flowing, and thanked Father Dragi for the care and maintenance who has treated people all her life.</text:p>
      <text:p text:style-name="P4">
<draw:frame draw:style-name="fr1" draw:name="Image131" text:anchor-type="as-char" svg:width="6.9236in" svg:height="5.1927in" draw:z-index="0">
<draw:image xlink:href="../Images/yкринформ/2023-05-14T13-56-00-03-00/1684061454-368.jpg" xlink:type="simple" xlink:show="embed" xlink:actuate="onLoad" draw:mime-type="image/jpeg"/>
</draw:frame>
The diploma was told that Alexei Morgul was forced to leave his native Poland due to the persecution and physical execution of Ukrainian clergy and over time settled on the Macedonian land, where he carried out a spiritual mission.</text:p>
      <text:p text:style-name="P4">
<draw:frame draw:style-name="fr1" draw:name="Image132" text:anchor-type="as-char" svg:width="6.9236in" svg:height="5.1927in" draw:z-index="0">
<draw:image xlink:href="../Images/yкринформ/2023-05-14T13-56-00-03-00/1684061717-157.jpg" xlink:type="simple" xlink:show="embed" xlink:actuate="onLoad" draw:mime-type="image/jpeg"/>
</draw:frame>
From 1961 to 1979 he was a priest at St. George's Church, together with his wife, Tekla enjoyed exceptional respect not only the residents of Selapirava but also the surrounding villages. The memory of these Ukrainians still lives in the hearts of people who gather every year to honor their memory.</text:p>
      <text:p text:style-name="P4">
<draw:frame draw:style-name="fr1" draw:name="Image133" text:anchor-type="as-char" svg:width="6.9236in" svg:height="5.1927in" draw:z-index="0">
<draw:image xlink:href="../Images/yкринформ/2023-05-14T13-56-00-03-00/1684061483-589.jpg" xlink:type="simple" xlink:show="embed" xlink:actuate="onLoad" draw:mime-type="image/jpeg"/>
</draw:frame>
“In St. George's Church(Macedonian Orthodox Church - Ohrid Archbishopia)A prayer service was held for peace in Ukraine and a memorial service of the Ukrainian soldiers who died, defending Ukraine from the armed aggression of the state-state-state of the Russian Federation, ”the Embassy reported, and thanked the Father of the Drag of the heart, the greatness of the spirit, the grandeur of Ukraine, the support of Ukraine and hospitality.</text:p>
      <text:p text:style-name="P4">
<draw:frame draw:style-name="fr1" draw:name="Image134" text:anchor-type="as-char" svg:width="6.9236in" svg:height="5.1927in" draw:z-index="0">
<draw:image xlink:href="../Images/yкринформ/2023-05-14T13-56-00-03-00/1684061508-937.jpg" xlink:type="simple" xlink:show="embed" xlink:actuate="onLoad" draw:mime-type="image/jpeg"/>
</draw:frame>
It should be noted that in 2019, with the assistance of the Embassy, the Zaardar Diocese, the Church of Pravi and personally Father Dragi, a memorial building dedicated to the Ukrainian priest Alexei Morgul was installed in the church yard.</text:p>
      <text:p text:style-name="P4">
<draw:frame draw:style-name="fr1" draw:name="Image135" text:anchor-type="as-char" svg:width="6.9236in" svg:height="5.1927in" draw:z-index="0">
<draw:image xlink:href="../Images/yкринформ/2023-05-14T13-56-00-03-00/1684061684-352.jpg" xlink:type="simple" xlink:show="embed" xlink:actuate="onLoad" draw:mime-type="image/jpeg"/>
</draw:frame>
</text:p>
      <text:p text:style-name="P4">
<text:span text:style-name="T5">
Photo: Embassy of Ukraine in the Republic of North Macedonia / Facebook</text:span>
</text:p>
      <text:p text:style-name="P4">
News Source: <text:a xlink:type="simple" xlink:href="https://www.ukrinform.ua/rubric-diaspora/3709030-u-pivnicnij-makedonii-vsanuvanna-pamat-ukrainskogo-svasennika-oleksia-morgula.html" text:style-name="Internet_20_link" text:visited-style-name="Visited_20_Internet_20_Link">
https://www.ukrinform.ua/rubric-diaspora/3709030-u-pivnicnij-makedonii-vsanuvanna-pamat-ukrainskogo-svasennika-oleksia-morgula.html</text:a>
</text:p>
      <!--NEWS-->
      <text:h text:style-name="P10" text:outline-level="1">
<text:span text:style-name="T4">
Kirovohradska Oblast(19:54). Red Alert: aerial threat. Sirens sounding. Take cover now!</text:span>
</text:h>
      <text:p text:style-name="P4">
Authors: liveuamap (Language: en)</text:p>
      <text:p text:style-name="P4">
Time: 2023-05-14T13:56:00</text:p>
      <text:p text:style-name="P4">
Location: Kirovohradska Oblast (Latitude:48.50000000 Longtitude:32.00000000)</text:p>
      <text:p text:style-name="P4">
Videos: []</text:p>
      <text:p text:style-name="P4">
Images: []</text:p>
      <text:p text:style-name="P4">
Tags: ["Europe", "Central and Eastern Europe"]</text:p>
      <text:p text:style-name="P4">
Id: 22562861</text:p>
      <!--METADATA-->
      <text:p text:style-name="P4">
Kirovohrad region(19:54). Red Alert: aerial threat. Sirens sounding. Takecover now!</text:p>
      <text:p text:style-name="P4">
News Collection Link: <text:a xlink:type="simple" xlink:href="https://liveuamap.com/en/2023/14-may-kirovohradska-oblast1954-red-alert-aerg" text:style-name="Internet_20_link" text:visited-style-name="Visited_20_Internet_20_Link">
https://liveuamap.com/en/2023/14-may-kirovohradska-oblast1954-red-alert-aerg</text:a>
</text:p>
      <text:p text:style-name="P4">
News Source: <text:a xlink:type="simple" xlink:href="https://t.me/air_alert_ua/45350" text:style-name="Internet_20_link" text:visited-style-name="Visited_20_Internet_20_Link">
https://t.me/air_alert_ua/45350</text:a>
</text:p>
      <!--NEWS-->
      <text:h text:style-name="P10" text:outline-level="1">
<text:span text:style-name="T4">
Russia recognized the death of two of its colonels under Bakhmut</text:span>
</text:h>
      <text:p text:style-name="P4">
Authors: Ukrinform (Person)</text:p>
      <text:p text:style-name="P4">
Publisher: Укринформ (Organization)</text:p>
      <text:p text:style-name="P4">
Published Time: 2023-05-14T14:00:00+03:00</text:p>
      <text:p text:style-name="P4">
Modified Time: 2023-05-14T14:00:00+03:00</text:p>
      <text:p text:style-name="P4">
Description: The Ministry of Defense of Russia recognized the liquidation of the Ukrainian Armed Forces during the battles in the Bakhmut district of two colonels of the Armed Forces of the Russian Federation. - Ukrinform.</text:p>
      <text:p text:style-name="P4">
Images: ["<text:a xlink:type="simple" xlink:href="https://static.ukrinform.com/photos/2023_04/thumb_files/630_360_1680422407-224.png" text:style-name="Internet_20_link" text:visited-style-name="Visited_20_Internet_20_Link">
630_360_16804...</text:a>
"]</text:p>
      <text:p text:style-name="P4">
Tags: ['Бахмут', 'Загибель', 'Російські військові', 'Війна з росією']</text:p>
      <text:p text:style-name="P4">
Type: Article</text:p>
      <!--METADATA-->
      <text:p text:style-name="P4">
<draw:frame draw:style-name="fr1" draw:name="Image136" text:anchor-type="as-char" svg:width="6.9236in" svg:height="3.956343in" draw:z-index="0">
<draw:image xlink:href="../Images/yкринформ/2023-05-14T14-00-00-03-00/630_360_1680422407-224.png" xlink:type="simple" xlink:show="embed" xlink:actuate="onLoad" draw:mime-type="image/png"/>
</draw:frame>
The Ministry of Defense of Russia recognized the liquidation of Ukrainian armed forces during the battles in the Bakhmut district of two colonels of the Armed Forces of the Russian Federation.</text:p>
      <text:p text:style-name="P4">
According to Ukrinform, the Russian propaganda agency novosti reports in <text:a xlink:type="simple" xlink:href="https://t.me/rian_ru/202691" text:style-name="Internet_20_link" text:visited-style-name="Visited_20_Internet_20_Link">
</text:a>
With reference to the Ministry of Defense of the Russian Federation.</text:p>
      <text:p text:style-name="P4">
“During the reflection of attacks(Armed Forces in the area <text:a xlink:type="simple" xlink:href="https://www.ukrinform.ua/tag-bahmut" text:style-name="Internet_20_link" text:visited-style-name="Visited_20_Internet_20_Link">
</text:a>
, - order.)The commander of the 4th Motorized Rifle Brigade Colonel Vyacheslavmakarov and the Castle Commander of the Army Corps from the military-political robotic worker Yevhen Brovko, ”the message reads.</text:p>
      <text:p text:style-name="P4">
<text:span text:style-name="T4">
 Read also: </text:span>
 <text:a xlink:type="simple" xlink:href="https://www.ukrinform.ua/rubric-ato/3708986-britanska-rozvidka-sumnivaetsa-u-zdatnosti-vijsk-rf-stvoriti-diezdatnij-mobilnij-rezerv.html" text:style-name="Internet_20_link" text:visited-style-name="Visited_20_Internet_20_Link">
<text:span text:style-name="T4">
 British </text:span>
</text:a>
As reported by Ukrinform, the Ukrainian military is gradually progressing in the Bakhmut of Donetsk region, while <text:a xlink:type="simple" xlink:href="https://www.ukrinform.ua/rubric-ato/3708819-ukrainski-vijska-postupovo-prosuvautsa-u-peredmisti-bahmuta-e-vzati-u-polon-rosiani-malar.html" text:style-name="Internet_20_link" text:visited-style-name="Visited_20_Internet_20_Link">
</text:a>
</text:p>
      <text:p text:style-name="P4">
News Source: <text:a xlink:type="simple" xlink:href="https://www.ukrinform.ua/rubric-ato/3709037-rosia-viznala-zagibel-dvoh-svoih-polkovnikiv-pid-bahmutom.html" text:style-name="Internet_20_link" text:visited-style-name="Visited_20_Internet_20_Link">
https://www.ukrinform.ua/rubric-ato/3709037-rosia-viznala-zagibel-dvoh-svoih-polkovnikiv-pid-bahmutom.html</text:a>
</text:p>
      <!--NEWS-->
      <text:h text:style-name="P10" text:outline-level="1">
<text:span text:style-name="T4">
Ukraine is counting on the support of the Aviation Coalition by Germany - Zelensky</text:span>
</text:h>
      <text:p text:style-name="P4">
Authors: Ukrinform (Person)</text:p>
      <text:p text:style-name="P4">
Publisher: Укринформ (Organization)</text:p>
      <text:p text:style-name="P4">
Published Time: 2023-05-14T14:01:00+03:00</text:p>
      <text:p text:style-name="P4">
Modified Time: 2023-05-14T14:01:00+03:00</text:p>
      <text:p text:style-name="P4">
Description: Ukraine is working on creating a coalition to provide it with fighter jets and is counting on Germany's support in this matter. - Ukrinform.</text:p>
      <text:p text:style-name="P4">
Images: ["<text:a xlink:type="simple" xlink:href="https://static.ukrinform.com/photos/2023_05/thumb_files/630_360_1684062657-154.jpg" text:style-name="Internet_20_link" text:visited-style-name="Visited_20_Internet_20_Link">
630_360_16840...</text:a>
"]</text:p>
      <text:p text:style-name="P4">
Tags: ['Літак', 'Німеччина', 'Зеленський', 'Війна з росією']</text:p>
      <text:p text:style-name="P4">
Type: Article</text:p>
      <!--METADATA-->
      <text:p text:style-name="P4">
<draw:frame draw:style-name="fr1" draw:name="Image137" text:anchor-type="as-char" svg:width="6.9236in" svg:height="3.956343in" draw:z-index="0">
<draw:image xlink:href="../Images/yкринформ/2023-05-14T14-01-00-03-00/630_360_1684062657-154.jpg" xlink:type="simple" xlink:show="embed" xlink:actuate="onLoad" draw:mime-type="image/jpeg"/>
</draw:frame>
Ukraine has worked to create a coalition to provide it with fighter jets and calculates Germany's drinking in this matter.</text:p>
      <text:p text:style-name="P4">
This was stated by President Volodymyr Zelenskyy at a press conference with the German Federal Charler Olaf Soltz, Ukrinform correspondent reports.</text:p>
      <text:p text:style-name="P4">
“We are now working on creating a coalition of fighters, and partly my visits in the capital of Europe are aimed at this. I think we will have success, ”Glava state said.</text:p>
      <text:p text:style-name="P4">
<text:a xlink:type="simple" xlink:href="https://www.ukrinform.ua/tag-zelenskij" text:style-name="Internet_20_link" text:visited-style-name="Visited_20_Internet_20_Link">
</text:a>
He noted that he would discuss the topics with Chancellor Scholtz and turn to the German side of support.</text:p>
      <text:p text:style-name="P4">
The President stressed that it is not even an advantage over Russia's aviation, the task of Ukraine is to "be powerful" in the airspace.</text:p>
      <text:p text:style-name="P4">
<text:span text:style-name="T4">
 Read also: </text:span>
 <text:a xlink:type="simple" xlink:href="https://www.ukrinform.ua/rubric-ato/3709026-uze-cogoric-mozna-zavdati-rosii-nezvorotnoi-porazki-zelenskij.html" text:style-name="Internet_20_link" text:visited-style-name="Visited_20_Internet_20_Link">
<text:span text:style-name="T4">
 Zelensky </text:span>
</text:a>
As it was reported, President Volodymyr Zelenskyy is on May 14 with a visit Germany.</text:p>
      <text:p text:style-name="P4">
News Source: <text:a xlink:type="simple" xlink:href="https://www.ukrinform.ua/rubric-ato/3709039-ukraina-rozrahovue-na-pidtrimku-nimeccinou-aviacijnoi-koalicii-zelenskij.html" text:style-name="Internet_20_link" text:visited-style-name="Visited_20_Internet_20_Link">
https://www.ukrinform.ua/rubric-ato/3709039-ukraina-rozrahovue-na-pidtrimku-nimeccinou-aviacijnoi-koalicii-zelenskij.html</text:a>
</text:p>
      <!--NEWS-->
      <text:h text:style-name="P10" text:outline-level="1">
<text:span text:style-name="T4">
In Britain, Ukrainian military is working out fire</text:span>
</text:h>
      <text:p text:style-name="P4">
Authors: Ukrinform (Person)</text:p>
      <text:p text:style-name="P4">
Publisher: Укринформ (Organization)</text:p>
      <text:p text:style-name="P4">
Published Time: 2023-05-14T14:03:00+03:00</text:p>
      <text:p text:style-name="P4">
Modified Time: 2023-05-14T14:03:00+03:00</text:p>
      <text:p text:style-name="P4">
Description: In the United Kingdom, instructors of the Kingdom of Denmark are training Ukrainian servicemen fire from small arms in defense and offensive combat. - Ukrinform.</text:p>
      <text:p text:style-name="P4">
Images: ["<text:a xlink:type="simple" xlink:href="https://static.ukrinform.com/photos/2023_05/thumb_files/630_360_1684062119-9060.jpeg" text:style-name="Internet_20_link" text:visited-style-name="Visited_20_Internet_20_Link">
630_360_16840...</text:a>
", "<text:a xlink:type="simple" xlink:href="https://static.ukrinform.com/photos/2023_05/thumb_files/630_360_1684062119-7197.jpeg" text:style-name="Internet_20_link" text:visited-style-name="Visited_20_Internet_20_Link">
630_360_16840...</text:a>
", "<text:a xlink:type="simple" xlink:href="https://static.ukrinform.com/photos/2023_05/thumb_files/630_360_1684062119-3514.jpeg" text:style-name="Internet_20_link" text:visited-style-name="Visited_20_Internet_20_Link">
630_360_16840...</text:a>
", "<text:a xlink:type="simple" xlink:href="https://static.ukrinform.com/photos/2023_05/thumb_files/630_360_1684062119-2206.jpeg" text:style-name="Internet_20_link" text:visited-style-name="Visited_20_Internet_20_Link">
630_360_16840...</text:a>
", "<text:a xlink:type="simple" xlink:href="https://static.ukrinform.com/photos/2023_05/thumb_files/630_360_1684062119-9372.jpeg" text:style-name="Internet_20_link" text:visited-style-name="Visited_20_Internet_20_Link">
630_360_16840...</text:a>
", "<text:a xlink:type="simple" xlink:href="https://static.ukrinform.com/photos/2023_05/thumb_files/630_360_1684062119-4890.jpeg" text:style-name="Internet_20_link" text:visited-style-name="Visited_20_Internet_20_Link">
630_360_16840...</text:a>
", "<text:a xlink:type="simple" xlink:href="https://static.ukrinform.com/photos/2023_05/thumb_files/630_360_1684062120-6059.jpeg" text:style-name="Internet_20_link" text:visited-style-name="Visited_20_Internet_20_Link">
630_360_16840...</text:a>
"]</text:p>
      <text:p text:style-name="P4">
Tags: ['Британія', 'Данія', 'Україна', 'Військові']</text:p>
      <text:p text:style-name="P4">
Type: Article</text:p>
      <!--METADATA-->
      <text:p text:style-name="P4">
<draw:frame draw:style-name="fr1" draw:name="Image138" text:anchor-type="as-char" svg:width="6.9236in" svg:height="3.956343in" draw:z-index="0">
<draw:image xlink:href="../Images/yкринформ/2023-05-14T14-03-00-03-00/630_360_1684062119-9060.jpeg" xlink:type="simple" xlink:show="embed" xlink:actuate="onLoad" draw:mime-type="image/jpeg"/>
</draw:frame>
The instructors of the Kingdom of Denmark are training Ukrainian military personnel to fire small arms in a defense offensive combat.</text:p>
      <text:p text:style-name="P4">
According to Ukrinform, the General Staff of the Armed Forces of Ukraine reported in <text:a xlink:type="simple" xlink:href="http://www.facebook.com/GeneralStaff.ua/posts/pfbid0wgq8gwQZcEePJhcfM9aFiiJnLNeHgLM6kixukfqRaHAGhWJy2zmTJkCL6PjMBbU5l" text:style-name="Internet_20_link" text:visited-style-name="Visited_20_Internet_20_Link">
</text:a>
.</text:p>
      <text:p text:style-name="P4">
Зокрема, українські захисники відпрацьовують ведення вогню бойовими двійкамита стрільби у складі відділення.</text:p>
      <text:p text:style-name="P4">
Заняття проходять за програмою базової загальновійськової підготовки особовогоскладу ЗСУ в межах багатонаціональної навчальної операції "Інтерфлекс". Такапідготовка дозволяє оволодіти бойовими навичками, підвищити безпеку та силидій <text:a xlink:type="simple" xlink:href="https://www.ukrinform.ua/tag-zsu" text:style-name="Internet_20_link" text:visited-style-name="Visited_20_Internet_20_Link">
 </text:a>
To ensure that military personnel can use the necessary tactical knowledge to protect Ukraine.</text:p>
      <text:p text:style-name="P4">
"Under the expert guidance of instructors and instructors of the armed forces of Denmark, the recruits of the Armed Forces of Ukraine are becoming more prepared with daily conditions," - said in the General Staff.</text:p>
      <text:p text:style-name="P4">
<draw:frame draw:style-name="fr1" draw:name="Image139" text:anchor-type="as-char" svg:width="6.9236in" svg:height="3.956343in" draw:z-index="0">
<draw:image xlink:href="../Images/yкринформ/2023-05-14T14-03-00-03-00/630_360_1684062119-7197.jpeg" xlink:type="simple" xlink:show="embed" xlink:actuate="onLoad" draw:mime-type="image/jpeg"/>
</draw:frame>
Obity Ukrainian Military Works Fire / Photo: General of the Armed Forces <text:a xlink:type="simple" xlink:href="https://static.ukrinform.com/photos/2023_05/1684062119-7197.jpeg" text:style-name="Internet_20_link" text:visited-style-name="Visited_20_Internet_20_Link">
<draw:frame draw:style-name="fr1" draw:name="Image140" text:anchor-type="as-char" svg:width="6.9236in" svg:height="3.956343in" draw:z-index="0">
<draw:image xlink:href="../Images/yкринформ/2023-05-14T14-03-00-03-00/630_360_1684062119-7197.jpeg" xlink:type="simple" xlink:show="embed" xlink:actuate="onLoad" draw:mime-type="image/jpeg"/>
</draw:frame>
</text:a>
 <text:a xlink:type="simple" xlink:href="https://static.ukrinform.com/photos/2023_05/1684062119-3514.jpeg" text:style-name="Internet_20_link" text:visited-style-name="Visited_20_Internet_20_Link">
<draw:frame draw:style-name="fr1" draw:name="Image141" text:anchor-type="as-char" svg:width="6.9236in" svg:height="3.956343in" draw:z-index="0">
<draw:image xlink:href="../Images/yкринформ/2023-05-14T14-03-00-03-00/630_360_1684062119-3514.jpeg" xlink:type="simple" xlink:show="embed" xlink:actuate="onLoad" draw:mime-type="image/jpeg"/>
</draw:frame>
</text:a>
 <text:a xlink:type="simple" xlink:href="https://static.ukrinform.com/photos/2023_05/1684062119-9060.jpeg" text:style-name="Internet_20_link" text:visited-style-name="Visited_20_Internet_20_Link">
<draw:frame draw:style-name="fr1" draw:name="Image142" text:anchor-type="as-char" svg:width="6.9236in" svg:height="3.956343in" draw:z-index="0">
<draw:image xlink:href="../Images/yкринформ/2023-05-14T14-03-00-03-00/630_360_1684062119-9060.jpeg" xlink:type="simple" xlink:show="embed" xlink:actuate="onLoad" draw:mime-type="image/jpeg"/>
</draw:frame>
</text:a>
 <text:a xlink:type="simple" xlink:href="https://static.ukrinform.com/photos/2023_05/1684062119-2206.jpeg" text:style-name="Internet_20_link" text:visited-style-name="Visited_20_Internet_20_Link">
<draw:frame draw:style-name="fr1" draw:name="Image143" text:anchor-type="as-char" svg:width="6.9236in" svg:height="3.956343in" draw:z-index="0">
<draw:image xlink:href="../Images/yкринформ/2023-05-14T14-03-00-03-00/630_360_1684062119-2206.jpeg" xlink:type="simple" xlink:show="embed" xlink:actuate="onLoad" draw:mime-type="image/jpeg"/>
</draw:frame>
</text:a>
 <text:a xlink:type="simple" xlink:href="https://static.ukrinform.com/photos/2023_05/1684062119-9372.jpeg" text:style-name="Internet_20_link" text:visited-style-name="Visited_20_Internet_20_Link">
<draw:frame draw:style-name="fr1" draw:name="Image144" text:anchor-type="as-char" svg:width="6.9236in" svg:height="3.956343in" draw:z-index="0">
<draw:image xlink:href="../Images/yкринформ/2023-05-14T14-03-00-03-00/630_360_1684062119-9372.jpeg" xlink:type="simple" xlink:show="embed" xlink:actuate="onLoad" draw:mime-type="image/jpeg"/>
</draw:frame>
</text:a>
 <text:a xlink:type="simple" xlink:href="https://static.ukrinform.com/photos/2023_05/1684062119-4890.jpeg" text:style-name="Internet_20_link" text:visited-style-name="Visited_20_Internet_20_Link">
<draw:frame draw:style-name="fr1" draw:name="Image145" text:anchor-type="as-char" svg:width="6.9236in" svg:height="3.956343in" draw:z-index="0">
<draw:image xlink:href="../Images/yкринформ/2023-05-14T14-03-00-03-00/630_360_1684062119-4890.jpeg" xlink:type="simple" xlink:show="embed" xlink:actuate="onLoad" draw:mime-type="image/jpeg"/>
</draw:frame>
</text:a>
 <text:a xlink:type="simple" xlink:href="https://static.ukrinform.com/photos/2023_05/1684062120-6059.jpeg" text:style-name="Internet_20_link" text:visited-style-name="Visited_20_Internet_20_Link">
<draw:frame draw:style-name="fr1" draw:name="Image146" text:anchor-type="as-char" svg:width="6.9236in" svg:height="3.956343in" draw:z-index="0">
<draw:image xlink:href="../Images/yкринформ/2023-05-14T14-03-00-03-00/630_360_1684062120-6059.jpeg" xlink:type="simple" xlink:show="embed" xlink:actuate="onLoad" draw:mime-type="image/jpeg"/>
</draw:frame>
</text:a>
</text:p>
      <text:p text:style-name="P4">
As reported by Ukrinform, more than 10 thousand Ukrainian servicemen already <text:a xlink:type="simple" xlink:href="https://www.ukrinform.ua/rubric-ato/3672756-u-britanii-projsli-navcanna-ponad-10-tisac-ukrainskih-vijskovih.html" text:style-name="Internet_20_link" text:visited-style-name="Visited_20_Internet_20_Link">
</text:a>
In the United Kingdom, the UK Land Forces and the Armed Forces of International Partners.</text:p>
      <text:p text:style-name="P4">
News Source: <text:a xlink:type="simple" xlink:href="https://www.ukrinform.ua/rubric-ato/3709036-u-britanii-ukrainski-vijskovi-vidpracovuut-vedenna-vognu.html" text:style-name="Internet_20_link" text:visited-style-name="Visited_20_Internet_20_Link">
https://www.ukrinform.ua/rubric-ato/3709036-u-britanii-ukrainski-vijskovi-vidpracovuut-vedenna-vognu.html</text:a>
</text:p>
      <!--NEWS-->
      <text:h text:style-name="P10" text:outline-level="1">
<text:span text:style-name="T4">
Ukraine does not attack Russian territory - President</text:span>
</text:h>
      <text:p text:style-name="P4">
Authors: Ukrinform (Person)</text:p>
      <text:p text:style-name="P4">
Publisher: Укринформ (Organization)</text:p>
      <text:p text:style-name="P4">
Published Time: 2023-05-14T14:06:00+03:00</text:p>
      <text:p text:style-name="P4">
Modified Time: 2023-05-14T14:06:00+03:00</text:p>
      <text:p text:style-name="P4">
Description: Ukraine is focused on the liberation of its internationally recognized territory from the invaders and is not interested in attacks in Russia. - Ukrinform.</text:p>
      <text:p text:style-name="P4">
Images: ["<text:a xlink:type="simple" xlink:href="https://static.ukrinform.com/photos/2023_05/thumb_files/630_360_1684061385-737.jpg" text:style-name="Internet_20_link" text:visited-style-name="Visited_20_Internet_20_Link">
630_360_16840...</text:a>
"]</text:p>
      <text:p text:style-name="P4">
Tags: ['росія', 'Зеленський', 'Війна з росією', 'Контрнаступ']</text:p>
      <text:p text:style-name="P4">
Type: Article</text:p>
      <!--METADATA-->
      <text:p text:style-name="P4">
<draw:frame draw:style-name="fr1" draw:name="Image147" text:anchor-type="as-char" svg:width="6.9236in" svg:height="3.956343in" draw:z-index="0">
<draw:image xlink:href="../Images/yкринформ/2023-05-14T14-06-00-03-00/630_360_1684061385-737.jpg" xlink:type="simple" xlink:show="embed" xlink:actuate="onLoad" draw:mime-type="image/jpeg"/>
</draw:frame>
It is Ukrainian for the liberation of its internationally recognized territory from the invaders and is not interested in attacks in Russia.</text:p>
      <text:p text:style-name="P4">
This was stated by President Volodymyr Zelenskyy at a press conference with the German Federal Charler Olaf Scholtz in Berlin, correspondenttukinform reports.</text:p>
      <text:p text:style-name="P4">
“As for the attacks of the Russian territory, we do not attack the Russian territory. We liberate our legal land. We are in this(Attacks by TeritatoriRF - Ed.)They are not interested, we have no time for it, we do not have the strength of the weapon for it, ”the Head of State said.</text:p>
      <text:p text:style-name="P4">
He stressed that Ukraine is now focused on preparation <text:a xlink:type="simple" xlink:href="https://www.ukrinform.ua/tag-kontrnastup" text:style-name="Internet_20_link" text:visited-style-name="Visited_20_Internet_20_Link">
</text:a>
For the sake of de -occupation of his territory, it is necessary with international law and law.</text:p>
      <text:p text:style-name="P4">
Answering questions about "possible penetration" into the territory of the Russian Federation, the President stressed that if he wants to come somewhere, he does so officially.</text:p>
      <text:p text:style-name="P4">
“As for penetration. I, as the President of Ukraine, when I want to come somewhere, come officially and do not "penetrate" anywhere, "Zelensky said.</text:p>
      <text:p text:style-name="P4">
<text:span text:style-name="T4">
 Read also: </text:span>
 <text:a xlink:type="simple" xlink:href="https://www.ukrinform.ua/rubric-ato/3709017-zelenskij-pro-neobhidnu-kilkist-zbroi-dla-kontrnastupu-se-kilka-vizitiv-i-vse.html" text:style-name="Internet_20_link" text:visited-style-name="Visited_20_Internet_20_Link">
<text:span text:style-name="T4">
 Zelensky </text:span>
</text:a>
Earlier, the Washington Post published a material stating that Vladimir Zelensky's pre -resident allegedly offered to occupy Russian territories to get levers of influence on Moscow, and to strike a thrill that transports Russian oil to Hungary, as well as to wait for a great deal Russia.</text:p>
      <text:p text:style-name="P4">
<text:span text:style-name="T5">
Viso: <text:a xlink:type="simple" xlink:href="https://t.me/V_Zelenskiy_official/6224" text:style-name="Internet_20_link" text:visited-style-name="Visited_20_Internet_20_Link">
</text:a>
</text:span>
</text:p>
      <text:p text:style-name="P4">
As it was reported, the President <text:a xlink:type="simple" xlink:href="https://www.ukrinform.ua/rubric-polytics/3708875-zelenskij-pribuv-z-vizitom-do-berlina.html" text:style-name="Internet_20_link" text:visited-style-name="Visited_20_Internet_20_Link">
</text:a>
The day before he recovered Italy.</text:p>
      <text:p text:style-name="P4">
News Source: <text:a xlink:type="simple" xlink:href="https://www.ukrinform.ua/rubric-ato/3709034-ukraina-ne-atakue-rosijsku-teritoriu-prezident.html" text:style-name="Internet_20_link" text:visited-style-name="Visited_20_Internet_20_Link">
https://www.ukrinform.ua/rubric-ato/3709034-ukraina-ne-atakue-rosijsku-teritoriu-prezident.html</text:a>
</text:p>
      <!--NEWS-->
      <text:h text:style-name="P10" text:outline-level="1">
<text:span text:style-name="T4">
Russian troops are fired at the village near Zaporizhzhya, wounded woman</text:span>
</text:h>
      <text:p text:style-name="P4">
Authors: Ukrinform (Person)</text:p>
      <text:p text:style-name="P4">
Publisher: Укринформ (Organization)</text:p>
      <text:p text:style-name="P4">
Published Time: 2023-05-14T14:17:00+03:00</text:p>
      <text:p text:style-name="P4">
Modified Time: 2023-05-14T14:17:00+03:00</text:p>
      <text:p text:style-name="P4">
Description: The enemy artillery attacked the village in the Zaporizhzhya district, resulting in a 48-year-old woman. - Ukrinform.</text:p>
      <text:p text:style-name="P4">
Images: ["<text:a xlink:type="simple" xlink:href="https://static.ukrinform.com/photos/2023_05/thumb_files/630_360_1684062810-427.jpeg" text:style-name="Internet_20_link" text:visited-style-name="Visited_20_Internet_20_Link">
630_360_16840...</text:a>
", "<text:a xlink:type="simple" xlink:href="https://static.ukrinform.com/photos/2023_05/1684063106-424.jpeg" text:style-name="Internet_20_link" text:visited-style-name="Visited_20_Internet_20_Link">
1684063106-42...</text:a>
", "<text:a xlink:type="simple" xlink:href="https://static.ukrinform.com/photos/2023_05/1684062860-500.jpeg" text:style-name="Internet_20_link" text:visited-style-name="Visited_20_Internet_20_Link">
1684062860-50...</text:a>
", "<text:a xlink:type="simple" xlink:href="https://static.ukrinform.com/photos/2023_05/1684062837-209.jpeg" text:style-name="Internet_20_link" text:visited-style-name="Visited_20_Internet_20_Link">
1684062837-20...</text:a>
"]</text:p>
      <text:p text:style-name="P4">
Tags: ['Обстріл', 'Поранені', 'Запоріжжя', 'Війна з росією']</text:p>
      <text:p text:style-name="P4">
Type: Article</text:p>
      <!--METADATA-->
      <text:p text:style-name="P4">
<draw:frame draw:style-name="fr1" draw:name="Image148" text:anchor-type="as-char" svg:width="6.9236in" svg:height="3.956343in" draw:z-index="0">
<draw:image xlink:href="../Images/yкринформ/2023-05-14T14-17-00-03-00/630_360_1684062810-427.jpeg" xlink:type="simple" xlink:show="embed" xlink:actuate="onLoad" draw:mime-type="image/jpeg"/>
</draw:frame>
Honorary artillery attacked the village in the Zaporizhzhya district, resulting in the injured48-year-old woman.</text:p>
      <text:p text:style-name="P4">
About it in <text:a xlink:type="simple" xlink:href="https://t.me/zoda_gov_ua/18747" text:style-name="Internet_20_link" text:visited-style-name="Visited_20_Internet_20_Link">
</text:a>
Informs Yuri Malashko, the Golovasposhi Regional Military Administration, Ukrinform reports.</text:p>
      <text:p text:style-name="P4">
"In the morning, the enemy artillery attacks the village of Zaporizhzhya district. In Novoyakovlivtsi, a house was destroyed in the Novayakovlivtsi.</text:p>
      <text:p text:style-name="P4">
<draw:frame draw:style-name="fr1" draw:name="Image149" text:anchor-type="as-char" svg:width="6.9236in" svg:height="9.231467in" draw:z-index="0">
<draw:image xlink:href="../Images/yкринформ/2023-05-14T14-17-00-03-00/1684063106-424.jpeg" xlink:type="simple" xlink:show="embed" xlink:actuate="onLoad" draw:mime-type="image/jpeg"/>
</draw:frame>
<draw:frame draw:style-name="fr1" draw:name="Image150" text:anchor-type="as-char" svg:width="6.9236in" svg:height="9.231467in" draw:z-index="0">
<draw:image xlink:href="../Images/yкринформ/2023-05-14T14-17-00-03-00/1684062860-500.jpeg" xlink:type="simple" xlink:show="embed" xlink:actuate="onLoad" draw:mime-type="image/jpeg"/>
</draw:frame>
<text:span text:style-name="T4">
 Read also: </text:span>
 <text:a xlink:type="simple" xlink:href="https://www.ukrinform.ua/rubric-ato/3708938-zagarbniki-vnoci-obstrilali-dvi-gromadi-na-sumsini.html" text:style-name="Internet_20_link" text:visited-style-name="Visited_20_Internet_20_Link">
<text:span text:style-name="T4">
 firing </text:span>
</text:a>
</text:p>
      <text:p text:style-name="P4">
<draw:frame draw:style-name="fr1" draw:name="Image151" text:anchor-type="as-char" svg:width="6.9236in" svg:height="9.231467in" draw:z-index="0">
<draw:image xlink:href="../Images/yкринформ/2023-05-14T14-17-00-03-00/1684062837-209.jpeg" xlink:type="simple" xlink:show="embed" xlink:actuate="onLoad" draw:mime-type="image/jpeg"/>
</draw:frame>
</text:p>
      <text:p text:style-name="P4">
<text:a xlink:type="simple" xlink:href="https://www.ukrinform.ua/tag-obstril" text:style-name="Internet_20_link" text:visited-style-name="Visited_20_Internet_20_Link">
 </text:a>
It is still ongoing. The information is specified.</text:p>
      <text:p text:style-name="P4">
As reported by Ukrinform, the army of the Russian Federation fired at 18 settlements of the Zaporozhye region, <text:a xlink:type="simple" xlink:href="https://www.ukrinform.ua/rubric-regions/3708914-na-zaporizzi-armia-rf-obstrilala-18-naselenih-punktiv-poranenij-colovik.html" text:style-name="Internet_20_link" text:visited-style-name="Visited_20_Internet_20_Link">
</text:a>
<text:span text:style-name="T5">
Foto: Telegram Yuri Malashko / Zaporizhzhya Regional Military Administration</text:span>
</text:p>
      <text:p text:style-name="P4">
News Source: <text:a xlink:type="simple" xlink:href="https://www.ukrinform.ua/rubric-ato/3709042-vijska-rf-atakuvali-selo-poblizu-zaporizza-poranena-zinka.html" text:style-name="Internet_20_link" text:visited-style-name="Visited_20_Internet_20_Link">
https://www.ukrinform.ua/rubric-ato/3709042-vijska-rf-atakuvali-selo-poblizu-zaporizza-poranena-zinka.html</text:a>
</text:p>
      <!--NEWS-->
      <text:h text:style-name="P10" text:outline-level="1">
<text:span text:style-name="T4">
In Kherson region, a man was killed through enemy shelling</text:span>
</text:h>
      <text:p text:style-name="P4">
Authors: Ukrinform (Person)</text:p>
      <text:p text:style-name="P4">
Publisher: Укринформ (Organization)</text:p>
      <text:p text:style-name="P4">
Published Time: 2023-05-14T14:20:00+03:00</text:p>
      <text:p text:style-name="P4">
Modified Time: 2023-05-14T14:20:00+03:00</text:p>
      <text:p text:style-name="P4">
Description: As a result of the attack by the Russians, a man was killed in the village of Republican in Kherson on Sunday. - Ukrinform.</text:p>
      <text:p text:style-name="P4">
Images: ["<text:a xlink:type="simple" xlink:href="https://static.ukrinform.com/photos/2021_04/thumb_files/630_360_1617451171-445.jpg" text:style-name="Internet_20_link" text:visited-style-name="Visited_20_Internet_20_Link">
630_360_16174...</text:a>
"]</text:p>
      <text:p text:style-name="P4">
Tags: ['Херсонщина', 'Обстріл', 'Загибель', 'Війна з росією']</text:p>
      <text:p text:style-name="P4">
Type: Article</text:p>
      <!--METADATA-->
      <text:p text:style-name="P4">
<draw:frame draw:style-name="fr1" draw:name="Image152" text:anchor-type="as-char" svg:width="6.9236in" svg:height="3.956343in" draw:z-index="0">
<draw:image xlink:href="../Images/yкринформ/2023-05-14T14-20-00-03-00/630_360_1617451171-445.jpg" xlink:type="simple" xlink:show="embed" xlink:actuate="onLoad" draw:mime-type="image/jpeg"/>
</draw:frame>
In addition, the Russian Republican in the Kherson region was killed by the Russians on Sunday.</text:p>
      <text:p text:style-name="P4">
This was reported by the head of Kherson Ova Alexander Proudin in <text:a xlink:type="simple" xlink:href="https://t.me/olexandrprokudin/499" text:style-name="Internet_20_link" text:visited-style-name="Visited_20_Internet_20_Link">
</text:a>
, reports Ukrinform.</text:p>
      <text:p text:style-name="P4">
“Russian artillery attacked a residential building in the village of Republican. By <text:a xlink:type="simple" xlink:href="https://www.ukrinform.ua/tag-obstril" text:style-name="Internet_20_link" text:visited-style-name="Visited_20_Internet_20_Link">
</text:a>
A 64 -year -old man who was in his own garden suffered fatal wounds, ”the message reads.</text:p>
      <text:p text:style-name="P4">
<text:span text:style-name="T4">
 Read also: </text:span>
 <text:a xlink:type="simple" xlink:href="https://www.ukrinform.ua/rubric-regions/3708529-na-harkivsini-cerez-obstril-zaginuv-pracivnik-fermi-akogo-rosiani-katuvali-pid-cas-okupacii.html" text:style-name="Internet_20_link" text:visited-style-name="Visited_20_Internet_20_Link">
<text:span text:style-name="T4">
 died </text:span>
</text:a>
As it was reported, in the village of Myrolyubivka of the Novovorontsov community of the Kherson region from the blast on the left -wing Russian army explosives <text:a xlink:type="simple" xlink:href="https://www.ukrinform.ua/rubric-regions/3708983-u-hersonskij-oblasti-zaginuli-patero-ludej-pidirvavsis-na-vibuhivci.html" text:style-name="Internet_20_link" text:visited-style-name="Visited_20_Internet_20_Link">
</text:a>
 .</text:p>
      <text:p text:style-name="P4">
News Source: <text:a xlink:type="simple" xlink:href="https://www.ukrinform.ua/rubric-regions/3709045-na-hersonsini-cerez-vorozij-obstril-zaginuv-colovik.html" text:style-name="Internet_20_link" text:visited-style-name="Visited_20_Internet_20_Link">
https://www.ukrinform.ua/rubric-regions/3709045-na-hersonsini-cerez-vorozij-obstril-zaginuv-colovik.html</text:a>
</text:p>
      <!--NEWS-->
      <text:h text:style-name="P10" text:outline-level="1">
<text:span text:style-name="T4">
Zelensky believes in the success of a counter -offensive: "We are almost ready for it"</text:span>
</text:h>
      <text:p text:style-name="P4">
Authors: Ukrinform (Person)</text:p>
      <text:p text:style-name="P4">
Publisher: Укринформ (Organization)</text:p>
      <text:p text:style-name="P4">
Published Time: 2023-05-14T14:30:25+03:00</text:p>
      <text:p text:style-name="P4">
Modified Time: 2023-05-14T14:30:25+03:00</text:p>
      <text:p text:style-name="P4">
Description: President Volodymyr Zelenskyy believes in the success of the future counter -offensive of the Ukrainian forces. - Ukrinform.</text:p>
      <text:p text:style-name="P4">
Images: ["<text:a xlink:type="simple" xlink:href="https://static.ukrinform.com/photos/2023_05/thumb_files/630_360_1684061385-737.jpg" text:style-name="Internet_20_link" text:visited-style-name="Visited_20_Internet_20_Link">
630_360_16840...</text:a>
"]</text:p>
      <text:p text:style-name="P4">
Tags: ['Україна', 'Зеленський', 'Війна з росією']</text:p>
      <text:p text:style-name="P4">
Type: Article</text:p>
      <!--METADATA-->
      <text:p text:style-name="P4">
<draw:frame draw:style-name="fr1" draw:name="Image153" text:anchor-type="as-char" svg:width="6.9236in" svg:height="3.956343in" draw:z-index="0">
<draw:image xlink:href="../Images/yкринформ/2023-05-14T14-30-25-03-00/630_360_1684061385-737.jpg" xlink:type="simple" xlink:show="embed" xlink:actuate="onLoad" draw:mime-type="image/jpeg"/>
</draw:frame>
Presidential lodge Zelensky believes in the success of the future counter -offensive of the Ukrainian forces.</text:p>
      <text:p text:style-name="P4">
He said this at a press conference with Federal Chancellor of Germany Olafomsholtz, Ukrinform correspondent reports.</text:p>
      <text:p text:style-name="P4">
According to the Head of State, he believes on a counter -offensive and does not think about "some other".</text:p>
      <text:p text:style-name="P4">
“We believe in success, though on our side. Support on our side. Motivated. And it seems to me that we are almost ready for this success, ” - emphasized <text:a xlink:type="simple" xlink:href="https://www.ukrinform.ua/tag-zelenskij" text:style-name="Internet_20_link" text:visited-style-name="Visited_20_Internet_20_Link">
</text:a>
.</text:p>
      <text:p text:style-name="P4">
At the same time, he suggests that in the case of lack of successful offensive actions, some of thecyraine, which did not help Ukraine very powerfully, can reduce defense support.</text:p>
      <text:p text:style-name="P4">
“There is a risk if offensive actions(will)It is not very successful that supporting support, but it seems not a common opinion. There are some states, probably who think about it, but they were not very strong, minimizing, throughout this period of support of Ukraine, ”the Glavs said.</text:p>
      <text:p text:style-name="P4">
<text:span text:style-name="T4">
 Read also: </text:span>
 <text:a xlink:type="simple" xlink:href="https://www.ukrinform.ua/rubric-ato/3709039-ukraina-rozrahovue-na-pidtrimku-nimeccinou-aviacijnoi-koalicii-zelenskij.html" text:style-name="Internet_20_link" text:visited-style-name="Visited_20_Internet_20_Link">
<text:span text:style-name="T4">
 Coalitions </text:span>
</text:a>
As it was reported, President Volodymyr Zelenskyy is on May 14 with a visit Germany.</text:p>
      <text:p text:style-name="P4">
News Source: <text:a xlink:type="simple" xlink:href="https://www.ukrinform.ua/rubric-ato/3709048-zelenskij-virit-v-uspih-kontrnastupu-mi-majze-gotovi-do-cogo.html" text:style-name="Internet_20_link" text:visited-style-name="Visited_20_Internet_20_Link">
https://www.ukrinform.ua/rubric-ato/3709048-zelenskij-virit-v-uspih-kontrnastupu-mi-majze-gotovi-do-cogo.html</text:a>
</text:p>
      <!--NEWS-->
      <text:h text:style-name="P10" text:outline-level="1">
<text:span text:style-name="T4">
Navi overcome Ninjas in Pyjamas on Blast Paris Majoor 2023</text:span>
</text:h>
      <text:p text:style-name="P4">
Authors: Ukrinform (Person)</text:p>
      <text:p text:style-name="P4">
Publisher: Укринформ (Organization)</text:p>
      <text:p text:style-name="P4">
Published Time: 2023-05-14T14:35:06+03:00</text:p>
      <text:p text:style-name="P4">
Modified Time: 2023-05-14T14:35:06+03:00</text:p>
      <text:p text:style-name="P4">
Description: The Ukrainian team born won Ninjas in Pyjamas at the Blast Paris Major 2023 Blast Paris Tournament. - Ukrinform.</text:p>
      <text:p text:style-name="P4">
Images: ["<text:a xlink:type="simple" xlink:href="https://static.ukrinform.com/photos/2023_05/thumb_files/630_360_1684064044-551.jpg" text:style-name="Internet_20_link" text:visited-style-name="Visited_20_Internet_20_Link">
630_360_16840...</text:a>
"]</text:p>
      <text:p text:style-name="P4">
Tags: ['кіберспорт']</text:p>
      <text:p text:style-name="P4">
Type: Article</text:p>
      <!--METADATA-->
      <text:p text:style-name="P4">
<draw:frame draw:style-name="fr1" draw:name="Image154" text:anchor-type="as-char" svg:width="6.9236in" svg:height="3.956343in" draw:z-index="0">
<draw:image xlink:href="../Images/yкринформ/2023-05-14T14-35-06-03-00/630_360_1684064044-551.jpg" xlink:type="simple" xlink:show="embed" xlink:actuate="onLoad" draw:mime-type="image/jpeg"/>
</draw:frame>
The Ukrainian Command Born won Ninjas in Pyjamas at the Blast Paris Major2023 Blast Paris Tournament.</text:p>
      <text:p text:style-name="P4">
Today, on May 14, the Ukrainian Cyber Sports Club NAVI holds a match of the third round of the Legend stage at the Blast Paris Major 2023, reports.</text:p>
      <text:p text:style-name="P4">
Navi won ninjas in pyjamas. The Ukrainian team goes with a score of 2-1, and NIPZ Ukrainian "Headtr1ck"-1-2.</text:p>
      <text:p text:style-name="P4">
Maincast conducts an official Ukrainian language broadcast of the tournament.</text:p>
      <text:p text:style-name="P4">
Ukraine ranks third in the legends at the Blast Parismajor 2023.</text:p>
      <text:p text:style-name="P4">
The matches for disposal and exit will be further held in BEST-O-3 format, the rest -Best-O-1. The 8 best teams will enter the champions.</text:p>
      <text:p text:style-name="P4">
<text:span text:style-name="T4">
 Read also: </text:span>
 <text:a xlink:type="simple" xlink:href="https://www.ukrinform.ua/rubric-sports/3708810-navi-postupilisa-liquid-na-blast-paris-major-2023.html" text:style-name="Internet_20_link" text:visited-style-name="Visited_20_Internet_20_Link">
<text:span text:style-name="T4">
 navi </text:span>
</text:a>
As reported, the Legend stage will take place from May 13 to May 16.</text:p>
      <text:p text:style-name="P4">
Photo: Navi</text:p>
      <text:p text:style-name="P4">
News Source: <text:a xlink:type="simple" xlink:href="https://www.ukrinform.ua/rubric-sports/3709049-navi-zdolali-ninjas-in-pyjamas-na-blast-paris-major-2023.html" text:style-name="Internet_20_link" text:visited-style-name="Visited_20_Internet_20_Link">
https://www.ukrinform.ua/rubric-sports/3709049-navi-zdolali-ninjas-in-pyjamas-na-blast-paris-major-2023.html</text:a>
</text:p>
      <!--NEWS-->
      <text:h text:style-name="P10" text:outline-level="1">
<text:span text:style-name="T4">
In the USA there was a leak of data 237 thousand civil servants</text:span>
</text:h>
      <text:p text:style-name="P4">
Authors: Ukrinform (Person)</text:p>
      <text:p text:style-name="P4">
Publisher: Укринформ (Organization)</text:p>
      <text:p text:style-name="P4">
Published Time: 2023-05-14T14:36:00+03:00</text:p>
      <text:p text:style-name="P4">
Modified Time: 2023-05-14T14:36:00+03:00</text:p>
      <text:p text:style-name="P4">
Description: The USDOT Department (USDOT) has leaked data, resulting in personal information in the network 237,000 current and former federal government staff. - Ukrinform.</text:p>
      <text:p text:style-name="P4">
Images: ["<text:a xlink:type="simple" xlink:href="https://static.ukrinform.com/photos/2023_02/thumb_files/630_360_1676289684-442.jpg" text:style-name="Internet_20_link" text:visited-style-name="Visited_20_Internet_20_Link">
630_360_16762...</text:a>
"]</text:p>
      <text:p text:style-name="P4">
Tags: ['США', 'Транспорт', 'Персональні дані', 'Витік']</text:p>
      <text:p text:style-name="P4">
Type: Article</text:p>
      <!--METADATA-->
      <text:p text:style-name="P4">
<draw:frame draw:style-name="fr1" draw:name="Image155" text:anchor-type="as-char" svg:width="6.9236in" svg:height="3.956343in" draw:z-index="0">
<draw:image xlink:href="../Images/yкринформ/2023-05-14T14-36-00-03-00/630_360_1676289684-442.jpg" xlink:type="simple" xlink:show="embed" xlink:actuate="onLoad" draw:mime-type="image/jpeg"/>
</draw:frame>
US Department of Transport(USDOT)There was a leakage of data, resulting in personal information of 237 thousand present and former employees of the Federal Government.</text:p>
      <text:p text:style-name="P4">
About it reports <text:a xlink:type="simple" xlink:href="https://www.reuters.com/world/us/data-237000-us-government-employees-breached-2023-05-12/" text:style-name="Internet_20_link" text:visited-style-name="Visited_20_Internet_20_Link">
</text:a>
, reports Ukrinform.</text:p>
      <text:p text:style-name="P4">
Fracture concerned the transit transit processing system, which is reimbursed to the state employees.</text:p>
      <text:p text:style-name="P4">
It is unclear whether this information was used for criminal purposes.</text:p>
      <text:p text:style-name="P4">
The US Department of Transport and Communications stated that the leakage did not affect the safety shatter <text:a xlink:type="simple" xlink:href="https://www.ukrinform.ua/tag-transport" text:style-name="Internet_20_link" text:visited-style-name="Visited_20_Internet_20_Link">
</text:a>
.</text:p>
      <text:p text:style-name="P4">
Who can be responsible for the break is not reported.</text:p>
      <text:p text:style-name="P4">
USDOT is investigating the attack and blocking access to the transit benefits until it is protected and restored.</text:p>
      <text:p text:style-name="P4">
<text:span text:style-name="T4">
 Read also: </text:span>
 <text:a xlink:type="simple" xlink:href="https://www.ukrinform.ua/rubric-technology/3623702-meta-ostrafuvali-na-277-miljoniv-za-vitik-danih-pro-koristuvaciv.html" text:style-name="Internet_20_link" text:visited-style-name="Visited_20_Internet_20_Link">
<text:span text:style-name="T4">
 Outlet </text:span>
 <text:span text:style-name="T4">
 Data </text:span>
</text:a>
As it was reported, earlier on the social network, allegedly secret documents were filed, the US and NATO plans for the planned counter -offensive of the Armed Forces were quality.</text:p>
      <text:p text:style-name="P4">
On April 13, a 21-year-old US Air Force officer Jack Tusheir was detained, and charged with seizure, storage and transmission of secret information.</text:p>
      <text:p text:style-name="P4">
News Source: <text:a xlink:type="simple" xlink:href="https://www.ukrinform.ua/rubric-technology/3709050-u-ssa-stavsa-vitik-danih-237-tisac-derzsluzbovciv.html" text:style-name="Internet_20_link" text:visited-style-name="Visited_20_Internet_20_Link">
https://www.ukrinform.ua/rubric-technology/3709050-u-ssa-stavsa-vitik-danih-237-tisac-derzsluzbovciv.html</text:a>
</text:p>
      <!--NEWS-->
      <text:h text:style-name="P10" text:outline-level="1">
<text:span text:style-name="T4">
Any peace plan should be based on Ukraine's proposals-President</text:span>
</text:h>
      <text:p text:style-name="P4">
Authors: Ukrinform (Person)</text:p>
      <text:p text:style-name="P4">
Publisher: Укринформ (Organization)</text:p>
      <text:p text:style-name="P4">
Published Time: 2023-05-14T14:37:16+03:00</text:p>
      <text:p text:style-name="P4">
Modified Time: 2023-05-14T14:37:16+03:00</text:p>
      <text:p text:style-name="P4">
Description: Ukraine is interested in engaging in the formula of peace as many as possible, but any peace plan should be based on Ukrainian proposals. - Ukrinform.</text:p>
      <text:p text:style-name="P4">
Images: ["<text:a xlink:type="simple" xlink:href="https://static.ukrinform.com/photos/2023_05/thumb_files/630_360_1684060752-598.jpg" text:style-name="Internet_20_link" text:visited-style-name="Visited_20_Internet_20_Link">
630_360_16840...</text:a>
"]</text:p>
      <text:p text:style-name="P4">
Tags: ['Переговори', 'Зеленський', 'Війна з росією', 'Формула миру']</text:p>
      <text:p text:style-name="P4">
Type: Article</text:p>
      <!--METADATA-->
      <text:p text:style-name="P4">
<draw:frame draw:style-name="fr1" draw:name="Image156" text:anchor-type="as-char" svg:width="6.9236in" svg:height="3.956343in" draw:z-index="0">
<draw:image xlink:href="../Images/yкринформ/2023-05-14T14-37-16-03-00/630_360_1684060752-598.jpg" xlink:type="simple" xlink:show="embed" xlink:actuate="onLoad" draw:mime-type="image/jpeg"/>
</draw:frame>
The Ukrainian is involved in the involvement in the formula of peace as many countries as possible, but any peace plan should be based on Ukrainian proposals.</text:p>
      <text:p text:style-name="P4">
This was stated by President Volodymyr Zelenskyy at a press conference with the German Federal Charler Olaf Soltz, Ukrinform correspondent reports.</text:p>
      <text:p text:style-name="P4">
“The war takes place in the territory of our country, and therefore any plan of peace will be based on the proposals of Ukraine. This is our clear position, this is a plan of Ukraine, ”the head of state said.</text:p>
      <text:p text:style-name="P4">
He recalled that last year at the G20 summit in Indonesia presented the formula of peace.</text:p>
      <text:p text:style-name="P4">
“As for other countries that want to manifest and already exhibit certain initiatives. We do not need many different plans, because we have one Ukraine, and the war is one, and it is purely in our territory. Therefore, it is necessary to be based on our plan, ”the President emphasized.</text:p>
      <text:p text:style-name="P4">
At the same time, he noted that Ukraine is interested in being as much as the state as possible in the first formula of the peace formula, whose work is held.</text:p>
      <text:p text:style-name="P4">
"We are ready for discussions, for any proposals, but only on our site," the President added.</text:p>
      <text:p text:style-name="P4">
<text:span text:style-name="T4">
 Read also: </text:span>
 <text:a xlink:type="simple" xlink:href="https://www.ukrinform.ua/rubric-ato/3709026-uze-cogoric-mozna-zavdati-rosii-nezvorotnoi-porazki-zelenskij.html" text:style-name="Internet_20_link" text:visited-style-name="Visited_20_Internet_20_Link">
<text:span text:style-name="T4">
 Zelensky </text:span>
</text:a>
As it was reported, President Volodymyr Zelenskyy is on May 14 with a visit Germany.</text:p>
      <text:p text:style-name="P4">
In November 2022 <text:a xlink:type="simple" xlink:href="https://www.ukrinform.ua/tag-zelenskij" text:style-name="Internet_20_link" text:visited-style-name="Visited_20_Internet_20_Link">
</text:a>
presented the Ukrainian formula of peace. In particular, it is about providing radiation, nuclear, food, energy security, the release of all prisoners of ideported, the implementation of the UN Charter and the restoration of territorial integrity of Ukraine and world order, the withdrawal of Russian troops and the termination of combatants, the return of justice, the opposition of ecocide, the lack of escalation.</text:p>
      <text:p text:style-name="P4">
News Source: <text:a xlink:type="simple" xlink:href="https://www.ukrinform.ua/rubric-ato/3709051-budakij-plan-sodo-miru-mae-bazuvatisa-na-propoziciah-ukraini-prezident.html" text:style-name="Internet_20_link" text:visited-style-name="Visited_20_Internet_20_Link">
https://www.ukrinform.ua/rubric-ato/3709051-budakij-plan-sodo-miru-mae-bazuvatisa-na-propoziciah-ukraini-prezident.html</text:a>
</text:p>
      <!--NEWS-->
      <text:h text:style-name="P10" text:outline-level="1">
<text:span text:style-name="T4">
Lukashenko did not appear at the celebrations for the Day of the Belief Flag</text:span>
</text:h>
      <text:p text:style-name="P4">
Authors: Ukrinform (Person)</text:p>
      <text:p text:style-name="P4">
Publisher: Укринформ (Organization)</text:p>
      <text:p text:style-name="P4">
Published Time: 2023-05-14T14:47:06+03:00</text:p>
      <text:p text:style-name="P4">
Modified Time: 2023-05-14T14:47:06+03:00</text:p>
      <text:p text:style-name="P4">
Description: In Belarus, Alexander Lukashenko, against the background of rumors about his illness, did not appear at the celebrations on the occasion of Flag Day, Emblem and Anthem. - Ukrinform.</text:p>
      <text:p text:style-name="P4">
Images: ["<text:a xlink:type="simple" xlink:href="https://static.ukrinform.com/photos/2020_06/thumb_files/630_360_1593093042-925.jpg" text:style-name="Internet_20_link" text:visited-style-name="Visited_20_Internet_20_Link">
630_360_15930...</text:a>
"]</text:p>
      <text:p text:style-name="P4">
Tags: ['білорусь', 'лукашенко', 'Свято', "Здоров'я"]</text:p>
      <text:p text:style-name="P4">
Type: Article</text:p>
      <!--METADATA-->
      <text:p text:style-name="P4">
<draw:frame draw:style-name="fr1" draw:name="Image157" text:anchor-type="as-char" svg:width="6.9236in" svg:height="3.956343in" draw:z-index="0">
<draw:image xlink:href="../Images/yкринформ/2023-05-14T14-47-06-03-00/630_360_1593093042-925.jpg" xlink:type="simple" xlink:show="embed" xlink:actuate="onLoad" draw:mime-type="image/jpeg"/>
</draw:frame>
In Belarusiolexander Lukashenko, against the background of rumors about his illness did not appear at the celebrations of the occasion of the Day of Flag, Emblem and Anthem.</text:p>
      <text:p text:style-name="P4">
About it reports the edition <text:a xlink:type="simple" xlink:href="http://z3rk4l0.xyz/news/economics/39094.html" text:style-name="Internet_20_link" text:visited-style-name="Visited_20_Internet_20_Link">
</text:a>
, Ukrinform correspondent reports.</text:p>
      <text:p text:style-name="P4">
"Today, on May 14, the authorities celebrates the Day of the State Flag, Emblem and Anthem. Minsk took place in the solemn ritual of honoring state symbols, but Lukashenko did not appear in public again," the statement reads.</text:p>
      <text:p text:style-name="P4">
It is noted that Prime Minister Roman Golovchenko spoke at the ceremony.</text:p>
      <text:p text:style-name="P4">
According to the publication, <text:a xlink:type="simple" xlink:href="https://www.ukrinform.ua/tag-lukasenko" text:style-name="Internet_20_link" text:visited-style-name="Visited_20_Internet_20_Link">
</text:a>
It is not in public space for the fifth day.</text:p>
      <text:p text:style-name="P4">
Nothing is known about his condition or whereabouts.</text:p>
      <text:p text:style-name="P4">
<text:span text:style-name="T4">
 Read also: </text:span>
 <text:a xlink:type="simple" xlink:href="https://www.ukrinform.ua/rubric-world/3701674-pare-privitala-order-mks-na-arest-putina-ta-zaklikala-pokarati-takoz-lukasenka.html" text:style-name="Internet_20_link" text:visited-style-name="Visited_20_Internet_20_Link">
<text:span text:style-name="T4">
 Lukashenko </text:span>
</text:a>
As it was reported, on May 9, shortly after the parade on Victory Day in Moscow, <text:a xlink:type="simple" xlink:href="https://www.ukrinform.ua/rubric-world/3707006-pisla-paradu-v-moskvi-lukasenko-terminovo-povernuvsa-do-minska-pidozruut-problemi-zi-zdorovam.html" text:style-name="Internet_20_link" text:visited-style-name="Visited_20_Internet_20_Link">
</text:a>
. За деякими даними, до аеропорту його супроводжувала машина швидкої допомоги.</text:p>
      <text:p text:style-name="P4">
Під час параду на його руці можна було побачити бинт. Деякі експерти вважають,що це схоже на пов'язку після застосування катетера.</text:p>
      <text:p text:style-name="P4">
News Source: <text:a xlink:type="simple" xlink:href="https://www.ukrinform.ua/rubric-world/3709057-lukasenko-ne-zavivsa-na-urocistostah-do-dna-prapora-bilorusi.html" text:style-name="Internet_20_link" text:visited-style-name="Visited_20_Internet_20_Link">
https://www.ukrinform.ua/rubric-world/3709057-lukasenko-ne-zavivsa-na-urocistostah-do-dna-prapora-bilorusi.html</text:a>
</text:p>
      <!--NEWS-->
      <text:h text:style-name="P10" text:outline-level="1">
<text:span text:style-name="T4">
Poland will receive the first Himars on May 15 - Blaschak</text:span>
</text:h>
      <text:p text:style-name="P4">
Authors: Ukrinform (Person)</text:p>
      <text:p text:style-name="P4">
Publisher: Укринформ (Organization)</text:p>
      <text:p text:style-name="P4">
Published Time: 2023-05-14T14:53:15+03:00</text:p>
      <text:p text:style-name="P4">
Modified Time: 2023-05-14T14:53:15+03:00</text:p>
      <text:p text:style-name="P4">
Description: Poland will receive the first Himars starting installation on May 15. - Ukrinform.</text:p>
      <text:p text:style-name="P4">
Images: ["<text:a xlink:type="simple" xlink:href="https://static.ukrinform.com/photos/2022_06/thumb_files/630_360_1654111321-363.jpg" text:style-name="Internet_20_link" text:visited-style-name="Visited_20_Internet_20_Link">
630_360_16541...</text:a>
"]</text:p>
      <text:p text:style-name="P4">
Tags: ['Міноборони', 'Польща', 'HIMARS']</text:p>
      <text:p text:style-name="P4">
Type: Article</text:p>
      <!--METADATA-->
      <text:p text:style-name="P4">
<draw:frame draw:style-name="fr1" draw:name="Image158" text:anchor-type="as-char" svg:width="6.9236in" svg:height="3.956343in" draw:z-index="0">
<draw:image xlink:href="../Images/yкринформ/2023-05-14T14-53-15-03-00/630_360_1654111321-363.jpg" xlink:type="simple" xlink:show="embed" xlink:actuate="onLoad" draw:mime-type="image/jpeg"/>
</draw:frame>
Poland will hold the first Himars starting installation on May 15.</text:p>
      <text:p text:style-name="P4">
About it on Sunday under the party congress of the ruling party "Right Is Rightness"(PiS)Viceremier, Polish National Defense Minister Mariusz Blaschak, said in Warsaw, Ukrinform correspondent reports.</text:p>
      <text:p text:style-name="P4">
“Tomorrow the first HIMARS launch set will be in <text:a xlink:type="simple" xlink:href="https://www.ukrinform.ua/tag-polsa" text:style-name="Internet_20_link" text:visited-style-name="Visited_20_Internet_20_Link">
</text:a>
”,- said Blaschak.</text:p>
      <text:p text:style-name="P4">
According to the Polish Defense Ministry, the official presentation ceremony of HIMARS will take place on the 1st base of transport aircraft.</text:p>
      <text:p text:style-name="P4">
Poland bought 20 Himars complexes in 2019 in 2019, including 18 training of training, for $ 414 million. Subsequently, Poland appealed to the United States for a purchase of 484 missiles of this type and received consent from the US side. The maximum cost of purchase is estimated at $ 10 billion.</text:p>
      <text:p text:style-name="P4">
The first HIMARS launcher will get into the weapons of the 15-mechanized Polish Armed Forces this year, which is stationed in the northeast of Poland, near the borders with the Kaliningrad region of the Russian Federation and Belarus.</text:p>
      <text:p text:style-name="P4">
<text:span text:style-name="T4">
 Read also: </text:span>
 <text:a xlink:type="simple" xlink:href="https://www.ukrinform.ua/rubric-ato/3700884-hab-dla-remontu-ukrainskih-leopard-2-zapracue-u-polsi-v-travni-blasak.html" text:style-name="Internet_20_link" text:visited-style-name="Visited_20_Internet_20_Link">
<text:span text:style-name="T4">
 cherry </text:span>
</text:a>
As it was reported, Viceremier-Minister, National Defense Minister Polandarius Blaschak said that this year in Poland the Central Services and Production of M142 Himars artillery system will be established.</text:p>
      <text:p text:style-name="P4">
News Source: <text:a xlink:type="simple" xlink:href="https://www.ukrinform.ua/rubric-world/3709059-polsa-otrimae-persi-himars-15-travna-blasak.html" text:style-name="Internet_20_link" text:visited-style-name="Visited_20_Internet_20_Link">
https://www.ukrinform.ua/rubric-world/3709059-polsa-otrimae-persi-himars-15-travna-blasak.html</text:a>
</text:p>
      <!--NEWS-->
      <text:h text:style-name="P10" text:outline-level="1">
<text:span text:style-name="T4">
In Nikolaev, public utilities eliminate the consequences of Russian shelling</text:span>
</text:h>
      <text:p text:style-name="P4">
Authors: Ukrinform (Person)</text:p>
      <text:p text:style-name="P4">
Publisher: Укринформ (Organization)</text:p>
      <text:p text:style-name="P4">
Published Time: 2023-05-14T14:55:00+03:00</text:p>
      <text:p text:style-name="P4">
Modified Time: 2023-05-14T14:55:00+03:00</text:p>
      <text:p text:style-name="P4">
Description: In Nikolaev, public utilities continue to eliminate the consequences of Russian shelling. - Ukrinform.</text:p>
      <text:p text:style-name="P4">
Images: ["<text:a xlink:type="simple" xlink:href="https://static.ukrinform.com/photos/2023_05/thumb_files/630_360_1684065157-268.jpg" text:style-name="Internet_20_link" text:visited-style-name="Visited_20_Internet_20_Link">
630_360_16840...</text:a>
"]</text:p>
      <text:p text:style-name="P4">
Tags: ['Миколаїв', 'Обстріл', 'Ремонт', 'Відбудова']</text:p>
      <text:p text:style-name="P4">
Type: Article</text:p>
      <!--METADATA-->
      <text:p text:style-name="P4">
<draw:frame draw:style-name="fr1" draw:name="Image159" text:anchor-type="as-char" svg:width="6.9236in" svg:height="3.956343in" draw:z-index="0">
<draw:image xlink:href="../Images/yкринформ/2023-05-14T14-55-00-03-00/630_360_1684065157-268.jpg" xlink:type="simple" xlink:show="embed" xlink:actuate="onLoad" draw:mime-type="image/jpeg"/>
</draw:frame>
Municipal utilities continue to eliminate the consequences of Russian.</text:p>
      <text:p text:style-name="P4">
The mayor Alexander Senkevich in [] reported this.(https://t.me/senkevichonline/4457), reports Ukrinform.</text:p>
      <text:p text:style-name="P4">
“Today our utilities continue to eliminate the consequences of Russian <text:a xlink:type="simple" xlink:href="https://www.ukrinform.ua/tag-obstril" text:style-name="Internet_20_link" text:visited-style-name="Visited_20_Internet_20_Link">
</text:a>
. The brigades of KP "Pilot" are sewed windows of four high -rise buildings, ”Senkevich wrote.</text:p>
      <text:p text:style-name="P4">
According to him, employees of KP "Parks" and "Elu highways" took out practical garbage and debris. In the future, they will take out the fragments that people carry out the apartments.</text:p>
      <text:p text:style-name="P4">
For yesterday, repair crews used 150 OCB-plants and issued 1000 m² of film. Electric and water supply were restored to the buildings. Only the waterway remains water from the entrances.</text:p>
      <text:p text:style-name="P4">
*!(https://www.ukrinform.ua/rubric-vidbudova/3709028-energetiki-vidnovili-elektropostacanna-se-u-dvoh-naselenih-punktah-hersonsini.html)Gas workers also work out their areas in a few days.</text:p>
      <text:p text:style-name="P4">
As it was reported, on the night of May 13 <text:a xlink:type="simple" xlink:href="https://www.ukrinform.ua/rubric-ato/3708584-obstril-mikolaeva-zagarbniki-zastosuvali-bezpilotniki-postrazdali-troe-civilnih.html" text:style-name="Internet_20_link" text:visited-style-name="Visited_20_Internet_20_Link">
</text:a>
- Bakery, kindergarten were destroyed, 8 many floors were damaged. Three people are injured.</text:p>
      <text:p text:style-name="P4">
<text:span text:style-name="T5">
Foto: Alexander Senkevich / Telegram</text:span>
</text:p>
      <text:p text:style-name="P4">
News Source: <text:a xlink:type="simple" xlink:href="https://www.ukrinform.ua/rubric-vidbudova/3709060-u-mikolaevi-komunalniki-likvidovuut-naslidki-rosijskih-obstriliv.html" text:style-name="Internet_20_link" text:visited-style-name="Visited_20_Internet_20_Link">
https://www.ukrinform.ua/rubric-vidbudova/3709060-u-mikolaevi-komunalniki-likvidovuut-naslidki-rosijskih-obstriliv.html</text:a>
</text:p>
      <!--NEWS-->
      <text:h text:style-name="P10" text:outline-level="1">
<text:span text:style-name="T4">
UPL: Zorya defeated Metalist, Lviv Lyudic</text:span>
</text:h>
      <text:p text:style-name="P4">
Authors: Ukrinform (Person)</text:p>
      <text:p text:style-name="P4">
Publisher: Укринформ (Organization)</text:p>
      <text:p text:style-name="P4">
Published Time: 2023-05-14T14:59:00+03:00</text:p>
      <text:p text:style-name="P4">
Modified Time: 2023-05-14T14:59:00+03:00</text:p>
      <text:p text:style-name="P4">
Description: The Prime League Football Championship has completed the next 26th round. - Ukrinform.</text:p>
      <text:p text:style-name="P4">
Images: ["<text:a xlink:type="simple" xlink:href="https://static.ukrinform.com/photos/2017_05/thumb_files/630_360_1495778321-5364.jpg" text:style-name="Internet_20_link" text:visited-style-name="Visited_20_Internet_20_Link">
630_360_14957...</text:a>
"]</text:p>
      <text:p text:style-name="P4">
Tags: ['Футбол', "Прем'єр-ліга"]</text:p>
      <text:p text:style-name="P4">
Type: Article</text:p>
      <!--METADATA-->
      <text:p text:style-name="P4">
<draw:frame draw:style-name="fr1" draw:name="Image160" text:anchor-type="as-char" svg:width="6.9236in" svg:height="3.956343in" draw:z-index="0">
<draw:image xlink:href="../Images/yкринформ/2023-05-14T14-59-00-03-00/630_360_1495778321-5364.jpg" xlink:type="simple" xlink:show="embed" xlink:actuate="onLoad" draw:mime-type="image/jpeg"/>
</draw:frame>
The Ukrainian Football Center for the Premier League teams ended in the 26th round.</text:p>
      <text:p text:style-name="P4">
Kharkiv "Metalist" in Uzhgorod defeated Lugansk "Dawn" - 0: 5, and "Lviv" in a parallel match gave way to Poltava "Vorskli" - 0: 2, reports.</text:p>
      <text:p text:style-name="P4">
Zorya won through the defender of the nominal owner Mizyuk in the 1st minute and scored balls(10), Yevgenashkhov(21), Maxim Imerekov(27)and Vladimir Brazhka(85). На 33-й хвилинізустрічі Сергій Булеца ("Star")did not realize the penalty. Metalist in the 31st minute remained in the minority because of the removal of midfielder Yegor Demchenko.</text:p>
      <text:p text:style-name="P4">
Vorskley's success brought a goal from the 11-meter mark(56)and Alexander Sklyar's effective blow(90+1).</text:p>
      <text:p text:style-name="P4">
У неділю також грають рівненський «Верес» та харківський «Металіст 1925»,криворізький «Кривбас» та львівський «Рух».</text:p>
      <text:p text:style-name="P4">
Програму туру у понеділок, 15 травня, завершать поєдинки закарпатського«Миная» та «Дніпра-1» (13.00), Kovalivsky "Kolos" and "Alexandria"(15.00).</text:p>
      <text:p text:style-name="P4">
<text:span text:style-name="T5">
Результати попередніх матчів туру:</text:span>
</text:p>
      <text:p text:style-name="P4">
«Динамо» (Kyiv)- Chernomorets(Odesa)- 2: 3</text:p>
      <text:p text:style-name="P4">
Ingulets(Petrova)- Shakhtar(Donetsk)- 0: 2.</text:p>
      <text:p text:style-name="P4">
<text:span text:style-name="T4">
 Read also: </text:span>
 <text:a xlink:type="simple" xlink:href="https://www.ukrinform.ua/rubric-sports/3708746-dinamo-progralo-cornomorcu-na-stari-26go-turu-upl.html" text:style-name="Internet_20_link" text:visited-style-name="Visited_20_Internet_20_Link">
</text:a>
Shakhtar is the leader in the UPL standings with 63 points(After 26 games)then - Dnipro -1 - 58(25), Zorya - 58(26), «Dynamo» - 50(26), Alexandria - 39(25), Vorskla - 33(26), "Kolos" - 33(25), Kryvbas -32(25)...</text:p>
      <text:p text:style-name="P4">
News Source: <text:a xlink:type="simple" xlink:href="https://www.ukrinform.ua/rubric-sports/3709063-upl-zora-rozgromila-metalist-lviv-postupivsa-vorskli.html" text:style-name="Internet_20_link" text:visited-style-name="Visited_20_Internet_20_Link">
https://www.ukrinform.ua/rubric-sports/3709063-upl-zora-rozgromila-metalist-lviv-postupivsa-vorskli.html</text:a>
</text:p>
      <!--NEWS-->
      <text:h text:style-name="P10" text:outline-level="1">
<text:span text:style-name="T4">
In Russian togliatti, the plant was burning</text:span>
</text:h>
      <text:p text:style-name="P4">
Authors: Ukrinform (Person)</text:p>
      <text:p text:style-name="P4">
Publisher: Укринформ (Organization)</text:p>
      <text:p text:style-name="P4">
Published Time: 2023-05-14T15:05:00+03:00</text:p>
      <text:p text:style-name="P4">
Modified Time: 2023-05-14T15:05:00+03:00</text:p>
      <text:p text:style-name="P4">
Description: In the Russian city of Togliatti of the Samara region there was a fire at the factory where metal doors are produced. - Ukrinform.</text:p>
      <text:p text:style-name="P4">
Images: ["<text:a xlink:type="simple" xlink:href="https://static.ukrinform.com/photos/2018_05/thumb_files/630_360_1526257016-6927.jpg" text:style-name="Internet_20_link" text:visited-style-name="Visited_20_Internet_20_Link">
630_360_15262...</text:a>
"]</text:p>
      <text:p text:style-name="P4">
Tags: ['Пожежа', 'Завод', 'росія']</text:p>
      <text:p text:style-name="P4">
Type: Article</text:p>
      <!--METADATA-->
      <text:p text:style-name="P4">
<draw:frame draw:style-name="fr1" draw:name="Image161" text:anchor-type="as-char" svg:width="6.9236in" svg:height="3.956343in" draw:z-index="0">
<draw:image xlink:href="../Images/yкринформ/2023-05-14T15-05-00-03-00/630_360_1526257016-6927.jpg" xlink:type="simple" xlink:show="embed" xlink:actuate="onLoad" draw:mime-type="image/jpeg"/>
</draw:frame>
The Urosian city of Togliatti of the Samara region has a fire at the plant, and metal doors are decomposed.</text:p>
      <text:p text:style-name="P4">
About it reports <text:a xlink:type="simple" xlink:href="https://meduza.io/news/2023/05/14/v-tolyatti-proizoshel-krupnyy-pozhar-na-zavode-po-proizvodstvu-dverey-vlasti-zayavili-chto-kontsentratsiya-vrednyh-veschestv-v-vozduhe-v-norme" text:style-name="Internet_20_link" text:visited-style-name="Visited_20_Internet_20_Link">
</text:a>
, reports correspondent.</text:p>
      <text:p text:style-name="P4">
<text:a xlink:type="simple" xlink:href="https://www.ukrinform.ua/tag-pozeza" text:style-name="Internet_20_link" text:visited-style-name="Visited_20_Internet_20_Link">
</text:a>
It originated in the painting shop late in the evening of May 13. In less than two hours the fire covered up to 20 thousand square meters. The roof of the building on an area of five thousand square meters collapsed.</text:p>
      <text:p text:style-name="P4">
According to the Ministry of Emergency Situations, on May 6, rescuers visited open combustion on May 14. More than 300 people and 69 units were attracted to extinguishing, including two fire trains.</text:p>
      <text:p text:style-name="P4">
13 people were evacuated from the shop. The victims or dead are not reported.</text:p>
      <text:p text:style-name="P4">
<text:span text:style-name="T4">
 Read also: </text:span>
 <text:a xlink:type="simple" xlink:href="https://www.ukrinform.ua/rubric-world/3708747-u-centri-moskvi-gorit-gotel-interkontinental.html" text:style-name="Internet_20_link" text:visited-style-name="Visited_20_Internet_20_Link">
<text:span text:style-name="T4">
 Hotel </text:span>
</text:a>
The preliminary cause of the fire is called a violation of the technological process. The prosecutor's office is checked.</text:p>
      <text:p text:style-name="P4">
It was reported that on May 12 there were fires in Moscow and Moscow. <text:a xlink:type="simple" xlink:href="https://www.ukrinform.ua/rubric-world/3708130-u-moskvi-goriv-zavod-de-vigotovlaut-dviguni-dla-migiv.html" text:style-name="Internet_20_link" text:visited-style-name="Visited_20_Internet_20_Link">
</text:a>
them. Chernyshov, where engines for military aircraft could be made. In the Moscow city of Dzerzhinsky, a large warehouse of open air was burned, which contains the tires used.</text:p>
      <text:p text:style-name="P4">
News Source: <text:a xlink:type="simple" xlink:href="https://www.ukrinform.ua/rubric-world/3709066-u-rosijskomu-tolatti-goriv-zavod.html" text:style-name="Internet_20_link" text:visited-style-name="Visited_20_Internet_20_Link">
https://www.ukrinform.ua/rubric-world/3709066-u-rosijskomu-tolatti-goriv-zavod.html</text:a>
</text:p>
      <!--NEWS-->
      <text:h text:style-name="P10" text:outline-level="1">
<text:span text:style-name="T4">
President of Ukraine Zelensky has arrived in Paris</text:span>
</text:h>
      <text:p text:style-name="P4">
Authors: liveuamap (Language: en)</text:p>
      <text:p text:style-name="P4">
Time: 2023-05-14T15:19:04</text:p>
      <text:p text:style-name="P4">
Location: Paris, Île-de-France (Latitude:48.86578 Longtitude:2.30731)</text:p>
      <text:p text:style-name="P4">
Videos: []</text:p>
      <text:p text:style-name="P4">
Images: []</text:p>
      <text:p text:style-name="P4">
Tags: ["Europe", "France"]</text:p>
      <text:p text:style-name="P4">
Id: 22562866</text:p>
      <!--METADATA-->
      <text:p text:style-name="P4">
President of Ukraine Zelensky has arrived in Paris</text:p>
      <text:p text:style-name="P4">
News Collection Link: <text:a xlink:type="simple" xlink:href="https://liveuamap.com/en/2023/14-may-president-of-ukraine-zelensky-has-arrived-in-paris" text:style-name="Internet_20_link" text:visited-style-name="Visited_20_Internet_20_Link">
https://liveuamap.com/en/2023/14-may-president-of-ukraine-zelensky-has-arrived-in-paris</text:a>
</text:p>
      <text:p text:style-name="P4">
News Source: <text:a xlink:type="simple" xlink:href="https://t.me/V_Zelenskiy_official/6227" text:style-name="Internet_20_link" text:visited-style-name="Visited_20_Internet_20_Link">
https://t.me/V_Zelenskiy_official/6227</text:a>
</text:p>
      <!--NEWS-->
      <text:h text:style-name="P10" text:outline-level="1">
<text:span text:style-name="T4">
1 person killed as result of shelling in Primorske village of Zaporizhzhia region, 5 more wou...</text:span>
</text:h>
      <text:p text:style-name="P4">
Authors: liveuamap (Language: en)</text:p>
      <text:p text:style-name="P4">
Time: 2023-05-14T15:22:59</text:p>
      <text:p text:style-name="P4">
Location: Zaporizhia (Latitude:47.62271 Longtitude:35.28566)</text:p>
      <text:p text:style-name="P4">
Videos: []</text:p>
      <text:p text:style-name="P4">
Images: []</text:p>
      <text:p text:style-name="P4">
Tags: ["Europe", "Central and Eastern Europe"]</text:p>
      <text:p text:style-name="P4">
Id: 22562867</text:p>
      <!--METADATA-->
      <text:p text:style-name="P4">
1 person killed as result of shelling in Primorske village of Zaporizhzhiaregion, 5 more wounded</text:p>
      <text:p text:style-name="P4">
News Collection Link: <text:a xlink:type="simple" xlink:href="https://liveuamap.com/en/2023/14-may-1-person-killed-as-result-of-shelling-in-primorske" text:style-name="Internet_20_link" text:visited-style-name="Visited_20_Internet_20_Link">
https://liveuamap.com/en/2023/14-may-1-person-killed-as-result-of-shelling-in-primorske</text:a>
</text:p>
      <text:p text:style-name="P4">
News Source: <text:a xlink:type="simple" xlink:href="https://t.me/suspilnenews/20737" text:style-name="Internet_20_link" text:visited-style-name="Visited_20_Internet_20_Link">
https://t.me/suspilnenews/20737</text:a>
</text:p>
      <!--NEWS-->
      <text:h text:style-name="P10" text:outline-level="1">
<text:span text:style-name="T4">
Siyarto went to China to discuss a plan to settle the war in Ukraine</text:span>
</text:h>
      <text:p text:style-name="P4">
Authors: Ukrinform (Person)</text:p>
      <text:p text:style-name="P4">
Publisher: Укринформ (Organization)</text:p>
      <text:p text:style-name="P4">
Published Time: 2023-05-14T15:25:00+03:00</text:p>
      <text:p text:style-name="P4">
Modified Time: 2023-05-14T15:25:00+03:00</text:p>
      <text:p text:style-name="P4">
Description: Hungary's Foreign Minister and Foreign Economic Relations, Peter Siyarto, headed to China to discuss the plan of peaceful settlement of the situation in Ukraine. - Ukrinform.</text:p>
      <text:p text:style-name="P4">
Images: ["<text:a xlink:type="simple" xlink:href="https://static.ukrinform.com/photos/2015_10/thumb_files/630_360_1443904567-5893.jpg" text:style-name="Internet_20_link" text:visited-style-name="Visited_20_Internet_20_Link">
630_360_14439...</text:a>
"]</text:p>
      <text:p text:style-name="P4">
Tags: ['Китай', 'Угорщина', 'Україна', 'Війна з росією']</text:p>
      <text:p text:style-name="P4">
Type: Article</text:p>
      <!--METADATA-->
      <text:p text:style-name="P4">
<draw:frame draw:style-name="fr1" draw:name="Image162" text:anchor-type="as-char" svg:width="6.9236in" svg:height="3.956343in" draw:z-index="0">
<draw:image xlink:href="../Images/yкринформ/2023-05-14T15-25-00-03-00/630_360_1443904567-5893.jpg" xlink:type="simple" xlink:show="embed" xlink:actuate="onLoad" draw:mime-type="image/jpeg"/>
</draw:frame>
Hungary's Minister of Laws and Foreign Economic Relations, Peter Syarthorto, was in China to discuss the plan of peaceful settlement of the situation in Ukraine.</text:p>
      <text:p text:style-name="P4">
About it reports <text:a xlink:type="simple" xlink:href="https://report.az/ru/drugie-strany/glava-mid-vengrii-napravilsya-v-kitaj-obsudit-plan-uregulirovaniya-konflikta-v-ukraine/" text:style-name="Internet_20_link" text:visited-style-name="Visited_20_Internet_20_Link">
</text:a>
Reference to the post of Hungarian Foreign Ministry on social networks, Ukrinform reports.</text:p>
      <text:p text:style-name="P4">
"In the neighborhood of war there is a war, Europe is covered by military psychosis;</text:p>
      <text:p text:style-name="P4">
He explained that <text:a xlink:type="simple" xlink:href="https://www.ukrinform.ua/tag-ugorsina" text:style-name="Internet_20_link" text:visited-style-name="Visited_20_Internet_20_Link">
</text:a>
Supports the Chinese peace plan for two reasons: it exists and is aimed at reaching the image.  As <text:a xlink:type="simple" xlink:href="https://www.ukrinform.ua/rubric-world/3705472-glava-mzs-ugorsini-poskandaliv-z-poslom-ssa-zvinuvativsi-jogo-v-propagandi-vijni.html" text:style-name="Internet_20_link" text:visited-style-name="Visited_20_Internet_20_Link">
 </text:a>
, Unlike all of Europe, Hungary is playing with the Russian Federation, including Hungary Minister of Law, Peter Siarto accused the US Ambassador in Hungary Divovapresman of War Propaganda.</text:p>
      <text:p text:style-name="P4">
In April, in the Hungarian Parliament, supporters of the ruling party "Fidez" were not voted for a document that supports the seizure and transfer of Russian president Vladimir Putin by the International Criminal Court if he was considering Hungary.</text:p>
      <text:p text:style-name="P4">
<text:span text:style-name="T4">
 Read also: </text:span>
 <text:a xlink:type="simple" xlink:href="https://www.ukrinform.ua/rubric-economy/3700867-ugorsina-viznacila-umovi-tranzitu-zaboronenoi-dla-importu-ukrainskoi-agroprodukcii.html" text:style-name="Internet_20_link" text:visited-style-name="Visited_20_Internet_20_Link">
<text:span text:style-name="T4">
 Hungary </text:span>
</text:a>
Hungary Prime Minister Viktor Orban at the end of February at the opening of the next parliament, where he voiced a number of contradictory narratives about the war of Russian opposite Ukraine. In particular, he stated that the war is "bad for Ukrainians, Russians, the Hungarian people, for Europe, and it is increasingly obvious that it is bad for the world", but the Hungarians believe that it should be kept as far away from it.</text:p>
      <text:p text:style-name="P4">
According to Orban, he supports the "peace plan" of China on Ukraine with the compilation of Western leaders.</text:p>
      <text:p text:style-name="P4">
Orban also translated the fault for inflation in Hungary to Brussels, caused by the EU sanction policy.</text:p>
      <text:p text:style-name="P4">
News Source: <text:a xlink:type="simple" xlink:href="https://www.ukrinform.ua/rubric-polytics/3709076-sijarto-virusiv-do-kitau-sob-obgovoriti-plan-ureguluvanna-vijni-v-ukraini.html" text:style-name="Internet_20_link" text:visited-style-name="Visited_20_Internet_20_Link">
https://www.ukrinform.ua/rubric-polytics/3709076-sijarto-virusiv-do-kitau-sob-obgovoriti-plan-ureguluvanna-vijni-v-ukraini.html</text:a>
</text:p>
      <!--NEWS-->
      <text:h text:style-name="P10" text:outline-level="1">
<text:span text:style-name="T4">
As a result of a hostile shelling of the manganese community, two people were injured</text:span>
</text:h>
      <text:p text:style-name="P4">
Authors: Ukrinform (Person)</text:p>
      <text:p text:style-name="P4">
Publisher: Укринформ (Organization)</text:p>
      <text:p text:style-name="P4">
Published Time: 2023-05-14T15:32:00+03:00</text:p>
      <text:p text:style-name="P4">
Modified Time: 2023-05-14T15:32:00+03:00</text:p>
      <text:p text:style-name="P4">
Description: In the afternoon, the Russians fired the manganese community in Dnipropetrovsk - two people were hospitalized in a state of moderate. - Ukrinform.</text:p>
      <text:p text:style-name="P4">
Images: ["<text:a xlink:type="simple" xlink:href="https://static.ukrinform.com/photos/2022_06/thumb_files/630_360_1654768443-794.jpg" text:style-name="Internet_20_link" text:visited-style-name="Visited_20_Internet_20_Link">
630_360_16547...</text:a>
"]</text:p>
      <text:p text:style-name="P4">
Tags: ['Дніпропетровщина', 'Обстріл', 'Поранені', 'Війна з росією']</text:p>
      <text:p text:style-name="P4">
Type: Article</text:p>
      <!--METADATA-->
      <text:p text:style-name="P4">
<draw:frame draw:style-name="fr1" draw:name="Image163" text:anchor-type="as-char" svg:width="6.9236in" svg:height="3.956343in" draw:z-index="0">
<draw:image xlink:href="../Images/yкринформ/2023-05-14T15-32-00-03-00/630_360_1654768443-794.jpg" xlink:type="simple" xlink:show="embed" xlink:actuate="onLoad" draw:mime-type="image/jpeg"/>
</draw:frame>
Innocents fired at the manganese community in Dnipropetrovsk - two people were in a state of moderate.</text:p>
      <text:p text:style-name="P4">
About it reports in <text:a xlink:type="simple" xlink:href="https://t.me/dnipropetrovskaODA/4619" text:style-name="Internet_20_link" text:visited-style-name="Visited_20_Internet_20_Link">
</text:a>
Sergei Lisak, the Chief Pro -Propetrovsk Regional State Administration, Ukrinform reports.</text:p>
      <text:p text:style-name="P4">
“Two people <text:a xlink:type="simple" xlink:href="https://www.ukrinform.ua/tag-poraneni" text:style-name="Internet_20_link" text:visited-style-name="Visited_20_Internet_20_Link">
</text:a>
The enemy in the manganese community of Nikopol district. There, the raciers kissed the artillery, ”the message.</text:p>
      <text:p text:style-name="P4">
According to Lisak, 38-year-old men and a woman received mine-altitude, contusion and fragmental lesions. They are hospitalized in a state of average height.</text:p>
      <text:p text:style-name="P4">
<text:span text:style-name="T4">
 Read also: </text:span>
 <text:a xlink:type="simple" xlink:href="https://www.ukrinform.ua/rubric-regions/3709045-na-hersonsini-cerez-vorozij-obstril-zaginuv-colovik.html" text:style-name="Internet_20_link" text:visited-style-name="Visited_20_Internet_20_Link">
<text:span text:style-name="T4">
 firing </text:span>
</text:a>
The consequences of the attack are now clarified.</text:p>
      <text:p text:style-name="P4">
As it was reported, on the night of May 14 <text:a xlink:type="simple" xlink:href="https://www.ukrinform.ua/rubric-ato/3708899-unoci-vorog-z-vazkoi-artilerii-obstrilav-gromadu-v-nikopolskomu-rajoni.html" text:style-name="Internet_20_link" text:visited-style-name="Visited_20_Internet_20_Link">
</text:a>
The damage to the infrastructure of the ITRANDRAPRACT ENTRY.</text:p>
      <text:p text:style-name="P4">
News Source: <text:a xlink:type="simple" xlink:href="https://www.ukrinform.ua/rubric-ato/3709078-unaslidok-vorozogo-obstrilu-marganeckoi-gromadi-poraneni-dvoe-ludej.html" text:style-name="Internet_20_link" text:visited-style-name="Visited_20_Internet_20_Link">
https://www.ukrinform.ua/rubric-ato/3709078-unaslidok-vorozogo-obstrilu-marganeckoi-gromadi-poraneni-dvoe-ludej.html</text:a>
</text:p>
      <!--NEWS-->
      <text:h text:style-name="P10" text:outline-level="1">
<text:span text:style-name="T4">
From June 1 in Ukraine an electronic logging ticket will work in Ukraine</text:span>
</text:h>
      <text:p text:style-name="P4">
Authors: Ukrinform (Person)</text:p>
      <text:p text:style-name="P4">
Publisher: Укринформ (Organization)</text:p>
      <text:p text:style-name="P4">
Published Time: 2023-05-14T15:38:00+03:00</text:p>
      <text:p text:style-name="P4">
Modified Time: 2023-05-14T15:38:00+03:00</text:p>
      <text:p text:style-name="P4">
Description: In Ukraine, an electronic logging ticket and a certificate of origin of timber will be launched since June 1. - Ukrinform.</text:p>
      <text:p text:style-name="P4">
Images: ["<text:a xlink:type="simple" xlink:href="https://static.ukrinform.com/photos/2016_11/thumb_files/630_360_1478998706-9112.jpg" text:style-name="Internet_20_link" text:visited-style-name="Visited_20_Internet_20_Link">
630_360_14789...</text:a>
"]</text:p>
      <text:p text:style-name="P4">
Tags: ['Е-квиток', 'Ліс', 'Деревина']</text:p>
      <text:p text:style-name="P4">
Type: Article</text:p>
      <!--METADATA-->
      <text:p text:style-name="P4">
<draw:frame draw:style-name="fr1" draw:name="Image164" text:anchor-type="as-char" svg:width="6.9236in" svg:height="3.956343in" draw:z-index="0">
<draw:image xlink:href="../Images/yкринформ/2023-05-14T15-38-00-03-00/630_360_1478998706-9112.jpg" xlink:type="simple" xlink:show="embed" xlink:actuate="onLoad" draw:mime-type="image/jpeg"/>
</draw:frame>
On June 1, an electronic logging ticket and a timber proposal certificate will be launched on June 1.</text:p>
      <text:p text:style-name="P4">
About it in <text:a xlink:type="simple" xlink:href="https://www.facebook.com/permalink.php" text:style-name="Internet_20_link" text:visited-style-name="Visited_20_Internet_20_Link">
</text:a>
Yuri Bolokhovets, CEO of the Forests of Ukraine, reported, reports Ukrinform.</text:p>
      <text:p text:style-name="P4">
“The government has adopted a decree on the launch of an electronic logging ticket of the Tasrtificate on Origin <text:a xlink:type="simple" xlink:href="https://www.ukrinform.ua/tag-derevina" text:style-name="Internet_20_link" text:visited-style-name="Visited_20_Internet_20_Link">
</text:a>
. Our team of the State Forestry Agency worked for two years, ”the Verification said.</text:p>
      <text:p text:style-name="P4">
The changes come into force on June 1.</text:p>
      <text:p text:style-name="P4">
According to the head of the state-owned enterprise, minimized corruption risks, which were lacked during the existence of a paper version of the document, with the introduction of an e-forestry ticket.</text:p>
      <text:p text:style-name="P4">
The electronic ticket will be provided for each individual area where the harvest is planned, and will contain information about all types of logging. It will be used for all forest users. SE “Forests of Ukraine” also consists of using this service.</text:p>
      <text:p text:style-name="P4">
<text:span text:style-name="T4">
 Read also: </text:span>
 <text:a xlink:type="simple" xlink:href="https://www.ukrinform.ua/rubric-economy/3707984-v-ukraini-perevikonali-plan-posadki-derev-za-programou-zelena-kraina.html" text:style-name="Internet_20_link" text:visited-style-name="Visited_20_Internet_20_Link">
</text:a>
E-forestry tickets will be automatically entered on the site of the site of the State Enterprise "Forestry Innovation and Analytical Center" and in the system of electronic bond of timber, which will create a single electronic database.</text:p>
      <text:p text:style-name="P4">
As Bolokhovets emphasized, a logger ticket, and the certificate of origin of the deeds can be obtained online.</text:p>
      <text:p text:style-name="P4">
As reported, <text:a xlink:type="simple" xlink:href="https://www.ukrinform.ua/rubric-economy/3708383-kabmin-zaprovadzue-elektronnij-lisorubnij-kvitok.html" text:style-name="Internet_20_link" text:visited-style-name="Visited_20_Internet_20_Link">
</text:a>
From the introduction from June 1 in the Ukrainian forestry ticket in electronic form.</text:p>
      <text:p text:style-name="P4">
News Source: <text:a xlink:type="simple" xlink:href="https://www.ukrinform.ua/rubric-economy/3709081-iz-1-cervna-v-ukraini-zapracue-elektronnij-lisorubnij-kvitok.html" text:style-name="Internet_20_link" text:visited-style-name="Visited_20_Internet_20_Link">
https://www.ukrinform.ua/rubric-economy/3709081-iz-1-cervna-v-ukraini-zapracue-elektronnij-lisorubnij-kvitok.html</text:a>
</text:p>
      <!--NEWS-->
      <text:h text:style-name="P10" text:outline-level="1">
<text:span text:style-name="T4">
President of Ukraine Zelensky meet with Chancellor Scholz and visited Ukrainian troops training...</text:span>
</text:h>
      <text:p text:style-name="P4">
Authors: liveuamap (Language: en)</text:p>
      <text:p text:style-name="P4">
Time: 2023-05-14T15:41:01</text:p>
      <text:p text:style-name="P4">
Location: Aachen,Nordrhein-Westfalen (Latitude:50.77266 Longtitude:6.0868)</text:p>
      <text:p text:style-name="P4">
Videos: []</text:p>
      <text:p text:style-name="P4">
Images: []</text:p>
      <text:p text:style-name="P4">
Tags: ["Europe", "Germany"]</text:p>
      <text:p text:style-name="P4">
Id: 22562869</text:p>
      <!--METADATA-->
      <text:p text:style-name="P4">
President of Ukraine Zelensky met with Chancellor Scholz and visited Ukrainiantroops training in Aachen</text:p>
      <text:p text:style-name="P4">
News Collection Link: <text:a xlink:type="simple" xlink:href="https://liveuamap.com/en/2023/14-may-president-of-ukraine-zelensky-met-with-chancellor" text:style-name="Internet_20_link" text:visited-style-name="Visited_20_Internet_20_Link">
https://liveuamap.com/en/2023/14-may-president-of-ukraine-zelensky-met-with-chancellor</text:a>
</text:p>
      <text:p text:style-name="P4">
News Source: <text:a xlink:type="simple" xlink:href="https://t.me/V_Zelenskiy_official/6228" text:style-name="Internet_20_link" text:visited-style-name="Visited_20_Internet_20_Link">
https://t.me/V_Zelenskiy_official/6228</text:a>
</text:p>
      <!--NEWS-->
      <text:h text:style-name="P10" text:outline-level="1">
<text:span text:style-name="T4">
Zaporizka Oblast(21:42). Red Alert: aerial threat. Sirens sounding. Take cover now!</text:span>
</text:h>
      <text:p text:style-name="P4">
Authors: liveuamap (Language: en)</text:p>
      <text:p text:style-name="P4">
Time: 2023-05-14T15:43:00</text:p>
      <text:p text:style-name="P4">
Location: Zaporizka Oblast (Latitude:47.612541 Longtitude:35.764721)</text:p>
      <text:p text:style-name="P4">
Videos: []</text:p>
      <text:p text:style-name="P4">
Images: []</text:p>
      <text:p text:style-name="P4">
Tags: ["Europe", "Central and Eastern Europe"]</text:p>
      <text:p text:style-name="P4">
Id: 22562870</text:p>
      <!--METADATA-->
      <text:p text:style-name="P4">
Zaporizhzhia region(21:42). Red Alert: aerial threat. Sirens sounding. Take covernow!</text:p>
      <text:p text:style-name="P4">
News Collection Link: <text:a xlink:type="simple" xlink:href="https://liveuamap.com/en/2023/14-may-zaporizka-oblast2142-red-alert-aerial-g" text:style-name="Internet_20_link" text:visited-style-name="Visited_20_Internet_20_Link">
https://liveuamap.com/en/2023/14-may-zaporizka-oblast2142-red-alert-aerial-g</text:a>
</text:p>
      <text:p text:style-name="P4">
News Source: <text:a xlink:type="simple" xlink:href="https://t.me/air_alert_ua/45358" text:style-name="Internet_20_link" text:visited-style-name="Visited_20_Internet_20_Link">
https://t.me/air_alert_ua/45358</text:a>
</text:p>
      <!--NEWS-->
      <text:h text:style-name="P10" text:outline-level="1">
<text:span text:style-name="T4">
The strength and boundless love of mothers strengthen the spirit and bring the victory closer - Knyazevich</text:span>
</text:h>
      <text:p text:style-name="P4">
Authors: Ukrinform (Person)</text:p>
      <text:p text:style-name="P4">
Publisher: Укринформ (Organization)</text:p>
      <text:p text:style-name="P4">
Published Time: 2023-05-14T15:45:00+03:00</text:p>
      <text:p text:style-name="P4">
Modified Time: 2023-05-14T15:45:00+03:00</text:p>
      <text:p text:style-name="P4">
Description: Mother's love throughout her life accompanies and protects us, and during the war the strength and stability of mothers strengthen the spirit and bring the victory over the enemy. - Ukrinform.</text:p>
      <text:p text:style-name="P4">
Images: ["<text:a xlink:type="simple" xlink:href="https://static.ukrinform.com/photos/2021_08/thumb_files/630_360_1628524332-395.jpg" text:style-name="Internet_20_link" text:visited-style-name="Visited_20_Internet_20_Link">
630_360_16285...</text:a>
"]</text:p>
      <text:p text:style-name="P4">
Tags: ['День Матері', 'Свято', 'Орден Святого Пантелеймона']</text:p>
      <text:p text:style-name="P4">
Type: Article</text:p>
      <!--METADATA-->
      <text:p text:style-name="P4">
<draw:frame draw:style-name="fr1" draw:name="Image165" text:anchor-type="as-char" svg:width="6.9236in" svg:height="3.956343in" draw:z-index="0">
<draw:image xlink:href="../Images/yкринформ/2023-05-14T15-45-00-03-00/630_360_1628524332-395.jpg" xlink:type="simple" xlink:show="embed" xlink:actuate="onLoad" draw:mime-type="image/jpeg"/>
</draw:frame>
The lover throughout our lives accompanies and protects us, and during the war, the forces of mothers strengthen the spirit and bring the victory over the enemy.</text:p>
      <text:p text:style-name="P4">
This was emphasized by the Chairman of the Honorable Council for the professionalism of the Tamilosalosa "Order of St. Panteleimon" Vasyl Knyazevich in a greeting on the occasion of the mother provided by Ukrinform.</text:p>
      <text:p text:style-name="P4">
"It is with the mother that begins every life - from a person who is carrying us, cherishes Ived into the world. Whether we are small or adults, we are near Chidalko, maternal love is always an unchanged source of inspiration for us. There is no other example in the world. unconditional and unwavering, than her mother's love for her child. She strengthens us, protects us even in the most difficult times, "Knyazevich said.</text:p>
      <text:p text:style-name="P4">
He recalled that in Ukraine, the mother has long been considered a coast of kind, embodiment of humanity, hard work, goodness and dedication.</text:p>
      <text:p text:style-name="P4">
"Throughout history, Ukrainian mothers were the driving force and support of non -permanent personalities, and their love and care went far beyond their children. During this unprovided cruel war, the Ukrainian mother -woman was in a special position," Knyazevich said.</text:p>
      <text:p text:style-name="P4">
<text:span text:style-name="T4">
 Read also: </text:span>
 <text:a xlink:type="simple" xlink:href="https://www.ukrinform.ua/rubric-society/3708939-v-ukraini-vidznacaetsa-den-materi.html" text:style-name="Internet_20_link" text:visited-style-name="Visited_20_Internet_20_Link">
<text:span text:style-name="T4">
 day </text:span>
 <text:span text:style-name="T4">
 </text:span>
 mother **</text:a>
According to him, the mothers of defenders and defenders, military physicians, law enforcement officers, rescuers and volunteers live with the faith and hope for their sons and daughters home. Many moms have lost their children or their children were injured during rocket attacks and bombardment. Many women were abandoning their homes, sometimes without a certain final point to save their children from explosions and shelling.</text:p>
      <text:p text:style-name="P4">
The chairman of the respected council also noted Ukrainian military personnel, military physicians who today combine their maternal duty together with the service of the country: "Mother-in-law of the Ukrainian kind, who seek to protect their children, their family, their home, their home, their family, their family, their home, their family, their home, their family, their family. .</text:p>
      <text:p text:style-name="P4">
"Special words of gratitude and respect for mothers of fallen heroes. We are extremely appreciating a huge self -sacrifice that was made by the military for the protection of our country, and we are gratefully grateful to you for the education of courageous Ukrainian sons and daughters, true patriots of Ukraine," Knyazevich stressed.<text:span text:style-name="T4">
 Read also: </text:span>
 <text:a xlink:type="simple" xlink:href="https://www.ukrinform.ua/rubric-society/3709084-naev-privitav-bagatoditnu-oficerku-z-dnem-materi.html" text:style-name="Internet_20_link" text:visited-style-name="Visited_20_Internet_20_Link">
<text:span text:style-name="T4">
 Naev </text:span>
</text:a>
The Order of St. Panteleimon-a public initiative that conducts socially important actions in support of doctors, has been operating every year every year, has been operating since 2009. The respectable council of the public initiative includes well -known physicians, entrepreneurs, public, religious and cultural figures. The head of the Council is the excellence of health care Vasyl Knyazevich.</text:p>
      <text:p text:style-name="P4">
The Order of St. Panteleimon's Order has been a professional and acelidous orientation in Ukraine since 2009 for humanistic and noble activities of Ugaluga health care. The presentation takes place on August 9, on the day of the Holy Martyr and Healer Panteleimon.</text:p>
      <text:p text:style-name="P4">
News Source: <text:a xlink:type="simple" xlink:href="https://www.ukrinform.ua/rubric-society/3709086-sila-i-bezmezna-lubov-materiv-zmicnuut-duh-i-nablizaut-peremogu-knazevic.html" text:style-name="Internet_20_link" text:visited-style-name="Visited_20_Internet_20_Link">
https://www.ukrinform.ua/rubric-society/3709086-sila-i-bezmezna-lubov-materiv-zmicnuut-duh-i-nablizaut-peremogu-knazevic.html</text:a>
</text:p>
      <!--NEWS-->
      <text:h text:style-name="P10" text:outline-level="1">
<text:span text:style-name="T4">
Tsurenko gave way to the first "racket" of the world at WTA tournament in Rome</text:span>
</text:h>
      <text:p text:style-name="P4">
Authors: Ukrinform (Person)</text:p>
      <text:p text:style-name="P4">
Publisher: Укринформ (Organization)</text:p>
      <text:p text:style-name="P4">
Published Time: 2023-05-14T15:51:00+03:00</text:p>
      <text:p text:style-name="P4">
Modified Time: 2023-05-14T15:51:00+03:00</text:p>
      <text:p text:style-name="P4">
Description: Lesya Tsurenko, Ukrainian, completed the performance at the prestigious soil tournament of the Women's Tennis Association (WTA) - Internazionali BNL D'italia - in Rome (Italy) with a prize fund of $ 3.5 million - Ukrinform.</text:p>
      <text:p text:style-name="P4">
Images: ["<text:a xlink:type="simple" xlink:href="https://static.ukrinform.com/photos/2023_05/thumb_files/630_360_1684068610-535.jpg" text:style-name="Internet_20_link" text:visited-style-name="Visited_20_Internet_20_Link">
630_360_16840...</text:a>
"]</text:p>
      <text:p text:style-name="P4">
Tags: ['Цуренко', 'Теніс']</text:p>
      <text:p text:style-name="P4">
Type: Article</text:p>
      <!--METADATA-->
      <text:p text:style-name="P4">
<draw:frame draw:style-name="fr1" draw:name="Image166" text:anchor-type="as-char" svg:width="6.9236in" svg:height="3.956343in" draw:z-index="0">
<draw:image xlink:href="../Images/yкринформ/2023-05-14T15-51-00-03-00/630_360_1684068610-535.jpg" xlink:type="simple" xlink:show="embed" xlink:actuate="onLoad" draw:mime-type="image/jpeg"/>
</draw:frame>
Ukrainian Tsurenko completed the performance at a prestigious soil tournament tennis association ahead of schedule(WTA)- International BNL of Italy - π(Italy)With a prize fund $ 3.5 million.</text:p>
      <text:p text:style-name="P4">
In the third circle of competitions, Turenko was defeated by the first "racket" of the world Igishvyontek from Poland - 2: 6, 0: 6, reports Ukrinform.</text:p>
      <text:p text:style-name="P4">
The tennis players were spent on the court for 1 hour for 20 minutes.</text:p>
      <text:p text:style-name="P4">
<text:span text:style-name="T4">
 Read also: </text:span>
 <text:a xlink:type="simple" xlink:href="https://www.ukrinform.ua/rubric-sports/3708640-curenko-uperse-zdobula-ponad-20-peremog-za-sezon-pered-rolan-garros.html" text:style-name="Internet_20_link" text:visited-style-name="Visited_20_Internet_20_Link">
</text:a>
The tournament in Rome will last until May 21.</text:p>
      <text:p text:style-name="P4">
Last year, the Internazionali bnl d'italia won Schwontek.</text:p>
      <text:p text:style-name="P4">
Photo: Getty Images.</text:p>
      <text:p text:style-name="P4">
News Source: <text:a xlink:type="simple" xlink:href="https://www.ukrinform.ua/rubric-sports/3709088-curenko-postupilasa-persij-raketci-svitu-na-turniri-wta-u-rimi.html" text:style-name="Internet_20_link" text:visited-style-name="Visited_20_Internet_20_Link">
https://www.ukrinform.ua/rubric-sports/3709088-curenko-postupilasa-persij-raketci-svitu-na-turniri-wta-u-rimi.html</text:a>
</text:p>
      <!--NEWS-->
      <text:h text:style-name="P10" text:outline-level="1">
<text:span text:style-name="T4">
Methods of the Nazi regime identical to the atrocities of Russian invaders - Foreign Ministry</text:span>
</text:h>
      <text:p text:style-name="P4">
Authors: Ukrinform (Person)</text:p>
      <text:p text:style-name="P4">
Publisher: Укринформ (Organization)</text:p>
      <text:p text:style-name="P4">
Published Time: 2023-05-14T15:56:19+03:00</text:p>
      <text:p text:style-name="P4">
Modified Time: 2023-05-14T15:56:19+03:00</text:p>
      <text:p text:style-name="P4">
Description: Barbarian methods used by the Nazi regime during World War II are identical to the atrocities that are now committed by Russian invaders in Ukraine. - Ukrinform.</text:p>
      <text:p text:style-name="P4">
Images: ["<text:a xlink:type="simple" xlink:href="https://static.ukrinform.com/photos/2018_10/thumb_files/630_360_1538641801-667.jpg" text:style-name="Internet_20_link" text:visited-style-name="Visited_20_Internet_20_Link">
630_360_15386...</text:a>
"]</text:p>
      <text:p text:style-name="P4">
Tags: ['МЗС', 'росія', 'Праведники світу']</text:p>
      <text:p text:style-name="P4">
Type: Article</text:p>
      <!--METADATA-->
      <text:p text:style-name="P4">
<draw:frame draw:style-name="fr1" draw:name="Image167" text:anchor-type="as-char" svg:width="6.9236in" svg:height="3.956343in" draw:z-index="0">
<draw:image xlink:href="../Images/yкринформ/2023-05-14T15-56-19-03-00/630_360_1538641801-667.jpg" xlink:type="simple" xlink:show="embed" xlink:actuate="onLoad" draw:mime-type="image/jpeg"/>
</draw:frame>
The barbaric meters used by the Nazi regime during World War II are identical to the atrocities that are now committed by Russian invaders in Ukraine.</text:p>
      <text:p text:style-name="P4">
This is stated in <text:a xlink:type="simple" xlink:href="http://mfa.gov.ua/news/komentar-mzs-ukrayini-do-dnya-pamyati-ukrayinciv-yaki-ryatuvali-yevreyiv-pid-chas-drugoyi-svitovoyi-vijni" text:style-name="Internet_20_link" text:visited-style-name="Visited_20_Internet_20_Link">
</text:a>
Ministries of Foreign Affairs for the Day of Remembrance of Ukrainians, who rescued Jews during the Second World War, Ukrinform reports.</text:p>
      <text:p text:style-name="P4">
"According to the number of the state of Israel, the title of the righteous peoples of the world of Jews from the Holocaust, Ukraine ranks fourth after Poland, the Netherlands and France. Paying honor of the sacrifice and humanity The title, we emphasize that the barbaric methods used by the Nazi regime are identical to the atrocities that Russian invaders are committed on Ukrainian land today in the abandoned purpose of destruction of Ukrainians, " - said in <text:a xlink:type="simple" xlink:href="https://www.ukrinform.ua/tag-mzs" text:style-name="Internet_20_link" text:visited-style-name="Visited_20_Internet_20_Link">
</text:a>
.</text:p>
      <text:p text:style-name="P4">
The foreign policy department emphasized that against the background of heroic resistance to Russian invaders, Kremlin narratives about the need for "denacification" of Ukraine are particularly cynical.</text:p>
      <text:p text:style-name="P4">
"The price of international solidarity, both during Hitler's aggression against free -europe, and today, against the backdrop of the ongoing armed invasion of Russia in Ukraine, is extremely high - it is the future of peoples, states, and safety of people. On a medal, which is awarded the righteous peoples of the world. "The one who saves one life saves the whole world." Recorded that the joint efforts of everyone and everyone will be secured by the rescue -civilizational democratic values from the encroachment of the aggressive regimen, "the Foreign Ministry said.</text:p>
      <text:p text:style-name="P4">
<text:span text:style-name="T4">
 Read also: </text:span>
 <text:a xlink:type="simple" xlink:href="https://www.ukrinform.ua/rubric-regions/3708431-v-odesi-vidznacili-den-pravednikiv-narodiv-svitu.html" text:style-name="Internet_20_link" text:visited-style-name="Visited_20_Internet_20_Link">
<text:span text:style-name="T4">
 righteous </text:span>
</text:a>
Ukrainian diplomats urge the international community to make maximum volumes for the early prosecution of the perpetrators of the genocide war against the Ukrainian people, the crimes of anti -personality and war crimes committed by Russian invaders in the territory of Ukraine.</text:p>
      <text:p text:style-name="P4">
The Day of Remembrance of Ukrainians, who rescued Jews during the Second World War, is celebrated on May 14.</text:p>
      <text:p text:style-name="P4">
News Source: <text:a xlink:type="simple" xlink:href="https://www.ukrinform.ua/rubric-polytics/3709089-metodi-nacistskogo-rezimu-totozni-zvirstvam-rosijskih-zagarbnikiv-mzs.html" text:style-name="Internet_20_link" text:visited-style-name="Visited_20_Internet_20_Link">
https://www.ukrinform.ua/rubric-polytics/3709089-metodi-nacistskogo-rezimu-totozni-zvirstvam-rosijskih-zagarbnikiv-mzs.html</text:a>
</text:p>
      <!--NEWS-->
      <text:h text:style-name="P10" text:outline-level="1">
<text:span text:style-name="T4">
Heather beat Metalist 1925 in the match of the Football Premier League</text:span>
</text:h>
      <text:p text:style-name="P4">
Authors: Ukrinform (Person)</text:p>
      <text:p text:style-name="P4">
Publisher: Укринформ (Organization)</text:p>
      <text:p text:style-name="P4">
Published Time: 2023-05-14T16:00:00+03:00</text:p>
      <text:p text:style-name="P4">
Modified Time: 2023-05-14T16:00:00+03:00</text:p>
      <text:p text:style-name="P4">
Description: The Ukrainian Football Championship among the Premier League teams continues the 26th round. - Ukrinform.</text:p>
      <text:p text:style-name="P4">
Images: ["<text:a xlink:type="simple" xlink:href="https://static.ukrinform.com/photos/2023_05/thumb_files/630_360_1684069319-537.jpg" text:style-name="Internet_20_link" text:visited-style-name="Visited_20_Internet_20_Link">
630_360_16840...</text:a>
"]</text:p>
      <text:p text:style-name="P4">
Tags: ['Футбол', 'Металіст-1925', "Прем'єр-ліга", 'Верес']</text:p>
      <text:p text:style-name="P4">
Type: Article</text:p>
      <!--METADATA-->
      <text:p text:style-name="P4">
<draw:frame draw:style-name="fr1" draw:name="Image168" text:anchor-type="as-char" svg:width="6.9236in" svg:height="3.956343in" draw:z-index="0">
<draw:image xlink:href="../Images/yкринформ/2023-05-14T16-00-00-03-00/630_360_1684069319-537.jpg" xlink:type="simple" xlink:show="embed" xlink:actuate="onLoad" draw:mime-type="image/jpeg"/>
</draw:frame>
The Ukrainian Football Center among the Premier League teams continue the 26-giving matches.</text:p>
      <text:p text:style-name="P4">
Rivne "Veres" on its field minimally played Kharkiv "Metalist 1925" - 1: 0, reports Ukrinform.</text:p>
      <text:p text:style-name="P4">
The decisive ball in the 49th minute was scored by the midfielder of "Heather" midfielder Pasich.</text:p>
      <text:p text:style-name="P4">
Sunday also play Kryvyi Rih Kryvbas and Lviv Movement.</text:p>
      <text:p text:style-name="P4">
The program of the tour on Monday, May 15, will be completed by the fights of Transcarpathian "Minai" and "Dnipro-1"(13.00), Kovalivsky "Kolos" and "Alexandria"(15.00).</text:p>
      <text:p text:style-name="P4">
<text:span text:style-name="T5">
Результати попередніх матчів туру:</text:span>
</text:p>
      <text:p text:style-name="P4">
«Динамо» (Kyiv)- Chernomorets(Odesa)- 2: 3</text:p>
      <text:p text:style-name="P4">
Ingulets(Petrova)- Shakhtar(Donetsk)- 0: 2</text:p>
      <text:p text:style-name="P4">
Metalist(Kharkiv)- “Dawn”(Lugansk)- 0: 5</text:p>
      <text:p text:style-name="P4">
"Lviv" - "Vorskla"(Poltava)- 0: 2.</text:p>
      <text:p text:style-name="P4">
<text:span text:style-name="T4">
 Read also: </text:span>
 <text:a xlink:type="simple" xlink:href="https://www.ukrinform.ua/rubric-sports/3708680-futbolnomu-klubu-dinamo-kiiv-vipovnilosa-96-rokiv.html" text:style-name="Internet_20_link" text:visited-style-name="Visited_20_Internet_20_Link">
<text:span text:style-name="T4">
 Football </text:span>
</text:a>
Shakhtar is the leader in the UPL standings with 63 points(After 26 games)then - Dnipro -1 - 58(25), Zorya - 58(26), «Dynamo» - 50(26), Alexandria - 39(25), Vorskla - 33(26), "Kolos" - 33(25), Kryvbas -32(25)...</text:p>
      <text:p text:style-name="P4">
Фото: ФК «Верес».</text:p>
      <text:p text:style-name="P4">
News Source: <text:a xlink:type="simple" xlink:href="https://www.ukrinform.ua/rubric-sports/3709091-veres-obigrav-metalist-1925-u-matci-futbolnoi-premerligi.html" text:style-name="Internet_20_link" text:visited-style-name="Visited_20_Internet_20_Link">
https://www.ukrinform.ua/rubric-sports/3709091-veres-obigrav-metalist-1925-u-matci-futbolnoi-premerligi.html</text:a>
</text:p>
      <!--NEWS-->
      <text:h text:style-name="P10" text:outline-level="1">
<text:span text:style-name="T4">
Zaluzhny thanked the mothers of defenders of Ukraine</text:span>
</text:h>
      <text:p text:style-name="P4">
Authors: Ukrinform (Person)</text:p>
      <text:p text:style-name="P4">
Publisher: Укринформ (Organization)</text:p>
      <text:p text:style-name="P4">
Published Time: 2023-05-14T16:06:59+03:00</text:p>
      <text:p text:style-name="P4">
Modified Time: 2023-05-14T16:06:59+03:00</text:p>
      <text:p text:style-name="P4">
Description: The Commander -in -Chief of the Armed Forces of Ukraine Valery Zaluzhny on the occasion of Mother's Day expressed his gratitude to the mothers of Ukrainian defenders. - Ukrinform.</text:p>
      <text:p text:style-name="P4">
Images: ["<text:a xlink:type="simple" xlink:href="https://static.ukrinform.com/photos/2023_02/thumb_files/630_360_1676531523-210.png" text:style-name="Internet_20_link" text:visited-style-name="Visited_20_Internet_20_Link">
630_360_16765...</text:a>
"]</text:p>
      <text:p text:style-name="P4">
Tags: ['День Матері', 'Валерій Залужний']</text:p>
      <text:p text:style-name="P4">
Type: Article</text:p>
      <!--METADATA-->
      <text:p text:style-name="P4">
<draw:frame draw:style-name="fr1" draw:name="Image169" text:anchor-type="as-char" svg:width="6.9236in" svg:height="3.956343in" draw:z-index="0">
<draw:image xlink:href="../Images/yкринформ/2023-05-14T16-06-59-03-00/630_360_1676531523-210.png" xlink:type="simple" xlink:show="embed" xlink:actuate="onLoad" draw:mime-type="image/png"/>
</draw:frame>
The Commander -in -Chief of the Armed Forces of Ukraine Valery Zaluzhny on the occasion of Mother's Day was gratitude to the mothers of Ukrainian defenders.</text:p>
      <text:p text:style-name="P4">
As Ukrinform reports, he wrote about it in <text:a xlink:type="simple" xlink:href="http://t.me/CinCAFU/497" text:style-name="Internet_20_link" text:visited-style-name="Visited_20_Internet_20_Link">
</text:a>
.</text:p>
      <text:p text:style-name="P4">
"I admire the heroism and strength of the spirit of Ukrainian mothers. The dedication of the sky for their children. Today, your faith, love and support live in the hearts of our soldiers," Zaluzhny.</text:p>
      <text:p text:style-name="P4">
Commander -in -Chief <text:a xlink:type="simple" xlink:href="https://www.ukrinform.ua/tag-zsu" text:style-name="Internet_20_link" text:visited-style-name="Visited_20_Internet_20_Link">
</text:a>
He gave a low bow to Ilya honor to Ukrainian mothers whose sons and daughters defend Ukraine.</text:p>
      <text:p text:style-name="P4">
"Thank you for everything you do to approach our victory," he said.</text:p>
      <text:p text:style-name="P4">
<text:span text:style-name="T4">
 Read also: </text:span>
 <text:a xlink:type="simple" xlink:href="https://www.ukrinform.ua/rubric-society/3709084-naev-privitav-bagatoditnu-oficerku-z-dnem-materi.html" text:style-name="Internet_20_link" text:visited-style-name="Visited_20_Internet_20_Link">
<text:span text:style-name="T4">
 Naev </text:span>
</text:a>
As reported by Ukrinform, in Ukraine on Sunday, May 14, celebrate <text:a xlink:type="simple" xlink:href="https://www.ukrinform.ua/rubric-society/3708939-v-ukraini-vidznacaetsa-den-materi.html" text:style-name="Internet_20_link" text:visited-style-name="Visited_20_Internet_20_Link">
</text:a>
. The holiday was established in accordance with the Presidential Decree of May 10, 1999. It is celebrated every second Sunday of May.</text:p>
      <text:p text:style-name="P4">
News Source: <text:a xlink:type="simple" xlink:href="https://www.ukrinform.ua/rubric-society/3709094-zaluznij-podakuvav-materam-zahisnikiv-ukraini.html" text:style-name="Internet_20_link" text:visited-style-name="Visited_20_Internet_20_Link">
https://www.ukrinform.ua/rubric-society/3709094-zaluznij-podakuvav-materam-zahisnikiv-ukraini.html</text:a>
</text:p>
      <!--NEWS-->
      <text:h text:style-name="P10" text:outline-level="1">
<text:span text:style-name="T4">
Fire after shelling in Schebekine district</text:span>
</text:h>
      <text:p text:style-name="P4">
Authors: liveuamap (Language: en)</text:p>
      <text:p text:style-name="P4">
Time: 2023-05-14T16:11:29</text:p>
      <text:p text:style-name="P4">
Location: Belgorod (Latitude:50.40633 Longtitude:36.89449)</text:p>
      <text:p text:style-name="P4">
Videos: []</text:p>
      <text:p text:style-name="P4">
Images: ["<text:a xlink:type="simple" xlink:href="https://liveuamap.com/pics/2023/05/14/22562871_0.jpg" text:style-name="Internet_20_link" text:visited-style-name="Visited_20_Internet_20_Link">
22562871_0.jpg</text:a>
"]</text:p>
      <text:p text:style-name="P4">
Tags: ["Russia", "Central and Eastern Europe"]</text:p>
      <text:p text:style-name="P4">
Id: 22562871</text:p>
      <!--METADATA-->
      <text:p text:style-name="P4">
Fire after shelling in Schebekine district</text:p>
      <text:p text:style-name="P4">
<draw:frame draw:style-name="fr1" draw:name="Image170" text:anchor-type="as-char" svg:width="6.9236in" svg:height="5.313863in" draw:z-index="0">
<draw:image xlink:href="../Images/liveuamap/2023-05-14T16-11-29/22562871_0.jpg" xlink:type="simple" xlink:show="embed" xlink:actuate="onLoad" draw:mime-type="image/jpeg"/>
</draw:frame>
News Collection Link: <text:a xlink:type="simple" xlink:href="https://liveuamap.com/en/2023/14-may-fire-after-shelling-in-schebekine-district" text:style-name="Internet_20_link" text:visited-style-name="Visited_20_Internet_20_Link">
https://liveuamap.com/en/2023/14-may-fire-after-shelling-in-schebekine-district</text:a>
</text:p>
      <text:p text:style-name="P4">
News Source: <text:a xlink:type="simple" xlink:href="https://t.me/belgorod_informant/4144" text:style-name="Internet_20_link" text:visited-style-name="Visited_20_Internet_20_Link">
https://t.me/belgorod_informant/4144</text:a>
</text:p>
      <!--NEWS-->
      <text:h text:style-name="P10" text:outline-level="1">
<text:span text:style-name="T4">
In Thailand there are parliamentary elections</text:span>
</text:h>
      <text:p text:style-name="P4">
Authors: Ukrinform (Person)</text:p>
      <text:p text:style-name="P4">
Publisher: Укринформ (Organization)</text:p>
      <text:p text:style-name="P4">
Published Time: 2023-05-14T16:18:00+03:00</text:p>
      <text:p text:style-name="P4">
Modified Time: 2023-05-14T16:18:00+03:00</text:p>
      <text:p text:style-name="P4">
Description: In Thailand, on Sunday, May 14, there is a vote in the parliamentary elections. - Ukrinform.</text:p>
      <text:p text:style-name="P4">
Images: ["<text:a xlink:type="simple" xlink:href="https://static.ukrinform.com/photos/2023_05/thumb_files/630_360_1684070177-491.jpg" text:style-name="Internet_20_link" text:visited-style-name="Visited_20_Internet_20_Link">
630_360_16840...</text:a>
", "<text:a xlink:type="simple" xlink:href="https://static.ukrinform.com/photos/2023_05/1684070177-794.jpg" text:style-name="Internet_20_link" text:visited-style-name="Visited_20_Internet_20_Link">
1684070177-79...</text:a>
", "<text:a xlink:type="simple" xlink:href="https://static.ukrinform.com/photos/2023_05/1684070177-809.jpg" text:style-name="Internet_20_link" text:visited-style-name="Visited_20_Internet_20_Link">
1684070177-80...</text:a>
"]</text:p>
      <text:p text:style-name="P4">
Tags: ['Парламент', 'Таїланд', 'Вибори']</text:p>
      <text:p text:style-name="P4">
Type: Article</text:p>
      <!--METADATA-->
      <text:p text:style-name="P4">
<draw:frame draw:style-name="fr1" draw:name="Image171" text:anchor-type="as-char" svg:width="6.9236in" svg:height="3.956343in" draw:z-index="0">
<draw:image xlink:href="../Images/yкринформ/2023-05-14T16-18-00-03-00/630_360_1684070177-491.jpg" xlink:type="simple" xlink:show="embed" xlink:actuate="onLoad" draw:mime-type="image/jpeg"/>
</draw:frame>
On Sunday, May 14, there is a vote in the parliamentary elections.</text:p>
      <text:p text:style-name="P4">
About it reports <text:a xlink:type="simple" xlink:href="https://www.bbc.com/news/world-asia-65567781" text:style-name="Internet_20_link" text:visited-style-name="Visited_20_Internet_20_Link">
</text:a>
, reports Ukrinform.  Voting began at 8 am local time at 95 thousand <text:a xlink:type="simple" xlink:href="https://www.ukrinform.ua/tag-vibori" text:style-name="Internet_20_link" text:visited-style-name="Visited_20_Internet_20_Link">
</text:a>
sections.</text:p>
      <text:p text:style-name="P4">
<draw:frame draw:style-name="fr1" draw:name="Image172" text:anchor-type="as-char" svg:width="6.9236in" svg:height="3.894525in" draw:z-index="0">
<draw:image xlink:href="../Images/yкринформ/2023-05-14T16-18-00-03-00/1684070177-794.jpg" xlink:type="simple" xlink:show="embed" xlink:actuate="onLoad" draw:mime-type="image/jpeg"/>
</draw:frame>
About 50 million voters have to elect 500 members of the Lower Parcemant. About two million people have voted early.</text:p>
      <text:p text:style-name="P4">
<draw:frame draw:style-name="fr1" draw:name="Image173" text:anchor-type="as-char" svg:width="6.9236in" svg:height="3.894525in" draw:z-index="0">
<draw:image xlink:href="../Images/yкринформ/2023-05-14T16-18-00-03-00/1684070177-809.jpg" xlink:type="simple" xlink:show="embed" xlink:actuate="onLoad" draw:mime-type="image/jpeg"/>
</draw:frame>
Almost 70 parties are involved in the election races.</text:p>
      <text:p text:style-name="P4">
Currently, the Thai Party, led by the daughter of former Prime Minister Taxin Chicina, displaced in 2006 as a result of a coup. All the accusations of the Expremier have denied in 2008 in exile, London and Dubai.</text:p>
      <text:p text:style-name="P4">
<text:span text:style-name="T4">
 Read also: </text:span>
 <text:a xlink:type="simple" xlink:href="https://www.ukrinform.ua/rubric-world/3708924-u-tureccini-prohodat-prezidentski-j-parlamentski-vibori.html" text:style-name="Internet_20_link" text:visited-style-name="Visited_20_Internet_20_Link">
<text:span text:style-name="T4">
 elections </text:span>
</text:a>
In 2019, the election took place in Thailand, but no parties received the voting.</text:p>
      <text:p text:style-name="P4">
As reported by Ukrinform, on Sunday in Turkey there is a vote on the election president and the parliament of the 28th convocation.</text:p>
      <text:p text:style-name="P4">
<text:span text:style-name="T5">
Foto: Getty Images</text:span>
</text:p>
      <text:p text:style-name="P4">
News Source: <text:a xlink:type="simple" xlink:href="https://www.ukrinform.ua/rubric-world/3709097-u-tailandi-prohodat-parlamentski-vibori.html" text:style-name="Internet_20_link" text:visited-style-name="Visited_20_Internet_20_Link">
https://www.ukrinform.ua/rubric-world/3709097-u-tailandi-prohodat-parlamentski-vibori.html</text:a>
</text:p>
      <!--NEWS-->
      <text:h text:style-name="P10" text:outline-level="1">
<text:span text:style-name="T4">
The invaders fired the village in Zaporizhzhia region, there are wounded - Yermak</text:span>
</text:h>
      <text:p text:style-name="P4">
Authors: Ukrinform (Person)</text:p>
      <text:p text:style-name="P4">
Publisher: Укринформ (Organization)</text:p>
      <text:p text:style-name="P4">
Published Time: 2023-05-14T16:23:00+03:00</text:p>
      <text:p text:style-name="P4">
Modified Time: 2023-05-14T16:23:00+03:00</text:p>
      <text:p text:style-name="P4">
Description: Russian troops fired at the village of Primorskoe, Zaporizhzhya region. - Ukrinform.</text:p>
      <text:p text:style-name="P4">
Images: ["<text:a xlink:type="simple" xlink:href="https://static.ukrinform.com/photos/2023_05/thumb_files/630_360_1684077431-134.jpg" text:style-name="Internet_20_link" text:visited-style-name="Visited_20_Internet_20_Link">
630_360_16840...</text:a>
"]</text:p>
      <text:p text:style-name="P4">
Tags: ['Обстріл', 'Поранені', 'Єрмак', 'Запоріжжя']</text:p>
      <text:p text:style-name="P4">
Type: Article</text:p>
      <!--METADATA-->
      <text:p text:style-name="P4">
<draw:frame draw:style-name="fr1" draw:name="Image174" text:anchor-type="as-char" svg:width="6.9236in" svg:height="3.956343in" draw:z-index="0">
<draw:image xlink:href="../Images/yкринформ/2023-05-14T16-23-00-03-00/630_360_1684077431-134.jpg" xlink:type="simple" xlink:show="embed" xlink:actuate="onLoad" draw:mime-type="image/jpeg"/>
</draw:frame>
Ruskivska fired the village of Primorskoye of Zaporizhzhya region.</text:p>
      <text:p text:style-name="P4">
According to Ukrinform, the head of the Presidential Office Andriy Yermak to report this <text:a xlink:type="simple" xlink:href="https://t.me/ermaka2022/2665" text:style-name="Internet_20_link" text:visited-style-name="Visited_20_Internet_20_Link">
</text:a>
.</text:p>
      <text:p text:style-name="P4">
“The Russians are firing the Zaporozhye region. As a result of <text:a xlink:type="simple" xlink:href="https://www.ukrinform.ua/tag-obstril" text:style-name="Internet_20_link" text:visited-style-name="Visited_20_Internet_20_Link">
</text:a>
"Grads" of the village of Primorskoe victims. The enemy hit a private house, ”Yermak said.</text:p>
      <text:p text:style-name="P4">
Also, according to him, the Russians are firing seaside high school. "It is known that three civilians and an ambulance driver were injured," said OP.</text:p>
      <text:p text:style-name="P4">
<text:span text:style-name="T4">
 Read also: </text:span>
 <text:a xlink:type="simple" xlink:href="https://www.ukrinform.ua/rubric-ato/3709042-vijska-rf-atakuvali-selo-poblizu-zaporizza-poranena-zinka.html" text:style-name="Internet_20_link" text:visited-style-name="Visited_20_Internet_20_Link">
<text:span text:style-name="T4">
 injured </text:span>
</text:a>
"As a result of the attack on Primorsky there is a victim. During a direct hit, a 30-year-old man was injured, now in heavy. Three more were injured, among them a 7-year-old girl,"-written head of Zaporizhzhya Ova Yuri Malashko in <text:a xlink:type="simple" xlink:href="https://t.me/zoda_gov_ua/18751" text:style-name="Internet_20_link" text:visited-style-name="Visited_20_Internet_20_Link">
</text:a>
.</text:p>
      <text:p text:style-name="P4">
All the victims were promptly taken to medical institutions of the regional center.</text:p>
      <text:p text:style-name="P4">
In addition, the enemy hit Gulyaypol. The blow came next to the medical establishment. There is destruction.</text:p>
      <text:p text:style-name="P4">
As reported <text:a xlink:type="simple" xlink:href="https://www.ukrinform.ua/rubric-regions/3708914-na-zaporizzi-armia-rf-obstrilala-18-naselenih-punktiv-poranenij-colovik.html" text:style-name="Internet_20_link" text:visited-style-name="Visited_20_Internet_20_Link">
</text:a>
, the army of the Russian Federation fired at 18 settlements of Zaporizhzhya region for a day, a 64-year-old man was injured.</text:p>
      <text:p text:style-name="P4">
<text:span text:style-name="T5">
Foto: Yuri Malashko / Telegram</text:span>
</text:p>
      <text:p text:style-name="P4">
News Source: <text:a xlink:type="simple" xlink:href="https://www.ukrinform.ua/rubric-ato/3709099-rosiani-obstrilali-selo-u-zaporizkij-oblasti-e-poraneni-ermak.html" text:style-name="Internet_20_link" text:visited-style-name="Visited_20_Internet_20_Link">
https://www.ukrinform.ua/rubric-ato/3709099-rosiani-obstrilali-selo-u-zaporizkij-oblasti-e-poraneni-ermak.html</text:a>
</text:p>
      <!--NEWS-->
      <text:h text:style-name="P10" text:outline-level="1">
<text:span text:style-name="T4">
In the cafe of the occupied Melitopol the girl threw Russian tricolor</text:span>
</text:h>
      <text:p text:style-name="P4">
Authors: Ukrinform (Person)</text:p>
      <text:p text:style-name="P4">
Publisher: Укринформ (Organization)</text:p>
      <text:p text:style-name="P4">
Published Time: 2023-05-14T16:29:00+03:00</text:p>
      <text:p text:style-name="P4">
Modified Time: 2023-05-14T16:29:00+03:00</text:p>
      <text:p text:style-name="P4">
Description: In the temporarily occupied Melitopol, the girl threw a Russian tricolor. The invaders made her apologize. - Ukrinform.</text:p>
      <text:p text:style-name="P4">
Images: ["<text:a xlink:type="simple" xlink:href="https://static.ukrinform.com/photos/2023_05/thumb_files/630_360_1684071850-414.jpg" text:style-name="Internet_20_link" text:visited-style-name="Visited_20_Internet_20_Link">
630_360_16840...</text:a>
"]</text:p>
      <text:p text:style-name="P4">
Tags: ['Мелітополь', 'Прапор', 'Війна з росією', 'Кафе']</text:p>
      <text:p text:style-name="P4">
Type: Article</text:p>
      <!--METADATA-->
      <text:p text:style-name="P4">
<draw:frame draw:style-name="fr1" draw:name="Image175" text:anchor-type="as-char" svg:width="6.9236in" svg:height="3.956343in" draw:z-index="0">
<draw:image xlink:href="../Images/yкринформ/2023-05-14T16-29-00-03-00/630_360_1684071850-414.jpg" xlink:type="simple" xlink:show="embed" xlink:actuate="onLoad" draw:mime-type="image/jpeg"/>
</draw:frame>
Settlement of the occupied Melitopol, the girl thwarted the Russian tricolor.</text:p>
      <text:p text:style-name="P4">
About it in <text:a xlink:type="simple" xlink:href="https://t.me/ivan_fedorov_melitopol/1967" text:style-name="Internet_20_link" text:visited-style-name="Visited_20_Internet_20_Link">
</text:a>
The city chairman of Melitopol Ivan Fedorov reports, Ukrinform reports.</text:p>
      <text:p text:style-name="P4">
"<text:a xlink:type="simple" xlink:href="https://www.ukrinform.ua/tag-prapor" text:style-name="Internet_20_link" text:visited-style-name="Visited_20_Internet_20_Link">
</text:a>
The aggressor countries of the resident of the city in the premises of one of the cafes. The occupiers' manuals conveyed a record of the "where they need". The girl has already been forced to apologize to the camera is a prison, " - the post reads.</text:p>
      <text:p text:style-name="P4">
<text:span text:style-name="T5">
Viso: <text:a xlink:type="simple" xlink:href="http://t.me/ivan_fedorov_melitopol/1967" text:style-name="Internet_20_link" text:visited-style-name="Visited_20_Internet_20_Link">
</text:a>
</text:span>
</text:p>
      <text:p text:style-name="P4">
He also published a video of how it was.</text:p>
      <text:p text:style-name="P4">
<text:span text:style-name="T4">
 Read also: </text:span>
 <text:a xlink:type="simple" xlink:href="https://www.ukrinform.ua/rubric-regions/3708417-u-melitopoli-bila-pidizdu-pidirvali-kolaboranta.html" text:style-name="Internet_20_link" text:visited-style-name="Visited_20_Internet_20_Link">
<text:span text:style-name="T4">
 Melitopoli </text:span>
</text:a>
Fedorov added that this is not the first time when people in occupation demonstrate their own way to the symbolism of the Russian Federation.</text:p>
      <text:p text:style-name="P4">
News Source: <text:a xlink:type="simple" xlink:href="https://www.ukrinform.ua/rubric-regions/3709108-u-kafe-okupovanogo-melitopola-divcina-zirvala-rosijskij-trikolor.html" text:style-name="Internet_20_link" text:visited-style-name="Visited_20_Internet_20_Link">
https://www.ukrinform.ua/rubric-regions/3709108-u-kafe-okupovanogo-melitopola-divcina-zirvala-rosijskij-trikolor.html</text:a>
</text:p>
      <!--NEWS-->
      <text:h text:style-name="P10" text:outline-level="1">
<text:span text:style-name="T4">
Russians fired a village in Kharkiv region - two dead</text:span>
</text:h>
      <text:p text:style-name="P4">
Authors: Ukrinform (Person)</text:p>
      <text:p text:style-name="P4">
Publisher: Укринформ (Organization)</text:p>
      <text:p text:style-name="P4">
Published Time: 2023-05-14T16:39:00+03:00</text:p>
      <text:p text:style-name="P4">
Modified Time: 2023-05-14T16:39:00+03:00</text:p>
      <text:p text:style-name="P4">
Description: The Russians fired a village in Kharkiv region, resulting in two people killed. - Ukrinform.</text:p>
      <text:p text:style-name="P4">
Images: ["<text:a xlink:type="simple" xlink:href="https://static.ukrinform.com/photos/2021_04/thumb_files/630_360_1617451420-842.jpg" text:style-name="Internet_20_link" text:visited-style-name="Visited_20_Internet_20_Link">
630_360_16174...</text:a>
"]</text:p>
      <text:p text:style-name="P4">
Tags: ['Обстріл', 'Загибель', 'Харківщина', 'Війна з росією']</text:p>
      <text:p text:style-name="P4">
Type: Article</text:p>
      <!--METADATA-->
      <text:p text:style-name="P4">
<draw:frame draw:style-name="fr1" draw:name="Image176" text:anchor-type="as-char" svg:width="6.9236in" svg:height="3.956343in" draw:z-index="0">
<draw:image xlink:href="../Images/yкринформ/2023-05-14T16-39-00-03-00/630_360_1617451420-842.jpg" xlink:type="simple" xlink:show="embed" xlink:actuate="onLoad" draw:mime-type="image/jpeg"/>
</draw:frame>
The Russian village in Kharkiv region was destroyed, resulting in two people killed.</text:p>
      <text:p text:style-name="P4">
This was reported by the head of Kharkiv Ova Oleg Synigubov in <text:a xlink:type="simple" xlink:href="https://t.me/synegubov/6201" text:style-name="Internet_20_link" text:visited-style-name="Visited_20_Internet_20_Link">
</text:a>
, reports Ukrinform.</text:p>
      <text:p text:style-name="P4">
“The occupiers are again <text:a xlink:type="simple" xlink:href="https://www.ukrinform.ua/tag-obstril" text:style-name="Internet_20_link" text:visited-style-name="Visited_20_Internet_20_Link">
</text:a>
Houses of civilians of Kharkiv region.</text:p>
      <text:p text:style-name="P4">
Today, under the blow was the village. Older of the Chuguev district. Unfortunately, two civilians were killed in the first time: a 59-year-old woman and a 65-year-old man, ”the message reads.</text:p>
      <text:p text:style-name="P4">
<text:span text:style-name="T4">
 Read also: </text:span>
 <text:a xlink:type="simple" xlink:href="https://www.ukrinform.ua/rubric-regions/3709045-na-hersonsini-cerez-vorozij-obstril-zaginuv-colovik.html" text:style-name="Internet_20_link" text:visited-style-name="Visited_20_Internet_20_Link">
<text:span text:style-name="T4">
 firing </text:span>
</text:a>
As it was reported, the Russians struck from the RSSU "Smerch" in the city of Kupyansk Tadvokh districts of Kharkiv region.</text:p>
      <text:p text:style-name="P4">
News Source: <text:a xlink:type="simple" xlink:href="https://www.ukrinform.ua/rubric-ato/3709103-rosiani-obstrilali-selo-na-harkivsini-dvoe-zagiblih.html" text:style-name="Internet_20_link" text:visited-style-name="Visited_20_Internet_20_Link">
https://www.ukrinform.ua/rubric-ato/3709103-rosiani-obstrilali-selo-na-harkivsini-dvoe-zagiblih.html</text:a>
</text:p>
      <!--NEWS-->
      <text:h text:style-name="P10" text:outline-level="1">
<text:span text:style-name="T4">
Candidate from the opposition party "Shor" Eugenia Hutsul won the election of the head of the...</text:span>
</text:h>
      <text:p text:style-name="P4">
Authors: liveuamap (Language: en)</text:p>
      <text:p text:style-name="P4">
Time: 2023-05-14T16:49:30</text:p>
      <text:p text:style-name="P4">
Location: Gagauzia (Latitude:46.04193 Longtitude:28.83694)</text:p>
      <text:p text:style-name="P4">
Videos: []</text:p>
      <text:p text:style-name="P4">
Images: []</text:p>
      <text:p text:style-name="P4">
Tags: ["Moldova", "Balkans"]</text:p>
      <text:p text:style-name="P4">
Id: 22562872</text:p>
      <!--METADATA-->
      <text:p text:style-name="P4">
Candidate from the opposition party "Shor" Eugenia Hutsul won the election ofthe head of the Gagauz autonomy of Moldova</text:p>
      <text:p text:style-name="P4">
News Collection Link: <text:a xlink:type="simple" xlink:href="https://moldova.liveuamap.com/en/2023/14-may-candidate-from-the-opposition-party-shor-eugenia-hutsul" text:style-name="Internet_20_link" text:visited-style-name="Visited_20_Internet_20_Link">
https://moldova.liveuamap.com/en/2023/14-may-candidate-from-the-opposition-party-shor-eugenia-hutsul</text:a>
</text:p>
      <text:p text:style-name="P4">
News Source: <text:a xlink:type="simple" xlink:href="https://t.me/tass_agency/191915" text:style-name="Internet_20_link" text:visited-style-name="Visited_20_Internet_20_Link">
https://t.me/tass_agency/191915</text:a>
</text:p>
      <!--NEWS-->
      <text:h text:style-name="P10" text:outline-level="1">
<text:span text:style-name="T4">
Kalinina will play with the US Open finalist at WTA tournament in Rome</text:span>
</text:h>
      <text:p text:style-name="P4">
Authors: Ukrinform (Person)</text:p>
      <text:p text:style-name="P4">
Publisher: Укринформ (Organization)</text:p>
      <text:p text:style-name="P4">
Published Time: 2023-05-14T16:51:05+03:00</text:p>
      <text:p text:style-name="P4">
Modified Time: 2023-05-14T16:51:05+03:00</text:p>
      <text:p text:style-name="P4">
Description: The 19th NGO 19th Nature Nature number will become the rival of the second "racket" of Ukraine Angelina Kalinina in the fourth circle of prestigious soil tournament of the Women's Tennis Association (WTA) - Internazionali Bnl D'Italia - in Rome (Italy). - Ukrinform.</text:p>
      <text:p text:style-name="P4">
Images: ["<text:a xlink:type="simple" xlink:href="https://static.ukrinform.com/photos/2023_04/thumb_files/630_360_1681713960-551.jpg" text:style-name="Internet_20_link" text:visited-style-name="Visited_20_Internet_20_Link">
630_360_16817...</text:a>
"]</text:p>
      <text:p text:style-name="P4">
Tags: ['Теніс', 'Ангеліна Калініна']</text:p>
      <text:p text:style-name="P4">
Type: Article</text:p>
      <!--METADATA-->
      <text:p text:style-name="P4">
<draw:frame draw:style-name="fr1" draw:name="Image177" text:anchor-type="as-char" svg:width="6.9236in" svg:height="3.956343in" draw:z-index="0">
<draw:image xlink:href="../Images/yкринформ/2023-05-14T16-51-05-03-00/630_360_1681713960-551.jpg" xlink:type="simple" xlink:show="embed" xlink:actuate="onLoad" draw:mime-type="image/jpeg"/>
</draw:frame>
The 19th NGO Madisson goat number will become the rival of the second "racket" of Ukraine Angelina Kalinina in the fourth circle(WTA)- International BNL of Italy - π(Italy)With a prize fund $ 3.5 million.</text:p>
      <text:p text:style-name="P4">
In the third round of the goat competitions, she won a technical victory over the 14th "sowing number" by Belaruska Victoria Azarenko, who refused to continue the performance of the Vitaliy capital, Ukrinform reports.</text:p>
      <text:p text:style-name="P4">
It should be noted that the goats of 2017 reached the final of the US Open home in New York.</text:p>
      <text:p text:style-name="P4">
<text:span text:style-name="T4">
 Read also: </text:span>
 <text:a xlink:type="simple" xlink:href="https://www.ukrinform.ua/rubric-sports/3708015-kalinina-zigrae-z-cempionkou-australian-open-na-turniri-wta-v-rimi.html" text:style-name="Internet_20_link" text:visited-style-name="Visited_20_Internet_20_Link">
<text:span text:style-name="T4">
 Kalinina </text:span>
</text:a>
The tournament in Rome will last until May 21.</text:p>
      <text:p text:style-name="P4">
In the photo: Angelina Kalinina(Getty Images).</text:p>
      <text:p text:style-name="P4">
News Source: <text:a xlink:type="simple" xlink:href="https://www.ukrinform.ua/rubric-sports/3709111-kalinina-zigrae-z-finalistkou-us-open-na-turniri-wta-v-rimi.html" text:style-name="Internet_20_link" text:visited-style-name="Visited_20_Internet_20_Link">
https://www.ukrinform.ua/rubric-sports/3709111-kalinina-zigrae-z-finalistkou-us-open-na-turniri-wta-v-rimi.html</text:a>
</text:p>
      <!--NEWS-->
      <text:h text:style-name="P10" text:outline-level="1">
<text:span text:style-name="T4">
Chernomorsk port is prepared for transfer to concession</text:span>
</text:h>
      <text:p text:style-name="P4">
Authors: Ukrinform (Person)</text:p>
      <text:p text:style-name="P4">
Publisher: Укринформ (Organization)</text:p>
      <text:p text:style-name="P4">
Published Time: 2023-05-14T16:54:22+03:00</text:p>
      <text:p text:style-name="P4">
Modified Time: 2023-05-14T16:54:22+03:00</text:p>
      <text:p text:style-name="P4">
Description: The Ministry of Defense prepares for the transfer to the concession terminals of the Maritime Commercial Port "Chernomorsk". - Ukrinform.</text:p>
      <text:p text:style-name="P4">
Images: ["<text:a xlink:type="simple" xlink:href="https://static.ukrinform.com/photos/2018_04/thumb_files/630_360_1523024741-7401.jpg" text:style-name="Internet_20_link" text:visited-style-name="Visited_20_Internet_20_Link">
630_360_15230...</text:a>
"]</text:p>
      <text:p text:style-name="P4">
Tags: ['Концесія', 'Порт «Чорноморськ» ']</text:p>
      <text:p text:style-name="P4">
Type: Article</text:p>
      <!--METADATA-->
      <text:p text:style-name="P4">
<draw:frame draw:style-name="fr1" draw:name="Image178" text:anchor-type="as-char" svg:width="6.9236in" svg:height="3.956343in" draw:z-index="0">
<draw:image xlink:href="../Images/yкринформ/2023-05-14T16-54-22-03-00/630_360_1523024741-7401.jpg" xlink:type="simple" xlink:show="embed" xlink:actuate="onLoad" draw:mime-type="image/jpeg"/>
</draw:frame>
The Ministry of Defense prepares for the transfer to the concession terminals of the Chernomorsk Maritime Commerce.</text:p>
      <text:p text:style-name="P4">
This was reported by the press service of the Ministry of Community Development, Territories of Tainfrastructure in <text:a xlink:type="simple" xlink:href="http://www.facebook.com/Ministry.for.restoration/posts/pfbid036fmAdgEULfezo3Z2ZQP6pgUukJgkMEvxYuB74d4qdC7LaeDQDhZjEC3T8kxjR9iRl" text:style-name="Internet_20_link" text:visited-style-name="Visited_20_Internet_20_Link">
</text:a>
, reports Ukrinform.</text:p>
      <text:p text:style-name="P4">
“The Port terminals of the Black Sea are preparing to be transferred to concession. The first, container and fifth terminals are planned to be transferred. The process was even to a full -scale invasion <text:a xlink:type="simple" xlink:href="https://www.ukrinform.ua/tag-rosia" text:style-name="Internet_20_link" text:visited-style-name="Visited_20_Internet_20_Link">
</text:a>
, now the ministry is recovering it, ”the message reads.</text:p>
      <text:p text:style-name="P4">
The first stage will develop a technical and economic justification, which is professional in the global infrastructure fund; Experts and consultant will be reconciled by the European Bank for Reconstruction and Development and International Financial Corporation.</text:p>
      <text:p text:style-name="P4">
The next stage is to hold a competition among those who want to get the Chernomorsk port.</text:p>
      <text:p text:style-name="P4">
With the transfer of the port to the management of private partners, Ukraine will hold the concession contribution and stable taxes to the budget every year. Private partnership will lead to significant investments, optimize the logistics of transportation and increase the quality of service.</text:p>
      <text:p text:style-name="P4">
The Ministry of Defense reminded that Ukraine already has the experience of transferring portova infrastructure to concession. In particular, in 2021, the Ministry of Infrastructure of the State Sea Port of Ukraine was transmitted to private partners of the state, state -owned styworial companies of the Kherson and Olbia seaports. The active work of these objects prevented only the full -scale invasion of Russia.</text:p>
      <text:p text:style-name="P4">
<text:span text:style-name="T4">
 Read also: </text:span>
 <text:a xlink:type="simple" xlink:href="https://www.ukrinform.ua/rubric-regions/3708500-kim-nazvav-najbilsu-problemu-dla-biznesu-mikolaivsini.html" text:style-name="Internet_20_link" text:visited-style-name="Visited_20_Internet_20_Link">
</text:a>
It was reported that the development of public-private partnership is one of the effective restoration of Ukraine's economy. According to the Prime Minister Schmigal, we have already adopted modern legislation to have hundreds of powerful concession projects.</text:p>
      <text:p text:style-name="P4">
News Source: <text:a xlink:type="simple" xlink:href="https://www.ukrinform.ua/rubric-economy/3709112-port-cornomorsk-gotuut-do-peredaci-u-koncesiu.html" text:style-name="Internet_20_link" text:visited-style-name="Visited_20_Internet_20_Link">
https://www.ukrinform.ua/rubric-economy/3709112-port-cornomorsk-gotuut-do-peredaci-u-koncesiu.html</text:a>
</text:p>
      <!--NEWS-->
      <text:h text:style-name="P10" text:outline-level="1">
<text:span text:style-name="T4">
Ukraine has prepared the first list of projects to recover by almost ₴ 18 billion</text:span>
</text:h>
      <text:p text:style-name="P4">
Authors: Ukrinform (Person)</text:p>
      <text:p text:style-name="P4">
Publisher: Укринформ (Organization)</text:p>
      <text:p text:style-name="P4">
Published Time: 2023-05-14T17:03:00+03:00</text:p>
      <text:p text:style-name="P4">
Modified Time: 2023-05-14T17:03:00+03:00</text:p>
      <text:p text:style-name="P4">
Description: The Interagency Working Group has made a list of projects with preliminary priority to allocate funds for the recovery from the Fund to eliminate the consequences of armed aggression. - Ukrinform.</text:p>
      <text:p text:style-name="P4">
Images: ["<text:a xlink:type="simple" xlink:href="https://static.ukrinform.com/photos/2021_04/thumb_files/630_360_1617369105-115.jpg" text:style-name="Internet_20_link" text:visited-style-name="Visited_20_Internet_20_Link">
630_360_16173...</text:a>
"]</text:p>
      <text:p text:style-name="P4">
Tags: ['Війна з росією', 'Відбудова']</text:p>
      <text:p text:style-name="P4">
Type: Article</text:p>
      <!--METADATA-->
      <text:p text:style-name="P4">
<draw:frame draw:style-name="fr1" draw:name="Image179" text:anchor-type="as-char" svg:width="6.9236in" svg:height="3.956343in" draw:z-index="0">
<draw:image xlink:href="../Images/yкринформ/2023-05-14T17-03-00-03-00/630_360_1617369105-115.jpg" xlink:type="simple" xlink:show="embed" xlink:actuate="onLoad" draw:mime-type="image/jpeg"/>
</draw:frame>
The Interagency Productial Group has made a list of projections with a preliminary priority to remove funds to recover from the Fund for the elimination of the consequences of armed aggression.</text:p>
      <text:p text:style-name="P4">
This was reported by the press service of the Ministry of Community Development, Territories of Tainfrastructure in <text:a xlink:type="simple" xlink:href="https://www.facebook.com/Ministry.for.restoration/posts/pfbid02UbJ8fKsWwGBvG2kotfKqf9jYpw6dJ4tWXrufQLohF9A2vr4nW55qjHnUEwx5GnV9l" text:style-name="Internet_20_link" text:visited-style-name="Visited_20_Internet_20_Link">
</text:a>
, reports Ukrinform.</text:p>
      <text:p text:style-name="P4">
"During the meeting, the Interagency Working Group considered 377 the first projects of funding at the expense of the liquidation fund UAH 17.9 billion, subacibilities of local self -government, as well as the central bodies The message said.</text:p>
      <text:p text:style-name="P4">
It is emphasized that according to the results of the reviews of the projects, the working group of the projects with the preliminary priority, which will be submitted to the Cabinet of Ministers of Ukraine. The final list of projects will be approved by a lawyer on the results of revision by the applicants of the submitted documentation.</text:p>
      <text:p text:style-name="P4">
The approved projects will receive funding from the Fund for the elimination of the consequences of armed aggression.</text:p>
      <text:p text:style-name="P4">
Currently, the team of renewal agency together with the renewal services services, representatives of executive authorities conduct objects, study all available documentation and process the relevant mechanisms and terms <text:a xlink:type="simple" xlink:href="https://www.ukrinform.ua/rubric-vidbudova" text:style-name="Internet_20_link" text:visited-style-name="Visited_20_Internet_20_Link">
</text:a>
The following meetings of the Interagency Working Group will be broadcast in online mode will be available for public viewing.</text:p>
      <text:p text:style-name="P4">
<text:span text:style-name="T4">
 Read also: </text:span>
 <text:a xlink:type="simple" xlink:href="https://www.ukrinform.ua/rubric-vidbudova/3708336-smigal-doruciv-utvoriti-u-nizci-ministerstv-ta-ova-posadi-zastupnikiv-z-pitan-vidnovlenna.html" text:style-name="Internet_20_link" text:visited-style-name="Visited_20_Internet_20_Link">
<text:span text:style-name="T4">
 Recovery </text:span>
</text:a>
As reported, <text:a xlink:type="simple" xlink:href="https://www.ukrinform.ua/rubric-uarazom/3596484-v-ukraini-stvorat-fond-likvidacii-naslidkiv-zbrojnoi-agresii-rada-uhvalila-zakon.html" text:style-name="Internet_20_link" text:visited-style-name="Visited_20_Internet_20_Link">
</text:a>
The special fund of the State Budget. The funds of the Fund are proposed to be directed to the construction of public buildings, protective structures of civil protection, reconstruction, major repairs of object infrastructure and housing to internally displaced persons and people who were lost as a result of hostilities. For 2023, the budget of the Fund of Elimination of Armed Aggression Defenders was approved in the amount of 52.5 billion.</text:p>
      <text:p text:style-name="P4">
News Source: <text:a xlink:type="simple" xlink:href="https://www.ukrinform.ua/rubric-vidbudova/3709118-v-ukraini-pidgotuvali-persij-perelik-proektiv-dla-vidnovlenna-na-majze-18-milardiv.html" text:style-name="Internet_20_link" text:visited-style-name="Visited_20_Internet_20_Link">
https://www.ukrinform.ua/rubric-vidbudova/3709118-v-ukraini-pidgotuvali-persij-perelik-proektiv-dla-vidnovlenna-na-majze-18-milardiv.html</text:a>
</text:p>
      <!--NEWS-->
      <text:h text:style-name="P10" text:outline-level="1">
<text:span text:style-name="T4">
Zelensky met with members of the German Security Cabinet</text:span>
</text:h>
      <text:p text:style-name="P4">
Authors: Ukrinform (Person)</text:p>
      <text:p text:style-name="P4">
Publisher: Укринформ (Organization)</text:p>
      <text:p text:style-name="P4">
Published Time: 2023-05-14T17:07:00+03:00</text:p>
      <text:p text:style-name="P4">
Modified Time: 2023-05-14T17:07:00+03:00</text:p>
      <text:p text:style-name="P4">
Description: President Volodymyr Zelenskyy met with members of the German Security Cabinet. - Ukrinform.</text:p>
      <text:p text:style-name="P4">
Images: ["<text:a xlink:type="simple" xlink:href="https://static.ukrinform.com/photos/2023_05/thumb_files/630_360_1684073196-620.jpeg" text:style-name="Internet_20_link" text:visited-style-name="Visited_20_Internet_20_Link">
630_360_16840...</text:a>
"]</text:p>
      <text:p text:style-name="P4">
Tags: ['Німеччина', 'Зеленський', 'Безпека', 'Війна з росією']</text:p>
      <text:p text:style-name="P4">
Type: Article</text:p>
      <!--METADATA-->
      <text:p text:style-name="P4">
<draw:frame draw:style-name="fr1" draw:name="Image180" text:anchor-type="as-char" svg:width="6.9236in" svg:height="3.956343in" draw:z-index="0">
<draw:image xlink:href="../Images/yкринформ/2023-05-14T17-07-00-03-00/630_360_1684073196-620.jpeg" xlink:type="simple" xlink:show="embed" xlink:actuate="onLoad" draw:mime-type="image/jpeg"/>
</draw:frame>
Presidential Divine Zelensky held a meeting with members of the Cabinet on Security of Nimechy.</text:p>
      <text:p text:style-name="P4">
Before the meeting, which was also attended by Chancellor Olaf Scholtz, joined Viesecanzler, Minister of Economy and Climate Protection of Germany Robert Gabec, Minister of Law Affairs Annalen Berbok, Defense Minister Boris Pistorius, Minister of Finans Christian Lindner, Minister of Economic Co -operation and Development , reports Ukrinform with reference to <text:a xlink:type="simple" xlink:href="https://www.president.gov.ua/news/prezident-ukrayini-zustrivsya-z-chlenami-kabinetu-z-pitan-be-82889" text:style-name="Internet_20_link" text:visited-style-name="Visited_20_Internet_20_Link">
</text:a>
Zelensky emphasized, in particular, that such a format of the meeting is unique and full corresponds to the high level of interaction achieved between our states.</text:p>
      <text:p text:style-name="P4">
He expressed his gratitude to the German government and each of the officials of the official comprehensive assistance to Ukraine from the first days of full -scale Russian aggression.</text:p>
      <text:p text:style-name="P4">
<text:span text:style-name="T4">
 Read also: </text:span>
 <text:a xlink:type="simple" xlink:href="https://www.ukrinform.ua/rubric-ato/3709026-uze-cogoric-mozna-zavdati-rosii-nezvorotnoi-porazki-zelenskij.html" text:style-name="Internet_20_link" text:visited-style-name="Visited_20_Internet_20_Link">
<text:span text:style-name="T4">
 Zelensky </text:span>
</text:a>
Having acquainted the members of the German security cabinet with the situation on the front and the first -time needs of the Ukrainian defense forces, the head of the Ukrainian state -owned proclaimed the need to remove restrictions and red lines on the supply of Ukraine of all types of weapons.</text:p>
      <text:p text:style-name="P4">
Speaking to Federal Chancellor, <text:a xlink:type="simple" xlink:href="https://www.ukrinform.ua/tag-zelenskij" text:style-name="Internet_20_link" text:visited-style-name="Visited_20_Internet_20_Link">
</text:a>
He noted a fundamentally new nature of bilateral relations.</text:p>
      <text:p text:style-name="P4">
“From February 24 last year, with the" change of epochs ", as you have stated it, the relationship between our states has changed radically. From the provision of Ukrainian -humanitarian aid - to receiving the most modern means of air defense, artillery, BMPTA of combat tanks, ”he emphasized.</text:p>
      <text:p text:style-name="P4">
Zelensky thanked the Chancellor for his personal role in these transformations, and the hope of Germany's leadership and in the formation of the Air Coalition.</text:p>
      <text:p text:style-name="P4">
The Head of State also praised the decision on the allocation of federal government for the purchase of military equipment and equipment necessary for Ukraine by 2032 for a total amount of 17 billion euros.</text:p>
      <text:p text:style-name="P4">
<text:span text:style-name="T4">
 Read also: </text:span>
 <text:a xlink:type="simple" xlink:href="https://www.ukrinform.ua/rubric-ato/3709039-ukraina-rozrahovue-na-pidtrimku-nimeccinou-aviacijnoi-koalicii-zelenskij.html" text:style-name="Internet_20_link" text:visited-style-name="Visited_20_Internet_20_Link">
<text:span text:style-name="T4">
 Zelensky </text:span>
</text:a>
</text:p>
      <text:p text:style-name="P4">
It was about key areas of cooperation in the international arena, in particular the Germany of Peace and organization of the Global Samite of Peace, assistance in the implementation of the Black Sea Grain Initiative, the Tagumanitarian Program from Ukraine.</text:p>
      <text:p text:style-name="P4">
As reported, <text:a xlink:type="simple" xlink:href="https://www.ukrinform.ua/rubric-polytics/3708995-zelenskij-obgovoriv-zi-stajnmaerom-intensivnu-spivpracu-miz-krainami.html" text:style-name="Internet_20_link" text:visited-style-name="Visited_20_Internet_20_Link">
</text:a>
<text:span text:style-name="T5">
Foto: op</text:span>
</text:p>
      <text:p text:style-name="P4">
News Source: <text:a xlink:type="simple" xlink:href="https://www.ukrinform.ua/rubric-polytics/3709120-zelenskij-zustrivsa-z-clenami-kabinetu-z-pitan-bezpeki-frn.html" text:style-name="Internet_20_link" text:visited-style-name="Visited_20_Internet_20_Link">
https://www.ukrinform.ua/rubric-polytics/3709120-zelenskij-zustrivsa-z-clenami-kabinetu-z-pitan-bezpeki-frn.html</text:a>
</text:p>
      <!--NEWS-->
      <text:h text:style-name="P10" text:outline-level="1">
<text:span text:style-name="T4">
The project of a documentary cycle on Ukraine's military intelligence participates in the MKIP competition</text:span>
</text:h>
      <text:p text:style-name="P4">
Authors: Ukrinform (Person)</text:p>
      <text:p text:style-name="P4">
Publisher: Укринформ (Organization)</text:p>
      <text:p text:style-name="P4">
Published Time: 2023-05-14T17:07:46+03:00</text:p>
      <text:p text:style-name="P4">
Modified Time: 2023-05-14T17:07:46+03:00</text:p>
      <text:p text:style-name="P4">
Description: The project of documentary cinema about the special operations of the warriors of the Main Directorate of Intelligence of the Ministry of Defense of Ukraine "Pulls of Russian pilots", "War on the Dnieper" and "Foreign Legion" participates in the Art Competition of the Ministry of Culture and Inform Policy. - Ukrinform.</text:p>
      <text:p text:style-name="P4">
Images: ["<text:a xlink:type="simple" xlink:href="https://static.ukrinform.com/photos/2022_03/thumb_files/630_360_1646152322-572.jpg" text:style-name="Internet_20_link" text:visited-style-name="Visited_20_Internet_20_Link">
630_360_16461...</text:a>
"]</text:p>
      <text:p text:style-name="P4">
Tags: ['Міноборони', 'Розвідка', 'МКІП ']</text:p>
      <text:p text:style-name="P4">
Type: Article</text:p>
      <!--METADATA-->
      <text:p text:style-name="P4">
<draw:frame draw:style-name="fr1" draw:name="Image181" text:anchor-type="as-char" svg:width="6.9236in" svg:height="3.956343in" draw:z-index="0">
<draw:image xlink:href="../Images/yкринформ/2023-05-14T17-07-46-03-00/630_360_1646152322-572.jpg" xlink:type="simple" xlink:show="embed" xlink:actuate="onLoad" draw:mime-type="image/jpeg"/>
</draw:frame>
Project -documentary cinema trilogy on special operations of the warriors of the Main Directorate of Intelligence of the Ministry of Defense of Ukraine "Dowelry pilots of Russia", "War on the Dnieper" and "Foreign Legion" participates in the Art Competition of the Ministry of Culture and Ininforming Policy.</text:p>
      <text:p text:style-name="P4">
As Ukrinform reports, GUR MOU reports in <text:a xlink:type="simple" xlink:href="http://t.me/DIUkraine/2308" text:style-name="Internet_20_link" text:visited-style-name="Visited_20_Internet_20_Link">
</text:a>
.</text:p>
      <text:p text:style-name="P4">
“In the Ruly Beaten Pilots are unique staff of air battles during the time of the full -scale Russian -Ukrainian war. How did we resist the aircraft aircraft and did not allow Muscovy to get domination in the Ukrainian sky? Why did Russian pilots feel so impunity? ”</text:p>
      <text:p text:style-name="P4">
As it is noted, the impressions of the work of the defenders of the sky of Ukraine will share hostile pilots -officers - the video of their interrogations will be published for the first time.</text:p>
      <text:p text:style-name="P4">
In the "war on the Dnieper" will demonstrate in detail the bold secret raispets of the GURGS between the shores and floodplains of the majestic and symbolic for Ukraine of the river. In the documentary: episodes of combat work in Zaporozhye Tacherson region; Cossack experience in the forging of the left Dnieper shore; Action on water, underwater and in the air.</text:p>
      <text:p text:style-name="P4">
The movie "Foreign Legion" will tell the stories of brave and free people from all the planet who came to Ukraine after February 24, 2022 and came to weapons with Ukrainians.</text:p>
      <text:p text:style-name="P4">
“Who are these warriors? How many of them? Why do they help us at risk of their own life? What is their role in the victory of Ukraine over aggressive Russia? Key -empisodes of creation of a unit of foreign volunteers and prominent battles of their participation - in the final film of cinema trilogy about the GUR of the Ministry of Defense of Ukraine ”, - in the message.</text:p>
      <text:p text:style-name="P4">
GUR is asked to support the project of a documentary cycle on Ukraine's military intelligence for <text:a xlink:type="simple" xlink:href="http://docs.google.com/forms/d/1vIjh0xnQL63dXthHUZdadM2NC6Y_BsFdUDOtylde6p0/viewform" text:style-name="Internet_20_link" text:visited-style-name="Visited_20_Internet_20_Link">
</text:a>
.</text:p>
      <text:p text:style-name="P4">
«Водночас ми наголошуємо, що кожна з воєнних історій, покладених в основуконкурсних кінопроектів, заслуговують на екранізацію заради збереження пам’ятіпро звитяжні дії українського війська у війні за Свободу та Незалежність», -сказано в повідомленні.</text:p>
      <text:p text:style-name="P4">
<text:span text:style-name="T4">
Читайте також:</text:span>
 <text:a xlink:type="simple" xlink:href="https://www.ukrinform.ua/rubric-culture/3685716-v-ukraini-vidbuvsa-pokaz-drugogo-filmu-trilogii-pro-gur-bitva-za-ostriv-zmiinij-more.html" text:style-name="Internet_20_link" text:visited-style-name="Visited_20_Internet_20_Link">
 <text:span text:style-name="T4">
Україні</text:span>
 <text:span text:style-name="T4">
відбувся</text:span>
 <text:span text:style-name="T4">
показ</text:span>
 <text:span text:style-name="T4">
другого</text:span>
 <text:span text:style-name="T4">
фільму</text:span>
<text:span text:style-name="T4">
трилогії</text:span>
 <text:span text:style-name="T4">
про</text:span>
 <text:span text:style-name="T4">
ГУР</text:span>
 <text:span text:style-name="T4">
Битва</text:span>
 <text:span text:style-name="T4">
острів</text:span>
 <text:span text:style-name="T4">
Зміїний</text:span>
 <text:span text:style-name="T4">
Море</text:span>
</text:a>
</text:p>
      <text:p text:style-name="P4">
News Source: <text:a xlink:type="simple" xlink:href="https://www.ukrinform.ua/rubric-culture/3709119-proekt-dokumentalnogo-ciklu-pro-voennu-rozvidku-ukraini-bere-ucast-u-konkursi-mkip.html" text:style-name="Internet_20_link" text:visited-style-name="Visited_20_Internet_20_Link">
https://www.ukrinform.ua/rubric-culture/3709119-proekt-dokumentalnogo-ciklu-pro-voennu-rozvidku-ukraini-bere-ucast-u-konkursi-mkip.html</text:a>
</text:p>
      <!--NEWS-->
      <text:h text:style-name="P10" text:outline-level="1">
<text:span text:style-name="T4">
UPL: "Kryvbas" through a penalty torn the victory over "movement"</text:span>
</text:h>
      <text:p text:style-name="P4">
Authors: Ukrinform (Person)</text:p>
      <text:p text:style-name="P4">
Publisher: Укринформ (Organization)</text:p>
      <text:p text:style-name="P4">
Published Time: 2023-05-14T17:15:00+03:00</text:p>
      <text:p text:style-name="P4">
Modified Time: 2023-05-14T17:15:00+03:00</text:p>
      <text:p text:style-name="P4">
Description: The Ukrainian Football Championship among the Premier League teams continues the 26th round. - Ukrinform.</text:p>
      <text:p text:style-name="P4">
Images: ["<text:a xlink:type="simple" xlink:href="https://static.ukrinform.com/photos/2023_05/thumb_files/630_360_1684073878-702.jpg" text:style-name="Internet_20_link" text:visited-style-name="Visited_20_Internet_20_Link">
630_360_16840...</text:a>
"]</text:p>
      <text:p text:style-name="P4">
Tags: ['Футбол', "Прем'єр-ліга"]</text:p>
      <text:p text:style-name="P4">
Type: Article</text:p>
      <!--METADATA-->
      <text:p text:style-name="P4">
<draw:frame draw:style-name="fr1" draw:name="Image182" text:anchor-type="as-char" svg:width="6.9236in" svg:height="3.956343in" draw:z-index="0">
<draw:image xlink:href="../Images/yкринформ/2023-05-14T17-15-00-03-00/630_360_1684073878-702.jpg" xlink:type="simple" xlink:show="embed" xlink:actuate="onLoad" draw:mime-type="image/jpeg"/>
</draw:frame>
The Ukrainian Football Center among the Premier League teams continue the 26-giving matches.</text:p>
      <text:p text:style-name="P4">
Kryvyi Rih Kryvbas at the end of the home match with the movement torn out the victory of the Ulivoyan - 1: 0, reports Ukrinform.</text:p>
      <text:p text:style-name="P4">
The only ball in the 90th minute was scored by Rift Kapych Bosnian midfielder Rift Kapic.</text:p>
      <text:p text:style-name="P4">
The program of the tour on Monday, May 15, will be completed by the fights of Transcarpathian "Minai" and "Dnipro-1"(13.00), Kovalivsky "Kolos" and "Alexandria"(15.00).</text:p>
      <text:p text:style-name="P4">
<text:span text:style-name="T5">
Результати попередніх матчів туру:</text:span>
</text:p>
      <text:p text:style-name="P4">
«Динамо» (Kyiv)- Chernomorets(Odesa)- 2: 3</text:p>
      <text:p text:style-name="P4">
Ingulets(Petrova)- Shakhtar(Donetsk)- 0: 2</text:p>
      <text:p text:style-name="P4">
Metalist(Kharkiv)- “Dawn”(Lugansk)- 0: 5</text:p>
      <text:p text:style-name="P4">
"Lviv" - "Vorskla"(Poltava)- 0: 2</text:p>
      <text:p text:style-name="P4">
"Heather"(Rivne)- Metalist 1925(Kharkiv)- 1: 0.</text:p>
      <text:p text:style-name="P4">
<text:span text:style-name="T4">
 Read also: </text:span>
 <text:a xlink:type="simple" xlink:href="https://www.ukrinform.ua/rubric-sports/3708498-armolenko-dublem-zaversiv-sribnij-sezon-u-cempionati-oae.html" text:style-name="Internet_20_link" text:visited-style-name="Visited_20_Internet_20_Link">
</text:a>
Shakhtar is the leader in the UPL standings with 63 points(After 26 games)then - Dnipro -1 - 58(25), Zorya - 58(26), «Dynamo» - 50(26), Alexandria - 39(25), "Kryvbas" - 35(26), Vorskla - 33(26), "Kolos" -33(25)...</text:p>
      <text:p text:style-name="P4">
Фото: ФК «Кривбас».</text:p>
      <text:p text:style-name="P4">
News Source: <text:a xlink:type="simple" xlink:href="https://www.ukrinform.ua/rubric-sports/3709121-upl-krivbas-zavdaki-penalti-virvav-peremogu-nad-ruhom.html" text:style-name="Internet_20_link" text:visited-style-name="Visited_20_Internet_20_Link">
https://www.ukrinform.ua/rubric-sports/3709121-upl-krivbas-zavdaki-penalti-virvav-peremogu-nad-ruhom.html</text:a>
</text:p>
      <!--NEWS-->
      <text:h text:style-name="P10" text:outline-level="1">
<text:span text:style-name="T4">
Ukraine support and pressure on Russia: Kiev and Berlin have signed a joint declaration</text:span>
</text:h>
      <text:p text:style-name="P4">
Authors: Ukrinform (Person)</text:p>
      <text:p text:style-name="P4">
Publisher: Укринформ (Organization)</text:p>
      <text:p text:style-name="P4">
Published Time: 2023-05-14T17:23:22+03:00</text:p>
      <text:p text:style-name="P4">
Modified Time: 2023-05-14T17:23:22+03:00</text:p>
      <text:p text:style-name="P4">
Description: President Volodymyr Zelensky and Chancellor of the Federal Republic of Germany in Berlin have signed a joint declaration on Ukraine support and pressure on the Russian Federation. - Ukrinform.</text:p>
      <text:p text:style-name="P4">
Images: ["<text:a xlink:type="simple" xlink:href="https://static.ukrinform.com/photos/2016_07/thumb_files/630_360_1468231008-9837.jpg" text:style-name="Internet_20_link" text:visited-style-name="Visited_20_Internet_20_Link">
630_360_14682...</text:a>
"]</text:p>
      <text:p text:style-name="P4">
Tags: ['Німеччина', 'Україна', 'Війна з росією', 'Формула миру']</text:p>
      <text:p text:style-name="P4">
Type: Article</text:p>
      <!--METADATA-->
      <text:p text:style-name="P4">
<draw:frame draw:style-name="fr1" draw:name="Image183" text:anchor-type="as-char" svg:width="6.9236in" svg:height="3.956343in" draw:z-index="0">
<draw:image xlink:href="../Images/yкринформ/2023-05-14T17-23-22-03-00/630_360_1468231008-9837.jpg" xlink:type="simple" xlink:show="embed" xlink:actuate="onLoad" draw:mime-type="image/jpeg"/>
</draw:frame>
The Presidential Lordir Zelensky and the Chancellor of the Federal Republic of Germany in Berlin Subscribe to a joint declaration on support of Ukraine and pressure on Russian federation.</text:p>
      <text:p text:style-name="P4">
The text of the document is published on <text:a xlink:type="simple" xlink:href="http://www.president.gov.ua/news/spilna-deklaraciya-ukrayini-ta-nimechchini-82893" text:style-name="Internet_20_link" text:visited-style-name="Visited_20_Internet_20_Link">
</text:a>
, reports Ukrinform.</text:p>
      <text:p text:style-name="P4">
"Germany will continue political, financial, humanitarian and military support to Ukraine as much as it will be needed - in individual order and through international cooperation within the European Union, G7, NATO, the UN and other formats," the statement reads.</text:p>
      <text:p text:style-name="P4">
It is also noted that <text:a xlink:type="simple" xlink:href="https://www.ukrinform.ua/tag-nimeccina" text:style-name="Internet_20_link" text:visited-style-name="Visited_20_Internet_20_Link">
</text:a>
Supporting Ukraine on fair and sustainable peace and ready to cooperate with Ukraine to ensure as wide international participation in the implementation of the Ukrainian peace and the Global Peace Summit.</text:p>
      <text:p text:style-name="P4">
Ukraine and Germany have emphasized the firm devotion to holding the reference of the perpetrators of war crimes and other atrocities committed by the invading war of Russia.</text:p>
      <text:p text:style-name="P4">
It also indicates the need to maintain and strengthen collective pressure and those who support its military efforts through further sanctions.</text:p>
      <text:p text:style-name="P4">
In addition, Germany has declared its support for Ukraine in reforming and compliance with the requirements required to start negotiating to join the EU.</text:p>
      <text:p text:style-name="P4">
“Germany supports the Commission of Ukraine - NATO as a platform for further displaying and expanding the partnership between NATO and Ukraine on its path, defined by the Bucharest Declaration, thus facilitating our jointlines in ensuring Euro -Atlantic peace, stability and security. NATO in Vilnius in July 2023, ”the Declaration said.</text:p>
      <text:p text:style-name="P4">
<text:span text:style-name="T4">
 Read also: </text:span>
 <text:a xlink:type="simple" xlink:href="https://www.ukrinform.ua/rubric-ato/3709039-ukraina-rozrahovue-na-pidtrimku-nimeccinou-aviacijnoi-koalicii-zelenskij.html" text:style-name="Internet_20_link" text:visited-style-name="Visited_20_Internet_20_Link">
<text:span text:style-name="T4">
 Germany </text:span>
</text:a>
As it was reported, President Volodymyr Zelenskyy is on May 14 with a visit Germany.</text:p>
      <text:p text:style-name="P4">
News Source: <text:a xlink:type="simple" xlink:href="https://www.ukrinform.ua/rubric-polytics/3709124-pidtrimka-ukraini-i-tisk-na-rosiu-kiiv-i-berlin-pidpisali-spilnu-deklaraciu.html" text:style-name="Internet_20_link" text:visited-style-name="Visited_20_Internet_20_Link">
https://www.ukrinform.ua/rubric-polytics/3709124-pidtrimka-ukraini-i-tisk-na-rosiu-kiiv-i-berlin-pidpisali-spilnu-deklaraciu.html</text:a>
</text:p>
      <!--NEWS-->
      <text:h text:style-name="P10" text:outline-level="1">
<text:span text:style-name="T4">
Netanyaga stated that Israel had destroyed the whole top of Islamic Jihad in Gas</text:span>
</text:h>
      <text:p text:style-name="P4">
Authors: Ukrinform (Person)</text:p>
      <text:p text:style-name="P4">
Publisher: Укринформ (Organization)</text:p>
      <text:p text:style-name="P4">
Published Time: 2023-05-14T17:32:00+03:00</text:p>
      <text:p text:style-name="P4">
Modified Time: 2023-05-14T17:32:00+03:00</text:p>
      <text:p text:style-name="P4">
Description: Israeli Prime Minister Benjamin Netanyaga congratulated the country's security forces during a recent conflict with a terrorist group in the Gaza sector, declaring the elimination of the top of Islamic Jihad. - Ukrinform.</text:p>
      <text:p text:style-name="P4">
Images: ["<text:a xlink:type="simple" xlink:href="https://static.ukrinform.com/photos/2019_08/thumb_files/630_360_1566212734-7954.jpeg" text:style-name="Internet_20_link" text:visited-style-name="Visited_20_Internet_20_Link">
630_360_15662...</text:a>
"]</text:p>
      <text:p text:style-name="P4">
Tags: ['Ізраїль', 'Нетаньягу', 'Сектор Гази']</text:p>
      <text:p text:style-name="P4">
Type: Article</text:p>
      <!--METADATA-->
      <text:p text:style-name="P4">
<draw:frame draw:style-name="fr1" draw:name="Image184" text:anchor-type="as-char" svg:width="6.9236in" svg:height="3.956343in" draw:z-index="0">
<draw:image xlink:href="../Images/yкринформ/2023-05-14T17-32-00-03-00/630_360_1566212734-7954.jpeg" xlink:type="simple" xlink:show="embed" xlink:actuate="onLoad" draw:mime-type="image/jpeg"/>
</draw:frame>
Israeli Prime Minister Benjamin Netanyaga congratulated the country's security forces during a recent conflict with a terrorist group in the Gaza sector, declaring the elimination of the top of the Islamic Jihad.</text:p>
      <text:p text:style-name="P4">
As Ukrinform reports, it reports <text:a xlink:type="simple" xlink:href="https://www.timesofisrael.com/well-done-netanyahu-hails-idf-shin-bet-performance-in-gaza-operation/" text:style-name="Internet_20_link" text:visited-style-name="Visited_20_Internet_20_Link">
</text:a>
</text:p>
      <text:p text:style-name="P4">
<text:a xlink:type="simple" xlink:href="https://www.ukrinform.ua/tag-izrail" text:style-name="Internet_20_link" text:visited-style-name="Visited_20_Internet_20_Link">
 </text:a>
And the Palestinian "Islamic Jihad" reached an agreement on ceasefire on Saturday night after almost five days, during which the tsakhal destroyed a large part of the senior management of the Islamic Jihads as a result of a series of air strikes.</text:p>
      <text:p text:style-name="P4">
<text:span text:style-name="T4">
 Read also: </text:span>
 <text:a xlink:type="simple" xlink:href="https://www.ukrinform.ua/rubric-world/3706635-izrail-znisiv-kilkoh-komandiriv-islamskogo-dzihadu-v-gazi.html" text:style-name="Internet_20_link" text:visited-style-name="Visited_20_Internet_20_Link">
</text:a>
"The operation was really perfect. With a complete surprise and constant initiative, we eliminated the entire top of Islamic jihad in gas, destroyed 17 -commanding centers of Islamic jihad, eliminated dozens of terrorists, launches at the places of storage of rockets, disrupted anti -tank detachments and many.</text:p>
      <text:p text:style-name="P4">
As reported by Ukrinform, <text:a xlink:type="simple" xlink:href="https://www.ukrinform.ua/rubric-world/3708859-izrail-ta-palestinci-domovilisa-pro-pripinenna-vognu.html" text:style-name="Internet_20_link" text:visited-style-name="Visited_20_Internet_20_Link">
</text:a>
</text:p>
      <text:p text:style-name="P4">
News Source: <text:a xlink:type="simple" xlink:href="https://www.ukrinform.ua/rubric-world/3709125-netanagu-zaaviv-so-izrail-znisiv-u-gazi-vsu-verhivku-islamskogo-dzihadu.html" text:style-name="Internet_20_link" text:visited-style-name="Visited_20_Internet_20_Link">
https://www.ukrinform.ua/rubric-world/3709125-netanagu-zaaviv-so-izrail-znisiv-u-gazi-vsu-verhivku-islamskogo-dzihadu.html</text:a>
</text:p>
      <!--NEWS-->
      <text:h text:style-name="P10" text:outline-level="1">
<text:span text:style-name="T4">
Ukrainian "Mavka" will be shown in Austria cinemas</text:span>
</text:h>
      <text:p text:style-name="P4">
Authors: Ukrinform (Person)</text:p>
      <text:p text:style-name="P4">
Publisher: Укринформ (Organization)</text:p>
      <text:p text:style-name="P4">
Published Time: 2023-05-14T18:13:00+03:00</text:p>
      <text:p text:style-name="P4">
Modified Time: 2023-05-14T18:13:00+03:00</text:p>
      <text:p text:style-name="P4">
Description: The animated movie "Mavka. Forest Song" will be seen in Austria cinemas. - Ukrinform.</text:p>
      <text:p text:style-name="P4">
Images: ["<text:a xlink:type="simple" xlink:href="https://static.ukrinform.com/photos/2023_05/thumb_files/630_360_1684077055-424.png" text:style-name="Internet_20_link" text:visited-style-name="Visited_20_Internet_20_Link">
630_360_16840...</text:a>
"]</text:p>
      <text:p text:style-name="P4">
Tags: ['Австрія', 'Кінотеатр', 'Мультфільм «Мавка»']</text:p>
      <text:p text:style-name="P4">
Type: Article</text:p>
      <!--METADATA-->
      <text:p text:style-name="P4">
<draw:frame draw:style-name="fr1" draw:name="Image185" text:anchor-type="as-char" svg:width="6.9236in" svg:height="3.956343in" draw:z-index="0">
<draw:image xlink:href="../Images/yкринформ/2023-05-14T18-13-00-03-00/630_360_1684077055-424.png" xlink:type="simple" xlink:show="embed" xlink:actuate="onLoad" draw:mime-type="image/png"/>
</draw:frame>
The animated movie "Mavka. Forest Song" will be seen in the movie theater.</text:p>
      <text:p text:style-name="P4">
According to Ukrinform correspondent, the shows will take place in the second largest network of Austria cinemas <text:a xlink:type="simple" xlink:href="https://www.megaplex.at/film/gasometer/mavka" text:style-name="Internet_20_link" text:visited-style-name="Visited_20_Internet_20_Link">
</text:a>
.</text:p>
      <text:p text:style-name="P4">
Показ "Мавки" українською мовою вже розпочався у кінотеатрах мережі у Відні(Gasometer та SCN), St. Pigolten(St. Pölten &amp; IMAX &amp; 4DX), Pashing(Pluscity)and INNSBRUK(Metropol Cinema). З 8 червня український <text:a xlink:type="simple" xlink:href="https://www.ukrinform.ua/tag-multik" text:style-name="Internet_20_link" text:visited-style-name="Visited_20_Internet_20_Link">
</text:a>
You can see in German.</text:p>
      <text:p text:style-name="P4">
As it was reported, the animated movie "Mavka. Forest Song »Creed Stocks of State and US Agency for International Development(USAID).Кінотеатральну дистрибуцію в Україні здійснює FILM.UA Distribution таKinomania Film Distribution.</text:p>
      <text:p text:style-name="P4">
В українському прокаті стрічка зібрала понад 141 млн гривень.</text:p>
      <text:p text:style-name="P4">
<text:span text:style-name="T4">
Читайте також:</text:span>
 <text:a xlink:type="simple" xlink:href="https://www.ukrinform.ua/rubric-culture/3702428-u-kievi-prezentuvali-vistavu-mavka-sou-za-motivami-multfilmu.html" text:style-name="Internet_20_link" text:visited-style-name="Visited_20_Internet_20_Link">
 <text:span text:style-name="T4">
Мавка</text:span>
 </text:a>
</text:p>
      <text:p text:style-name="P4">
<text:a xlink:type="simple" xlink:href="https://www.ukrinform.ua/rubric-culture/3707755-mavka-lisova-pisna-stala-odnim-iz-najkrasih-filmiv-tizna-u-rumunskomu-prokati-derzkino.html" text:style-name="Internet_20_link" text:visited-style-name="Visited_20_Internet_20_Link">
 </text:a>
"Mavka. Lisova Song" became one of the best films of the week.</text:p>
      <text:p text:style-name="P4">
In France, cartoon <text:a xlink:type="simple" xlink:href="https://www.ukrinform.ua/rubric-culture/3706342-multfilm-mavka-lisova-pisna-zibrav-u-francii-ponad-35-miljona.html" text:style-name="Internet_20_link" text:visited-style-name="Visited_20_Internet_20_Link">
</text:a>
.</text:p>
      <text:p text:style-name="P4">
In the first week of rental in Spain "Mavka" <text:a xlink:type="simple" xlink:href="https://www.ukrinform.ua/rubric-culture/3703846-v-ispanii-multfilm-mavka-lisova-pisna-za-persij-tizden-prokatu-zibrav-ponad-3215-tisaci.html" text:style-name="Internet_20_link" text:visited-style-name="Visited_20_Internet_20_Link">
</text:a>
. She was tapped to the five most successful films for weekends.</text:p>
      <text:p text:style-name="P4">
In May, the cartoon will turn out Ukrainian on large screens <text:a xlink:type="simple" xlink:href="https://www.ukrinform.ua/tag-ssa" text:style-name="Internet_20_link" text:visited-style-name="Visited_20_Internet_20_Link">
</text:a>
and Canada.</text:p>
      <text:p text:style-name="P4">
News Source: <text:a xlink:type="simple" xlink:href="https://www.ukrinform.ua/rubric-culture/3709133-ukrainsku-mavku-pokazut-u-kinoteatrah-avstrii.html" text:style-name="Internet_20_link" text:visited-style-name="Visited_20_Internet_20_Link">
https://www.ukrinform.ua/rubric-culture/3709133-ukrainsku-mavku-pokazut-u-kinoteatrah-avstrii.html</text:a>
</text:p>
      <!--NEWS-->
      <text:h text:style-name="P10" text:outline-level="1">
<text:span text:style-name="T4">
In the Bakhmut direction, the Ukrainian military continue to move forward - painter</text:span>
</text:h>
      <text:p text:style-name="P4">
Authors: Ukrinform (Person)</text:p>
      <text:p text:style-name="P4">
Publisher: Укринформ (Organization)</text:p>
      <text:p text:style-name="P4">
Published Time: 2023-05-14T18:22:14+03:00</text:p>
      <text:p text:style-name="P4">
Modified Time: 2023-05-14T18:22:14+03:00</text:p>
      <text:p text:style-name="P4">
Description: In the Bakhmut direction in the areas of the suburbs, the Ukrainian military continues to move forward. - Ukrinform.</text:p>
      <text:p text:style-name="P4">
Images: ["<text:a xlink:type="simple" xlink:href="https://static.ukrinform.com/photos/2023_02/thumb_files/630_360_1677152977-764.jpg" text:style-name="Internet_20_link" text:visited-style-name="Visited_20_Internet_20_Link">
630_360_16771...</text:a>
"]</text:p>
      <text:p text:style-name="P4">
Tags: ['Бахмут', 'Міноборони', 'ЗСУ', 'Війна з росією']</text:p>
      <text:p text:style-name="P4">
Type: Article</text:p>
      <!--METADATA-->
      <text:p text:style-name="P4">
<draw:frame draw:style-name="fr1" draw:name="Image186" text:anchor-type="as-char" svg:width="6.9236in" svg:height="3.956343in" draw:z-index="0">
<draw:image xlink:href="../Images/yкринформ/2023-05-14T18-22-14-03-00/630_360_1677152977-764.jpg" xlink:type="simple" xlink:show="embed" xlink:actuate="onLoad" draw:mime-type="image/jpeg"/>
</draw:frame>
The Nabakhmut direction in the suburbs of the suburb of the Ukrainian military continues to move forward.</text:p>
      <text:p text:style-name="P4">
According to Ukrinform, the Deputy Minister of Defense Anna Malyar reported about this <text:a xlink:type="simple" xlink:href="http://t.me/annamaliar/737" text:style-name="Internet_20_link" text:visited-style-name="Visited_20_Internet_20_Link">
</text:a>
.</text:p>
      <text:p text:style-name="P4">
"We continue to move forward in the Bakhmut direction in the suburbs of the suburbs. Our units have seized more than ten enemy positions of the north and south of Bakhmut and cleaned a large area of the forest area of Ivanovsky," - said.</text:p>
      <text:p text:style-name="P4">
Also, she said, captured by enemy soldiers from different parts.</text:p>
      <text:p text:style-name="P4">
“Contrary to all circumstances. When incredible. Who knows the real and now is there now, understands all the severity of the situation. This is when 1 meter in terms of tasks is 10 km. Our work on interdigital opportunities. They act firmly, decisively and professionally, ” - said.</text:p>
      <text:p text:style-name="P4">
The Deputy Minister stressed that Bakhmut was very hot. "The enemy gathered Tamusi forces and tries to move, destroying everything in his path, there are continuous fighting," she said.</text:p>
      <text:p text:style-name="P4">
The painter emphasized that the commander of the Land Forces of the Armed Forces of Ukraine, Colonel-Colonel Alexander Sirsky keeps the situation under control, analyzes, plans, makes decisions.</text:p>
      <text:p text:style-name="P4">
"As it should be, a real combat general with an army in the hottest moments. They implement the general concept of the operation, ” - said.</text:p>
      <text:p text:style-name="P4">
According to her, thanks to "thoughtful planning of command and instantaneous reaction to the actions of the enemy, the stability and courage of our warriors, as of the now, the pre -proformer cannot surround the city and achieve a high -profile victory in this direction."</text:p>
      <text:p text:style-name="P4">
<text:span text:style-name="T4">
 Read also: </text:span>
 <text:a xlink:type="simple" xlink:href="https://www.ukrinform.ua/rubric-ato/3709037-rosia-viznala-zagibel-dvoh-svoih-polkovnikiv-pid-bahmutom.html" text:style-name="Internet_20_link" text:visited-style-name="Visited_20_Internet_20_Link">
<text:span text:style-name="T4">
 Bakhmut </text:span>
</text:a>
According to Ukrinform, according to the General Staff of the Armed Forces, Ukrainian defenders have defensive and offensive actions at the Bakhmut Napryamka.</text:p>
      <text:p text:style-name="P4">
News Source: <text:a xlink:type="simple" xlink:href="https://www.ukrinform.ua/rubric-ato/3709135-na-bahmutskomu-napramku-ukrainski-vijskovi-prodovzuut-ruhatis-vpered-malar.html" text:style-name="Internet_20_link" text:visited-style-name="Visited_20_Internet_20_Link">
https://www.ukrinform.ua/rubric-ato/3709135-na-bahmutskomu-napramku-ukrainski-vijskovi-prodovzuut-ruhatis-vpered-malar.html</text:a>
</text:p>
      <!--NEWS-->
      <text:h text:style-name="P10" text:outline-level="1">
<text:span text:style-name="T4">
The Russian Federation has transferred to the border with Norway and Finland 16 strategic bombers - the media</text:span>
</text:h>
      <text:p text:style-name="P4">
Authors: Ukrinform (Person)</text:p>
      <text:p text:style-name="P4">
Publisher: Укринформ (Organization)</text:p>
      <text:p text:style-name="P4">
Published Time: 2023-05-14T18:28:00+03:00</text:p>
      <text:p text:style-name="P4">
Modified Time: 2023-05-14T18:28:00+03:00</text:p>
      <text:p text:style-name="P4">
Description: Russia has launched a 200 kilometers from Finland and Norway, 16 strategic bombers at the Air Base. - Ukrinform.</text:p>
      <text:p text:style-name="P4">
Images: ["<text:a xlink:type="simple" xlink:href="https://static.ukrinform.com/photos/2023_05/thumb_files/630_360_1684077928-897.jpg" text:style-name="Internet_20_link" text:visited-style-name="Visited_20_Internet_20_Link">
630_360_16840...</text:a>
", "<text:a xlink:type="simple" xlink:href="https://static.ukrinform.com/photos/2023_05/1684077928-490.jpeg" text:style-name="Internet_20_link" text:visited-style-name="Visited_20_Internet_20_Link">
1684077928-49...</text:a>
"]</text:p>
      <text:p text:style-name="P4">
Tags: ['Фінляндія', 'Літак', 'Норвегія', 'Російська авіація']</text:p>
      <text:p text:style-name="P4">
Type: Article</text:p>
      <!--METADATA-->
      <text:p text:style-name="P4">
<draw:frame draw:style-name="fr1" draw:name="Image187" text:anchor-type="as-char" svg:width="6.9236in" svg:height="3.956343in" draw:z-index="0">
<draw:image xlink:href="../Images/yкринформ/2023-05-14T18-28-00-03-00/630_360_1684077928-897.jpg" xlink:type="simple" xlink:show="embed" xlink:actuate="onLoad" draw:mime-type="image/jpeg"/>
</draw:frame>
Russia has spread on a deer air base, located 200 kilometers from Finland Tanorway, 16 strategic bombers.</text:p>
      <text:p text:style-name="P4">
About it reports <text:a xlink:type="simple" xlink:href="https://thebarentsobserver.com/ru/bezopasnost/2023/05/na-kolskom-poluostrove-razvernuty-16-strategicheskih-bombardirovshchikov" text:style-name="Internet_20_link" text:visited-style-name="Visited_20_Internet_20_Link">
</text:a>
, reports Ukrinform.</text:p>
      <text:p text:style-name="P4">
It is noted that the runway of 3500 m long is usually served by the Nedesey Park(https://www.ukrinform.ua/tag-litak)An-12. Last year, the Air Bazes were added to the role of a advanced farm.</text:p>
      <text:p text:style-name="P4">
<draw:frame draw:style-name="fr1" draw:name="Image188" text:anchor-type="as-char" svg:width="6.9236in" svg:height="3.897987in" draw:z-index="0">
<draw:image xlink:href="../Images/yкринформ/2023-05-14T18-28-00-03-00/1684077928-490.jpeg" xlink:type="simple" xlink:show="embed" xlink:actuate="onLoad" draw:mime-type="image/jpeg"/>
</draw:frame>
The first four strategic Tu-160 bombers arrived in August, and by October there were more than ten TU-95 and Tu-160. Strategic bubblers, who are now deployed in the Polar, were previously based Wengels near Saratov. But in December last year, 600 kilometers from the border with Ukraine showed its vulnerability. Then two TU-95 were injured.</text:p>
      <text:p text:style-name="P4">
On May 13, two Russian fighters crashed in the Bryansk region, about 40 kilometers from the Ukrainian border. On the same day, Mi-8 fell on the ground. It is still unknown whether these planes and helicopters were knocked down.</text:p>
      <text:p text:style-name="P4">
The new satellite images of Oleni, taken this week, clearly indicate that the forces of Russian strategic aviation have moved to the north not only for the Country Evacuation from the neighborhood with Ukraine. The publication writes that the employment of parking lots along the runway. In the southern part there are dvata-160, and 14 TU-95 occupy the rest of the parking lots, suitable for larger aircraft.</text:p>
      <text:p text:style-name="P4">
“Aircraft can rise into the air very quickly. This means that in Norway, Taffinity will be less time to rise in the air of their fighters for the identification of holes near their airspace, ”the downside reads.</text:p>
      <text:p text:style-name="P4">
At the end of April, NATO raised two F-35 to meet a group of seven Russian aircraft, including two TU-160, which were in the international air space north of Norwegian Finnommark.</text:p>
      <text:p text:style-name="P4">
<text:span text:style-name="T4">
 Read also: </text:span>
 <text:a xlink:type="simple" xlink:href="https://www.ukrinform.ua/rubric-world/3698209-amerikanski-vinisuvaci-perehopili-strategicni-bombarduvalniki-rf-bila-alaski.html" text:style-name="Internet_20_link" text:visited-style-name="Visited_20_Internet_20_Link">
<text:span text:style-name="T4">
 bomber </text:span>
</text:a>
</text:p>
      <text:p text:style-name="P4">
It has also been reported that strategic bombers who were stationed in Olenia are involved in the shelling of Ukraine with winged.</text:p>
      <text:p text:style-name="P4">
According to a radio surgeon, who monitors the actions of Russian strategic aviation, last week planes from Hena flew almost daily. Zebula both training flights in the airspace of the Murmansk region, as well as Ibojiv departures with the task of blows on targets in Ukraine.</text:p>
      <text:p text:style-name="P4">
News Source: <text:a xlink:type="simple" xlink:href="https://www.ukrinform.ua/rubric-world/3709137-rf-perekinula-na-kordon-iz-norvegieu-ta-finlandieu-16-strategicnih-bombarduvalnikiv-zmi.html" text:style-name="Internet_20_link" text:visited-style-name="Visited_20_Internet_20_Link">
https://www.ukrinform.ua/rubric-world/3709137-rf-perekinula-na-kordon-iz-norvegieu-ta-finlandieu-16-strategicnih-bombarduvalnikiv-zmi.html</text:a>
</text:p>
      <!--NEWS-->
      <text:h text:style-name="P10" text:outline-level="1">
<text:span text:style-name="T4">
The Russian Federation has transferred to the border with Norway and Finland 16 strategic bombers - the media</text:span>
</text:h>
      <text:p text:style-name="P4">
Authors: Ukrinform (Person)</text:p>
      <text:p text:style-name="P4">
Publisher: Укринформ (Organization)</text:p>
      <text:p text:style-name="P4">
Published Time: 2023-05-14T18:28:00+03:00</text:p>
      <text:p text:style-name="P4">
Modified Time: 2023-05-14T18:28:00+03:00</text:p>
      <text:p text:style-name="P4">
Description: Russia has launched a 200 kilometers from Finland and Norway, 16 strategic bombers at the Air Base. - Ukrinform.</text:p>
      <text:p text:style-name="P4">
Images: ["<text:a xlink:type="simple" xlink:href="https://static.ukrinform.com/photos/2023_05/thumb_files/630_360_1684077928-897.jpg" text:style-name="Internet_20_link" text:visited-style-name="Visited_20_Internet_20_Link">
630_360_16840...</text:a>
", "<text:a xlink:type="simple" xlink:href="https://static.ukrinform.com/photos/2023_05/1684077928-490.jpeg" text:style-name="Internet_20_link" text:visited-style-name="Visited_20_Internet_20_Link">
1684077928-49...</text:a>
"]</text:p>
      <text:p text:style-name="P4">
Tags: ['Фінляндія', 'Літак', 'Норвегія', 'Російська авіація']</text:p>
      <text:p text:style-name="P4">
Type: Article</text:p>
      <!--METADATA-->
      <text:p text:style-name="P4">
<draw:frame draw:style-name="fr1" draw:name="Image189" text:anchor-type="as-char" svg:width="6.9236in" svg:height="3.956343in" draw:z-index="0">
<draw:image xlink:href="../Images/yкринформ/2023-05-14T18-28-00-03-00/630_360_1684077928-897.jpg" xlink:type="simple" xlink:show="embed" xlink:actuate="onLoad" draw:mime-type="image/jpeg"/>
</draw:frame>
Russia has spread on a deer air base, located 200 kilometers from Finland Tanorway, 16 strategic bombers.</text:p>
      <text:p text:style-name="P4">
About it reports <text:a xlink:type="simple" xlink:href="https://thebarentsobserver.com/ru/bezopasnost/2023/05/na-kolskom-poluostrove-razvernuty-16-strategicheskih-bombardirovshchikov" text:style-name="Internet_20_link" text:visited-style-name="Visited_20_Internet_20_Link">
</text:a>
, reports Ukrinform.</text:p>
      <text:p text:style-name="P4">
It is noted that the runway of 3500 m long is usually served by the Nedesey Park(https://www.ukrinform.ua/tag-litak)An-12. Last year, the Air Bazes were added to the role of a advanced farm.</text:p>
      <text:p text:style-name="P4">
<draw:frame draw:style-name="fr1" draw:name="Image190" text:anchor-type="as-char" svg:width="6.9236in" svg:height="3.897987in" draw:z-index="0">
<draw:image xlink:href="../Images/yкринформ/2023-05-14T18-28-00-03-00/1684077928-490.jpeg" xlink:type="simple" xlink:show="embed" xlink:actuate="onLoad" draw:mime-type="image/jpeg"/>
</draw:frame>
The first four strategic Tu-160 bombers arrived in August, and by October there were more than ten TU-95 and Tu-160. Strategic bubblers, who are now deployed in the Polar, were previously based Wengels near Saratov. But in December last year, 600 kilometers from the border with Ukraine showed its vulnerability. Then two TU-95 were injured.</text:p>
      <text:p text:style-name="P4">
On May 13, two Russian fighters crashed in the Bryansk region, about 40 kilometers from the Ukrainian border. On the same day, Mi-8 fell on the ground. It is still unknown whether these planes and helicopters were knocked down.</text:p>
      <text:p text:style-name="P4">
The new satellite images of Oleni, taken this week, clearly indicate that the forces of Russian strategic aviation have moved to the north not only for the Country Evacuation from the neighborhood with Ukraine. The publication writes that the employment of parking lots along the runway. In the southern part there are dvata-160, and 14 TU-95 occupy the rest of the parking lots, suitable for larger aircraft.</text:p>
      <text:p text:style-name="P4">
“Aircraft can rise into the air very quickly. This means that in Norway, Taffinity will be less time to rise in the air of their fighters for the identification of holes near their airspace, ”the downside reads.</text:p>
      <text:p text:style-name="P4">
At the end of April, NATO raised two F-35 to meet a group of seven Russian aircraft, including two TU-160, which were in the international air space north of Norwegian Finnommark.</text:p>
      <text:p text:style-name="P4">
<text:span text:style-name="T4">
 Read also: </text:span>
 <text:a xlink:type="simple" xlink:href="https://www.ukrinform.ua/rubric-world/3698209-amerikanski-vinisuvaci-perehopili-strategicni-bombarduvalniki-rf-bila-alaski.html" text:style-name="Internet_20_link" text:visited-style-name="Visited_20_Internet_20_Link">
<text:span text:style-name="T4">
 bomber </text:span>
</text:a>
</text:p>
      <text:p text:style-name="P4">
It has also been reported that strategic bombers who were stationed in Olenia are involved in the shelling of Ukraine with winged.</text:p>
      <text:p text:style-name="P4">
According to a radio surgeon, who monitors the actions of Russian strategic aviation, last week planes from Hena flew almost daily. Zebula both training flights in the airspace of the Murmansk region, as well as Ibojiv departures with the task of blows on targets in Ukraine.</text:p>
      <text:p text:style-name="P4">
News Source: <text:a xlink:type="simple" xlink:href="https://www.ukrinform.ua/rubric-world/3709137-rf-perekinula-na-kordon-iz-norvegieu-ta-finlandieu-16-strategicnih-bombarduvalnikiv-zmi.html" text:style-name="Internet_20_link" text:visited-style-name="Visited_20_Internet_20_Link">
https://www.ukrinform.ua/rubric-world/3709137-rf-perekinula-na-kordon-iz-norvegieu-ta-finlandieu-16-strategicnih-bombarduvalnikiv-zmi.html</text:a>
</text:p>
      <!--NEWS-->
      <text:h text:style-name="P10" text:outline-level="1">
<text:span text:style-name="T4">
In Luhansk region after the explosions, the Russians turn off mobile internet again</text:span>
</text:h>
      <text:p text:style-name="P4">
Authors: Ukrinform (Person)</text:p>
      <text:p text:style-name="P4">
Publisher: Укринформ (Organization)</text:p>
      <text:p text:style-name="P4">
Published Time: 2023-05-14T18:31:34+03:00</text:p>
      <text:p text:style-name="P4">
Modified Time: 2023-05-14T18:31:34+03:00</text:p>
      <text:p text:style-name="P4">
Description: In Luhansk region, after "cotton" Russian invaders turn off the mobile Internet again. - Ukrinform.</text:p>
      <text:p text:style-name="P4">
Images: ["<text:a xlink:type="simple" xlink:href="https://static.ukrinform.com/photos/2023_02/thumb_files/630_360_1676289052-114.jpg" text:style-name="Internet_20_link" text:visited-style-name="Visited_20_Internet_20_Link">
630_360_16762...</text:a>
"]</text:p>
      <text:p text:style-name="P4">
Tags: ['Інтернет', 'Луганщина', 'Вибух']</text:p>
      <text:p text:style-name="P4">
Type: Article</text:p>
      <!--METADATA-->
      <text:p text:style-name="P4">
<draw:frame draw:style-name="fr1" draw:name="Image191" text:anchor-type="as-char" svg:width="6.9236in" svg:height="3.956343in" draw:z-index="0">
<draw:image xlink:href="../Images/yкринформ/2023-05-14T18-31-34-03-00/630_360_1676289052-114.jpg" xlink:type="simple" xlink:show="embed" xlink:actuate="onLoad" draw:mime-type="image/jpeg"/>
</draw:frame>
The Naulganschyna after "cotton" Russian invaders again disconnect the mobile internet.</text:p>
      <text:p text:style-name="P4">
This was reported by Lugansk Ova in <text:a xlink:type="simple" xlink:href="https://t.me/luhanskaVTSA/10490" text:style-name="Internet_20_link" text:visited-style-name="Visited_20_Internet_20_Link">
</text:a>
Roman Vlasenko, a referral to the head of Severodonetsk, Ukrinform reports.</text:p>
      <text:p text:style-name="P4">
"After 'cotton' in <text:a xlink:type="simple" xlink:href="https://www.ukrinform.ua/tag-luhansk" text:style-name="Internet_20_link" text:visited-style-name="Visited_20_Internet_20_Link">
</text:a>
The invaders are re -enacting the mobile Internet because they are afraid that locals are informing the place of deployment of the Russian military. But we still keep the information, "Vlasenko said.</text:p>
      <text:p text:style-name="P4">
He also noted that Severodonetsk garbage is either not exported, or only at the end of the city, in addition, there is a bad situation with water in the city.</text:p>
      <text:p text:style-name="P4">
<text:span text:style-name="T4">
 Read also: </text:span>
 <text:a xlink:type="simple" xlink:href="https://www.ukrinform.ua/rubric-regions/3708590-na-lugansinu-pribuli-rosijski-vijskovi-z-rozladami-psihiki.html" text:style-name="Internet_20_link" text:visited-style-name="Visited_20_Internet_20_Link">
<text:span text:style-name="T4">
 Luhansk region </text:span>
</text:a>
As it was reported, in the temporarily captured territory of the Luhansk region, the law was in force, which allows invaders to go to court to require the recognition of the right of municipal property to homeless buildings, structures, premises, objects of unfinished construction.</text:p>
      <text:p text:style-name="P4">
News Source: <text:a xlink:type="simple" xlink:href="https://www.ukrinform.ua/rubric-regions/3709138-na-lugansini-pisla-vibuhiv-rosiani-znovu-vidklucaut-mobilnij-internet.html" text:style-name="Internet_20_link" text:visited-style-name="Visited_20_Internet_20_Link">
https://www.ukrinform.ua/rubric-regions/3709138-na-lugansini-pisla-vibuhiv-rosiani-znovu-vidklucaut-mobilnij-internet.html</text:a>
</text:p>
      <!--NEWS-->
      <text:h text:style-name="P10" text:outline-level="1">
<text:span text:style-name="T4">
In Luhansk region after the explosions, the Russians turn off mobile internet again</text:span>
</text:h>
      <text:p text:style-name="P4">
Authors: Ukrinform (Person)</text:p>
      <text:p text:style-name="P4">
Publisher: Укринформ (Organization)</text:p>
      <text:p text:style-name="P4">
Published Time: 2023-05-14T18:31:34+03:00</text:p>
      <text:p text:style-name="P4">
Modified Time: 2023-05-14T18:31:34+03:00</text:p>
      <text:p text:style-name="P4">
Description: In Luhansk region, after "cotton" Russian invaders turn off the mobile Internet again. - Ukrinform.</text:p>
      <text:p text:style-name="P4">
Images: ["<text:a xlink:type="simple" xlink:href="https://static.ukrinform.com/photos/2023_02/thumb_files/630_360_1676289052-114.jpg" text:style-name="Internet_20_link" text:visited-style-name="Visited_20_Internet_20_Link">
630_360_16762...</text:a>
"]</text:p>
      <text:p text:style-name="P4">
Tags: ['Інтернет', 'Луганщина', 'Вибух']</text:p>
      <text:p text:style-name="P4">
Type: Article</text:p>
      <!--METADATA-->
      <text:p text:style-name="P4">
<draw:frame draw:style-name="fr1" draw:name="Image192" text:anchor-type="as-char" svg:width="6.9236in" svg:height="3.956343in" draw:z-index="0">
<draw:image xlink:href="../Images/yкринформ/2023-05-14T18-31-34-03-00/630_360_1676289052-114.jpg" xlink:type="simple" xlink:show="embed" xlink:actuate="onLoad" draw:mime-type="image/jpeg"/>
</draw:frame>
The Naulganschyna after "cotton" Russian invaders again disconnect the mobile internet.</text:p>
      <text:p text:style-name="P4">
This was reported by Lugansk Ova in <text:a xlink:type="simple" xlink:href="https://t.me/luhanskaVTSA/10490" text:style-name="Internet_20_link" text:visited-style-name="Visited_20_Internet_20_Link">
</text:a>
Roman Vlasenko, a referral to the head of Severodonetsk, Ukrinform reports.</text:p>
      <text:p text:style-name="P4">
"After 'cotton' in <text:a xlink:type="simple" xlink:href="https://www.ukrinform.ua/tag-luhansk" text:style-name="Internet_20_link" text:visited-style-name="Visited_20_Internet_20_Link">
</text:a>
The invaders are re -enacting the mobile Internet because they are afraid that locals are informing the place of deployment of the Russian military. But we still keep the information, "Vlasenko said.</text:p>
      <text:p text:style-name="P4">
He also noted that Severodonetsk garbage is either not exported, or only at the end of the city, in addition, there is a bad situation with water in the city.</text:p>
      <text:p text:style-name="P4">
<text:span text:style-name="T4">
 Read also: </text:span>
 <text:a xlink:type="simple" xlink:href="https://www.ukrinform.ua/rubric-regions/3708590-na-lugansinu-pribuli-rosijski-vijskovi-z-rozladami-psihiki.html" text:style-name="Internet_20_link" text:visited-style-name="Visited_20_Internet_20_Link">
<text:span text:style-name="T4">
 Luhansk region </text:span>
</text:a>
As it was reported, in the temporarily captured territory of the Luhansk region, the law was in force, which allows invaders to go to court to require the recognition of the right of municipal property to homeless buildings, structures, premises, objects of unfinished construction.</text:p>
      <text:p text:style-name="P4">
News Source: <text:a xlink:type="simple" xlink:href="https://www.ukrinform.ua/rubric-regions/3709138-na-lugansini-pisla-vibuhiv-rosiani-znovu-vidklucaut-mobilnij-internet.html" text:style-name="Internet_20_link" text:visited-style-name="Visited_20_Internet_20_Link">
https://www.ukrinform.ua/rubric-regions/3709138-na-lugansini-pisla-vibuhiv-rosiani-znovu-vidklucaut-mobilnij-internet.html</text:a>
</text:p>
      <!--NEWS-->
      <text:h text:style-name="P10" text:outline-level="1">
<text:span text:style-name="T4">
Vuchich stated that the post of leader of the ruling Serbian progressive party</text:span>
</text:h>
      <text:p text:style-name="P4">
Authors: Ukrinform (Person)</text:p>
      <text:p text:style-name="P4">
Publisher: Укринформ (Organization)</text:p>
      <text:p text:style-name="P4">
Published Time: 2023-05-14T18:34:00+03:00</text:p>
      <text:p text:style-name="P4">
Modified Time: 2023-05-14T18:34:00+03:00</text:p>
      <text:p text:style-name="P4">
Description: Serbia President Aleksandar Vuchich told reporters that he would soon resign from the post of the leader of the ruling Serbian Progressive Party (SPP). - Ukrinform.</text:p>
      <text:p text:style-name="P4">
Images: ["<text:a xlink:type="simple" xlink:href="https://static.ukrinform.com/photos/2023_05/thumb_files/630_360_1684078338-923.jpg" text:style-name="Internet_20_link" text:visited-style-name="Visited_20_Internet_20_Link">
630_360_16840...</text:a>
"]</text:p>
      <text:p text:style-name="P4">
Tags: ['Президент', 'Сербія', 'Відставка', 'Вучич']</text:p>
      <text:p text:style-name="P4">
Type: Article</text:p>
      <!--METADATA-->
      <text:p text:style-name="P4">
<draw:frame draw:style-name="fr1" draw:name="Image193" text:anchor-type="as-char" svg:width="6.9236in" svg:height="3.956343in" draw:z-index="0">
<draw:image xlink:href="../Images/yкринформ/2023-05-14T18-34-00-03-00/630_360_1684078338-923.jpg" xlink:type="simple" xlink:show="embed" xlink:actuate="onLoad" draw:mime-type="image/jpeg"/>
</draw:frame>
Presidentserbia Aleksandar Vuchich told reporters that he would soon resign from the resistance of the leader of the ruling Serbian Progressive Party(SPP).</text:p>
      <text:p text:style-name="P4">
Про це повідомляє <text:a xlink:type="simple" xlink:href="https://www.novinite.com/articles/220098/Vucic+announced+that+he+will+Step+Down+as+the+Leader+of+the+ruling+Serbian+Progressive+Party" text:style-name="Internet_20_link" text:visited-style-name="Visited_20_Internet_20_Link">
</text:a>
, reports Ukrinform.</text:p>
      <text:p text:style-name="P4">
It is noted that the party congress is scheduled for May 26.</text:p>
      <text:p text:style-name="P4">
"In a few days I will not be the head of the political party ... I explain everything at this Great Congress," Vuchich said.</text:p>
      <text:p text:style-name="P4">
According to him, the congress should become the largest in history <text:a xlink:type="simple" xlink:href="https://www.ukrinform.ua/tag-serbia" text:style-name="Internet_20_link" text:visited-style-name="Visited_20_Internet_20_Link">
</text:a>
and make important decisions for the country's party.</text:p>
      <text:p text:style-name="P4">
<text:span text:style-name="T4">
 Read also: </text:span>
 <text:a xlink:type="simple" xlink:href="https://www.ukrinform.ua/rubric-world/3704812-pisla-strilanini-u-skoli-prezident-serbii-proponue-kriminalnu-vidpovidalnist-iz-12-rokiv.html" text:style-name="Internet_20_link" text:visited-style-name="Visited_20_Internet_20_Link">
</text:a>
Vuchich has headed the Serbian Progressive Party since 2012. In 2014–2017 he won the post of Prime Minister Serbia. He has been President of Serbia since 2017.</text:p>
      <text:p text:style-name="P4">
<text:span text:style-name="T5">
Foto: www.novinite.com</text:span>
</text:p>
      <text:p text:style-name="P4">
News Source: <text:a xlink:type="simple" xlink:href="https://www.ukrinform.ua/rubric-world/3709139-vucic-zaaviv-so-zalisit-post-lidera-pravlacoi-serbskoi-progresivnoi-partii.html" text:style-name="Internet_20_link" text:visited-style-name="Visited_20_Internet_20_Link">
https://www.ukrinform.ua/rubric-world/3709139-vucic-zaaviv-so-zalisit-post-lidera-pravlacoi-serbskoi-progresivnoi-partii.html</text:a>
</text:p>
      <!--NEWS-->
      <text:h text:style-name="P10" text:outline-level="1">
<text:span text:style-name="T4">
Kostyuk completed the performance in a single discharge tournament WTA in Rome</text:span>
</text:h>
      <text:p text:style-name="P4">
Authors: Ukrinform (Person)</text:p>
      <text:p text:style-name="P4">
Publisher: Укринформ (Organization)</text:p>
      <text:p text:style-name="P4">
Published Time: 2023-05-14T18:36:00+03:00</text:p>
      <text:p text:style-name="P4">
Modified Time: 2023-05-14T18:36:00+03:00</text:p>
      <text:p text:style-name="P4">
Description: The Ukrainian gave way to Spaniards Pauli Badosi. - Ukrinform.</text:p>
      <text:p text:style-name="P4">
Images: ["<text:a xlink:type="simple" xlink:href="https://static.ukrinform.com/photos/2023_05/thumb_files/630_360_1684078530-721.jpg" text:style-name="Internet_20_link" text:visited-style-name="Visited_20_Internet_20_Link">
630_360_16840...</text:a>
"]</text:p>
      <text:p text:style-name="P4">
Tags: ['Теніс', 'Марта Костюк']</text:p>
      <text:p text:style-name="P4">
Type: Article</text:p>
      <!--METADATA-->
      <text:p text:style-name="P4">
<draw:frame draw:style-name="fr1" draw:name="Image194" text:anchor-type="as-char" svg:width="6.9236in" svg:height="3.956343in" draw:z-index="0">
<draw:image xlink:href="../Images/yкринформ/2023-05-14T18-36-00-03-00/630_360_1684078530-721.jpg" xlink:type="simple" xlink:show="embed" xlink:actuate="onLoad" draw:mime-type="image/jpeg"/>
</draw:frame>
The Ukrainian Spaniards Pauli Badosi.</text:p>
      <text:p text:style-name="P4">
The first racket of Ukraine Marta Kostyuk(№40 WTA)lost the Spaniards Pauli Badosi(№35 WTA)In the third circle of WTA 1000 in Italy - 4: 6, 2: 6, reports.</text:p>
      <text:p text:style-name="P4">
The match lasted 1 hour and 32 minutes. Kostyuk once served out, made 9 double errors and used 4/10 brothers</text:p>
      <text:p text:style-name="P4">
Bados leads in personal meetings with Kostyuk - 3: 0.</text:p>
      <text:p text:style-name="P4">
The Ukrainian will continue the speech in Rome in a paired discharge, in which he plays together with a rumanka Elena-Gabriela Rusa. In the second round, they will meet with the third room of "sowing" Deser Kravchik(USA)- Demi Vurs(Netherlands).</text:p>
      <text:p text:style-name="P4">
<text:span text:style-name="T4">
Читайте також:</text:span>
 <text:a xlink:type="simple" xlink:href="https://www.ukrinform.ua/rubric-sports/3709088-curenko-postupilasa-persij-raketci-svitu-na-turniri-wta-u-rimi.html" text:style-name="Internet_20_link" text:visited-style-name="Visited_20_Internet_20_Link">
 <text:span text:style-name="T4">
Цуренко</text:span>
 </text:a>
As reported by Ukrinform, in the third circle of competitions in Rome, Tsurenko suffered from the first "racket" of the world of IGI Schwontek from Poland.</text:p>
      <text:p text:style-name="P4">
Photo: btu.org.ua</text:p>
      <text:p text:style-name="P4">
News Source: <text:a xlink:type="simple" xlink:href="https://www.ukrinform.ua/rubric-sports/3709140-kostuk-zaversila-vistupi-na-turniri-wta-u-rimi.html" text:style-name="Internet_20_link" text:visited-style-name="Visited_20_Internet_20_Link">
https://www.ukrinform.ua/rubric-sports/3709140-kostuk-zaversila-vistupi-na-turniri-wta-u-rimi.html</text:a>
</text:p>
      <!--NEWS-->
      <text:h text:style-name="P10" text:outline-level="1">
<text:span text:style-name="T4">
Bakhmut's' Ghosts destroyed a group of Russian military</text:span>
</text:h>
      <text:p text:style-name="P4">
Authors: Ukrinform (Person)</text:p>
      <text:p text:style-name="P4">
Publisher: Укринформ (Organization)</text:p>
      <text:p text:style-name="P4">
Published Time: 2023-05-14T18:41:00+03:00</text:p>
      <text:p text:style-name="P4">
Modified Time: 2023-05-14T18:41:00+03:00</text:p>
      <text:p text:style-name="P4">
Description: The snipers of the Special Operations forces of the Armed Forces of Ukraine were eliminated by a group of Russian invaders in the Bakhmut district of Donetsk region. - Ukrinform.</text:p>
      <text:p text:style-name="P4">
Images: ["<text:a xlink:type="simple" xlink:href="https://static.ukrinform.com/photos/2023_05/thumb_files/630_360_1684078865-830.jpg" text:style-name="Internet_20_link" text:visited-style-name="Visited_20_Internet_20_Link">
630_360_16840...</text:a>
"]</text:p>
      <text:p text:style-name="P4">
Tags: ['Бахмут', 'Снайпер', 'Російські військові', 'Війна з росією']</text:p>
      <text:p text:style-name="P4">
Type: Article</text:p>
      <!--METADATA-->
      <text:p text:style-name="P4">
<draw:frame draw:style-name="fr1" draw:name="Image195" text:anchor-type="as-char" svg:width="6.9236in" svg:height="3.956343in" draw:z-index="0">
<draw:image xlink:href="../Images/yкринформ/2023-05-14T18-41-00-03-00/630_360_1684078865-830.jpg" xlink:type="simple" xlink:show="embed" xlink:actuate="onLoad" draw:mime-type="image/jpeg"/>
</draw:frame>
The snipers of special operations of the Armed Forces of Ukraine were eliminated by a group of Russian invasions in the area of Bakhmut, Donetsk region.</text:p>
      <text:p text:style-name="P4">
According to Ukrinform, the press service of special operations forces reported in <text:a xlink:type="simple" xlink:href="https://t.me/ukr_sof/544" text:style-name="Internet_20_link" text:visited-style-name="Visited_20_Internet_20_Link">
</text:a>
.</text:p>
      <text:p text:style-name="P4">
"In the area of Bakhmut, the snipers of the forces of special operations revealed accumulation <text:a xlink:type="simple" xlink:href="https://www.ukrinform.ua/tag-rosijski-vijskovi" text:style-name="Internet_20_link" text:visited-style-name="Visited_20_Internet_20_Link">
</text:a>
. As a result of fire, 12 targets of 15 were disposed of, ”the SCO noted.</text:p>
      <text:p text:style-name="P4">
<text:span text:style-name="T4">
 Read also: </text:span>
 <text:a xlink:type="simple" xlink:href="https://www.ukrinform.ua/rubric-ato/3708404-specpriznacenci-sbu-znisili-rosijskij-grad-za-dopomogou-drona.html" text:style-name="Internet_20_link" text:visited-style-name="Visited_20_Internet_20_Link">
<text:span text:style-name="T4">
 destroyed </text:span>
</text:a>
According to Ukrinform, according to the Ministry of Defense of Ukraine, the defense forces are being promoted in the suburbs of Bakhmut, and the defenders were also taken from Polonius military.</text:p>
      <text:p text:style-name="P4">
News Source: <text:a xlink:type="simple" xlink:href="https://www.ukrinform.ua/rubric-ato/3709141-prividi-bahmuta-znisili-grupu-rosijskih-vijskovih.html" text:style-name="Internet_20_link" text:visited-style-name="Visited_20_Internet_20_Link">
https://www.ukrinform.ua/rubric-ato/3709141-prividi-bahmuta-znisili-grupu-rosijskih-vijskovih.html</text:a>
</text:p>
      <!--NEWS-->
      <text:h text:style-name="P10" text:outline-level="1">
<text:span text:style-name="T4">
APL: "Man City" returned to sole leaders by beat by Everton Mykolenko</text:span>
</text:h>
      <text:p text:style-name="P4">
Authors: Ukrinform (Person)</text:p>
      <text:p text:style-name="P4">
Publisher: Укринформ (Organization)</text:p>
      <text:p text:style-name="P4">
Published Time: 2023-05-14T18:49:00+03:00</text:p>
      <text:p text:style-name="P4">
Modified Time: 2023-05-14T18:49:00+03:00</text:p>
      <text:p text:style-name="P4">
Description: The next matches of the 36th round of the football championship took place in the English Premier League (APL). - Ukrinform.</text:p>
      <text:p text:style-name="P4">
Images: ["<text:a xlink:type="simple" xlink:href="https://static.ukrinform.com/photos/2023_05/thumb_files/630_360_1684079437-384.jpg" text:style-name="Internet_20_link" text:visited-style-name="Visited_20_Internet_20_Link">
630_360_16840...</text:a>
"]</text:p>
      <text:p text:style-name="P4">
Tags: ['Футбол', 'Манчестер Сіті', 'Віталій Миколенко', 'Евертон']</text:p>
      <text:p text:style-name="P4">
Type: Article</text:p>
      <!--METADATA-->
      <text:p text:style-name="P4">
<draw:frame draw:style-name="fr1" draw:name="Image196" text:anchor-type="as-char" svg:width="6.9236in" svg:height="3.956343in" draw:z-index="0">
<draw:image xlink:href="../Images/yкринформ/2023-05-14T18-49-00-03-00/630_360_1684079437-384.jpg" xlink:type="simple" xlink:show="embed" xlink:actuate="onLoad" draw:mime-type="image/jpeg"/>
</draw:frame>
Wanglius Premier League(Premier League)There were regular matches of the 36th round of the football scholar.</text:p>
      <text:p text:style-name="P4">
Manchester City visited Gudison Park with a score of 3-0 defeat Everton and returned to the sole leaders of the championship, reports Ukrinform.</text:p>
      <text:p text:style-name="P4">
The victory of the "locals" brought the double Ilki Gundogan(37, 51-a minutes)and Holland Holling(39).</text:p>
      <text:p text:style-name="P4">
Український захисник Віталій Миколенко не грав через травму внутрішньоїповерхні стегна.</text:p>
      <text:p text:style-name="P4">
<text:span text:style-name="T4">
Читайте також:</text:span>
 <text:a xlink:type="simple" xlink:href="https://www.ukrinform.ua/rubric-sports/3706492-apl-everton-z-mikolenkom-rozgromiv-brajton.html" text:style-name="Internet_20_link" text:visited-style-name="Visited_20_Internet_20_Link">
 <text:span text:style-name="T4">
АПЛ</text:span>
 </text:a>
In the Manchester City asset - 85 points. The second in the APL standings is Arsenal(82), which today plays with Brighton. Everton(32 glasses)- In the 17th place.</text:p>
      <text:p text:style-name="P4">
Photo: AFP.</text:p>
      <text:p text:style-name="P4">
News Source: <text:a xlink:type="simple" xlink:href="https://www.ukrinform.ua/rubric-sports/3709143-apl-man-siti-povernuvsa-v-odnoosibni-lideri-obigravsi-everton-mikolenka.html" text:style-name="Internet_20_link" text:visited-style-name="Visited_20_Internet_20_Link">
https://www.ukrinform.ua/rubric-sports/3709143-apl-man-siti-povernuvsa-v-odnoosibni-lideri-obigravsi-everton-mikolenka.html</text:a>
</text:p>
      <!--NEWS-->
      <text:h text:style-name="P10" text:outline-level="1">
<text:span text:style-name="T4">
Ukraine's female fencing on sabers - the winner of the COP stage</text:span>
</text:h>
      <text:p text:style-name="P4">
Authors: Ukrinform (Person)</text:p>
      <text:p text:style-name="P4">
Publisher: Укринформ (Organization)</text:p>
      <text:p text:style-name="P4">
Published Time: 2023-05-14T18:51:26+03:00</text:p>
      <text:p text:style-name="P4">
Modified Time: 2023-05-14T18:51:26+03:00</text:p>
      <text:p text:style-name="P4">
Description: This is the first since 2016, the Gold of the national team at the World Cup stage. - Ukrinform.</text:p>
      <text:p text:style-name="P4">
Images: ["<text:a xlink:type="simple" xlink:href="https://static.ukrinform.com/photos/2023_05/thumb_files/630_360_1684079382-297.jpg" text:style-name="Internet_20_link" text:visited-style-name="Visited_20_Internet_20_Link">
630_360_16840...</text:a>
"]</text:p>
      <text:p text:style-name="P4">
Tags: ['Фехтування', 'Харлан']</text:p>
      <text:p text:style-name="P4">
Type: Article</text:p>
      <!--METADATA-->
      <text:p text:style-name="P4">
<draw:frame draw:style-name="fr1" draw:name="Image197" text:anchor-type="as-char" svg:width="6.9236in" svg:height="3.956343in" draw:z-index="0">
<draw:image xlink:href="../Images/yкринформ/2023-05-14T18-51-26-03-00/630_360_1684079382-297.jpg" xlink:type="simple" xlink:show="embed" xlink:actuate="onLoad" draw:mime-type="image/jpeg"/>
</draw:frame>
This is the first since 2016 "gold" of the national team at the World Cup.</text:p>
      <text:p text:style-name="P4">
The national team of Olga Harlan, Alina Komashun, Olena Kravatskaya and Yuliabakastova won the Fencing World Cup, which took place in the Georgian Batum, <text:a xlink:type="simple" xlink:href="https://www.nffu.org.ua/competition/2023_14_05_wc_sabre_w_batumi_teamgold/" text:style-name="Internet_20_link" text:visited-style-name="Visited_20_Internet_20_Link">
</text:a>
The press service of the fencing of Ukraine, reports Ukrinform.</text:p>
      <text:p text:style-name="P4">
This start was also the first qualification period at the 2024 Olympics.</text:p>
      <text:p text:style-name="P4">
The Ukrainian team overcame four rivals on the way to the finals - Algeria, the first sown France, Azerbaijan and Italy. In the struggle for gold, the Ukrainian guns with rivals from the United States, who were beaten with a score of 45:42.</text:p>
      <text:p text:style-name="P4">
Olga Harlan did not lose any of her round for five matches, she has at least 5 points in each.</text:p>
      <text:p text:style-name="P4">
For the first time since January 2016, the women's national team of Ukraine won the World Cup of Saber of Saber. Since then, the Ukrainians have released twice to the finals - in November 2016 and May 2019, twice lost to Italian.</text:p>
      <text:p text:style-name="P4">
Ukraine will lead the qualification selection at the 2024 Olympics in the women's team of nashovlya. And in the world ranking will rise to 11th place.</text:p>
      <text:p text:style-name="P4">
<text:span text:style-name="T4">
 Read also: </text:span>
 <text:a xlink:type="simple" xlink:href="https://www.ukrinform.ua/rubric-sports/3704699-ukrainci-vizmut-ucast-u-dvoh-turnirah-z-fehtuvanna-cerez-nedopusk-atletiv-z-rf-i-bilorusi.html" text:style-name="Internet_20_link" text:visited-style-name="Visited_20_Internet_20_Link">
</text:a>
As reported by Ukrinform, Harlan was defeated in the 1/4 finals in the personal firstness, giving way to Anna Marton from Hungary - 5:15.</text:p>
      <text:p text:style-name="P4">
Photo: nffu.org.ua</text:p>
      <text:p text:style-name="P4">
News Source: <text:a xlink:type="simple" xlink:href="https://www.ukrinform.ua/rubric-sports/3709144-zinoca-zbirna-ukraini-z-fehtuvanna-na-sablah-peremozec-etapu-ks.html" text:style-name="Internet_20_link" text:visited-style-name="Visited_20_Internet_20_Link">
https://www.ukrinform.ua/rubric-sports/3709144-zinoca-zbirna-ukraini-z-fehtuvanna-na-sablah-peremozec-etapu-ks.html</text:a>
</text:p>
      <!--NEWS-->
      <text:h text:style-name="P10" text:outline-level="1">
<text:span text:style-name="T4">
NATO's Estonia begins with 14,000 military training</text:span>
</text:h>
      <text:p text:style-name="P4">
Authors: Ukrinform (Person)</text:p>
      <text:p text:style-name="P4">
Publisher: Укринформ (Organization)</text:p>
      <text:p text:style-name="P4">
Published Time: 2023-05-14T18:52:00+03:00</text:p>
      <text:p text:style-name="P4">
Modified Time: 2023-05-14T18:52:00+03:00</text:p>
      <text:p text:style-name="P4">
Description: Estonia begins the largest annual military exercises of NATO "Spring Storm" ("Spring Storm") with the participation of more than 14 thousand servicemen. - Ukrinform.</text:p>
      <text:p text:style-name="P4">
Images: ["<text:a xlink:type="simple" xlink:href="https://static.ukrinform.com/photos/2023_05/thumb_files/630_360_1684079246-208.jpg" text:style-name="Internet_20_link" text:visited-style-name="Visited_20_Internet_20_Link">
630_360_16840...</text:a>
"]</text:p>
      <text:p text:style-name="P4">
Tags: ['Естонія', 'НАТО', 'Військові навчання']</text:p>
      <text:p text:style-name="P4">
Type: Article</text:p>
      <!--METADATA-->
      <text:p text:style-name="P4">
<draw:frame draw:style-name="fr1" draw:name="Image198" text:anchor-type="as-char" svg:width="6.9236in" svg:height="3.956343in" draw:z-index="0">
<draw:image xlink:href="../Images/yкринформ/2023-05-14T18-52-00-03-00/630_360_1684079246-208.jpg" xlink:type="simple" xlink:show="embed" xlink:actuate="onLoad" draw:mime-type="image/jpeg"/>
</draw:frame>
Estonia is the greatest annual NATO military exercises "Spring Storm"(“Spring Storm”)with the participation of more than 14,000 servicemen.</text:p>
      <text:p text:style-name="P4">
As Ukrinform reports, this is reported on <text:a xlink:type="simple" xlink:href="http://www.gov.uk/government/news/1500-uk-troops-join-major-nato-exercise-amid-expanded-uk-deployment-to-estonia" text:style-name="Internet_20_link" text:visited-style-name="Visited_20_Internet_20_Link">
</text:a>
.</text:p>
      <text:p text:style-name="P4">
"More than 1,500 British servicemen, together with thousands of military servicemen from the NATO Alliance Member States, will take part in large training in Estonia," the message reads.</text:p>
      <text:p text:style-name="P4">
It is noted that Spring Storm's training is the largest annual military training with the participation of the United NATO's advanced combat group, which includes British and French. More than 14,000 servicemen from 11 countries will take part in them <text:a xlink:type="simple" xlink:href="https://www.ukrinform.ua/tag-nato" text:style-name="Internet_20_link" text:visited-style-name="Visited_20_Internet_20_Link">
</text:a>
.</text:p>
      <text:p text:style-name="P4">
The British Defense Ministry indicated that this year's exercises in Estonia are "the first deployment of brigade level in Estonia, which involves hundreds of more military personnel than during previous deployment."</text:p>
      <text:p text:style-name="P4">
"Scattered across the complex and diverse Estonian terrain, the land units will take place realistic combat scenarios, including during trench attacks, reconnaissance missions and light -infantry tactics, and including armored vehicles and all -military battle.</text:p>
      <text:p text:style-name="P4">
In addition to the ground elements of two-week exercises, which will begin on May 15, the British Air Force servicemen will conduct training in the reconnaissance of hypovatry-succulent interaction, and the units of maritime infantry will train a release on the shore "to check the ability of the United Kingdom.</text:p>
      <text:p text:style-name="P4">
The UK Defense Minister Ben Volles noted that the training of the Spring Storm Allies demonstrates the strength of our operational compatibility with partners and our joint devotion to the Alliance of NATO. "</text:p>
      <text:p text:style-name="P4">
"While the Russian army continues its unlawful invasion of Ukraine, threatening stability in Europe, the United Kingdom and our allies will advise to support Ukraine and protect our common values of Isvoboda," he added.</text:p>
      <text:p text:style-name="P4">
<text:span text:style-name="T4">
 Read also: </text:span>
 <text:a xlink:type="simple" xlink:href="https://www.ukrinform.ua/rubric-world/3708559-u-rumunii-zaversilis-navcanna-nato-dacian-spring-2023.html" text:style-name="Internet_20_link" text:visited-style-name="Visited_20_Internet_20_Link">
<text:span text:style-name="T4">
 training </text:span>
 <text:span text:style-name="T4">
 NATO </text:span>
</text:a>
</text:p>
      <text:p text:style-name="P4">
<text:span text:style-name="T5">
Foto: Ministry of Defense Estonia</text:span>
</text:p>
      <text:p text:style-name="P4">
News Source: <text:a xlink:type="simple" xlink:href="https://www.ukrinform.ua/rubric-world/3709145-v-estonii-rozpocinautsa-navcanna-nato-za-ucasti-14-tisac-vijskovih.html" text:style-name="Internet_20_link" text:visited-style-name="Visited_20_Internet_20_Link">
https://www.ukrinform.ua/rubric-world/3709145-v-estonii-rozpocinautsa-navcanna-nato-za-ucasti-14-tisac-vijskovih.html</text:a>
</text:p>
      <!--NEWS-->
      <text:h text:style-name="P10" text:outline-level="1">
<text:span text:style-name="T4">
In the museum in Pirogov celebrated Mother's Day</text:span>
</text:h>
      <text:p text:style-name="P4">
Authors: Ukrinform (Person)</text:p>
      <text:p text:style-name="P4">
Publisher: Укринформ (Organization)</text:p>
      <text:p text:style-name="P4">
Published Time: 2023-05-14T19:05:00+03:00</text:p>
      <text:p text:style-name="P4">
Modified Time: 2023-05-14T19:05:00+03:00</text:p>
      <text:p text:style-name="P4">
Description: The National Museum of Folk Architecture and Life of Ukraine took place in Pirogov, a cultural and educational event "Ukraine is an indomitable family", dedicated to Mother's Day and Family Day. - Ukrinform.</text:p>
      <text:p text:style-name="P4">
Images: ["<text:a xlink:type="simple" xlink:href="https://static.ukrinform.com/photos/2023_05/thumb_files/630_360_1684080087-3488.jpeg" text:style-name="Internet_20_link" text:visited-style-name="Visited_20_Internet_20_Link">
630_360_16840...</text:a>
", "<text:a xlink:type="simple" xlink:href="https://static.ukrinform.com/photos/2023_05/thumb_files/630_360_1684080085-7846.jpeg" text:style-name="Internet_20_link" text:visited-style-name="Visited_20_Internet_20_Link">
630_360_16840...</text:a>
", "<text:a xlink:type="simple" xlink:href="https://static.ukrinform.com/photos/2023_05/thumb_files/630_360_1684080085-5535.jpeg" text:style-name="Internet_20_link" text:visited-style-name="Visited_20_Internet_20_Link">
630_360_16840...</text:a>
", "<text:a xlink:type="simple" xlink:href="https://static.ukrinform.com/photos/2023_05/thumb_files/630_360_1684080085-7530.jpeg" text:style-name="Internet_20_link" text:visited-style-name="Visited_20_Internet_20_Link">
630_360_16840...</text:a>
", "<text:a xlink:type="simple" xlink:href="https://static.ukrinform.com/photos/2023_05/thumb_files/630_360_1684080085-1712.jpeg" text:style-name="Internet_20_link" text:visited-style-name="Visited_20_Internet_20_Link">
630_360_16840...</text:a>
", "<text:a xlink:type="simple" xlink:href="https://static.ukrinform.com/photos/2023_05/thumb_files/630_360_1684080085-9543.jpeg" text:style-name="Internet_20_link" text:visited-style-name="Visited_20_Internet_20_Link">
630_360_16840...</text:a>
", "<text:a xlink:type="simple" xlink:href="https://static.ukrinform.com/photos/2023_05/thumb_files/630_360_1684080085-6742.jpeg" text:style-name="Internet_20_link" text:visited-style-name="Visited_20_Internet_20_Link">
630_360_16840...</text:a>
", "<text:a xlink:type="simple" xlink:href="https://static.ukrinform.com/photos/2023_05/thumb_files/630_360_1684080087-6223.jpeg" text:style-name="Internet_20_link" text:visited-style-name="Visited_20_Internet_20_Link">
630_360_16840...</text:a>
", "<text:a xlink:type="simple" xlink:href="https://static.ukrinform.com/photos/2023_05/thumb_files/630_360_1684080087-6748.jpeg" text:style-name="Internet_20_link" text:visited-style-name="Visited_20_Internet_20_Link">
630_360_16840...</text:a>
", "<text:a xlink:type="simple" xlink:href="https://static.ukrinform.com/photos/2023_05/thumb_files/630_360_1684080087-4232.jpeg" text:style-name="Internet_20_link" text:visited-style-name="Visited_20_Internet_20_Link">
630_360_16840...</text:a>
", "<text:a xlink:type="simple" xlink:href="https://static.ukrinform.com/photos/2023_05/thumb_files/630_360_1684080088-5964.jpeg" text:style-name="Internet_20_link" text:visited-style-name="Visited_20_Internet_20_Link">
630_360_16840...</text:a>
", "<text:a xlink:type="simple" xlink:href="https://static.ukrinform.com/photos/2023_05/thumb_files/630_360_1684080088-5242.jpeg" text:style-name="Internet_20_link" text:visited-style-name="Visited_20_Internet_20_Link">
630_360_16840...</text:a>
", "<text:a xlink:type="simple" xlink:href="https://static.ukrinform.com/photos/2023_05/thumb_files/630_360_1684080088-6342.jpeg" text:style-name="Internet_20_link" text:visited-style-name="Visited_20_Internet_20_Link">
630_360_16840...</text:a>
"]</text:p>
      <text:p text:style-name="P4">
Tags: ['День Матері', 'Свято', 'Музей у Пирогові']</text:p>
      <text:p text:style-name="P4">
Type: Article</text:p>
      <!--METADATA-->
      <text:p text:style-name="P4">
<draw:frame draw:style-name="fr1" draw:name="Image199" text:anchor-type="as-char" svg:width="6.9236in" svg:height="3.956343in" draw:z-index="0">
<draw:image xlink:href="../Images/yкринформ/2023-05-14T19-05-00-03-00/630_360_1684080087-3488.jpeg" xlink:type="simple" xlink:show="embed" xlink:actuate="onLoad" draw:mime-type="image/jpeg"/>
</draw:frame>
The Union Museum of Folk Architecture and Life of Ukraine in Pirogov hosted a cultural and educational event "Ukraine-an unbreakable family", dedicated to the day and the Family Day.</text:p>
      <text:p text:style-name="P4">
This was reported by Ukrinform correspondent.</text:p>
      <text:p text:style-name="P4">
"This measure we want to show that <text:a xlink:type="simple" xlink:href="https://www.ukrinform.ua/tag-ukraina" text:style-name="Internet_20_link" text:visited-style-name="Visited_20_Internet_20_Link">
</text:a>
\ is the only family that shares common aspirations. And today we will sign the flags today, which we will pass to our combat crews, in particular to those who are on the front line, with the wishes that we are waiting for everyone at home in the face that we believe in them and do everything possible to support, " - said the head of the international female female. Natalia Fedorchuk movements.The celebration began with a series of workshops "Create a Gift for Mom of Itat", within which visitors could make sunflower from foamiran, paint a T-shirt and master traditional embroidery techniques and vytinanka.</text:p>
      <text:p text:style-name="P4">
"I like the creative atmosphere. I love master classes very much, because there is a way to convey my knowledge. Moreover, with the mood people do not get to work, everyone comes out of smiling, happy - it is expensive," - said the craftsman of foamyran flowers. Factory.</text:p>
      <text:p text:style-name="P4">
After engaging in the creative crafts, the guests of the museum listened to the fairy tale of Irina Matsko "Mom's heart", which was read by actor Ostap Stupka, accompanied by a sashka guitar.</text:p>
      <text:p text:style-name="P4">
<text:span text:style-name="T4">
 Read also: </text:span>
 <text:a xlink:type="simple" xlink:href="https://www.ukrinform.ua/rubric-society/3709086-sila-i-bezmezna-lubov-materiv-zmicnuut-duh-i-nablizaut-peremogu-knazevic.html" text:style-name="Internet_20_link" text:visited-style-name="Visited_20_Internet_20_Link">
</text:a>
"Today I want to express gratitude and honor to all those mothers whose sons are now protecting us and our opportunity to be. I bow low to Timmaters who have lost my children in this terrible war. I thank all mothers who now understand the price of that life, whom they gave. And I despise those who are there, "behind the pendulum", allowed himself the phrase "and we are still wearing" - it navigates and destroys the concept of motherhood, " - said the CEO of the Museum in Pirogov Oksanastarak -Zayakel.</text:p>
      <text:p text:style-name="P4">
At the same time, during the event, a rounted flash mob started more. It was conducted by domestic athletes - free style fighter Valery Andriysev, judoites Bogdan Yadov and Georgy Zantarai.</text:p>
      <text:p text:style-name="P4">
"Sports exercises, according to the recommendations of psychologists, improve mood and give motivation. This initiative was supported in the Kiev branch of the National Olympic Committee. Our Olympians developed a set , - said.</text:p>
      <text:p text:style-name="P4">
<text:span text:style-name="T4">
 Read also: </text:span>
 <text:a xlink:type="simple" xlink:href="https://www.ukrinform.ua/rubric-society/3709094-zaluznij-podakuvav-materam-zahisnikiv-ukraini.html" text:style-name="Internet_20_link" text:visited-style-name="Visited_20_Internet_20_Link">
<text:span text:style-name="T4">
 Zaluzhni </text:span>
</text:a>
The event continued the concert program, which was attended by children of military and transfers from Bakhmut, Zaporozhye and Luhansk region, musical and dance bands.</text:p>
      <text:p text:style-name="P4">
The holiday - National Museum of Folk Architecture and Life was organized by Ukraine International Women's Movement "For Family Values" with the assistance of the Kyiv City Branch of the National Olympic Committee of Ukraine and the Committee of Ukraine on Youth and Sports.May 15 celebrates International Family Day.</text:p>
      <text:p text:style-name="P4">
News Source: <text:a xlink:type="simple" xlink:href="https://www.ukrinform.ua/rubric-society/3709148-u-muzei-v-pirogovi-vidsvatkuvali-den-materi.html" text:style-name="Internet_20_link" text:visited-style-name="Visited_20_Internet_20_Link">
https://www.ukrinform.ua/rubric-society/3709148-u-muzei-v-pirogovi-vidsvatkuvali-den-materi.html</text:a>
</text:p>
      <!--NEWS-->
      <text:h text:style-name="P10" text:outline-level="1">
<text:span text:style-name="T4">
In the heating season, Ukraine will come with a much smaller margin of safety - DTEK</text:span>
</text:h>
      <text:p text:style-name="P4">
Authors: Ukrinform (Person)</text:p>
      <text:p text:style-name="P4">
Publisher: Укринформ (Organization)</text:p>
      <text:p text:style-name="P4">
Published Time: 2023-05-14T19:06:00+03:00</text:p>
      <text:p text:style-name="P4">
Modified Time: 2023-05-14T19:06:00+03:00</text:p>
      <text:p text:style-name="P4">
Description: In the next heating season, the Ukrainian power system will come with a much smaller margin of safety. It is necessary to significantly accelerate the pace of repair work in order not to return to shutdown of electricity. - Ukrinform.</text:p>
      <text:p text:style-name="P4">
Images: ["<text:a xlink:type="simple" xlink:href="https://static.ukrinform.com/photos/2023_05/thumb_files/630_360_1684080122-846.jpg" text:style-name="Internet_20_link" text:visited-style-name="Visited_20_Internet_20_Link">
630_360_16840...</text:a>
"]</text:p>
      <text:p text:style-name="P4">
Tags: ['ДТЕК', 'Опалення', 'Опалювальний сезон', 'Єдині новини']</text:p>
      <text:p text:style-name="P4">
Type: Article</text:p>
      <!--METADATA-->
      <text:p text:style-name="P4">
<draw:frame draw:style-name="fr1" draw:name="Image200" text:anchor-type="as-char" svg:width="6.9236in" svg:height="3.946335in" draw:z-index="0">
<draw:image xlink:href="../Images/yкринформ/2023-05-14T19-06-00-03-00/630_360_1684080122-846.jpg" xlink:type="simple" xlink:show="embed" xlink:actuate="onLoad" draw:mime-type="image/jpeg"/>
</draw:frame>
The Ukrainian power system will come with a much smaller strength. It is necessary to significantly speed up the pace of repair work in order to not turn out to shut off electricity.</text:p>
      <text:p text:style-name="P4">
According to Ukrinform, on this the national marathon "Unin" was emphasized on this air by Dmitry Sakharuk's executive director of DTEK.</text:p>
      <text:p text:style-name="P4">
“The repair campaign is currently underway. Four nuclear power units are already in repair, the fifth is renovated. Therefore, in June-July, Ukraine may face deficiency <text:a xlink:type="simple" xlink:href="https://www.ukrinform.ua/tag-elektroenergia" text:style-name="Internet_20_link" text:visited-style-name="Visited_20_Internet_20_Link">
</text:a>
, which will intersect imports from EU countries, as it was already in January-February. Therefore, there will be no "fan of light" in the summer ", - the DTEK representative assured.</text:p>
      <text:p text:style-name="P4">
Instead, it predicts possible problems with the beginning of a new heating season, in which Ukraine will enter with a much smaller volume of available capacities.</text:p>
      <text:p text:style-name="P4">
“We have now damaged 75% of thermal generation. Only our company needs to repair 9 power units with a total capacity of 1.5 GW. Regarding the distribution networks, almost 12 thousand km lines have been damaged again in our company, almost 4 thousand distribution substations need to be prepared. Therefore, it is possible not to shut off now, but in winter, ”Sakharuk warned.</text:p>
      <text:p text:style-name="P4">
<text:span text:style-name="T4">
 Read also: </text:span>
 <text:a xlink:type="simple" xlink:href="https://www.ukrinform.ua/rubric-economy/3697441-za-opaluvalnij-sezon-ukraina-vikoristala-ponad-800-tisac-tonn-vugilla.html" text:style-name="Internet_20_link" text:visited-style-name="Visited_20_Internet_20_Link">
<text:span text:style-name="T4">
 heating </text:span>
 <text:span text:style-name="T4">
 </text:span>
 season **</text:a>
He stressed that it is now necessary to significantly accelerate the repair work to increase their funding to avoid problems in the future heating system.</text:p>
      <text:p text:style-name="P4">
“Financing of the repair campaign is an important common to the authorities and the company. I would say a critical task. Of course, companies are making current repair, but the volume of these works is enormous. And the pace depends on the scope of financial. There are no such funds from any company, not just ours. Unfortunately, I cannot say that we will be 100% ready for the next heating season, given the existing rates of repair work. It is necessary to be administered, ”Sakharuk said.</text:p>
      <text:p text:style-name="P4">
As <text:a xlink:type="simple" xlink:href="https://www.ukrinform.ua/rubric-economy/3704600-ekspert-prognozue-deficit-v-energosistemi-u-lipniserpni.html" text:style-name="Internet_20_link" text:visited-style-name="Visited_20_Internet_20_Link">
 </text:a>
, in July - August, electricity deficits can occur in the energy system, which will cause Ukraine to increase energy imports.</text:p>
      <text:p text:style-name="P4">
News Source: <text:a xlink:type="simple" xlink:href="https://www.ukrinform.ua/rubric-economy/3709149-v-opaluvalnij-sezon-ukraina-zajde-zi-znacno-mensim-zapasom-micnosti-dtek.html" text:style-name="Internet_20_link" text:visited-style-name="Visited_20_Internet_20_Link">
https://www.ukrinform.ua/rubric-economy/3709149-v-opaluvalnij-sezon-ukraina-zajde-zi-znacno-mensim-zapasom-micnosti-dtek.html</text:a>
</text:p>
      <!--NEWS-->
      <text:h text:style-name="P10" text:outline-level="1">
<text:span text:style-name="T4">
The enemy fired the curakhov, three wounded</text:span>
</text:h>
      <text:p text:style-name="P4">
Authors: Ukrinform (Person)</text:p>
      <text:p text:style-name="P4">
Publisher: Укринформ (Organization)</text:p>
      <text:p text:style-name="P4">
Published Time: 2023-05-14T19:09:00+03:00</text:p>
      <text:p text:style-name="P4">
Modified Time: 2023-05-14T19:09:00+03:00</text:p>
      <text:p text:style-name="P4">
Description: In the Donetsk region, three people were injured by the Russian Kurakhov troops. - Ukrinform.</text:p>
      <text:p text:style-name="P4">
Images: ["<text:a xlink:type="simple" xlink:href="https://static.ukrinform.com/photos/2023_05/thumb_files/630_360_1684080512-726.jpg" text:style-name="Internet_20_link" text:visited-style-name="Visited_20_Internet_20_Link">
630_360_16840...</text:a>
"]</text:p>
      <text:p text:style-name="P4">
Tags: ['Донеччина', 'Обстріл', 'Поранені', 'Війна з росією']</text:p>
      <text:p text:style-name="P4">
Type: Article</text:p>
      <!--METADATA-->
      <text:p text:style-name="P4">
<draw:frame draw:style-name="fr1" draw:name="Image201" text:anchor-type="as-char" svg:width="6.9236in" svg:height="3.956343in" draw:z-index="0">
<draw:image xlink:href="../Images/yкринформ/2023-05-14T19-09-00-03-00/630_360_1684080512-726.jpg" xlink:type="simple" xlink:show="embed" xlink:actuate="onLoad" draw:mime-type="image/jpeg"/>
</draw:frame>
In the Udantian region as a result of shelling by Russian troops of Kurakhov's wounded people.</text:p>
      <text:p text:style-name="P4">
According to Ukrinform, Pavel Kirilenko, the head of the Donetsk Regional Military Administration, reports this(http://t.me/pavlokyrylenko_donoda/7960).</text:p>
      <text:p text:style-name="P4">
“Three wounded, including a minor, is a consequence of today's <text:a xlink:type="simple" xlink:href="https://www.ukrinform.ua/tag-obstril" text:style-name="Internet_20_link" text:visited-style-name="Visited_20_Internet_20_Link">
</text:a>
Kurakhov. The Russians used "hurricanes" - 5 high -rise buildings and 3 private homes were damaged. In addition, the heat supply network has been killed, ”Kirilenko said.</text:p>
      <text:p text:style-name="P4">
Rescuers and police work on the spot.</text:p>
      <text:p text:style-name="P4">
"As long as active fighting is ongoing, all civilians have to leave the Donetsk region. Evacuation saves life," Kirilenko said.</text:p>
      <text:p text:style-name="P4">
<text:span text:style-name="T4">
 Read also: </text:span>
 <text:a xlink:type="simple" xlink:href="https://www.ukrinform.ua/rubric-ato/3709103-rosiani-obstrilali-selo-na-harkivsini-dvoe-zagiblih.html" text:style-name="Internet_20_link" text:visited-style-name="Visited_20_Internet_20_Link">
<text:span text:style-name="T4">
 firing </text:span>
</text:a>
According to Ukrinform, Russian invaders for the past day, May 13, killed residents of Donetsk region and were injured in the 16th.</text:p>
      <text:p text:style-name="P4">
News Source: <text:a xlink:type="simple" xlink:href="https://www.ukrinform.ua/rubric-ato/3709152-vorog-obstrilav-kurahove-troe-poranenih.html" text:style-name="Internet_20_link" text:visited-style-name="Visited_20_Internet_20_Link">
https://www.ukrinform.ua/rubric-ato/3709152-vorog-obstrilav-kurahove-troe-poranenih.html</text:a>
</text:p>
      <!--NEWS-->
      <text:h text:style-name="P10" text:outline-level="1">
<text:span text:style-name="T4">
Ukraine can count on the support of Europe - Scholtz</text:span>
</text:h>
      <text:p text:style-name="P4">
Authors: Ukrinform (Person)</text:p>
      <text:p text:style-name="P4">
Publisher: Укринформ (Organization)</text:p>
      <text:p text:style-name="P4">
Published Time: 2023-05-14T19:15:05+03:00</text:p>
      <text:p text:style-name="P4">
Modified Time: 2023-05-14T19:15:05+03:00</text:p>
      <text:p text:style-name="P4">
Description: Ukraine is Europe and can count on the support of European partners. - Ukrinform.</text:p>
      <text:p text:style-name="P4">
Images: ["<text:a xlink:type="simple" xlink:href="https://static.ukrinform.com/photos/2023_05/thumb_files/630_360_1684080599-368.jpg" text:style-name="Internet_20_link" text:visited-style-name="Visited_20_Internet_20_Link">
630_360_16840...</text:a>
"]</text:p>
      <text:p text:style-name="P4">
Tags: ['Премія', 'Україна', 'Зеленський', 'Шольц']</text:p>
      <text:p text:style-name="P4">
Type: Article</text:p>
      <!--METADATA-->
      <text:p text:style-name="P4">
<draw:frame draw:style-name="fr1" draw:name="Image202" text:anchor-type="as-char" svg:width="6.9236in" svg:height="3.956343in" draw:z-index="0">
<draw:image xlink:href="../Images/yкринформ/2023-05-14T19-15-05-03-00/630_360_1684080599-368.jpg" xlink:type="simple" xlink:show="embed" xlink:actuate="onLoad" draw:mime-type="image/jpeg"/>
</draw:frame>
Ukraine is Europe and can count on the support of European partners.</text:p>
      <text:p text:style-name="P4">
This was stated by German Chancellor Olaf Sholtz in his speech on the occasion of Karl the Great President of Ukraine Volodymyruselensky in the city of Aachen on May 14, Ukrinform correspondent reports.</text:p>
      <text:p text:style-name="P4">
"The war showed that Ukraine is part of the European family," - emphasized. He assured that the promise given last summer on the prospect of education, it would be fulfilled that Ukraine can fully rely on European ladies, whether humanitarian, financial or armed support.</text:p>
      <text:p text:style-name="P4">
Ukrainians and Russians are not one people, according to Russian President Putin of the Imperial Speeches, emphasized Scholtz. Ukrainians are a people with incredible culture of culture, traditions, identity. And they themselves defined their -guise - European. The Russian War strengthened Ukraine as a political nation of the Tazoic Nation of its irreversible desire to become a European nation, said Chancellor. In words, if Putin hoped to distract Ukraine from the European path, then his tanks, drones, rockets, he reached the opposite.</text:p>
      <text:p text:style-name="P4">
The chancellor also added that Europe has a lot to thank the Ukrainian people to his president. Ukraine defends the principles that Europe defends.</text:p>
      <text:p text:style-name="P4">
Immediately after the attack <text:a xlink:type="simple" xlink:href="https://www.ukrinform.ua/tag-rosia" text:style-name="Internet_20_link" text:visited-style-name="Visited_20_Internet_20_Link">
</text:a>
It is clear to Ukraine that the Ukrainian people will not bend before Russian violence, it will fight and resist the brutal Russian aggression.</text:p>
      <text:p text:style-name="P4">
“We stand together and our history will continue together… The Russian aggressive war has united the EU and Ukraine as never before. We stand in a solidarity on the side of Ukraine ... Europe stands together, ”he emphasized.</text:p>
      <text:p text:style-name="P4">
Scholtz called a very reasonable decision to award the President and the All -Norode, because they operate with February 24, 2022. European democratic communities admire and bow their heads to the courage of the Ukrainian people of his leader, emphasized the German chancellor, ended his speech in Ukrainian: “Ukraine is here, Ukraine is Europe. Glory to Ukraine!"</text:p>
      <text:p text:style-name="P4">
There are not ceremonies for some laureates of this award of previous years, in particular, Lithuanian Exprets, Dalia Grybauskaya, leader of the Belarusian opposition Svetlanatykhanovskaya, expert of the European Parliament Martin Schultz and others.</text:p>
      <text:p text:style-name="P4">
<text:span text:style-name="T4">
 Read also: </text:span>
 <text:a xlink:type="simple" xlink:href="https://www.ukrinform.ua/rubric-polytics/3709124-pidtrimka-ukraini-i-tisk-na-rosiu-kiiv-i-berlin-pidpisali-spilnu-deklaraciu.html" text:style-name="Internet_20_link" text:visited-style-name="Visited_20_Internet_20_Link">
</text:a>
</text:p>
      <text:p text:style-name="P4">
In addition to Scholz, the speeches were made by the Chairman of the European Commission Ursula von der Liaen Ipremier of Poland Mateusz Moravetsky.</text:p>
      <text:p text:style-name="P4">
At the ceremony, the music of Miroslav Skoryk and Valentina Silvestrov, Sergei Zhadan's poetry.</text:p>
      <text:p text:style-name="P4">
News Source: <text:a xlink:type="simple" xlink:href="https://www.ukrinform.ua/rubric-polytics/3709154-ukraina-moze-rozrahovuvati-na-pidtrimku-evropi-solc.html" text:style-name="Internet_20_link" text:visited-style-name="Visited_20_Internet_20_Link">
https://www.ukrinform.ua/rubric-polytics/3709154-ukraina-moze-rozrahovuvati-na-pidtrimku-evropi-solc.html</text:a>
</text:p>
      <!--NEWS-->
      <text:h text:style-name="P10" text:outline-level="1">
<text:span text:style-name="T4">
In four directions of the front per day - about 30 combat clashes</text:span>
</text:h>
      <text:p text:style-name="P4">
Authors: Ukrinform (Person)</text:p>
      <text:p text:style-name="P4">
Publisher: Укринформ (Organization)</text:p>
      <text:p text:style-name="P4">
Published Time: 2023-05-14T19:16:00+03:00</text:p>
      <text:p text:style-name="P4">
Modified Time: 2023-05-14T19:16:00+03:00</text:p>
      <text:p text:style-name="P4">
Description: About 30 combat clashes took place in Liman, Bakhmut, Avdiiv and Marinsk. - Ukrinform.</text:p>
      <text:p text:style-name="P4">
Images: ["<text:a xlink:type="simple" xlink:href="https://static.ukrinform.com/photos/2023_05/thumb_files/630_360_1684080577-971.jpg" text:style-name="Internet_20_link" text:visited-style-name="Visited_20_Internet_20_Link">
630_360_16840...</text:a>
"]</text:p>
      <text:p text:style-name="P4">
Tags: ['Бахмут', 'Генштаб', 'ЗСУ', 'Війна з росією']</text:p>
      <text:p text:style-name="P4">
Type: Article</text:p>
      <!--METADATA-->
      <text:p text:style-name="P4">
<draw:frame draw:style-name="fr1" draw:name="Image203" text:anchor-type="as-char" svg:width="6.9236in" svg:height="3.956343in" draw:z-index="0">
<draw:image xlink:href="../Images/yкринформ/2023-05-14T19-16-00-03-00/630_360_1684080577-971.jpg" xlink:type="simple" xlink:show="embed" xlink:actuate="onLoad" draw:mime-type="image/jpeg"/>
</draw:frame>
The Nalimansk, Bakhmut, Avdiiv and Marinsky directions took place about 30 combat clashes.</text:p>
      <text:p text:style-name="P4">
According to Ukrinform, the General Staff of the Armed Forces of Ukraine reported in <text:a xlink:type="simple" xlink:href="https://www.facebook.com/GeneralStaff.ua/posts/pfbid02ynGiLKQtMwJHCzeQhAuXSv8nG7U2KDiE9RKWvRUpAVD4ARfEQeJRNjQFTz7271Dvl" text:style-name="Internet_20_link" text:visited-style-name="Visited_20_Internet_20_Link">
</text:a>
Having published the prompt information as of 18:00 on May 14.</text:p>
      <text:p text:style-name="P4">
In the mentioned directions <text:a xlink:type="simple" xlink:href="https://www.ukrinform.ua/tag-rosijski-vijskovi" text:style-name="Internet_20_link" text:visited-style-name="Visited_20_Internet_20_Link">
</text:a>
continue to focus on basic efforts. Bakhmut and Marinka, Donetsk region, remain at the epicenter of the fighting.</text:p>
      <text:p text:style-name="P4">
In total, during the day, the invaders made six rocket and 27 aircraft hacks, as well as about 20 shelling of the rocket launchers of the reservoirs of defense forces and settlements of Ukraine. The enemy struck, in particular, in Kharkiv and Zolochiv village of Kharkiv region.</text:p>
      <text:p text:style-name="P4">
As a result of hostile attacks, civilians, destruction and damages were affected by private dwellings, other civilian and administrative infrastructure.</text:p>
      <text:p text:style-name="P4">
The General Staff emphasizes that the likelihood of missile and aviation strikers throughout the territory of Ukraine remains high.</text:p>
      <text:p text:style-name="P4">
In total, Ukrainian aviation per day made 12 beats in the areas of concentration of personal staff and military equipment of the Russian army.</text:p>
      <text:p text:style-name="P4">
The defenders of Ukraine during the current day destroyed two entertainment drones such as Orlan-10 and one-SuperCam.</text:p>
      <text:p text:style-name="P4">
<text:span text:style-name="T4">
 Read also: </text:span>
 <text:a xlink:type="simple" xlink:href="https://www.ukrinform.ua/rubric-ato/3709135-na-bahmutskomu-napramku-ukrainski-vijskovi-prodovzuut-ruhatis-vpered-malar.html" text:style-name="Internet_20_link" text:visited-style-name="Visited_20_Internet_20_Link">
<text:span text:style-name="T4">
 painter </text:span>
</text:a>
The units of rocket troops and artillery of the Armed Forces, for their part, struck the point of administration, six areas of concentration of live force, two artillery units at fire positions and another important purpose of the invaders.</text:p>
      <text:p text:style-name="P4">
On <text:span text:style-name="T4">
 Volynskyi </text:span>
 and <text:span text:style-name="T4">
 Polissya </text:span>
 directions, the operational situation has not suffered significant changes, no signs of formation of offensive groups were detected.</text:p>
      <text:p text:style-name="P4">
At <text:span text:style-name="T4">
 Siverskyi </text:span>
 and <text:span text:style-name="T4">
 Slobozhansky </text:span>
 the directions of Russia continues to retain a military presence in border areas with Ukraine. Artillery imminometric blows from the Russians were suffered by Mountwide, Leonivka and Popivka of the Chernihiv region, Volfine and gardens of Sumy region, Oleksandrivka and Staritsa Kharkiv region.On <text:span text:style-name="T4">
 Liman </text:span>
 the direction during the day of the offensive actions of the Russian troops was not instead struck from aviation in the areas of Yampol, Bigorivka, Verkhnamun and the controversial. From the artillery fire, the enemy was warned by Makeevka of Lugansk region, Bigorivka, Verkhnamyanskoye, dispute of Berestovo, Donetsk region.</text:p>
      <text:p text:style-name="P4">
On <text:span text:style-name="T4">
 Bakhmutsky </text:span>
 the Russian army continues to take offensive actions, heavy battles are ongoing in the city of Bakhmut. Unsuccessful offensive actions during the pre -assets were in the direction of Grigorivka, Bogdanivka and the forecast.</text:p>
      <text:p text:style-name="P4">
From the aviation invaders were beaten in the areas of Ivanovsky and Stupochki. Grigorivka, Bogdanivka, Bakhmut, Ivanivske, Yar, Red, Konstantinovka, Friendship, North, Toretsk and Shuma of Donetsk Region were injured from the hostages.</text:p>
      <text:p text:style-name="P4">
On <text:span text:style-name="T4">
 Avdiivskyi </text:span>
 the direction of the Russian troops struck the races in the districts in the districts and Avdiivka, fired at Steppe, Lastokne, Avdiivka, Tonny, Netaylovo, Pervomaisko and Karlovka of Donetsk region.</text:p>
      <text:p text:style-name="P4">
On <text:span text:style-name="T4">
 Marinski </text:span>
 the direction of defense units reflected numerous attacks in the area of Marinka. Krasnogorivka, St. George, Marinka, Venta and Novomikhailivka of Donetsk region were enemy.</text:p>
      <text:p text:style-name="P4">
In the <text:span text:style-name="T4">
 Shakhtar </text:span>
 the Russian army was unsolved during the day of the offensive actions, instead striking the bugs on the carbon, Novoukrainets Taprachists.</text:p>
      <text:p text:style-name="P4">
On <text:span text:style-name="T4">
 Zaporizhzhya </text:span>
 and <text:span text:style-name="T4">
 Kherson </text:span>
 the directions of the Russian troops continue the Valiorons. From aviation, the enemy beat the areas of Kizomis and Stanislav Kherson region. At the same time, the invaders fired at about 30 settlements.</text:p>
      <text:p text:style-name="P4">
In particular, under hostile fire were Vremivka and Novopol of Donetsk region, Gulyaipole, railway, White, Mala Tokmachka and Kamianske Zaporizhzhya region, Nikopol of Dnipropetrovsk region, Kherson, Golden Balka, Vesele, Lviv, Antonivka, Dnipro.</text:p>
      <text:p text:style-name="P4">
It is established that the Russian Ministry of Defense continues to take measures to integrate illegal armed forces of terrorist formation of "DNR" of prolonged armed forces.</text:p>
      <text:p text:style-name="P4">
<text:span text:style-name="T4">
 Read also: </text:span>
 <text:a xlink:type="simple" xlink:href="https://www.ukrinform.ua/rubric-ato/3709141-prividi-bahmuta-znisili-grupu-rosijskih-vijskovih.html" text:style-name="Internet_20_link" text:visited-style-name="Visited_20_Internet_20_Link">
<text:span text:style-name="T4">
 Ghosts </text:span>
</text:a>
</text:p>
      <text:p text:style-name="P4">
Those who refuse will be sent to the most dangerous areas of the front for the time in the assault actions in the advanced units.</text:p>
      <text:p text:style-name="P4">
As reported <text:a xlink:type="simple" xlink:href="https://www.ukrinform.ua/rubric-ato/3708931-droni-kalibri-z-cornogo-mora-raketi-z-litakiv-povitrani-sili-rozpovili-pro-nicnu-ataku-rf.html" text:style-name="Internet_20_link" text:visited-style-name="Visited_20_Internet_20_Link">
</text:a>
, on the night of May 14, Russian invaders attacked Ukraine from various storage drones Shahd-136/131, as well as rockets "Caliber" Tah-101/X-555/X-55.</text:p>
      <text:p text:style-name="P4">
The Armed Forces of the Armed Forces were destroyed by three missiles and 25 unmanned aircraft.</text:p>
      <text:p text:style-name="P4">
News Source: <text:a xlink:type="simple" xlink:href="https://www.ukrinform.ua/rubric-ato/3709155-na-cotiroh-napramkah-frontu-za-dobu-blizko-30-bojovih-zitknen.html" text:style-name="Internet_20_link" text:visited-style-name="Visited_20_Internet_20_Link">
https://www.ukrinform.ua/rubric-ato/3709155-na-cotiroh-napramkah-frontu-za-dobu-blizko-30-bojovih-zitknen.html</text:a>
</text:p>
      <!--NEWS-->
      <text:h text:style-name="P10" text:outline-level="1">
<text:span text:style-name="T4">
Terluga won the prime minister from karate</text:span>
</text:h>
      <text:p text:style-name="P4">
Authors: Ukrinform (Person)</text:p>
      <text:p text:style-name="P4">
Publisher: Укринформ (Organization)</text:p>
      <text:p text:style-name="P4">
Published Time: 2023-05-14T19:17:01+03:00</text:p>
      <text:p text:style-name="P4">
Modified Time: 2023-05-14T19:17:01+03:00</text:p>
      <text:p text:style-name="P4">
Description: Another Ukrainian won bronze. - Ukrinform.</text:p>
      <text:p text:style-name="P4">
Images: ["<text:a xlink:type="simple" xlink:href="https://static.ukrinform.com/photos/2023_05/thumb_files/630_360_1684080918-356.jpg" text:style-name="Internet_20_link" text:visited-style-name="Visited_20_Internet_20_Link">
630_360_16840...</text:a>
"]</text:p>
      <text:p text:style-name="P4">
Tags: ['карате']</text:p>
      <text:p text:style-name="P4">
Type: Article</text:p>
      <!--METADATA-->
      <text:p text:style-name="P4">
<draw:frame draw:style-name="fr1" draw:name="Image204" text:anchor-type="as-char" svg:width="6.9236in" svg:height="3.956343in" draw:z-index="0">
<draw:image xlink:href="../Images/yкринформ/2023-05-14T19-17-01-03-00/630_360_1684080918-356.jpg" xlink:type="simple" xlink:show="embed" xlink:actuate="onLoad" draw:mime-type="image/jpeg"/>
</draw:frame>
One more Ukrainian won bronze.</text:p>
      <text:p text:style-name="P4">
For the first time in 2023, Terligu won the Karate Premier League Stage, Ukrainian reports.</text:p>
      <text:p text:style-name="P4">
In the decisive fight in the weight category up to 55 kg, the Ukrainian won 2: 1 American Trinity Allen.</text:p>
      <text:p text:style-name="P4">
In the first round, Angelica with the same score of 4-0 won the Italian Anitupitzaglia and the representative of Jordana Manzur Lin, thus winning his group. The quarterfinal match against Japanese Airi Airi has ended with no -resulting actions(0:0), however, Terluga followed the decision of the judges. Upinals Ukrainian overcame a rival from Chinese Taipei Tsui-Ping Ku 6: 0.</text:p>
      <text:p text:style-name="P4">
For Terluga, it was the 19th finals of the Premier League tournament in the career.</text:p>
      <text:p text:style-name="P4">
Another medal for Ukraine was brought by Elina Selmeyev - in weight up to 68 kg of acquisition. In the duel for the third place she overcame Sadia Bechirovich from Croatia(4:0).</text:p>
      <text:p text:style-name="P4">
Для Селємєнєвої, яка народилася у 2003 році, це друга в кар’єрі медальтурнірів Karate 1 Premier League.</text:p>
      <text:p text:style-name="P4">
<text:span text:style-name="T4">
Читайте також:</text:span>
 <text:a xlink:type="simple" xlink:href="https://www.ukrinform.ua/rubric-sports/3691216-ukrainci-zibrali-vagomu-kolekciu-nagorod-evropejskih-persostej-z-karate.html" text:style-name="Internet_20_link" text:visited-style-name="Visited_20_Internet_20_Link">
 <text:span text:style-name="T4">
карате</text:span>
 </text:a>
As reported by Ukrinform, the national team of Ukraine won 10 gold, 5 silver and 9 bronze awards at the stage of the Youth League(Karate 1 Youth League).</text:p>
      <text:p text:style-name="P4">
Фото: Getty Images</text:p>
      <text:p text:style-name="P4">
News Source: <text:a xlink:type="simple" xlink:href="https://www.ukrinform.ua/rubric-sports/3709156-terluga-vigrala-etap-premerligi-z-karate.html" text:style-name="Internet_20_link" text:visited-style-name="Visited_20_Internet_20_Link">
https://www.ukrinform.ua/rubric-sports/3709156-terluga-vigrala-etap-premerligi-z-karate.html</text:a>
</text:p>
      <!--NEWS-->
      <text:h text:style-name="P10" text:outline-level="1">
<text:span text:style-name="T4">
Zelensky believes that Ukraine makes no sense in negotiating with a team called "Putin"</text:span>
</text:h>
      <text:p text:style-name="P4">
Authors: Ukrinform (Person)</text:p>
      <text:p text:style-name="P4">
Publisher: Укринформ (Organization)</text:p>
      <text:p text:style-name="P4">
Published Time: 2023-05-14T19:26:00+03:00</text:p>
      <text:p text:style-name="P4">
Modified Time: 2023-05-14T19:26:00+03:00</text:p>
      <text:p text:style-name="P4">
Description: President of Ukraine Volodymyr Zelensky stated that it is impossible to negotiate with Russian President Vladimir Putin and his environment, so there is no point in negotiating with them. - Ukrinform.</text:p>
      <text:p text:style-name="P4">
Images: ["<text:a xlink:type="simple" xlink:href="https://static.ukrinform.com/photos/2023_05/thumb_files/630_360_1684081333-734.jpg" text:style-name="Internet_20_link" text:visited-style-name="Visited_20_Internet_20_Link">
630_360_16840...</text:a>
"]</text:p>
      <text:p text:style-name="P4">
Tags: ['Переговори', 'путін', 'Зеленський', 'Війна з росією']</text:p>
      <text:p text:style-name="P4">
Type: Article</text:p>
      <!--METADATA-->
      <text:p text:style-name="P4">
<draw:frame draw:style-name="fr1" draw:name="Image205" text:anchor-type="as-char" svg:width="6.9236in" svg:height="3.956343in" draw:z-index="0">
<draw:image xlink:href="../Images/yкринформ/2023-05-14T19-26-00-03-00/630_360_1684081333-734.jpg" xlink:type="simple" xlink:show="embed" xlink:actuate="onLoad" draw:mime-type="image/jpeg"/>
</draw:frame>
President of Ukraine Volodymyr Zelensky stated that it is impossible to negotiate with the Russian President Vladimirputin and his entourage, so there is no point in leading to them.</text:p>
      <text:p text:style-name="P4">
He said this in an interview <text:a xlink:type="simple" xlink:href="https://www.washingtonpost.com/world/2023/05/13/zelensky-washington-post-interview-transcript/" text:style-name="Internet_20_link" text:visited-style-name="Visited_20_Internet_20_Link">
</text:a>
.</text:p>
      <text:p text:style-name="P4">
“Look, we were dealing with different Putin. This is a completely different set of rice. Putin is not alone, Putin has a surroundings. They made the appropriate solution. In 2019, their collective organism - the Kremlin, led by Putin, said that "yes, we may find a diplomatic solution." I am very hiding. In 2020 or 2021, all this collective mind yet invented something invented, but did not go with us for a dialogue and did not do everything we have agreed in 2019, ”Zelensky said.</text:p>
      <text:p text:style-name="P4">
According to him, it cannot be said that <text:a xlink:type="simple" xlink:href="https://www.ukrinform.ua/tag-putin" text:style-name="Internet_20_link" text:visited-style-name="Visited_20_Internet_20_Link">
</text:a>
He began a full -scale war against Ukraine, his environment is also a non -responsibility for it.</text:p>
      <text:p text:style-name="P4">
"They(Putin's environment - ed.)They carry a great collective responsibility. And so I'm just not ready to talk to him. I'm not ready to talk to this team. Not because someone is stubborn, but because they have chosen the destruction of Ukraine is a full -scale war. Therefore, we cannot release from responsibility. There is a collective, and it is responsible for the Zagarbnitsky war - a full -scale, well -thought -out war with the desire to destroy all lives, ”Zelensky said.</text:p>
      <text:p text:style-name="P4">
He stressed that Putin and his entourage were assured not only Ukraine, but also all leaders that there would be no invasion.</text:p>
      <text:p text:style-name="P4">
<text:span text:style-name="T4">
 Read also: </text:span>
 <text:a xlink:type="simple" xlink:href="https://www.ukrinform.ua/rubric-ato/3708845-akso-putin-zastosue-adernu-zbrou-nastupnogo-dna-jogo-ne-bude-zelenskij.html" text:style-name="Internet_20_link" text:visited-style-name="Visited_20_Internet_20_Link">
<text:span text:style-name="T4">
 Putin </text:span>
</text:a>
“They promised - not only Ukraine, but all leaders - that they will not invade. That is, we are dealing with people with whom, on the one hand, it is impossible to negotiate, because they will not agree. Does not make sense. On the other hand, these masts are killers and terrorists, so we cannot simply succumb to their demands. So there was at the beginning of the war, when we were put in ultimatums. That's all. I believe that there is no point in negotiating with this team called "Putin", "the President said.Фото: Ed Ram for The Washington Post</text:p>
      <text:p text:style-name="P4">
News Source: <text:a xlink:type="simple" xlink:href="https://www.ukrinform.ua/rubric-polytics/3709163-zelenskij-vvazae-so-ukraini-nemae-sensu-vesti-peregovori-z-kolektivom-pid-nazvou-putin.html" text:style-name="Internet_20_link" text:visited-style-name="Visited_20_Internet_20_Link">
https://www.ukrinform.ua/rubric-polytics/3709163-zelenskij-vvazae-so-ukraini-nemae-sensu-vesti-peregovori-z-kolektivom-pid-nazvou-putin.html</text:a>
</text:p>
      <!--NEWS-->
      <text:h text:style-name="P10" text:outline-level="1">
<text:span text:style-name="T4">
The President of Ukraine can come to France today - media</text:span>
</text:h>
      <text:p text:style-name="P4">
Authors: Ukrinform (Person)</text:p>
      <text:p text:style-name="P4">
Publisher: Укринформ (Organization)</text:p>
      <text:p text:style-name="P4">
Published Time: 2023-05-14T19:40:00+03:00</text:p>
      <text:p text:style-name="P4">
Modified Time: 2023-05-14T19:40:00+03:00</text:p>
      <text:p text:style-name="P4">
Description: President of Ukraine Volodymyr Zelensky on Sunday after the visit to Germany, according to the French media, may arrive in Paris. - Ukrinform.</text:p>
      <text:p text:style-name="P4">
Images: ["<text:a xlink:type="simple" xlink:href="https://static.ukrinform.com/photos/2023_04/thumb_files/630_360_1682063024-559.jpeg" text:style-name="Internet_20_link" text:visited-style-name="Visited_20_Internet_20_Link">
630_360_16820...</text:a>
"]</text:p>
      <text:p text:style-name="P4">
Tags: ['Франція', 'Президент', 'Візит', 'Зеленський']</text:p>
      <text:p text:style-name="P4">
Type: Article</text:p>
      <!--METADATA-->
      <text:p text:style-name="P4">
<draw:frame draw:style-name="fr1" draw:name="Image206" text:anchor-type="as-char" svg:width="6.9236in" svg:height="3.956343in" draw:z-index="0">
<draw:image xlink:href="../Images/yкринформ/2023-05-14T19-40-00-03-00/630_360_1682063024-559.jpeg" xlink:type="simple" xlink:show="embed" xlink:actuate="onLoad" draw:mime-type="image/jpeg"/>
</draw:frame>
President of Ukraine Volodymyr Zelensky on Sunday after the visit to Germany, as reported by the French media, can come to Paris.</text:p>
      <text:p text:style-name="P4">
About it reports Ukrinform with reference to <text:a xlink:type="simple" xlink:href="https://www.france24.com/en/europe/20230514-%F0%9F%94%B4-live-zelensky-in-berlin-to-meet-german-leaders-discuss-arms-deliveries" text:style-name="Internet_20_link" text:visited-style-name="Visited_20_Internet_20_Link">
</text:a>
.</text:p>
      <text:p text:style-name="P4">
"It is expected that President of Ukraine Volodymyr Zelenskyy will arrive in Paris on Sunday. BFM TV, Le Figaro and Agence Francepresse informed about it," the statement said.</text:p>
      <text:p text:style-name="P4">
According to LE Figaro, the Prime Minister will meet at Zelensky Airport <text:a xlink:type="simple" xlink:href="https://www.ukrinform.ua/tag-francia" text:style-name="Internet_20_link" text:visited-style-name="Visited_20_Internet_20_Link">
</text:a>
Elizabeth Bourne and France Minister Catrin Colonna. According to media, Paris's meeting will meet the head of the Ukrainian state with President of France Emmanuelmmacron.</text:p>
      <text:p text:style-name="P4">
The French Presidential Office did not formally commented on the media reports of Zelensky.</text:p>
      <text:p text:style-name="P4">
As reported <text:a xlink:type="simple" xlink:href="https://www.ukrinform.ua/rubric-polytics/3708875-zelenskij-pribuv-z-vizitom-do-berlina.html" text:style-name="Internet_20_link" text:visited-style-name="Visited_20_Internet_20_Link">
</text:a>
, President of Ukraine Volodymyr Zelensky developed on Sunday night a visit to the German capital, where he arrived from Italy.</text:p>
      <text:p text:style-name="P4">
<text:span text:style-name="T5">
Foto: op</text:span>
</text:p>
      <text:p text:style-name="P4">
News Source: <text:a xlink:type="simple" xlink:href="https://www.ukrinform.ua/rubric-polytics/3709166-prezident-ukraini-sogodni-moze-pributi-do-francii-zmi.html" text:style-name="Internet_20_link" text:visited-style-name="Visited_20_Internet_20_Link">
https://www.ukrinform.ua/rubric-polytics/3709166-prezident-ukraini-sogodni-moze-pributi-do-francii-zmi.html</text:a>
</text:p>
      <!--NEWS-->
      <text:h text:style-name="P10" text:outline-level="1">
<text:span text:style-name="T4">
There is no rational reason why our warriors are still not in NATO - Zelensky</text:span>
</text:h>
      <text:p text:style-name="P4">
Authors: Ukrinform (Person)</text:p>
      <text:p text:style-name="P4">
Publisher: Укринформ (Organization)</text:p>
      <text:p text:style-name="P4">
Published Time: 2023-05-14T20:00:00+03:00</text:p>
      <text:p text:style-name="P4">
Modified Time: 2023-05-14T20:00:00+03:00</text:p>
      <text:p text:style-name="P4">
Description: President Volodymyr Zelenskyy is convinced that there are no rational reasons for refusing to membership Ukraine in NATO, and insists on the admission of the Alliance. - Ukrinform.</text:p>
      <text:p text:style-name="P4">
Images: ["<text:a xlink:type="simple" xlink:href="https://static.ukrinform.com/photos/2023_04/thumb_files/630_360_1680700924-201.jpg" text:style-name="Internet_20_link" text:visited-style-name="Visited_20_Internet_20_Link">
630_360_16807...</text:a>
"]</text:p>
      <text:p text:style-name="P4">
Tags: ['НАТО', 'Військові', 'Зеленський', 'Війна з росією']</text:p>
      <text:p text:style-name="P4">
Type: Article</text:p>
      <!--METADATA-->
      <text:p text:style-name="P4">
<draw:frame draw:style-name="fr1" draw:name="Image207" text:anchor-type="as-char" svg:width="6.9236in" svg:height="3.956343in" draw:z-index="0">
<draw:image xlink:href="../Images/yкринформ/2023-05-14T20-00-00-03-00/630_360_1680700924-201.jpg" xlink:type="simple" xlink:show="embed" xlink:actuate="onLoad" draw:mime-type="image/jpeg"/>
</draw:frame>
The Presidential Divine Zelensky is convinced that there are no rational reasons for Ukraine's membership in NATO, and insists on the adoption of the Alliance's algorithm.</text:p>
      <text:p text:style-name="P4">
He stated this during a speech at the ceremony of the Head of State of the Tukrainsk People of the International Prize named after Karl the Great in Aachen, Ukrinform correspondent reports.</text:p>
      <text:p text:style-name="P4">
"There is no rational reason why our warriors who so heroically fight for our common freedom, for the sake of our common values, are not in one organization with all other warriors <text:a xlink:type="simple" xlink:href="https://www.ukrinform.ua/tag-nato" text:style-name="Internet_20_link" text:visited-style-name="Visited_20_Internet_20_Link">
</text:a>
. If you judge the fruits of our actions, Ukraine is already in the Alliance, but the decision has not yet been made. It is worth making a decision, it is worth defining the algorithm- it motivates our soldiers and it is important, ”Zelensky said.</text:p>
      <text:p text:style-name="P4">
<text:span text:style-name="T5">
Viso: <text:a xlink:type="simple" xlink:href="https://t.me/verkhovnaradaukrainy/50593" text:style-name="Internet_20_link" text:visited-style-name="Visited_20_Internet_20_Link">
</text:a>
</text:span>
 <text:span text:style-name="T5">
Viso: op</text:span>
</text:p>
      <text:p text:style-name="P4">
The President stressed that, in addition to strengthening the entire Euro -Atlantic of the courage of Ukrainian, Ukraine's accession to the Alliance will give another historical result.</text:p>
      <text:p text:style-name="P4">
“NATO flags next to the flags of Ukraine on our eastern border will become a castle, a powerful castle that will keep Russian imperialism last. The past, which is not returned, because without control over Ukraine Russian imperialism dies, ”the Head of State emphasized.</text:p>
      <text:p text:style-name="P4">
<text:span text:style-name="T4">
 Read also: </text:span>
 <text:a xlink:type="simple" xlink:href="https://www.ukrinform.ua/rubric-world/3709145-v-estonii-rozpocinautsa-navcanna-nato-za-ucasti-14-tisac-vijskovih.html" text:style-name="Internet_20_link" text:visited-style-name="Visited_20_Internet_20_Link">
<text:span text:style-name="T4">
 NATO </text:span>
</text:a>
At the same time, he added that Europe cannot be "perfect" without Ukraine's membership.</text:p>
      <text:p text:style-name="P4">
As <text:a xlink:type="simple" xlink:href="https://www.ukrinform.ua/rubric-polytics/3708875-zelenskij-pribuv-z-vizitom-do-berlina.html" text:style-name="Internet_20_link" text:visited-style-name="Visited_20_Internet_20_Link">
 </text:a>
, President Volodymyr Zelenskyy is a visit to Germany on May 14.</text:p>
      <text:p text:style-name="P4">
<text:span text:style-name="T5">
Foto: op</text:span>
</text:p>
      <text:p text:style-name="P4">
News Source: <text:a xlink:type="simple" xlink:href="https://www.ukrinform.ua/rubric-polytics/3709172-nemae-zodnoi-racionalnoi-pricini-comu-nasi-voini-dosi-ne-v-nato-zelenskij.html" text:style-name="Internet_20_link" text:visited-style-name="Visited_20_Internet_20_Link">
https://www.ukrinform.ua/rubric-polytics/3709172-nemae-zodnoi-racionalnoi-pricini-comu-nasi-voini-dosi-ne-v-nato-zelenskij.html</text:a>
</text:p>
      <!--NEWS-->
      <text:h text:style-name="P10" text:outline-level="1">
<text:span text:style-name="T4">
"Polesie" for the first time in history came out in UPL</text:span>
</text:h>
      <text:p text:style-name="P4">
Authors: Ukrinform (Person)</text:p>
      <text:p text:style-name="P4">
Publisher: Укринформ (Organization)</text:p>
      <text:p text:style-name="P4">
Published Time: 2023-05-14T20:03:23+03:00</text:p>
      <text:p text:style-name="P4">
Modified Time: 2023-05-14T20:03:23+03:00</text:p>
      <text:p text:style-name="P4">
Description: The team increased in the classroom. - Ukrinform.</text:p>
      <text:p text:style-name="P4">
Images: ["<text:a xlink:type="simple" xlink:href="https://static.ukrinform.com/photos/2023_05/thumb_files/630_360_1684083709-113.jpg" text:style-name="Internet_20_link" text:visited-style-name="Visited_20_Internet_20_Link">
630_360_16840...</text:a>
"]</text:p>
      <text:p text:style-name="P4">
Tags: ['Футбол', "Прем'єр-ліга", 'перша ліга', 'Полісся']</text:p>
      <text:p text:style-name="P4">
Type: Article</text:p>
      <!--METADATA-->
      <text:p text:style-name="P4">
<draw:frame draw:style-name="fr1" draw:name="Image208" text:anchor-type="as-char" svg:width="6.9236in" svg:height="3.956343in" draw:z-index="0">
<draw:image xlink:href="../Images/yкринформ/2023-05-14T20-03-23-03-00/630_360_1684083709-113.jpg" xlink:type="simple" xlink:show="embed" xlink:actuate="onLoad" draw:mime-type="image/jpeg"/>
</draw:frame>
The team increased in the classroom.</text:p>
      <text:p text:style-name="P4">
The first league "Polissya" in the championship group defeated "Kremin" with a score of 5-0 and guaranteed its release to the UPL, Ukrinform reports.</text:p>
      <text:p text:style-name="P4">
Now the advantage over the third place is 9 points for 2 rounds before the finish line. Kalitvintsev's commander will no longer fall below the second position.</text:p>
      <text:p text:style-name="P4">
For the Zhytomyr Club, it is a debut in the country's elite division. Polissya's professional levels returned in 2017 after which the team was disbanded in 2005.</text:p>
      <text:p text:style-name="P4">
In struggle for 3-4 positions and transitional matches for reaching UPL remain LNZ(19 points), Metalurg Zaporozhye(17), “Carpathians”(17)and "epicenter"(12).</text:p>
      <text:p text:style-name="P4">
<text:span text:style-name="T4">
Читайте також:</text:span>
 <text:a xlink:type="simple" xlink:href="https://www.ukrinform.ua/rubric-sports/3708949-persa-liga-obolon-zigrae-u-ternopoli-polissa-prijmae-kremin.html" text:style-name="Internet_20_link" text:visited-style-name="Visited_20_Internet_20_Link">
 <text:span text:style-name="T4">
Оболонь</text:span>
 </text:a>
As reported by Ukrinform earlier, the place in the UPL was guaranteed by Obolon.</text:p>
      <text:p text:style-name="P4">
Photo: polissyafc.com</text:p>
      <text:p text:style-name="P4">
News Source: <text:a xlink:type="simple" xlink:href="https://www.ukrinform.ua/rubric-sports/3709173-polissa-vperse-v-istorii-vijslo-v-upl.html" text:style-name="Internet_20_link" text:visited-style-name="Visited_20_Internet_20_Link">
https://www.ukrinform.ua/rubric-sports/3709173-polissa-vperse-v-istorii-vijslo-v-upl.html</text:a>
</text:p>
      <!--NEWS-->
      <text:h text:style-name="P10" text:outline-level="1">
<text:span text:style-name="T4">
Zavatskaya won the Russian in the qualification of ITF tournament in Madrid</text:span>
</text:h>
      <text:p text:style-name="P4">
Authors: Ukrinform (Person)</text:p>
      <text:p text:style-name="P4">
Publisher: Укринформ (Organization)</text:p>
      <text:p text:style-name="P4">
Published Time: 2023-05-14T20:09:11+03:00</text:p>
      <text:p text:style-name="P4">
Modified Time: 2023-05-14T20:09:11+03:00</text:p>
      <text:p text:style-name="P4">
Description: The Ukrainian gave only two games. - Ukrinform.</text:p>
      <text:p text:style-name="P4">
Images: ["<text:a xlink:type="simple" xlink:href="https://static.ukrinform.com/photos/2023_05/thumb_files/630_360_1684084089-379.jpg" text:style-name="Internet_20_link" text:visited-style-name="Visited_20_Internet_20_Link">
630_360_16840...</text:a>
"]</text:p>
      <text:p text:style-name="P4">
Tags: ['Теніс']</text:p>
      <text:p text:style-name="P4">
Type: Article</text:p>
      <!--METADATA-->
      <text:p text:style-name="P4">
<draw:frame draw:style-name="fr1" draw:name="Image209" text:anchor-type="as-char" svg:width="6.9236in" svg:height="3.956343in" draw:z-index="0">
<draw:image xlink:href="../Images/yкринформ/2023-05-14T20-09-11-03-00/630_360_1684084089-379.jpg" xlink:type="simple" xlink:show="embed" xlink:actuate="onLoad" draw:mime-type="image/jpeg"/>
</draw:frame>
Only two games were Ukrainian.</text:p>
      <text:p text:style-name="P4">
Katarina Zavatskaya Ukrainian Tentisite(№287 WTA)She won the first mattress qualifications on the soil 100 thousand ITF in Madrid, Ukrinform reports.</text:p>
      <text:p text:style-name="P4">
In the starting duel of the selection, the Ukrainian, who received the third number of sowing of the recipients, figured out with Anna Semenova - 6: 2, 6: 0.</text:p>
      <text:p text:style-name="P4">
In the next selection round, Zavatskaya will compete against the 11th sown Emiliepleton from the United Kingdom(№420 WTA).</text:p>
      <text:p text:style-name="P4">
<text:span text:style-name="T4">
Читайте також:</text:span>
 <text:a xlink:type="simple" xlink:href="https://www.ukrinform.ua/rubric-sports/3709140-kostuk-zaversila-vistupi-na-turniri-wta-u-rimi.html" text:style-name="Internet_20_link" text:visited-style-name="Visited_20_Internet_20_Link">
 <text:span text:style-name="T4">
Костюк</text:span>
 </text:a>
As reported by Ukrinform, Kostyuk paired with Romanian Elena-Gabriela Ruse played the second round of the paired category of the tournament in Rome against the third number(USA)- Demi Vurs(Netherlands).</text:p>
      <text:p text:style-name="P4">
Фото: btu.org.ua</text:p>
      <text:p text:style-name="P4">
News Source: <text:a xlink:type="simple" xlink:href="https://www.ukrinform.ua/rubric-sports/3709174-zavacka-peremogla-rosianku-u-kvalifikacii-turniru-itf-u-madridi.html" text:style-name="Internet_20_link" text:visited-style-name="Visited_20_Internet_20_Link">
https://www.ukrinform.ua/rubric-sports/3709174-zavacka-peremogla-rosianku-u-kvalifikacii-turniru-itf-u-madridi.html</text:a>
</text:p>
      <!--NEWS-->
      <text:h text:style-name="P10" text:outline-level="1">
<text:span text:style-name="T4">
Mother's love is the source of all good and pure - Zelensky</text:span>
</text:h>
      <text:p text:style-name="P4">
Authors: Ukrinform (Person)</text:p>
      <text:p text:style-name="P4">
Publisher: Укринформ (Organization)</text:p>
      <text:p text:style-name="P4">
Published Time: 2023-05-14T20:10:00+03:00</text:p>
      <text:p text:style-name="P4">
Modified Time: 2023-05-14T20:10:00+03:00</text:p>
      <text:p text:style-name="P4">
Description: Mother's love is the source of all the good and pure that exists in the world. - Ukrinform.</text:p>
      <text:p text:style-name="P4">
Images: ["<text:a xlink:type="simple" xlink:href="https://static.ukrinform.com/photos/2023_02/thumb_files/630_360_1677220159-612.png" text:style-name="Internet_20_link" text:visited-style-name="Visited_20_Internet_20_Link">
630_360_16772...</text:a>
"]</text:p>
      <text:p text:style-name="P4">
Tags: ['День Матері', 'Свято', 'Зеленський']</text:p>
      <text:p text:style-name="P4">
Type: Article</text:p>
      <!--METADATA-->
      <text:p text:style-name="P4">
<draw:frame draw:style-name="fr1" draw:name="Image210" text:anchor-type="as-char" svg:width="6.9236in" svg:height="3.956343in" draw:z-index="0">
<draw:image xlink:href="../Images/yкринформ/2023-05-14T20-10-00-03-00/630_360_1677220159-612.png" xlink:type="simple" xlink:show="embed" xlink:actuate="onLoad" draw:mime-type="image/png"/>
</draw:frame>
Mother's love is the source of all the good and pure that exists in the world.</text:p>
      <text:p text:style-name="P4">
According to Ukrinform, President Volodymyr Zelenskyy wrote in <text:a xlink:type="simple" xlink:href="https://t.me/V_Zelenskiy_official/6226" text:style-name="Internet_20_link" text:visited-style-name="Visited_20_Internet_20_Link">
</text:a>
.</text:p>
      <text:p text:style-name="P4">
“Today we congratulate all the mothers of the planet for our lives and future. They are worth not only today, but every day. For the fact that we were filled with force, we were imprisoned by our wildest dreams and the most ambitious goals, ”said Zelensky.</text:p>
      <text:p text:style-name="P4">
The President also stressed that "maternal love is unconditional, and it is the Eorl of all the good and pure that exists in the world. Every mother is deserved. Today and always. "</text:p>
      <text:p text:style-name="P4">
As reported by Ukrinform, in Ukraine this year on Sunday, May 14, is celebrated <text:a xlink:type="simple" xlink:href="https://www.ukrinform.ua/rubric-society/3708939-v-ukraini-vidznacaetsa-den-materi.html" text:style-name="Internet_20_link" text:visited-style-name="Visited_20_Internet_20_Link">
</text:a>
.</text:p>
      <text:p text:style-name="P4">
<text:span text:style-name="T4">
 Read also: </text:span>
 <text:a xlink:type="simple" xlink:href="https://www.ukrinform.ua/rubric-society/3709094-zaluznij-podakuvav-materam-zahisnikiv-ukraini.html" text:style-name="Internet_20_link" text:visited-style-name="Visited_20_Internet_20_Link">
<text:span text:style-name="T4">
 Zaluzhni </text:span>
 <text:span text:style-name="T4">
 </text:span>
 thanked <text:span text:style-name="T4">
 </text:span>
 mothers <text:span text:style-name="T4">
 </text:span>
 <text:span text:style-name="T4">
 Defenders </text:span>
<text:span text:style-name="T4">
 of Ukraine </text:span>
</text:a>
This holiday was established in accordance with the Presidential Decree of May 10, 1999, and is awarded every second Sunday of May.</text:p>
      <text:p text:style-name="P4">
<text:span text:style-name="T5">
Foto: op</text:span>
</text:p>
      <text:p text:style-name="P4">
News Source: <text:a xlink:type="simple" xlink:href="https://www.ukrinform.ua/rubric-society/3709175-materinska-lubov-e-dzerelom-usogo-dobrogo-i-cistogo-zelenskij.html" text:style-name="Internet_20_link" text:visited-style-name="Visited_20_Internet_20_Link">
https://www.ukrinform.ua/rubric-society/3709175-materinska-lubov-e-dzerelom-usogo-dobrogo-i-cistogo-zelenskij.html</text:a>
</text:p>
      <!--NEWS-->
      <text:h text:style-name="P10" text:outline-level="1">
<text:span text:style-name="T4">
The President told about the preparation of Ukraine for a counter -offensive</text:span>
</text:h>
      <text:p text:style-name="P4">
Authors: Ukrinform (Person)</text:p>
      <text:p text:style-name="P4">
Publisher: Укринформ (Organization)</text:p>
      <text:p text:style-name="P4">
Published Time: 2023-05-14T20:16:00+03:00</text:p>
      <text:p text:style-name="P4">
Modified Time: 2023-05-14T20:16:00+03:00</text:p>
      <text:p text:style-name="P4">
Description: President Volodymyr Zelenskyy said that Ukraine will be ready to start a counter -offensive after completion of weapons and favorable weather conditions. - Ukrinform.</text:p>
      <text:p text:style-name="P4">
Images: ["<text:a xlink:type="simple" xlink:href="https://static.ukrinform.com/photos/2023_02/thumb_files/630_360_1675430025-335.jpeg" text:style-name="Internet_20_link" text:visited-style-name="Visited_20_Internet_20_Link">
630_360_16754...</text:a>
"]</text:p>
      <text:p text:style-name="P4">
Tags: ['ЗСУ', 'Зеленський', 'Війна з росією', 'Контрнаступ']</text:p>
      <text:p text:style-name="P4">
Type: Article</text:p>
      <!--METADATA-->
      <text:p text:style-name="P4">
<draw:frame draw:style-name="fr1" draw:name="Image211" text:anchor-type="as-char" svg:width="6.9236in" svg:height="3.956343in" draw:z-index="0">
<draw:image xlink:href="../Images/yкринформ/2023-05-14T20-16-00-03-00/630_360_1675430025-335.jpeg" xlink:type="simple" xlink:show="embed" xlink:actuate="onLoad" draw:mime-type="image/jpeg"/>
</draw:frame>
Presidential Divine Zelensky said that Ukraine will be ready to start a counter -offset after completion of weapons supplies and favorable weather conditions.</text:p>
      <text:p text:style-name="P4">
He said this in an interview <text:a xlink:type="simple" xlink:href="https://www.washingtonpost.com/world/2023/05/13/zelensky-washington-post-interview-transcript/" text:style-name="Internet_20_link" text:visited-style-name="Visited_20_Internet_20_Link">
</text:a>
.</text:p>
      <text:p text:style-name="P4">
“First of all, we do not plan a counter -offensive for months. For us, this is a priority, so we had to prepare with our plans in advance ... Emphasis on a number of directions. The first question is, of course, ammunition. I'm saying this as a priority not because I want to complain, but because it is a resource without which a counter -offensive is impossible. But I want to clearly say that without this resource, the defense of the state is impossible, ”he said.</text:p>
      <text:p text:style-name="P4">
Zelensky stressed that it is not just a matter of counter -offensive. The question is to hold a counter -offensive and not lose the territories we have.</text:p>
      <text:p text:style-name="P4">
“Despite being stronger - I think we are more motivated than <text:a xlink:type="simple" xlink:href="https://www.ukrinform.ua/tag-rosia" text:style-name="Internet_20_link" text:visited-style-name="Visited_20_Internet_20_Link">
</text:a>
. However, we must all prepare, be provided with weapons and motivated people, so as not to lose people. Therefore, the most important thing we need is resources for those plans that have already been drawn up. Honestly, the weather is also affected by the weather. This is an absolute fact, because, for example, the land must be suitable for our weapon. We do not have such a wide range of armored vehicles, ”Zelensky said.</text:p>
      <text:p text:style-name="P4">
According to him, for the military-political command of Ukraine, one of the patterned tasks is to minimize human losses. “Our main tactics of the outset of the war and even before the war - then it was not a tactic, but my way to people - we must control our entire territory, but the scaffolding to save as many people as possible. During the war, our tactic has changed ... We understand that despite the counter -offensive - and we will do it - Mipovin is minimizing losses. And so when we say that it is necessary, we need everything that allows us to protect people - artillery systems and a long -range artillery, ”the President said.</text:p>
      <text:p text:style-name="P4">
He added that Ukraine will be ready for a counter -offensive after the weapons are completed. “As soon as the supply of weapons, which has been expected with our partners, we will be ready for a counter -offensive, of course, by the degree of change in weather. And the goal is unchanged - the de -occupation of our territory, ”Zelensky said.<text:span text:style-name="T4">
 Read also: </text:span>
 <text:a xlink:type="simple" xlink:href="https://www.ukrinform.ua/rubric-polytics/3709172-nemae-zodnoi-racionalnoi-pricini-comu-nasi-voini-dosi-ne-v-nato-zelenskij.html" text:style-name="Internet_20_link" text:visited-style-name="Visited_20_Internet_20_Link">
<text:span text:style-name="T4">
 NATO </text:span>
</text:a>
He also emphasized the need for modern aviation for the full liberation of the territories of Ukraine. “Now we are lost in the sky. We always say that the force of the Russian Federation outweighs the power of the Russian Federation. I believe that we are also motivated by Russia. On the battlefield, on Earth we showed what they were capable of. But we are absolutely intelligent people. If they have an absolute advantage in the sky, so it is. And that our partnerships do it. We would like to get their support to give us a fighter-toe sample, usually F-16. There are other fighters, eurofighter and more. Error names. We work with everyone to get something in this field, ”said Zemnsky.</text:p>
      <text:p text:style-name="P4">
As reported <text:a xlink:type="simple" xlink:href="https://www.ukrinform.ua/rubric-ato/3709048-zelenskij-virit-v-uspih-kontrnastupu-mi-majze-gotovi-do-cogo.html" text:style-name="Internet_20_link" text:visited-style-name="Visited_20_Internet_20_Link">
</text:a>
, at a press conference with Federal Chancellor of Germany, Olaf Solz, President Vladimir Zelensky has argued that he believed in the success of the future counter -offensive of the Ukrainian forces.</text:p>
      <text:p text:style-name="P4">
<text:span text:style-name="T5">
Foto: op</text:span>
</text:p>
      <text:p text:style-name="P4">
News Source: <text:a xlink:type="simple" xlink:href="https://www.ukrinform.ua/rubric-ato/3709177-prezident-rozpoviv-pro-pidgotovku-ukraini-do-kontrnastupu.html" text:style-name="Internet_20_link" text:visited-style-name="Visited_20_Internet_20_Link">
https://www.ukrinform.ua/rubric-ato/3709177-prezident-rozpoviv-pro-pidgotovku-ukraini-do-kontrnastupu.html</text:a>
</text:p>
      <!--NEWS-->
      <text:h text:style-name="P10" text:outline-level="1">
<text:span text:style-name="T4">
In Turkey, the results of the presidential race began</text:span>
</text:h>
      <text:p text:style-name="P4">
Authors: Ukrinform (Person)</text:p>
      <text:p text:style-name="P4">
Publisher: Укринформ (Organization)</text:p>
      <text:p text:style-name="P4">
Published Time: 2023-05-14T20:22:00+03:00</text:p>
      <text:p text:style-name="P4">
Modified Time: 2023-05-14T20:22:00+03:00</text:p>
      <text:p text:style-name="P4">
Description: As of 19.30, 30.15% of election chests were opened in local time, 53.62% of voters voted for Turkish Taiipa Erdogan, the opposition leader Kemal Kilicilloglu was gaining 40.42%, for the candidate from the right alliance, the Ogan Ancestor. 4%. - Ukrinform.</text:p>
      <text:p text:style-name="P4">
Images: ["<text:a xlink:type="simple" xlink:href="https://static.ukrinform.com/photos/2023_05/thumb_files/630_360_1684055025-294.jpg" text:style-name="Internet_20_link" text:visited-style-name="Visited_20_Internet_20_Link">
630_360_16840...</text:a>
"]</text:p>
      <text:p text:style-name="P4">
Tags: ['Ердоган', 'Туреччина', 'Вибори Президента']</text:p>
      <text:p text:style-name="P4">
Type: Article</text:p>
      <!--METADATA-->
      <text:p text:style-name="P4">
<draw:frame draw:style-name="fr1" draw:name="Image212" text:anchor-type="as-char" svg:width="6.9236in" svg:height="3.956343in" draw:z-index="0">
<draw:image xlink:href="../Images/yкринформ/2023-05-14T20-22-00-03-00/630_360_1684055025-294.jpg" xlink:type="simple" xlink:show="embed" xlink:actuate="onLoad" draw:mime-type="image/jpeg"/>
</draw:frame>
As of 19.30, 30.15% of the election chests were opened by local time, 53.62% of voters voted for Presidential Taiipa Erdogan, the leader of the opposition Kilicilloglu was gain .</text:p>
      <text:p text:style-name="P4">
About it reports Ukrinform with reference to the data of the High Evil Council, which holds <text:a xlink:type="simple" xlink:href="https://secim.aa.com.tr/" text:style-name="Internet_20_link" text:visited-style-name="Visited_20_Internet_20_Link">
</text:a>
In online mode.</text:p>
      <text:p text:style-name="P4">
It is indicated that the president <text:a xlink:type="simple" xlink:href="https://www.ukrinform.ua/tag-erdogan" text:style-name="Internet_20_link" text:visited-style-name="Visited_20_Internet_20_Link">
</text:a>
wins B54 provinces(For the most part, it is central, northern part of the country, partially south and western provinces), Rugged in 27 provinces(in the east, west partly in the south). Столична провінція Анкара наразі демонструє більшупідтримку Кілічдароглу, Стамбул - Ердогану.</text:p>
      <text:p text:style-name="P4">
<text:span text:style-name="T4">
Читайте також:</text:span>
 <text:a xlink:type="simple" xlink:href="https://www.ukrinform.ua/rubric-world/3708140-trimajte-ruki-podali-vid-tureccini-golovnij-supernik-erdogana-zvernuvsa-do-rosian.html" text:style-name="Internet_20_link" text:visited-style-name="Visited_20_Internet_20_Link">
 <text:span text:style-name="T4">
Ердоган</text:span>
 </text:a>
As reported <text:a xlink:type="simple" xlink:href="https://www.ukrinform.ua/rubric-world/3708924-u-tureccini-prohodat-prezidentski-j-parlamentski-vibori.html" text:style-name="Internet_20_link" text:visited-style-name="Visited_20_Internet_20_Link">
</text:a>
, in Turkey, a voting in the presidential and parliamentary elections took place, the election district police officers opened at 8 am, voting lasted until the 17th. The results of the results online as the electoral chests were opened at 18.30.</text:p>
      <text:p text:style-name="P4">
<text:span text:style-name="T5">
Foto: aa</text:span>
</text:p>
      <text:p text:style-name="P4">
News Source: <text:a xlink:type="simple" xlink:href="https://www.ukrinform.ua/rubric-world/3709178-u-tureccini-pocali-opriludnuvati-rezultati-prezidentskih-peregoniv.html" text:style-name="Internet_20_link" text:visited-style-name="Visited_20_Internet_20_Link">
https://www.ukrinform.ua/rubric-world/3709178-u-tureccini-pocali-opriludnuvati-rezultati-prezidentskih-peregoniv.html</text:a>
</text:p>
      <!--NEWS-->
      <text:h text:style-name="P10" text:outline-level="1">
<text:span text:style-name="T4">
Russia geopolitically has lost war - Macron</text:span>
</text:h>
      <text:p text:style-name="P4">
Authors: Ukrinform (Person)</text:p>
      <text:p text:style-name="P4">
Publisher: Укринформ (Organization)</text:p>
      <text:p text:style-name="P4">
Published Time: 2023-05-14T20:31:00+03:00</text:p>
      <text:p text:style-name="P4">
Modified Time: 2023-05-14T20:31:00+03:00</text:p>
      <text:p text:style-name="P4">
Description: French President Emmanuel Macron believes that Russia has already "lost" a war in Ukraine and becomes China. - Ukrinform.</text:p>
      <text:p text:style-name="P4">
Images: ["<text:a xlink:type="simple" xlink:href="https://static.ukrinform.com/photos/2022_04/thumb_files/630_360_1650825731-530.jpg" text:style-name="Internet_20_link" text:visited-style-name="Visited_20_Internet_20_Link">
630_360_16508...</text:a>
"]</text:p>
      <text:p text:style-name="P4">
Tags: ['Китай', 'Макрон', 'Україна', 'Війна з росією']</text:p>
      <text:p text:style-name="P4">
Type: Article</text:p>
      <!--METADATA-->
      <text:p text:style-name="P4">
<draw:frame draw:style-name="fr1" draw:name="Image213" text:anchor-type="as-char" svg:width="6.9236in" svg:height="3.956343in" draw:z-index="0">
<draw:image xlink:href="../Images/yкринформ/2023-05-14T20-31-00-03-00/630_360_1650825731-530.jpg" xlink:type="simple" xlink:show="embed" xlink:actuate="onLoad" draw:mime-type="image/jpeg"/>
</draw:frame>
Emmanuel Macron Presidential believes that Russia has already "lost" the war in Ukraine and becomes China.</text:p>
      <text:p text:style-name="P4">
About it reports <text:a xlink:type="simple" xlink:href="https://www.theguardian.com/world/live/2023/may/14/russia-ukraine-war-live-zelenskiy-arrives-in-berlin-after-germany-announces-further-27bn-of-military-aid#top-of-blog" text:style-name="Internet_20_link" text:visited-style-name="Visited_20_Internet_20_Link">
</text:a>
, reports Ukrinform.</text:p>
      <text:p text:style-name="P4">
"De facto, it entered the form of China's subordination and lost access to the day, which was critical, as it prompted Sweden and Finland's decision to join NATO ... It was impossible to imagine two years ago. In an interview with the Opinion newspaper.</text:p>
      <text:p text:style-name="P4">
He stressed that in order to <text:a xlink:type="simple" xlink:href="https://www.ukrinform.ua/tag-rosia" text:style-name="Internet_20_link" text:visited-style-name="Visited_20_Internet_20_Link">
</text:a>
It has lost the war, Ukraine needs to help in the future counter -offensive.</text:p>
      <text:p text:style-name="P4">
“Let's clarify, Russia should not win this war with military means. Thomuwid depends on how to help Ukrainians in their counter -offensive, how to prepare the issue of safety guarantees in negotiations that will inevitably gone, ”he said.</text:p>
      <text:p text:style-name="P4">
Macron also noted that the European Security Architecture will have to defend Ukraine.</text:p>
      <text:p text:style-name="P4">
<text:span text:style-name="T4">
 Read also: </text:span>
 <text:a xlink:type="simple" xlink:href="https://www.ukrinform.ua/rubric-world/3707343-kitaj-mae-dati-rosii-zrozumiti-so-vona-zajsla-u-gluhij-kut-glava-mzs-francii.html" text:style-name="Internet_20_link" text:visited-style-name="Visited_20_Internet_20_Link">
</text:a>
“I have always said that in the end, the European Security Architecture will have to defend Ukraine. But it should also involve non -confrontation and restoring a stable balance of forces, "he added, saying," But there is a lot of steps to be taken before we reach it. "</text:p>
      <text:p text:style-name="P4">
As reported <text:a xlink:type="simple" xlink:href="https://www.ukrinform.ua/rubric-polytics/3709166-prezident-ukraini-sogodni-moze-pributi-do-francii-zmi.html" text:style-name="Internet_20_link" text:visited-style-name="Visited_20_Internet_20_Link">
</text:a>
Earlier, the French reported that President of Ukraine Volodymyr Zelensky could arrive in Paris on Sunday after the end of Visit.</text:p>
      <text:p text:style-name="P4">
News Source: <text:a xlink:type="simple" xlink:href="https://www.ukrinform.ua/rubric-polytics/3709179-rosia-geopoliticno-vze-prograla-vijnu-makron.html" text:style-name="Internet_20_link" text:visited-style-name="Visited_20_Internet_20_Link">
https://www.ukrinform.ua/rubric-polytics/3709179-rosia-geopoliticno-vze-prograla-vijnu-makron.html</text:a>
</text:p>
      <!--NEWS-->
      <text:h text:style-name="P10" text:outline-level="1">
<text:span text:style-name="T4">
Zelensky urged Europe to be decisive in helping Ukraine weapons</text:span>
</text:h>
      <text:p text:style-name="P4">
Authors: Ukrinform (Person)</text:p>
      <text:p text:style-name="P4">
Publisher: Укринформ (Organization)</text:p>
      <text:p text:style-name="P4">
Published Time: 2023-05-14T20:39:00+03:00</text:p>
      <text:p text:style-name="P4">
Modified Time: 2023-05-14T20:39:00+03:00</text:p>
      <text:p text:style-name="P4">
Description: President Volodymyr Zelenskyy believes that it is now being decided what Russia would be completed by Russia, and called on Europeans to be firm and decisive in giving weapons to Ukraine. - Ukrinform.</text:p>
      <text:p text:style-name="P4">
Images: ["<text:a xlink:type="simple" xlink:href="https://static.ukrinform.com/photos/2023_02/thumb_files/630_360_1676391357-711.jpeg" text:style-name="Internet_20_link" text:visited-style-name="Visited_20_Internet_20_Link">
630_360_16763...</text:a>
"]</text:p>
      <text:p text:style-name="P4">
Tags: ['Європа', 'Україна', 'Зброя', 'Зеленський']</text:p>
      <text:p text:style-name="P4">
Type: Article</text:p>
      <!--METADATA-->
      <text:p text:style-name="P4">
<draw:frame draw:style-name="fr1" draw:name="Image214" text:anchor-type="as-char" svg:width="6.9236in" svg:height="3.956343in" draw:z-index="0">
<draw:image xlink:href="../Images/yкринформ/2023-05-14T20-39-00-03-00/630_360_1676391357-711.jpeg" xlink:type="simple" xlink:show="embed" xlink:actuate="onLoad" draw:mime-type="image/jpeg"/>
</draw:frame>
The Presidential Lordir Zelensky believes that it is now being decided what the end of Russia will be and urged Europeans to be solid and decisive in the weapons of Ukraine.</text:p>
      <text:p text:style-name="P4">
He stated this during a speech at the ceremony of delivery to him and the whole Ukrainian people of the International Prize named after Karl the Great in Aachen, Ukrinform correspondent reports.</text:p>
      <text:p text:style-name="P4">
“I dream to make Europe winner. I know that Ukrainians can win. I will be won with us with us, with the Ukrainians. Mention time and right now decides what the end of this war and whether the last aggression in [] will(https://www.ukrinform.ua/tag-evropa). It all depends on our unity with you, on our speed with you, on our way for victory. So my main appeal to you today? Karl the Great Karl is to be won!”Zelensky said.</text:p>
      <text:p text:style-name="P4">
<text:span text:style-name="T5">
Viso: <text:a xlink:type="simple" xlink:href="https://t.me/verkhovnaradaukrainy/50593" text:style-name="Internet_20_link" text:visited-style-name="Visited_20_Internet_20_Link">
</text:a>
</text:span>
 <text:span text:style-name="T5">
Viso: op</text:span>
</text:p>
      <text:p text:style-name="P4">
He stressed that Ukrainians are able to win and are already approaching this victory, Avsyuda, where a blue and yellow flag returns to the liberated land, and Jevrop returns.</text:p>
      <text:p text:style-name="P4">
<text:span text:style-name="T4">
 Read also: </text:span>
 <text:a xlink:type="simple" xlink:href="https://www.ukrinform.ua/rubric-polytics/3709172-nemae-zodnoi-racionalnoi-pricini-comu-nasi-voini-dosi-ne-v-nato-zelenskij.html" text:style-name="Internet_20_link" text:visited-style-name="Visited_20_Internet_20_Link">
<text:span text:style-name="T4">
 NATO </text:span>
</text:a>
At the same time, the President stressed that Ukraine needs weapons.</text:p>
      <text:p text:style-name="P4">
“It is a fact that freedom for our people that Russia has tried to enslave is ensured by the courage of our soldiers and weapons, including yours - everyone who helps us to defend ourselves. And now only weapons will stop this death. That is why it is firm to be firm and decisive in helping weapons to Ukrainian soldiers, ”Zelensky said.</text:p>
      <text:p text:style-name="P4">
As <text:a xlink:type="simple" xlink:href="https://www.ukrinform.ua/rubric-polytics/3708875-zelenskij-pribuv-z-vizitom-do-berlina.html" text:style-name="Internet_20_link" text:visited-style-name="Visited_20_Internet_20_Link">
 </text:a>
, President Volodymyr Zelenskyy is a visit to Germany on May 14.</text:p>
      <text:p text:style-name="P4">
<text:span text:style-name="T5">
Foto: op</text:span>
</text:p>
      <text:p text:style-name="P4">
News Source: <text:a xlink:type="simple" xlink:href="https://www.ukrinform.ua/rubric-ato/3709181-zelenskij-zaklikav-evropu-buti-risucimi-u-dopomozi-ukraini-zbroeu.html" text:style-name="Internet_20_link" text:visited-style-name="Visited_20_Internet_20_Link">
https://www.ukrinform.ua/rubric-ato/3709181-zelenskij-zaklikav-evropu-buti-risucimi-u-dopomozi-ukraini-zbroeu.html</text:a>
</text:p>
      <!--NEWS-->
      <text:h text:style-name="P10" text:outline-level="1">
<text:span text:style-name="T4">
In the State Duma of the Russian Federation confirmed Lukashenko's health problems</text:span>
</text:h>
      <text:p text:style-name="P4">
Authors: Ukrinform (Person)</text:p>
      <text:p text:style-name="P4">
Publisher: Укринформ (Organization)</text:p>
      <text:p text:style-name="P4">
Published Time: 2023-05-14T20:50:00+03:00</text:p>
      <text:p text:style-name="P4">
Modified Time: 2023-05-14T20:50:00+03:00</text:p>
      <text:p text:style-name="P4">
Description: The first deputy chairman of the Committee of the State Duma of Russia for CIS affairs Konstantin Zatulin said that President of Belarus Alexander Lukashenko was getting sick. - Ukrinform.</text:p>
      <text:p text:style-name="P4">
Images: ["<text:a xlink:type="simple" xlink:href="https://static.ukrinform.com/photos/2023_05/thumb_files/630_360_1684086380-208.jpg" text:style-name="Internet_20_link" text:visited-style-name="Visited_20_Internet_20_Link">
630_360_16840...</text:a>
"]</text:p>
      <text:p text:style-name="P4">
Tags: ['білорусь', 'лукашенко', 'Держдума РФ', 'Хвороба']</text:p>
      <text:p text:style-name="P4">
Type: Article</text:p>
      <!--METADATA-->
      <text:p text:style-name="P4">
<draw:frame draw:style-name="fr1" draw:name="Image215" text:anchor-type="as-char" svg:width="6.9236in" svg:height="3.946452in" draw:z-index="0">
<draw:image xlink:href="../Images/yкринформ/2023-05-14T20-50-00-03-00/630_360_1684086380-208.jpg" xlink:type="simple" xlink:show="embed" xlink:actuate="onLoad" draw:mime-type="image/jpeg"/>
</draw:frame>
The first deputy chairman of the Committee of the State Duma of Russia for CIS affairs Konstantin Zatululinized that President of Belarus Alexander Lukashenko was sick.</text:p>
      <text:p text:style-name="P4">
Zatulin reported this <text:a xlink:type="simple" xlink:href="https://t.me/pdmnews/59236" text:style-name="Internet_20_link" text:visited-style-name="Visited_20_Internet_20_Link">
</text:a>
, reports Ukrinform.</text:p>
      <text:p text:style-name="P4">
Zatulin said he knows what he was sick <text:a xlink:type="simple" xlink:href="https://www.ukrinform.ua/tag-lukasenko" text:style-name="Internet_20_link" text:visited-style-name="Visited_20_Internet_20_Link">
</text:a>
, but did not name the diagnosis.</text:p>
      <text:p text:style-name="P4">
“There is nothing such a supernatural there, it's not a covea. Just a person became ill. Despite the fact that the person became ill, he considered his duty to get Moscow, and then in the evening he took the events in Minsk. Probably, it needs some rest - that's all, ”the deputy said.</text:p>
      <text:p text:style-name="P4">
Lukashenko appeared on May 9 for the last time - in the morning he was in the parade of a wicked square in Moscow and returned to Minsk in Moscow. The Belarusian media grew attention to the unhealthy appearance of Lukashenko and its inability to reach the Alexander Garden on foot: it was taken to the laying of flowers by a car.</text:p>
      <text:p text:style-name="P4">
Shortly after the parade on May 9 in Moscow, <text:a xlink:type="simple" xlink:href="https://www.ukrinform.ua/rubric-world/3707006-pisla-paradu-v-moskvi-lukasenko-terminovo-povernuvsa-do-minska-pidozruut-problemi-zi-zdorovam.html" text:style-name="Internet_20_link" text:visited-style-name="Visited_20_Internet_20_Link">
</text:a>
. За деякими даними, до аеропорту його супроводжувала машина швидкої допомоги.</text:p>
      <text:p text:style-name="P4">
<text:span text:style-name="T4">
Читайте також:</text:span>
 <text:a xlink:type="simple" xlink:href="https://www.ukrinform.ua/rubric-world/3703882-putina-lukasenka-ta-insih-diktatoriv-ne-zaprosili-na-koronaciu-carlza-iii-zmi.html" text:style-name="Internet_20_link" text:visited-style-name="Visited_20_Internet_20_Link">
 <text:span text:style-name="T4">
лукашенка</text:span>
 </text:a>
During the parade on his hand, one could see a bandage. Some experts believe that it is similar to a dressing after using a catheter.</text:p>
      <text:p text:style-name="P4">
May 14 Among the background of rumors about illness <text:a xlink:type="simple" xlink:href="https://www.ukrinform.ua/rubric-world/3709057-lukasenko-ne-zavivsa-na-urocistostah-do-dna-prapora-bilorusi.html" text:style-name="Internet_20_link" text:visited-style-name="Visited_20_Internet_20_Link">
</text:a>
, coat of arms and hymn.</text:p>
      <text:p text:style-name="P4">
Thus, Lukashenko does not appear in the public space for the fifth day. About his condition or place of residence is not known.</text:p>
      <text:p text:style-name="P4">
News Source: <text:a xlink:type="simple" xlink:href="https://www.ukrinform.ua/rubric-world/3709184-u-derzdumi-rf-pidtverdili-problemi-zi-zdorovam-lukasenka.html" text:style-name="Internet_20_link" text:visited-style-name="Visited_20_Internet_20_Link">
https://www.ukrinform.ua/rubric-world/3709184-u-derzdumi-rf-pidtverdili-problemi-zi-zdorovam-lukasenka.html</text:a>
</text:p>
      <!--NEWS-->
      <text:h text:style-name="P10" text:outline-level="1">
<text:span text:style-name="T4">
In Kherson air defense, three Russian drones destroyed</text:span>
</text:h>
      <text:p text:style-name="P4">
Authors: Ukrinform (Person)</text:p>
      <text:p text:style-name="P4">
Publisher: Укринформ (Organization)</text:p>
      <text:p text:style-name="P4">
Published Time: 2023-05-14T20:53:00+03:00</text:p>
      <text:p text:style-name="P4">
Modified Time: 2023-05-14T20:53:00+03:00</text:p>
      <text:p text:style-name="P4">
Description: In the Kherson region, on Sunday, May 14, three Russian unmanned aerial vehicles were destroyed by air defense forces. - Ukrinform.</text:p>
      <text:p text:style-name="P4">
Images: ["<text:a xlink:type="simple" xlink:href="https://static.ukrinform.com/photos/2019_06/thumb_files/630_360_1560689258-427.jpg" text:style-name="Internet_20_link" text:visited-style-name="Visited_20_Internet_20_Link">
630_360_15606...</text:a>
"]</text:p>
      <text:p text:style-name="P4">
Tags: ['Безпілотник', 'Херсонщина', 'Війна з росією', 'ППО']</text:p>
      <text:p text:style-name="P4">
Type: Article</text:p>
      <!--METADATA-->
      <text:p text:style-name="P4">
<draw:frame draw:style-name="fr1" draw:name="Image216" text:anchor-type="as-char" svg:width="6.9236in" svg:height="3.956343in" draw:z-index="0">
<draw:image xlink:href="../Images/yкринформ/2023-05-14T20-53-00-03-00/630_360_1560689258-427.jpg" xlink:type="simple" xlink:show="embed" xlink:actuate="onLoad" draw:mime-type="image/jpeg"/>
</draw:frame>
Uherson region on Sunday, May 14, air defense forces destroyed Russian unmanned aerial vehicles.</text:p>
      <text:p text:style-name="P4">
According to Ukrinform, the South Air Command reports in <text:a xlink:type="simple" xlink:href="https://www.facebook.com/PvKPivden/posts/pfbid0bUTfiXy3Q9apyLxuwab9Thbbj1pJ2r2vyaMjF7vrDUCbuUFvWdZYpd4v5d6JZCbvl" text:style-name="Internet_20_link" text:visited-style-name="Visited_20_Internet_20_Link">
</text:a>
.</text:p>
      <text:p text:style-name="P4">
"14 травня 2023 року на Херсонщині силами та засобами протиповітряної оборониповітряного командування "Південь" знищено 3 російські <text:a xlink:type="simple" xlink:href="https://www.ukrinform.ua/tag-bezpilotnik" text:style-name="Internet_20_link" text:visited-style-name="Visited_20_Internet_20_Link">
</text:a>
: 2 Orlan -10 reconnaissance UAVs and one Zala type drone, the message reads.</text:p>
      <text:p text:style-name="P4">
<text:span text:style-name="T4">
 Read also: </text:span>
 <text:a xlink:type="simple" xlink:href="https://www.ukrinform.ua/rubric-ato/3708910-vnoci-sili-oboroni-znisili-25-rosijskih-bezpilotnikiv-ignat.html" text:style-name="Internet_20_link" text:visited-style-name="Visited_20_Internet_20_Link">
<text:span text:style-name="T4">
 drone </text:span>
</text:a>
As reported <text:a xlink:type="simple" xlink:href="https://www.ukrinform.ua/rubric-ato/3708931-droni-kalibri-z-cornogo-mora-raketi-z-litakiv-povitrani-sili-rozpovili-pro-nicnu-ataku-rf.html" text:style-name="Internet_20_link" text:visited-style-name="Visited_20_Internet_20_Link">
</text:a>
On the night of May 14, Russian invaders attacked Ukraine from various storage drones of Shahd-136/131, Caliber missiles from the ships of the training sea, winged missiles X-101/X-555/X-55 from aircraft of the TU-95MC strategic displacement.</text:p>
      <text:p text:style-name="P4">
News Source: <text:a xlink:type="simple" xlink:href="https://www.ukrinform.ua/rubric-ato/3709187-na-hersonsini-ppo-znisila-tri-rosijski-bezpilotniki.html" text:style-name="Internet_20_link" text:visited-style-name="Visited_20_Internet_20_Link">
https://www.ukrinform.ua/rubric-ato/3709187-na-hersonsini-ppo-znisila-tri-rosijski-bezpilotniki.html</text:a>
</text:p>
      <!--NEWS-->
      <text:h text:style-name="P10" text:outline-level="1">
<text:span text:style-name="T4">
After opening the half of the electoral chests in the presidential race, Erdogan is leading</text:span>
</text:h>
      <text:p text:style-name="P4">
Authors: Ukrinform (Person)</text:p>
      <text:p text:style-name="P4">
Publisher: Укринформ (Organization)</text:p>
      <text:p text:style-name="P4">
Published Time: 2023-05-14T20:57:00+03:00</text:p>
      <text:p text:style-name="P4">
Modified Time: 2023-05-14T20:57:00+03:00</text:p>
      <text:p text:style-name="P4">
Description: As of 20.30, half of the electoral chests were opened in the local time (the same with Kyiv), 52.03% of voters voted for Turkish Taiipa Erdogan. , 33%. - Ukrinform.</text:p>
      <text:p text:style-name="P4">
Images: ["<text:a xlink:type="simple" xlink:href="https://static.ukrinform.com/photos/2022_08/thumb_files/630_360_1660844667-375.jpg" text:style-name="Internet_20_link" text:visited-style-name="Visited_20_Internet_20_Link">
630_360_16608...</text:a>
"]</text:p>
      <text:p text:style-name="P4">
Tags: ['Ердоган', 'Туреччина', 'Вибори Президента']</text:p>
      <text:p text:style-name="P4">
Type: Article</text:p>
      <!--METADATA-->
      <text:p text:style-name="P4">
<draw:frame draw:style-name="fr1" draw:name="Image217" text:anchor-type="as-char" svg:width="6.9236in" svg:height="3.956343in" draw:z-index="0">
<draw:image xlink:href="../Images/yкринформ/2023-05-14T20-57-00-03-00/630_360_1660844667-375.jpg" xlink:type="simple" xlink:show="embed" xlink:actuate="onLoad" draw:mime-type="image/jpeg"/>
</draw:frame>
As of 20.30 local time(The same with Kiev)Half of the Vibrations was opened, 52.03%of voters voted in favor of Turkey Taiipa Erdogan, for the opposition leader Kemal Kilicilloglu - 42.11%, for the candidate of the departed alliance of the ancestors of Sinan Ogan - 5.33%.</text:p>
      <text:p text:style-name="P4">
About it reports Ukrinform with reference to the data of the High Evil Council, which holds the agency "<text:a xlink:type="simple" xlink:href="https://secim.aa.com.tr/" text:style-name="Internet_20_link" text:visited-style-name="Visited_20_Internet_20_Link">
</text:a>
”In online mode.</text:p>
      <text:p text:style-name="P4">
It is indicated that the president <text:a xlink:type="simple" xlink:href="https://www.ukrinform.ua/tag-erdogan" text:style-name="Internet_20_link" text:visited-style-name="Visited_20_Internet_20_Link">
</text:a>
wins B54 provinces(For the most part, it is central, northern part of the country, partially south and western provinces), Kilicilloglu in 27 provinces(in the east, west partly in the south). Столична провінція Анкара наразі демонструє більшупідтримку Кілічдароглу, Стамбул - Ердогану.</text:p>
      <text:p text:style-name="P4">
<text:span text:style-name="T4">
Читайте також:</text:span>
 <text:a xlink:type="simple" xlink:href="https://www.ukrinform.ua/rubric-world/3709178-u-tureccini-pocali-opriludnuvati-rezultati-prezidentskih-peregoniv.html" text:style-name="Internet_20_link" text:visited-style-name="Visited_20_Internet_20_Link">
 <text:span text:style-name="T4">
Туреччині</text:span>
 </text:a>
As reported <text:a xlink:type="simple" xlink:href="https://www.ukrinform.ua/rubric-world/3708924-u-tureccini-prohodat-prezidentski-j-parlamentski-vibori.html" text:style-name="Internet_20_link" text:visited-style-name="Visited_20_Internet_20_Link">
</text:a>
, in Turkey, a voting in the presidential and parliamentary elections took place, the election district police officers opened at 8 am, voting lasted until the 17th. The results of the results online as the electoral chests were opened at 18.30.</text:p>
      <text:p text:style-name="P4">
News Source: <text:a xlink:type="simple" xlink:href="https://www.ukrinform.ua/rubric-world/3709188-pisla-vidkritta-polovini-viborcih-skrin-u-prezidentskih-peregonah-lidirue-erdogan.html" text:style-name="Internet_20_link" text:visited-style-name="Visited_20_Internet_20_Link">
https://www.ukrinform.ua/rubric-world/3709188-pisla-vidkritta-polovini-viborcih-skrin-u-prezidentskih-peregonah-lidirue-erdogan.html</text:a>
</text:p>
      <!--NEWS-->
      <text:h text:style-name="P10" text:outline-level="1">
<text:span text:style-name="T4">
APL: Arsenal was defeated by Brighton</text:span>
</text:h>
      <text:p text:style-name="P4">
Authors: Ukrinform (Person)</text:p>
      <text:p text:style-name="P4">
Publisher: Укринформ (Organization)</text:p>
      <text:p text:style-name="P4">
Published Time: 2023-05-14T21:01:29+03:00</text:p>
      <text:p text:style-name="P4">
Modified Time: 2023-05-14T21:01:29+03:00</text:p>
      <text:p text:style-name="P4">
Description: Zinchenko did not get to the application for the game. - Ukrinform.</text:p>
      <text:p text:style-name="P4">
Images: ["<text:a xlink:type="simple" xlink:href="https://static.ukrinform.com/photos/2023_05/thumb_files/630_360_1684086854-506.jpg" text:style-name="Internet_20_link" text:visited-style-name="Visited_20_Internet_20_Link">
630_360_16840...</text:a>
"]</text:p>
      <text:p text:style-name="P4">
Tags: ['Арсенал', 'Футбол', 'АПЛ']</text:p>
      <text:p text:style-name="P4">
Type: Article</text:p>
      <!--METADATA-->
      <text:p text:style-name="P4">
<draw:frame draw:style-name="fr1" draw:name="Image218" text:anchor-type="as-char" svg:width="6.9236in" svg:height="3.956343in" draw:z-index="0">
<draw:image xlink:href="../Images/yкринформ/2023-05-14T21-01-29-03-00/630_360_1684086854-506.jpg" xlink:type="simple" xlink:show="embed" xlink:actuate="onLoad" draw:mime-type="image/jpeg"/>
</draw:frame>
Zinchenko got to the application for the game.</text:p>
      <text:p text:style-name="P4">
Arsenal in the home match of the 36th round of the APL lost to Brighton-0: 3, reports.</text:p>
      <text:p text:style-name="P4">
The guests spent all the goals in the second half. In the 51st minute the meeting scored Enquiso, and summed up the confrontation of the ball performed by the UNDA, which was published by Nazamine, and the goal of the Summary in the offset time.</text:p>
      <text:p text:style-name="P4">
Zinchenko did not get to the application for the game, earlier the defender was diagnosed with harm that would not allow the Ukrainian to play by the end of the season.</text:p>
      <text:p text:style-name="P4">
"Gunners" are in second place in the APL: the lag from the leader "Manchestersti" is four points. At the same time, the victory of the "locals" in the next Turyatatically will bring the "City" champion title. Brighton climbed to Shopisse.</text:p>
      <text:p text:style-name="P4">
Arsenal will play on May 20 on a departure with Nottingham Forest. Brighton will have a match against Newcastle earlier.</text:p>
      <text:p text:style-name="P4">
<text:span text:style-name="T4">
 Read also: </text:span>
 <text:a xlink:type="simple" xlink:href="https://www.ukrinform.ua/rubric-sports/3709143-apl-man-siti-povernuvsa-v-odnoosibni-lideri-obigravsi-everton-mikolenka.html" text:style-name="Internet_20_link" text:visited-style-name="Visited_20_Internet_20_Link">
</text:a>
As reported by Ukrinform, Manchester City was a visit to "Goodson Park" by counting 3-0 by Liverpool "Everton".</text:p>
      <text:p text:style-name="P4">
Photo: Getty Images</text:p>
      <text:p text:style-name="P4">
News Source: <text:a xlink:type="simple" xlink:href="https://www.ukrinform.ua/rubric-sports/3709189-apl-arsenal-rozgromno-postupivsa-brajtonu.html" text:style-name="Internet_20_link" text:visited-style-name="Visited_20_Internet_20_Link">
https://www.ukrinform.ua/rubric-sports/3709189-apl-arsenal-rozgromno-postupivsa-brajtonu.html</text:a>
</text:p>
      <!--NEWS-->
      <text:h text:style-name="P10" text:outline-level="1">
<text:span text:style-name="T4">
Moravetsky: Europe will be fully combined with Ukraine as a full member of the EU</text:span>
</text:h>
      <text:p text:style-name="P4">
Authors: Ukrinform (Person)</text:p>
      <text:p text:style-name="P4">
Publisher: Укринформ (Organization)</text:p>
      <text:p text:style-name="P4">
Published Time: 2023-05-14T21:07:00+03:00</text:p>
      <text:p text:style-name="P4">
Modified Time: 2023-05-14T21:07:00+03:00</text:p>
      <text:p text:style-name="P4">
Description: Europe will only be fully united in the case of Ukraine's accession to the EU. Ukraine is now fighting for European values and standing on the side of good, so Europe must unconditionally support Ukrainians in the war with Russia. - Ukrinform.</text:p>
      <text:p text:style-name="P4">
Images: ["<text:a xlink:type="simple" xlink:href="https://static.ukrinform.com/photos/2021_09/thumb_files/630_360_1632404103-972.jpg" text:style-name="Internet_20_link" text:visited-style-name="Visited_20_Internet_20_Link">
630_360_16324...</text:a>
"]</text:p>
      <text:p text:style-name="P4">
Tags: ['Європа', 'Премія', 'Моравецький', 'Зеленський']</text:p>
      <text:p text:style-name="P4">
Type: Article</text:p>
      <!--METADATA-->
      <text:p text:style-name="P4">
<draw:frame draw:style-name="fr1" draw:name="Image219" text:anchor-type="as-char" svg:width="6.9236in" svg:height="3.956343in" draw:z-index="0">
<draw:image xlink:href="../Images/yкринформ/2023-05-14T21-07-00-03-00/630_360_1632404103-972.jpg" xlink:type="simple" xlink:show="embed" xlink:actuate="onLoad" draw:mime-type="image/jpeg"/>
</draw:frame>
Europe will only be united only in the case of Ukraine's accession to the EU. Ukrainian Azaraz fights for European values and stands on the side of good, so Europe is unconditionally supporting Ukrainians in the war with Russia.</text:p>
      <text:p text:style-name="P4">
On this during the award of President of Ukraine Volodymyr Zelensky, the Karl Great Prize for the European Merit of the Vomise Aacheni said on Sunday, Polish Prime Minister Mateusz Moravtsky, reports Ukrinform.</text:p>
      <text:p text:style-name="P4">
“Today's ceremony is another symbol of the gradual approach of Ukraine with the European family. <text:a xlink:type="simple" xlink:href="https://www.ukrinform.ua/tag-evropa" text:style-name="Internet_20_link" text:visited-style-name="Visited_20_Internet_20_Link">
</text:a>
It will be fully united when Ukraine will become its full member, ”Moravetsky emphasized.</text:p>
      <text:p text:style-name="P4">
<text:span text:style-name="T5">
Video: op</text:span>
</text:p>
      <text:p text:style-name="P4">
He emphasized: "So long as Ukraine beats for our freedom, so long of Europe's heart."</text:p>
      <text:p text:style-name="P4">
According to the Polish premiere, European humanism often goes in a couple of zocompromis, reconciliation, and even a pact with the devil. "</text:p>
      <text:p text:style-name="P4">
“This is a bad solution because it only continues the suffering of people who re -pressure from the dictator. It was once with Hitler, so now there is Zuputinbm- first in the case of Georgia, then with Crimea in 2014 and now, ”Moravtsky stressed.</text:p>
      <text:p text:style-name="P4">
He stressed that Europe is still large and can reach a consensus, not on the blackmail of Russian neo -imperia.</text:p>
      <text:p text:style-name="P4">
The Polish Prime Minister in Ukraine called the Russian aggression in Ukraine "another manifestation of goodness with evil, where good looks like Vladimir Zelensky and all defenders of Ukraine."</text:p>
      <text:p text:style-name="P4">
He stressed that the EU should counteract Russia because it denies Europe of Yuv -European values.</text:p>
      <text:p text:style-name="P4">
The head of the Polish government reminded that thousands of Ukrainian children were abducted and cannot be forgotten.</text:p>
      <text:p text:style-name="P4">
He emphasized that the EU is now a test and should be remembered by the sophisticated lectures of history, "it is not too late."</text:p>
      <text:p text:style-name="P4">
“Let us give today the laureate something more than the reward - let's give Vladimirunash full support. Only in this way will we strengthen peace and security in Europe, ”Moravetsky emphasized.</text:p>
      <text:p text:style-name="P4">
According to the Polish Prime Minister, Russian aggression against Ukraine is also a worldwide Europe, although many are afraid to admit that this war is concerned with all -European Europeans.</text:p>
      <text:p text:style-name="P4">
“It will have a decisive impact on which Europe will live in our children: whether Europe will have lost all the work of freedom, or Europe, which is restored. Perhaps it is one of the most important tasks and checks in our life, ”Moravetsky emphasized."Let's stand in their defense, let us support freedom, Ukraine, Europe," - summarized the Moravtsi under the applause of the audience.</text:p>
      <text:p text:style-name="P4">
According to the agency, some laureates of this awards were present at the ceremony, in particular, Lithuanian Expream, Dalia Gribauskaya, leaderkabilorus opposition Svetlana Tikhanovskaya, expert of the European Parliament Martinshulz and more.</text:p>
      <text:p text:style-name="P4">
<text:span text:style-name="T4">
 Read also: </text:span>
 <text:a xlink:type="simple" xlink:href="https://www.ukrinform.ua/rubric-ato/3709181-zelenskij-zaklikav-evropu-buti-risucimi-u-dopomozi-ukraini-zbroeu.html" text:style-name="Internet_20_link" text:visited-style-name="Visited_20_Internet_20_Link">
<text:span text:style-name="T4">
 Europe </text:span>
</text:a>
The Carl the Greater International Prize has been awarded every year since 1950, a large contribution to Europe. The 2023 prize was awarded the Volodymyr Zelensky and Ukrainian people.</text:p>
      <text:p text:style-name="P4">
In addition to Moravetsky, the speeches were made by the Chairman of the European Commission Ursula von Derlyen and German Chancellor Olaf Soltz.</text:p>
      <text:p text:style-name="P4">
At the ceremony, the music of the Ukrainian composer Miroslav Skoryk was heard Tavlenin Silvestrov, and the poetry of Sergei Zhadan was performed.</text:p>
      <text:p text:style-name="P4">
_ Photo: pap_</text:p>
      <text:p text:style-name="P4">
News Source: <text:a xlink:type="simple" xlink:href="https://www.ukrinform.ua/rubric-polytics/3709190-moraveckij-evropa-bude-povnistu-obednana-lise-z-ukrainou-ak-povnopravnim-clenom-es.html" text:style-name="Internet_20_link" text:visited-style-name="Visited_20_Internet_20_Link">
https://www.ukrinform.ua/rubric-polytics/3709190-moraveckij-evropa-bude-povnistu-obednana-lise-z-ukrainou-ak-povnopravnim-clenom-es.html</text:a>
</text:p>
      <!--NEWS-->
      <text:h text:style-name="P10" text:outline-level="1">
<text:span text:style-name="T4">
Podolyak predicts catastrophic events for the Russian army</text:span>
</text:h>
      <text:p text:style-name="P4">
Authors: Ukrinform (Person)</text:p>
      <text:p text:style-name="P4">
Publisher: Укринформ (Organization)</text:p>
      <text:p text:style-name="P4">
Published Time: 2023-05-14T21:29:00+03:00</text:p>
      <text:p text:style-name="P4">
Modified Time: 2023-05-14T21:29:00+03:00</text:p>
      <text:p text:style-name="P4">
Description: The adviser to the chairman of the Presidential Office Mikhail Podolyak is convinced that the Russian army is waiting for "catastrophic events" and predicts a hot spring and summer season. - Ukrinform.</text:p>
      <text:p text:style-name="P4">
Images: ["<text:a xlink:type="simple" xlink:href="https://static.ukrinform.com/photos/2022_11/thumb_files/630_360_1669378255-230.jpg" text:style-name="Internet_20_link" text:visited-style-name="Visited_20_Internet_20_Link">
630_360_16693...</text:a>
"]</text:p>
      <text:p text:style-name="P4">
Tags: ['Російські військові', 'Подоляк', 'Війна з росією', 'Контрнаступ']</text:p>
      <text:p text:style-name="P4">
Type: Article</text:p>
      <!--METADATA-->
      <text:p text:style-name="P4">
<draw:frame draw:style-name="fr1" draw:name="Image220" text:anchor-type="as-char" svg:width="6.9236in" svg:height="3.956343in" draw:z-index="0">
<draw:image xlink:href="../Images/yкринформ/2023-05-14T21-29-00-03-00/630_360_1669378255-230.jpg" xlink:type="simple" xlink:show="embed" xlink:actuate="onLoad" draw:mime-type="image/jpeg"/>
</draw:frame>
Presidential Advisers Mikhail Podolyak are convinced that the Russian army is "catastrophic events" and predicts a hot spring and summer season.</text:p>
      <text:p text:style-name="P4">
He stated this in an interview with a German edition <text:a xlink:type="simple" xlink:href="http://www.bild.de/bild-plus/politik/ausland/politik-inland/selenskyj-vertrauter-erklaert-ukraine-offensive-katastrophale-ereignisse-kommen-83915520.bild.html" text:style-name="Internet_20_link" text:visited-style-name="Visited_20_Internet_20_Link">
</text:a>
, reports Ukrinform.</text:p>
      <text:p text:style-name="P4">
"I think we will see catastrophic events that will hit the Russian army. It will be forced to leave the occupied territory very quickly," Podolyak said.</text:p>
      <text:p text:style-name="P4">
He recalled that some temporarily captured territories have already begun to evacuate the local administrations.</text:p>
      <text:p text:style-name="P4">
“In my opinion, it will be a hot spring and summer season. The myth of the power of the Russian army, which has scared Europe and Germany for so long, is finally destroyed, ”the adviser to the head of the OP.</text:p>
      <text:p text:style-name="P4">
Answering the question of the Bakhmut situation and the expected Great Contragon of the Armed Forces, <text:a xlink:type="simple" xlink:href="https://www.ukrinform.ua/tag-podolak" text:style-name="Internet_20_link" text:visited-style-name="Visited_20_Internet_20_Link">
</text:a>
He explained that she had exposed the initiative. However, this does not mean that Bakhmut will be released tomorrow. The foundations of Podolyak, heavy fighting will continue and will continue the destruction of Russia's combat capability. He said that the expected counter -offensive is not one event that will end up today and end tomorrow, but "many shares, tens and hundreds of actions, some of which are already being held."</text:p>
      <text:p text:style-name="P4">
<text:span text:style-name="T4">
 Read also: </text:span>
 <text:a xlink:type="simple" xlink:href="https://www.ukrinform.ua/rubric-ato/3709048-zelenskij-virit-v-uspih-kontrnastupu-mi-majze-gotovi-do-cogo.html" text:style-name="Internet_20_link" text:visited-style-name="Visited_20_Internet_20_Link">
<text:span text:style-name="T4">
 Countercree </text:span>
</text:a>
As an example, he gave an increase in the intensity of shelling of the Russian rear security, as well as small local advancements in different parts of the Donetsk region.</text:p>
      <text:p text:style-name="P4">
The goals of the Great Ukrainian offensive, the OP representative called the need to enjoy several tactical victories at the local level, which will gradually lead to a greater purpose: the complete liberation of all controlled in the territories of Ukraine.</text:p>
      <text:p text:style-name="P4">
“Any part of Ukraine, which remains under the control of Russia, means twin: after a while the war will recover if the Russian Federation accumulates new resources. Secondly, there will be no political elite renewal in Russia itself. The moods of revenge, expansionism and chauvinism will continue to flourish and develop. That's where we will release our entire territory, ”Podolyak emphasized.</text:p>
      <text:p text:style-name="P4">
<text:span text:style-name="T4">
 Read also: </text:span>
 <text:a xlink:type="simple" xlink:href="https://www.ukrinform.ua/rubric-polytics/3706486-rosia-otrimae-sans-na-zmini-tilki-v-razi-porazki-podolak.html" text:style-name="Internet_20_link" text:visited-style-name="Visited_20_Internet_20_Link">
<text:span text:style-name="T4">
 Podolyak </text:span>
</text:a>
</text:p>
      <text:p text:style-name="P4">
"This package shows that there has been a fundamental change in the idea of how dangerous the Russian regime is for the whole world and how this war should be tested," - said Advisor to the Head of OP. He added that statements about the future support of Ukraine indicate that Germany and other partners "chose their own experiment."</text:p>
      <text:p text:style-name="P4">
We will remind, today German Chancellor Olaf Scholtz announced a new package of military assistance during a press conference with President of Ukraine Vladimir Zelensky after negotiations in Berlin.</text:p>
      <text:p text:style-name="P4">
News Source: <text:a xlink:type="simple" xlink:href="https://www.ukrinform.ua/rubric-ato/3709194-podolak-prognozue-katastroficni-podii-dla-rosijskoi-armii.html" text:style-name="Internet_20_link" text:visited-style-name="Visited_20_Internet_20_Link">
https://www.ukrinform.ua/rubric-ato/3709194-podolak-prognozue-katastroficni-podii-dla-rosijskoi-armii.html</text:a>
</text:p>
      <!--NEWS-->
      <text:h text:style-name="P10" text:outline-level="1">
<text:span text:style-name="T4">
The French President's office confirmed the visit of Zelensky</text:span>
</text:h>
      <text:p text:style-name="P4">
Authors: Ukrinform (Person)</text:p>
      <text:p text:style-name="P4">
Publisher: Укринформ (Organization)</text:p>
      <text:p text:style-name="P4">
Published Time: 2023-05-14T21:41:00+03:00</text:p>
      <text:p text:style-name="P4">
Modified Time: 2023-05-14T21:41:00+03:00</text:p>
      <text:p text:style-name="P4">
Description: In the office of French President Emmanuel Macron confirmed the visit of Ukrainian leader Vladimir Zelensky. - Ukrinform.</text:p>
      <text:p text:style-name="P4">
Images: ["<text:a xlink:type="simple" xlink:href="https://static.ukrinform.com/photos/2023_02/thumb_files/630_360_1675929931-588.jpg" text:style-name="Internet_20_link" text:visited-style-name="Visited_20_Internet_20_Link">
630_360_16759...</text:a>
"]</text:p>
      <text:p text:style-name="P4">
Tags: ['Франція', 'Макрон', 'Візит', 'Зеленський']</text:p>
      <text:p text:style-name="P4">
Type: Article</text:p>
      <!--METADATA-->
      <text:p text:style-name="P4">
<draw:frame draw:style-name="fr1" draw:name="Image221" text:anchor-type="as-char" svg:width="6.9236in" svg:height="3.956343in" draw:z-index="0">
<draw:image xlink:href="../Images/yкринформ/2023-05-14T21-41-00-03-00/630_360_1675929931-588.jpg" xlink:type="simple" xlink:show="embed" xlink:actuate="onLoad" draw:mime-type="image/jpeg"/>
</draw:frame>
France's office Emmanuel Macron confirmed the visit of Ukrainian leadership Zelensky.</text:p>
      <text:p text:style-name="P4">
About it reports <text:a xlink:type="simple" xlink:href="http://edition.cnn.com/europe/live-news/russia-ukraine-war-news-05-14-23/h_5f44cce8656fded3e33c77b04de910af" text:style-name="Internet_20_link" text:visited-style-name="Visited_20_Internet_20_Link">
</text:a>
With reference to the statement of the Palace, reports Ukrinform.</text:p>
      <text:p text:style-name="P4">
It is noted that Zelensky will visit Paris on Sunday, where in the Elisha Plaus. There will be a working dinner with Emmanuel Macron.</text:p>
      <text:p text:style-name="P4">
"This exchange of views will allow them to continue and deepen the dialogue of the post -pollution in February 8 in Paris and regular telephone exchange since then," the statement goes.</text:p>
      <text:p text:style-name="P4">
It is noted that during the meeting <text:a xlink:type="simple" xlink:href="https://www.ukrinform.ua/tag-makron" text:style-name="Internet_20_link" text:visited-style-name="Visited_20_Internet_20_Link">
</text:a>
"will confirm the unchanged support of France and Europe in the renewal of law and protection of Ukraine and its fundamental interests."</text:p>
      <text:p text:style-name="P4">
"Therefore, the discussion of this evening will focus on support that France is in response to the urgent military and humanitarian needs of Ukraine. Two presidents will also discuss the long -term prospects of returning to Europe, in particular, on the basis of the peace plan proposed by the President of France," Elysee Palace.</text:p>
      <text:p text:style-name="P4">
<text:span text:style-name="T4">
 Read also: </text:span>
 <text:a xlink:type="simple" xlink:href="https://www.ukrinform.ua/rubric-polytics/3709179-rosia-geopoliticno-vze-prograla-vijnu-makron.html" text:style-name="Internet_20_link" text:visited-style-name="Visited_20_Internet_20_Link">
<text:span text:style-name="T4">
 Macron </text:span>
</text:a>
As reported by Ukrinform, the French media wrote that Volodymyr Zelenskyy unedilile could come to Paris after completing his visit to Germany.</text:p>
      <text:p text:style-name="P4">
According to Le Figaro, the Presidential Airport of Ukraine will be met by French Prime Minister Elizabeth Bourne and Foreign Minister Katrin Kolons.</text:p>
      <text:p text:style-name="P4">
<text:span text:style-name="T5">
Foto: op</text:span>
</text:p>
      <text:p text:style-name="P4">
News Source: <text:a xlink:type="simple" xlink:href="https://www.ukrinform.ua/rubric-polytics/3709198-v-ofisi-prezidenta-francii-pidtverdili-vizit-zelenskogo.html" text:style-name="Internet_20_link" text:visited-style-name="Visited_20_Internet_20_Link">
https://www.ukrinform.ua/rubric-polytics/3709198-v-ofisi-prezidenta-francii-pidtverdili-vizit-zelenskogo.html</text:a>
</text:p>
      <!--NEWS-->
      <text:h text:style-name="P10" text:outline-level="1">
<text:span text:style-name="T4">
Trains through Vinnitsa, Khmelnitsky and Ternopil are still running into a detour</text:span>
</text:h>
      <text:p text:style-name="P4">
Authors: Ukrinform (Person)</text:p>
      <text:p text:style-name="P4">
Publisher: Укринформ (Organization)</text:p>
      <text:p text:style-name="P4">
Published Time: 2023-05-14T21:48:00+03:00</text:p>
      <text:p text:style-name="P4">
Modified Time: 2023-05-14T21:48:00+03:00</text:p>
      <text:p text:style-name="P4">
Description: While work is underway to eliminate the consequences of shelling of the Podilsky region, trains that headed through Vinnitsa, Khmelnytsky and Ternopil will run into a detour. - Ukrinform.</text:p>
      <text:p text:style-name="P4">
Images: ["<text:a xlink:type="simple" xlink:href="https://static.ukrinform.com/photos/2023_03/thumb_files/630_360_1678016225-648.jpg" text:style-name="Internet_20_link" text:visited-style-name="Visited_20_Internet_20_Link">
630_360_16780...</text:a>
"]</text:p>
      <text:p text:style-name="P4">
Tags: ['Обстріл', 'Потяг', 'Транспорт', 'Укрзалізниця']</text:p>
      <text:p text:style-name="P4">
Type: Article</text:p>
      <!--METADATA-->
      <text:p text:style-name="P4">
<draw:frame draw:style-name="fr1" draw:name="Image222" text:anchor-type="as-char" svg:width="6.9236in" svg:height="3.956343in" draw:z-index="0">
<draw:image xlink:href="../Images/yкринформ/2023-05-14T21-48-00-03-00/630_360_1678016225-648.jpg" xlink:type="simple" xlink:show="embed" xlink:actuate="onLoad" draw:mime-type="image/jpeg"/>
</draw:frame>
Leave the work on the elimination of the consequences of shelling of the Podilsky region, trains that headed through Vinnitsa, Khmelnytsky and Ternopil, will run on a detour.</text:p>
      <text:p text:style-name="P4">
This was reported by the press service of JSC "Ukrzaliznytsya" in <text:a xlink:type="simple" xlink:href="https://t.me/UkrzalInfo/4423" text:style-name="Internet_20_link" text:visited-style-name="Visited_20_Internet_20_Link">
</text:a>
, reports Ukrinform.</text:p>
      <text:p text:style-name="P4">
“As of May 14, flights <text:a xlink:type="simple" xlink:href="https://www.ukrinform.ua/tag-ukrzaliznica" text:style-name="Internet_20_link" text:visited-style-name="Visited_20_Internet_20_Link">
</text:a>
traditionally departed by the Podilsky region through Vinnitsa, Khmelnytsky and Ternopil, continue to run into a detour as a result of the polyclination of the consequences of Saturday shelling in the region, ”the message reads.</text:p>
      <text:p text:style-name="P4">
The renewal of the connection will take place as soon as the Khmelnytsky Regional Military Administration will grant the appropriate permission. The track repair is now completed.</text:p>
      <text:p text:style-name="P4">
For the delivery of passengers at the Vinnitsa - Khmelnytsky - Ternopil, a cloth traffic of suburban trains, which run approximately once in an appointment.</text:p>
      <text:p text:style-name="P4">
<text:span text:style-name="T4">
 Read also: </text:span>
 <text:a xlink:type="simple" xlink:href="https://www.ukrinform.ua/rubric-regions/3708964-ukrzaliznica-zaversila-remont-poskodzenoi-obstrilom-rf-kolii-na-hmelniccini.html" text:style-name="Internet_20_link" text:visited-style-name="Visited_20_Internet_20_Link">
<text:span text:style-name="T4">
 Ukrzaliznytsia </text:span>
</text:a>
If it is impossible to get your flight due to the change of the ticket route in any cashier.</text:p>
      <text:p text:style-name="P4">
As reported, on May 13, the Russians fired at Khmelnytskyi.(https://www.ukrinform.ua/rubric-regions/3708624-ukrzaliznica-zapustila-satli-i-avtobusi-u-mista-poizdi-do-akih-zapiznuutsa-cerez-ataku-droniv.html)the destination of the destination where the trains were late.</text:p>
      <text:p text:style-name="P4">
News Source: <text:a xlink:type="simple" xlink:href="https://www.ukrinform.ua/rubric-regions/3709208-potagi-cerez-vinnicu-hmelnickij-ta-ternopil-poki-kursuvatimut-v-obizd.html" text:style-name="Internet_20_link" text:visited-style-name="Visited_20_Internet_20_Link">
https://www.ukrinform.ua/rubric-regions/3709208-potagi-cerez-vinnicu-hmelnickij-ta-ternopil-poki-kursuvatimut-v-obizd.html</text:a>
</text:p>
      <!--NEWS-->
      <text:h text:style-name="P10" text:outline-level="1">
<text:span text:style-name="T4">
In Zaporozhye in the hospital died a man who was injured by a hostile shelling</text:span>
</text:h>
      <text:p text:style-name="P4">
Authors: Ukrinform (Person)</text:p>
      <text:p text:style-name="P4">
Publisher: Укринформ (Organization)</text:p>
      <text:p text:style-name="P4">
Published Time: 2023-05-14T22:01:00+03:00</text:p>
      <text:p text:style-name="P4">
Modified Time: 2023-05-14T22:01:00+03:00</text:p>
      <text:p text:style-name="P4">
Description: As a result of the shelling of the village of Primorskoe, near Zaporozhye, 6 people were injured. One man died in hospital. - Ukrinform.</text:p>
      <text:p text:style-name="P4">
Images: ["<text:a xlink:type="simple" xlink:href="https://static.ukrinform.com/photos/2019_10/thumb_files/630_360_1572005821-673.jpg" text:style-name="Internet_20_link" text:visited-style-name="Visited_20_Internet_20_Link">
630_360_15720...</text:a>
"]</text:p>
      <text:p text:style-name="P4">
Tags: ['Обстріл', 'Смерть', 'Запоріжжя', 'Війна з росією']</text:p>
      <text:p text:style-name="P4">
Type: Article</text:p>
      <!--METADATA-->
      <text:p text:style-name="P4">
<draw:frame draw:style-name="fr1" draw:name="Image223" text:anchor-type="as-char" svg:width="6.9236in" svg:height="3.956343in" draw:z-index="0">
<draw:image xlink:href="../Images/yкринформ/2023-05-14T22-01-00-03-00/630_360_1572005821-673.jpg" xlink:type="simple" xlink:show="embed" xlink:actuate="onLoad" draw:mime-type="image/jpeg"/>
</draw:frame>
The urban firing of the village of Primorskoe, near Zaporozhye, was injured by 6 people. One man died in hospital.</text:p>
      <text:p text:style-name="P4">
About it in <text:a xlink:type="simple" xlink:href="https://t.me/zoda_gov_ua/18759" text:style-name="Internet_20_link" text:visited-style-name="Visited_20_Internet_20_Link">
</text:a>
The head of Zaporizhzhya Ovayuri Malashko reports, Ukrinform reports.</text:p>
      <text:p text:style-name="P4">
"As a result of hostile shelling, 6 locals were injured, among them a little baby. A 24-year-old guy is in extremely serious condition <text:a xlink:type="simple" xlink:href="https://www.ukrinform.ua/tag-smert" text:style-name="Internet_20_link" text:visited-style-name="Visited_20_Internet_20_Link">
</text:a>
in the hospital, "he wrote.</text:p>
      <text:p text:style-name="P4">
According to the head of the Ova, a 30-year-old man is still in serious condition. Three, including the child - moderate. One victim was assisted.</text:p>
      <text:p text:style-name="P4">
<text:span text:style-name="T4">
 Read also: </text:span>
 <text:a xlink:type="simple" xlink:href="https://www.ukrinform.ua/rubric-regions/3709045-na-hersonsini-cerez-vorozij-obstril-zaginuv-colovik.html" text:style-name="Internet_20_link" text:visited-style-name="Visited_20_Internet_20_Link">
<text:span text:style-name="T4">
 died </text:span>
</text:a>
Before <text:a xlink:type="simple" xlink:href="https://www.ukrinform.ua/rubric-ato/3709099-rosiani-obstrilali-selo-u-zaporizkij-oblasti-e-poraneni-ermak.html" text:style-name="Internet_20_link" text:visited-style-name="Visited_20_Internet_20_Link">
 </text:a>
that the enemy hit the village from the Grads. Among the victims are an ambulance driver.</text:p>
      <text:p text:style-name="P4">
News Source: <text:a xlink:type="simple" xlink:href="https://www.ukrinform.ua/rubric-regions/3709203-u-zaporizzi-v-likarni-pomer-colovik-akij-postrazdav-vid-vorozogo-obstrilu.html" text:style-name="Internet_20_link" text:visited-style-name="Visited_20_Internet_20_Link">
https://www.ukrinform.ua/rubric-regions/3709203-u-zaporizzi-v-likarni-pomer-colovik-akij-postrazdav-vid-vorozogo-obstrilu.html</text:a>
</text:p>
      <!--NEWS-->
      <text:h text:style-name="P10" text:outline-level="1">
<text:span text:style-name="T4">
Nadiya Kichenok was unable to break into the paired quarterfinals of the tournament WTA in Rome</text:span>
</text:h>
      <text:p text:style-name="P4">
Authors: Ukrinform (Person)</text:p>
      <text:p text:style-name="P4">
Publisher: Укринформ (Organization)</text:p>
      <text:p text:style-name="P4">
Published Time: 2023-05-14T22:02:00+03:00</text:p>
      <text:p text:style-name="P4">
Modified Time: 2023-05-14T22:02:00+03:00</text:p>
      <text:p text:style-name="P4">
Description: The Ukrainian completed the struggle in the second round. - Ukrinform.</text:p>
      <text:p text:style-name="P4">
Images: ["<text:a xlink:type="simple" xlink:href="https://static.ukrinform.com/photos/2023_05/thumb_files/630_360_1684090873-674.jpg" text:style-name="Internet_20_link" text:visited-style-name="Visited_20_Internet_20_Link">
630_360_16840...</text:a>
"]</text:p>
      <text:p text:style-name="P4">
Tags: ['Теніс']</text:p>
      <text:p text:style-name="P4">
Type: Article</text:p>
      <!--METADATA-->
      <text:p text:style-name="P4">
<draw:frame draw:style-name="fr1" draw:name="Image224" text:anchor-type="as-char" svg:width="6.9236in" svg:height="3.956343in" draw:z-index="0">
<draw:image xlink:href="../Images/yкринформ/2023-05-14T22-02-00-03-00/630_360_1684090873-674.jpg" xlink:type="simple" xlink:show="embed" xlink:actuate="onLoad" draw:mime-type="image/jpeg"/>
</draw:frame>
The Ukrainian was a struggle in the second round.</text:p>
      <text:p text:style-name="P4">
Ukrainian tennis player Nadiya Kichenok completed the performances in a paired category at the WTA 1000 series in Rome(Italy), reports Ukrinform.</text:p>
      <text:p text:style-name="P4">
In the second circle of competition Ukrainian together with Kimberley Zimmermann(Belgium)lost Tandem Maria Bozkov / Betani Mattek-Sends(Czech Republic / USA), - 4: 6.2: 6. The match lasted 1 hour 19 minutes. The Ukrainian-Belgian duo was given four of their innings for the whole game.</text:p>
      <text:p text:style-name="P4">
Bauzkov and Mattek-Sends will compete with the winners Lyudmila Kichenok / Alona Ostapenko-Magda Linett / Market Windrouzhov in the next round.</text:p>
      <text:p text:style-name="P4">
<text:span text:style-name="T4">
 Read also: </text:span>
 <text:a xlink:type="simple" xlink:href="https://www.ukrinform.ua/rubric-sports/3709140-kostuk-zaversila-vistupi-na-turniri-wta-u-rimi.html" text:style-name="Internet_20_link" text:visited-style-name="Visited_20_Internet_20_Link">
<text:span text:style-name="T4">
 Kostyuk </text:span>
</text:a>
As reported by Ukrinform, Martha Kostyuk, in the duet with Romanian Elena-Gabriela Rose, fights in the third circle of paired discharge, they will disappear(USA)- Demi Vurs(Netherlands).</text:p>
      <text:p text:style-name="P4">
Фото: btu.org.ua</text:p>
      <text:p text:style-name="P4">
News Source: <text:a xlink:type="simple" xlink:href="https://www.ukrinform.ua/rubric-sports/3709202-nadia-kicenok-ne-zmogla-probitisa-v-parnij-cvertfinal-turniru-wta-u-rimi.html" text:style-name="Internet_20_link" text:visited-style-name="Visited_20_Internet_20_Link">
https://www.ukrinform.ua/rubric-sports/3709202-nadia-kicenok-ne-zmogla-probitisa-v-parnij-cvertfinal-turniru-wta-u-rimi.html</text:a>
</text:p>
      <!--NEWS-->
      <text:h text:style-name="P10" text:outline-level="1">
<text:span text:style-name="T4">
Zelensky - About Meeting with Macron: Let's discuss the most important points of bilateral relations</text:span>
</text:h>
      <text:p text:style-name="P4">
Authors: Ukrinform (Person)</text:p>
      <text:p text:style-name="P4">
Publisher: Укринформ (Organization)</text:p>
      <text:p text:style-name="P4">
Published Time: 2023-05-14T22:12:00+03:00</text:p>
      <text:p text:style-name="P4">
Modified Time: 2023-05-14T22:12:00+03:00</text:p>
      <text:p text:style-name="P4">
Description: Presidents of Ukraine and France will discuss the most important issues of bilateral relations during a meeting in Paris. - Ukrinform.</text:p>
      <text:p text:style-name="P4">
Images: ["<text:a xlink:type="simple" xlink:href="https://static.ukrinform.com/photos/2023_02/thumb_files/630_360_1675929931-702.jpg" text:style-name="Internet_20_link" text:visited-style-name="Visited_20_Internet_20_Link">
630_360_16759...</text:a>
"]</text:p>
      <text:p text:style-name="P4">
Tags: ['Франція', 'Макрон', 'Переговори', 'Візит', 'Зеленський']</text:p>
      <text:p text:style-name="P4">
Type: Article</text:p>
      <!--METADATA-->
      <text:p text:style-name="P4">
<draw:frame draw:style-name="fr1" draw:name="Image225" text:anchor-type="as-char" svg:width="6.9236in" svg:height="3.956343in" draw:z-index="0">
<draw:image xlink:href="../Images/yкринформ/2023-05-14T22-12-00-03-00/630_360_1675929931-702.jpg" xlink:type="simple" xlink:show="embed" xlink:actuate="onLoad" draw:mime-type="image/jpeg"/>
</draw:frame>
Presidents of Ukraine and France will discuss the most important issues of two relations during a meeting in Paris.</text:p>
      <text:p text:style-name="P4">
According to Ukrinform, Volodymyr Zelenskyy reported in <text:a xlink:type="simple" xlink:href="http://t.me/V_Zelenskiy_official/6227" text:style-name="Internet_20_link" text:visited-style-name="Visited_20_Internet_20_Link">
</text:a>
.</text:p>
      <text:p text:style-name="P4">
"Paris. With each visit, Ukraine's defensive and offensive opportunities increase. Connection with <text:a xlink:type="simple" xlink:href="https://www.ukrinform.ua/tag-evropa" text:style-name="Internet_20_link" text:visited-style-name="Visited_20_Internet_20_Link">
</text:a>
It is growing, Attack on Russia is growing. I'll meet my friend Emmanuel. The most important points of bilateral relations are discussed, ”the President of Ukraine said.</text:p>
      <text:p text:style-name="P4">
<text:span text:style-name="T4">
 Read also: </text:span>
 <text:a xlink:type="simple" xlink:href="https://www.ukrinform.ua/rubric-polytics/3709179-rosia-geopoliticno-vze-prograla-vijnu-makron.html" text:style-name="Internet_20_link" text:visited-style-name="Visited_20_Internet_20_Link">
<text:span text:style-name="T4">
 Macron </text:span>
</text:a>
As reported by Ukrinform, in the office of the President of France <text:a xlink:type="simple" xlink:href="http://www.ukrinform.ua/rubric-polytics/3709198-v-ofisi-prezidenta-francii-pidtverdili-vizit-zelenskogo.html" text:style-name="Internet_20_link" text:visited-style-name="Visited_20_Internet_20_Link">
</text:a>
Ukrainian leader Vladimir Zelensky.</text:p>
      <text:p text:style-name="P4">
<text:span text:style-name="T5">
Foto: op</text:span>
</text:p>
      <text:p text:style-name="P4">
News Source: <text:a xlink:type="simple" xlink:href="https://www.ukrinform.ua/rubric-polytics/3709205-zelenskij-pro-zustric-z-makronom-obgovorimo-najvazlivisi-punkti-dvostoronnih-vidnosin.html" text:style-name="Internet_20_link" text:visited-style-name="Visited_20_Internet_20_Link">
https://www.ukrinform.ua/rubric-polytics/3709205-zelenskij-pro-zustric-z-makronom-obgovorimo-najvazlivisi-punkti-dvostoronnih-vidnosin.html</text:a>
</text:p>
      <!--NEWS-->
      <text:h text:style-name="P10" text:outline-level="1">
<text:span text:style-name="T4">
Through the shelling of the Podilsky region, four trains are delayed</text:span>
</text:h>
      <text:p text:style-name="P4">
Authors: Ukrinform (Person)</text:p>
      <text:p text:style-name="P4">
Publisher: Укринформ (Organization)</text:p>
      <text:p text:style-name="P4">
Published Time: 2023-05-14T22:15:00+03:00</text:p>
      <text:p text:style-name="P4">
Modified Time: 2023-05-14T22:15:00+03:00</text:p>
      <text:p text:style-name="P4">
Description: As of 9:00 pm, four of the 78 flights of Ukrzaliznytsya are being delayed through the Podolsk region. - Ukrinform.</text:p>
      <text:p text:style-name="P4">
Images: ["<text:a xlink:type="simple" xlink:href="https://static.ukrinform.com/photos/2018_09/thumb_files/630_360_1538046946-1722.jpeg" text:style-name="Internet_20_link" text:visited-style-name="Visited_20_Internet_20_Link">
630_360_15380...</text:a>
"]</text:p>
      <text:p text:style-name="P4">
Tags: ['Обстріл', 'Потяг', 'Транспорт', 'Укрзалізниця']</text:p>
      <text:p text:style-name="P4">
Type: Article</text:p>
      <!--METADATA-->
      <text:p text:style-name="P4">
<draw:frame draw:style-name="fr1" draw:name="Image226" text:anchor-type="as-char" svg:width="6.9236in" svg:height="3.956343in" draw:z-index="0">
<draw:image xlink:href="../Images/yкринформ/2023-05-14T22-15-00-03-00/630_360_1538046946-1722.jpeg" xlink:type="simple" xlink:show="embed" xlink:actuate="onLoad" draw:mime-type="image/jpeg"/>
</draw:frame>
The state of 21:00 continues to linger four of the 78 flights of Ukrzaliznytsia, which will be arranged through the Podilsky region.</text:p>
      <text:p text:style-name="P4">
According to Ukrinform, the press service of JSC "Ukrzaliznytsya" in [] reports it(https://t.me/UkrzalInfo/4423).</text:p>
      <text:p text:style-name="P4">
“As of 21:00 on Sunday except traditional delay <text:a xlink:type="simple" xlink:href="https://www.ukrinform.ua/tag-potag" text:style-name="Internet_20_link" text:visited-style-name="Visited_20_Internet_20_Link">
</text:a>
From Budapest, due to large -scale reconstructions in Hungary, only 4 flights out of 78 are delayed for more than an hour, "</text:p>
      <text:p text:style-name="P4">
According to UZ, the next flights are currently observed:</text:p>
      <text:p text:style-name="P4">
№59/60 Chop - Kyiv(+3:41);</text:p>
      <text:p text:style-name="P4">
№57/58 Vorokhta - Kyiv(+2:26);</text:p>
      <text:p text:style-name="P4">
№55/56 Kyiv - Yaremche(+2:00);</text:p>
      <text:p text:style-name="P4">
№85/86 Lviv - Zaporozhye(+1:31).</text:p>
      <text:p text:style-name="P4">
Час затримки рейсу №749/750 Будапешт – Келеті – Київ-Пас. становить вже майже12 годин.</text:p>
      <text:p text:style-name="P4">
<text:span text:style-name="T4">
Читайте також:</text:span>
 <text:a xlink:type="simple" xlink:href="https://www.ukrinform.ua/rubric-regions/3708964-ukrzaliznica-zaversila-remont-poskodzenoi-obstrilom-rf-kolii-na-hmelniccini.html" text:style-name="Internet_20_link" text:visited-style-name="Visited_20_Internet_20_Link">
 <text:span text:style-name="T4">
Укрзалізниця</text:span>
 </text:a>
It is possible to follow the prompt information about the trains movement on <text:a xlink:type="simple" xlink:href="https://uz-vezemo.uz.gov.ua/delayform" text:style-name="Internet_20_link" text:visited-style-name="Visited_20_Internet_20_Link">
</text:a>
.</text:p>
      <text:p text:style-name="P4">
As it was reported, on May 13, the Russians fired at Khmelnytskyi.(https://www.ukrinform.ua/rubric-regions/3708624-ukrzaliznica-zapustila-satli-i-avtobusi-u-mista-poizdi-do-akih-zapiznuutsa-cerez-ataku-droniv.html) .</text:p>
      <text:p text:style-name="P4">
News Source: <text:a xlink:type="simple" xlink:href="https://www.ukrinform.ua/rubric-regions/3709206-vnaslidok-obstriliv-podilskogo-regionu-zatrimuutsa-cotiri-poizdi.html" text:style-name="Internet_20_link" text:visited-style-name="Visited_20_Internet_20_Link">
https://www.ukrinform.ua/rubric-regions/3709206-vnaslidok-obstriliv-podilskogo-regionu-zatrimuutsa-cotiri-poizdi.html</text:a>
</text:p>
      <!--NEWS-->
      <text:h text:style-name="P10" text:outline-level="1">
<text:span text:style-name="T4">
The President of Ukraine flew to France</text:span>
</text:h>
      <text:p text:style-name="P4">
Authors: Ukrinform (Person)</text:p>
      <text:p text:style-name="P4">
Publisher: Укринформ (Organization)</text:p>
      <text:p text:style-name="P4">
Published Time: 2023-05-14T22:27:00+03:00</text:p>
      <text:p text:style-name="P4">
Modified Time: 2023-05-14T22:27:00+03:00</text:p>
      <text:p text:style-name="P4">
Description: The plane with President of Ukraine Volodymyr Zelensky landed in France. - Ukrinform.</text:p>
      <text:p text:style-name="P4">
Images: ["<text:a xlink:type="simple" xlink:href="https://static.ukrinform.com/photos/2023_05/thumb_files/630_360_1684099642-863.jpg" text:style-name="Internet_20_link" text:visited-style-name="Visited_20_Internet_20_Link">
630_360_16840...</text:a>
"]</text:p>
      <text:p text:style-name="P4">
Tags: ['Франція', 'Візит', 'Зеленський']</text:p>
      <text:p text:style-name="P4">
Type: Article</text:p>
      <!--METADATA-->
      <text:p text:style-name="P4">
<draw:frame draw:style-name="fr1" draw:name="Image227" text:anchor-type="as-char" svg:width="6.9236in" svg:height="3.956343in" draw:z-index="0">
<draw:image xlink:href="../Images/yкринформ/2023-05-14T22-27-00-03-00/630_360_1684099642-863.jpg" xlink:type="simple" xlink:show="embed" xlink:actuate="onLoad" draw:mime-type="image/jpeg"/>
</draw:frame>
The plane of the president of Ukraine Volodymyr Zelensky landed in France.</text:p>
      <text:p text:style-name="P4">
About it reports Franceinfo in <text:a xlink:type="simple" xlink:href="https://twitter.com/franceinfo" text:style-name="Internet_20_link" text:visited-style-name="Visited_20_Internet_20_Link">
</text:a>
, reports Ukrinform.</text:p>
      <text:p text:style-name="P4">
"Three months after the first visit, Volodymyr Zelenskyy returned to the Farture," the post reads.</text:p>
      <text:p text:style-name="P4">
It is noted that the aircraft with the President of Ukraine landed at the airport.</text:p>
      <text:p text:style-name="P4">
<text:span text:style-name="T5">
Viso: <text:a xlink:type="simple" xlink:href="https://www.president.gov.ua/" text:style-name="Internet_20_link" text:visited-style-name="Visited_20_Internet_20_Link">
</text:a>
</text:span>
</text:p>
      <text:p text:style-name="P4">
As reported by Ukrinform, in the office of French President Emmanuel Macrona confirmed the visit of the Ukrainian leader <text:a xlink:type="simple" xlink:href="https://www.ukrinform.ua/tag-zelenskij" text:style-name="Internet_20_link" text:visited-style-name="Visited_20_Internet_20_Link">
</text:a>
.</text:p>
      <text:p text:style-name="P4">
<text:span text:style-name="T4">
 Read also: </text:span>
 <text:a xlink:type="simple" xlink:href="https://www.ukrinform.ua/rubric-polytics/3709205-zelenskij-pro-zustric-z-makronom-obgovorimo-najvazlivisi-punkti-dvostoronnih-vidnosin.html" text:style-name="Internet_20_link" text:visited-style-name="Visited_20_Internet_20_Link">
<text:span text:style-name="T4">
 Macron </text:span>
</text:a>
It is expected that a working dinner with the participation of Zelensky and Emmanuel Macron will take place at the Elysee Palace.</text:p>
      <text:p text:style-name="P4">
<text:span text:style-name="T5">
Foto: op</text:span>
</text:p>
      <text:p text:style-name="P4">
News Source: <text:a xlink:type="simple" xlink:href="https://www.ukrinform.ua/rubric-polytics/3709210-prezident-ukraini-priletiv-do-francii.html" text:style-name="Internet_20_link" text:visited-style-name="Visited_20_Internet_20_Link">
https://www.ukrinform.ua/rubric-polytics/3709210-prezident-ukraini-priletiv-do-francii.html</text:a>
</text:p>
      <!--NEWS-->
      <text:h text:style-name="P10" text:outline-level="1">
<text:span text:style-name="T4">
In Germany, Zelensky visited a military base in Aachen, where Ukrainian fighters train</text:span>
</text:h>
      <text:p text:style-name="P4">
Authors: Ukrinform (Person)</text:p>
      <text:p text:style-name="P4">
Publisher: Укринформ (Organization)</text:p>
      <text:p text:style-name="P4">
Published Time: 2023-05-14T22:42:00+03:00</text:p>
      <text:p text:style-name="P4">
Modified Time: 2023-05-14T22:42:00+03:00</text:p>
      <text:p text:style-name="P4">
Description: During his stay in Germany, President Volodymyr Zelenskyy visited a military base where Ukrainian servicemen were trained. - Ukrinform.</text:p>
      <text:p text:style-name="P4">
Images: ["<text:a xlink:type="simple" xlink:href="https://static.ukrinform.com/photos/2023_05/thumb_files/630_360_1684093280-488.jpeg" text:style-name="Internet_20_link" text:visited-style-name="Visited_20_Internet_20_Link">
630_360_16840...</text:a>
", "<text:a xlink:type="simple" xlink:href="https://static.ukrinform.com/photos/2023_05/1684093281-835.jpeg" text:style-name="Internet_20_link" text:visited-style-name="Visited_20_Internet_20_Link">
1684093281-83...</text:a>
"]</text:p>
      <text:p text:style-name="P4">
Tags: ['Німеччина', 'Візит', 'Військові', 'Зеленський']</text:p>
      <text:p text:style-name="P4">
Type: Article</text:p>
      <!--METADATA-->
      <text:p text:style-name="P4">
<draw:frame draw:style-name="fr1" draw:name="Image228" text:anchor-type="as-char" svg:width="6.9236in" svg:height="3.956343in" draw:z-index="0">
<draw:image xlink:href="../Images/yкринформ/2023-05-14T22-42-00-03-00/630_360_1684093280-488.jpeg" xlink:type="simple" xlink:show="embed" xlink:actuate="onLoad" draw:mime-type="image/jpeg"/>
</draw:frame>
During the stay in Germany, President Volodymyr Zelenskyy visited the militarybaso, where Ukrainian servicemen were trained.</text:p>
      <text:p text:style-name="P4">
As Ukrinform reports, it reports <text:a xlink:type="simple" xlink:href="https://www.president.gov.ua/news/volodimir-zelenskij-vidvidav-vijskovu-bazu-v-nimechchini-ta-82905" text:style-name="Internet_20_link" text:visited-style-name="Visited_20_Internet_20_Link">
</text:a>
.</text:p>
      <text:p text:style-name="P4">
“Within the framework of the official visit to Germany, President of Ukraine Volodymyr Zelensky resulted in a military base in Aachen, where Ukrainian training is being trained <text:a xlink:type="simple" xlink:href="https://www.ukrinform.ua/tag-vijskovi" text:style-name="Internet_20_link" text:visited-style-name="Visited_20_Internet_20_Link">
</text:a>
.</text:p>
      <text:p text:style-name="P4">
Head of State and Federal Chancellor of Germany Olaf Soltz spoke to Ukrainian warriors who study in the Bundesver, ”the message reads.</text:p>
      <text:p text:style-name="P4">
<draw:frame draw:style-name="fr1" draw:name="Image229" text:anchor-type="as-char" svg:width="6.9236in" svg:height="4.617948in" draw:z-index="0">
<draw:image xlink:href="../Images/yкринформ/2023-05-14T22-42-00-03-00/1684093281-835.jpeg" xlink:type="simple" xlink:show="embed" xlink:actuate="onLoad" draw:mime-type="image/jpeg"/>
</draw:frame>
According to the President's office, Zelensky and Scholtz got acquainted with teaching, and also examined the samples of German military equipment, and Ukrainian servicemen are training and supplied to Ukraine.</text:p>
      <text:p text:style-name="P4">
The President thanked the German Federal Chancellor for supporting the training city for the Ukrainian military.</text:p>
      <text:p text:style-name="P4">
<text:span text:style-name="T4">
 Read also: </text:span>
 <text:a xlink:type="simple" xlink:href="https://www.ukrinform.ua/rubric-ato/3709181-zelenskij-zaklikav-evropu-buti-risucimi-u-dopomozi-ukraini-zbroeu.html" text:style-name="Internet_20_link" text:visited-style-name="Visited_20_Internet_20_Link">
<text:span text:style-name="T4">
 Zelensky </text:span>
</text:a>
In addition, Volodymyr Zelensky awarded Ukrainian soldiers by the Order of "Mature" of III degree.</text:p>
      <text:p text:style-name="P4">
As <text:a xlink:type="simple" xlink:href="https://www.ukrinform.ua/rubric-polytics/3708875-zelenskij-pribuv-z-vizitom-do-berlina.html" text:style-name="Internet_20_link" text:visited-style-name="Visited_20_Internet_20_Link">
 </text:a>
, President Volodymyr Zelenskyy was a visit to Germany on May 14. On the eve of the head of state visited Italy.</text:p>
      <text:p text:style-name="P4">
<text:span text:style-name="T5">
Foto: op</text:span>
</text:p>
      <text:p text:style-name="P4">
News Source: <text:a xlink:type="simple" xlink:href="https://www.ukrinform.ua/rubric-ato/3709211-zelenskij-vidvidav-vijskovu-bazu-v-nimeckomu-aaheni-de-trenuut-ukrainskih-bijciv.html" text:style-name="Internet_20_link" text:visited-style-name="Visited_20_Internet_20_Link">
https://www.ukrinform.ua/rubric-ato/3709211-zelenskij-vidvidav-vijskovu-bazu-v-nimeckomu-aaheni-de-trenuut-ukrainskih-bijciv.html</text:a>
</text:p>
      <!--NEWS-->
      <text:h text:style-name="P10" text:outline-level="1">
<text:span text:style-name="T4">
Kostyuk completed the struggle in the steam discharge of the WTA tournament in Rome</text:span>
</text:h>
      <text:p text:style-name="P4">
Authors: Ukrinform (Person)</text:p>
      <text:p text:style-name="P4">
Publisher: Укринформ (Organization)</text:p>
      <text:p text:style-name="P4">
Published Time: 2023-05-14T23:01:00+03:00</text:p>
      <text:p text:style-name="P4">
Modified Time: 2023-05-14T23:01:00+03:00</text:p>
      <text:p text:style-name="P4">
Description: The Ukrainian was unable to go into a paired quarterfinals. - Ukrinform.</text:p>
      <text:p text:style-name="P4">
Images: ["<text:a xlink:type="simple" xlink:href="https://static.ukrinform.com/photos/2023_05/thumb_files/630_360_1684094450-278.jpg" text:style-name="Internet_20_link" text:visited-style-name="Visited_20_Internet_20_Link">
630_360_16840...</text:a>
"]</text:p>
      <text:p text:style-name="P4">
Tags: ['Теніс', 'Марта Костюк']</text:p>
      <text:p text:style-name="P4">
Type: Article</text:p>
      <!--METADATA-->
      <text:p text:style-name="P4">
<draw:frame draw:style-name="fr1" draw:name="Image230" text:anchor-type="as-char" svg:width="6.9236in" svg:height="3.956343in" draw:z-index="0">
<draw:image xlink:href="../Images/yкринформ/2023-05-14T23-01-00-03-00/630_360_1684094450-278.jpg" xlink:type="simple" xlink:show="embed" xlink:actuate="onLoad" draw:mime-type="image/jpeg"/>
</draw:frame>
The Ukrainian was able to go into a paired quarterfinals.</text:p>
      <text:p text:style-name="P4">
Ukrainian tennis player Marta Kostyuk completed the performances in a paired category on the WTA 1000 series in Rome(Italy), reports Ukrinform.</text:p>
      <text:p text:style-name="P4">
In the second round of the competition, the Ukrainian, together with Elena-Gabriela Rusa from Romania, wrote tandem Desire Kravchik / Demi Smo.(US / Netherlands), 0: 6, 1: 6. The mat lasted 1 hour 7 minutes.</text:p>
      <text:p text:style-name="P4">
Desire Kravchyk and Demi Schors in the next round will play against the winners of Nicalesk / Ninomia - Eikry / Cato.</text:p>
      <text:p text:style-name="P4">
<text:span text:style-name="T4">
 Read also: </text:span>
 <text:a xlink:type="simple" xlink:href="https://www.ukrinform.ua/rubric-sports/3709140-kostuk-zaversila-vistupi-na-turniri-wta-u-rimi.html" text:style-name="Internet_20_link" text:visited-style-name="Visited_20_Internet_20_Link">
<text:span text:style-name="T4">
 Kostyuk </text:span>
</text:a>
As reported by Ukrinform, today, on May 14, Martha completed the WTA 1000 performances in Rome in a single category - in the third round, the base of Badosi from Spain lost to Pauli Bados.</text:p>
      <text:p text:style-name="P4">
Photo: btu.org.ua</text:p>
      <text:p text:style-name="P4">
News Source: <text:a xlink:type="simple" xlink:href="https://www.ukrinform.ua/rubric-sports/3709216-kostuk-zaversila-borotbu-v-parnomu-rozradi-turniru-wta-v-rimi.html" text:style-name="Internet_20_link" text:visited-style-name="Visited_20_Internet_20_Link">
https://www.ukrinform.ua/rubric-sports/3709216-kostuk-zaversila-borotbu-v-parnomu-rozradi-turniru-wta-v-rimi.html</text:a>
</text:p>
      <!--NEWS-->
      <text:h text:style-name="P10" text:outline-level="1">
<text:span text:style-name="T4">
Azerbaijan and Armenian leaders agreed to restore borders negotiations</text:span>
</text:h>
      <text:p text:style-name="P4">
Authors: Ukrinform (Person)</text:p>
      <text:p text:style-name="P4">
Publisher: Укринформ (Organization)</text:p>
      <text:p text:style-name="P4">
Published Time: 2023-05-14T23:06:00+03:00</text:p>
      <text:p text:style-name="P4">
Modified Time: 2023-05-14T23:06:00+03:00</text:p>
      <text:p text:style-name="P4">
Description: During a meeting in Brussels, which took place through the EU, the leaders of Azerbaijan and Armenia agreed to restore negotiations on border delimitation and continue to find ways to normalize bilateral relations. - Ukrinform.</text:p>
      <text:p text:style-name="P4">
Images: ["<text:a xlink:type="simple" xlink:href="https://static.ukrinform.com/photos/2023_05/thumb_files/630_360_1684095176-373.jpg" text:style-name="Internet_20_link" text:visited-style-name="Visited_20_Internet_20_Link">
630_360_16840...</text:a>
"]</text:p>
      <text:p text:style-name="P4">
Tags: ['Алієв', 'Азербайджан', 'Вірменія', 'Пашинян', 'Мішель']</text:p>
      <text:p text:style-name="P4">
Type: Article</text:p>
      <!--METADATA-->
      <text:p text:style-name="P4">
<draw:frame draw:style-name="fr1" draw:name="Image231" text:anchor-type="as-char" svg:width="6.9236in" svg:height="3.956343in" draw:z-index="0">
<draw:image xlink:href="../Images/yкринформ/2023-05-14T23-06-00-03-00/630_360_1684095176-373.jpg" xlink:type="simple" xlink:show="embed" xlink:actuate="onLoad" draw:mime-type="image/jpeg"/>
</draw:frame>
During the Brussels, which took place through the EU, the leaders of Azerbaijan Ivirmenia agreed to restore negotiations on the delimitation of borders tacting the search for ways to normalize bilateral relations.</text:p>
      <text:p text:style-name="P4">
According to Ukrinform, this is the result of the meeting <text:a xlink:type="simple" xlink:href="http://www.consilium.europa.eu/en/press/press-releases/2023/05/14/press-remarks-by-president-charles-michel-following-the-trilateral-meeting-with-president-aliyev-of-azerbaijan-and-prime-minister-pashinyan-of-armenia/" text:style-name="Internet_20_link" text:visited-style-name="Visited_20_Internet_20_Link">
</text:a>
President of the European Council Charles Michelle.</text:p>
      <text:p text:style-name="P4">
“I was glad to accept President Aliyev and Prime Minister Pashinyn today with the 1st meeting in Brussels. Our exchange(thoughts)He was frank, open and oriented. They focused on the progress of the funnel to normalize the relationship between Armenia and Azerbaijan. Leaders have expressed a joint desire to reach peace in the North Caucasus, ”he said.</text:p>
      <text:p text:style-name="P4">
According to the President of the ER, the positive results of peace talks, which were held by the parties in the United States, should now get a new impetus for Armenia and Azerbaijan to sign a broad peace agreement.</text:p>
      <text:p text:style-name="P4">
In the issue of borders, two countries have agreed on further steps to receive, in particular, to renew bilateral negotiations on this issue. The sides have confirmed the recognition of the so -called Almaty Declaration, which confirms the territorial integrity of Armenia(29,800 sq. Government)and Azerbaijan(86,600 square). Уточнена делімітація кордонів буде визначена шляхом переговорів.</text:p>
      <text:p text:style-name="P4">
<text:span text:style-name="T4">
Читайте також:</text:span>
 <text:a xlink:type="simple" xlink:href="https://www.ukrinform.ua/rubric-world/3702605-virmenia-ta-azerbajdzan-provedut-peregovori-sodo-mirnogo-vreguluvanna-u-vasingtoni.html" text:style-name="Internet_20_link" text:visited-style-name="Visited_20_Internet_20_Link">
 </text:a>
The negotiation participant also discussed the issue of unlocking transportation and economic ties in the region, in particular, the renewal of railway traveling through the city of Nakhichevan. The leaders of Armenia and Azerbaijan agreed to set up a joint working group to determine the conditions and terms of renewal of such combination. They also agreed to assist the world customs organization in this work.“We have continued to exchange views on the rights and security of Armenians who live the external and Karabakh Autonomous Region. I called <text:a xlink:type="simple" xlink:href="https://www.ukrinform.ua/tag-azerbajdzan" text:style-name="Internet_20_link" text:visited-style-name="Visited_20_Internet_20_Link">
</text:a>
to join the development of positive days of day to guarantee the rights and safety of this population, in close interaction with the international community, ”Michel wrote.</text:p>
      <text:p text:style-name="P4">
<text:span text:style-name="T4">
 Read also: </text:span>
 <text:a xlink:type="simple" xlink:href="https://www.ukrinform.ua/rubric-world/3697703-pasinan-zaaviv-so-gotovij-viznati-nagirnij-karabah-teritorieu-azerbajdzanu.html" text:style-name="Internet_20_link" text:visited-style-name="Visited_20_Internet_20_Link">
<text:span text:style-name="T4">
 Karabakh </text:span>
</text:a>
He urged the parties to refrain from hostile rhetoric, to reveal goodwill to achieve decisions that will be mutually acceptable to both parties.</text:p>
      <text:p text:style-name="P4">
The next meeting, as expected, will take place in Brussels in July.</text:p>
      <text:p text:style-name="P4">
It is known that the territorial conflict between Armenia and Azerbaijan around the noble carbach has been going on for several decades. The last large-scale armedics occurred in September 2020, and in November of that year was agreed on the truce.</text:p>
      <text:p text:style-name="P4">
<text:span text:style-name="T5">
Foto: media.az</text:span>
</text:p>
      <text:p text:style-name="P4">
News Source: <text:a xlink:type="simple" xlink:href="https://www.ukrinform.ua/rubric-world/3709218-lideri-azerbajdzanu-j-virmenii-pogodilisa-vidnoviti-peregovori-pro-kordoni.html" text:style-name="Internet_20_link" text:visited-style-name="Visited_20_Internet_20_Link">
https://www.ukrinform.ua/rubric-world/3709218-lideri-azerbajdzanu-j-virmenii-pogodilisa-vidnoviti-peregovori-pro-kordoni.html</text:a>
</text:p>
      <!--NEWS-->
      <text:h text:style-name="P10" text:outline-level="1">
<text:span text:style-name="T4">
Figenord was ahead of time the Netherlands champion</text:span>
</text:h>
      <text:p text:style-name="P4">
Authors: Ukrinform (Person)</text:p>
      <text:p text:style-name="P4">
Publisher: Укринформ (Organization)</text:p>
      <text:p text:style-name="P4">
Published Time: 2023-05-14T23:10:39+03:00</text:p>
      <text:p text:style-name="P4">
Modified Time: 2023-05-14T23:10:39+03:00</text:p>
      <text:p text:style-name="P4">
Description: This title is the 16th in the history of the club. - Ukrinform.</text:p>
      <text:p text:style-name="P4">
Images: ["<text:a xlink:type="simple" xlink:href="https://static.ukrinform.com/photos/2023_05/thumb_files/630_360_1684094974-996.jpg" text:style-name="Internet_20_link" text:visited-style-name="Visited_20_Internet_20_Link">
630_360_16840...</text:a>
"]</text:p>
      <text:p text:style-name="P4">
Tags: ['Футбол']</text:p>
      <text:p text:style-name="P4">
Type: Article</text:p>
      <!--METADATA-->
      <text:p text:style-name="P4">
<draw:frame draw:style-name="fr1" draw:name="Image232" text:anchor-type="as-char" svg:width="6.9236in" svg:height="3.956343in" draw:z-index="0">
<draw:image xlink:href="../Images/yкринформ/2023-05-14T23-10-39-03-00/630_360_1684094974-996.jpg" xlink:type="simple" xlink:show="embed" xlink:actuate="onLoad" draw:mime-type="image/jpeg"/>
</draw:frame>
This title is the 16th in the history of the club.</text:p>
      <text:p text:style-name="P4">
"Figenord" at home in the match of the 32nd round of Equaivisi was defeated by "Gou Enge Iglz"-3-0, reports Ukrinform.</text:p>
      <text:p text:style-name="P4">
The owners were brought to the goals of Idrssey, Himenes and Igor Payhau.</text:p>
      <text:p text:style-name="P4">
Figenord became the country's champion two rounds before the end of the season. In general, this title is 16th in the history of the club and only the second in the XXI century(After the championship in the 2016/17 season).</text:p>
      <text:p text:style-name="P4">
«Феєнорд» випереджає «ПСВ» на 8 очок. Завершить сезон команда Арне Слотаматчами з «Емменом» та «Вітессом».</text:p>
      <text:p text:style-name="P4">
<text:span text:style-name="T4">
Читайте також:</text:span>
 <text:a xlink:type="simple" xlink:href="https://www.ukrinform.ua/rubric-sports/3709189-apl-arsenal-rozgromno-postupivsa-brajtonu.html" text:style-name="Internet_20_link" text:visited-style-name="Visited_20_Internet_20_Link">
 <text:span text:style-name="T4">
Арсена</text:span>
 </text:a>
As reported by Ukrinform, Arsenal in the home match of the 36th round of the APL lost Brighton</text:p>
      <text:p text:style-name="P4">
Photo: Getty Images</text:p>
      <text:p text:style-name="P4">
News Source: <text:a xlink:type="simple" xlink:href="https://www.ukrinform.ua/rubric-sports/3709217-feenord-dostrokovo-stav-cempionom-niderlandiv.html" text:style-name="Internet_20_link" text:visited-style-name="Visited_20_Internet_20_Link">
https://www.ukrinform.ua/rubric-sports/3709217-feenord-dostrokovo-stav-cempionom-niderlandiv.html</text:a>
</text:p>
      <!--NEWS-->
      <text:h text:style-name="P10" text:outline-level="1">
<text:span text:style-name="T4">
The enemy for a day eight times fired at Sumy region border, totaling 109 "arrivals"</text:span>
</text:h>
      <text:p text:style-name="P4">
Authors: Ukrinform (Person)</text:p>
      <text:p text:style-name="P4">
Publisher: Укринформ (Organization)</text:p>
      <text:p text:style-name="P4">
Published Time: 2023-05-14T23:31:00+03:00</text:p>
      <text:p text:style-name="P4">
Modified Time: 2023-05-14T23:31:00+03:00</text:p>
      <text:p text:style-name="P4">
Description: Russian troops on Sunday, May 14, committed eight shelling of border communities of Sumy region. - Ukrinform.</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Війна з росією']</text:p>
      <text:p text:style-name="P4">
Type: Article</text:p>
      <!--METADATA-->
      <text:p text:style-name="P4">
<draw:frame draw:style-name="fr1" draw:name="Image233" text:anchor-type="as-char" svg:width="6.9236in" svg:height="3.956343in" draw:z-index="0">
<draw:image xlink:href="../Images/yкринформ/2023-05-14T23-31-00-03-00/630_360_1479558145-5682.jpg" xlink:type="simple" xlink:show="embed" xlink:actuate="onLoad" draw:mime-type="image/jpeg"/>
</draw:frame>
On Sunday, May 14, Ruskivska committed eight shelling of border communities.</text:p>
      <text:p text:style-name="P4">
According to Ukrinform, the Sumy Regional Military Administration reports in <text:a xlink:type="simple" xlink:href="http://t.me/Sumy_news_ODA/16174" text:style-name="Internet_20_link" text:visited-style-name="Visited_20_Internet_20_Link">
</text:a>
.</text:p>
      <text:p text:style-name="P4">
“During the day, the Russians carried out 8 shelling of border communities. 109 explosions have been recorded. The settlements of Yunakovskaya and Belopilsk communities have been shelling, ”the message reads.</text:p>
      <text:p text:style-name="P4">
In the Belopil community, the enemy from mortars released 32 mines. Also community <text:a xlink:type="simple" xlink:href="https://www.ukrinform.ua/tag-obstril" text:style-name="Internet_20_link" text:visited-style-name="Visited_20_Internet_20_Link">
</text:a>
There are 59 explosions from grenade launchers.</text:p>
      <text:p text:style-name="P4">
<text:span text:style-name="T4">
 Read also: </text:span>
 <text:a xlink:type="simple" xlink:href="https://www.ukrinform.ua/rubric-ato/3708007-vprodovz-dna-rosiani-zdijsnili-17-obstriliv-prikordonnih-gromad-sumsini-ova.html" text:style-name="Internet_20_link" text:visited-style-name="Visited_20_Internet_20_Link">
<text:span text:style-name="T4">
 Sumy region </text:span>
</text:a>
The young community was fired by the Russians from artillery(Ten explosions)and change(eight “arrivals”).</text:p>
      <text:p text:style-name="P4">
«Попередньо – без втрат», - зазначили в ОВА.</text:p>
      <text:p text:style-name="P4">
Як повідомляв Укрінформ, армія рф уночі <text:a xlink:type="simple" xlink:href="http://www.ukrinform.ua/rubric-ato/3708938-zagarbniki-vnoci-obstrilali-dvi-gromadi-na-sumsini.html" text:style-name="Internet_20_link" text:visited-style-name="Visited_20_Internet_20_Link">
 </text:a>
Usuma region, which damaged the transmission line and CNAP.</text:p>
      <text:p text:style-name="P4">
News Source: <text:a xlink:type="simple" xlink:href="https://www.ukrinform.ua/rubric-ato/3709220-vorog-za-den-visim-raziv-obstrilav-prikordonna-sumsini-zagalom-109-prilotiv.html" text:style-name="Internet_20_link" text:visited-style-name="Visited_20_Internet_20_Link">
https://www.ukrinform.ua/rubric-ato/3709220-vorog-za-den-visim-raziv-obstrilav-prikordonna-sumsini-zagalom-109-prilotiv.html</text:a>
</text:p>
      <!--NEWS-->
      <text:h text:style-name="P10" text:outline-level="1">
<text:span text:style-name="T4">
Zelensky meets Macron in the Elisha Palace</text:span>
</text:h>
      <text:p text:style-name="P4">
Authors: Ukrinform (Person)</text:p>
      <text:p text:style-name="P4">
Publisher: Укринформ (Organization)</text:p>
      <text:p text:style-name="P4">
Published Time: 2023-05-14T23:42:00+03:00</text:p>
      <text:p text:style-name="P4">
Modified Time: 2023-05-14T23:42:00+03:00</text:p>
      <text:p text:style-name="P4">
Description: Volodymyr Zelensky meets with French President Emmanuel Macron. - Ukrinform.</text:p>
      <text:p text:style-name="P4">
Images: ["<text:a xlink:type="simple" xlink:href="https://static.ukrinform.com/photos/2023_05/thumb_files/630_360_1684098093-903.jpg" text:style-name="Internet_20_link" text:visited-style-name="Visited_20_Internet_20_Link">
630_360_16840...</text:a>
", "<text:a xlink:type="simple" xlink:href="https://static.ukrinform.com/photos/2023_05/thumb_files/630_360_1684099860-4823.jpeg" text:style-name="Internet_20_link" text:visited-style-name="Visited_20_Internet_20_Link">
630_360_16840...</text:a>
", "<text:a xlink:type="simple" xlink:href="https://static.ukrinform.com/photos/2023_05/thumb_files/630_360_1684099860-3793.jpeg" text:style-name="Internet_20_link" text:visited-style-name="Visited_20_Internet_20_Link">
630_360_16840...</text:a>
", "<text:a xlink:type="simple" xlink:href="https://static.ukrinform.com/photos/2023_05/thumb_files/630_360_1684099860-2329.jpeg" text:style-name="Internet_20_link" text:visited-style-name="Visited_20_Internet_20_Link">
630_360_16840...</text:a>
", "<text:a xlink:type="simple" xlink:href="https://static.ukrinform.com/photos/2023_05/thumb_files/630_360_1684099860-6703.jpeg" text:style-name="Internet_20_link" text:visited-style-name="Visited_20_Internet_20_Link">
630_360_16840...</text:a>
", "<text:a xlink:type="simple" xlink:href="https://static.ukrinform.com/photos/2023_05/thumb_files/630_360_1684099860-9861.jpeg" text:style-name="Internet_20_link" text:visited-style-name="Visited_20_Internet_20_Link">
630_360_16840...</text:a>
", "<text:a xlink:type="simple" xlink:href="https://static.ukrinform.com/photos/2023_05/thumb_files/630_360_1684099860-4362.jpeg" text:style-name="Internet_20_link" text:visited-style-name="Visited_20_Internet_20_Link">
630_360_16840...</text:a>
", "<text:a xlink:type="simple" xlink:href="https://static.ukrinform.com/photos/2023_05/thumb_files/630_360_1684099861-3760.jpeg" text:style-name="Internet_20_link" text:visited-style-name="Visited_20_Internet_20_Link">
630_360_16840...</text:a>
", "<text:a xlink:type="simple" xlink:href="https://static.ukrinform.com/photos/2023_05/thumb_files/630_360_1684099861-1188.jpeg" text:style-name="Internet_20_link" text:visited-style-name="Visited_20_Internet_20_Link">
630_360_16840...</text:a>
"]</text:p>
      <text:p text:style-name="P4">
Tags: ['Франція', 'Макрон', 'Візит', 'Зеленський']</text:p>
      <text:p text:style-name="P4">
Type: Article</text:p>
      <!--METADATA-->
      <text:p text:style-name="P4">
<draw:frame draw:style-name="fr1" draw:name="Image234" text:anchor-type="as-char" svg:width="6.9236in" svg:height="3.956343in" draw:z-index="0">
<draw:image xlink:href="../Images/yкринформ/2023-05-14T23-42-00-03-00/630_360_1684098093-903.jpg" xlink:type="simple" xlink:show="embed" xlink:actuate="onLoad" draw:mime-type="image/jpeg"/>
</draw:frame>
Volodymyrzelensky meets with French President Emmanuel Macron.</text:p>
      <text:p text:style-name="P4">
According to Ukrinform, the video of the arrival of the Ukrainian leader to the Elisha Palaza published in <text:a xlink:type="simple" xlink:href="https://twitter.com/BFMTV/status/1657831170208415747" text:style-name="Internet_20_link" text:visited-style-name="Visited_20_Internet_20_Link">
</text:a>
French TV channel BFM TV.</text:p>
      <text:p text:style-name="P4">
"Emmanuel Macron accepted President of Ukraine Volodymyr Zelensky Palace," the post reads.</text:p>
      <text:p text:style-name="P4">
<text:span text:style-name="T5">
Viso: <text:a xlink:type="simple" xlink:href="https://www.president.gov.ua/" text:style-name="Internet_20_link" text:visited-style-name="Visited_20_Internet_20_Link">
</text:a>
</text:span>
</text:p>
      <text:p text:style-name="P4">
Volodymyr Zelensky said in a telegram: "Ukraine and France together protect the conscience and security of Europe!Every day we bring peace for all Ukrainians of Taiga."</text:p>
      <text:p text:style-name="P4">
<draw:frame draw:style-name="fr1" draw:name="Image235" text:anchor-type="as-char" svg:width="6.9236in" svg:height="3.956343in" draw:z-index="0">
<draw:image xlink:href="../Images/yкринформ/2023-05-14T23-42-00-03-00/630_360_1684099860-4823.jpeg" xlink:type="simple" xlink:show="embed" xlink:actuate="onLoad" draw:mime-type="image/jpeg"/>
</draw:frame>
Zelensky arrived on a visit to France / Photo: Presidential Office <text:a xlink:type="simple" xlink:href="https://static.ukrinform.com/photos/2023_05/1684099860-4823.jpeg" text:style-name="Internet_20_link" text:visited-style-name="Visited_20_Internet_20_Link">
<draw:frame draw:style-name="fr1" draw:name="Image236" text:anchor-type="as-char" svg:width="6.9236in" svg:height="3.956343in" draw:z-index="0">
<draw:image xlink:href="../Images/yкринформ/2023-05-14T23-42-00-03-00/630_360_1684099860-4823.jpeg" xlink:type="simple" xlink:show="embed" xlink:actuate="onLoad" draw:mime-type="image/jpeg"/>
</draw:frame>
</text:a>
 <text:a xlink:type="simple" xlink:href="https://static.ukrinform.com/photos/2023_05/1684099860-3793.jpeg" text:style-name="Internet_20_link" text:visited-style-name="Visited_20_Internet_20_Link">
<draw:frame draw:style-name="fr1" draw:name="Image237" text:anchor-type="as-char" svg:width="6.9236in" svg:height="3.956343in" draw:z-index="0">
<draw:image xlink:href="../Images/yкринформ/2023-05-14T23-42-00-03-00/630_360_1684099860-3793.jpeg" xlink:type="simple" xlink:show="embed" xlink:actuate="onLoad" draw:mime-type="image/jpeg"/>
</draw:frame>
</text:a>
 <text:a xlink:type="simple" xlink:href="https://static.ukrinform.com/photos/2023_05/1684099860-2329.jpeg" text:style-name="Internet_20_link" text:visited-style-name="Visited_20_Internet_20_Link">
<draw:frame draw:style-name="fr1" draw:name="Image238" text:anchor-type="as-char" svg:width="6.9236in" svg:height="3.956343in" draw:z-index="0">
<draw:image xlink:href="../Images/yкринформ/2023-05-14T23-42-00-03-00/630_360_1684099860-2329.jpeg" xlink:type="simple" xlink:show="embed" xlink:actuate="onLoad" draw:mime-type="image/jpeg"/>
</draw:frame>
</text:a>
 <text:a xlink:type="simple" xlink:href="https://static.ukrinform.com/photos/2023_05/1684099860-6703.jpeg" text:style-name="Internet_20_link" text:visited-style-name="Visited_20_Internet_20_Link">
<draw:frame draw:style-name="fr1" draw:name="Image239" text:anchor-type="as-char" svg:width="6.9236in" svg:height="3.956343in" draw:z-index="0">
<draw:image xlink:href="../Images/yкринформ/2023-05-14T23-42-00-03-00/630_360_1684099860-6703.jpeg" xlink:type="simple" xlink:show="embed" xlink:actuate="onLoad" draw:mime-type="image/jpeg"/>
</draw:frame>
</text:a>
 <text:a xlink:type="simple" xlink:href="https://static.ukrinform.com/photos/2023_05/1684099860-9861.jpeg" text:style-name="Internet_20_link" text:visited-style-name="Visited_20_Internet_20_Link">
<draw:frame draw:style-name="fr1" draw:name="Image240" text:anchor-type="as-char" svg:width="6.9236in" svg:height="3.956343in" draw:z-index="0">
<draw:image xlink:href="../Images/yкринформ/2023-05-14T23-42-00-03-00/630_360_1684099860-9861.jpeg" xlink:type="simple" xlink:show="embed" xlink:actuate="onLoad" draw:mime-type="image/jpeg"/>
</draw:frame>
</text:a>
 <text:a xlink:type="simple" xlink:href="https://static.ukrinform.com/photos/2023_05/1684099860-4362.jpeg" text:style-name="Internet_20_link" text:visited-style-name="Visited_20_Internet_20_Link">
<draw:frame draw:style-name="fr1" draw:name="Image241" text:anchor-type="as-char" svg:width="6.9236in" svg:height="3.956343in" draw:z-index="0">
<draw:image xlink:href="../Images/yкринформ/2023-05-14T23-42-00-03-00/630_360_1684099860-4362.jpeg" xlink:type="simple" xlink:show="embed" xlink:actuate="onLoad" draw:mime-type="image/jpeg"/>
</draw:frame>
</text:a>
 <text:a xlink:type="simple" xlink:href="https://static.ukrinform.com/photos/2023_05/1684099861-3760.jpeg" text:style-name="Internet_20_link" text:visited-style-name="Visited_20_Internet_20_Link">
<draw:frame draw:style-name="fr1" draw:name="Image242" text:anchor-type="as-char" svg:width="6.9236in" svg:height="3.956343in" draw:z-index="0">
<draw:image xlink:href="../Images/yкринформ/2023-05-14T23-42-00-03-00/630_360_1684099861-3760.jpeg" xlink:type="simple" xlink:show="embed" xlink:actuate="onLoad" draw:mime-type="image/jpeg"/>
</draw:frame>
</text:a>
 <text:a xlink:type="simple" xlink:href="https://static.ukrinform.com/photos/2023_05/1684099861-1188.jpeg" text:style-name="Internet_20_link" text:visited-style-name="Visited_20_Internet_20_Link">
<draw:frame draw:style-name="fr1" draw:name="Image243" text:anchor-type="as-char" svg:width="6.9236in" svg:height="3.956343in" draw:z-index="0">
<draw:image xlink:href="../Images/yкринформ/2023-05-14T23-42-00-03-00/630_360_1684099861-1188.jpeg" xlink:type="simple" xlink:show="embed" xlink:actuate="onLoad" draw:mime-type="image/jpeg"/>
</draw:frame>
</text:a>
It was reported that President Zelensky arrived from Germany to Paris on Sunday, where a working dinner with Emmanuel Macron should take place.</text:p>
      <text:p text:style-name="P4">
<text:span text:style-name="T4">
 Read also: </text:span>
 <text:a xlink:type="simple" xlink:href="https://www.ukrinform.ua/rubric-polytics/3709205-zelenskij-pro-zustric-z-makronom-obgovorimo-najvazlivisi-punkti-dvostoronnih-vidnosin.html" text:style-name="Internet_20_link" text:visited-style-name="Visited_20_Internet_20_Link">
<text:span text:style-name="T4">
 Zelensky </text:span>
</text:a>
The Palace was informed at the Elysee Palace that during the meeting <text:a xlink:type="simple" xlink:href="https://www.ukrinform.ua/tag-makron" text:style-name="Internet_20_link" text:visited-style-name="Visited_20_Internet_20_Link">
</text:a>
"will confirm the unchanging support of France and Europe in the renewal of the legitimate rights of Ukraine and protecting its fertile interests."<text:span text:style-name="T5">
Foto: op</text:span>
</text:p>
      <text:p text:style-name="P4">
News Source: <text:a xlink:type="simple" xlink:href="https://www.ukrinform.ua/rubric-polytics/3709222-zelenskij-zustrivsa-z-makronom-u-elisejskomu-palaci.html" text:style-name="Internet_20_link" text:visited-style-name="Visited_20_Internet_20_Link">
https://www.ukrinform.ua/rubric-polytics/3709222-zelenskij-zustrivsa-z-makronom-u-elisejskomu-palaci.html</text:a>
</text:p>
      <!--NEWS-->
      <text:h text:style-name="P10" text:outline-level="1">
<text:span text:style-name="T4">
The current President of the Russian Federation isolates his country with his presence in the Kremlin - Volodymyr Zelenskyy</text:span>
</text:h>
      <text:p text:style-name="P4">
Author: ['АРМІЯINFORM']</text:p>
      <text:p text:style-name="P4">
Time: 2023-05-14T33:00:00-04:00</text:p>
      <text:p text:style-name="P4">
Description: Ukrainian President Volodymyr Zelensky, Chinniy Lider Derzhavi-Agresor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aa4f67fb00603a221ac625cbbc0d3b6d_1684009913_extra_large.jpeg" text:style-name="Internet_20_link" text:visited-style-name="Visited_20_Internet_20_Link">
aa4f67fb00603a221ac625cbbc0d3b6d_1684009913_extra_large.jpeg</text:a>
']</text:p>
      <text:p text:style-name="P4">
Tags: ['ВОЛОДИМИР ЗЕЛЕНСЬКИЙ', 'ІТАЛІЯ']</text:p>
      <text:p text:style-name="P4">
Category: News</text:p>
      <!--METADATA-->
      <text:p text:style-name="P4">
<draw:frame draw:style-name="fr1" draw:name="Image244" text:anchor-type="as-char" svg:width="6.9236in" svg:height="4.617948in" draw:z-index="0">
<draw:image xlink:href="../Images/AРМІЯINFORM/2023-05-14T33-00-00-04-00/aa4f67fb00603a221ac625cbbc0d3b6d_1684009913_extra_large.jpeg" xlink:type="simple" xlink:show="embed" xlink:actuate="onLoad" draw:mime-type="image/jpeg"/>
</draw:frame>
President of Ukraine Volodymyr Zelensky is convinced that the current leader of the aggressor state Vladimir Putin with his residence as the president with his policy is increasingly isolating the Russian Federation of the Required World. The head of the Ukrainian state said this in interviewing the representatives of the Italian media during an official visit to Italy.</text:p>
      <text:p text:style-name="P4">
“It is right now from the Russia that had ties with the civilized world. It is isolated today. With his presence in the Kremlin, he isolates people, his economy, his history, his language. Everything that was accumulated in them is Winter. And it erased our relationship, because he came to us with his aggression, unprovoked war, ”Volodymyr Zelenskyy said.</text:p>
      <text:p text:style-name="P4">
The President of Ukraine expressed his belief that the Russian leader is indifferent to people - not only Ukrainians, but also citizens of his country - that is why Russian troops who have come to Ukrainian land have been demanding since the beginning of this Zaporbnitsa.</text:p>
      <text:p text:style-name="P4">
“He does not have a strong army. He has millions of people he throws up. And he had a lot of Soviet technology, ”the Head of State said.</text:p>
      <text:p text:style-name="P4">
Volodymyr Zelensky noted that the Kremlin head has less justification for his actions in Ukraine. The current President of Russia is less believed to be a society, business and even environment.</text:p>
      <text:p text:style-name="P4">
“He promised them a quick victory, and there was no victory. Everything is comprehensive, no one communicates with these people, serious business comes from the Russian Federation, businesses in Europe and the world where there is a partnership of Russia, do not want to have joint contracts. All this affects a large number of people, and they do not want it, because they have difficulty every day ... This is isolation, ” - said state.</text:p>
      <text:p text:style-name="P4">
At the same time, according to Vladimir Zelensky, Russian society is contagious as it was under the Soviet Union, and it is not ready to live visuals again, so it will press on the President of the Russian Federation.</text:p>
      <text:p text:style-name="P4">
“Every day the mood there, within the state, is deteriorating. They will press it, ”the President of Ukraine said.</text:p>
      <text:p text:style-name="P4">
The Head of State stressed that Ukraine is approaching victory, while pushing the enemy from its territory. In particular, he noted that our country is extremely thoroughly preparing for a counter -offensive.</text:p>
      <text:p text:style-name="P4">
“We are preparing very seriously. And very serious steps will be a must. I know that we are all motivated - not only those who know all this idea, but our people, ”Volodymyr Zelenskyy added.The President emphasized that the Ukrainian people believed in victory, and the first important quotes will be soon.</text:p>
      <text:p text:style-name="P4">
<text:span text:style-name="T4">
 Source: </text:span>
 <text:a xlink:type="simple" xlink:href="https://armyinform.com.ua/reformator/president.gov.ua/news/chinnij-prezident-rf-izolyuye-svoyu-krayinu-svoyeyu-prisutni-82861" text:style-name="Internet_20_link" text:visited-style-name="Visited_20_Internet_20_Link">
Presidential Office</text:a>
</text:p>
      <text:p text:style-name="P4">
News Source: <text:a xlink:type="simple" xlink:href="https://armyinform.com.ua/2023/05/14/chynnyj-prezydent-rf-izolyuye-svoyu-krayinu-svoyeyu-prysutnistyu-v-kremli-volodymyr-zelenskyj/" text:style-name="Internet_20_link" text:visited-style-name="Visited_20_Internet_20_Link">
https://armyinform.com.ua/2023/05/14/chynnyj-prezydent-rf-izolyuye-svoyu-krayinu-svoyeyu-prysutnistyu-v-kremli-volodymyr-zelenskyj/</text:a>
</text:p>
      <!--NEWS-->
      <text:h text:style-name="P10" text:outline-level="1">
<text:span text:style-name="T4">
A creative meeting with the Ukrainian poet and defender Valeria Subotina took place at the Kiev Cinema House</text:span>
</text:h>
      <text:p text:style-name="P4">
Author: ['Оксана Іванець']</text:p>
      <text:p text:style-name="P4">
Time: 2023-05-14T34:00:00-04:00</text:p>
      <text:p text:style-name="P4">
Description: 10 Kvіtnaya Zakhisnitsya Azovstal Mariupol Valeria Subotin (Karpilenko) at the pseudo "Nava" ... War with Ukraine 2022, war with Ukraine Latest news today, News War with Ukraine 2022 Last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photo_5404773273645993931_y.jpg" text:style-name="Internet_20_link" text:visited-style-name="Visited_20_Internet_20_Link">
photo_5404773273645993931_y.jpg</text:a>
', '<text:a xlink:type="simple" xlink:href="https://armyinform.com.ua/wp-content/uploads/2023/05/photo_5404773273645993933_y-150x150.jpg" text:style-name="Internet_20_link" text:visited-style-name="Visited_20_Internet_20_Link">
photo_5404773273645993933_y-150x150.jpg</text:a>
', '<text:a xlink:type="simple" xlink:href="https://armyinform.com.ua/wp-content/uploads/2023/05/photo_5404773273645993934_y-150x150.jpg" text:style-name="Internet_20_link" text:visited-style-name="Visited_20_Internet_20_Link">
photo_5404773273645993934_y-150x150.jpg</text:a>
', '<text:a xlink:type="simple" xlink:href="https://armyinform.com.ua/wp-content/uploads/2023/05/photo_5404773273645993935_y-150x150.jpg" text:style-name="Internet_20_link" text:visited-style-name="Visited_20_Internet_20_Link">
photo_5404773273645993935_y-150x150.jpg</text:a>
', '<text:a xlink:type="simple" xlink:href="https://armyinform.com.ua/wp-content/uploads/2023/05/photo_5404773273645993936_y-150x150.jpg" text:style-name="Internet_20_link" text:visited-style-name="Visited_20_Internet_20_Link">
photo_5404773273645993936_y-150x150.jpg</text:a>
', '<text:a xlink:type="simple" xlink:href="https://armyinform.com.ua/wp-content/uploads/2023/05/photo_5404773273645993937_y-150x150.jpg" text:style-name="Internet_20_link" text:visited-style-name="Visited_20_Internet_20_Link">
photo_5404773273645993937_y-150x150.jpg</text:a>
', '<text:a xlink:type="simple" xlink:href="https://armyinform.com.ua/wp-content/uploads/2023/05/photo_5404773273645993938_y-150x150.jpg" text:style-name="Internet_20_link" text:visited-style-name="Visited_20_Internet_20_Link">
photo_5404773273645993938_y-150x150.jpg</text:a>
', '<text:a xlink:type="simple" xlink:href="https://armyinform.com.ua/wp-content/uploads/2023/05/photo_5404773273645993939_y-150x150.jpg" text:style-name="Internet_20_link" text:visited-style-name="Visited_20_Internet_20_Link">
photo_5404773273645993939_y-150x150.jpg</text:a>
', '<text:a xlink:type="simple" xlink:href="https://armyinform.com.ua/wp-content/uploads/2023/05/photo_5404773273645993940_y-150x150.jpg" text:style-name="Internet_20_link" text:visited-style-name="Visited_20_Internet_20_Link">
photo_5404773273645993940_y-150x150.jpg</text:a>
', '<text:a xlink:type="simple" xlink:href="https://armyinform.com.ua/wp-content/uploads/2023/05/photo_5404773273645993933_y-1-150x150.jpg" text:style-name="Internet_20_link" text:visited-style-name="Visited_20_Internet_20_Link">
photo_5404773273645993933_y-1-150x150.jpg</text:a>
']</text:p>
      <text:p text:style-name="P4">
Tags: ['ЗУСТРІЧ']</text:p>
      <text:p text:style-name="P4">
Category: News</text:p>
      <!--METADATA-->
      <text:p text:style-name="P4">
<draw:frame draw:style-name="fr1" draw:name="Image245" text:anchor-type="as-char" svg:width="6.9236in" svg:height="3.900295in" draw:z-index="0">
<draw:image xlink:href="../Images/AРМІЯINFORM/2023-05-14T34-00-00-04-00/photo_5404773273645993931_y.jpg" xlink:type="simple" xlink:show="embed" xlink:actuate="onLoad" draw:mime-type="image/jpeg"/>
</draw:frame>
On April 10, the defender of Azovstal and Mariupol Valery Subotin(Carpilenko)Nava's naval nave returned home from Russian captivity during the exchange of voids. According to Russian bars, a woman-serviceman of the Azov regiment spent 327 days.</text:p>
      <text:p text:style-name="P4">
Today, the poetess first came to the public to communicate with readers. Its creative evening was dedicated to the return of Valeria from captivity, as well as the collection of "flowers and weapons", the circulation of which burned in a temporarily occupied Mariupolita was reprimanded by the girl's mother -in -law - Lyudmila Subotina.</text:p>
      <text:p text:style-name="P4">
The event was attended by friends, acquaintances, sisters and brothers of the poet. From the scene, they shared life stories that combine them with the Nava, and also gave her poems from the collection. There were also those who dedicated Valeria and its man, the officer of the State Border Guard Service of Ukraine Andriy Subotin, who died the battles for the capital of the Azov, his own works - the love of this couple was inspiration for many artists.</text:p>
      <text:p text:style-name="P4">
<text:a xlink:type="simple" xlink:href="https://armyinform.com.ua/wp-content/uploads/2023/05/photo_5404773273645993933_y.jpg" text:style-name="Internet_20_link" text:visited-style-name="Visited_20_Internet_20_Link">
!(Images/AРМІЯINFORM/2023-05-14T34-00-00-04-00/photo_5404773273645993933_y-150x150.jpg)</text:a>
</text:p>
      <text:p text:style-name="P4">
<text:a xlink:type="simple" xlink:href="https://armyinform.com.ua/wp-content/uploads/2023/05/photo_5404773273645993934_y.jpg" text:style-name="Internet_20_link" text:visited-style-name="Visited_20_Internet_20_Link">
<draw:frame draw:style-name="fr1" draw:name="Image246" text:anchor-type="as-char" svg:width="6.9236in" svg:height="6.9236in" draw:z-index="0">
<draw:image xlink:href="../Images/AРМІЯINFORM/2023-05-14T34-00-00-04-00/photo_5404773273645993934_y-150x150.jpg" xlink:type="simple" xlink:show="embed" xlink:actuate="onLoad" draw:mime-type="image/jpeg"/>
</draw:frame>
</text:a>
</text:p>
      <text:p text:style-name="P4">
<text:a xlink:type="simple" xlink:href="https://armyinform.com.ua/wp-content/uploads/2023/05/photo_5404773273645993935_y.jpg" text:style-name="Internet_20_link" text:visited-style-name="Visited_20_Internet_20_Link">
<draw:frame draw:style-name="fr1" draw:name="Image247" text:anchor-type="as-char" svg:width="6.9236in" svg:height="6.9236in" draw:z-index="0">
<draw:image xlink:href="../Images/AРМІЯINFORM/2023-05-14T34-00-00-04-00/photo_5404773273645993935_y-150x150.jpg" xlink:type="simple" xlink:show="embed" xlink:actuate="onLoad" draw:mime-type="image/jpeg"/>
</draw:frame>
</text:a>
</text:p>
      <text:p text:style-name="P4">
<text:a xlink:type="simple" xlink:href="https://armyinform.com.ua/wp-content/uploads/2023/05/photo_5404773273645993936_y.jpg" text:style-name="Internet_20_link" text:visited-style-name="Visited_20_Internet_20_Link">
<draw:frame draw:style-name="fr1" draw:name="Image248" text:anchor-type="as-char" svg:width="6.9236in" svg:height="6.9236in" draw:z-index="0">
<draw:image xlink:href="../Images/AРМІЯINFORM/2023-05-14T34-00-00-04-00/photo_5404773273645993936_y-150x150.jpg" xlink:type="simple" xlink:show="embed" xlink:actuate="onLoad" draw:mime-type="image/jpeg"/>
</draw:frame>
</text:a>
</text:p>
      <text:p text:style-name="P4">
<text:a xlink:type="simple" xlink:href="https://armyinform.com.ua/wp-content/uploads/2023/05/photo_5404773273645993937_y.jpg" text:style-name="Internet_20_link" text:visited-style-name="Visited_20_Internet_20_Link">
<draw:frame draw:style-name="fr1" draw:name="Image249" text:anchor-type="as-char" svg:width="6.9236in" svg:height="6.9236in" draw:z-index="0">
<draw:image xlink:href="../Images/AРМІЯINFORM/2023-05-14T34-00-00-04-00/photo_5404773273645993937_y-150x150.jpg" xlink:type="simple" xlink:show="embed" xlink:actuate="onLoad" draw:mime-type="image/jpeg"/>
</draw:frame>
</text:a>
</text:p>
      <text:p text:style-name="P4">
<text:a xlink:type="simple" xlink:href="https://armyinform.com.ua/wp-content/uploads/2023/05/photo_5404773273645993938_y.jpg" text:style-name="Internet_20_link" text:visited-style-name="Visited_20_Internet_20_Link">
<draw:frame draw:style-name="fr1" draw:name="Image250" text:anchor-type="as-char" svg:width="6.9236in" svg:height="6.9236in" draw:z-index="0">
<draw:image xlink:href="../Images/AРМІЯINFORM/2023-05-14T34-00-00-04-00/photo_5404773273645993938_y-150x150.jpg" xlink:type="simple" xlink:show="embed" xlink:actuate="onLoad" draw:mime-type="image/jpeg"/>
</draw:frame>
</text:a>
</text:p>
      <text:p text:style-name="P4">
<text:a xlink:type="simple" xlink:href="https://armyinform.com.ua/wp-content/uploads/2023/05/photo_5404773273645993939_y.jpg" text:style-name="Internet_20_link" text:visited-style-name="Visited_20_Internet_20_Link">
<draw:frame draw:style-name="fr1" draw:name="Image251" text:anchor-type="as-char" svg:width="6.9236in" svg:height="6.9236in" draw:z-index="0">
<draw:image xlink:href="../Images/AРМІЯINFORM/2023-05-14T34-00-00-04-00/photo_5404773273645993939_y-150x150.jpg" xlink:type="simple" xlink:show="embed" xlink:actuate="onLoad" draw:mime-type="image/jpeg"/>
</draw:frame>
</text:a>
</text:p>
      <text:p text:style-name="P4">
<text:a xlink:type="simple" xlink:href="https://armyinform.com.ua/wp-content/uploads/2023/05/photo_5404773273645993940_y.jpg" text:style-name="Internet_20_link" text:visited-style-name="Visited_20_Internet_20_Link">
<draw:frame draw:style-name="fr1" draw:name="Image252" text:anchor-type="as-char" svg:width="6.9236in" svg:height="6.9236in" draw:z-index="0">
<draw:image xlink:href="../Images/AРМІЯINFORM/2023-05-14T34-00-00-04-00/photo_5404773273645993940_y-150x150.jpg" xlink:type="simple" xlink:show="embed" xlink:actuate="onLoad" draw:mime-type="image/jpeg"/>
</draw:frame>
</text:a>
</text:p>
      <text:p text:style-name="P4">
Also in the event, the song on the poem of the Naul was performed by an actor-military serviceman Dmitrylinartovich, compositions for the works of Grigory Skovoroda and Vasyl Stus-Lyrnyk Ibandurist Taras Kompanichenko, and the songs "Kiss me for Farewell", "Back of Burmia" and "Victory".</text:p>
      <text:p text:style-name="P4">
Valeria herself read three poetry. One - about Mariupol, the other, which was laid on the eve of the evening, the girl dedicated to the brothers who are currently in Russian captivity. The third poem was dedicated to the memory of her man, with whom Valery got married on May 5. In two days, May 7, 2022, Captain Andrei Subotin did not return from a combat mission. His body is still not turned for a worthy burial…</text:p>
      <text:p text:style-name="P4">
At the end of the evening, Valery Subotin stressed that Ukrainian society would remember those who are still in the Russian captivity and make it possible to pull them out of there.</text:p>
      <text:p text:style-name="P4">
-In captivity you are cut off from any information. So it is impossible to know exactly whether you are fighting for you or waiting for you. But all who are long, they are aware: how much you would not be there, Ukraine could not bother you, like friends and relatives. But how important it is to get out of there and make sure it is!Said the poet.</text:p>
      <text:p text:style-name="P4">
News Source: <text:a xlink:type="simple" xlink:href="https://armyinform.com.ua/2023/05/14/v-kyyivskomu-budynku-kino-vidbulasya-tvorcha-zustrich-z-ukrayinskoyu-poetesoyu-ta-zahysnyczeyu-valeriyeyu-subotinoyu/" text:style-name="Internet_20_link" text:visited-style-name="Visited_20_Internet_20_Link">
https://armyinform.com.ua/2023/05/14/v-kyyivskomu-budynku-kino-vidbulasya-tvorcha-zustrich-z-ukrayinskoyu-poetesoyu-ta-zahysnyczeyu-valeriyeyu-subotinoyu/</text:a>
</text:p>
      <!--NEWS-->
      <text:h text:style-name="P10" text:outline-level="1">
<text:span text:style-name="T4">
The SBU has announced suspicion of the former occupation "commandant" of Balakliya, who tortured the residents of the city</text:span>
</text:h>
      <text:p text:style-name="P4">
Author: ['АРМІЯINFORM']</text:p>
      <text:p text:style-name="P4">
Time: 2023-05-14T35:00:00-04:00</text:p>
      <text:p text:style-name="P4">
Description: The Service of the Bezpeques systematically vicriva of the Rosiyki pay, the yaki was published by the wake of the Meni ...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2/i75_articleimage_203629.webp" text:style-name="Internet_20_link" text:visited-style-name="Visited_20_Internet_20_Link">
i75_articleimage_203629.webp</text:a>
']</text:p>
      <text:p text:style-name="P4">
Tags: ['ПІДОЗРА', 'СБУ']</text:p>
      <text:p text:style-name="P4">
Category: News</text:p>
      <!--METADATA-->
      <text:p text:style-name="P4">
<draw:frame draw:style-name="fr1" draw:name="Image253" text:anchor-type="as-char" svg:width="6.9236in" svg:height="3.952222in" draw:z-index="0">
<draw:image xlink:href="../ConvertedIMGs/AРМІЯINFORM/2023-05-14T35-00-00-04-00/i75_articleimage_203629.png" xlink:type="simple" xlink:show="embed" xlink:actuate="onLoad" draw:mime-type="image/png"/>
</draw:frame>
Illustrative photo</text:p>
      <text:p text:style-name="P4">
The Security Service systematically exposes the Russian invaders who have committed the military in temporarily captured areas of Ukraine.</text:p>
      <text:p text:style-name="P4">
As a result of investigative actions, the identity of another invaders involved in the involvement of domestic repression against civilians during the occupation of part of Kharkiv region was established.</text:p>
      <text:p text:style-name="P4">
The person involved in the military commandant of the Kaliningrad garrison of the Armed Forces of the Russian Federation with the present "granite", which at the beginning of a full -scale invasion included the accession of occupation groups on the Eastern Front.</text:p>
      <text:p text:style-name="P4">
Last March, he came to Balakliya enthusiastically, and dedicated the coordination of joint actions of Russian military and L/DNR fighters in spreading the Kremlin regime in the city.</text:p>
      <text:p text:style-name="P4">
He was later appointed "commandant". In this "position" occupied illegal detentions of locals.</text:p>
      <text:p text:style-name="P4">
According to the order of Granite, Ukrainians were taken to Kativni, created by the aggressor, and was made in the captured building of the police department.</text:p>
      <text:p text:style-name="P4">
There, people were tortured, as well as for a long time, they were kept without food. Some of the victims are still considered missing.</text:p>
      <text:p text:style-name="P4">
It is documented that Granite personally questioned illegally prisoners, using psychological and physical violence, threatened murder, as well as forced deportation of their relatives to the Russian Federation.</text:p>
      <text:p text:style-name="P4">
During the liberation of the city, the occupation "commandant" fled to the Russian Federation, where justice is hidden.</text:p>
      <text:p text:style-name="P4">
On the basis of the evidence collected, the investigators of the Security Service informed him of the suspicion of Part 2 of Art. 28 and Part 1 of Art. 438 of the Criminal Code of Ukraine(violation of the laws and customs of war committed by prior conspiracy by a group of persons).</text:p>
      <text:p text:style-name="P4">
Тривають комплексні заходи для притягнення зловмисника до відповідальності.</text:p>
      <text:p text:style-name="P4">
Розслідування проводили співробітники СБУ в Харківській області запроцесуального керівництва обласної прокуратури.</text:p>
      <text:p text:style-name="P4">
<text:span text:style-name="T4">
Джерело:</text:span>
 <text:a xlink:type="simple" xlink:href="https://ssu.gov.ua/novyny/sbu-oholosyla-pro-pidozru-kolyshnomu-okupatsiinomu-komendantu-balaklii-yakyi-katuvav-meshkantsiv-mista" text:style-name="Internet_20_link" text:visited-style-name="Visited_20_Internet_20_Link">
Служба безпеки України</text:a>
</text:p>
      <text:p text:style-name="P4">
News Source: <text:a xlink:type="simple" xlink:href="https://armyinform.com.ua/2023/05/14/sbu-ogolosyla-pro-pidozru-kolyshnomu-okupaczijnomu-komendantu-balakliyi-yakyj-katuvav-meshkancziv-mista/" text:style-name="Internet_20_link" text:visited-style-name="Visited_20_Internet_20_Link">
https://armyinform.com.ua/2023/05/14/sbu-ogolosyla-pro-pidozru-kolyshnomu-okupaczijnomu-komendantu-balakliyi-yakyj-katuvav-meshkancziv-mista/</text:a>
</text:p>
      <!--NEWS-->
      <text:h text:style-name="P10" text:outline-level="1">
<text:span text:style-name="T4">
105 UAVs will receive Ukrainian scouts from the German government</text:span>
</text:h>
      <text:p text:style-name="P4">
Author: ['АРМІЯINFORM']</text:p>
      <text:p text:style-name="P4">
Time: 2023-05-14T36:00:00-04:00</text:p>
      <text:p text:style-name="P4">
Description: Ukrainian outlets Otkhadov 105 Bezpilotnitvyv Vector at the Mazh Contract of the Minіty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20230131-01.jpg" text:style-name="Internet_20_link" text:visited-style-name="Visited_20_Internet_20_Link">
20230131-01.jpg</text:a>
']</text:p>
      <text:p text:style-name="P4">
Tags: ['STOPRUSSIA', 'АГРЕСІЯ РФ', 'ВТОРГНЕННЯ РФ', 'ГОЛОВНЕ УПРАВЛІННЯ РОЗВІДКИ МО УКРАЇНИ', 'ГУР МО УКРАЇНИ']</text:p>
      <text:p text:style-name="P4">
Category: News</text:p>
      <!--METADATA-->
      <text:p text:style-name="P4">
<draw:frame draw:style-name="fr1" draw:name="Image254" text:anchor-type="as-char" svg:width="6.9236in" svg:height="3.892602in" draw:z-index="0">
<draw:image xlink:href="../Images/AРМІЯINFORM/2023-05-14T36-00-00-04-00/20230131-01.jpg" xlink:type="simple" xlink:show="embed" xlink:actuate="onLoad" draw:mime-type="image/jpeg"/>
</draw:frame>
Ukrainian intelligence will receive 105 VECTOR drones within the framework of the Defense Service of Ukraine with the German UAV-Systems GmbH UAV.</text:p>
      <text:p text:style-name="P4">
About it <text:a xlink:type="simple" xlink:href="https://gur.gov.ua/content/105-bpla-zi-shtuchnym-intelektom-dlia-voiennoi-rozvidky-ukrainy.html" text:style-name="Internet_20_link" text:visited-style-name="Visited_20_Internet_20_Link">
reports</text:a>
Main Directorate of Intelligence of Defense of Ukraine.</text:p>
      <text:p text:style-name="P4">
“This is the second party of Vector drones for the Ukrainian army, financed by the Republic of Federal Republic of Germany. In August 2022, Ukraine ordered 33 German UAVs of the same model, and they testified to their high efficiency on the battlefield. To get started with a VECTOR drone for a long time: "Bird" in the assembled form has a wingspan of 2.8 meters tag.</text:p>
      <text:p text:style-name="P4">
VAVA VECTOR is equipped with electro -optical and infrared sensors, which allows to detect enemy goals, and the solid construction of the drone offset the weather factors. Speed - up to 72 km/h. The duration of one flight is 1220 minutes. Thanks to protected VECTOR data transmission channels during combat missions, it is capable of broadcasting videos to land stations in real time. The non -enlarged artificial intelligence for analyzed expanded capabilities: built -in algorithms allow you to automatically identify the objects of the same time to transmit critically important intelligence. message.</text:p>
      <text:p text:style-name="P4">
The warriors of the Main Directorate of Intelligence of the Ministry of Defense of Ukraine express the flexibility of the German people for the next important contribution, which strengthens the chipnological advantage of the Ukrainian army and brings the victory of Ukraine to the pre -aggressive Russian tyranny.</text:p>
      <text:p text:style-name="P4">
News Source: <text:a xlink:type="simple" xlink:href="https://armyinform.com.ua/2023/05/14/105-bpla-otrymayut-ukrayinski-rozvidnyky-vid-nimeczkogo-uryadu/" text:style-name="Internet_20_link" text:visited-style-name="Visited_20_Internet_20_Link">
https://armyinform.com.ua/2023/05/14/105-bpla-otrymayut-ukrayinski-rozvidnyky-vid-nimeczkogo-uryadu/</text:a>
</text:p>
      <!--NEWS-->
      <text:h text:style-name="P10" text:outline-level="1">
<text:span text:style-name="T4">
The victory of Ukraine is not only the liberation of all the occupied territories, but also fair sentences to all killers - President of Ukraine</text:span>
</text:h>
      <text:p text:style-name="P4">
Author: ['АРМІЯINFORM']</text:p>
      <text:p text:style-name="P4">
Time: 2023-05-14T37:00:00-04:00</text:p>
      <text:p text:style-name="P4">
Description: Peremoga for Ukrainian - not the lies of Zvilnnnya of the Rosiyki pay -in -law of their own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df14b6f60f69bd113570e3de4b455a49_1684009913_extra_large.jpeg" text:style-name="Internet_20_link" text:visited-style-name="Visited_20_Internet_20_Link">
df14b6f60f69bd113570e3de4b455a49_1684009913_extra_large.jpeg</text:a>
']</text:p>
      <text:p text:style-name="P4">
Tags: ['ВОЛОДИМИР ЗЕЛЕНСЬКИЙ', 'ІТАЛІЯ']</text:p>
      <text:p text:style-name="P4">
Category: News</text:p>
      <!--METADATA-->
      <text:p text:style-name="P4">
<draw:frame draw:style-name="fr1" draw:name="Image255" text:anchor-type="as-char" svg:width="6.9236in" svg:height="4.617948in" draw:z-index="0">
<draw:image xlink:href="../Images/AРМІЯINFORM/2023-05-14T37-00-00-04-00/df14b6f60f69bd113570e3de4b455a49_1684009913_extra_large.jpeg" xlink:type="simple" xlink:show="embed" xlink:actuate="onLoad" draw:mime-type="image/jpeg"/>
</draw:frame>
Victory for Ukraine is not only the liberation from the Russian invaders of all territories, but also to bring a crime of aggression against our country to just responsibility of all guilty. This was stated by President Vladimirzelensky in an interview with the representatives of the Italian media during the official business card of Italy.</text:p>
      <text:p text:style-name="P4">
Answering the question, the head of the Ukrainian state noted that one of the only pacification of the Ukrainian territories will be not enough for those citizens, which have lost their children.</text:p>
      <text:p text:style-name="P4">
"I know the people who said, addressing me," I awarded their children in a way ... They said: "We are very much asking you: not only our native land. Improve. Those who gave orders should answer. We want the court. It was designed by the court - we want real justice. We demand it, we will not sleep. " These are the old people who hid their young children who went over and died for the sake of the state, ”he said.</text:p>
      <text:p text:style-name="P4">
Therefore, according to Vladimir Zelensky, both for these people and for him as a president of Ukraine, victory is not only a return of territories.</text:p>
      <text:p text:style-name="P4">
“We are a civilized state and we want peace, but just peace. Is the right, honest sentences to the killers, ”the President emphasized.</text:p>
      <text:p text:style-name="P4">
He also noted that aggression from the Russian Federation may be different - not only in appearance, but also blackmail, including energy. The Head of State expresses that in the case of losing Ukraine in the war, Russian aggression will continue to be resolved to NATO and the European Union, and then the public states will have to send their children and parents to the war.</text:p>
      <text:p text:style-name="P4">
“I am ready for a pragmatic conversation. I think your society should be ready to know: it is better to help Ukraine, ”said Volodymyr Zelenskyy.</text:p>
      <text:p text:style-name="P4">
<text:span text:style-name="T4">
 Source: </text:span>
 <text:a xlink:type="simple" xlink:href="https://www.president.gov.ua/news/peremoga-ukrayini-ce-ne-lishe-zvilnennya-vsih-okupovanih-ter-82865" text:style-name="Internet_20_link" text:visited-style-name="Visited_20_Internet_20_Link">
Presidential Office</text:a>
</text:p>
      <text:p text:style-name="P4">
News Source: <text:a xlink:type="simple" xlink:href="https://armyinform.com.ua/2023/05/14/peremoga-ukrayiny-cze-ne-lyshe-zvilnennya-vsih-okupovanyh-terytorij-a-j-spravedlyvi-vyroky-vsim-ubyvczyam-prezydent-ukrayiny/" text:style-name="Internet_20_link" text:visited-style-name="Visited_20_Internet_20_Link">
https://armyinform.com.ua/2023/05/14/peremoga-ukrayiny-cze-ne-lyshe-zvilnennya-vsih-okupovanyh-terytorij-a-j-spravedlyvi-vyroky-vsim-ubyvczyam-prezydent-ukrayiny/</text:a>
</text:p>
      <!--NEWS-->
      <text:h text:style-name="P10" text:outline-level="1">
<text:span text:style-name="T4">
Does the change of place of registration through "action" on monetary aid IDP</text:span>
</text:h>
      <text:p text:style-name="P4">
Author: ['Іветта Василенко']</text:p>
      <text:p text:style-name="P4">
Time: 2023-05-14T38:00:00-04:00</text:p>
      <text:p text:style-name="P4">
Description: Intranshno of the shift of the individual, the trash to the serpent of the sisters through the portal "DIA", th Nadali ... War with Ukraine 2022, war with Ukraine latest news today, news war with Ukraine 2022 The last to today, will there be a war between Ukraine and Russia and when,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1/11/5ncmojeg50czm07tphknalblebeajfzo-968x500-1-1.jpg" text:style-name="Internet_20_link" text:visited-style-name="Visited_20_Internet_20_Link">
5ncmojeg50czm07tphknalblebeajfzo-968x500-1-1.jpg</text:a>
']</text:p>
      <text:p text:style-name="P4">
Tags: ['ВПО', 'ГРОШОВА ДОПОМОГА']</text:p>
      <text:p text:style-name="P4">
Category: News</text:p>
      <!--METADATA-->
      <text:p text:style-name="P4">
<draw:frame draw:style-name="fr1" draw:name="Image256" text:anchor-type="as-char" svg:width="6.9236in" svg:height="3.57624in" draw:z-index="0">
<draw:image xlink:href="../Images/AРМІЯINFORM/2023-05-14T38-00-00-04-00/5ncmojeg50czm07tphknalblebeajfzo-968x500-1-1.jpg" xlink:type="simple" xlink:show="embed" xlink:actuate="onLoad" draw:mime-type="image/jpeg"/>
</draw:frame>
Illustrative photo</text:p>
      <text:p text:style-name="P4">
Internally displaced persons, despite changing the place of registration through the Action Portal, will continue to receive monthly cash assistance. Importantly, displaced people should contact the social security authorities. Such <text:a xlink:type="simple" xlink:href="https://www.facebook.com/MLSP.gov.ua/posts/pfbid0cL9biaAzcQivSg1dpz8ZBhqE8JRxcXT1D796kqTBT2hJwq1KnhZjx3PQEvJ31kt3l" text:style-name="Internet_20_link" text:visited-style-name="Visited_20_Internet_20_Link">
clarification</text:a>
provided in the Ministry of Social Policy.</text:p>
      <text:p text:style-name="P4">
What is it about? If a citizen of Ukraine receives a monetary assistance for internally displaced persons from the state and has applied for a change of physical residence through the application "Action", his payment is stored and no additional verification processes are stored.</text:p>
      <text:p text:style-name="P4">
Such assistance will continue without additional contact with the social protection authorities. If the citizen has additional requests for payments, then, of course, you should contact the social security agencies at the address of a new place of residence.</text:p>
      <text:p text:style-name="P4">
It should be reminded that as of the end of January 2023, about 5 millions of internally displaced persons are registered.</text:p>
      <text:p text:style-name="P4">
The right to receive cash assistance are the following categories of citizens:</text:p>
      <ul>
        <li>
          <text:p text:style-name="P4">
persons who have left the settlements included in the list of territories on which they are(It was kept)hostilities or temporarily occupied by the Russian Federation;</text:p>
        </li>
        <li>
          <text:p text:style-name="P4">
persons who have unusable or destroyed housing and submitted by May 20, 2022 an application for compensation for the corresponding losses, in particular through the portal "Action";</text:p>
        </li>
        <li>
          <text:p text:style-name="P4">
persons who have documentary confirmation from the local authorities of the fact of damage or destruction of real estate through combat books, terrorist acts, sabotage caused by aggression of the Russian Federation;</text:p>
        </li>
        <li>
          <text:p text:style-name="P4">
persons who received monthly targeted IDPs to cover the cost of residence as of February 24, 2022;</text:p>
        </li>
        <li>
          <text:p text:style-name="P4">
Persons who have re -moved from temporarily occupied territories of terminatoriums, on which hostilities are conducted after February 24, 2022.</text:p>
        </li>
      </ul>
      <text:p text:style-name="P4">
You can obtain a IDP certificate and apply for the payment of financial assistance by means of an action "Action". Also, internally displaced persons can turn to the social protection authorities, in the CNAP or the well -owned person of the executive body of the village, settlement, city council.</text:p>
      <text:p text:style-name="P4">
Payments of monthly financial assistance for displaced persons from the state are: 3 thousand hryvnias for children and persons with disabilities and 2 thousand hryvnias for all other persons.</text:p>
      <text:p text:style-name="P4">
_ Photo illustrative_</text:p>
      <text:p text:style-name="P4">
News Source: <text:a xlink:type="simple" xlink:href="https://armyinform.com.ua/2023/05/14/chy-vplyvaye-zmina-misczya-reyestracziyi-cherez-diyu-na-groshovu-dopomogu-vpo/" text:style-name="Internet_20_link" text:visited-style-name="Visited_20_Internet_20_Link">
https://armyinform.com.ua/2023/05/14/chy-vplyvaye-zmina-misczya-reyestracziyi-cherez-diyu-na-groshovu-dopomogu-vpo/</text:a>
</text:p>
      <!--NEWS-->
      <text:h text:style-name="P10" text:outline-level="1">
<text:span text:style-name="T4">
On the international military pilgrimage for the first time prayed in Ukrainian - Anna Malyar</text:span>
</text:h>
      <text:p text:style-name="P4">
Author: ['АРМІЯINFORM']</text:p>
      <text:p text:style-name="P4">
Time: 2023-05-14T39:00:00-04:00</text:p>
      <text:p text:style-name="P4">
Description: Upersher Vіsysovі Kaplani Zbroin, father Father Rostislav the Tyslas, that father Vasil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photo_5404413510005410340.jpg" text:style-name="Internet_20_link" text:visited-style-name="Visited_20_Internet_20_Link">
photo_5404413510005410340.jpg</text:a>
']</text:p>
      <text:p text:style-name="P4">
Tags: ['ВІЙСЬКОВІ КАПЕЛАНИ', 'ГАННА МАЛЯР']</text:p>
      <text:p text:style-name="P4">
Category: News</text:p>
      <!--METADATA-->
      <text:p text:style-name="P4">
<draw:frame draw:style-name="fr1" draw:name="Image257" text:anchor-type="as-char" svg:width="6.9236in" svg:height="4.370522in" draw:z-index="0">
<draw:image xlink:href="../Images/AРМІЯINFORM/2023-05-14T39-00-00-04-00/photo_5404413510005410340.jpg" xlink:type="simple" xlink:show="embed" xlink:actuate="onLoad" draw:mime-type="image/jpeg"/>
</draw:frame>
For the first time, the military chaplains of the Armed Forces of Ukraine, Father Rostislav Vysokan Vasyl Bodnar, during the Mass of the 63rd International Military Pilgrimage, read the prayer "Virgin, Virgin" ... Ukrainian. About this <text:a xlink:type="simple" xlink:href="https://t.me/annamaliar/735" text:style-name="Internet_20_link" text:visited-style-name="Visited_20_Internet_20_Link">
it is referred</text:a>
in Anna Painter's telegram.</text:p>
      <text:p text:style-name="P4">
A Mass is now underway in the French city of Lurda with the participation of 14 thousand servicemen and military chaplains from 38 countries.</text:p>
      <text:p text:style-name="P4">
News Source: <text:a xlink:type="simple" xlink:href="https://armyinform.com.ua/2023/05/14/na-mizhnarodnomu-vijskovomu-palomnycztvi-vpershe-molylysya-ukrayinskoyu-movoyu-ganna-malyar/" text:style-name="Internet_20_link" text:visited-style-name="Visited_20_Internet_20_Link">
https://armyinform.com.ua/2023/05/14/na-mizhnarodnomu-vijskovomu-palomnycztvi-vpershe-molylysya-ukrayinskoyu-movoyu-ganna-malyar/</text:a>
</text:p>
      <!--NEWS-->
      <text:h text:style-name="P10" text:outline-level="1">
<text:span text:style-name="T4">
The occupier who served his sentence in prisons is fascinated that he was signed for a contract - GUR</text:span>
</text:h>
      <text:p text:style-name="P4">
Author: ['АРМІЯINFORM']</text:p>
      <text:p text:style-name="P4">
Time: 2023-05-14T40:00:00-04:00</text:p>
      <text:p text:style-name="P4">
Description: https://youtu.be/vkrdby9157W The Glumadian of the Russian Federation, Yaky Pokaranni at the Mixy Pozbalann ... War with Ukraine 2022, War with Ukraine Latest News today, War with Ukraine 2022 The last ones today, will there be a war between Ukraine and Russia and Russia and Russia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 'ВІЙНА', 'ВТОРГНЕННЯ РФ', 'ГУР МО УКРАЇНИ']</text:p>
      <text:p text:style-name="P4">
Category: News</text:p>
      <!--METADATA-->
      <text:p text:style-name="P4">
A citizen of the Russian Federation, who was punished in prisons in the territory of RFF, was mobilized and involved in conducting armed aggression against Ukraine Avdeevsky direction.</text:p>
      <text:p text:style-name="P4">
“The Russian Osssii *Banny contract, signed, and now it is not possible. Onyutomatic was written for me, ”the occupier shook.</text:p>
      <text:p text:style-name="P4">
He also tells that as soon as 300,000 mobilized, a real war will start immediately, not a so -called special operation. The occupantantian that he wanted not that life at all and did not think that he could be killed.</text:p>
      <text:p text:style-name="P4">
Source: <text:a xlink:type="simple" xlink:href="https://gur.gov.ua/content/kontrakt-podpysal-a-teper-vylezty-ne-mohu.html" text:style-name="Internet_20_link" text:visited-style-name="Visited_20_Internet_20_Link">
Main Directorate of Intelligence of the Ministry of Defense of Ukraine</text:a>
</text:p>
      <text:p text:style-name="P4">
News Source: <text:a xlink:type="simple" xlink:href="https://armyinform.com.ua/2023/05/14/okupant-yakyj-prohodyv-pokarannya-u-misczyah-pozbavlennya-voli-bidkayetsya-shho-za-nogo-pidpysaly-kontrakt-gur/" text:style-name="Internet_20_link" text:visited-style-name="Visited_20_Internet_20_Link">
https://armyinform.com.ua/2023/05/14/okupant-yakyj-prohodyv-pokarannya-u-misczyah-pozbavlennya-voli-bidkayetsya-shho-za-nogo-pidpysaly-kontrakt-gur/</text:a>
</text:p>
      <!--NEWS-->
      <text:h text:style-name="P10" text:outline-level="1">
<text:span text:style-name="T4">
Ukrainian Radio and TV for residents of the frontline territories of Zaporozhye</text:span>
</text:h>
      <text:p text:style-name="P4">
Author: ['АРМІЯINFORM']</text:p>
      <text:p text:style-name="P4">
Time: 2023-05-14T41:00:00-04:00</text:p>
      <text:p text:style-name="P4">
Description: Rospovіdo about Ukrainian Telebachenes Ta Radio at the Oboritoriye Teriteriyuzhzhiy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tzd0uhje67d26ikgjc6s.w695.jpg" text:style-name="Internet_20_link" text:visited-style-name="Visited_20_Internet_20_Link">
tzd0uhje67d26ikgjc6s.w695.jpg</text:a>
']</text:p>
      <text:p text:style-name="P4">
Tags: ['ЗАПОРІЖЖЯ', 'РАДІО', 'ТЕЛЕБАЧЕННЯ']</text:p>
      <text:p text:style-name="P4">
Category: News</text:p>
      <!--METADATA-->
      <text:p text:style-name="P4">
<draw:frame draw:style-name="fr1" draw:name="Image258" text:anchor-type="as-char" svg:width="6.9236in" svg:height="3.885186in" draw:z-index="0">
<draw:image xlink:href="../Images/AРМІЯINFORM/2023-05-14T41-00-00-04-00/tzd0uhje67d26ikgjc6s.w695.jpg" xlink:type="simple" xlink:show="embed" xlink:actuate="onLoad" draw:mime-type="image/jpeg"/>
</draw:frame>
Illustrative photo</text:p>
      <text:p text:style-name="P4">
We talk about Ukrainian television and radio in the frontline territories. About it <text:a xlink:type="simple" xlink:href="https://minre.gov.ua/2023/05/13/ukrayinske-radio-i-tb-dlya-meshkancziv-pryfrontovyh-terytorij-zaporizhzhya/" text:style-name="Internet_20_link" text:visited-style-name="Visited_20_Internet_20_Link">
reports</text:a>
The Ministry of the Reintegration of the Temporarily Occupied Territories of Ukraine.</text:p>
      <text:p text:style-name="P4">
T2 television signal comes from transmitting stations in Zaporozhye(Radiius - 55 km)and Novomykolaivtsi(Radius 25 km).</text:p>
      <text:p text:style-name="P4">
У радіусі 50 км від Запоріжжя можна слухати: Радіо Еммануїл (69.92 MHz), Radio(71.5 MHz), Culture(87.8 MHz), FM army(91.2 MHz), Radio Friday(94.1 MHz), Radio NV(102.7 MHz), Ukrainian radio(103.7 MHz), Ray(106,2mg), Format(88.3 MHz), Retro fm(107 MHz).</text:p>
      <text:p text:style-name="P4">
У Новомиколаївці й прилеглих районах у радіусі 25 км можна приймати сигналрадіостанції Українське радіо (103.7 MHz).</text:p>
      <text:p text:style-name="P4">
News Source: <text:a xlink:type="simple" xlink:href="https://armyinform.com.ua/2023/05/14/ukrayinske-radio-i-tb-dlya-meshkancziv-pryfrontovyh-terytorij-zaporizhzhya/" text:style-name="Internet_20_link" text:visited-style-name="Visited_20_Internet_20_Link">
https://armyinform.com.ua/2023/05/14/ukrayinske-radio-i-tb-dlya-meshkancziv-pryfrontovyh-terytorij-zaporizhzhya/</text:a>
</text:p>
      <!--NEWS-->
      <text:h text:style-name="P10" text:outline-level="1">
<text:span text:style-name="T4">
Finland has handed 12 mobile houses to live socially vulnerable groups</text:span>
</text:h>
      <text:p text:style-name="P4">
Author: ['АРМІЯINFORM']</text:p>
      <text:p text:style-name="P4">
Time: 2023-05-14T42:00:00-04:00</text:p>
      <text:p text:style-name="P4">
Description: Fіnlandi for the adjustment of the Minіtyki Rosvitka Gromad, the Teritarian Tom Okrostructure of Ukraine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8/fztcfnhx0aaijgg.jpg" text:style-name="Internet_20_link" text:visited-style-name="Visited_20_Internet_20_Link">
fztcfnhx0aaijgg.jpg</text:a>
']</text:p>
      <text:p text:style-name="P4">
Tags: ['МОДУЛЬНІ БУДИНОЧКИ', 'ФІНЛЯНДІЯ']</text:p>
      <text:p text:style-name="P4">
Category: News</text:p>
      <!--METADATA-->
      <text:p text:style-name="P4">
<draw:frame draw:style-name="fr1" draw:name="Image259" text:anchor-type="as-char" svg:width="6.9236in" svg:height="3.894525in" draw:z-index="0">
<draw:image xlink:href="../Images/AРМІЯINFORM/2023-05-14T42-00-00-04-00/fztcfnhx0aaijgg.jpg" xlink:type="simple" xlink:show="embed" xlink:actuate="onLoad" draw:mime-type="image/jpeg"/>
</draw:frame>
Finland, with the assistance of the Ministry of Community Development, Territories of Tainfrastructure of Ukraine, transferred 12 mobile building to Irpin of the Kiev region. About it <text:a xlink:type="simple" xlink:href="https://www.kmu.gov.ua/news/finliandiia-peredala-12-mobilnykh-budynochkiv-dlia-prozhyvannia-sotsialno-vrazlyvykh-hrup-naselennia" text:style-name="Internet_20_link" text:visited-style-name="Visited_20_Internet_20_Link">
reports</text:a>
Government portal.</text:p>
      <text:p text:style-name="P4">
They will be able to live large families, families of victims, people with disabilities, social workers, families of military and other socially vulnerable groups of the population.</text:p>
      <text:p text:style-name="P4">
“The provision of Ukrainians who have lost housing is one of the priorities of our ministry. Here we work with international partners both on temporary decisions and long -term housing. Including through housing recovery programs. I thank partners from Finland for their help, we expect to only promote our cooperation, ”-said the Minister of Community Development, Territories and Infrastructure Olekskubrakov.</text:p>
      <text:p text:style-name="P4">
Each house is designed for 3 apartments, the area of each of which is 27-28kv. meters. They can settle for 4 people in each. The total number of people for settlement is 144 people.</text:p>
      <text:p text:style-name="P4">
Each apartment has a hallway, a bathroom, a kitchen, two residential rooms.</text:p>
      <text:p text:style-name="P4">
Water and light are connected to each house. The town is also secured by the electricity source - 2 generators.</text:p>
      <text:p text:style-name="P4">
The mobile buildings themselves are located on the territory of one sanatorium in pedestrity to school, other important social sites and to buslines to Kiev.</text:p>
      <text:p text:style-name="P4">
News Source: <text:a xlink:type="simple" xlink:href="https://armyinform.com.ua/2023/05/14/finlyandiya-peredala-12-mobilnyh-budynochkiv-dlya-prozhyvannya-soczialno-vrazlyvyh-grup-naselennya/" text:style-name="Internet_20_link" text:visited-style-name="Visited_20_Internet_20_Link">
https://armyinform.com.ua/2023/05/14/finlyandiya-peredala-12-mobilnyh-budynochkiv-dlya-prozhyvannya-soczialno-vrazlyvyh-grup-naselennya/</text:a>
</text:p>
      <!--NEWS-->
      <text:h text:style-name="P10" text:outline-level="1">
<text:span text:style-name="T4">
Our defenders destroyed 18 UAVS Shahd-136/131</text:span>
</text:h>
      <text:p text:style-name="P4">
Author: ['АРМІЯINFORM']</text:p>
      <text:p text:style-name="P4">
Time: 2023-05-14T43:00:00-04:00</text:p>
      <text:p text:style-name="P4">
Description: Pasted by the Rosiyska federals to take a worm masked impact on Teritors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shahed-geran-1.jpg" text:style-name="Internet_20_link" text:visited-style-name="Visited_20_Internet_20_Link">
shahed-geran-1.jpg</text:a>
']</text:p>
      <text:p text:style-name="P4">
Tags: ['STOPRUSSIA', 'АГРЕСІЯ РФ', 'БПЛА', 'ВТОРГНЕННЯ РФ', 'ХРОНІКА ОБОРОНИ', 'ШАХЕДИ']</text:p>
      <text:p text:style-name="P4">
Category: News</text:p>
      <!--METADATA-->
      <text:p text:style-name="P4">
<draw:frame draw:style-name="fr1" draw:name="Image260" text:anchor-type="as-char" svg:width="6.9236in" svg:height="4.260133in" draw:z-index="0">
<draw:image xlink:href="../Images/AРМІЯINFORM/2023-05-14T43-00-00-04-00/shahed-geran-1.jpg" xlink:type="simple" xlink:show="embed" xlink:actuate="onLoad" draw:mime-type="image/jpeg"/>
</draw:frame>
<text:span text:style-name="T4">
 🔥 Situation on Russian invasion </text:span>
</text:p>
      <text:p text:style-name="P4">
Last day, the Russian Federation struck the next massive blow to the vittorium of Ukraine by applying the Iranian shock UAV Shahd-136/131 ..</text:p>
      <text:p text:style-name="P4">
About it <text:a xlink:type="simple" xlink:href="https://www.facebook.com/GeneralStaff.ua/posts/pfbid06tm48EqygNAMAbMTYKm24SKyVKLZ8pwZ4vE2gLuwTfSEfEeFkTwm1qSDhpp88ezjl" text:style-name="Internet_20_link" text:visited-style-name="Visited_20_Internet_20_Link">
reports</text:a>
The General Staff of the Armed Forces.</text:p>
      <text:p text:style-name="P4">
“According to the specified information, 18 out of 23 was destroyed by our defenders. About 50 high -rise buildings, private buildings, cultural and medical institutions were damaged by explosive waves.</text:p>
      <text:p text:style-name="P4">
There are more than 30 wounded among civilians, ”the message reads.</text:p>
      <text:p text:style-name="P4">
It is noted that during the last day the enemy has struck 4 missile strikes, including the cities of Ternopil and Mykolaiv, resulting in injured middle -aged citizens, damaged a multi -storey building and other civilian infrastructure.</text:p>
      <text:p text:style-name="P4">
News Source: <text:a xlink:type="simple" xlink:href="https://armyinform.com.ua/2023/05/14/nashi-zahysnyky-znyshhyly-18-bpla-shahed-136-131/" text:style-name="Internet_20_link" text:visited-style-name="Visited_20_Internet_20_Link">
https://armyinform.com.ua/2023/05/14/nashi-zahysnyky-znyshhyly-18-bpla-shahed-136-131/</text:a>
</text:p>
      <!--NEWS-->
      <text:h text:style-name="P10" text:outline-level="1">
<text:span text:style-name="T4">
Defense forces have struck 10 beats in areas of focus of occupiers</text:span>
</text:h>
      <text:p text:style-name="P4">
Author: ['АРМІЯINFORM']</text:p>
      <text:p text:style-name="P4">
Time: 2023-05-14T44:00:00-04:00</text:p>
      <text:p text:style-name="P4">
Description: About the cereal of the general headquarters of the ZSU at his Rankoye Zvedenni. “Avіaatsia forces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2/07/241886_zsu_generalstaff.ua_.png" text:style-name="Internet_20_link" text:visited-style-name="Visited_20_Internet_20_Link">
241886_zsu_generalstaff.ua_.png</text:a>
']</text:p>
      <text:p text:style-name="P4">
Tags: ['STOPRUSSIA', 'АГРЕСІЯ РФ', 'ВІЙНА', 'ВТОРГНЕННЯ РФ']</text:p>
      <text:p text:style-name="P4">
Category: News</text:p>
      <!--METADATA-->
      <text:p text:style-name="P4">
<draw:frame draw:style-name="fr1" draw:name="Image261" text:anchor-type="as-char" svg:width="6.9236in" svg:height="3.606042in" draw:z-index="0">
<draw:image xlink:href="../Images/AРМІЯINFORM/2023-05-14T44-00-00-04-00/241886_zsu_generalstaff.ua_.png" xlink:type="simple" xlink:show="embed" xlink:actuate="onLoad" draw:mime-type="image/png"/>
</draw:frame>
<text:span text:style-name="T4">
 🔥 Situation of the Russian invasion </text:span>
</text:p>
      <text:p text:style-name="P4">
About it <text:a xlink:type="simple" xlink:href="https://www.facebook.com/GeneralStaff.ua/posts/pfbid06tm48EqygNAMAbMTYKm24SKyVKLZ8pwZ4vE2gLuwTfSEfEeFkTwm1qSDhpp88ezjl" text:style-name="Internet_20_link" text:visited-style-name="Visited_20_Internet_20_Link">
reports</text:a>
The General Staff of the Armed Forces in its morning summary.</text:p>
      <text:p text:style-name="P4">
“Aviation of defense forces per day made 10 beats in the areas of concentration of personal staff and military equipment of the enemy and 4 strokes on hostile-aircraft missile complexes. Our defenders also killed 3 enemy UAVs type "Orlan-10", destroyed 2 Zala reconnaissance drones, 4 lancet ammunition and 5-an unspecified type, "-it is said.</text:p>
      <text:p text:style-name="P4">
It is noted that the departments of rocket troops and artillery affected 4 areas of living force, the reactive system of volley fire on fire deployment, 2 air defense means, 2 ammunition depots, as well as 2 stations of the enemy radio.</text:p>
      <text:p text:style-name="P4">
News Source: <text:a xlink:type="simple" xlink:href="https://armyinform.com.ua/2023/05/14/syly-oborony-zavdaly-10-udariv-po-rajonah-zoseredzhennya-okupantiv-ta-znyshhyly-2-rozviduvalnyh-bpla/" text:style-name="Internet_20_link" text:visited-style-name="Visited_20_Internet_20_Link">
https://armyinform.com.ua/2023/05/14/syly-oborony-zavdaly-10-udariv-po-rajonah-zoseredzhennya-okupantiv-ta-znyshhyly-2-rozviduvalnyh-bpla/</text:a>
</text:p>
      <!--NEWS-->
      <text:h text:style-name="P10" text:outline-level="1">
<text:span text:style-name="T4">
57 of combat clashes took place in Liman, Bakhmut, Avdiiv and Marinskaya directions</text:span>
</text:h>
      <text:p text:style-name="P4">
Author: ['АРМІЯINFORM']</text:p>
      <text:p text:style-name="P4">
Time: 2023-05-14T45:00:00-04:00</text:p>
      <text:p text:style-name="P4">
Description: The enemy is the sinking of Zoedzhuvati Major Zuill on Limansky, Bakhmutsky, ... the war with Ukraine 2022, the war with Ukraine is the latest news today, the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zsu.jpg" text:style-name="Internet_20_link" text:visited-style-name="Visited_20_Internet_20_Link">
zsu.jpg</text:a>
']</text:p>
      <text:p text:style-name="P4">
Tags: ['STOPRUSSIA', 'БАХМУТ', 'ВІЙНА', 'ВТОРГНЕННЯ РФ']</text:p>
      <text:p text:style-name="P4">
Category: News</text:p>
      <!--METADATA-->
      <text:p text:style-name="P4">
<draw:frame draw:style-name="fr1" draw:name="Image262" text:anchor-type="as-char" svg:width="6.9236in" svg:height="3.894525in" draw:z-index="0">
<draw:image xlink:href="../Images/AРМІЯINFORM/2023-05-14T45-00-00-04-00/zsu.jpg" xlink:type="simple" xlink:show="embed" xlink:actuate="onLoad" draw:mime-type="image/jpeg"/>
</draw:frame>
<text:span text:style-name="T4">
 🔥 Situation on Russian invasion </text:span>
</text:p>
      <text:p text:style-name="P4">
The enemy continues to focus on the main efforts on the Lyman, Bakhmut, Avdiiv and Mariinsky directions. In total, 57 combat clashes occurred in these areas of the front during the past.</text:p>
      <text:p text:style-name="P4">
About it <text:a xlink:type="simple" xlink:href="https://www.facebook.com/GeneralStaff.ua/posts/pfbid06tm48EqygNAMAbMTYKm24SKyVKLZ8pwZ4vE2gLuwTfSEfEeFkTwm1qSDhpp88ezjl" text:style-name="Internet_20_link" text:visited-style-name="Visited_20_Internet_20_Link">
reports</text:a>
The General Staff of the Armed Forces.</text:p>
      <text:p text:style-name="P4">
“In the Bakhmut direction, the enemy continues to take offensive actions. Weighted battles are ongoing in Bakhmut. In addition, during the day the enemy conducted unsuccessful successive actions in the direction of settlements Grigorivka, Bogdanivka, Chrome, Bakhmut and White Gora. The enemy has caused air strikes in the areas of settlements of Putivstyutinske, Novomarkovo, Grigorivka, Bakhmut, Ivanivske, Kurdyumivka Tapovnichny.</text:p>
      <text:p text:style-name="P4">
It is noted that in the Mariinsky direction, the units of the Defense Forces reflect the number of enemy attacks in the city of Marinka. At the same time, hostile firing were Georgiyivka and Victory of Donetsk region.</text:p>
      <text:p text:style-name="P4">
News Source: <text:a xlink:type="simple" xlink:href="https://armyinform.com.ua/2023/05/14/57-bojovyh-zitknen-vidbulosya-na-lymanskomu-bahmutskomu-avdiyivskomu-ta-maryinskomu-napryamkah/" text:style-name="Internet_20_link" text:visited-style-name="Visited_20_Internet_20_Link">
https://armyinform.com.ua/2023/05/14/57-bojovyh-zitknen-vidbulosya-na-lymanskomu-bahmutskomu-avdiyivskomu-ta-maryinskomu-napryamkah/</text:a>
</text:p>
      <!--NEWS-->
      <text:h text:style-name="P10" text:outline-level="1">
<text:span text:style-name="T4">
In the Luhansk region, the occupiers organized the training of another 800 recruits from the prisoners from the Russian Federation</text:span>
</text:h>
      <text:p text:style-name="P4">
Author: ['АРМІЯINFORM']</text:p>
      <text:p text:style-name="P4">
Time: 2023-05-14T46:00:00-04:00</text:p>
      <text:p text:style-name="P4">
Description: About the General Headquarters of the ZSU. “The opponent of I put it to the Popovnyvati ... War with Ukraine 2022, the war with Ukraine is the latest news today, the news war with Ukraine 2022 is the last for today, will there be a war between Ukraine and Russia and when, the war with Ukraine will be or not, or not, it will be, Will there be a war with Ukraine in the near future, they say, the war with Ukraine, Ukrainian news today, Ukrainian news in Ukrainian media in Russian</text:p>
      <text:p text:style-name="P4">
Images: ['<text:a xlink:type="simple" xlink:href="https://armyinform.com.ua/wp-content/uploads/2023/03/okupanty-strilby.jpg" text:style-name="Internet_20_link" text:visited-style-name="Visited_20_Internet_20_Link">
okupanty-strilby.jpg</text:a>
']</text:p>
      <text:p text:style-name="P4">
Tags: ['STOPRUSSIA', 'АГРЕСІЯ РФ', 'ВІЙНА', 'ВТОРГНЕННЯ РФ']</text:p>
      <text:p text:style-name="P4">
Category: News</text:p>
      <!--METADATA-->
      <text:p text:style-name="P4">
<draw:frame draw:style-name="fr1" draw:name="Image263" text:anchor-type="as-char" svg:width="6.9236in" svg:height="4.33302in" draw:z-index="0">
<draw:image xlink:href="../Images/AРМІЯINFORM/2023-05-14T46-00-00-04-00/okupanty-strilby.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6tm48EqygNAMAbMTYKm24SKyVKLZ8pwZ4vE2gLuwTfSEfEeFkTwm1qSDhpp88ezjl" text:style-name="Internet_20_link" text:visited-style-name="Visited_20_Internet_20_Link">
reports</text:a>
The General Staff of the Armed Forces.</text:p>
      <text:p text:style-name="P4">
“The enemy still tries to replenish his losses in the power of enforcement of prisoners from the Russian Federation. The arrival of 200 such persons to one of the enemy's field camps in the temporarily-occupied horny Luhansk region was recently noted for the passage of 4-week course training. By the end of the month, up to 250 logged persons is expected.</text:p>
      <text:p text:style-name="P4">
Also in the area of the settlement, Mozhakivka, Luhansk region, they occupied the preparation of up to 800 newly arrived Russian prisoners.</text:p>
      <text:p text:style-name="P4">
At the same time, in the area of the settlement of Novopetrivka of Zaporizhzhya region, the Polyraitoria for military training recently arrived about 400 women from the warehouse of Russian prisoners, published by Wagner PECs, ”the message reads.</text:p>
      <text:p text:style-name="P4">
It is noted that the preparation of the convicted will take several weeks. In the near future, 400 mercenaries from the composition of Russian convicts are expected to arrive for military training.</text:p>
      <text:p text:style-name="P4">
News Source: <text:a xlink:type="simple" xlink:href="https://armyinform.com.ua/2023/05/14/na-luganshhyni-okupanty-organizuvaly-pidgotovku-shhe-800-novobrancziv-z-chysla-uvyaznenyh-osib-z-rf/" text:style-name="Internet_20_link" text:visited-style-name="Visited_20_Internet_20_Link">
https://armyinform.com.ua/2023/05/14/na-luganshhyni-okupanty-organizuvaly-pidgotovku-shhe-800-novobrancziv-z-chysla-uvyaznenyh-osib-z-rf/</text:a>
</text:p>
      <!--NEWS-->
      <text:h text:style-name="P10" text:outline-level="1">
<text:span text:style-name="T4">
Enemy Loss per day: Over 600 invaders have been eliminated, 21 Artsystem and 31 UAVs were destroyed</text:span>
</text:h>
      <text:p text:style-name="P4">
Author: ['АРМІЯINFORM']</text:p>
      <text:p text:style-name="P4">
Time: 2023-05-14T47:00:00-04:00</text:p>
      <text:p text:style-name="P4">
Description: Zagalni Boyov, Find the enemy on 02/24/22 to 05/14/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photo_2023-05-14_08-07-38-scaled.jpg" text:style-name="Internet_20_link" text:visited-style-name="Visited_20_Internet_20_Link">
photo_2023-05-14_08-07-38-scaled.jpg</text:a>
']</text:p>
      <text:p text:style-name="P4">
Tags: ['STOPRUSSIA', 'ВТОРГНЕННЯ РФ', 'ВТРАТИ ВОРОГА', 'ГЕНЕРАЛЬНИЙ ШТАБ ЗС УКРАЇНИ']</text:p>
      <text:p text:style-name="P4">
Category: News</text:p>
      <!--METADATA-->
      <text:p text:style-name="P4">
<draw:frame draw:style-name="fr1" draw:name="Image264" text:anchor-type="as-char" svg:width="6.9236in" svg:height="6.992836in" draw:z-index="0">
<draw:image xlink:href="../Images/AРМІЯINFORM/2023-05-14T47-00-00-04-00/photo_2023-05-14_08-07-38-scaled.jpg" xlink:type="simple" xlink:show="embed" xlink:actuate="onLoad" draw:mime-type="image/jpeg"/>
</draw:frame>
The total fighting loss of the enemy from 24.02.22 to 14.05.23 will be orientated:</text:p>
      <text:p text:style-name="P4">
<text:span text:style-name="T4">
<text:span text:style-name="T5">
 Personnel </text:span>
* - 198880(+620)persons eliminated</text:span>
<text:span text:style-name="T5">
 tanks </text:span>
<text:span text:style-name="T5">
 - 3756(+5)units,</text:span>
<text:span text:style-name="T4">
 combat armored vehicles </text:span>
 - 7325(+18)<text:span text:style-name="T4">
<text:span text:style-name="T5">
 Artillery Systems </text:span>
<text:span text:style-name="T5">
 - 3116(+21)</text:span>
 </text:span>
 RSZV <text:span text:style-name="T4">
 - 562(+1)</text:span>
<text:span text:style-name="T5">
 air defense </text:span>
<text:span text:style-name="T5">
 - 314(+0)</text:span>
<text:span text:style-name="T4">
 aircraft </text:span>
 - 308(+0)<text:span text:style-name="T4">
<text:span text:style-name="T5">
 helicopters </text:span>
* - 294(+0)</text:span>
<text:span text:style-name="T5">
 UAV Operative Tactical Level </text:span>
<text:span text:style-name="T5">
-2696(+31)</text:span>
<text:span text:style-name="T4">
 Winged missiles </text:span>
 - 970(+0)<text:span text:style-name="T4">
<text:span text:style-name="T5">
 ships /boats </text:span>
* - 18(+0)</text:span>
<text:span text:style-name="T5">
 Automobile equipment and tanks </text:span>
<text:span text:style-name="T5">
 - 6018(+7)</text:span>
<text:span text:style-name="T4">
 Special Technique </text:span>
 - 404(+2)<text:span text:style-name="T4">
 Source: </text:span>
 _ <text:a xlink:type="simple" xlink:href="https://www.facebook.com/GeneralStaff.ua/posts/pfbid0ZQDjFQ1BGE5nm1f1YyLSW89nNDiDZUqta7PFd5mbREM66hoDKPM7L4Wgpv5YgGYhl" text:style-name="Internet_20_link" text:visited-style-name="Visited_20_Internet_20_Link">
General Staff of the Armed Forces of Ukraine as of June 14, 23.</text:a>
_</text:p>
      <text:p text:style-name="P4">
News Source: <text:a xlink:type="simple" xlink:href="https://armyinform.com.ua/2023/05/14/vtraty-voroga-za-dobu-likvidovano-bvlshe-600-okupantiv-znyshheno-21-artsystemu-i-31-bpla/" text:style-name="Internet_20_link" text:visited-style-name="Visited_20_Internet_20_Link">
https://armyinform.com.ua/2023/05/14/vtraty-voroga-za-dobu-likvidovano-bvlshe-600-okupantiv-znyshheno-21-artsystemu-i-31-bpla/</text:a>
</text:p>
      <!--NEWS-->
      <text:h text:style-name="P10" text:outline-level="1">
<text:span text:style-name="T4">
The occupiers use the tactics of scattering the attention of our air defense - Natalia Humeniuk</text:span>
</text:h>
      <text:p text:style-name="P4">
Author: ['Віктор Шубец']</text:p>
      <text:p text:style-name="P4">
Time: 2023-05-14T48:00:00-04:00</text:p>
      <text:p text:style-name="P4">
Description: - Vorog, having survived the presence of rocket -bearing at Chorny Morі, zbilshawed by Kilki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0/nataliya-gumenyuk-herson-2.jpg" text:style-name="Internet_20_link" text:visited-style-name="Visited_20_Internet_20_Link">
nataliya-gumenyuk-herson-2.jpg</text:a>
']</text:p>
      <text:p text:style-name="P4">
Tags: ['STOPRUSSIA', 'АГРЕСІЯ РФ', 'ВТОРГНЕННЯ РФ', 'НАТАЛІЯ ГУМЕНЮК', 'ТЕЛЕМАРАФОН "ЄДИНІ НОВИНИ"']</text:p>
      <text:p text:style-name="P4">
Category: News</text:p>
      <!--METADATA-->
      <text:p text:style-name="P4">
<draw:frame draw:style-name="fr1" draw:name="Image265" text:anchor-type="as-char" svg:width="6.9236in" svg:height="3.896563in" draw:z-index="0">
<draw:image xlink:href="../Images/AРМІЯINFORM/2023-05-14T48-00-00-04-00/nataliya-gumenyuk-herson-2.jpg" xlink:type="simple" xlink:show="embed" xlink:actuate="onLoad" draw:mime-type="image/jpeg"/>
</draw:frame>
- The enemy increased the presence of rocket carriers in the Black Sea, increasing the growth of rocket carriers to four, one of which is underwater. This means that about 28 calibers are ready to use the Sea of Sea, - said the Telelorphone Vefiri "<text:a xlink:type="simple" xlink:href="https://youtu.be/WY8sDvZdWEA" text:style-name="Internet_20_link" text:visited-style-name="Visited_20_Internet_20_Link">
the only news</text:a>
And »the chiefly coordinating press center of defense forces of southern Ukraine Captain 1RORRA Natalia Humeniuk.</text:p>
      <text:p text:style-name="P4">
She also noted that the occupiers use the tactics of scattering the attention of any air defense, trying to use both air, imo-rocket launchers, and drones-Kamikadze, and reconnaissance drones. Frequent enemy aircraft are associated with our activity on the front and failures of the racists.</text:p>
      <text:p text:style-name="P4">
News Source: <text:a xlink:type="simple" xlink:href="https://armyinform.com.ua/2023/05/14/okupanty-vykorystovuyut-taktyku-rozsiyuvannya-uvagy-nashoyi-protypovitryanoyi-oborony-nataliya-gumenyuk/" text:style-name="Internet_20_link" text:visited-style-name="Visited_20_Internet_20_Link">
https://armyinform.com.ua/2023/05/14/okupanty-vykorystovuyut-taktyku-rozsiyuvannya-uvagy-nashoyi-protypovitryanoyi-oborony-nataliya-gumenyuk/</text:a>
</text:p>
      <!--NEWS-->
      <text:h text:style-name="P10" text:outline-level="1">
<text:span text:style-name="T4">
In Ukraine a moment of silence</text:span>
</text:h>
      <text:p text:style-name="P4">
Author: ['АРМІЯINFORM']</text:p>
      <text:p text:style-name="P4">
Time: 2023-05-14T49: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66" text:anchor-type="as-char" svg:width="6.9236in" svg:height="3.895992in" draw:z-index="0">
<draw:image xlink:href="../Images/AРМІЯINFORM/2023-05-14T49-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5/14/v-ukrayini-hvylyna-movchannya/" text:style-name="Internet_20_link" text:visited-style-name="Visited_20_Internet_20_Link">
https://armyinform.com.ua/2023/05/14/v-ukrayini-hvylyna-movchannya/</text:a>
</text:p>
      <!--NEWS-->
      <text:h text:style-name="P10" text:outline-level="1">
<text:span text:style-name="T4">
At night, the Russians struck civilians in Ternopil region</text:span>
</text:h>
      <text:p text:style-name="P4">
Author: ['АРМІЯINFORM']</text:p>
      <text:p text:style-name="P4">
Time: 2023-05-14T50:00:00-04:00</text:p>
      <text:p text:style-name="P4">
Description: Vnochi 14 Age Porpopandy attacked the Ternopilshchini tsivill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2022-10-18-raketnyj-obstril-zhytomyra.jpg" text:style-name="Internet_20_link" text:visited-style-name="Visited_20_Internet_20_Link">
2022-10-18-raketnyj-obstril-zhytomyra.jpg</text:a>
']</text:p>
      <text:p text:style-name="P4">
Tags: ['STOPRUSSIA', 'ВОЄННІ ЗЛОЧИНИ ЗС РФ', 'ВТОРГНЕННЯ РФ', 'ТЕРНОПІЛЬ']</text:p>
      <text:p text:style-name="P4">
Category: News</text:p>
      <!--METADATA-->
      <text:p text:style-name="P4">
<draw:frame draw:style-name="fr1" draw:name="Image267" text:anchor-type="as-char" svg:width="6.9236in" svg:height="3.893007in" draw:z-index="0">
<draw:image xlink:href="../Images/AРМІЯINFORM/2023-05-14T50-00-00-04-00/2022-10-18-raketnyj-obstril-zhytomyra.jpg" xlink:type="simple" xlink:show="embed" xlink:actuate="onLoad" draw:mime-type="image/jpeg"/>
</draw:frame>
On the night of May 14, the invaders attacked the civilian objects of Ternopil region.</text:p>
      <text:p text:style-name="P4">
About it <text:a xlink:type="simple" xlink:href="https://t.me/ternopilskaODA/3432" text:style-name="Internet_20_link" text:visited-style-name="Visited_20_Internet_20_Link">
reported</text:a>
Head of Ternopil Vladimir Trush.</text:p>
      <text:p text:style-name="P4">
According to him, the "arrival" was recorded 0 5:00.</text:p>
      <text:p text:style-name="P4">
“Specialists arrived at the scene and recorded the destruction of two thawing of twelve summer houses. The fire that occurred on the spot was immediately heard. Civil trade and economic stores and 9 trucks were also damaged by rockets of rockets, ”he informed.</text:p>
      <text:p text:style-name="P4">
The official also reported that there were no victims at this time.</text:p>
      <text:p text:style-name="P4">
“Specialists work at the scene. I ask not to approach the damaging of the final conclusions, ”he added.</text:p>
      <text:p text:style-name="P4">
News Source: <text:a xlink:type="simple" xlink:href="https://armyinform.com.ua/2023/05/14/vnochi-rosiyany-zavdaly-udariv-po-czyvilnym-obyektam-na-ternopilshhyni/" text:style-name="Internet_20_link" text:visited-style-name="Visited_20_Internet_20_Link">
https://armyinform.com.ua/2023/05/14/vnochi-rosiyany-zavdaly-udariv-po-czyvilnym-obyektam-na-ternopilshhyni/</text:a>
</text:p>
      <!--NEWS-->
      <text:h text:style-name="P10" text:outline-level="1">
<text:span text:style-name="T4">
25 UAVs and three winged enemy missiles - the Armed Forces of the Armed Forces were destroyed</text:span>
</text:h>
      <text:p text:style-name="P4">
Author: ['АРМІЯINFORM']</text:p>
      <text:p text:style-name="P4">
Time: 2023-05-14T51:00:00-04:00</text:p>
      <text:p text:style-name="P4">
Description: The last attacks of the 14th injury are three crooked missiles of the same 25 non -launched lines ... The war with Ukraine 2022, the war with Ukraine is the latest news today, the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raketnyj-udar.jpg" text:style-name="Internet_20_link" text:visited-style-name="Visited_20_Internet_20_Link">
raketnyj-udar.jpg</text:a>
', '<text:a xlink:type="simple" xlink:href="https://armyinform.com.ua/wp-content/uploads/2023/05/347086780_758870325646225_2450440937850483061_n-1.jpg" text:style-name="Internet_20_link" text:visited-style-name="Visited_20_Internet_20_Link">
347086780_758870325646225_2450440937850483061_n-1.jpg</text:a>
']</text:p>
      <text:p text:style-name="P4">
Tags: ['STOPRUSSIA', 'ВОЄННІ ЗЛОЧИНИ ЗС РФ', 'ВТОРГНЕННЯ РФ', 'ГЕНЕРАЛЬНИЙ ШТАБ ЗСУ']</text:p>
      <text:p text:style-name="P4">
Category: News</text:p>
      <!--METADATA-->
      <text:p text:style-name="P4">
<draw:frame draw:style-name="fr1" draw:name="Image268" text:anchor-type="as-char" svg:width="6.9236in" svg:height="3.893007in" draw:z-index="0">
<draw:image xlink:href="../Images/AРМІЯINFORM/2023-05-14T51-00-00-04-00/raketnyj-udar.jpg" xlink:type="simple" xlink:show="embed" xlink:actuate="onLoad" draw:mime-type="image/jpeg"/>
</draw:frame>
During the night attack, three winged rockets and 25 unmanned -serfs of the lap were destroyed on May 14.</text:p>
      <text:p text:style-name="P4">
About it <text:a xlink:type="simple" xlink:href="https://www.facebook.com/GeneralStaff.ua/posts/pfbid0uoWcW4vAJqE1h6ZNGVDL8VdxenNicJzFMkvaS246JJLkdKL5N3DsCAdLidZVzunXl" text:style-name="Internet_20_link" text:visited-style-name="Visited_20_Internet_20_Link">
reports</text:a>
The General Staff of the Armed Forces.</text:p>
      <text:p text:style-name="P4">
The message states: “On the night of May 14, 2023, Russian occupants of Ukraine from different directions by shock drones Shahd-136/131, Caliber missiles from ships in the Black Sea, winged missiles X-101/X-555/X-55 of Slide Tu-95MC strategic aviation.</text:p>
      <text:p text:style-name="P4">
Three winged missiles and 25 unmanned aerial vehicles were destroyed during the night attack:</text:p>
      <text:p text:style-name="P4">
-18 shock drones of Shahed-136/131;</text:p>
      <ul>
        <li>
one shock UAV type "lancet";</li>
      </ul>
      <text:p text:style-name="P4">
-two UAVs of the operative-tactical level "Orlan-10";</text:p>
      <ul>
        <li>
Four UAV(The type is specified);</li>
      </ul>
      <text:p text:style-name="P4">
-three winged missiles X-101/X-555/X-55.</text:p>
      <text:p text:style-name="P4">
During the day of May 13 and at the beginning of the day on May 14, the tactical aircraft forces carried out up to fifty aircraft for fire on fire damage to the enemy fighter aviation cover. "</text:p>
      <text:p text:style-name="P4">
<draw:frame draw:style-name="fr1" draw:name="Image269" text:anchor-type="as-char" svg:width="6.9236in" svg:height="6.9236in" draw:z-index="0">
<draw:image xlink:href="../Images/AРМІЯINFORM/2023-05-14T51-00-00-04-00/347086780_758870325646225_2450440937850483061_n-1.jpg" xlink:type="simple" xlink:show="embed" xlink:actuate="onLoad" draw:mime-type="image/jpeg"/>
</draw:frame>
</text:p>
      <text:p text:style-name="P4">
News Source: <text:a xlink:type="simple" xlink:href="https://armyinform.com.ua/2023/05/14/znyshheno-25-bpla-ta-try-krylati-rakety-protyvnyka-gsh-zsu/" text:style-name="Internet_20_link" text:visited-style-name="Visited_20_Internet_20_Link">
https://armyinform.com.ua/2023/05/14/znyshheno-25-bpla-ta-try-krylati-rakety-protyvnyka-gsh-zsu/</text:a>
</text:p>
      <!--NEWS-->
      <text:h text:style-name="P10" text:outline-level="1">
<text:span text:style-name="T4">
Mother's Day is celebrated in Ukraine today</text:span>
</text:h>
      <text:p text:style-name="P4">
Author: ['Антон Печерський']</text:p>
      <text:p text:style-name="P4">
Time: 2023-05-14T52:00:00-04:00</text:p>
      <text:p text:style-name="P4">
Description: Mother. Tse a simple word, the word is spawn with warmth, nіzhnistya і love’y. With Pershoy, ... War with Ukraine 2022, War with Ukraine latest news today, News War with Ukraine 2022 The last for today, will there be a war between Ukraine and Russia and when, the war with Ukraine in 2022 will be or not, will there be, will there be The war with Ukraine in the near future says, the war with Ukraine, Ukrainian news today, Ukrainian news in Ukrainian media in Russian</text:p>
      <text:p text:style-name="P4">
Images: ['<text:a xlink:type="simple" xlink:href="https://armyinform.com.ua/wp-content/uploads/2023/05/photo_2023-05-14_11-48-21.jpg" text:style-name="Internet_20_link" text:visited-style-name="Visited_20_Internet_20_Link">
photo_2023-05-14_11-48-21.jpg</text:a>
', '<text:a xlink:type="simple" xlink:href="https://armyinform.com.ua/wp-content/uploads/2023/05/photo_2023-05-14_11-48-21-2.jpg" text:style-name="Internet_20_link" text:visited-style-name="Visited_20_Internet_20_Link">
photo_2023-05-14_11-48-21-2.jpg</text:a>
']</text:p>
      <text:p text:style-name="P4">
Tags: ['ДЕНЬ МАТЕРІ', 'ЗБРОЙНІ СИЛИ УКРАЇНИ']</text:p>
      <text:p text:style-name="P4">
Category: News</text:p>
      <!--METADATA-->
      <text:p text:style-name="P4">
<draw:frame draw:style-name="fr1" draw:name="Image270" text:anchor-type="as-char" svg:width="6.9236in" svg:height="4.332834in" draw:z-index="0">
<draw:image xlink:href="../Images/AРМІЯINFORM/2023-05-14T52-00-00-04-00/photo_2023-05-14_11-48-21.jpg" xlink:type="simple" xlink:show="embed" xlink:actuate="onLoad" draw:mime-type="image/jpeg"/>
</draw:frame>
Mother. It is a simple short word full of warmth, tenderness and love.</text:p>
      <text:p text:style-name="P4">
From the first breath, at the first glance, from the first word and the first step, mom is the closest, most dear, dearest person in every life.</text:p>
      <text:p text:style-name="P4">
Mom is the first assistant. Mom is the wisest advisor. Mom is the best friend.</text:p>
      <text:p text:style-name="P4">
<draw:frame draw:style-name="fr1" draw:name="Image271" text:anchor-type="as-char" svg:width="6.9236in" svg:height="3.893377in" draw:z-index="0">
<draw:image xlink:href="../Images/AРМІЯINFORM/2023-05-14T52-00-00-04-00/photo_2023-05-14_11-48-21-2.jpg" xlink:type="simple" xlink:show="embed" xlink:actuate="onLoad" draw:mime-type="image/jpeg"/>
</draw:frame>
We thank all of our mom, who gave us life, raised and taught us the most important.</text:p>
      <text:p text:style-name="P4">
On Mother's Day and always - we love, honor and thank.</text:p>
      <text:p text:style-name="P4">
I thank you very much for being able to. And thank you for understanding those things that they do not even explain in books.</text:p>
      <text:p text:style-name="P4">
May the guardian Angel always be beside you and I will wander here somewhere here ...(Kuzma Scriabin)</text:p>
      <text:p text:style-name="P4">
News Source: <text:a xlink:type="simple" xlink:href="https://armyinform.com.ua/2023/05/14/sogodni-v-ukrayini-vidznachayut-den-materi/" text:style-name="Internet_20_link" text:visited-style-name="Visited_20_Internet_20_Link">
https://armyinform.com.ua/2023/05/14/sogodni-v-ukrayini-vidznachayut-den-materi/</text:a>
</text:p>
      <!--NEWS-->
      <text:h text:style-name="P10" text:outline-level="1">
<text:span text:style-name="T4">
In Russia yesterday was the "Black Aviation Day" - Yuri Ignat</text:span>
</text:h>
      <text:p text:style-name="P4">
Author: ['Андрій Агєєв']</text:p>
      <text:p text:style-name="P4">
Time: 2023-05-14T53:00:00-04:00</text:p>
      <text:p text:style-name="P4">
Description: “Chornoy Day of the Rosiysko AvIACIA” was called 13 Rosіyan’s injur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2/photo_2023-02-11_15-50-42.jpg" text:style-name="Internet_20_link" text:visited-style-name="Visited_20_Internet_20_Link">
photo_2023-02-11_15-50-42.jpg</text:a>
']</text:p>
      <text:p text:style-name="P4">
Tags: ['STOPRUSSIA', 'ВТОРГНЕННЯ РФ', 'ВТРАТИ ВОЄННОЇ ТЕХНІКИ ЗС РФ', 'ЮРІЙ ІГНАТ']</text:p>
      <text:p text:style-name="P4">
Category: News</text:p>
      <!--METADATA-->
      <text:p text:style-name="P4">
<draw:frame draw:style-name="fr1" draw:name="Image272" text:anchor-type="as-char" svg:width="6.9236in" svg:height="4.869599in" draw:z-index="0">
<draw:image xlink:href="../Images/AРМІЯINFORM/2023-05-14T53-00-00-04-00/photo_2023-02-11_15-50-42.jpg" xlink:type="simple" xlink:show="embed" xlink:actuate="onLoad" draw:mime-type="image/jpeg"/>
</draw:frame>
"The Black Day of Russian Aviation" was named on May 13, the Russians in their numerous paws due to the fall in the Bryansk region of five combat aircraft of Igelicopter aircraft, said Colonel Yuriy Ignat, live broadcast by the Single News of the Armed Forces of Ukraine.</text:p>
      <ul>
        <li>
The strike group of combat aircraft and helicopters rose into the air from the airfield of the Bryansk region and intended to bombard the northern regions of Ukraine. However, they did not fulfill their combat mission and returned to the basin airfield. Currently, in Russia, panic and they are looking for guilty of such a "gesture will", - Ignati emphasized.</li>
      </ul>
      <text:p text:style-name="P4">
With regard to the Ukrainian aviation and the use of the winged-land of Storm Shadow/Scalp EG for the enemy, he noted that Ukrainian pilots have a successful experience of using anti-radio-88888888888888 .</text:p>
      <text:p text:style-name="P4">
-On the night of May 14, 2023, Russian invaders attacked Ukraine from various strokes of shock drones of Shahd-136/131, Caliber missiles from the ships of the educational sea, winged missiles X-101/X-555/X-55 from aircraft of strategic hardware aircraft Tu-95MC . During this night attack, three winged rockets and 25 non -spy aircraft were destroyed, - said Yuri Ignati, and added that every day on May 14, the tactical aircraft aircraft for half aircraft on the fire of aircraft was traveling.</text:p>
      <text:p text:style-name="P4">
News Source: <text:a xlink:type="simple" xlink:href="https://armyinform.com.ua/2023/05/14/na-rosiyi-vchora-buv-chornyj-den-aviacziyi-yurij-ignat/" text:style-name="Internet_20_link" text:visited-style-name="Visited_20_Internet_20_Link">
https://armyinform.com.ua/2023/05/14/na-rosiyi-vchora-buv-chornyj-den-aviacziyi-yurij-ignat/</text:a>
</text:p>
      <!--NEWS-->
      <text:h text:style-name="P10" text:outline-level="1">
<text:span text:style-name="T4">
481 The child was killed in Ukraine as a result of armed aggression of the Russian Federation</text:span>
</text:h>
      <text:p text:style-name="P4">
Author: ['АРМІЯINFORM']</text:p>
      <text:p text:style-name="P4">
Time: 2023-05-14T54:00:00-04:00</text:p>
      <text:p text:style-name="P4">
Description: The village on the wounds 14, the injury 2023 more than the nіzh 1452, Ditini put in Ukraine ... the war with Ukraine 2022, the war with Ukraine is the latest news today, the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347001586_1959750521057006_2897514003909729962_n.jpg" text:style-name="Internet_20_link" text:visited-style-name="Visited_20_Internet_20_Link">
347001586_1959750521057006_2897514003909729962_n.jpg</text:a>
']</text:p>
      <text:p text:style-name="P4">
Tags: ['STOPRUSSIA', 'ВОЄННІ ЗЛОЧИНИ ЗС РФ', 'ВТОРГНЕННЯ РФ', 'ОФІС ГЕНЕРАЛЬНОГО ПРОКУРОРА']</text:p>
      <text:p text:style-name="P4">
Category: News</text:p>
      <!--METADATA-->
      <text:p text:style-name="P4">
<draw:frame draw:style-name="fr1" draw:name="Image273" text:anchor-type="as-char" svg:width="6.9236in" svg:height="4.661891in" draw:z-index="0">
<draw:image xlink:href="../Images/AРМІЯINFORM/2023-05-14T54-00-00-04-00/347001586_1959750521057006_2897514003909729962_n.jpg" xlink:type="simple" xlink:show="embed" xlink:actuate="onLoad" draw:mime-type="image/jpeg"/>
</draw:frame>
As of the morning of May 14, 2023, more than 1452 children were injured in Ukraine as a result of full -scale armed aggression of the Russian Federation.</text:p>
      <text:p text:style-name="P4">
About it <text:a xlink:type="simple" xlink:href="https://www.facebook.com/pgo.gov.ua/posts/pfbid0DGyvQ3ks1ceya2thrBc8ceTPSH2jbhG38dLbfU9Z4M1yMWcTUY48pHErgRVnAy7Sl" text:style-name="Internet_20_link" text:visited-style-name="Visited_20_Internet_20_Link">
informs</text:a>
Office of the Prosecutor General.</text:p>
      <text:p text:style-name="P4">
“According to the official information of juvenile prosecutors, 481 children were killed and more than 971 were injured in varying severity. These figures are not final. The long work on their installation in the places of fighting, in the temporarily occupied released territories, ”the message reads.</text:p>
      <text:p text:style-name="P4">
It is also noted that children were most affected in Donetsk region - 458, Kharkiv - 277, Kyiv - 128, Kherson - 97, Zaporizhia - 89, Mykolaivskaya - 89, Chernihiv - 70, Dnipropetrovsk - 69, Lugansk -66.</text:p>
      <text:p text:style-name="P4">
Law enforcement officers also report that on May 13, a 15-year-old girl was killed by the enemy by the enemy of Konstantinovka of Donetsk region. Two children at age 15 and 16 were injured. May 13 through the shelling of the village. A 16-year-old guy was injured in the Kharkiv region.</text:p>
      <text:p text:style-name="P4">
News Source: <text:a xlink:type="simple" xlink:href="https://armyinform.com.ua/2023/05/14/481-dytyna-zagynula-v-ukrayini-vnaslidok-zbrojnoyi-agresiyi-rf/" text:style-name="Internet_20_link" text:visited-style-name="Visited_20_Internet_20_Link">
https://armyinform.com.ua/2023/05/14/481-dytyna-zagynula-v-ukrayini-vnaslidok-zbrojnoyi-agresiyi-rf/</text:a>
</text:p>
      <!--NEWS-->
      <text:h text:style-name="P10" text:outline-level="1">
<text:span text:style-name="T4">
The Prosecutor's Office captures the effects of Kharkiv night firing</text:span>
</text:h>
      <text:p text:style-name="P4">
Author: ['АРМІЯINFORM']</text:p>
      <text:p text:style-name="P4">
Time: 2023-05-14T55:00:00-04:00</text:p>
      <text:p text:style-name="P4">
Description: Law Office of the Kharkivskoi Prosecutors Rosodovy Rosslijilіnduvannya Rosodovn, War with Ukraine 2022, War with Ukraine Latest News today, News War with Ukraine 2022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5/photo_2023-05-14_09-40-22.jpg" text:style-name="Internet_20_link" text:visited-style-name="Visited_20_Internet_20_Link">
photo_2023-05-14_09-40-22.jpg</text:a>
', '<text:a xlink:type="simple" xlink:href="https://armyinform.com.ua/wp-content/uploads/2023/05/photo_2023-05-14_09-40-23-150x150.jpg" text:style-name="Internet_20_link" text:visited-style-name="Visited_20_Internet_20_Link">
photo_2023-05-14_09-40-23-150x150.jpg</text:a>
', '<text:a xlink:type="simple" xlink:href="https://armyinform.com.ua/wp-content/uploads/2023/05/photo_2023-05-14_09-40-24-150x150.jpg" text:style-name="Internet_20_link" text:visited-style-name="Visited_20_Internet_20_Link">
photo_2023-05-14_09-40-24-150x150.jpg</text:a>
', '<text:a xlink:type="simple" xlink:href="https://armyinform.com.ua/wp-content/uploads/2023/05/photo_2023-05-14_09-40-25-150x150.jpg" text:style-name="Internet_20_link" text:visited-style-name="Visited_20_Internet_20_Link">
photo_2023-05-14_09-40-25-150x150.jpg</text:a>
', '<text:a xlink:type="simple" xlink:href="https://armyinform.com.ua/wp-content/uploads/2023/05/photo_2023-05-14_09-40-26-150x150.jpg" text:style-name="Internet_20_link" text:visited-style-name="Visited_20_Internet_20_Link">
photo_2023-05-14_09-40-26-150x150.jpg</text:a>
']</text:p>
      <text:p text:style-name="P4">
Tags: ['STOPRUSSIA', 'ВОЄННІ ЗЛОЧИНИ ЗС РФ', 'ВТОРГНЕННЯ РФ', 'ХАРКІВ']</text:p>
      <text:p text:style-name="P4">
Category: News</text:p>
      <!--METADATA-->
      <text:p text:style-name="P4">
<draw:frame draw:style-name="fr1" draw:name="Image274" text:anchor-type="as-char" svg:width="6.9236in" svg:height="5.971605in" draw:z-index="0">
<draw:image xlink:href="../Images/AРМІЯINFORM/2023-05-14T55-00-00-04-00/photo_2023-05-14_09-40-22.jpg" xlink:type="simple" xlink:show="embed" xlink:actuate="onLoad" draw:mime-type="image/jpeg"/>
</draw:frame>
Law enforcement officers of the Kharkiv Regional Prosecutor's Office started pre -trial investigation in criminal proceedings on the consequences of a night enemy impaired Kharkiv, carried out on May 14.</text:p>
      <text:p text:style-name="P4">
About it <text:a xlink:type="simple" xlink:href="https://t.me/prokuratura_kharkiv/9055" text:style-name="Internet_20_link" text:visited-style-name="Visited_20_Internet_20_Link">
reports</text:a>
Kharkiv Regional Prosecutor's Office.</text:p>
      <text:p text:style-name="P4">
“Law enforcement officers have documented the effects of a night enemy strike on Kharkiv. The festival leadership of the Novobavar District Prosecutor's Office of Kharkiv was a pre -trial investigation in criminal proceedings on the fact(Part 1 of Art. 438 of the Criminal Code of Ukraine)», - the testimony reads.</text:p>
      <text:p text:style-name="P4">
<text:a xlink:type="simple" xlink:href="https://armyinform.com.ua/wp-content/uploads/2023/05/photo_2023-05-14_09-40-23.jpg" text:style-name="Internet_20_link" text:visited-style-name="Visited_20_Internet_20_Link">
!(Images/AРМІЯINFORM/2023-05-14T55-00-00-04-00/photo_2023-05-14_09-40-23-150x150.jpg)</text:a>
</text:p>
      <text:p text:style-name="P4">
<text:a xlink:type="simple" xlink:href="https://armyinform.com.ua/wp-content/uploads/2023/05/photo_2023-05-14_09-40-24.jpg" text:style-name="Internet_20_link" text:visited-style-name="Visited_20_Internet_20_Link">
<draw:frame draw:style-name="fr1" draw:name="Image275" text:anchor-type="as-char" svg:width="6.9236in" svg:height="6.9236in" draw:z-index="0">
<draw:image xlink:href="../Images/AРМІЯINFORM/2023-05-14T55-00-00-04-00/photo_2023-05-14_09-40-24-150x150.jpg" xlink:type="simple" xlink:show="embed" xlink:actuate="onLoad" draw:mime-type="image/jpeg"/>
</draw:frame>
</text:a>
</text:p>
      <text:p text:style-name="P4">
<text:a xlink:type="simple" xlink:href="https://armyinform.com.ua/wp-content/uploads/2023/05/photo_2023-05-14_09-40-25.jpg" text:style-name="Internet_20_link" text:visited-style-name="Visited_20_Internet_20_Link">
<draw:frame draw:style-name="fr1" draw:name="Image276" text:anchor-type="as-char" svg:width="6.9236in" svg:height="6.9236in" draw:z-index="0">
<draw:image xlink:href="../Images/AРМІЯINFORM/2023-05-14T55-00-00-04-00/photo_2023-05-14_09-40-25-150x150.jpg" xlink:type="simple" xlink:show="embed" xlink:actuate="onLoad" draw:mime-type="image/jpeg"/>
</draw:frame>
</text:a>
</text:p>
      <text:p text:style-name="P4">
<text:a xlink:type="simple" xlink:href="https://armyinform.com.ua/wp-content/uploads/2023/05/photo_2023-05-14_09-40-26.jpg" text:style-name="Internet_20_link" text:visited-style-name="Visited_20_Internet_20_Link">
<draw:frame draw:style-name="fr1" draw:name="Image277" text:anchor-type="as-char" svg:width="6.9236in" svg:height="6.9236in" draw:z-index="0">
<draw:image xlink:href="../Images/AРМІЯINFORM/2023-05-14T55-00-00-04-00/photo_2023-05-14_09-40-26-150x150.jpg" xlink:type="simple" xlink:show="embed" xlink:actuate="onLoad" draw:mime-type="image/jpeg"/>
</draw:frame>
</text:a>
According to the investigation, on the night of May 14, the Russian military caused a rocket launcher in the Novobavar district of Kharkiv. Private housing building, hostel and transport infrastructure were damaged. It is noted that the consequences of armed aggression of the Russian Federation recorded prosecutors together with investigators of VP № 1RUP № 3 of the GUNP in Kharkiv region.</text:p>
      <text:p text:style-name="P4">
News Source: <text:a xlink:type="simple" xlink:href="https://armyinform.com.ua/2023/05/14/prokuratura-fiksuye-naslidky-nichnogo-obstrilu-harkova-rashystamy/" text:style-name="Internet_20_link" text:visited-style-name="Visited_20_Internet_20_Link">
https://armyinform.com.ua/2023/05/14/prokuratura-fiksuye-naslidky-nichnogo-obstrilu-harkova-rashystamy/</text:a>
</text:p>
      <!--NEWS-->
      <text:h text:style-name="P10" text:outline-level="1">
<text:span text:style-name="T4">
5 UAVs, tulip mortar and 5 BBM enemy were destroyed in the south</text:span>
</text:h>
      <text:p text:style-name="P4">
Author: ['АРМІЯINFORM']</text:p>
      <text:p text:style-name="P4">
Time: 2023-05-14T56:00:00-04:00</text:p>
      <text:p text:style-name="P4">
Description: For Doba on the PIVDNI, the defense of Ukraine was smelled by 16 POPPUNTIV, 5 UAVs, a self -vene munet ... War with Ukraine 2022, war with Ukraine Latest news today, News War with Ukraine 2022 Last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artyleriya.jpg" text:style-name="Internet_20_link" text:visited-style-name="Visited_20_Internet_20_Link">
artyleriya.jpg</text:a>
']</text:p>
      <text:p text:style-name="P4">
Tags: ['STOPRUSSIA', 'ВОЄННІ ЗЛОЧИНИ ЗС РФ', 'ВТОРГНЕННЯ РФ', 'ОК «ПІВДЕНЬ»']</text:p>
      <text:p text:style-name="P4">
Category: News</text:p>
      <!--METADATA-->
      <text:p text:style-name="P4">
<draw:frame draw:style-name="fr1" draw:name="Image278" text:anchor-type="as-char" svg:width="6.9236in" svg:height="4.615733in" draw:z-index="0">
<draw:image xlink:href="../Images/AРМІЯINFORM/2023-05-14T56-00-00-04-00/artyleriya.jpg" xlink:type="simple" xlink:show="embed" xlink:actuate="onLoad" draw:mime-type="image/jpeg"/>
</draw:frame>
During the day in the south of the Defense Forces of Ukraine, 16 invaders, 5 UAVs, a self -propelled mortar "Tulip" and other enemy technique.</text:p>
      <text:p text:style-name="P4">
About it <text:a xlink:type="simple" xlink:href="https://www.facebook.com/OperationalCommandSouth/posts/pfbid0zifB1EXiHEfhhWDZ7KYmh1ufWXzrBJDXwAPy7gyy9uKDpB2osyRBrZ3LzvRNRNygl" text:style-name="Internet_20_link" text:visited-style-name="Visited_20_Internet_20_Link">
reports</text:a>
OK South.</text:p>
      <text:p text:style-name="P4">
“The execution of fire tasks by our rocket-artillery units has brought to the loss of the enemy in personnel-16 racists, 5 unmanned-eloquent devices of striking and operative-tactical types, 5 combustible vehicles, self-propelled mortar" Tulip ", 2 large-scale guns. In addition, 4 felds of ammunition I2 CCTV cameras have been destroyed, ”the message reads.</text:p>
      <text:p text:style-name="P4">
It is noted that the enemy does not abandon the attacks both in the frontier and in deeply rear regions. In particular, “at night again attacked and Stanislav 4 managed aviation bombs. Without human loss. The Uijah Chornobayivka was directed by a shock drone. People were not injured. Lazets attacked Tokarivka yesterday after the day 3. No loss. ”</text:p>
      <text:p text:style-name="P4">
“86 times the enemy attacked artillery, mortars and RSZV, and again returned the attacks of attack by grenades from drones. He released more than 390 shells on peaceful people. As a result of the shelling, 5 and killed 1 civilian person were injured, the object of critical infrastructure in the Ochakov community was damaged, the Kherson Right Bank of Kherson region was destroyed and damaged to ten private courtyards, lyceums, and multi -apartment buildings were injured.</text:p>
      <text:p text:style-name="P4">
It is also reported that our aviation was struck by the focus of the Living Silence of the enemy in the Kakhovsky district.</text:p>
      <text:p text:style-name="P4">
News Source: <text:a xlink:type="simple" xlink:href="https://armyinform.com.ua/2023/05/14/na-pivdni-znyshheno-5-bpla-samohidnyj-minomet-tyulpan-ta-5-bbm-protyvnyka/" text:style-name="Internet_20_link" text:visited-style-name="Visited_20_Internet_20_Link">
https://armyinform.com.ua/2023/05/14/na-pivdni-znyshheno-5-bpla-samohidnyj-minomet-tyulpan-ta-5-bbm-protyvnyka/</text:a>
</text:p>
      <!--NEWS-->
      <text:h text:style-name="P10" text:outline-level="1">
<text:span text:style-name="T4">
Lieutenant General Naev congratulated the Ukrainians on his mother's Day</text:span>
</text:h>
      <text:p text:style-name="P4">
Author: ['АРМІЯINFORM']</text:p>
      <text:p text:style-name="P4">
Time: 2023-05-14T57:00:00-04:00</text:p>
      <text:p text:style-name="P4">
Description: Mom ... Tse - Nidorozhcha Ta Nitsіnnysh at the svіtі people for the skin of us. De B Mi did not Buli ... The war with Ukraine 2022, the war with Ukraine is the latest news today, the news war with Ukraine 2022 is the last for today, will there be a war between Ukraine and Russia and when, the war with Ukraine in 2022 will be or not, there will be whether the war with Ukraine in the near future says, the war with Ukraine, Ukrainian news today, Ukrainian news in Ukrainian media in Russian</text:p>
      <text:p text:style-name="P4">
Images: ['<text:a xlink:type="simple" xlink:href="https://armyinform.com.ua/wp-content/uploads/2023/05/svyatogirsk-golovna.jpg" text:style-name="Internet_20_link" text:visited-style-name="Visited_20_Internet_20_Link">
svyatogirsk-golovna.jpg</text:a>
']</text:p>
      <text:p text:style-name="P4">
Tags: ['ДЕНЬ МАТЕРІ', 'КОМАНДУВАЧ ОБ’ЄДНАНИХ СИЛ ЗС УКРАЇНИ', 'СЕРГІЙ НАЄВ']</text:p>
      <text:p text:style-name="P4">
Category: News</text:p>
      <!--METADATA-->
      <text:p text:style-name="P4">
<draw:frame draw:style-name="fr1" draw:name="Image279" text:anchor-type="as-char" svg:width="6.9236in" svg:height="4.615733in" draw:z-index="0">
<draw:image xlink:href="../Images/AРМІЯINFORM/2023-05-14T57-00-00-04-00/svyatogirsk-golovna.jpg" xlink:type="simple" xlink:show="embed" xlink:actuate="onLoad" draw:mime-type="image/jpeg"/>
</draw:frame>
Mom… This is the most expensive and valuable person in the world for each of us. Wherever it is and whatever it is, wherever fate is thrown away and whatever it is unpaved with us - we understand that the mother's heart is feeling everything and knows everything. Grand of gratitude to mothers who have pushed true, faithful sons and Donoxvoy Motherland, that today with weapons in their hands courageously protect the native land of the Russian aggressor. I bow low for your experiences and non -sleeping, for raising patriots who, incredible efforts and even costly life, create the latest history of our country. Caring for you is our duty and a matter of honor.</text:p>
      <text:p text:style-name="P4">
Source:(https://armyinform.com.ua/reformator/script%20async%20src=%22https:/telegram.org/js/telegram-widget.js?22%22%20data-telegram-post=%22SerhiyNaiev/54%22%20data-width=%22100%25%22%3e%3c/script)</text:p>
      <text:p text:style-name="P4">
News Source: <text:a xlink:type="simple" xlink:href="https://armyinform.com.ua/2023/05/14/general-lejtenant-nayev-pryvitav-ukrayincziv-iz-dnem-materi/" text:style-name="Internet_20_link" text:visited-style-name="Visited_20_Internet_20_Link">
https://armyinform.com.ua/2023/05/14/general-lejtenant-nayev-pryvitav-ukrayincziv-iz-dnem-materi/</text:a>
</text:p>
      <!--NEWS-->
      <text:h text:style-name="P10" text:outline-level="1">
<text:span text:style-name="T4">
In the Black Sea there are 4 rocket launchers of the Armed Forces of the Russian Federation, one of which is underwater</text:span>
</text:h>
      <text:p text:style-name="P4">
Author: ['АРМІЯINFORM']</text:p>
      <text:p text:style-name="P4">
Time: 2023-05-14T58:00:00-04:00</text:p>
      <text:p text:style-name="P4">
Description: From the Chorny Morn, Illuminated 4 missiles of the Russian Federation, one of the PIDVVNIANS, maximum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0/rosijskyj-korabel-raketonosij.jpg" text:style-name="Internet_20_link" text:visited-style-name="Visited_20_Internet_20_Link">
rosijskyj-korabel-raketonosij.jpg</text:a>
']</text:p>
      <text:p text:style-name="P4">
Tags: ['STOPRUSSIA', 'ВТОРГНЕННЯ РФ', 'КАЛІБР', 'ОК «ПІВДЕНЬ»', 'ЧОРНЕ МОРЕ']</text:p>
      <text:p text:style-name="P4">
Category: News</text:p>
      <!--METADATA-->
      <text:p text:style-name="P4">
<draw:frame draw:style-name="fr1" draw:name="Image280" text:anchor-type="as-char" svg:width="6.9236in" svg:height="4.615733in" draw:z-index="0">
<draw:image xlink:href="../Images/AРМІЯINFORM/2023-05-14T58-00-00-04-00/rosijskyj-korabel-raketonosij.jpg" xlink:type="simple" xlink:show="embed" xlink:actuate="onLoad" draw:mime-type="image/jpeg"/>
</draw:frame>
Illustrative photo</text:p>
      <text:p text:style-name="P4">
In the Black Sea are 4 rocket launchers of the Armed Forces of the Russian Federation, one of which is underwater, maximum equipment - up to 25 "calibers".</text:p>
      <text:p text:style-name="P4">
About it <text:a xlink:type="simple" xlink:href="https://www.facebook.com/OperationalCommandSouth/posts/pfbid0zifB1EXiHEfhhWDZ7KYmh1ufWXzrBJDXwAPy7gyy9uKDpB2osyRBrZ3LzvRNRNygl" text:style-name="Internet_20_link" text:visited-style-name="Visited_20_Internet_20_Link">
reports</text:a>
OK South.</text:p>
      <text:p text:style-name="P4">
“In the Black Sea, a ship group of 10 units continues maneuvers with the intermis Tarkhankut and Novorossiysk. Avoid 4 rocket carriers, one of which is underwater, maximum equipment up to 25 calibers. Some of the rockets have been released during a night rocket attack, ”the message reads.</text:p>
      <text:p text:style-name="P4">
“So the level of rocket threat remains high. Do not neglect warnings about air anxiety, be concentrated and responsible, ” - called in OK South.</text:p>
      <text:p text:style-name="P4">
News Source: <text:a xlink:type="simple" xlink:href="https://armyinform.com.ua/2023/05/14/u-chornomu-mori-perebuvaye-4-raketonosiyi-zs-rf-odyn-z-yakyh-pidvodnyj/" text:style-name="Internet_20_link" text:visited-style-name="Visited_20_Internet_20_Link">
https://armyinform.com.ua/2023/05/14/u-chornomu-mori-perebuvaye-4-raketonosiyi-zs-rf-odyn-z-yakyh-pidvodnyj/</text:a>
</text:p>
      <!--NEWS-->
      <text:h text:style-name="P10" text:outline-level="1">
<text:span text:style-name="T4">
At night, the invaders hit Ternopil twice, SESS experts eliminate the consequences</text:span>
</text:h>
      <text:p text:style-name="P4">
Author: ['АРМІЯINFORM']</text:p>
      <text:p text:style-name="P4">
Time: 2023-05-14T59:00:00-04:00</text:p>
      <text:p text:style-name="P4">
Description: Before the LIKVIDATSIA NAYDKHID INIKHIC IN THE TRASTOL, 18 Odlitsy Techniciki TA 80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46071739_940603923939216_8864485436782146926_n.jpg" text:style-name="Internet_20_link" text:visited-style-name="Visited_20_Internet_20_Link">
346071739_940603923939216_8864485436782146926_n.jpg</text:a>
', '<text:a xlink:type="simple" xlink:href="https://armyinform.com.ua/wp-content/uploads/2023/05/346316249_912733429916064_3771481107971183910_n-150x150.jpg" text:style-name="Internet_20_link" text:visited-style-name="Visited_20_Internet_20_Link">
346316249_912733429916064_3771481107971183910_n-150x150.jpg</text:a>
', '<text:a xlink:type="simple" xlink:href="https://armyinform.com.ua/wp-content/uploads/2023/05/346653206_100552243049964_5595821437646297035_n-150x150.jpg" text:style-name="Internet_20_link" text:visited-style-name="Visited_20_Internet_20_Link">
346653206_100552243049964_5595821437646297035_n-150x150.jpg</text:a>
', '<text:a xlink:type="simple" xlink:href="https://armyinform.com.ua/wp-content/uploads/2023/05/346796102_1645180732614738_4578044341893978678_n-150x150.jpg" text:style-name="Internet_20_link" text:visited-style-name="Visited_20_Internet_20_Link">
346796102_1645180732614738_4578044341893978678_n-150x150.jpg</text:a>
', '<text:a xlink:type="simple" xlink:href="https://armyinform.com.ua/wp-content/uploads/2023/05/346804332_1968810153483524_3462814059379221754_n-150x150.jpg" text:style-name="Internet_20_link" text:visited-style-name="Visited_20_Internet_20_Link">
346804332_1968810153483524_3462814059379221754_n-150x150.jpg</text:a>
', '<text:a xlink:type="simple" xlink:href="https://armyinform.com.ua/wp-content/uploads/2023/05/346806400_926726551873205_1415366446130015983_n-150x150.jpg" text:style-name="Internet_20_link" text:visited-style-name="Visited_20_Internet_20_Link">
346806400_926726551873205_1415366446130015983_n-150x150.jpg</text:a>
', '<text:a xlink:type="simple" xlink:href="https://armyinform.com.ua/wp-content/uploads/2023/05/346808973_766786915168995_6446662109483230152_n-150x150.jpg" text:style-name="Internet_20_link" text:visited-style-name="Visited_20_Internet_20_Link">
346808973_766786915168995_6446662109483230152_n-150x150.jpg</text:a>
', '<text:a xlink:type="simple" xlink:href="https://armyinform.com.ua/wp-content/uploads/2023/05/346853583_981943649787737_7300415386471275613_n-150x150.jpg" text:style-name="Internet_20_link" text:visited-style-name="Visited_20_Internet_20_Link">
346853583_981943649787737_7300415386471275613_n-150x150.jpg</text:a>
', '<text:a xlink:type="simple" xlink:href="https://armyinform.com.ua/wp-content/uploads/2023/05/346858570_271362765235301_5287471805605931833_n-150x150.jpg" text:style-name="Internet_20_link" text:visited-style-name="Visited_20_Internet_20_Link">
346858570_271362765235301_5287471805605931833_n-150x150.jpg</text:a>
', '<text:a xlink:type="simple" xlink:href="https://armyinform.com.ua/wp-content/uploads/2023/05/346870236_639414784669190_8830317918431735576_n-150x150.jpg" text:style-name="Internet_20_link" text:visited-style-name="Visited_20_Internet_20_Link">
346870236_639414784669190_8830317918431735576_n-150x150.jpg</text:a>
', '<text:a xlink:type="simple" xlink:href="https://armyinform.com.ua/wp-content/uploads/2023/05/346960929_761520555524528_5186334052444647791_n-150x150.jpg" text:style-name="Internet_20_link" text:visited-style-name="Visited_20_Internet_20_Link">
346960929_761520555524528_5186334052444647791_n-150x150.jpg</text:a>
']</text:p>
      <text:p text:style-name="P4">
Tags: ['STOPRUSSIA', 'ВОЄННІ ЗЛОЧИНИ ЗС РФ', 'ВТОРГНЕННЯ РФ', 'ДСНС', 'ТЕРНОПІЛЬЩИНА']</text:p>
      <text:p text:style-name="P4">
Category: News</text:p>
      <!--METADATA-->
      <text:p text:style-name="P4">
<draw:frame draw:style-name="fr1" draw:name="Image281" text:anchor-type="as-char" svg:width="6.9236in" svg:height="4.615733in" draw:z-index="0">
<draw:image xlink:href="../Images/AРМІЯINFORM/2023-05-14T59-00-00-04-00/346071739_940603923939216_8864485436782146926_n.jpg" xlink:type="simple" xlink:show="embed" xlink:actuate="onLoad" draw:mime-type="image/jpeg"/>
</draw:frame>
180 personnel of the SESA were involved in the elimination of the consequences of the night blow to Ternopil.</text:p>
      <text:p text:style-name="P4">
About it <text:a xlink:type="simple" xlink:href="https://www.facebook.com/DSNSTERNOPIL/posts/pfbid02MmX3NriGXSz5LiVh61B68wt3LStRDochcTPHEWtbtLMa19u9h4z35MWtFjmW4sU4l" text:style-name="Internet_20_link" text:visited-style-name="Visited_20_Internet_20_Link">
reports</text:a>
Main Directorate of the SES of Ukraine in Ternopil Oblast</text:p>
      <text:p text:style-name="P4">
“Yesterday, May 13, approximately at 22:35, Russian terrorists inflicted rocket launcher in the city of Ternopil. The wreckage of the wing of wreckage in warehouses, which led to a fire, was pre -hit. There are 2 combustion cells in the places of fall, ”the message reads.</text:p>
      <text:p text:style-name="P4">
It is noted that at the scene there are forces and means of Ternopil Garrnizon on an increased call number. In total, 18 single personnel and 80 personnel were attracted to extinguish fires.</text:p>
      <text:p text:style-name="P4">
<text:a xlink:type="simple" xlink:href="https://armyinform.com.ua/wp-content/uploads/2023/05/346316249_912733429916064_3771481107971183910_n.jpg" text:style-name="Internet_20_link" text:visited-style-name="Visited_20_Internet_20_Link">
!(Images/AРМІЯINFORM/2023-05-14T59-00-00-04-00/346316249_912733429916064_3771481107971183910_n-150x150.jpg)</text:a>
</text:p>
      <text:p text:style-name="P4">
<text:a xlink:type="simple" xlink:href="https://armyinform.com.ua/wp-content/uploads/2023/05/346653206_100552243049964_5595821437646297035_n.jpg" text:style-name="Internet_20_link" text:visited-style-name="Visited_20_Internet_20_Link">
<draw:frame draw:style-name="fr1" draw:name="Image282" text:anchor-type="as-char" svg:width="6.9236in" svg:height="6.9236in" draw:z-index="0">
<draw:image xlink:href="../Images/AРМІЯINFORM/2023-05-14T59-00-00-04-00/346653206_100552243049964_5595821437646297035_n-150x150.jpg" xlink:type="simple" xlink:show="embed" xlink:actuate="onLoad" draw:mime-type="image/jpeg"/>
</draw:frame>
</text:a>
</text:p>
      <text:p text:style-name="P4">
<text:a xlink:type="simple" xlink:href="https://armyinform.com.ua/wp-content/uploads/2023/05/346796102_1645180732614738_4578044341893978678_n.jpg" text:style-name="Internet_20_link" text:visited-style-name="Visited_20_Internet_20_Link">
<draw:frame draw:style-name="fr1" draw:name="Image283" text:anchor-type="as-char" svg:width="6.9236in" svg:height="6.9236in" draw:z-index="0">
<draw:image xlink:href="../Images/AРМІЯINFORM/2023-05-14T59-00-00-04-00/346796102_1645180732614738_4578044341893978678_n-150x150.jpg" xlink:type="simple" xlink:show="embed" xlink:actuate="onLoad" draw:mime-type="image/jpeg"/>
</draw:frame>
</text:a>
</text:p>
      <text:p text:style-name="P4">
<text:a xlink:type="simple" xlink:href="https://armyinform.com.ua/wp-content/uploads/2023/05/346804332_1968810153483524_3462814059379221754_n.jpg" text:style-name="Internet_20_link" text:visited-style-name="Visited_20_Internet_20_Link">
<draw:frame draw:style-name="fr1" draw:name="Image284" text:anchor-type="as-char" svg:width="6.9236in" svg:height="6.9236in" draw:z-index="0">
<draw:image xlink:href="../Images/AРМІЯINFORM/2023-05-14T59-00-00-04-00/346804332_1968810153483524_3462814059379221754_n-150x150.jpg" xlink:type="simple" xlink:show="embed" xlink:actuate="onLoad" draw:mime-type="image/jpeg"/>
</draw:frame>
</text:a>
</text:p>
      <text:p text:style-name="P4">
<text:a xlink:type="simple" xlink:href="https://armyinform.com.ua/wp-content/uploads/2023/05/346806400_926726551873205_1415366446130015983_n.jpg" text:style-name="Internet_20_link" text:visited-style-name="Visited_20_Internet_20_Link">
<draw:frame draw:style-name="fr1" draw:name="Image285" text:anchor-type="as-char" svg:width="6.9236in" svg:height="6.9236in" draw:z-index="0">
<draw:image xlink:href="../Images/AРМІЯINFORM/2023-05-14T59-00-00-04-00/346806400_926726551873205_1415366446130015983_n-150x150.jpg" xlink:type="simple" xlink:show="embed" xlink:actuate="onLoad" draw:mime-type="image/jpeg"/>
</draw:frame>
</text:a>
</text:p>
      <text:p text:style-name="P4">
<text:a xlink:type="simple" xlink:href="https://armyinform.com.ua/wp-content/uploads/2023/05/346808973_766786915168995_6446662109483230152_n.jpg" text:style-name="Internet_20_link" text:visited-style-name="Visited_20_Internet_20_Link">
<draw:frame draw:style-name="fr1" draw:name="Image286" text:anchor-type="as-char" svg:width="6.9236in" svg:height="6.9236in" draw:z-index="0">
<draw:image xlink:href="../Images/AРМІЯINFORM/2023-05-14T59-00-00-04-00/346808973_766786915168995_6446662109483230152_n-150x150.jpg" xlink:type="simple" xlink:show="embed" xlink:actuate="onLoad" draw:mime-type="image/jpeg"/>
</draw:frame>
</text:a>
</text:p>
      <text:p text:style-name="P4">
<text:a xlink:type="simple" xlink:href="https://armyinform.com.ua/wp-content/uploads/2023/05/346853583_981943649787737_7300415386471275613_n.jpg" text:style-name="Internet_20_link" text:visited-style-name="Visited_20_Internet_20_Link">
<draw:frame draw:style-name="fr1" draw:name="Image287" text:anchor-type="as-char" svg:width="6.9236in" svg:height="6.9236in" draw:z-index="0">
<draw:image xlink:href="../Images/AРМІЯINFORM/2023-05-14T59-00-00-04-00/346853583_981943649787737_7300415386471275613_n-150x150.jpg" xlink:type="simple" xlink:show="embed" xlink:actuate="onLoad" draw:mime-type="image/jpeg"/>
</draw:frame>
</text:a>
</text:p>
      <text:p text:style-name="P4">
<text:a xlink:type="simple" xlink:href="https://armyinform.com.ua/wp-content/uploads/2023/05/346870236_639414784669190_8830317918431735576_n.jpg" text:style-name="Internet_20_link" text:visited-style-name="Visited_20_Internet_20_Link">
<draw:frame draw:style-name="fr1" draw:name="Image288" text:anchor-type="as-char" svg:width="6.9236in" svg:height="6.9236in" draw:z-index="0">
<draw:image xlink:href="../Images/AРМІЯINFORM/2023-05-14T59-00-00-04-00/346870236_639414784669190_8830317918431735576_n-150x150.jpg" xlink:type="simple" xlink:show="embed" xlink:actuate="onLoad" draw:mime-type="image/jpeg"/>
</draw:frame>
</text:a>
</text:p>
      <text:p text:style-name="P4">
<text:a xlink:type="simple" xlink:href="https://armyinform.com.ua/wp-content/uploads/2023/05/346960929_761520555524528_5186334052444647791_n.jpg" text:style-name="Internet_20_link" text:visited-style-name="Visited_20_Internet_20_Link">
<draw:frame draw:style-name="fr1" draw:name="Image289" text:anchor-type="as-char" svg:width="6.9236in" svg:height="6.9236in" draw:z-index="0">
<draw:image xlink:href="../Images/AРМІЯINFORM/2023-05-14T59-00-00-04-00/346960929_761520555524528_5186334052444647791_n-150x150.jpg" xlink:type="simple" xlink:show="embed" xlink:actuate="onLoad" draw:mime-type="image/jpeg"/>
</draw:frame>
</text:a>
Unfortunately, 2 people were injured as a result of the event. Pre -fragile wounds and burns. The victims are in hospitals. They are provided with any necessary assistance.</text:p>
      <text:p text:style-name="P4">
"At 01:52, the fire of the first cell is localized, and at 02:28 - the fire of the second. It is not for the fire to eliminate the fire," the rescuers said.</text:p>
      <text:p text:style-name="P4">
“At about 5 am on May 14, our city was attacked for the second time by the enemy. As a result of the explosions, probably from the debris of the rocket, civilian buildings and cars were damaged. There is currently no information about the victims. Representatives of the Main Directorate of the SES of Ukraine in the Ternopil Region, the State Emergency Situations, the SBU, the local authorities, ”the SES,” the SSNS was informed in the DSNisternopil region.</text:p>
      <text:p text:style-name="P4">
News Source: <text:a xlink:type="simple" xlink:href="https://armyinform.com.ua/2023/05/14/vnochi-okupanty-dvichi-vdaryly-po-ternopolyu-fahivczi-dsns-likvidovuyut-naslidky/" text:style-name="Internet_20_link" text:visited-style-name="Visited_20_Internet_20_Link">
https://armyinform.com.ua/2023/05/14/vnochi-okupanty-dvichi-vdaryly-po-ternopolyu-fahivczi-dsns-likvidovuyut-naslidky/</text:a>
</text:p>
      <!--NEWS-->
      <text:h text:style-name="P10" text:outline-level="1">
<text:span text:style-name="T4">
In the Russian Federation, steel production falls through crisis in production - intelligence</text:span>
</text:h>
      <text:p text:style-name="P4">
Author: ['АРМІЯINFORM']</text:p>
      <text:p text:style-name="P4">
Time: 2023-05-14T60:00:00-04:00</text:p>
      <text:p text:style-name="P4">
Description: Vikoristannie Stali in the Persho Pershuyu has been 3 % in the middle one by the middle ... War with Ukraine 2022, the war with Ukraine is the latest news today, the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sankcziyi.jpg" text:style-name="Internet_20_link" text:visited-style-name="Visited_20_Internet_20_Link">
sankcziyi.jpg</text:a>
']</text:p>
      <text:p text:style-name="P4">
Tags: ['STOPRUSSIA', 'ВТОРГНЕННЯ РФ', 'РОЗВІДКА', 'САНКЦІЇ']</text:p>
      <text:p text:style-name="P4">
Category: News</text:p>
      <!--METADATA-->
      <text:p text:style-name="P4">
<draw:frame draw:style-name="fr1" draw:name="Image290" text:anchor-type="as-char" svg:width="6.9236in" svg:height="3.62968in" draw:z-index="0">
<draw:image xlink:href="../Images/AРМІЯINFORM/2023-05-14T60-00-00-04-00/sankcziyi.jpg" xlink:type="simple" xlink:show="embed" xlink:actuate="onLoad" draw:mime-type="image/jpeg"/>
</draw:frame>
Illustrative image</text:p>
      <text:p text:style-name="P4">
The use of steel in Russia in the first quarter decreased by an average of 3 %due to a decrease in demand.</text:p>
      <text:p text:style-name="P4">
About it <text:a xlink:type="simple" xlink:href="https://www.facebook.com/SZRUkraine/posts/pfbid0YcMM33NjWTADpNDtAnAH812q75yYhvmSKaBpEtXdGf5BSAsLkn6LQraLvFjXBduXl" text:style-name="Internet_20_link" text:visited-style-name="Visited_20_Internet_20_Link">
reports</text:a>
External Intelligence Service of Ukraine.</text:p>
      <text:p text:style-name="P4">
“The use of steel in Russia in the first quarter decreased by an average of 3%, most(to 11 %)- in mechanical engineering due to crisis in the production of vehicles. Against the background of a fall in Gazprom gas exports, pipes are significantly reduced. In general, the Russian Federation has a decrease in both production and exports. In the fuel and energy complex-by 9 % due to the decrease in demand for large diameter pipes for the oil and gas sector, ”the message goes.</text:p>
      <text:p text:style-name="P4">
In addition, according to rosymustry, the number of federal state unitary enterprises has decreased almost four times - to 150, another 30 are reorganization and 100 - in the bankruptcy procedure.</text:p>
      <text:p text:style-name="P4">
In his turn, the head of the sluggish committee of Russia Bastrikin stated that for the sake of "economic security in the conditions of war" of Russia it is necessary to go through the nationalization of basic sectors of the economy.</text:p>
      <text:p text:style-name="P4">
News Source: <text:a xlink:type="simple" xlink:href="https://armyinform.com.ua/2023/05/14/u-rf-padaye-vyrobnycztvo-stali-cherez-kryzy-u-vyrobnycztvi-rozvidka/" text:style-name="Internet_20_link" text:visited-style-name="Visited_20_Internet_20_Link">
https://armyinform.com.ua/2023/05/14/u-rf-padaye-vyrobnycztvo-stali-cherez-kryzy-u-vyrobnycztvi-rozvidka/</text:a>
</text:p>
      <!--NEWS-->
      <text:h text:style-name="P10" text:outline-level="1">
<text:span text:style-name="T4">
How Ukrainian Defenders are trained in fire training in the UK</text:span>
</text:h>
      <text:p text:style-name="P4">
Author: ['АРМІЯINFORM']</text:p>
      <text:p text:style-name="P4">
Time: 2023-05-14T61:00:00-04:00</text:p>
      <text:p text:style-name="P4">
Description: VIISKOVI ISTRUSTORI TO ISTRUSTROKICS of the ZBROYNI of the Quality of Danim Forsvaret on the framework of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346477931_633930292085970_6390914198692683133_n.jpg" text:style-name="Internet_20_link" text:visited-style-name="Visited_20_Internet_20_Link">
346477931_633930292085970_6390914198692683133_n.jpg</text:a>
', '<text:a xlink:type="simple" xlink:href="https://armyinform.com.ua/wp-content/uploads/2023/05/346952311_772627964236139_5773444764894882018_n-150x150.jpg" text:style-name="Internet_20_link" text:visited-style-name="Visited_20_Internet_20_Link">
346952311_772627964236139_5773444764894882018_n-150x150.jpg</text:a>
', '<text:a xlink:type="simple" xlink:href="https://armyinform.com.ua/wp-content/uploads/2023/05/346471598_1205742933455547_1797559283790746016_n-150x150.jpg" text:style-name="Internet_20_link" text:visited-style-name="Visited_20_Internet_20_Link">
346471598_1205742933455547_1797559283790746016_n-150x150.jpg</text:a>
', '<text:a xlink:type="simple" xlink:href="https://armyinform.com.ua/wp-content/uploads/2023/05/346862688_633502988685435_1288159380044959565_n-150x150.jpg" text:style-name="Internet_20_link" text:visited-style-name="Visited_20_Internet_20_Link">
346862688_633502988685435_1288159380044959565_n-150x150.jpg</text:a>
', '<text:a xlink:type="simple" xlink:href="https://armyinform.com.ua/wp-content/uploads/2023/05/346651077_952107965994516_3746030364253032056_n-150x150.jpg" text:style-name="Internet_20_link" text:visited-style-name="Visited_20_Internet_20_Link">
346651077_952107965994516_3746030364253032056_n-150x150.jpg</text:a>
', '<text:a xlink:type="simple" xlink:href="https://armyinform.com.ua/wp-content/uploads/2023/05/346890316_947318623083169_6572293948135915785_n-150x150.jpg" text:style-name="Internet_20_link" text:visited-style-name="Visited_20_Internet_20_Link">
346890316_947318623083169_6572293948135915785_n-150x150.jpg</text:a>
', '<text:a xlink:type="simple" xlink:href="https://armyinform.com.ua/wp-content/uploads/2023/05/346878835_907119103711546_8069227141478971814_n-150x150.jpg" text:style-name="Internet_20_link" text:visited-style-name="Visited_20_Internet_20_Link">
346878835_907119103711546_8069227141478971814_n-150x150.jpg</text:a>
']</text:p>
      <text:p text:style-name="P4">
Tags: ['STOPRUSSIA', 'АГРЕСІЯ РФ', 'ВЕЛИКОБРИТАНІЯ', 'ВТОРГНЕННЯ РФ', 'ДАНІЯ', 'НАВЧАННЯ ЗА КОРДОНОМ']</text:p>
      <text:p text:style-name="P4">
Category: News</text:p>
      <!--METADATA-->
      <text:p text:style-name="P4">
<draw:frame draw:style-name="fr1" draw:name="Image291" text:anchor-type="as-char" svg:width="6.9236in" svg:height="4.615733in" draw:z-index="0">
<draw:image xlink:href="../Images/AРМІЯINFORM/2023-05-14T61-00-00-04-00/346477931_633930292085970_6390914198692683133_n.jpg" xlink:type="simple" xlink:show="embed" xlink:actuate="onLoad" draw:mime-type="image/jpeg"/>
</draw:frame>
Military instructors and instructors of the armed forces of the kingdom of Denmark Forsvaretu with the framework of the multinational educational operation "Interflex" on the basic -assemble -military training of the personnel of the Armed the warehouse of the department.</text:p>
      <text:p text:style-name="P4">
About it <text:a xlink:type="simple" xlink:href="https://www.facebook.com/GeneralStaff.ua/posts/pfbid0wgq8gwQZcEePJhcfM9aFiiJnLNeHgLM6kixukfqRaHAGhWJy2zmTJkCL6PjMBbU5l" text:style-name="Internet_20_link" text:visited-style-name="Visited_20_Internet_20_Link">
reports</text:a>
The General Staff of the Armed Forces of Ukraine.</text:p>
      <ul>
        <li>
This training makes it possible to acquire combat skills, to increase the safety of the action of the Armed Forces of Ukraine so that military personnel can master the necessary tactical knowledge to protect Ukraine, - the message reads.</li>
      </ul>
      <text:p text:style-name="P4">
<text:a xlink:type="simple" xlink:href="https://armyinform.com.ua/wp-content/uploads/2023/05/346952311_772627964236139_5773444764894882018_n.jpg" text:style-name="Internet_20_link" text:visited-style-name="Visited_20_Internet_20_Link">
!(Images/AРМІЯINFORM/2023-05-14T61-00-00-04-00/346952311_772627964236139_5773444764894882018_n-150x150.jpg)</text:a>
</text:p>
      <text:p text:style-name="P4">
<text:a xlink:type="simple" xlink:href="https://armyinform.com.ua/wp-content/uploads/2023/05/346471598_1205742933455547_1797559283790746016_n.jpg" text:style-name="Internet_20_link" text:visited-style-name="Visited_20_Internet_20_Link">
<draw:frame draw:style-name="fr1" draw:name="Image292" text:anchor-type="as-char" svg:width="6.9236in" svg:height="6.9236in" draw:z-index="0">
<draw:image xlink:href="../Images/AРМІЯINFORM/2023-05-14T61-00-00-04-00/346471598_1205742933455547_1797559283790746016_n-150x150.jpg" xlink:type="simple" xlink:show="embed" xlink:actuate="onLoad" draw:mime-type="image/jpeg"/>
</draw:frame>
</text:a>
</text:p>
      <text:p text:style-name="P4">
<text:a xlink:type="simple" xlink:href="https://armyinform.com.ua/wp-content/uploads/2023/05/346862688_633502988685435_1288159380044959565_n.jpg" text:style-name="Internet_20_link" text:visited-style-name="Visited_20_Internet_20_Link">
<draw:frame draw:style-name="fr1" draw:name="Image293" text:anchor-type="as-char" svg:width="6.9236in" svg:height="6.9236in" draw:z-index="0">
<draw:image xlink:href="../Images/AРМІЯINFORM/2023-05-14T61-00-00-04-00/346862688_633502988685435_1288159380044959565_n-150x150.jpg" xlink:type="simple" xlink:show="embed" xlink:actuate="onLoad" draw:mime-type="image/jpeg"/>
</draw:frame>
</text:a>
</text:p>
      <text:p text:style-name="P4">
<text:a xlink:type="simple" xlink:href="https://armyinform.com.ua/wp-content/uploads/2023/05/346651077_952107965994516_3746030364253032056_n.jpg" text:style-name="Internet_20_link" text:visited-style-name="Visited_20_Internet_20_Link">
<draw:frame draw:style-name="fr1" draw:name="Image294" text:anchor-type="as-char" svg:width="6.9236in" svg:height="6.9236in" draw:z-index="0">
<draw:image xlink:href="../Images/AРМІЯINFORM/2023-05-14T61-00-00-04-00/346651077_952107965994516_3746030364253032056_n-150x150.jpg" xlink:type="simple" xlink:show="embed" xlink:actuate="onLoad" draw:mime-type="image/jpeg"/>
</draw:frame>
</text:a>
</text:p>
      <text:p text:style-name="P4">
<text:a xlink:type="simple" xlink:href="https://armyinform.com.ua/wp-content/uploads/2023/05/346890316_947318623083169_6572293948135915785_n.jpg" text:style-name="Internet_20_link" text:visited-style-name="Visited_20_Internet_20_Link">
<draw:frame draw:style-name="fr1" draw:name="Image295" text:anchor-type="as-char" svg:width="6.9236in" svg:height="6.9236in" draw:z-index="0">
<draw:image xlink:href="../Images/AРМІЯINFORM/2023-05-14T61-00-00-04-00/346890316_947318623083169_6572293948135915785_n-150x150.jpg" xlink:type="simple" xlink:show="embed" xlink:actuate="onLoad" draw:mime-type="image/jpeg"/>
</draw:frame>
</text:a>
</text:p>
      <text:p text:style-name="P4">
<text:a xlink:type="simple" xlink:href="https://armyinform.com.ua/wp-content/uploads/2023/05/346878835_907119103711546_8069227141478971814_n.jpg" text:style-name="Internet_20_link" text:visited-style-name="Visited_20_Internet_20_Link">
<draw:frame draw:style-name="fr1" draw:name="Image296" text:anchor-type="as-char" svg:width="6.9236in" svg:height="6.9236in" draw:z-index="0">
<draw:image xlink:href="../Images/AРМІЯINFORM/2023-05-14T61-00-00-04-00/346878835_907119103711546_8069227141478971814_n-150x150.jpg" xlink:type="simple" xlink:show="embed" xlink:actuate="onLoad" draw:mime-type="image/jpeg"/>
</draw:frame>
</text:a>
Under the expert guidance of instructors and instructors of the armed forces of Denmark, the recruits of the Armed Forces of Ukraine become more prepared.At the same time, the people of Ukraine continue to fight for their right to live in a sovereign, independent and democratic state.</text:p>
      <text:p text:style-name="P4">
Arriving in the United Kingdom in 2022, the contingent servicemen of the Armed Forces of the Kingdom of Denmark joined the partner countries in the program of preparation of Ukrainian recruits under the leadership of the Britain.</text:p>
      <text:p text:style-name="P4">
News Source: <text:a xlink:type="simple" xlink:href="https://armyinform.com.ua/2023/05/14/yak-ukrayinski-zahysnyky-prohodyat-navchannya-iz-vognevoyi-pidgotovky-u-velykij-brytaniyi/" text:style-name="Internet_20_link" text:visited-style-name="Visited_20_Internet_20_Link">
https://armyinform.com.ua/2023/05/14/yak-ukrayinski-zahysnyky-prohodyat-navchannya-iz-vognevoyi-pidgotovky-u-velykij-brytaniyi/</text:a>
</text:p>
      <!--NEWS-->
      <text:h text:style-name="P10" text:outline-level="1">
<text:span text:style-name="T4">
May 14 - Pam ’ Ukrainians who saved Jews during World War II</text:span>
</text:h>
      <text:p text:style-name="P4">
Author: ['Сергій Зятьєв']</text:p>
      <text:p text:style-name="P4">
Time: 2023-05-14T62:00:00-04:00</text:p>
      <text:p text:style-name="P4">
Description: Past 9, the injury at the Rosіyskoy TB Shclodnya, so Zvani Tok Show, exit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golovne-2.jpg" text:style-name="Internet_20_link" text:visited-style-name="Visited_20_Internet_20_Link">
golovne-2.jpg</text:a>
', '<text:a xlink:type="simple" xlink:href="https://armyinform.com.ua/wp-content/uploads/2023/05/foto-2-12.jpg" text:style-name="Internet_20_link" text:visited-style-name="Visited_20_Internet_20_Link">
foto-2-12.jpg</text:a>
', '<text:a xlink:type="simple" xlink:href="https://armyinform.com.ua/wp-content/uploads/2023/05/foto-3-11.jpg" text:style-name="Internet_20_link" text:visited-style-name="Visited_20_Internet_20_Link">
foto-3-11.jpg</text:a>
']</text:p>
      <text:p text:style-name="P4">
Tags: ['ДРУГА СВІТОВА ВІЙНА', 'ЄВРЕЇ']</text:p>
      <text:p text:style-name="P4">
Category: News</text:p>
      <!--METADATA-->
      <text:p text:style-name="P4">
<draw:frame draw:style-name="fr1" draw:name="Image297" text:anchor-type="as-char" svg:width="6.9236in" svg:height="3.894525in" draw:z-index="0">
<draw:image xlink:href="../Images/AРМІЯINFORM/2023-05-14T62-00-00-04-00/golovne-2.jpg" xlink:type="simple" xlink:show="embed" xlink:actuate="onLoad" draw:mime-type="image/jpeg"/>
</draw:frame>
** _ On the eve of May 9, the so-called talk shows dedicated to the "great victory of the great Russian people in the Great Patriotic War" took place on the Russian TV. What and how they talked there will not be rewriting, because it is so all -to -do. I will only say that the Kremlin propagandists did not bypass such sensitive as the extermination during the war of the Jewish population. Especially on the territory of Ukraine, where, according to the propagandists, "there were very many Jews."</text:p>
      <text:h text:style-name="P12" text:outline-level="3">
<text:span text:style-name="T4">
<text:span text:style-name="T4">
 “For the salvation of Jews shot and babies…” </text:span>
</text:span>
</text:h>
      <text:p text:style-name="P4">
During the Holocaust, Ukraine lost 1.5 million Jews - a quarter of the 6 million Jews of Europe. The rescuers of the Jews were not only ethnic Ukrainians, but also representatives of other nationalities in Ukraine: Poles, Russians, Belarusians, Crimean Tatars, Armenians, Greeks, Germans, representatives of various religious denominations. These people showed humanity despite the fact that the death penalties were threatened not only by the imprisoners, but also for their children, members of their families.</text:p>
      <text:p text:style-name="P4">
However, from the speeches of the participants of these talk shows, it was the Ukrainians who "were distinguished by the animal about this ancient people, not only giving people to the Germans, but Imasov's own shot." Machine? What else!But the scum, journalism, if it exists in Russia, these words are encountered. In short, the Muscovites accuse Ukrainians of all the terrible Grykhi, inventing these "sins" in their sick heads. But any gunman knows that Ukrainians have massively rescued Jews from death. And not only Ukrainian: in other occupied countries, people also helped them to prevent death. But in the occupied territory of Ukraine, the help of Jews was much more dangerous than in the countries of Western Europe, occupied by Nazi Germany, since the Nazis destroyed not only the person who helped but also his whole family.</text:p>
      <text:p text:style-name="P4">
<draw:frame draw:style-name="fr1" draw:name="Image298" text:anchor-type="as-char" svg:width="6.9236in" svg:height="3.891564in" draw:z-index="0">
<draw:image xlink:href="../Images/AРМІЯINFORM/2023-05-14T62-00-00-04-00/foto-2-12.jpg" xlink:type="simple" xlink:show="embed" xlink:actuate="onLoad" draw:mime-type="image/jpeg"/>
</draw:frame>
</text:p>
      <text:p text:style-name="P4">
Despite the anti -Semitic sentiment among the church employees, many Orthodox priests were Jews. A special place in the history of salvation is occupied by the family of Orthodox priest Alexei Glagolev, through which the Jewish -Jews escaped death. Since the beginning of the Babi Yar's tragedy in the Kiev Ark for many Jewish families, the House of Glagolev Naviga and the Barbarian Church have become.</text:p>
      <text:p text:style-name="P4">
The Ukrainians Drabach Ignat and Luti Nicholas were hiding in Zolochiv of their acquaintance Solomon.</text:p>
      <text:p text:style-name="P4">
Metropolitan Andrey Sheptytsky is known only as a "faithful serite of German fascists, who blessed the Nazis for the masses of civilians and prisoners of war." But even the researchers of his life, who are extremely difficult to blame for sympathy for this person, deny the this man. Instead, they recognize the fact that he personally rescued hundreds of Jews with his brother -incentive, hiding them in monasteries and providing documents that confirmed their Ukrainian origin.</text:p>
      <text:p text:style-name="P4">
<draw:frame draw:style-name="fr1" draw:name="Image299" text:anchor-type="as-char" svg:width="6.9236in" svg:height="4.569576in" draw:z-index="0">
<draw:image xlink:href="../Images/AРМІЯINFORM/2023-05-14T62-00-00-04-00/foto-3-11.jpg" xlink:type="simple" xlink:show="embed" xlink:actuate="onLoad" draw:mime-type="image/jpeg"/>
</draw:frame>
In 1953, Israeli Knesset passed the Law on the perpetuation of memory and heroes, which created a memorial "Yad Vashem", and in 1963 the criteria for granting the title of righteous peoples of the world were determined. At the Vasham, there is a special commission, which, on the basis of documents, testimonies of surviving and eyewitnesses, carefully examines each case, so he makes decisions, he answers strict criteria. The commission consists of historians, lawyers of tactile victims of the Holocaust.</text:p>
      <text:p text:style-name="P4">
The title of righteous peoples of the world is provided under certain conditions: a person who can receive honorary distinction is recommended only by Jewish organizations; a person should not be an ethnic Jew that professes Christianity; The assistance, which was drawn by the Jews, should be unselfish, long and significant; The person who has trained Jews was subjected to real danger for his life or life of the family; Salvation was to be conscious. People who are recognized by the peoples of the world receive a name medal, an honorary certificate and to the right to enter their name on the wall of honor in the garden of righteous in Jerusalem. According to the law, the righteous peoples of the world receive the honorary citizenship of Israel, and the case of their death is a memorable citizenship.</text:p>
      <text:p text:style-name="P4">
After Poland, the Netherlands and France, Ukraine ranks 4th in the world of the world of righteous peoples of the world. More than 2.6 thousand people have been awarded this title.</text:p>
      <text:p text:style-name="P4">
News Source: <text:a xlink:type="simple" xlink:href="https://armyinform.com.ua/2023/05/14/14-travnya-den-pamyati-ukrayincziv-yaki-ryatuvaly-yevreyiv-pid-chas-drugoyi-svitovoyi-vijny/" text:style-name="Internet_20_link" text:visited-style-name="Visited_20_Internet_20_Link">
https://armyinform.com.ua/2023/05/14/14-travnya-den-pamyati-ukrayincziv-yaki-ryatuvaly-yevreyiv-pid-chas-drugoyi-svitovoyi-vijny/</text:a>
</text:p>
      <!--NEWS-->
      <text:h text:style-name="P10" text:outline-level="1">
<text:span text:style-name="T4">
We have to develop a plan of action on just peace in Ukraine - Head of State</text:span>
</text:h>
      <text:p text:style-name="P4">
Author: ['АРМІЯINFORM']</text:p>
      <text:p text:style-name="P4">
Time: 2023-05-14T63:00:00-04:00</text:p>
      <text:p text:style-name="P4">
Description: President of Ukraine Volodymyr Zelensky Poster, a considerable sensation at the tests of the Tikhshshi ... War with Ukraine 2022, War with Ukraine Latest news today, News War with Ukraine 2022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be967d3bc1714f4620026e161b21accc_1684009913_extra_large.jpeg" text:style-name="Internet_20_link" text:visited-style-name="Visited_20_Internet_20_Link">
be967d3bc1714f4620026e161b21accc_1684009913_extra_large.jpeg</text:a>
']</text:p>
      <text:p text:style-name="P4">
Tags: ['STOPRUSSIA', 'АГРЕСІЯ РФ', 'ВОЛОДИМИР ЗЕЛЕНСЬКИЙ', 'ВТОРГНЕННЯ РФ']</text:p>
      <text:p text:style-name="P4">
Category: News</text:p>
      <!--METADATA-->
      <text:p text:style-name="P4">
<draw:frame draw:style-name="fr1" draw:name="Image300" text:anchor-type="as-char" svg:width="6.9236in" svg:height="4.617948in" draw:z-index="0">
<draw:image xlink:href="../Images/AРМІЯINFORM/2023-05-14T63-00-00-04-00/be967d3bc1714f4620026e161b21accc_1684009913_extra_large.jpeg" xlink:type="simple" xlink:show="embed" xlink:actuate="onLoad" draw:mime-type="image/jpeg"/>
</draw:frame>
President of Ukraine Volodymyr Zelensky emphasizes that there is no point in the attempts of rest of other countries or influential personalities to become a mediator between Ukraine Tarosia to end the war, but our state is interested in proposals that can contribute to a just peace, primarily on the basis of Ukrainian formula.</text:p>
      <text:p text:style-name="P4">
About it <text:a xlink:type="simple" xlink:href="https://president.gov.ua/news/u-poserednictvi-z-agresorom-nemaye-neobhidnosti-vodnochas-uk-82869" text:style-name="Internet_20_link" text:visited-style-name="Visited_20_Internet_20_Link">
reports</text:a>
Office President of Ukraine</text:p>
      <text:p text:style-name="P4">
“Russia has started the war. Life was taken by Russia. War - on our earth. We know the crisis that were, challenges: nuclear, environmental, food, energy. We know how it is. We have not proposed an artificial plan - we suggested that you get out of this situation, end the war - by law, respecting the statutor, international law, people, values, ”Vladimir Zelensky said.</text:p>
      <text:p text:style-name="P4">
According to him, Ukraine welcomes third parties to the assistance of the crisis provoked by war and at the end of the war. According to the head, the Ukrainian formula of peace is to attract those countries, they really want to reach peace in Europe.</text:p>
      <text:p text:style-name="P4">
In particular, the President emphasized in resolving the issue of nuclear safety, Ukrainian is interested in helping nuclear states, because they are also a guarantee of the Budapest Memorandum.</text:p>
      <text:p text:style-name="P4">
“Let them come to this site and we will talk about how to solve it. We are bad to impose anything, we just want the understanding that there can be no weapons, fighters at the NPP. The nuclear power plant cannot work, it is impossible to heat it, it is impossible to threaten the whole European continent "Chornobyl", only six times larger, "he said.</text:p>
      <text:p text:style-name="P4">
At the same time, Volodymyr Zelensky emphasized that mediators needed mediators, who seized our territories, because Ukrainians remember what the mediation with the President of the Russian Federation Vladimir Putin has ended within the Normanda format.</text:p>
      <text:p text:style-name="P4">
“We have to develop a plan for just peace in Ukraine. And here is a misery - I told him his holiness - and the Vatican as one of the leaders of the darling format, ”he said.</text:p>
      <text:p text:style-name="P4">
News Source: <text:a xlink:type="simple" xlink:href="https://armyinform.com.ua/2023/05/14/my-mayemo-rozrobyty-plan-dij-shhodo-spravedlyvogo-myru-v-ukrayini-glava-derzhavy/" text:style-name="Internet_20_link" text:visited-style-name="Visited_20_Internet_20_Link">
https://armyinform.com.ua/2023/05/14/my-mayemo-rozrobyty-plan-dij-shhodo-spravedlyvogo-myru-v-ukrayini-glava-derzhavy/</text:a>
</text:p>
      <!--NEWS-->
      <text:h text:style-name="P10" text:outline-level="1">
<text:span text:style-name="T4">
The cities of Donetsk region were fired from "Grads" and "tornadoes", killed two people</text:span>
</text:h>
      <text:p text:style-name="P4">
Author: ['АРМІЯINFORM']</text:p>
      <text:p text:style-name="P4">
Time: 2023-05-14T64:00:00-04:00</text:p>
      <text:p text:style-name="P4">
Description: 26 attacks on the ziville of the village of Donechini, the middle of the company, the war with Ukraine 2022, the war with Ukraine, the latest news today, the news with Ukraine 2022, will be the last ones for Ukraine and Russia and when, the war with Ukraine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45567436_260172669831392_7951435681596103579_n.jpg" text:style-name="Internet_20_link" text:visited-style-name="Visited_20_Internet_20_Link">
345567436_260172669831392_7951435681596103579_n.jpg</text:a>
', '<text:a xlink:type="simple" xlink:href="https://armyinform.com.ua/wp-content/uploads/2023/05/345454236_611370480920769_7861248557169789685_n-150x150.jpg" text:style-name="Internet_20_link" text:visited-style-name="Visited_20_Internet_20_Link">
345454236_611370480920769_7861248557169789685_n-150x150.jpg</text:a>
', '<text:a xlink:type="simple" xlink:href="https://armyinform.com.ua/wp-content/uploads/2023/05/345618867_961502975092884_6535080147225199153_n-150x150.jpg" text:style-name="Internet_20_link" text:visited-style-name="Visited_20_Internet_20_Link">
345618867_961502975092884_6535080147225199153_n-150x150.jpg</text:a>
', '<text:a xlink:type="simple" xlink:href="https://armyinform.com.ua/wp-content/uploads/2023/05/345641330_589083106338956_3483149146148649799_n-150x150.jpg" text:style-name="Internet_20_link" text:visited-style-name="Visited_20_Internet_20_Link">
345641330_589083106338956_3483149146148649799_n-150x150.jpg</text:a>
', '<text:a xlink:type="simple" xlink:href="https://armyinform.com.ua/wp-content/uploads/2023/05/345651462_777698380753687_6674918631086090516_n-150x150.jpg" text:style-name="Internet_20_link" text:visited-style-name="Visited_20_Internet_20_Link">
345651462_777698380753687_6674918631086090516_n-150x150.jpg</text:a>
', '<text:a xlink:type="simple" xlink:href="https://armyinform.com.ua/wp-content/uploads/2023/05/346060517_965714994860905_8489570100513921597_n-150x150.jpg" text:style-name="Internet_20_link" text:visited-style-name="Visited_20_Internet_20_Link">
346060517_965714994860905_8489570100513921597_n-150x150.jpg</text:a>
', '<text:a xlink:type="simple" xlink:href="https://armyinform.com.ua/wp-content/uploads/2023/05/346097489_1909460306101583_3756987973415366311_n-150x150.jpg" text:style-name="Internet_20_link" text:visited-style-name="Visited_20_Internet_20_Link">
346097489_1909460306101583_3756987973415366311_n-150x150.jpg</text:a>
', '<text:a xlink:type="simple" xlink:href="https://armyinform.com.ua/wp-content/uploads/2023/05/346661797_218427740936301_2092255979217540867_n-150x150.jpg" text:style-name="Internet_20_link" text:visited-style-name="Visited_20_Internet_20_Link">
346661797_218427740936301_2092255979217540867_n-150x150.jpg</text:a>
']</text:p>
      <text:p text:style-name="P4">
Tags: ['STOPRUSSIA', 'ВОЄННІ ЗЛОЧИНИ ЗС РФ', 'ВТОРГНЕННЯ РФ', 'НАЦІОНАЛЬНА ПОЛІЦІЯ УКРАЇНИ']</text:p>
      <text:p text:style-name="P4">
Category: News</text:p>
      <!--METADATA-->
      <text:p text:style-name="P4">
<draw:frame draw:style-name="fr1" draw:name="Image301" text:anchor-type="as-char" svg:width="6.9236in" svg:height="5.1927in" draw:z-index="0">
<draw:image xlink:href="../Images/AРМІЯINFORM/2023-05-14T64-00-00-04-00/345567436_260172669831392_7951435681596103579_n.jpg" xlink:type="simple" xlink:show="embed" xlink:actuate="onLoad" draw:mime-type="image/jpeg"/>
</draw:frame>
Last day, occupation troops made 26 attacks on the civilian population of Donetsk region, among the killed and wounded - children. Police officers documented Russian terror fever in 12 settlements.</text:p>
      <text:p text:style-name="P4">
About chain <text:a xlink:type="simple" xlink:href="https://www.facebook.com/UA.National.Police/posts/pfbid0q6QL2iuTEQL8mZLsLQBzXqqbMh4ZPTBneBakpt3XkixWiPm6Dg8mokRCm8CzRyVl" text:style-name="Internet_20_link" text:visited-style-name="Visited_20_Internet_20_Link">
aware of</text:a>
National Police Communications Department.</text:p>
      <text:p text:style-name="P4">
«Konstantinovka Russian troops were covered with fire from" tornadoes "and artillery, killed 2 people, 10 were injured. Among the dead is a 15-year-old girl, two more teenagers were injured. 15 homes and infrastructure have been destroyed, ”the message goes.</text:p>
      <text:p text:style-name="P4">
As it is noted, the enemy was also fired at the cities of Avdiivka, Bakhmut, Druzhkivka, Konstantinovka, Kurakhovo, Toretsk, Veliky Novosilka, New York and North, Bogoyavlenko, Vovchenko, Vremivka.</text:p>
      <text:p text:style-name="P4">
<text:a xlink:type="simple" xlink:href="https://armyinform.com.ua/wp-content/uploads/2023/05/345454236_611370480920769_7861248557169789685_n.jpg" text:style-name="Internet_20_link" text:visited-style-name="Visited_20_Internet_20_Link">
!(Images/AРМІЯINFORM/2023-05-14T64-00-00-04-00/345454236_611370480920769_7861248557169789685_n-150x150.jpg)</text:a>
</text:p>
      <text:p text:style-name="P4">
<text:a xlink:type="simple" xlink:href="https://armyinform.com.ua/wp-content/uploads/2023/05/345618867_961502975092884_6535080147225199153_n.jpg" text:style-name="Internet_20_link" text:visited-style-name="Visited_20_Internet_20_Link">
<draw:frame draw:style-name="fr1" draw:name="Image302" text:anchor-type="as-char" svg:width="6.9236in" svg:height="6.9236in" draw:z-index="0">
<draw:image xlink:href="../Images/AРМІЯINFORM/2023-05-14T64-00-00-04-00/345618867_961502975092884_6535080147225199153_n-150x150.jpg" xlink:type="simple" xlink:show="embed" xlink:actuate="onLoad" draw:mime-type="image/jpeg"/>
</draw:frame>
</text:a>
</text:p>
      <text:p text:style-name="P4">
<text:a xlink:type="simple" xlink:href="https://armyinform.com.ua/wp-content/uploads/2023/05/345641330_589083106338956_3483149146148649799_n.jpg" text:style-name="Internet_20_link" text:visited-style-name="Visited_20_Internet_20_Link">
<draw:frame draw:style-name="fr1" draw:name="Image303" text:anchor-type="as-char" svg:width="6.9236in" svg:height="6.9236in" draw:z-index="0">
<draw:image xlink:href="../Images/AРМІЯINFORM/2023-05-14T64-00-00-04-00/345641330_589083106338956_3483149146148649799_n-150x150.jpg" xlink:type="simple" xlink:show="embed" xlink:actuate="onLoad" draw:mime-type="image/jpeg"/>
</draw:frame>
</text:a>
</text:p>
      <text:p text:style-name="P4">
<text:a xlink:type="simple" xlink:href="https://armyinform.com.ua/wp-content/uploads/2023/05/345651462_777698380753687_6674918631086090516_n.jpg" text:style-name="Internet_20_link" text:visited-style-name="Visited_20_Internet_20_Link">
<draw:frame draw:style-name="fr1" draw:name="Image304" text:anchor-type="as-char" svg:width="6.9236in" svg:height="6.9236in" draw:z-index="0">
<draw:image xlink:href="../Images/AРМІЯINFORM/2023-05-14T64-00-00-04-00/345651462_777698380753687_6674918631086090516_n-150x150.jpg" xlink:type="simple" xlink:show="embed" xlink:actuate="onLoad" draw:mime-type="image/jpeg"/>
</draw:frame>
</text:a>
</text:p>
      <text:p text:style-name="P4">
<text:a xlink:type="simple" xlink:href="https://armyinform.com.ua/wp-content/uploads/2023/05/346060517_965714994860905_8489570100513921597_n.jpg" text:style-name="Internet_20_link" text:visited-style-name="Visited_20_Internet_20_Link">
<draw:frame draw:style-name="fr1" draw:name="Image305" text:anchor-type="as-char" svg:width="6.9236in" svg:height="6.9236in" draw:z-index="0">
<draw:image xlink:href="../Images/AРМІЯINFORM/2023-05-14T64-00-00-04-00/346060517_965714994860905_8489570100513921597_n-150x150.jpg" xlink:type="simple" xlink:show="embed" xlink:actuate="onLoad" draw:mime-type="image/jpeg"/>
</draw:frame>
</text:a>
</text:p>
      <text:p text:style-name="P4">
<text:a xlink:type="simple" xlink:href="https://armyinform.com.ua/wp-content/uploads/2023/05/346097489_1909460306101583_3756987973415366311_n.jpg" text:style-name="Internet_20_link" text:visited-style-name="Visited_20_Internet_20_Link">
<draw:frame draw:style-name="fr1" draw:name="Image306" text:anchor-type="as-char" svg:width="6.9236in" svg:height="6.9236in" draw:z-index="0">
<draw:image xlink:href="../Images/AРМІЯINFORM/2023-05-14T64-00-00-04-00/346097489_1909460306101583_3756987973415366311_n-150x150.jpg" xlink:type="simple" xlink:show="embed" xlink:actuate="onLoad" draw:mime-type="image/jpeg"/>
</draw:frame>
</text:a>
</text:p>
      <text:p text:style-name="P4">
<text:a xlink:type="simple" xlink:href="https://armyinform.com.ua/wp-content/uploads/2023/05/346661797_218427740936301_2092255979217540867_n.jpg" text:style-name="Internet_20_link" text:visited-style-name="Visited_20_Internet_20_Link">
<draw:frame draw:style-name="fr1" draw:name="Image307" text:anchor-type="as-char" svg:width="6.9236in" svg:height="6.9236in" draw:z-index="0">
<draw:image xlink:href="../Images/AРМІЯINFORM/2023-05-14T64-00-00-04-00/346661797_218427740936301_2092255979217540867_n-150x150.jpg" xlink:type="simple" xlink:show="embed" xlink:actuate="onLoad" draw:mime-type="image/jpeg"/>
</draw:frame>
</text:a>
</text:p>
      <text:p text:style-name="P4">
News Source: <text:a xlink:type="simple" xlink:href="https://armyinform.com.ua/2023/05/14/mista-donechchyny-rosiyany-obstrilyaly-gradamy-i-smerchamy-ubyto-dvoye-lyudej/" text:style-name="Internet_20_link" text:visited-style-name="Visited_20_Internet_20_Link">
https://armyinform.com.ua/2023/05/14/mista-donechchyny-rosiyany-obstrilyaly-gradamy-i-smerchamy-ubyto-dvoye-lyudej/</text:a>
</text:p>
      <!--NEWS-->
      <text:h text:style-name="P10" text:outline-level="1">
<text:span text:style-name="T4">
We need to be prepared to counteract the Russian army in all dimensions - General Christopher Cavooli</text:span>
</text:h>
      <text:p text:style-name="P4">
Author: ['Єгор Брайлян']</text:p>
      <text:p text:style-name="P4">
Time: 2023-05-14T65:00:00-04:00</text:p>
      <text:p text:style-name="P4">
Description: About CE, by saying General of the Army USA, the head of the U.S. Knroopei commands of the USA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gen-christopher-g-cavoli-qhi0p1-1.jpg" text:style-name="Internet_20_link" text:visited-style-name="Visited_20_Internet_20_Link">
gen-christopher-g-cavoli-qhi0p1-1.jpg</text:a>
']</text:p>
      <text:p text:style-name="P4">
Tags: ['STOPRUSSIA', 'ВТОРГНЕННЯ РФ', 'ДОПОМОГА ПАРТНЕРІВ', 'ЕСТОНІЯ', 'НАТО', 'СВІТ ПІДТРИМУЄ УКРАЇНУ', 'США']</text:p>
      <text:p text:style-name="P4">
Category: News</text:p>
      <!--METADATA-->
      <text:p text:style-name="P4">
<draw:frame draw:style-name="fr1" draw:name="Image308" text:anchor-type="as-char" svg:width="6.9236in" svg:height="6.409442in" draw:z-index="0">
<draw:image xlink:href="../Images/AРМІЯINFORM/2023-05-14T65-00-00-04-00/gen-christopher-g-cavoli-qhi0p1-1.jpg" xlink:type="simple" xlink:show="embed" xlink:actuate="onLoad" draw:mime-type="image/jpeg"/>
</draw:frame>
<text:span text:style-name="T4">
 This was stated by the US Army General, the Chairman of the European Command of the US Armed Forces and the Supreme Commander-in-Chief of the United NATO Armed Forces in Europe at the Lennart Mary Conference, according to the Army Correspondent </text:span>
<text:span text:style-name="T4">
 Inform </text:span>
 <text:span text:style-name="T4">
 </text:span>
 From Tallinn.</text:p>
      <text:p text:style-name="P4">
General Christopher Cavola emphasized why it is important to explore more and large -scale Russian aggression against Ukraine in terms of defeat.</text:p>
      <ul>
        <li>
The duty of the military - collectively protect our countries and NATO. The destruction of the Russian army is what you need to study very carefully. Land forces had major problems in Ukraine. They lost a lot of military equipment and equipment. For example, at least 100 Russian aircraft was destroyed, although another 1000 was drawn. We must be ready to counteract the Russian army in all spheres, - said General Christopher Cavoli.</li>
      </ul>
      <text:p text:style-name="P4">
There are now 5 dimensions(domains)Wars: air, land, water, cyberspace, space. NATO's new defensive plans are expected to be approved by the Alliance in Vilnius in July.</text:p>
      <ul>
        <li>
NATO is currently successful in nuclear restraint. At the same time, we can do it better.</li>
      </ul>
      <text:p text:style-name="P4">
There are plans for the deployment of military forces that we will need in the future of vision and readiness. Estonia was among the leaders in the strengthening of Collective Defense of NATO, - summarized General Christopher Kaoly.</text:p>
      <text:p text:style-name="P4">
News Source: <text:a xlink:type="simple" xlink:href="https://armyinform.com.ua/2023/05/14/my-povynni-buty-gotovi-do-protydiyi-rosijskij-armiyi-v-usih-vymirah-general-kristofer-kavoli/" text:style-name="Internet_20_link" text:visited-style-name="Visited_20_Internet_20_Link">
https://armyinform.com.ua/2023/05/14/my-povynni-buty-gotovi-do-protydiyi-rosijskij-armiyi-v-usih-vymirah-general-kristofer-kavoli/</text:a>
</text:p>
      <!--NEWS-->
      <text:h text:style-name="P10" text:outline-level="1">
<text:span text:style-name="T4">
A large boxing tournament was held in Kharkiv in honor of the city's defense heroes</text:span>
</text:h>
      <text:p text:style-name="P4">
Author: ['Дмитро Горбунов']</text:p>
      <text:p text:style-name="P4">
Time: 2023-05-14T66:00:00-04:00</text:p>
      <text:p text:style-name="P4">
Description: The dualdsita boxing of Ukraine beat for Chemonci Titles PID Office of Boxing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golovna-2-2.jpg" text:style-name="Internet_20_link" text:visited-style-name="Visited_20_Internet_20_Link">
golovna-2-2.jpg</text:a>
', '<text:a xlink:type="simple" xlink:href="https://armyinform.com.ua/wp-content/uploads/2023/05/harkiv-boks-7-150x150.jpg" text:style-name="Internet_20_link" text:visited-style-name="Visited_20_Internet_20_Link">
harkiv-boks-7-150x150.jpg</text:a>
', '<text:a xlink:type="simple" xlink:href="https://armyinform.com.ua/wp-content/uploads/2023/05/harkiv-boks-6-150x150.jpg" text:style-name="Internet_20_link" text:visited-style-name="Visited_20_Internet_20_Link">
harkiv-boks-6-150x150.jpg</text:a>
', '<text:a xlink:type="simple" xlink:href="https://armyinform.com.ua/wp-content/uploads/2023/05/harkiv-boks-2-s.melnyk-150x150.jpg" text:style-name="Internet_20_link" text:visited-style-name="Visited_20_Internet_20_Link">
harkiv-boks-2-s.melnyk-150x150.jpg</text:a>
', '<text:a xlink:type="simple" xlink:href="https://armyinform.com.ua/wp-content/uploads/2023/05/harkiv-boks-3-150x150.jpg" text:style-name="Internet_20_link" text:visited-style-name="Visited_20_Internet_20_Link">
harkiv-boks-3-150x150.jpg</text:a>
', '<text:a xlink:type="simple" xlink:href="https://armyinform.com.ua/wp-content/uploads/2023/05/harkiv-boks-8-150x150.jpg" text:style-name="Internet_20_link" text:visited-style-name="Visited_20_Internet_20_Link">
harkiv-boks-8-150x150.jpg</text:a>
', '<text:a xlink:type="simple" xlink:href="https://armyinform.com.ua/wp-content/uploads/2023/05/harkiv-boks-11-150x150.jpg" text:style-name="Internet_20_link" text:visited-style-name="Visited_20_Internet_20_Link">
harkiv-boks-11-150x150.jpg</text:a>
']</text:p>
      <text:p text:style-name="P4">
Tags: ['АГРЕСІЯ РФ', 'БОКСЕРСЬКИЙ ТУРНІР', 'ХАРКІВ']</text:p>
      <text:p text:style-name="P4">
Category: News</text:p>
      <!--METADATA-->
      <text:p text:style-name="P4">
<draw:frame draw:style-name="fr1" draw:name="Image309" text:anchor-type="as-char" svg:width="6.9236in" svg:height="4.604194in" draw:z-index="0">
<draw:image xlink:href="../Images/AРМІЯINFORM/2023-05-14T66-00-00-04-00/golovna-2-2.jpg" xlink:type="simple" xlink:show="embed" xlink:actuate="onLoad" draw:mime-type="image/jpeg"/>
</draw:frame>
<text:span text:style-name="T4">
 _ Twenty best boxers of Ukraine fought for the championship titles during the periods of the boxing tournament in honor of Kharkiv defense heroes. In the ten two -end, the male of Ukraine came together in the men's boxing team against the male collection city of Kharkiv. Due to the actions of the invaders, the event took place at the metropolitan station. In order for as many people as possible to watch the duels, several monitors were placed in the center ._ </text:span>
 **</text:p>
      <text:p text:style-name="P4">
The organizers of the event are the Ministry of Youth and Sports of Ukraine, the NOC of Ukraine, the Kharkiv Regional Military Administration, the Boxing Federation of Ukraine, as well as the Znizhka of Charitable Organizations.</text:p>
      <text:p text:style-name="P4">
<text:a xlink:type="simple" xlink:href="https://armyinform.com.ua/wp-content/uploads/2023/05/harkiv-boks-7.jpg" text:style-name="Internet_20_link" text:visited-style-name="Visited_20_Internet_20_Link">
!(Images/AРМІЯINFORM/2023-05-14T66-00-00-04-00/harkiv-boks-7-150x150.jpg)</text:a>
</text:p>
      <text:p text:style-name="P4">
<text:a xlink:type="simple" xlink:href="https://armyinform.com.ua/wp-content/uploads/2023/05/harkiv-boks-6.jpg" text:style-name="Internet_20_link" text:visited-style-name="Visited_20_Internet_20_Link">
<draw:frame draw:style-name="fr1" draw:name="Image310" text:anchor-type="as-char" svg:width="6.9236in" svg:height="6.9236in" draw:z-index="0">
<draw:image xlink:href="../Images/AРМІЯINFORM/2023-05-14T66-00-00-04-00/harkiv-boks-6-150x150.jpg" xlink:type="simple" xlink:show="embed" xlink:actuate="onLoad" draw:mime-type="image/jpeg"/>
</draw:frame>
</text:a>
- The basic idea of this event is to worship our defenders who give the momentum to train, to hold competitions, to live a free life. I congratulate all the real holiday of strength and the invincible spirit, - said Vice presidentialfederation of boxing of Ukraine Alexander Manchak.</text:p>
      <text:p text:style-name="P4">
At the beginning of the event, representatives of all military units and separate units that participated in the defense of Kharkiv were encouraged by the decision of the Kharkiv Regional Regional Administration and the Kharkiv City Council.</text:p>
      <text:p text:style-name="P4">
<text:a xlink:type="simple" xlink:href="https://armyinform.com.ua/wp-content/uploads/2023/05/harkiv-boks-2-s.melnyk.jpg" text:style-name="Internet_20_link" text:visited-style-name="Visited_20_Internet_20_Link">
!(Images/AРМІЯINFORM/2023-05-14T66-00-00-04-00/harkiv-boks-2-s.melnyk-150x150.jpg)</text:a>
Head of Kharkiv garrison brigade General Sergey Melnyk</text:p>
      <text:p text:style-name="P4">
<text:a xlink:type="simple" xlink:href="https://armyinform.com.ua/wp-content/uploads/2023/05/harkiv-boks-3.jpg" text:style-name="Internet_20_link" text:visited-style-name="Visited_20_Internet_20_Link">
!(Images/AРМІЯINFORM/2023-05-14T66-00-00-04-00/harkiv-boks-3-150x150.jpg)</text:a>
-For the first time from the beginning of the full-scale war, sports returns to Kharkiv.</text:p>
      <text:p text:style-name="P4">
It is worth saying that boxers of both teams were well prepared for the tournament and were at the same level of skill. There was no knockdown. It was extremely difficult to determine the winners.</text:p>
      <text:p text:style-name="P4">
<text:a xlink:type="simple" xlink:href="https://armyinform.com.ua/wp-content/uploads/2023/05/harkiv-boks-8.jpg" text:style-name="Internet_20_link" text:visited-style-name="Visited_20_Internet_20_Link">
!(Images/AРМІЯINFORM/2023-05-14T66-00-00-04-00/harkiv-boks-8-150x150.jpg)</text:a>
</text:p>
      <text:p text:style-name="P4">
As a result, most of the duels ended in a draw. In addition to the championship titles, Ukrainian athletes were also presented with prizes from the organizers of the event. Also, 20 boxers received well -deserved awards.</text:p>
      <ul>
        <li>
I am very grateful to our athletes who choose awards in all arenas of the world. We show everyone that we are not afraid of anyone and we can conduct such sports competitions as close to the border with the Russian Federation. Naudation is invincible. It was, so, it will always be, - finally, the brigade gugene Sergey Melnyk said.</li>
      </ul>
      <text:p text:style-name="P4">
<text:span text:style-name="T5">
Opto author</text:span>
</text:p>
      <text:p text:style-name="P4">
News Source: <text:a xlink:type="simple" xlink:href="https://armyinform.com.ua/2023/05/14/u-harkovi-vidbuvsya-velykyj-bokserskyj-turnir-na-chest-geroyiv-oborony-mista/" text:style-name="Internet_20_link" text:visited-style-name="Visited_20_Internet_20_Link">
https://armyinform.com.ua/2023/05/14/u-harkovi-vidbuvsya-velykyj-bokserskyj-turnir-na-chest-geroyiv-oborony-mista/</text:a>
</text:p>
      <!--NEWS-->
      <text:h text:style-name="P10" text:outline-level="1">
<text:span text:style-name="T4">
Traitors flee from the occupied south to the Russian Federation</text:span>
</text:h>
      <text:p text:style-name="P4">
Author: ['АРМІЯINFORM']</text:p>
      <text:p text:style-name="P4">
Time: 2023-05-14T67:00:00-04:00</text:p>
      <text:p text:style-name="P4">
Description: Posipaki pay -in -law of the Teritaean Teritaean Toruskoe Torso Masovo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9026244-ccc891e-452a41c-gettyimages-1238916845-1-1-.jpg" text:style-name="Internet_20_link" text:visited-style-name="Visited_20_Internet_20_Link">
9026244-ccc891e-452a41c-gettyimages-1238916845-1-1-.jpg</text:a>
']</text:p>
      <text:p text:style-name="P4">
Tags: ['STOPRUSSIA', 'ВТОРГНЕННЯ РФ', 'ЗРАДНИКИ', 'ПІВДЕНЬ']</text:p>
      <text:p text:style-name="P4">
Category: News</text:p>
      <!--METADATA-->
      <text:p text:style-name="P4">
<draw:frame draw:style-name="fr1" draw:name="Image311" text:anchor-type="as-char" svg:width="6.9236in" svg:height="3.893271in" draw:z-index="0">
<draw:image xlink:href="../Images/AРМІЯINFORM/2023-05-14T67-00-00-04-00/9026244-ccc891e-452a41c-gettyimages-1238916845-1-1-.jpg" xlink:type="simple" xlink:show="embed" xlink:actuate="onLoad" draw:mime-type="image/jpeg"/>
</draw:frame>
The occupants of the invaders from the temporarily occupied territories of Zaporizhzhya and Kherson Mass are flee to the Russian Federation.</text:p>
      <text:p text:style-name="P4">
About it reports <text:a xlink:type="simple" xlink:href="https://sprotyv.mod.gov.ua/kolaboranty-vtikayut-z-tot-pivdnya-ukrayiny/" text:style-name="Internet_20_link" text:visited-style-name="Visited_20_Internet_20_Link">
Center of the National Establishment</text:a>
.</text:p>
      <text:p text:style-name="P4">
«Серед зрадників на ТОТ поширюються панічні настрої, і чимало з них вжевиїхало з території України. При цьому керівництво окупаційних адміністраційзаборонило виїжджати значній частині колаборантів, але ті все одно шукаютьспосіб обійти заборону, сидять на валізах та вивозять свої сім’ї», — йдеться вповідомленні.</text:p>
      <text:p text:style-name="P4">
News Source: <text:a xlink:type="simple" xlink:href="https://armyinform.com.ua/2023/05/14/zradnyky-tikayut-z-okupovanogo-pivdnya-do-rf/" text:style-name="Internet_20_link" text:visited-style-name="Visited_20_Internet_20_Link">
https://armyinform.com.ua/2023/05/14/zradnyky-tikayut-z-okupovanogo-pivdnya-do-rf/</text:a>
</text:p>
      <!--NEWS-->
      <text:h text:style-name="P10" text:outline-level="1">
<text:span text:style-name="T4">
Volodymyr Zelenskyy thanked Germany for the largest defensive package from the beginning of a large -scale invasion of the Armed Forces of the Russian Federation</text:span>
</text:h>
      <text:p text:style-name="P4">
Author: ['АРМІЯINFORM']</text:p>
      <text:p text:style-name="P4">
Time: 2023-05-14T68:00:00-04:00</text:p>
      <text:p text:style-name="P4">
Description: President of Ukraine Volodymyr Zelensky at the Interigeums of VIZITS BE THE NIMECHINI PROVIV Needl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6ca69434f1a672b258e660d4121a69f3_1684050266_extra_large.jpeg" text:style-name="Internet_20_link" text:visited-style-name="Visited_20_Internet_20_Link">
6ca69434f1a672b258e660d4121a69f3_1684050266_extra_large.jpeg</text:a>
']</text:p>
      <text:p text:style-name="P4">
Tags: ['ВОЛОДИМИР ЗЕЛЕНСЬКИЙ', 'ПРЕЗИДЕНТ УКРАЇНИ', 'ФРАНКОМ-ВАЛЬТЕР ШТАЙНМАЄР', 'ФРН']</text:p>
      <text:p text:style-name="P4">
Category: News</text:p>
      <!--METADATA-->
      <text:p text:style-name="P4">
<draw:frame draw:style-name="fr1" draw:name="Image312" text:anchor-type="as-char" svg:width="6.9236in" svg:height="4.617948in" draw:z-index="0">
<draw:image xlink:href="../Images/AРМІЯINFORM/2023-05-14T68-00-00-04-00/6ca69434f1a672b258e660d4121a69f3_1684050266_extra_large.jpeg" xlink:type="simple" xlink:show="embed" xlink:actuate="onLoad" draw:mime-type="image/jpeg"/>
</draw:frame>
President of Ukraine Volodymyr Zelensky, within the framework of the visit to Germany, has conducted interviews with the Federal President of Germany Frank-Valter Steinmeyer. The meeting took place in the format of face-to-face and in the delegations. The head of the Ukrainian state thanked Germany for a comprehensive political, financial, humanitarian and military support of Ukraine since the beginning of full -scale Russian aggression, as well as for the significant contribution of Germany to strengthening the international correction to our country.</text:p>
      <text:p text:style-name="P4">
The President of Ukraine has praised the new, the largest since the beginning of full -scale aggression, a defense package declared by the German Government.</text:p>
      <text:p text:style-name="P4">
The head of state expressed gratitude to Germany for the reception of citizens of Ukraine, who were to leave their homes because of a full -scale Russian invasion.</text:p>
      <text:p text:style-name="P4">
Volodymyr Zelensky emphasized the importance of bringing to responsibility in war crimes and other atrocities committed by the Russian aggressor.</text:p>
      <text:p text:style-name="P4">
The parties stopped separately on the joint work on the promotion of the Ukrainian formulamir and the organization of the Global Peace Summit with the participation of the maximum number of states, including the countries of the global south.</text:p>
      <text:p text:style-name="P4">
Particular attention was paid to the issues of European and Euro -Atlantic integration of Ukraine.</text:p>
      <text:p text:style-name="P4">
The head of the Ukrainian state noted that our country is counting on the admission of Germany in support of an application for joining NATO.</text:p>
      <text:p text:style-name="P4">
Emphasis on the importance of continuing comprehensive pressure on the aggressor, the President of Ukraine expressed his hope for the leading role of Germany in the adoption of the EU of the next -state package.</text:p>
      <text:p text:style-name="P4">
The negotiations were about the participation of Germany in the restoration of Ukraine. This is facilitated, in particular, by the two presidents established by two presidents of the municipal and regional partnerships of Ukraine and Germany.</text:p>
      <text:p text:style-name="P4">
_ <text:span text:style-name="T4">
 Source: </text:span>
 <text:a xlink:type="simple" xlink:href="https://www.president.gov.ua/news/u-berlini-vidbulasya-zustrich-prezidenta-ukrayini-ta-federal-82877" text:style-name="Internet_20_link" text:visited-style-name="Visited_20_Internet_20_Link">
Presidential-Ukraine official website</text:a>
_</text:p>
      <text:p text:style-name="P4">
News Source: <text:a xlink:type="simple" xlink:href="https://armyinform.com.ua/2023/05/14/volodymyr-zelenskyj-podyakuvav-nimechchyni-za-najbilshyj-oboronnyj-paket-vid-pochatku-shyrokomasshtabnogo-vtorgnennya-zs-rf/" text:style-name="Internet_20_link" text:visited-style-name="Visited_20_Internet_20_Link">
https://armyinform.com.ua/2023/05/14/volodymyr-zelenskyj-podyakuvav-nimechchyni-za-najbilshyj-oboronnyj-paket-vid-pochatku-shyrokomasshtabnogo-vtorgnennya-zs-rf/</text:a>
</text:p>
      <!--NEWS-->
      <text:h text:style-name="P10" text:outline-level="1">
<text:span text:style-name="T4">
Five residents of Kherson region were killed by the Russians, investigations were launched</text:span>
</text:h>
      <text:p text:style-name="P4">
Author: ['АРМІЯINFORM']</text:p>
      <text:p text:style-name="P4">
Time: 2023-05-14T69:00:00-04:00</text:p>
      <text:p text:style-name="P4">
Description: For the process of the Kerivnitvva, Berislavsky district prosecutors, Rozdochatovo ... War with Ukraine 2022, war with Ukraine Latest news today, News War with Ukraine 2022 Last for today, will there be a war between Ukraine and Russia and when the war with Ukraine will be either in 2022 or there will be or will be or will be No, will there be a war with Ukraine in the near future, they say, the war with Ukraine, Ukrainian news today, Ukrainian news in Ukrainian media in Russian</text:p>
      <text:p text:style-name="P4">
Images: ['<text:a xlink:type="simple" xlink:href="https://armyinform.com.ua/wp-content/uploads/2023/05/photo_2023-05-14_13-45-56.jpg" text:style-name="Internet_20_link" text:visited-style-name="Visited_20_Internet_20_Link">
photo_2023-05-14_13-45-56.jpg</text:a>
', '<text:a xlink:type="simple" xlink:href="https://armyinform.com.ua/wp-content/uploads/2023/05/photo_2023-05-14_13-45-57-150x150.jpg" text:style-name="Internet_20_link" text:visited-style-name="Visited_20_Internet_20_Link">
photo_2023-05-14_13-45-57-150x150.jpg</text:a>
', '<text:a xlink:type="simple" xlink:href="https://armyinform.com.ua/wp-content/uploads/2023/05/photo_2023-05-14_13-45-58-150x150.jpg" text:style-name="Internet_20_link" text:visited-style-name="Visited_20_Internet_20_Link">
photo_2023-05-14_13-45-58-150x150.jpg</text:a>
', '<text:a xlink:type="simple" xlink:href="https://armyinform.com.ua/wp-content/uploads/2023/05/photo_2023-05-14_13-45-59-150x150.jpg" text:style-name="Internet_20_link" text:visited-style-name="Visited_20_Internet_20_Link">
photo_2023-05-14_13-45-59-150x150.jpg</text:a>
']</text:p>
      <text:p text:style-name="P4">
Tags: ['STOPRUSSIA', 'ВТОРГНЕННЯ РФ', 'ОФІС ГЕНЕРАЛЬНОГО ПРОКУРОРА', 'ХЕРСОНЩИНА']</text:p>
      <text:p text:style-name="P4">
Category: News</text:p>
      <!--METADATA-->
      <text:p text:style-name="P4">
<draw:frame draw:style-name="fr1" draw:name="Image313" text:anchor-type="as-char" svg:width="6.9236in" svg:height="5.1927in" draw:z-index="0">
<draw:image xlink:href="../Images/AРМІЯINFORM/2023-05-14T69-00-00-04-00/photo_2023-05-14_13-45-56.jpg" xlink:type="simple" xlink:show="embed" xlink:actuate="onLoad" draw:mime-type="image/jpeg"/>
</draw:frame>
With the procedural leadership of the Berislav District Prosecutor's Office, a such investigation into the fact of violation of the laws and customs of war combined with premeditated murder(Part 2 of Art. 438 of the Criminal Code of Ukraine), <text:a xlink:type="simple" xlink:href="https://t.me/pgo_gov_ua/12134" text:style-name="Internet_20_link" text:visited-style-name="Visited_20_Internet_20_Link">
informs</text:a>
Office of the Prosecutor General.</text:p>
      <text:p text:style-name="P4">
“According to the investigation, on May 14, an unknown explosive device left by the Russian military during the occupation in the Novovorontsov community in the territory of local agriculture. Five civilian workers were killed, ”the message reads.</text:p>
      <text:p text:style-name="P4">
<text:a xlink:type="simple" xlink:href="https://armyinform.com.ua/wp-content/uploads/2023/05/photo_2023-05-14_13-45-57.jpg" text:style-name="Internet_20_link" text:visited-style-name="Visited_20_Internet_20_Link">
!(Images/AРМІЯINFORM/2023-05-14T69-00-00-04-00/photo_2023-05-14_13-45-57-150x150.jpg)</text:a>
</text:p>
      <text:p text:style-name="P4">
<text:a xlink:type="simple" xlink:href="https://armyinform.com.ua/wp-content/uploads/2023/05/photo_2023-05-14_13-45-58.jpg" text:style-name="Internet_20_link" text:visited-style-name="Visited_20_Internet_20_Link">
<draw:frame draw:style-name="fr1" draw:name="Image314" text:anchor-type="as-char" svg:width="6.9236in" svg:height="6.9236in" draw:z-index="0">
<draw:image xlink:href="../Images/AРМІЯINFORM/2023-05-14T69-00-00-04-00/photo_2023-05-14_13-45-58-150x150.jpg" xlink:type="simple" xlink:show="embed" xlink:actuate="onLoad" draw:mime-type="image/jpeg"/>
</draw:frame>
</text:a>
</text:p>
      <text:p text:style-name="P4">
<text:a xlink:type="simple" xlink:href="https://armyinform.com.ua/wp-content/uploads/2023/05/photo_2023-05-14_13-45-59.jpg" text:style-name="Internet_20_link" text:visited-style-name="Visited_20_Internet_20_Link">
<draw:frame draw:style-name="fr1" draw:name="Image315" text:anchor-type="as-char" svg:width="6.9236in" svg:height="6.9236in" draw:z-index="0">
<draw:image xlink:href="../Images/AРМІЯINFORM/2023-05-14T69-00-00-04-00/photo_2023-05-14_13-45-59-150x150.jpg" xlink:type="simple" xlink:show="embed" xlink:actuate="onLoad" draw:mime-type="image/jpeg"/>
</draw:frame>
</text:a>
An investigative team is on the spot to find out the circumstances of the event. Also, the governors fired at the village in the Milivka community. The enemy projectile hit the gerrium of a private house. At this time, the host traveled in the garden. He died by a minne explosive injury.</text:p>
      <text:p text:style-name="P4">
Prosecutors continue to take all proper and possible measures to document the war crimes committed by representatives of the Armed Forces of the Russian Federation.</text:p>
      <text:p text:style-name="P4">
News Source: <text:a xlink:type="simple" xlink:href="https://armyinform.com.ua/2023/05/14/pyatoh-meshkancziv-hersonshhyny-ubyly-rosiyany-rozpochato-rozsliduvannya/" text:style-name="Internet_20_link" text:visited-style-name="Visited_20_Internet_20_Link">
https://armyinform.com.ua/2023/05/14/pyatoh-meshkancziv-hersonshhyny-ubyly-rosiyany-rozpochato-rozsliduvannya/</text:a>
</text:p>
      <!--NEWS-->
      <text:h text:style-name="P10" text:outline-level="1">
<text:span text:style-name="T4">
Five residents of Kherson region were killed by the Russians, investigations were launched</text:span>
</text:h>
      <text:p text:style-name="P4">
Author: ['АРМІЯINFORM']</text:p>
      <text:p text:style-name="P4">
Time: 2023-05-14T69:00:00-04:00</text:p>
      <text:p text:style-name="P4">
Description: For the process of the Kerivnitvva, Berislavsky district prosecutors, Rozdochatovo ... War with Ukraine 2022, war with Ukraine Latest news today, News War with Ukraine 2022 Last for today, will there be a war between Ukraine and Russia and when the war with Ukraine will be either in 2022 or there will be or will be or will be No, will there be a war with Ukraine in the near future, they say, the war with Ukraine, Ukrainian news today, Ukrainian news in Ukrainian media in Russian</text:p>
      <text:p text:style-name="P4">
Images: ['<text:a xlink:type="simple" xlink:href="https://armyinform.com.ua/wp-content/uploads/2023/05/photo_2023-05-14_13-45-56.jpg" text:style-name="Internet_20_link" text:visited-style-name="Visited_20_Internet_20_Link">
photo_2023-05-14_13-45-56.jpg</text:a>
', '<text:a xlink:type="simple" xlink:href="https://armyinform.com.ua/wp-content/uploads/2023/05/photo_2023-05-14_13-45-57-150x150.jpg" text:style-name="Internet_20_link" text:visited-style-name="Visited_20_Internet_20_Link">
photo_2023-05-14_13-45-57-150x150.jpg</text:a>
', '<text:a xlink:type="simple" xlink:href="https://armyinform.com.ua/wp-content/uploads/2023/05/photo_2023-05-14_13-45-58-150x150.jpg" text:style-name="Internet_20_link" text:visited-style-name="Visited_20_Internet_20_Link">
photo_2023-05-14_13-45-58-150x150.jpg</text:a>
', '<text:a xlink:type="simple" xlink:href="https://armyinform.com.ua/wp-content/uploads/2023/05/photo_2023-05-14_13-45-59-150x150.jpg" text:style-name="Internet_20_link" text:visited-style-name="Visited_20_Internet_20_Link">
photo_2023-05-14_13-45-59-150x150.jpg</text:a>
']</text:p>
      <text:p text:style-name="P4">
Tags: ['STOPRUSSIA', 'ВТОРГНЕННЯ РФ', 'ОФІС ГЕНЕРАЛЬНОГО ПРОКУРОРА', 'ХЕРСОНЩИНА']</text:p>
      <text:p text:style-name="P4">
Category: News</text:p>
      <!--METADATA-->
      <text:p text:style-name="P4">
<draw:frame draw:style-name="fr1" draw:name="Image316" text:anchor-type="as-char" svg:width="6.9236in" svg:height="5.1927in" draw:z-index="0">
<draw:image xlink:href="../Images/AРМІЯINFORM/2023-05-14T69-00-00-04-00/photo_2023-05-14_13-45-56.jpg" xlink:type="simple" xlink:show="embed" xlink:actuate="onLoad" draw:mime-type="image/jpeg"/>
</draw:frame>
With the procedural leadership of the Berislav District Prosecutor's Office, a such investigation into the fact of violation of the laws and customs of war combined with premeditated murder(Part 2 of Art. 438 of the Criminal Code of Ukraine), <text:a xlink:type="simple" xlink:href="https://t.me/pgo_gov_ua/12134" text:style-name="Internet_20_link" text:visited-style-name="Visited_20_Internet_20_Link">
informs</text:a>
Office of the Prosecutor General.</text:p>
      <text:p text:style-name="P4">
“According to the investigation, on May 14, an unknown explosive device left by the Russian military during the occupation in the Novovorontsov community in the territory of local agriculture. Five civilian workers were killed, ”the message reads.</text:p>
      <text:p text:style-name="P4">
<text:a xlink:type="simple" xlink:href="https://armyinform.com.ua/wp-content/uploads/2023/05/photo_2023-05-14_13-45-57.jpg" text:style-name="Internet_20_link" text:visited-style-name="Visited_20_Internet_20_Link">
!(Images/AРМІЯINFORM/2023-05-14T69-00-00-04-00/photo_2023-05-14_13-45-57-150x150.jpg)</text:a>
</text:p>
      <text:p text:style-name="P4">
<text:a xlink:type="simple" xlink:href="https://armyinform.com.ua/wp-content/uploads/2023/05/photo_2023-05-14_13-45-58.jpg" text:style-name="Internet_20_link" text:visited-style-name="Visited_20_Internet_20_Link">
<draw:frame draw:style-name="fr1" draw:name="Image317" text:anchor-type="as-char" svg:width="6.9236in" svg:height="6.9236in" draw:z-index="0">
<draw:image xlink:href="../Images/AРМІЯINFORM/2023-05-14T69-00-00-04-00/photo_2023-05-14_13-45-58-150x150.jpg" xlink:type="simple" xlink:show="embed" xlink:actuate="onLoad" draw:mime-type="image/jpeg"/>
</draw:frame>
</text:a>
</text:p>
      <text:p text:style-name="P4">
<text:a xlink:type="simple" xlink:href="https://armyinform.com.ua/wp-content/uploads/2023/05/photo_2023-05-14_13-45-59.jpg" text:style-name="Internet_20_link" text:visited-style-name="Visited_20_Internet_20_Link">
<draw:frame draw:style-name="fr1" draw:name="Image318" text:anchor-type="as-char" svg:width="6.9236in" svg:height="6.9236in" draw:z-index="0">
<draw:image xlink:href="../Images/AРМІЯINFORM/2023-05-14T69-00-00-04-00/photo_2023-05-14_13-45-59-150x150.jpg" xlink:type="simple" xlink:show="embed" xlink:actuate="onLoad" draw:mime-type="image/jpeg"/>
</draw:frame>
</text:a>
An investigative team is on the spot to find out the circumstances of the event. Also, the governors fired at the village in the Milivka community. The enemy projectile hit the gerrium of a private house. At this time, the host traveled in the garden. He died by a minne explosive injury.</text:p>
      <text:p text:style-name="P4">
Prosecutors continue to take all proper and possible measures to document the war crimes committed by representatives of the Armed Forces of the Russian Federation.</text:p>
      <text:p text:style-name="P4">
News Source: <text:a xlink:type="simple" xlink:href="https://armyinform.com.ua/2023/05/14/pyatoh-meshkancziv-hersonshhyny-ubyly-rosiyany-rozpochato-rozsliduvannya/" text:style-name="Internet_20_link" text:visited-style-name="Visited_20_Internet_20_Link">
https://armyinform.com.ua/2023/05/14/pyatoh-meshkancziv-hersonshhyny-ubyly-rosiyany-rozpochato-rozsliduvannya/</text:a>
</text:p>
      <!--NEWS-->
      <text:h text:style-name="P10" text:outline-level="1">
<text:span text:style-name="T4">
How Ukrainian Military Work out hostilities under the guidance of Heimevernet instructors</text:span>
</text:h>
      <text:p text:style-name="P4">
Author: ['АРМІЯINFORM']</text:p>
      <text:p text:style-name="P4">
Time: 2023-05-14T70:00:00-04:00</text:p>
      <text:p text:style-name="P4">
Description: “Silne is enemy in the sustains of Zustyki, hto, hto, non -dobar pіda voyuvati, Shcho ... War with Ukraine 2022, War with Ukraine Latest news today, News War with Ukraine 2022 The last ones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347137652_951520769605561_8224673224865492612_n.jpg" text:style-name="Internet_20_link" text:visited-style-name="Visited_20_Internet_20_Link">
347137652_951520769605561_8224673224865492612_n.jpg</text:a>
', '<text:a xlink:type="simple" xlink:href="https://armyinform.com.ua/wp-content/uploads/2023/05/346485719_2734747686667432_2398294162855626898_n-150x150.jpg" text:style-name="Internet_20_link" text:visited-style-name="Visited_20_Internet_20_Link">
346485719_2734747686667432_2398294162855626898_n-150x150.jpg</text:a>
', '<text:a xlink:type="simple" xlink:href="https://armyinform.com.ua/wp-content/uploads/2023/05/347016971_217103834400975_5751651303068293593_n-150x150.jpg" text:style-name="Internet_20_link" text:visited-style-name="Visited_20_Internet_20_Link">
347016971_217103834400975_5751651303068293593_n-150x150.jpg</text:a>
', '<text:a xlink:type="simple" xlink:href="https://armyinform.com.ua/wp-content/uploads/2023/05/347080991_710199667528105_7599419647856962045_n-150x150.jpg" text:style-name="Internet_20_link" text:visited-style-name="Visited_20_Internet_20_Link">
347080991_710199667528105_7599419647856962045_n-150x150.jpg</text:a>
', '<text:a xlink:type="simple" xlink:href="https://armyinform.com.ua/wp-content/uploads/2023/05/347104489_735914714888190_3822262365092776937_n-150x150.jpg" text:style-name="Internet_20_link" text:visited-style-name="Visited_20_Internet_20_Link">
347104489_735914714888190_3822262365092776937_n-150x150.jpg</text:a>
', '<text:a xlink:type="simple" xlink:href="https://armyinform.com.ua/wp-content/uploads/2023/05/346468596_198248813091396_5234527643515208218_n-150x150.jpg" text:style-name="Internet_20_link" text:visited-style-name="Visited_20_Internet_20_Link">
346468596_198248813091396_5234527643515208218_n-150x150.jpg</text:a>
', '<text:a xlink:type="simple" xlink:href="https://armyinform.com.ua/wp-content/uploads/2023/05/346483039_804326741317614_9004813816187819550_n-150x150.jpg" text:style-name="Internet_20_link" text:visited-style-name="Visited_20_Internet_20_Link">
346483039_804326741317614_9004813816187819550_n-150x150.jpg</text:a>
']</text:p>
      <text:p text:style-name="P4">
Tags: ['STOPRUSSIA', 'БЙОРН АРІЛЬД ГРАМ', 'ВТОРГНЕННЯ РФ', 'НОРВЕГІЯ']</text:p>
      <text:p text:style-name="P4">
Category: News</text:p>
      <!--METADATA-->
      <text:p text:style-name="P4">
<draw:frame draw:style-name="fr1" draw:name="Image319" text:anchor-type="as-char" svg:width="6.9236in" svg:height="4.615733in" draw:z-index="0">
<draw:image xlink:href="../Images/AРМІЯINFORM/2023-05-14T70-00-00-04-00/347137652_951520769605561_8224673224865492612_n.jpg" xlink:type="simple" xlink:show="embed" xlink:actuate="onLoad" draw:mime-type="image/jpeg"/>
</draw:frame>
“A strong impression is made with some of those who will soon be able to defend their homeland and their values from Russian. The war is approaching when we meet warriors from hostilities that are different here and return to the war. This is a powerful reminder that it does not come on its own. We supported Ukraine as financially, such training, and we will support how much it will be needed. ” - Emphasis Defense Minister of the Kingdom of Norwegian Bjorn Arilda Gram, having attended training more than a hundred Ukrainian servicemen, together with the responsibility of the Ministry of Internal Affairs Moretene Eggene at one of the landfills of Norway, [reports] <text:a xlink:type="simple" xlink:href="https://www.facebook.com/GeneralStaff.ua/posts/pfbid0rGxhwhwPK4em81Q6iSQiCkVcxYTBLDVeia1o3cMDF4cWUs9YtM1Z6yNwCsdC1zNkl" text:style-name="Internet_20_link" text:visited-style-name="Visited_20_Internet_20_Link">
reports</text:a>
The General Staff of the Armed Forces of Ukraine.</text:p>
      <text:p text:style-name="P4">
“It is important not only for them but for us. Therefore, I am glad that we can make such a contribution by teaching the soldiers, ”adds the Minister of Defense of the Kingdomsanorway Bjorn Arilda Gram.</text:p>
      <text:p text:style-name="P4">
<text:a xlink:type="simple" xlink:href="https://armyinform.com.ua/wp-content/uploads/2023/05/346485719_2734747686667432_2398294162855626898_n.jpg" text:style-name="Internet_20_link" text:visited-style-name="Visited_20_Internet_20_Link">
!(Images/AРМІЯINFORM/2023-05-14T70-00-00-04-00/346485719_2734747686667432_2398294162855626898_n-150x150.jpg)</text:a>
</text:p>
      <text:p text:style-name="P4">
<text:a xlink:type="simple" xlink:href="https://armyinform.com.ua/wp-content/uploads/2023/05/347016971_217103834400975_5751651303068293593_n.jpg" text:style-name="Internet_20_link" text:visited-style-name="Visited_20_Internet_20_Link">
<draw:frame draw:style-name="fr1" draw:name="Image320" text:anchor-type="as-char" svg:width="6.9236in" svg:height="6.9236in" draw:z-index="0">
<draw:image xlink:href="../Images/AРМІЯINFORM/2023-05-14T70-00-00-04-00/347016971_217103834400975_5751651303068293593_n-150x150.jpg" xlink:type="simple" xlink:show="embed" xlink:actuate="onLoad" draw:mime-type="image/jpeg"/>
</draw:frame>
</text:a>
</text:p>
      <text:p text:style-name="P4">
<text:a xlink:type="simple" xlink:href="https://armyinform.com.ua/wp-content/uploads/2023/05/347080991_710199667528105_7599419647856962045_n.jpg" text:style-name="Internet_20_link" text:visited-style-name="Visited_20_Internet_20_Link">
<draw:frame draw:style-name="fr1" draw:name="Image321" text:anchor-type="as-char" svg:width="6.9236in" svg:height="6.9236in" draw:z-index="0">
<draw:image xlink:href="../Images/AРМІЯINFORM/2023-05-14T70-00-00-04-00/347080991_710199667528105_7599419647856962045_n-150x150.jpg" xlink:type="simple" xlink:show="embed" xlink:actuate="onLoad" draw:mime-type="image/jpeg"/>
</draw:frame>
</text:a>
</text:p>
      <text:p text:style-name="P4">
<text:a xlink:type="simple" xlink:href="https://armyinform.com.ua/wp-content/uploads/2023/05/347104489_735914714888190_3822262365092776937_n.jpg" text:style-name="Internet_20_link" text:visited-style-name="Visited_20_Internet_20_Link">
<draw:frame draw:style-name="fr1" draw:name="Image322" text:anchor-type="as-char" svg:width="6.9236in" svg:height="6.9236in" draw:z-index="0">
<draw:image xlink:href="../Images/AРМІЯINFORM/2023-05-14T70-00-00-04-00/347104489_735914714888190_3822262365092776937_n-150x150.jpg" xlink:type="simple" xlink:show="embed" xlink:actuate="onLoad" draw:mime-type="image/jpeg"/>
</draw:frame>
</text:a>
Participants of the visit saw how Ukrainian servicemen were working out in the trenches and providing first aid on the battlefield of sub -cottage of the Norwegian instructors and instructors of the Norwegian National Guard Heimevernet.</text:p>
      <text:p text:style-name="P4">
The Armed Forces of the Kingdom of Norway Fersvaret plan to teach about 3200 Ukrainian military during 2023 both in Norway and abroad.This is the first of several courses where the Norwegian instructors of the Norwegian National Guard will teach Ukrainians in Norway.</text:p>
      <text:p text:style-name="P4">
"Now they are encountered with professional and qualified instructors of the Drawersk National Guard and the rest of the Armed Forces of Norway for quality professional training," says Colonel Jens, who has recruited instructors and prepared everything necessary for training for several tense weeks.</text:p>
      <text:p text:style-name="P4">
“We will support the training and training of Ukrainian personnel in both Norway and in other countries. Such support will become increasingly important as Ukraine is using more and more Western materials. It will also continue the advantage of Ukraine over Russia, when it comes to sending well -motivated and well -trained soldiers to the battlefield, ”says Bjorn Arild Gram Ministry Ministry.</text:p>
      <text:p text:style-name="P4">
“It is natural that Norway is involved in this support. It is important for us, as little country, that interstate conflicts are resolved peacefully. Stone stone, we have contributed to the construction of security in Europe since 1945. It is the longest period of peace and development in our part of the world, while Russia has not burst this brutal invasion of Ukraine, ” - said Norwegian Devary Roar Minister Bjorn Arild Gram.</text:p>
      <text:p text:style-name="P4">
<text:a xlink:type="simple" xlink:href="https://armyinform.com.ua/wp-content/uploads/2023/05/346468596_198248813091396_5234527643515208218_n.jpg" text:style-name="Internet_20_link" text:visited-style-name="Visited_20_Internet_20_Link">
!(Images/AРМІЯINFORM/2023-05-14T70-00-00-04-00/346468596_198248813091396_5234527643515208218_n-150x150.jpg)</text:a>
</text:p>
      <text:p text:style-name="P4">
<text:a xlink:type="simple" xlink:href="https://armyinform.com.ua/wp-content/uploads/2023/05/346483039_804326741317614_9004813816187819550_n.jpg" text:style-name="Internet_20_link" text:visited-style-name="Visited_20_Internet_20_Link">
<draw:frame draw:style-name="fr1" draw:name="Image323" text:anchor-type="as-char" svg:width="6.9236in" svg:height="6.9236in" draw:z-index="0">
<draw:image xlink:href="../Images/AРМІЯINFORM/2023-05-14T70-00-00-04-00/346483039_804326741317614_9004813816187819550_n-150x150.jpg" xlink:type="simple" xlink:show="embed" xlink:actuate="onLoad" draw:mime-type="image/jpeg"/>
</draw:frame>
</text:a>
“We will not only teach these soldiers, we will also take good care of them and show them good hospitality. The place of study is ready for residence and settlement. The kitchen is focused on Ukrainian dishes, and the training field created the appropriate combat environment - trenches and supporting centers. " Said Colonel Jens.</text:p>
      <text:p text:style-name="P4">
Earlier the Armyinform <text:a xlink:type="simple" xlink:href="https://armyinform.com.ua/2023/05/14/yak-ukrayinski-zahysnyky-prohodyat-navchannya-iz-vognevoyi-pidgotovky-u-velykij-brytaniyi/" text:style-name="Internet_20_link" text:visited-style-name="Visited_20_Internet_20_Link">
reported</text:a>
How Ukrainian defenders are trained in fire training in the United Kingdom.</text:p>
      <text:p text:style-name="P4">
News Source: <text:a xlink:type="simple" xlink:href="https://armyinform.com.ua/2023/05/14/yak-ukrayinski-vijskovi-vidpraczovuyut-bojovi-kerivnycztvom-instruktoriv-heimevernet/" text:style-name="Internet_20_link" text:visited-style-name="Visited_20_Internet_20_Link">
https://armyinform.com.ua/2023/05/14/yak-ukrayinski-vijskovi-vidpraczovuyut-bojovi-kerivnycztvom-instruktoriv-heimevernet/</text:a>
</text:p>
      <!--NEWS-->
      <text:h text:style-name="P10" text:outline-level="1">
<text:span text:style-name="T4">
How Ukrainian Military Work out hostilities under the guidance of Heimevernet instructors</text:span>
</text:h>
      <text:p text:style-name="P4">
Author: ['АРМІЯINFORM']</text:p>
      <text:p text:style-name="P4">
Time: 2023-05-14T70:00:00-04:00</text:p>
      <text:p text:style-name="P4">
Description: “Silne is enemy in the sustains of Zustyki, hto, hto, non -dobar pіda voyuvati, Shcho ... War with Ukraine 2022, War with Ukraine Latest news today, News War with Ukraine 2022 The last ones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347137652_951520769605561_8224673224865492612_n.jpg" text:style-name="Internet_20_link" text:visited-style-name="Visited_20_Internet_20_Link">
347137652_951520769605561_8224673224865492612_n.jpg</text:a>
', '<text:a xlink:type="simple" xlink:href="https://armyinform.com.ua/wp-content/uploads/2023/05/346485719_2734747686667432_2398294162855626898_n-150x150.jpg" text:style-name="Internet_20_link" text:visited-style-name="Visited_20_Internet_20_Link">
346485719_2734747686667432_2398294162855626898_n-150x150.jpg</text:a>
', '<text:a xlink:type="simple" xlink:href="https://armyinform.com.ua/wp-content/uploads/2023/05/347016971_217103834400975_5751651303068293593_n-150x150.jpg" text:style-name="Internet_20_link" text:visited-style-name="Visited_20_Internet_20_Link">
347016971_217103834400975_5751651303068293593_n-150x150.jpg</text:a>
', '<text:a xlink:type="simple" xlink:href="https://armyinform.com.ua/wp-content/uploads/2023/05/347080991_710199667528105_7599419647856962045_n-150x150.jpg" text:style-name="Internet_20_link" text:visited-style-name="Visited_20_Internet_20_Link">
347080991_710199667528105_7599419647856962045_n-150x150.jpg</text:a>
', '<text:a xlink:type="simple" xlink:href="https://armyinform.com.ua/wp-content/uploads/2023/05/347104489_735914714888190_3822262365092776937_n-150x150.jpg" text:style-name="Internet_20_link" text:visited-style-name="Visited_20_Internet_20_Link">
347104489_735914714888190_3822262365092776937_n-150x150.jpg</text:a>
', '<text:a xlink:type="simple" xlink:href="https://armyinform.com.ua/wp-content/uploads/2023/05/346468596_198248813091396_5234527643515208218_n-150x150.jpg" text:style-name="Internet_20_link" text:visited-style-name="Visited_20_Internet_20_Link">
346468596_198248813091396_5234527643515208218_n-150x150.jpg</text:a>
', '<text:a xlink:type="simple" xlink:href="https://armyinform.com.ua/wp-content/uploads/2023/05/346483039_804326741317614_9004813816187819550_n-150x150.jpg" text:style-name="Internet_20_link" text:visited-style-name="Visited_20_Internet_20_Link">
346483039_804326741317614_9004813816187819550_n-150x150.jpg</text:a>
']</text:p>
      <text:p text:style-name="P4">
Tags: ['STOPRUSSIA', 'БЙОРН АРІЛЬД ГРАМ', 'ВТОРГНЕННЯ РФ', 'НОРВЕГІЯ']</text:p>
      <text:p text:style-name="P4">
Category: News</text:p>
      <!--METADATA-->
      <text:p text:style-name="P4">
<draw:frame draw:style-name="fr1" draw:name="Image324" text:anchor-type="as-char" svg:width="6.9236in" svg:height="4.615733in" draw:z-index="0">
<draw:image xlink:href="../Images/AРМІЯINFORM/2023-05-14T70-00-00-04-00/347137652_951520769605561_8224673224865492612_n.jpg" xlink:type="simple" xlink:show="embed" xlink:actuate="onLoad" draw:mime-type="image/jpeg"/>
</draw:frame>
“A strong impression is made with some of those who will soon be able to defend their homeland and their values from Russian. The war is approaching when we meet warriors from hostilities that are different here and return to the war. This is a powerful reminder that it does not come on its own. We supported Ukraine as financially, such training, and we will support how much it will be needed. ” - Emphasis Defense Minister of the Kingdom of Norwegian Bjorn Arilda Gram, having attended training more than a hundred Ukrainian servicemen, together with the responsibility of the Ministry of Internal Affairs Moretene Eggene at one of the landfills of Norway, [reports] <text:a xlink:type="simple" xlink:href="https://www.facebook.com/GeneralStaff.ua/posts/pfbid0rGxhwhwPK4em81Q6iSQiCkVcxYTBLDVeia1o3cMDF4cWUs9YtM1Z6yNwCsdC1zNkl" text:style-name="Internet_20_link" text:visited-style-name="Visited_20_Internet_20_Link">
reports</text:a>
The General Staff of the Armed Forces of Ukraine.</text:p>
      <text:p text:style-name="P4">
“It is important not only for them but for us. Therefore, I am glad that we can make such a contribution by teaching the soldiers, ”adds the Minister of Defense of the Kingdomsanorway Bjorn Arilda Gram.</text:p>
      <text:p text:style-name="P4">
<text:a xlink:type="simple" xlink:href="https://armyinform.com.ua/wp-content/uploads/2023/05/346485719_2734747686667432_2398294162855626898_n.jpg" text:style-name="Internet_20_link" text:visited-style-name="Visited_20_Internet_20_Link">
!(Images/AРМІЯINFORM/2023-05-14T70-00-00-04-00/346485719_2734747686667432_2398294162855626898_n-150x150.jpg)</text:a>
</text:p>
      <text:p text:style-name="P4">
<text:a xlink:type="simple" xlink:href="https://armyinform.com.ua/wp-content/uploads/2023/05/347016971_217103834400975_5751651303068293593_n.jpg" text:style-name="Internet_20_link" text:visited-style-name="Visited_20_Internet_20_Link">
<draw:frame draw:style-name="fr1" draw:name="Image325" text:anchor-type="as-char" svg:width="6.9236in" svg:height="6.9236in" draw:z-index="0">
<draw:image xlink:href="../Images/AРМІЯINFORM/2023-05-14T70-00-00-04-00/347016971_217103834400975_5751651303068293593_n-150x150.jpg" xlink:type="simple" xlink:show="embed" xlink:actuate="onLoad" draw:mime-type="image/jpeg"/>
</draw:frame>
</text:a>
</text:p>
      <text:p text:style-name="P4">
<text:a xlink:type="simple" xlink:href="https://armyinform.com.ua/wp-content/uploads/2023/05/347080991_710199667528105_7599419647856962045_n.jpg" text:style-name="Internet_20_link" text:visited-style-name="Visited_20_Internet_20_Link">
<draw:frame draw:style-name="fr1" draw:name="Image326" text:anchor-type="as-char" svg:width="6.9236in" svg:height="6.9236in" draw:z-index="0">
<draw:image xlink:href="../Images/AРМІЯINFORM/2023-05-14T70-00-00-04-00/347080991_710199667528105_7599419647856962045_n-150x150.jpg" xlink:type="simple" xlink:show="embed" xlink:actuate="onLoad" draw:mime-type="image/jpeg"/>
</draw:frame>
</text:a>
</text:p>
      <text:p text:style-name="P4">
<text:a xlink:type="simple" xlink:href="https://armyinform.com.ua/wp-content/uploads/2023/05/347104489_735914714888190_3822262365092776937_n.jpg" text:style-name="Internet_20_link" text:visited-style-name="Visited_20_Internet_20_Link">
<draw:frame draw:style-name="fr1" draw:name="Image327" text:anchor-type="as-char" svg:width="6.9236in" svg:height="6.9236in" draw:z-index="0">
<draw:image xlink:href="../Images/AРМІЯINFORM/2023-05-14T70-00-00-04-00/347104489_735914714888190_3822262365092776937_n-150x150.jpg" xlink:type="simple" xlink:show="embed" xlink:actuate="onLoad" draw:mime-type="image/jpeg"/>
</draw:frame>
</text:a>
Participants of the visit saw how Ukrainian servicemen were working out in the trenches and providing first aid on the battlefield of sub -cottage of the Norwegian instructors and instructors of the Norwegian National Guard Heimevernet.</text:p>
      <text:p text:style-name="P4">
The Armed Forces of the Kingdom of Norway Fersvaret plan to teach about 3200 Ukrainian military during 2023 both in Norway and abroad.This is the first of several courses where the Norwegian instructors of the Norwegian National Guard will teach Ukrainians in Norway.</text:p>
      <text:p text:style-name="P4">
"Now they are encountered with professional and qualified instructors of the Drawersk National Guard and the rest of the Armed Forces of Norway for quality professional training," says Colonel Jens, who has recruited instructors and prepared everything necessary for training for several tense weeks.</text:p>
      <text:p text:style-name="P4">
“We will support the training and training of Ukrainian personnel in both Norway and in other countries. Such support will become increasingly important as Ukraine is using more and more Western materials. It will also continue the advantage of Ukraine over Russia, when it comes to sending well -motivated and well -trained soldiers to the battlefield, ”says Bjorn Arild Gram Ministry Ministry.</text:p>
      <text:p text:style-name="P4">
“It is natural that Norway is involved in this support. It is important for us, as little country, that interstate conflicts are resolved peacefully. Stone stone, we have contributed to the construction of security in Europe since 1945. It is the longest period of peace and development in our part of the world, while Russia has not burst this brutal invasion of Ukraine, ” - said Norwegian Devary Roar Minister Bjorn Arild Gram.</text:p>
      <text:p text:style-name="P4">
<text:a xlink:type="simple" xlink:href="https://armyinform.com.ua/wp-content/uploads/2023/05/346468596_198248813091396_5234527643515208218_n.jpg" text:style-name="Internet_20_link" text:visited-style-name="Visited_20_Internet_20_Link">
!(Images/AРМІЯINFORM/2023-05-14T70-00-00-04-00/346468596_198248813091396_5234527643515208218_n-150x150.jpg)</text:a>
</text:p>
      <text:p text:style-name="P4">
<text:a xlink:type="simple" xlink:href="https://armyinform.com.ua/wp-content/uploads/2023/05/346483039_804326741317614_9004813816187819550_n.jpg" text:style-name="Internet_20_link" text:visited-style-name="Visited_20_Internet_20_Link">
<draw:frame draw:style-name="fr1" draw:name="Image328" text:anchor-type="as-char" svg:width="6.9236in" svg:height="6.9236in" draw:z-index="0">
<draw:image xlink:href="../Images/AРМІЯINFORM/2023-05-14T70-00-00-04-00/346483039_804326741317614_9004813816187819550_n-150x150.jpg" xlink:type="simple" xlink:show="embed" xlink:actuate="onLoad" draw:mime-type="image/jpeg"/>
</draw:frame>
</text:a>
“We will not only teach these soldiers, we will also take good care of them and show them good hospitality. The place of study is ready for residence and settlement. The kitchen is focused on Ukrainian dishes, and the training field created the appropriate combat environment - trenches and supporting centers. " Said Colonel Jens.</text:p>
      <text:p text:style-name="P4">
Earlier the Armyinform <text:a xlink:type="simple" xlink:href="https://armyinform.com.ua/2023/05/14/yak-ukrayinski-zahysnyky-prohodyat-navchannya-iz-vognevoyi-pidgotovky-u-velykij-brytaniyi/" text:style-name="Internet_20_link" text:visited-style-name="Visited_20_Internet_20_Link">
reported</text:a>
How Ukrainian defenders are trained in fire training in the United Kingdom.</text:p>
      <text:p text:style-name="P4">
News Source: <text:a xlink:type="simple" xlink:href="https://armyinform.com.ua/2023/05/14/yak-ukrayinski-vijskovi-vidpraczovuyut-bojovi-kerivnycztvom-instruktoriv-heimevernet/" text:style-name="Internet_20_link" text:visited-style-name="Visited_20_Internet_20_Link">
https://armyinform.com.ua/2023/05/14/yak-ukrayinski-vijskovi-vidpraczovuyut-bojovi-kerivnycztvom-instruktoriv-heimevernet/</text:a>
</text:p>
      <!--NEWS-->
      <text:h text:style-name="P10" text:outline-level="1">
<text:span text:style-name="T4">
Due to Putin's mobilization, the Russians took away from banks another $ 3.6 billion</text:span>
</text:h>
      <text:p text:style-name="P4">
Author: ['АРМІЯINFORM']</text:p>
      <text:p text:style-name="P4">
Time: 2023-05-14T71:00:00-04:00</text:p>
      <text:p text:style-name="P4">
Description: Berezny 2023 Roku Nalyakan Mobilizatsyan Rosiyan was taken by $ 3.6 billion ... War with Ukraine 2022, War with Ukraine Latest News Today, News War with Ukraine 2022 are the last for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0/08/sanctions-1-840x500-1.jpg" text:style-name="Internet_20_link" text:visited-style-name="Visited_20_Internet_20_Link">
sanctions-1-840x500-1.jpg</text:a>
']</text:p>
      <text:p text:style-name="P4">
Tags: ['STOPRUSSIA', 'ВТОРГНЕННЯ РФ', 'РОЗВІДКА', 'САНКЦІЇ', 'СЗР']</text:p>
      <text:p text:style-name="P4">
Category: News</text:p>
      <!--METADATA-->
      <text:p text:style-name="P4">
<draw:frame draw:style-name="fr1" draw:name="Image329" text:anchor-type="as-char" svg:width="6.9236in" svg:height="4.12119in" draw:z-index="0">
<draw:image xlink:href="../Images/AРМІЯINFORM/2023-05-14T71-00-00-04-00/sanctions-1-840x500-1.jpg" xlink:type="simple" xlink:show="embed" xlink:actuate="onLoad" draw:mime-type="image/jpeg"/>
</draw:frame>
Only in March 2023, the mobilized mobilization of the Russians took $ 3.6mlrd investment from banks.</text:p>
      <text:p text:style-name="P4">
About it <text:a xlink:type="simple" xlink:href="https://www.facebook.com/SZRUkraine/posts/pfbid0YcMM33NjWTADpNDtAnAH812q75yYhvmSKaBpEtXdGf5BSAsLkn6LQraLvFjXBduXl" text:style-name="Internet_20_link" text:visited-style-name="Visited_20_Internet_20_Link">
reports</text:a>
External Intelligence Service of Ukraine.</text:p>
      <text:p text:style-name="P4">
"The Russians continue to actively reduce foreign currency deposits in banks: in Bereznikhkhki and deposits of individuals decreased by $ 3.6 billion, or 275 billion rubles. This is the highest rate since September last year, when Putin declared the first 80 years of mobilization, causing mass escape abroad. 51.8% of the currency that the Russians were taken from banks were transferred to foreign credit houses, ”the message reads.</text:p>
      <text:p text:style-name="P4">
Meanwhile, Putin ordered to "create conditions" to reduce the migration of the Russian population abroad, since in 2022-2023 it accelerated, as noted by the official message, "under the influence of socio-economic conditions."</text:p>
      <text:p text:style-name="P4">
News Source: <text:a xlink:type="simple" xlink:href="https://armyinform.com.ua/2023/05/14/cherez-putinsku-mobilizacziyu-rosiyany-zabraly-z-bankiv-shhe-36-mlrd/" text:style-name="Internet_20_link" text:visited-style-name="Visited_20_Internet_20_Link">
https://armyinform.com.ua/2023/05/14/cherez-putinsku-mobilizacziyu-rosiyany-zabraly-z-bankiv-shhe-36-mlrd/</text:a>
</text:p>
      <!--NEWS-->
      <text:h text:style-name="P10" text:outline-level="1">
<text:span text:style-name="T4">
The Russian Federation continues to ignore the International Convention on the Protection of Human Life at Sea</text:span>
</text:h>
      <text:p text:style-name="P4">
Author: ['АРМІЯINFORM']</text:p>
      <text:p text:style-name="P4">
Time: 2023-05-14T72:00:00-04:00</text:p>
      <text:p text:style-name="P4">
Description: “The Russian Federation is soreman to the world to the Convent on the Khundoni Lyudskii Zhitty on Morin 1974 p .... the war with Ukraine 2022, the war with Ukraine is the latest news today, the war with Ukraine 2022 is the last to today, will there be a war between Ukraine and Russia and when, war, and when, the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347025054_645987300683203_8002900693764602578_n.jpg" text:style-name="Internet_20_link" text:visited-style-name="Visited_20_Internet_20_Link">
347025054_645987300683203_8002900693764602578_n.jpg</text:a>
']</text:p>
      <text:p text:style-name="P4">
Tags: ['STOPRUSSIA', 'АГРЕСІЯ РФ', 'ВМС ЗС УКРАЇНИ']</text:p>
      <text:p text:style-name="P4">
Category: News</text:p>
      <!--METADATA-->
      <text:p text:style-name="P4">
<draw:frame draw:style-name="fr1" draw:name="Image330" text:anchor-type="as-char" svg:width="6.9236in" svg:height="8.6545in" draw:z-index="0">
<draw:image xlink:href="../Images/AРМІЯINFORM/2023-05-14T72-00-00-04-00/347025054_645987300683203_8002900693764602578_n.jpg" xlink:type="simple" xlink:show="embed" xlink:actuate="onLoad" draw:mime-type="image/jpeg"/>
</draw:frame>
“The Russian Federation continues to violate the International Convention on the Protection of Human Life in 1974.(SOLAS)by turning off automatic identification systems(AIS), Nazi vessels in the Azov Sea waters, ” - said in <text:a xlink:type="simple" xlink:href="https://www.facebook.com/navy.mil.gov.ua/posts/pfbid02g6ThefBpBqQyZRQ2AM3JorLfEH48Fj9QPAiijcc79npjinmjKugraeim2YukTg4il" text:style-name="Internet_20_link" text:visited-style-name="Visited_20_Internet_20_Link">
message</text:a>
Navy of the Armed Forces of Ukraine.</text:p>
      <text:p text:style-name="P4">
It is also noted that as of 11:30 August 14.05.2023:</text:p>
      <text:p text:style-name="P4">
In the Black Sea, there are 11 enemy ships, medium 3 carriers of the Caliber missiles, a total volley of up to 18 missiles;</text:p>
      <text:p text:style-name="P4">
There are 2 enemy ships in the Azov Sea, including 1 carpet carrier carriage missiles, a total volley of up to 8 missiles;</text:p>
      <text:p text:style-name="P4">
In the Mediterranean, there are up to 5 enemy ships, 2 carriers of the caliber missiles, a total volley of up to 20 missiles;</text:p>
      <text:p text:style-name="P4">
During the day, in the interests of the Russian Federation, the passage of the Kerch-Yenikhal Strait made: 21 ships of the Nazov Sea, 3 of them moved in the direction of the Bosphorus Strait;</text:p>
      <text:p text:style-name="P4">
To the Black Sea - 27 vessels, 7 of them continued the movement in the direction of the Bosphorus.</text:p>
      <text:p text:style-name="P4">
News Source: <text:a xlink:type="simple" xlink:href="https://armyinform.com.ua/2023/05/14/rf-nadali-ignoruye-mizhnarodnu-konvencziyu-z-ohorony-lyudskogo-zhyttya-na-mori/" text:style-name="Internet_20_link" text:visited-style-name="Visited_20_Internet_20_Link">
https://armyinform.com.ua/2023/05/14/rf-nadali-ignoruye-mizhnarodnu-konvencziyu-z-ohorony-lyudskogo-zhyttya-na-mori/</text:a>
</text:p>
      <!--NEWS-->
      <text:h text:style-name="P10" text:outline-level="1">
<text:span text:style-name="T4">
To strike on Kharkiv and Zolochiv enemy used the S-300 ZRK</text:span>
</text:h>
      <text:p text:style-name="P4">
Author: ['АРМІЯINFORM']</text:p>
      <text:p text:style-name="P4">
Time: 2023-05-14T73:00:00-04:00</text:p>
      <text:p text:style-name="P4">
Description: PID Hour of Masovani attacks on Ukrainian from Nedochi, 14 injuries, Rosіyskі Portami was shown ... War with Ukraine 2022, War with Ukraine Latest news today, News War with Ukraine 2022 The last ones for Ukraine and Russia and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345623237_786862052705600_1314604358681138544_n.jpg" text:style-name="Internet_20_link" text:visited-style-name="Visited_20_Internet_20_Link">
345623237_786862052705600_1314604358681138544_n.jpg</text:a>
', '<text:a xlink:type="simple" xlink:href="https://armyinform.com.ua/wp-content/uploads/2023/05/345277712_146885128254074_4194781524631367207_n-150x150.jpg" text:style-name="Internet_20_link" text:visited-style-name="Visited_20_Internet_20_Link">
345277712_146885128254074_4194781524631367207_n-150x150.jpg</text:a>
', '<text:a xlink:type="simple" xlink:href="https://armyinform.com.ua/wp-content/uploads/2023/05/345614291_548083734064933_1513901264689380245_n-150x150.jpg" text:style-name="Internet_20_link" text:visited-style-name="Visited_20_Internet_20_Link">
345614291_548083734064933_1513901264689380245_n-150x150.jpg</text:a>
', '<text:a xlink:type="simple" xlink:href="https://armyinform.com.ua/wp-content/uploads/2023/05/345936520_987337785629110_5639844903732793090_n-150x150.jpg" text:style-name="Internet_20_link" text:visited-style-name="Visited_20_Internet_20_Link">
345936520_987337785629110_5639844903732793090_n-150x150.jpg</text:a>
', '<text:a xlink:type="simple" xlink:href="https://armyinform.com.ua/wp-content/uploads/2023/05/346078620_1542458406277497_567585280578647991_n-150x150.jpg" text:style-name="Internet_20_link" text:visited-style-name="Visited_20_Internet_20_Link">
346078620_1542458406277497_567585280578647991_n-150x150.jpg</text:a>
', '<text:a xlink:type="simple" xlink:href="https://armyinform.com.ua/wp-content/uploads/2023/05/346289421_1662293277565421_6721547457311429100_n-150x150.jpg" text:style-name="Internet_20_link" text:visited-style-name="Visited_20_Internet_20_Link">
346289421_1662293277565421_6721547457311429100_n-150x150.jpg</text:a>
', '<text:a xlink:type="simple" xlink:href="https://armyinform.com.ua/wp-content/uploads/2023/05/346858012_4306518406240267_3369635996401620202_n-150x150.jpg" text:style-name="Internet_20_link" text:visited-style-name="Visited_20_Internet_20_Link">
346858012_4306518406240267_3369635996401620202_n-150x150.jpg</text:a>
']</text:p>
      <text:p text:style-name="P4">
Tags: ['STOPRUSSIA', 'ВОЄННІ ЗЛОЧИНИ ЗС РФ', 'ВТОРГНЕННЯ РФ', 'НАЦПОЛІЦІЯ', 'ХАРКІВЩИНА']</text:p>
      <text:p text:style-name="P4">
Category: News</text:p>
      <!--METADATA-->
      <text:p text:style-name="P4">
<draw:frame draw:style-name="fr1" draw:name="Image331" text:anchor-type="as-char" svg:width="6.9236in" svg:height="5.1927in" draw:z-index="0">
<draw:image xlink:href="../Images/AРМІЯINFORM/2023-05-14T73-00-00-04-00/345623237_786862052705600_1314604358681138544_n.jpg" xlink:type="simple" xlink:show="embed" xlink:actuate="onLoad" draw:mime-type="image/jpeg"/>
</draw:frame>
During a massive attack on Ukraine on Sunday night, May 14, Russian -owners struck rocket stroke(https://www.facebook.com/UA.National.Police/posts/pfbid037K7S7kiHzuabxNJNazrPnranjvgFmGCkeoAmJ2smHC1ibe5qTb8uLXNmRPSzLFNDl?locale=uk_UA)National Police of Ukraine.</text:p>
      <text:p text:style-name="P4">
It is noted that the infrastructure, hostels, private homes and garages have been damaged as a result of blows caused by the impact. "Previously, they were beaten from the C-300 anti-aircraft missile complex," law enforcement officers identify.</text:p>
      <text:p text:style-name="P4">
According to law enforcement officers in the Novobavar district of Kharkiv damaged infrastructure objects, a hostel building and an apartment building.</text:p>
      <text:p text:style-name="P4">
<text:a xlink:type="simple" xlink:href="https://armyinform.com.ua/wp-content/uploads/2023/05/345277712_146885128254074_4194781524631367207_n.jpg" text:style-name="Internet_20_link" text:visited-style-name="Visited_20_Internet_20_Link">
!(Images/AРМІЯINFORM/2023-05-14T73-00-00-04-00/345277712_146885128254074_4194781524631367207_n-150x150.jpg)</text:a>
</text:p>
      <text:p text:style-name="P4">
<text:a xlink:type="simple" xlink:href="https://armyinform.com.ua/wp-content/uploads/2023/05/345614291_548083734064933_1513901264689380245_n.jpg" text:style-name="Internet_20_link" text:visited-style-name="Visited_20_Internet_20_Link">
<draw:frame draw:style-name="fr1" draw:name="Image332" text:anchor-type="as-char" svg:width="6.9236in" svg:height="6.9236in" draw:z-index="0">
<draw:image xlink:href="../Images/AРМІЯINFORM/2023-05-14T73-00-00-04-00/345614291_548083734064933_1513901264689380245_n-150x150.jpg" xlink:type="simple" xlink:show="embed" xlink:actuate="onLoad" draw:mime-type="image/jpeg"/>
</draw:frame>
</text:a>
</text:p>
      <text:p text:style-name="P4">
<text:a xlink:type="simple" xlink:href="https://armyinform.com.ua/wp-content/uploads/2023/05/345936520_987337785629110_5639844903732793090_n.jpg" text:style-name="Internet_20_link" text:visited-style-name="Visited_20_Internet_20_Link">
<draw:frame draw:style-name="fr1" draw:name="Image333" text:anchor-type="as-char" svg:width="6.9236in" svg:height="6.9236in" draw:z-index="0">
<draw:image xlink:href="../Images/AРМІЯINFORM/2023-05-14T73-00-00-04-00/345936520_987337785629110_5639844903732793090_n-150x150.jpg" xlink:type="simple" xlink:show="embed" xlink:actuate="onLoad" draw:mime-type="image/jpeg"/>
</draw:frame>
</text:a>
</text:p>
      <text:p text:style-name="P4">
<text:a xlink:type="simple" xlink:href="https://armyinform.com.ua/wp-content/uploads/2023/05/346078620_1542458406277497_567585280578647991_n.jpg" text:style-name="Internet_20_link" text:visited-style-name="Visited_20_Internet_20_Link">
<draw:frame draw:style-name="fr1" draw:name="Image334" text:anchor-type="as-char" svg:width="6.9236in" svg:height="6.9236in" draw:z-index="0">
<draw:image xlink:href="../Images/AРМІЯINFORM/2023-05-14T73-00-00-04-00/346078620_1542458406277497_567585280578647991_n-150x150.jpg" xlink:type="simple" xlink:show="embed" xlink:actuate="onLoad" draw:mime-type="image/jpeg"/>
</draw:frame>
</text:a>
</text:p>
      <text:p text:style-name="P4">
<text:a xlink:type="simple" xlink:href="https://armyinform.com.ua/wp-content/uploads/2023/05/346289421_1662293277565421_6721547457311429100_n.jpg" text:style-name="Internet_20_link" text:visited-style-name="Visited_20_Internet_20_Link">
<draw:frame draw:style-name="fr1" draw:name="Image335" text:anchor-type="as-char" svg:width="6.9236in" svg:height="6.9236in" draw:z-index="0">
<draw:image xlink:href="../Images/AРМІЯINFORM/2023-05-14T73-00-00-04-00/346289421_1662293277565421_6721547457311429100_n-150x150.jpg" xlink:type="simple" xlink:show="embed" xlink:actuate="onLoad" draw:mime-type="image/jpeg"/>
</draw:frame>
</text:a>
</text:p>
      <text:p text:style-name="P4">
<text:a xlink:type="simple" xlink:href="https://armyinform.com.ua/wp-content/uploads/2023/05/346858012_4306518406240267_3369635996401620202_n.jpg" text:style-name="Internet_20_link" text:visited-style-name="Visited_20_Internet_20_Link">
<draw:frame draw:style-name="fr1" draw:name="Image336" text:anchor-type="as-char" svg:width="6.9236in" svg:height="6.9236in" draw:z-index="0">
<draw:image xlink:href="../Images/AРМІЯINFORM/2023-05-14T73-00-00-04-00/346858012_4306518406240267_3369635996401620202_n-150x150.jpg" xlink:type="simple" xlink:show="embed" xlink:actuate="onLoad" draw:mime-type="image/jpeg"/>
</draw:frame>
</text:a>
</text:p>
      <text:p text:style-name="P4">
Investigative groups, experts and explosives worked on the grounds of events. In the fact of violation of the laws and customs of war, investigators opened criminal proceedings under Art. 438 of the Criminal Code of Ukraine.</text:p>
      <text:p text:style-name="P4">
News Source: <text:a xlink:type="simple" xlink:href="https://armyinform.com.ua/2023/05/14/dlya-udaru-po-harkovu-i-zolochivu-vorog-vykorystav-zrk-s-300/" text:style-name="Internet_20_link" text:visited-style-name="Visited_20_Internet_20_Link">
https://armyinform.com.ua/2023/05/14/dlya-udaru-po-harkovu-i-zolochivu-vorog-vykorystav-zrk-s-300/</text:a>
</text:p>
      <!--NEWS-->
      <text:h text:style-name="P10" text:outline-level="1">
<text:span text:style-name="T4">
As a result of the shelling of the Armed Forces of the Russian Federation, 24 fires occurred in Donetsk region</text:span>
</text:h>
      <text:p text:style-name="P4">
Author: ['АРМІЯINFORM']</text:p>
      <text:p text:style-name="P4">
Time: 2023-05-14T74:00:00-04:00</text:p>
      <text:p text:style-name="P4">
Description: For 13, Donechina’s injury was suffered by VID Vorozhihihi, viki Vikniklo 24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46494951_967548197616829_1922434142435745077_n.jpg" text:style-name="Internet_20_link" text:visited-style-name="Visited_20_Internet_20_Link">
346494951_967548197616829_1922434142435745077_n.jpg</text:a>
', '<text:a xlink:type="simple" xlink:href="https://armyinform.com.ua/wp-content/uploads/2023/05/346955519_926415948648113_2366462931425994033_n-150x150.jpg" text:style-name="Internet_20_link" text:visited-style-name="Visited_20_Internet_20_Link">
346955519_926415948648113_2366462931425994033_n-150x150.jpg</text:a>
', '<text:a xlink:type="simple" xlink:href="https://armyinform.com.ua/wp-content/uploads/2023/05/347079852_103745129393325_2436857451840682219_n-150x150.jpg" text:style-name="Internet_20_link" text:visited-style-name="Visited_20_Internet_20_Link">
347079852_103745129393325_2436857451840682219_n-150x150.jpg</text:a>
', '<text:a xlink:type="simple" xlink:href="https://armyinform.com.ua/wp-content/uploads/2023/05/347231172_1438894570274774_2444383015123668570_n-150x150.jpg" text:style-name="Internet_20_link" text:visited-style-name="Visited_20_Internet_20_Link">
347231172_1438894570274774_2444383015123668570_n-150x150.jpg</text:a>
']</text:p>
      <text:p text:style-name="P4">
Tags: ['STOPRUSSIA', 'ВОЄННІ ЗЛОЧИНИ ЗС РФ', 'ВТОРГНЕННЯ РФ', 'ДОНЕЧЧИНА', 'ДСНС']</text:p>
      <text:p text:style-name="P4">
Category: News</text:p>
      <!--METADATA-->
      <text:p text:style-name="P4">
<draw:frame draw:style-name="fr1" draw:name="Image337" text:anchor-type="as-char" svg:width="6.9236in" svg:height="5.1927in" draw:z-index="0">
<draw:image xlink:href="../Images/AРМІЯINFORM/2023-05-14T74-00-00-04-00/346494951_967548197616829_1922434142435745077_n.jpg" xlink:type="simple" xlink:show="embed" xlink:actuate="onLoad" draw:mime-type="image/jpeg"/>
</draw:frame>
During May 13, the Donetsk region suffered from enemy shelling, because of Yakovinik 24 fires;(https://www.facebook.com/DSNSDon/posts/pfbid02hRzySZ3oL4gg57DLinjwPKD49jGAahg36FQeBhqbgPMzHwY1svb4vidkbdB1WPgQl)Main Directorate of the SES of Ukraine in Donetsk Oblast</text:p>
      <text:p text:style-name="P4">
“Yesterday, as a result of the massed shelling of the city of Toretsk, the Bakhmut district, fires in the apartments of nine -storey residential buildings. Units of the 22nd State Fire and Rescue Squad came to the scene. During the intelligence and extinguishing of fires in apartments of residential buildings, a woman and a man were struck, ”the message reads.</text:p>
      <text:p text:style-name="P4">
<text:a xlink:type="simple" xlink:href="https://armyinform.com.ua/wp-content/uploads/2023/05/346955519_926415948648113_2366462931425994033_n.jpg" text:style-name="Internet_20_link" text:visited-style-name="Visited_20_Internet_20_Link">
!(Images/AРМІЯINFORM/2023-05-14T74-00-00-04-00/346955519_926415948648113_2366462931425994033_n-150x150.jpg)</text:a>
</text:p>
      <text:p text:style-name="P4">
<text:a xlink:type="simple" xlink:href="https://armyinform.com.ua/wp-content/uploads/2023/05/347079852_103745129393325_2436857451840682219_n.jpg" text:style-name="Internet_20_link" text:visited-style-name="Visited_20_Internet_20_Link">
<draw:frame draw:style-name="fr1" draw:name="Image338" text:anchor-type="as-char" svg:width="6.9236in" svg:height="6.9236in" draw:z-index="0">
<draw:image xlink:href="../Images/AРМІЯINFORM/2023-05-14T74-00-00-04-00/347079852_103745129393325_2436857451840682219_n-150x150.jpg" xlink:type="simple" xlink:show="embed" xlink:actuate="onLoad" draw:mime-type="image/jpeg"/>
</draw:frame>
</text:a>
</text:p>
      <text:p text:style-name="P4">
<text:a xlink:type="simple" xlink:href="https://armyinform.com.ua/wp-content/uploads/2023/05/347231172_1438894570274774_2444383015123668570_n.jpg" text:style-name="Internet_20_link" text:visited-style-name="Visited_20_Internet_20_Link">
<draw:frame draw:style-name="fr1" draw:name="Image339" text:anchor-type="as-char" svg:width="6.9236in" svg:height="6.9236in" draw:z-index="0">
<draw:image xlink:href="../Images/AРМІЯINFORM/2023-05-14T74-00-00-04-00/347231172_1438894570274774_2444383015123668570_n-150x150.jpg" xlink:type="simple" xlink:show="embed" xlink:actuate="onLoad" draw:mime-type="image/jpeg"/>
</draw:frame>
</text:a>
On the same day, rescuers of the 22th State Fire and Rescue Squad of the ambulance on the ambulance carried out transportation from the Toretsk of the hospital in Konstantinovka of two affected persons who received herbalists as a result of shelling and needed emergency medical care.</text:p>
      <text:p text:style-name="P4">
It is noted that during the last day, the rescuers of the Toretsky garrison eliminated 19 fires that arose as a result of ruthless hostile shelling.</text:p>
      <text:p text:style-name="P4">
News Source: <text:a xlink:type="simple" xlink:href="https://armyinform.com.ua/2023/05/14/vnaslidok-obstriliv-zs-rf-za-dobu-na-donechchyni-vynyklo-24-pozhezhi/" text:style-name="Internet_20_link" text:visited-style-name="Visited_20_Internet_20_Link">
https://armyinform.com.ua/2023/05/14/vnaslidok-obstriliv-zs-rf-za-dobu-na-donechchyni-vynyklo-24-pozhezhi/</text:a>
</text:p>
      <!--NEWS-->
      <text:h text:style-name="P10" text:outline-level="1">
<text:span text:style-name="T4">
We are working on creating a fighter coalition - President of Ukraine</text:span>
</text:h>
      <text:p text:style-name="P4">
Author: ['АРМІЯINFORM']</text:p>
      <text:p text:style-name="P4">
Time: 2023-05-14T75:00:00-04:00</text:p>
      <text:p text:style-name="P4">
Description: President of Ukraine Volodymyr Zelensky, Scho Yogo Lawcordonni VIZITI, Sred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600a23a4d5523fdadf6c8d68558ba7c1_1684066644_extra_large.jpeg" text:style-name="Internet_20_link" text:visited-style-name="Visited_20_Internet_20_Link">
600a23a4d5523fdadf6c8d68558ba7c1_1684066644_extra_large.jpeg</text:a>
']</text:p>
      <text:p text:style-name="P4">
Tags: ['STOPRUSSIA', 'ВОЛОДИМИР ЗЕЛЕНСЬКИЙ', 'ВТОРГНЕННЯ РФ', 'ПРЕЗИДЕНТ УКРАЇНИ']</text:p>
      <text:p text:style-name="P4">
Category: News</text:p>
      <!--METADATA-->
      <text:p text:style-name="P4">
<draw:frame draw:style-name="fr1" draw:name="Image340" text:anchor-type="as-char" svg:width="6.9236in" svg:height="4.617948in" draw:z-index="0">
<draw:image xlink:href="../Images/AРМІЯINFORM/2023-05-14T75-00-00-04-00/600a23a4d5523fdadf6c8d68558ba7c1_1684066644_extra_large.jpeg" xlink:type="simple" xlink:show="embed" xlink:actuate="onLoad" draw:mime-type="image/jpeg"/>
</draw:frame>
President of Ukraine Volodymyr Zelensky has informed that his foreign visits, among other things, were devoted to the creation of a coalition of partner countries, within which the state will be given fighters of the Western model. He stated this during communication with media representatives as a result of negotiations with the Federal Chancellor of Germany Olaf Scholtz in Berlin.</text:p>
      <text:p text:style-name="P4">
“We are now working on creating a coalition of fighters, and partly my visits in the capital of Europe are aimed at this. I think we will have success, ”the President said, answering journalists' questions.</text:p>
      <text:p text:style-name="P4">
The head of state noted that he would continue to discuss this issue with Olaf Scholzomi, in particular, to the German side to support Ukraine.</text:p>
      <text:p text:style-name="P4">
“Today in the Ukrainian sky is the advantage of Russia. But our task is to be powerful in this space, ”Volodymyr Zelenskyy said.</text:p>
      <text:p text:style-name="P4">
For his part, Olaf Soltz noted that German support is aimed at Ukraine's ability to defend its territories to force Russia to receive and leave the Ukrainian land.</text:p>
      <text:p text:style-name="P4">
Source: <text:a xlink:type="simple" xlink:href="https://www.president.gov.ua/news/mi-pracyuyemo-nad-stvorennyam-koaliciyi-vinishuvachiv-prezid-82885" text:style-name="Internet_20_link" text:visited-style-name="Visited_20_Internet_20_Link">
President of Ukraine_</text:a>
</text:p>
      <text:p text:style-name="P4">
News Source: <text:a xlink:type="simple" xlink:href="https://armyinform.com.ua/2023/05/14/my-praczyuyemo-nad-stvorennyam-koalicziyi-vynyshhuvachiv-prezydent-ukrayiny/" text:style-name="Internet_20_link" text:visited-style-name="Visited_20_Internet_20_Link">
https://armyinform.com.ua/2023/05/14/my-praczyuyemo-nad-stvorennyam-koalicziyi-vynyshhuvachiv-prezydent-ukrayiny/</text:a>
</text:p>
      <!--NEWS-->
      <text:h text:style-name="P10" text:outline-level="1">
<text:span text:style-name="T4">
Sergey Naev congratulated the Mother's Mother Army Service</text:span>
</text:h>
      <text:p text:style-name="P4">
Author: ['АРМІЯINFORM']</text:p>
      <text:p text:style-name="P4">
Time: 2023-05-14T76:00:00-04:00</text:p>
      <text:p text:style-name="P4">
Description: Commander of the Own forces of the ZS Ukrainian, Lieutenant General Sergiy Nav Bagatoditu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7135791_1308038729834074_5325592311062387417_n.jpg" text:style-name="Internet_20_link" text:visited-style-name="Visited_20_Internet_20_Link">
347135791_1308038729834074_5325592311062387417_n.jpg</text:a>
', '<text:a xlink:type="simple" xlink:href="https://armyinform.com.ua/wp-content/uploads/2023/05/347092227_261656669644412_4248799037148635635_n.jpg" text:style-name="Internet_20_link" text:visited-style-name="Visited_20_Internet_20_Link">
347092227_261656669644412_4248799037148635635_n.jpg</text:a>
']</text:p>
      <text:p text:style-name="P4">
Tags: ['STOPRUSSIA', 'АГРЕСІЯ РФ', 'ВТОРГНЕННЯ РФ', 'ДЕНЬ МАТЕРІ', 'СЕРГІЙ НАЄВ']</text:p>
      <text:p text:style-name="P4">
Category: News</text:p>
      <!--METADATA-->
      <text:p text:style-name="P4">
<draw:frame draw:style-name="fr1" draw:name="Image341" text:anchor-type="as-char" svg:width="6.9236in" svg:height="4.615733in" draw:z-index="0">
<draw:image xlink:href="../Images/AРМІЯINFORM/2023-05-14T76-00-00-04-00/347135791_1308038729834074_5325592311062387417_n.jpg" xlink:type="simple" xlink:show="embed" xlink:actuate="onLoad" draw:mime-type="image/jpeg"/>
</draw:frame>
Commander of the United States of the Armed Forces of Ukraine Lieutenant General Sergey Nayev greeted a large-scale woman, officer of the command of Major Tatiana Kopets with a holiday-a day.</text:p>
      <text:p text:style-name="P4">
Last year, Tatiana gave birth to a triple boys and happened on July 8 - at the birthday of the Commander -in -Chief of the Armed Forces of Ukraine, General Valery Zaluzhny.</text:p>
      <text:p text:style-name="P4">
About it <text:a xlink:type="simple" xlink:href="https://www.facebook.com/JointForcesCommandAFU/posts/pfbid02fKMgYxUtmezd9hc7gaMJ1mV1sMbUs7EnM2MEDM4oj4JW5FTLVSg2ZURbpHWnXzCnl" text:style-name="Internet_20_link" text:visited-style-name="Visited_20_Internet_20_Link">
reports</text:a>
Command of the Joint Forces of the Armed Forces of Ukraine.</text:p>
      <ul>
        <li>
In Ukraine, a woman has been associated with the coast of the family from time immemorial and the first, native person in the world - mom in the world, plays a huge role in children. It is from her raising children and it is it that instills a love for her native land. Mother's love gives us strength and inspiration that helps to overcome difficulties, succeed and gain new victories,-said Lieutenant General Sergey Naev.</li>
      </ul>
      <text:p text:style-name="P4">
<draw:frame draw:style-name="fr1" draw:name="Image342" text:anchor-type="as-char" svg:width="6.9236in" svg:height="4.615733in" draw:z-index="0">
<draw:image xlink:href="../Images/AРМІЯINFORM/2023-05-14T76-00-00-04-00/347092227_261656669644412_4248799037148635635_n.jpg" xlink:type="simple" xlink:show="embed" xlink:actuate="onLoad" draw:mime-type="image/jpeg"/>
</draw:frame>
The commander added that large families are unique value and extraordinary pride. Growing your children healthy physically and morally, kind and strong is difficult and very responsible work.</text:p>
      <ul>
        <li>
Thank you for the difficult days, hard -to -day nights, you gave the way to the future of our nation. I wish you and your family a happy destiny, the livinity and the most protected victory,-said Lieutenant General Sergeyev.</li>
      </ul>
      <text:p text:style-name="P4">
At the same time, Tatiana Kopets with her husband Yuri, who is also a military and is serving in the Command of the United forces of the Armed Forces, noted that they seek to grow their children with true patriots and dream that in the future, he will become defenders of the Motherland in the future.</text:p>
      <text:p text:style-name="P4">
News Source: <text:a xlink:type="simple" xlink:href="https://armyinform.com.ua/2023/05/14/sergij-nayev-pryvitav-z-dnem-materi-bagatoditnu-zhinku-vijskovosluzhbovyczyu/" text:style-name="Internet_20_link" text:visited-style-name="Visited_20_Internet_20_Link">
https://armyinform.com.ua/2023/05/14/sergij-nayev-pryvitav-z-dnem-materi-bagatoditnu-zhinku-vijskovosluzhbovyczyu/</text:a>
</text:p>
      <!--NEWS-->
      <text:h text:style-name="P10" text:outline-level="1">
<text:span text:style-name="T4">
I admire the heroism and strength of the spirit of Ukrainian mothers - the Commander -in -Chief of the Armed Forces</text:span>
</text:h>
      <text:p text:style-name="P4">
Author: ['АРМІЯINFORM']</text:p>
      <text:p text:style-name="P4">
Time: 2023-05-14T77:00:00-04:00</text:p>
      <text:p text:style-name="P4">
Description: Medicomanman Zbroinh forces of Ukraine, General Valeriy Zaluzhnya Provitav, first day of Mother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347219492_720999346449317_4283040153631889847_n.jpg" text:style-name="Internet_20_link" text:visited-style-name="Visited_20_Internet_20_Link">
347219492_720999346449317_4283040153631889847_n.jpg</text:a>
']</text:p>
      <text:p text:style-name="P4">
Tags: ['STOPRUSSIA', 'АГРЕСІЯ РФ', 'ВАЛЕРІЙ ЗАЛУЖНИЙ', 'ВТОРГНЕННЯ РФ', 'ДЕНЬ МАТЕРІ']</text:p>
      <text:p text:style-name="P4">
Category: News</text:p>
      <!--METADATA-->
      <text:p text:style-name="P4">
<draw:frame draw:style-name="fr1" draw:name="Image343" text:anchor-type="as-char" svg:width="6.9236in" svg:height="6.9236in" draw:z-index="0">
<draw:image xlink:href="../Images/AРМІЯINFORM/2023-05-14T77-00-00-04-00/347219492_720999346449317_4283040153631889847_n.jpg" xlink:type="simple" xlink:show="embed" xlink:actuate="onLoad" draw:mime-type="image/jpeg"/>
</draw:frame>
Commander -in -Chief of the Armed Forces of Ukraine General Valery Zaluzhny <text:a xlink:type="simple" xlink:href="https://www.facebook.com/CinCAFU/posts/pfbid02JEroSHyibqmniqVD86FvxqQ41jdhA2kQrFMFRATPzta6FkC6sM9fhj3Wz4e92vKcl" text:style-name="Internet_20_link" text:visited-style-name="Visited_20_Internet_20_Link">
congratulated</text:a>
On the day of the mother of Ukrainian women and thanked those whose children stand on defense borders.</text:p>
      <ul>
        <li>
I admire the heroism and strength of the spirit of Ukrainian mothers. Deadlessness and readiness to heal the sky for their children. Today, your faith, love and support live in the hearts of our soldiers. Low bow and great Honou -Ukrainian mothers whose sons and daughters protect Ukraine. Thank you for everything that you will make for the sake of approaching our victory, - the general wrote.</li>
      </ul>
      <text:p text:style-name="P4">
News Source: <text:a xlink:type="simple" xlink:href="https://armyinform.com.ua/2023/05/14/ya-zahoplyuyusya-geroyizmom-ta-syloyu-duhu-ukrayinskyh-materiv-golovnokomanduvach-zsu/" text:style-name="Internet_20_link" text:visited-style-name="Visited_20_Internet_20_Link">
https://armyinform.com.ua/2023/05/14/ya-zahoplyuyusya-geroyizmom-ta-syloyu-duhu-ukrayinskyh-materiv-golovnokomanduvach-zsu/</text:a>
</text:p>
      <!--NEWS-->
      <text:h text:style-name="P10" text:outline-level="1">
<text:span text:style-name="T4">
A combat pilot who destroyed hundreds of units of hostile equipment, a ceiling was opened on the anniversary of death</text:span>
</text:h>
      <text:p text:style-name="P4">
Author: ['Анастасія Олехнович']</text:p>
      <text:p text:style-name="P4">
Time: 2023-05-14T78:00:00-04:00</text:p>
      <text:p text:style-name="P4">
Description: Syogodnі, 14 herbal, at Vіnnitni on the Ale of the Central House of the Central House of the VIDILILY STELE Hero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golovna-1-3-scaled.jpg" text:style-name="Internet_20_link" text:visited-style-name="Visited_20_Internet_20_Link">
golovna-1-3-scaled.jpg</text:a>
', '<text:a xlink:type="simple" xlink:href="https://armyinform.com.ua/wp-content/uploads/2023/05/5z3a9984-1-150x150.jpg" text:style-name="Internet_20_link" text:visited-style-name="Visited_20_Internet_20_Link">
5z3a9984-1-150x150.jpg</text:a>
', '<text:a xlink:type="simple" xlink:href="https://armyinform.com.ua/wp-content/uploads/2023/05/5z3a9977-1-150x150.jpg" text:style-name="Internet_20_link" text:visited-style-name="Visited_20_Internet_20_Link">
5z3a9977-1-150x150.jpg</text:a>
', '<text:a xlink:type="simple" xlink:href="https://armyinform.com.ua/wp-content/uploads/2023/05/5z3a0024-1-150x150.jpg" text:style-name="Internet_20_link" text:visited-style-name="Visited_20_Internet_20_Link">
5z3a0024-1-150x150.jpg</text:a>
']</text:p>
      <text:p text:style-name="P4">
Tags: ['STOPRUSSIA', 'АГРЕСІЯ РФ', 'ВТОРГНЕННЯ РФ', 'ГЕРОЙ УКРАЇНИ СЕРГІЙ ПАРХОМЕНКО']</text:p>
      <text:p text:style-name="P4">
Category: News</text:p>
      <!--METADATA-->
      <text:p text:style-name="P4">
<draw:frame draw:style-name="fr1" draw:name="Image344" text:anchor-type="as-char" svg:width="6.9236in" svg:height="4.615733in" draw:z-index="0">
<draw:image xlink:href="../Images/AРМІЯINFORM/2023-05-14T78-00-00-04-00/golovna-1-3-scaled.jpg" xlink:type="simple" xlink:show="embed" xlink:actuate="onLoad" draw:mime-type="image/jpeg"/>
</draw:frame>
Today, on May 14, in Vinnitsa, on the Walk of Glory of the Central Cemetery, the hero of Ukraine, Sergei Parkhomenko, was opened by the hero of Ukraine, who was killed exactly a year ago. On it-a young smiling pilot near the Su-25 aircraft, on Yakakovin made more than 40 combat departments in difficult conditions to counteract the hostile goods and fighter aviation of the invaders ... And this is the most modest calculations-dozens of destroyed hostile tanks, more than half a hundred. Hundreds of invaders, and most importantly - thousands of lives of Ukrainians ...</text:p>
      <text:p text:style-name="P4">
Fighting pilots were opened - the father and younger brother of the dead hero. When Sergei entered the school in 2014, his father performed combat missions in the ATO. When in 2022 the young pilot was destroying the enemy aviation on a "drying", Dad flew nearby ... The youth also went in the footsteps of relatives and now protects the Ukrainian sky ...</text:p>
      <text:p text:style-name="P4">
<text:a xlink:type="simple" xlink:href="https://armyinform.com.ua/wp-content/uploads/2023/05/5z3a9984-1-scaled.jpg" text:style-name="Internet_20_link" text:visited-style-name="Visited_20_Internet_20_Link">
!(Images/AРМІЯINFORM/2023-05-14T78-00-00-04-00/5z3a9984-1-150x150.jpg)</text:a>
</text:p>
      <text:p text:style-name="P4">
<text:a xlink:type="simple" xlink:href="https://armyinform.com.ua/wp-content/uploads/2023/05/5z3a9977-1-scaled.jpg" text:style-name="Internet_20_link" text:visited-style-name="Visited_20_Internet_20_Link">
<draw:frame draw:style-name="fr1" draw:name="Image345" text:anchor-type="as-char" svg:width="6.9236in" svg:height="6.9236in" draw:z-index="0">
<draw:image xlink:href="../Images/AРМІЯINFORM/2023-05-14T78-00-00-04-00/5z3a9977-1-150x150.jpg" xlink:type="simple" xlink:show="embed" xlink:actuate="onLoad" draw:mime-type="image/jpeg"/>
</draw:frame>
</text:a>
</text:p>
      <text:p text:style-name="P4">
<text:a xlink:type="simple" xlink:href="https://armyinform.com.ua/wp-content/uploads/2023/05/5z3a0024-1-scaled.jpg" text:style-name="Internet_20_link" text:visited-style-name="Visited_20_Internet_20_Link">
<draw:frame draw:style-name="fr1" draw:name="Image346" text:anchor-type="as-char" svg:width="6.9236in" svg:height="6.9236in" draw:z-index="0">
<draw:image xlink:href="../Images/AРМІЯINFORM/2023-05-14T78-00-00-04-00/5z3a0024-1-150x150.jpg" xlink:type="simple" xlink:show="embed" xlink:actuate="onLoad" draw:mime-type="image/jpeg"/>
</draw:frame>
</text:a>
To honor the memory of the pilot gathered relatives, commanders and mentors of the pilot. They remembered how a 25-year-old pilot made combat departures from time to time, as he was the vinyl soul of the aviation unit and accurately worthy of his father Tadidus.</text:p>
      <text:p text:style-name="P4">
Sergiy Parkhomenko, who only graduated from KNUPS a few years ago, repeatedly removed Ukrainian aviation from under the missile strokes of the enemy and rushed into the fighting stubborn, who was surprised even by experienced brothers ... And he was a loving man and his father.</text:p>
      <text:p text:style-name="P4">
“It's your dad!He is a real hero!” - Sergiy's baby friends say. Khlopchik, who knows only from photos, looks carefully at the ceiling. Although it is not fully aware of how brave his young father was. The child tries to hold on and dreams that his son takes away from his father…</text:p>
      <text:p text:style-name="P4">
News Source: <text:a xlink:type="simple" xlink:href="https://armyinform.com.ua/2023/05/14/bojovomu-lotchyku-yakyj-znyshhyv-sotni-odynycz-vorozhoyi-tehniky-na-rokovyny-zagybeli-vidkryly-stelu/" text:style-name="Internet_20_link" text:visited-style-name="Visited_20_Internet_20_Link">
https://armyinform.com.ua/2023/05/14/bojovomu-lotchyku-yakyj-znyshhyv-sotni-odynycz-vorozhoyi-tehniky-na-rokovyny-zagybeli-vidkryly-stelu/</text:a>
</text:p>
      <!--NEWS-->
      <text:h text:style-name="P10" text:outline-level="1">
<text:span text:style-name="T4">
A combat pilot who destroyed hundreds of units of hostile equipment, a ceiling was opened on the anniversary of death</text:span>
</text:h>
      <text:p text:style-name="P4">
Author: ['Анастасія Олехнович']</text:p>
      <text:p text:style-name="P4">
Time: 2023-05-14T78:00:00-04:00</text:p>
      <text:p text:style-name="P4">
Description: Syogodnі, 14 herbal, at Vіnnitni on the Ale of the Central House of the Central House of the VIDILILY STELE Hero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golovna-1-3-scaled.jpg" text:style-name="Internet_20_link" text:visited-style-name="Visited_20_Internet_20_Link">
golovna-1-3-scaled.jpg</text:a>
', '<text:a xlink:type="simple" xlink:href="https://armyinform.com.ua/wp-content/uploads/2023/05/5z3a9984-1-150x150.jpg" text:style-name="Internet_20_link" text:visited-style-name="Visited_20_Internet_20_Link">
5z3a9984-1-150x150.jpg</text:a>
', '<text:a xlink:type="simple" xlink:href="https://armyinform.com.ua/wp-content/uploads/2023/05/5z3a9977-1-150x150.jpg" text:style-name="Internet_20_link" text:visited-style-name="Visited_20_Internet_20_Link">
5z3a9977-1-150x150.jpg</text:a>
', '<text:a xlink:type="simple" xlink:href="https://armyinform.com.ua/wp-content/uploads/2023/05/5z3a0024-1-150x150.jpg" text:style-name="Internet_20_link" text:visited-style-name="Visited_20_Internet_20_Link">
5z3a0024-1-150x150.jpg</text:a>
']</text:p>
      <text:p text:style-name="P4">
Tags: ['STOPRUSSIA', 'АГРЕСІЯ РФ', 'ВТОРГНЕННЯ РФ', 'ГЕРОЙ УКРАЇНИ СЕРГІЙ ПАРХОМЕНКО']</text:p>
      <text:p text:style-name="P4">
Category: News</text:p>
      <!--METADATA-->
      <text:p text:style-name="P4">
<draw:frame draw:style-name="fr1" draw:name="Image347" text:anchor-type="as-char" svg:width="6.9236in" svg:height="4.615733in" draw:z-index="0">
<draw:image xlink:href="../Images/AРМІЯINFORM/2023-05-14T78-00-00-04-00/golovna-1-3-scaled.jpg" xlink:type="simple" xlink:show="embed" xlink:actuate="onLoad" draw:mime-type="image/jpeg"/>
</draw:frame>
Today, on May 14, in Vinnitsa, on the Walk of Glory of the Central Cemetery, the hero of Ukraine, Sergei Parkhomenko, was opened by the hero of Ukraine, who was killed exactly a year ago. On it-a young smiling pilot near the Su-25 aircraft, on Yakakovin made more than 40 combat departments in difficult conditions to counteract the hostile goods and fighter aviation of the invaders ... And this is the most modest calculations-dozens of destroyed hostile tanks, more than half a hundred. Hundreds of invaders, and most importantly - thousands of lives of Ukrainians ...</text:p>
      <text:p text:style-name="P4">
Fighting pilots were opened - the father and younger brother of the dead hero. When Sergei entered the school in 2014, his father performed combat missions in the ATO. When in 2022 the young pilot was destroying the enemy aviation on a "drying", Dad flew nearby ... The youth also went in the footsteps of relatives and now protects the Ukrainian sky ...</text:p>
      <text:p text:style-name="P4">
<text:a xlink:type="simple" xlink:href="https://armyinform.com.ua/wp-content/uploads/2023/05/5z3a9984-1-scaled.jpg" text:style-name="Internet_20_link" text:visited-style-name="Visited_20_Internet_20_Link">
!(Images/AРМІЯINFORM/2023-05-14T78-00-00-04-00/5z3a9984-1-150x150.jpg)</text:a>
</text:p>
      <text:p text:style-name="P4">
<text:a xlink:type="simple" xlink:href="https://armyinform.com.ua/wp-content/uploads/2023/05/5z3a9977-1-scaled.jpg" text:style-name="Internet_20_link" text:visited-style-name="Visited_20_Internet_20_Link">
<draw:frame draw:style-name="fr1" draw:name="Image348" text:anchor-type="as-char" svg:width="6.9236in" svg:height="6.9236in" draw:z-index="0">
<draw:image xlink:href="../Images/AРМІЯINFORM/2023-05-14T78-00-00-04-00/5z3a9977-1-150x150.jpg" xlink:type="simple" xlink:show="embed" xlink:actuate="onLoad" draw:mime-type="image/jpeg"/>
</draw:frame>
</text:a>
</text:p>
      <text:p text:style-name="P4">
<text:a xlink:type="simple" xlink:href="https://armyinform.com.ua/wp-content/uploads/2023/05/5z3a0024-1-scaled.jpg" text:style-name="Internet_20_link" text:visited-style-name="Visited_20_Internet_20_Link">
<draw:frame draw:style-name="fr1" draw:name="Image349" text:anchor-type="as-char" svg:width="6.9236in" svg:height="6.9236in" draw:z-index="0">
<draw:image xlink:href="../Images/AРМІЯINFORM/2023-05-14T78-00-00-04-00/5z3a0024-1-150x150.jpg" xlink:type="simple" xlink:show="embed" xlink:actuate="onLoad" draw:mime-type="image/jpeg"/>
</draw:frame>
</text:a>
To honor the memory of the pilot gathered relatives, commanders and mentors of the pilot. They remembered how a 25-year-old pilot made combat departures from time to time, as he was the vinyl soul of the aviation unit and accurately worthy of his father Tadidus.</text:p>
      <text:p text:style-name="P4">
Sergiy Parkhomenko, who only graduated from KNUPS a few years ago, repeatedly removed Ukrainian aviation from under the missile strokes of the enemy and rushed into the fighting stubborn, who was surprised even by experienced brothers ... And he was a loving man and his father.</text:p>
      <text:p text:style-name="P4">
“It's your dad!He is a real hero!” - Sergiy's baby friends say. Khlopchik, who knows only from photos, looks carefully at the ceiling. Although it is not fully aware of how brave his young father was. The child tries to hold on and dreams that his son takes away from his father…</text:p>
      <text:p text:style-name="P4">
News Source: <text:a xlink:type="simple" xlink:href="https://armyinform.com.ua/2023/05/14/bojovomu-lotchyku-yakyj-znyshhyv-sotni-odynycz-vorozhoyi-tehniky-na-rokovyny-zagybeli-vidkryly-stelu/" text:style-name="Internet_20_link" text:visited-style-name="Visited_20_Internet_20_Link">
https://armyinform.com.ua/2023/05/14/bojovomu-lotchyku-yakyj-znyshhyv-sotni-odynycz-vorozhoyi-tehniky-na-rokovyny-zagybeli-vidkryly-stelu/</text:a>
</text:p>
      <!--NEWS-->
      <text:h text:style-name="P10" text:outline-level="1">
<text:span text:style-name="T4">
Everyone is watching Our News - Anna Malyar about meeting the clergy in Lourdes</text:span>
</text:h>
      <text:p text:style-name="P4">
Author: ['АРМІЯINFORM']</text:p>
      <text:p text:style-name="P4">
Time: 2023-05-14T79:00:00-04:00</text:p>
      <text:p text:style-name="P4">
Description: Nysvіzhіshі novelty with the front of the village of good, I know the franziy. About the General Milk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photo_2023-05-13_18-52-54.jpg" text:style-name="Internet_20_link" text:visited-style-name="Visited_20_Internet_20_Link">
photo_2023-05-13_18-52-54.jpg</text:a>
']</text:p>
      <text:p text:style-name="P4">
Tags: ['STOPRUSSIA', 'ВТОРГНЕННЯ РФ', 'ГАННА МАЛЯР', 'ЛЮРД', 'ФРАНЦІЯ']</text:p>
      <text:p text:style-name="P4">
Category: News</text:p>
      <!--METADATA-->
      <text:p text:style-name="P4">
<draw:frame draw:style-name="fr1" draw:name="Image350" text:anchor-type="as-char" svg:width="6.9236in" svg:height="4.608521in" draw:z-index="0">
<draw:image xlink:href="../Images/AРМІЯINFORM/2023-05-14T79-00-00-04-00/photo_2023-05-13_18-52-54.jpg" xlink:type="simple" xlink:show="embed" xlink:actuate="onLoad" draw:mime-type="image/jpeg"/>
</draw:frame>
The latest news from the front is tracked and well known in France.</text:p>
      <text:p text:style-name="P4">
About it <text:a xlink:type="simple" xlink:href="https://t.me/annamaliar/736" text:style-name="Internet_20_link" text:visited-style-name="Visited_20_Internet_20_Link">
reported</text:a>
Deputy Minister of Defense of Ukraine Anna Malyar.</text:p>
      <text:p text:style-name="P4">
“Everyone is watching our news. The meeting with the French Catholic spirituality began with the clarification of the events in Bakhmut and the discussion of the latest from the front, which they track and know well. And then we passed the workers - an exchange of experience in the development of military chaplaincy, ”she wrote.</text:p>
      <text:p text:style-name="P4">
Recall now in <text:a xlink:type="simple" xlink:href="https://armyinform.com.ua/2023/05/14/na-mizhnarodnomu-vijskovomu-palomnycztvi-vpershe-molylysya-ukrayinskoyu-movoyu-ganna-malyar/" text:style-name="Internet_20_link" text:visited-style-name="Visited_20_Internet_20_Link">
French</text:a>
The city of Lurd is continued with the participation of 14,000 military personnel of military chaplains from 38 countries. Anna Malyar <text:a xlink:type="simple" xlink:href="https://armyinform.com.ua/2023/05/13/ganna-malyar-ocholyla-delegacziyu-nashyh-vijskovyh-kapelaniv-na-mizhnarodnomu-palomnycztvi-u-francziyi/" text:style-name="Internet_20_link" text:visited-style-name="Visited_20_Internet_20_Link">
headed</text:a>
Delegation of our military chaplains on the international pilgrimage of Ufranium.</text:p>
      <text:p text:style-name="P4">
News Source: <text:a xlink:type="simple" xlink:href="https://armyinform.com.ua/2023/05/14/za-nashymy-novynamy-stezhat-vsi-ganna-malyar-pro-zustrich-z-duhovenstvom-u-lyurdi/" text:style-name="Internet_20_link" text:visited-style-name="Visited_20_Internet_20_Link">
https://armyinform.com.ua/2023/05/14/za-nashymy-novynamy-stezhat-vsi-ganna-malyar-pro-zustrich-z-duhovenstvom-u-lyurdi/</text:a>
</text:p>
      <!--NEWS-->
      <text:h text:style-name="P10" text:outline-level="1">
<text:span text:style-name="T4">
Everyone is watching Our News - Anna Malyar about meeting the clergy in Lourdes</text:span>
</text:h>
      <text:p text:style-name="P4">
Author: ['АРМІЯINFORM']</text:p>
      <text:p text:style-name="P4">
Time: 2023-05-14T79:00:00-04:00</text:p>
      <text:p text:style-name="P4">
Description: Nysvіzhіshі novelty with the front of the village of good, I know the franziy. About the General Milk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photo_2023-05-13_18-52-54.jpg" text:style-name="Internet_20_link" text:visited-style-name="Visited_20_Internet_20_Link">
photo_2023-05-13_18-52-54.jpg</text:a>
']</text:p>
      <text:p text:style-name="P4">
Tags: ['STOPRUSSIA', 'ВТОРГНЕННЯ РФ', 'ГАННА МАЛЯР', 'ЛЮРД', 'ФРАНЦІЯ']</text:p>
      <text:p text:style-name="P4">
Category: News</text:p>
      <!--METADATA-->
      <text:p text:style-name="P4">
<draw:frame draw:style-name="fr1" draw:name="Image351" text:anchor-type="as-char" svg:width="6.9236in" svg:height="4.608521in" draw:z-index="0">
<draw:image xlink:href="../Images/AРМІЯINFORM/2023-05-14T79-00-00-04-00/photo_2023-05-13_18-52-54.jpg" xlink:type="simple" xlink:show="embed" xlink:actuate="onLoad" draw:mime-type="image/jpeg"/>
</draw:frame>
The latest news from the front is tracked and well known in France.</text:p>
      <text:p text:style-name="P4">
About it <text:a xlink:type="simple" xlink:href="https://t.me/annamaliar/736" text:style-name="Internet_20_link" text:visited-style-name="Visited_20_Internet_20_Link">
reported</text:a>
Deputy Minister of Defense of Ukraine Anna Malyar.</text:p>
      <text:p text:style-name="P4">
“Everyone is watching our news. The meeting with the French Catholic spirituality began with the clarification of the events in Bakhmut and the discussion of the latest from the front, which they track and know well. And then we passed the workers - an exchange of experience in the development of military chaplaincy, ”she wrote.</text:p>
      <text:p text:style-name="P4">
Recall now in <text:a xlink:type="simple" xlink:href="https://armyinform.com.ua/2023/05/14/na-mizhnarodnomu-vijskovomu-palomnycztvi-vpershe-molylysya-ukrayinskoyu-movoyu-ganna-malyar/" text:style-name="Internet_20_link" text:visited-style-name="Visited_20_Internet_20_Link">
French</text:a>
The city of Lurd is continued with the participation of 14,000 military personnel of military chaplains from 38 countries. Anna Malyar <text:a xlink:type="simple" xlink:href="https://armyinform.com.ua/2023/05/13/ganna-malyar-ocholyla-delegacziyu-nashyh-vijskovyh-kapelaniv-na-mizhnarodnomu-palomnycztvi-u-francziyi/" text:style-name="Internet_20_link" text:visited-style-name="Visited_20_Internet_20_Link">
headed</text:a>
Delegation of our military chaplains on the international pilgrimage of Ufranium.</text:p>
      <text:p text:style-name="P4">
News Source: <text:a xlink:type="simple" xlink:href="https://armyinform.com.ua/2023/05/14/za-nashymy-novynamy-stezhat-vsi-ganna-malyar-pro-zustrich-z-duhovenstvom-u-lyurdi/" text:style-name="Internet_20_link" text:visited-style-name="Visited_20_Internet_20_Link">
https://armyinform.com.ua/2023/05/14/za-nashymy-novynamy-stezhat-vsi-ganna-malyar-pro-zustrich-z-duhovenstvom-u-lyurdi/</text:a>
</text:p>
      <!--NEWS-->
      <text:h text:style-name="P10" text:outline-level="1">
<text:span text:style-name="T4">
The Head of State met with the members of the German Security Cabinet</text:span>
</text:h>
      <text:p text:style-name="P4">
Author: ['АРМІЯINFORM']</text:p>
      <text:p text:style-name="P4">
Time: 2023-05-14T80:00:00-04:00</text:p>
      <text:p text:style-name="P4">
Description: At the OFITSIIT -VIZITS, President of Ukraine President Volodymyr Zelensky Proviv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2859ae4c5e482a419d8b76ef5dff08e5_1684066648_extra_large.jpeg" text:style-name="Internet_20_link" text:visited-style-name="Visited_20_Internet_20_Link">
2859ae4c5e482a419d8b76ef5dff08e5_1684066648_extra_large.jpeg</text:a>
', '<text:a xlink:type="simple" xlink:href="https://armyinform.com.ua/wp-content/uploads/2023/05/c14f85c2b858a1af13b573733ea535fe_1684072153_extra_large.jpeg" text:style-name="Internet_20_link" text:visited-style-name="Visited_20_Internet_20_Link">
c14f85c2b858a1af13b573733ea535fe_1684072153_extra_large.jpeg</text:a>
']</text:p>
      <text:p text:style-name="P4">
Tags: ['STOPRUSSIA', 'АГРЕСІЯ РФ', 'ВОЛОДИМИР ЗЕЛЕНСЬКИЙ', 'ВТОРГНЕННЯ РФ']</text:p>
      <text:p text:style-name="P4">
Category: News</text:p>
      <!--METADATA-->
      <text:p text:style-name="P4">
<draw:frame draw:style-name="fr1" draw:name="Image352" text:anchor-type="as-char" svg:width="6.9236in" svg:height="4.617948in" draw:z-index="0">
<draw:image xlink:href="../Images/AРМІЯINFORM/2023-05-14T80-00-00-04-00/2859ae4c5e482a419d8b76ef5dff08e5_1684066648_extra_large.jpeg" xlink:type="simple" xlink:show="embed" xlink:actuate="onLoad" draw:mime-type="image/jpeg"/>
</draw:frame>
Within the framework of an official visit to Germany, President of Ukraine Volodymyr Zelensky has met with members of the German safety cabinet.</text:p>
      <text:p text:style-name="P4">
Before the meeting, which was also attended by Federal Chancellor of Germany Olafsholtz, joined Vicecanzler, Minister of Economy and Climate Protection of Germany Robertgabek, Foreign Minister Fezer.</text:p>
      <text:p text:style-name="P4">
Volodymyr Zelensky stressed that such a format of the meeting is unique and full corresponds to the high level of interaction achieved between our states. He expressed gratitude to the German government and each of the residents present for effective comprehensive assistance to Ukraine from the first days of full -scale Russian aggression.</text:p>
      <text:p text:style-name="P4">
Having acquainted the members of the German security cabinet with the situation on the front and the first -time needs of the Ukrainian defense forces, the head of the Ukrainian state -owned proclaimed the need to remove restrictions and red lines on the supply of Ukraine of all types of weapons.</text:p>
      <text:p text:style-name="P4">
<draw:frame draw:style-name="fr1" draw:name="Image353" text:anchor-type="as-char" svg:width="6.9236in" svg:height="3.894525in" draw:z-index="0">
<draw:image xlink:href="../Images/AРМІЯINFORM/2023-05-14T80-00-00-04-00/c14f85c2b858a1af13b573733ea535fe_1684072153_extra_large.jpeg" xlink:type="simple" xlink:show="embed" xlink:actuate="onLoad" draw:mime-type="image/jpeg"/>
</draw:frame>
Turning to the Federal Chancellor, the President noted a fundamentally new character of bilateral relationships.</text:p>
      <text:p text:style-name="P4">
“From February 24 last year, with the" change of epochs ", as you have stated it, the relationship between our states has changed radically. From the provision of Ukrainian -humanitarian aid - to receiving the most modern means of air defense, artillery, BMPTA of combat tanks, ”he emphasized.</text:p>
      <text:p text:style-name="P4">
Volodymyr Zelensky thanked the chancellor for his personal role in these transformations and expressed his hope for the leadership of Germany and in the formation of the air coalition.</text:p>
      <text:p text:style-name="P4">
The Head of State praised the decision to allocate the Federal Government for the purchase of military equipment and equipment necessary for Ukraine by 2032, the total amount of 17 billion euros.</text:p>
      <text:p text:style-name="P4">
During the meeting, the whole set of topical issues of bilateral development was discussed. Particular attention was paid to the security support of Ukraine and the development of subject cooperation in this direction; involvement of Germany in the reconstruction of our country, including the role of the private sector in this process, as well as the interaction of the path of European and Euro -Atlantic integration of Ukraine.<text:span text:style-name="T4">
 Source: </text:span>
 _ <text:a xlink:type="simple" xlink:href="https://president.gov.ua/news/prezident-ukrayini-zustrivsya-z-chlenami-kabinetu-z-pitan-be-82889" text:style-name="Internet_20_link" text:visited-style-name="Visited_20_Internet_20_Link">
Presidential Office</text:a>
_</text:p>
      <text:p text:style-name="P4">
News Source: <text:a xlink:type="simple" xlink:href="https://armyinform.com.ua/2023/05/14/glava-derzhavy-zustrivsya-z-chlenamy-kabinetu-z-pytan-bezpeky-frn/" text:style-name="Internet_20_link" text:visited-style-name="Visited_20_Internet_20_Link">
https://armyinform.com.ua/2023/05/14/glava-derzhavy-zustrivsya-z-chlenamy-kabinetu-z-pytan-bezpeky-frn/</text:a>
</text:p>
      <!--NEWS-->
      <text:h text:style-name="P10" text:outline-level="1">
<text:span text:style-name="T4">
In the north and south of Bakhmut, our units have taken over ten hostile positions - Anna Malyar</text:span>
</text:h>
      <text:p text:style-name="P4">
Author: ['АРМІЯINFORM']</text:p>
      <text:p text:style-name="P4">
Time: 2023-05-14T81:00:00-04:00</text:p>
      <text:p text:style-name="P4">
Description: The long day of the day of the wiring of Ukraine closed the Bilsh NIZh ten thorns ... The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bahmut-1.jpg" text:style-name="Internet_20_link" text:visited-style-name="Visited_20_Internet_20_Link">
bahmut-1.jpg</text:a>
']</text:p>
      <text:p text:style-name="P4">
Tags: ['STOPRUSSIA', 'БАХМУТ', 'ВТОРГНЕННЯ РФ', 'ГАННА МАЛЯР']</text:p>
      <text:p text:style-name="P4">
Category: News</text:p>
      <!--METADATA-->
      <text:p text:style-name="P4">
<draw:frame draw:style-name="fr1" draw:name="Image354" text:anchor-type="as-char" svg:width="6.9236in" svg:height="5.592494in" draw:z-index="0">
<draw:image xlink:href="../Images/AРМІЯINFORM/2023-05-14T81-00-00-04-00/bahmut-1.jpg" xlink:type="simple" xlink:show="embed" xlink:actuate="onLoad" draw:mime-type="image/jpeg"/>
</draw:frame>
Photo: Getty Images</text:p>
      <text:p text:style-name="P4">
During today, Ukraine's defense forces have captured more than ten -year positions in Bakhmut.</text:p>
      <text:p text:style-name="P4">
About it <text:a xlink:type="simple" xlink:href="https://t.me/annamaliar/737" text:style-name="Internet_20_link" text:visited-style-name="Visited_20_Internet_20_Link">
reported</text:a>
Deputy Minister of Defense of Ukraine Anna Malyar.</text:p>
      <text:p text:style-name="P4">
In her telegram channel she wrote the following:</text:p>
      <text:p text:style-name="P4">
“We continue to move forward in the Bakhmut direction in the suburbs of the suburbs. Our units have seized more than ten enemy positions of half -night and south of Bakhmut and cleaned a large area of forest area in the Ivanivskyi. It was captured by enemy soldiers from different parts.</text:p>
      <text:p text:style-name="P4">
Contrary to all circumstances. When incredible.</text:p>
      <text:p text:style-name="P4">
Who knows the real environment and is now there, understands all the acute storage.</text:p>
      <text:p text:style-name="P4">
This is when 1 meter in complexity of tasks costs 10 km.</text:p>
      <text:p text:style-name="P4">
Our operate on the verge of superhuman opportunities. They act firmly, decisively and professionally.</text:p>
      <text:p text:style-name="P4">
In Bakhmut herself is very hot. The enemy gathered all the forces there and tries to ask, destroying everything in his path. Fierce battles continue.</text:p>
      <text:p text:style-name="P4">
Sirsky commander keeps the situation under control. Analyzes, plans, make. As it should be, a real combat general with the army in the most warranty images.</text:p>
      <text:p text:style-name="P4">
Along with him, the brigades of Generalimolov and Gnaatov are managed by subordinate troops. They implement the overall concept of the operation.</text:p>
      <text:p text:style-name="P4">
Due to the thoughtful planning of the command and the instant response to the enemy's actions, the stability and courage of our soldiers, as of now, the enemy cannot surround the state and achieve a loud victory in this direction. "</text:p>
      <text:p text:style-name="P4">
News Source: <text:a xlink:type="simple" xlink:href="https://armyinform.com.ua/2023/05/14/na-pivnochi-ta-pivdni-okolycz-bahmuta-nashi-pidrozdily-zahopyly-bilshe-desyaty-vorozhyh-pozyczij-ganna-malyar/" text:style-name="Internet_20_link" text:visited-style-name="Visited_20_Internet_20_Link">
https://armyinform.com.ua/2023/05/14/na-pivnochi-ta-pivdni-okolycz-bahmuta-nashi-pidrozdily-zahopyly-bilshe-desyaty-vorozhyh-pozyczij-ganna-malyar/</text:a>
</text:p>
      <!--NEWS-->
      <text:h text:style-name="P10" text:outline-level="1">
<text:span text:style-name="T4">
Our aviation has made 12 beats on the enemy</text:span>
</text:h>
      <text:p text:style-name="P4">
Author: ['АРМІЯINFORM']</text:p>
      <text:p text:style-name="P4">
Time: 2023-05-14T82:00:00-04:00</text:p>
      <text:p text:style-name="P4">
Description: About CED DOIMAL, ZS Ukrainian at Vechirnyom Zvedenni. - AvIACII of Defense Forces for Dob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3/war-1.jpg" text:style-name="Internet_20_link" text:visited-style-name="Visited_20_Internet_20_Link">
war-1.jpg</text:a>
']</text:p>
      <text:p text:style-name="P4">
Tags: ['STOPRUSSIA', 'АВІАЦІЯ', 'ВТОРГНЕННЯ РФ', 'ГШ ЗС УКРАЇНИ']</text:p>
      <text:p text:style-name="P4">
Category: News</text:p>
      <!--METADATA-->
      <text:p text:style-name="P4">
<draw:frame draw:style-name="fr1" draw:name="Image355" text:anchor-type="as-char" svg:width="6.9236in" svg:height="4.501139in" draw:z-index="0">
<draw:image xlink:href="../Images/AРМІЯINFORM/2023-05-14T82-00-00-04-00/war-1.jpg" xlink:type="simple" xlink:show="embed" xlink:actuate="onLoad" draw:mime-type="image/jpeg"/>
</draw:frame>
Illustrative photo</text:p>
      <text:p text:style-name="P4">
<text:span text:style-name="T4">
 🔥 Situation on the Russian invasion </text:span>
 about it <text:a xlink:type="simple" xlink:href="https://www.facebook.com/GeneralStaff.ua/posts/pfbid02ynGiLKQtMwJHCzeQhAuXSv8nG7U2KDiE9RKWvRUpAVD4ARfEQeJRNjQFTz7271Dvl" text:style-name="Internet_20_link" text:visited-style-name="Visited_20_Internet_20_Link">
reports</text:a>
The General of the Armed Forces of Ukraine in the evening.</text:p>
      <ul>
        <li>
Aviation of defense forces per day made 12 beats in the areas of concentration of personal staff and military equipment of the enemy. In addition, during this, our defenders destroyed 3 reconnaissance UAVs, 2 of them-type "Orlan-10" and1-SuperCam. The departments of rocket troops and artillery struck 1 point of administration, 6 areas of concentration of live force, 2 artillery units of relevant positions and 1 more important goal of the enemy, - the message reads.</li>
      </ul>
      <text:p text:style-name="P4">
News Source: <text:a xlink:type="simple" xlink:href="https://armyinform.com.ua/2023/05/14/nasha-aviacziya-zavdala-12-udariv-po-protyvnyku/" text:style-name="Internet_20_link" text:visited-style-name="Visited_20_Internet_20_Link">
https://armyinform.com.ua/2023/05/14/nasha-aviacziya-zavdala-12-udariv-po-protyvnyku/</text:a>
</text:p>
      <!--NEWS-->
      <text:h text:style-name="P10" text:outline-level="1">
<text:span text:style-name="T4">
There were 30 combat clashes with the enemy, Bakhmut and Marinka in the Epicenter of Fighting in the Donetsk region</text:span>
</text:h>
      <text:p text:style-name="P4">
Author: ['АРМІЯINFORM']</text:p>
      <text:p text:style-name="P4">
Time: 2023-05-14T83:00:00-04:00</text:p>
      <text:p text:style-name="P4">
Description: About CED DOIMAL, ZS Ukrainian at Vechirnyom Zvedenni. “The enemy is a sink ...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347255218_999564801412778_7679389571857173614_n.jpg" text:style-name="Internet_20_link" text:visited-style-name="Visited_20_Internet_20_Link">
347255218_999564801412778_7679389571857173614_n.jpg</text:a>
']</text:p>
      <text:p text:style-name="P4">
Tags: ['STOPRUSSIA', 'БАХМУТ', 'ВТОРГНЕННЯ РФ', 'ГШ ЗС УКРАЇНИ', 'МАР’ЇНКА', 'ХРОНІКА ОБОРОНИ']</text:p>
      <text:p text:style-name="P4">
Category: News</text:p>
      <!--METADATA-->
      <text:p text:style-name="P4">
<draw:frame draw:style-name="fr1" draw:name="Image356" text:anchor-type="as-char" svg:width="6.9236in" svg:height="4.615733in" draw:z-index="0">
<draw:image xlink:href="../Images/AРМІЯINFORM/2023-05-14T83-00-00-04-00/347255218_999564801412778_7679389571857173614_n.jpg" xlink:type="simple" xlink:show="embed" xlink:actuate="onLoad" draw:mime-type="image/jpeg"/>
</draw:frame>
<text:span text:style-name="T4">
 🔥 Situation on the Russian invasion </text:span>
 about it <text:a xlink:type="simple" xlink:href="https://www.facebook.com/GeneralStaff.ua/posts/pfbid02ynGiLKQtMwJHCzeQhAuXSv8nG7U2KDiE9RKWvRUpAVD4ARfEQeJRNjQFTz7271Dvl" text:style-name="Internet_20_link" text:visited-style-name="Visited_20_Internet_20_Link">
reports</text:a>
The General of the Armed Forces of Ukraine in the evening.</text:p>
      <text:p text:style-name="P4">
“The enemy continues to concentrate the main efforts on Liman, Bakhmut, Avdiiv and Mariinsky. In total, during the day, there were about 30 combat clashes in these areas of the front, the war centrifice of the fighting is Bakhmut and Marinka, ”the testimony said.</text:p>
      <text:p text:style-name="P4">
It is noted that the enemy continues to take offensive actions on the Bakhmutskaya, and heavy battles continue in Bakhmut. In addition, during the day, the enemy conducted unsuccessful offensive actions in the direction of the settlements of Hryhorigorigorovka, Bogdanivka and predicate. He struck aviation in the Ivanivske and Stupochka areas. From the enemy shelling victims, Bogdanivka, Bakhmut, Ivanivske, the times of Yar, Red, Konstantinovka, Friendship, North, Toretsk, noises of Donetsk region.</text:p>
      <text:p text:style-name="P4">
Also in the Avdeevsky direction the enemy struck in districts in the districts and Avdiivka, she was fired at the settlements of Stepove, Lastokne, Avdiivka, Tonny, Netaylovo, Pervomaisko and Karlovka of Donetsk region.</text:p>
      <text:p text:style-name="P4">
In addition, in the Mariinsky direction, the units of the Defense Forces repelled the enemy's numerous attacks in the city of Marinka. At the same time, hostile shellings were subjected to the points of Krasnogorivka, St. George, Marinka, Venta and Novomykhailivkadonetsk region.</text:p>
      <text:p text:style-name="P4">
News Source: <text:a xlink:type="simple" xlink:href="https://armyinform.com.ua/2023/05/14/na-donechchyni-vidbulosya-30-bojovyh-zitknen-z-protyvnykom-bahmut-i-maryinka-v-epiczentri-boyiv/" text:style-name="Internet_20_link" text:visited-style-name="Visited_20_Internet_20_Link">
https://armyinform.com.ua/2023/05/14/na-donechchyni-vidbulosya-30-bojovyh-zitknen-z-protyvnykom-bahmut-i-maryinka-v-epiczentri-boyiv/</text:a>
</text:p>
      <!--NEWS-->
      <text:h text:style-name="P10" text:outline-level="1">
<text:span text:style-name="T4">
Among the conscripts for contract service in Kharkiv increased young people</text:span>
</text:h>
      <text:p text:style-name="P4">
Author: ['Дмитро Горбунов']</text:p>
      <text:p text:style-name="P4">
Time: 2023-05-14T84:00:00-04:00</text:p>
      <text:p text:style-name="P4">
Description: In Kharkivshchin, in the mustache of Triva, the robot is with candidates for passag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golovna-4-1.jpg" text:style-name="Internet_20_link" text:visited-style-name="Visited_20_Internet_20_Link">
golovna-4-1.jpg</text:a>
', '<text:a xlink:type="simple" xlink:href="https://armyinform.com.ua/wp-content/uploads/2023/05/harkiv-kontrakt-4.jpg" text:style-name="Internet_20_link" text:visited-style-name="Visited_20_Internet_20_Link">
harkiv-kontrakt-4.jpg</text:a>
', '<text:a xlink:type="simple" xlink:href="https://armyinform.com.ua/wp-content/uploads/2023/05/harkiv-kontrakt-2-daryna.jpg" text:style-name="Internet_20_link" text:visited-style-name="Visited_20_Internet_20_Link">
harkiv-kontrakt-2-daryna.jpg</text:a>
']</text:p>
      <text:p text:style-name="P4">
Tags: []</text:p>
      <text:p text:style-name="P4">
Category: News</text:p>
      <!--METADATA-->
      <text:p text:style-name="P4">
<draw:frame draw:style-name="fr1" draw:name="Image357" text:anchor-type="as-char" svg:width="6.9236in" svg:height="4.604194in" draw:z-index="0">
<draw:image xlink:href="../Images/AРМІЯINFORM/2023-05-14T84-00-00-04-00/golovna-4-1.jpg" xlink:type="simple" xlink:show="embed" xlink:actuate="onLoad" draw:mime-type="image/jpeg"/>
</draw:frame>
In Kharkiv region, comprehensive work with candidates for contracting in the Armed Forces of Ukraine continues in all corners. According to the command of the Kharkiv Regional Shopping Center and JV, representatives of subordinate district institutions together with representatives of military units meet with labor collectives or work in employment centers. In order for the conversation to be thorough, the participants of the fighting are mostly in front of the potential warriors. The latter are able to dispel the Russian myths of the Chilak about our army and only bring the truth.</text:p>
      <ul>
        <li>
In our own examples, we talk about all the benefits of the service on the professional basis, - explains the officer of the Kharkiv Regional Criminal Code and JV, Lieutenant Colonel Andriykotenko. -As a result of our efforts, since the beginning of 2023, hundreds of patriot voluntarily went to defend their state. By this time, we have 100% fulfilled all year olds, defined in the General Staff of the Armed Forces, and we work in this direction.</li>
      </ul>
      <text:p text:style-name="P4">
<draw:frame draw:style-name="fr1" draw:name="Image358" text:anchor-type="as-char" svg:width="6.9236in" svg:height="4.604194in" draw:z-index="0">
<draw:image xlink:href="../Images/AРМІЯINFORM/2023-05-14T84-00-00-04-00/harkiv-kontrakt-4.jpg" xlink:type="simple" xlink:show="embed" xlink:actuate="onLoad" draw:mime-type="image/jpeg"/>
</draw:frame>
He added that in April, the required number of women and women was sent to the army. At the same time, how to compare with the previous months, more young Ukrainians have come to them.</text:p>
      <ul>
        <li>
The average age of all those we have called over the last month was 25 years. Considering their desire and excellent physical condition, we have sent the highest to parts of DShV and Marines. Also, many persons were served in the Land Forces. A separate mechanized brigade named after Ivanasirk is a certain leader here, - said Lieutenant Colonel Andriy Kotenko.</li>
      </ul>
      <text:p text:style-name="P4">
By the way, the Citizen of Georgia Davit, who in 2008, was conscripted in April. Subsequently, he married Ukrainianka and moved to Kharkiv. In order for him to be accurately served in the Armed Forces, the man was actively involved in sports. Therefore, he came to his RTC and JV well -prepared.</text:p>
      <text:p text:style-name="P4">
The other day, a resident of Lozova Darin got to the final point of his call. In May, she brought the last necessary document. Therefore, in thought already "wears" the shoulder straps of the Armed Forces.</text:p>
      <text:p text:style-name="P4">
<draw:frame draw:style-name="fr1" draw:name="Image359" text:anchor-type="as-char" svg:width="6.9236in" svg:height="4.431104in" draw:z-index="0">
<draw:image xlink:href="../Images/AРМІЯINFORM/2023-05-14T84-00-00-04-00/harkiv-kontrakt-2-daryna.jpg" xlink:type="simple" xlink:show="embed" xlink:actuate="onLoad" draw:mime-type="image/jpeg"/>
</draw:frame>
Resident of Lozova DarinaAs noted in Kharkiv OTC and JV, with the selection of candidates for the service by lawdown they are very assisted by experts of the Kharkiv Office for the Assistance of the Country.</text:p>
      <ul>
        <li>
When consulting mobilization in the country, office staff on an anonymous basis also tell about the conditions of voluntary prize for military service. Therefore, all the patriots who are worried about the future of our state, I advise to contact the nearest RTC and JV or call the country's defense department at 0-800-300-441,-Finally, Lieutenant Colonel Andriy Kotenko.</li>
      </ul>
      <text:p text:style-name="P4">
<text:span text:style-name="T5">
Opto author</text:span>
</text:p>
      <text:p text:style-name="P4">
News Source: <text:a xlink:type="simple" xlink:href="https://armyinform.com.ua/2023/05/14/sered-pryzovnykiv-na-sluzhbu-za-kontraktom-u-harkovi-pobilshalo-molodi/" text:style-name="Internet_20_link" text:visited-style-name="Visited_20_Internet_20_Link">
https://armyinform.com.ua/2023/05/14/sered-pryzovnykiv-na-sluzhbu-za-kontraktom-u-harkovi-pobilshalo-molodi/</text:a>
</text:p>
      <!--NEWS-->
      <text:h text:style-name="P10" text:outline-level="1">
<text:span text:style-name="T4">
In the south the invaders fired at about 30 settlements</text:span>
</text:h>
      <text:p text:style-name="P4">
Author: ['АРМІЯINFORM']</text:p>
      <text:p text:style-name="P4">
Time: 2023-05-14T85:00:00-04:00</text:p>
      <text:p text:style-name="P4">
Description: About CED DOIMAL, ZS Ukrainian at Vechirnyom Zvedenni. “At the back of the ... war with Ukraine 2022, the war with Ukraine is the latest news today, the war with Ukraine 2022 is the last for today, will there be a war between Ukraine and Russia, and when, the war with Ukraine in 2022 will be or not, will there be, whether there will be, will there be The war with Ukraine in the near future says, the war with Ukraine, Ukrainian news today, Ukrainian news in Ukrainian media in Russian</text:p>
      <text:p text:style-name="P4">
Images: ['<text:a xlink:type="simple" xlink:href="https://armyinform.com.ua/wp-content/uploads/2022/07/harkiv-obstrid-2022.jpg" text:style-name="Internet_20_link" text:visited-style-name="Visited_20_Internet_20_Link">
harkiv-obstrid-2022.jpg</text:a>
']</text:p>
      <text:p text:style-name="P4">
Tags: ['STOPRUSSIA', 'ВТОРГНЕННЯ РФ', 'ГШ ЗС УКРАЇНИ', 'ХЕРСОН']</text:p>
      <text:p text:style-name="P4">
Category: News</text:p>
      <!--METADATA-->
      <text:p text:style-name="P4">
<draw:frame draw:style-name="fr1" draw:name="Image360" text:anchor-type="as-char" svg:width="6.9236in" svg:height="5.160921in" draw:z-index="0">
<draw:image xlink:href="../Images/AРМІЯINFORM/2023-05-14T85-00-00-04-00/harkiv-obstrid-2022.jpg" xlink:type="simple" xlink:show="embed" xlink:actuate="onLoad" draw:mime-type="image/jpeg"/>
</draw:frame>
<text:span text:style-name="T4">
 🔥 Situation on the Russian invasion </text:span>
 about it <text:a xlink:type="simple" xlink:href="https://www.facebook.com/GeneralStaff.ua/posts/pfbid02ynGiLKQtMwJHCzeQhAuXSv8nG7U2KDiE9RKWvRUpAVD4ARfEQeJRNjQFTz7271Dvl" text:style-name="Internet_20_link" text:visited-style-name="Visited_20_Internet_20_Link">
reports</text:a>
The General of the Armed Forces of Ukraine in the evening.</text:p>
      <text:p text:style-name="P4">
“In Zaporizhzhya and Kherson directions, the enemy continues to conduct defense. He struck aviation in areas of settlements Kizomis, Stanislavorson region. Against this, he fired at about 30 inhabited pens. Among them - Vremivka, Novopoil of Donetsk region; Gulyaypole, Railway, White, Mala Tokmachka and Kamianske Zaporizhzhya region; Nikopol of Dnipropetrovsk region; Gold Beam, Merry, Lviv, Antonovka, Dnipro, Kizomis of Kherson region and the city of Kherson, ”the presentation reads.</text:p>
      <text:p text:style-name="P4">
News Source: <text:a xlink:type="simple" xlink:href="https://armyinform.com.ua/2023/05/14/na-pivdni-zagarbnyky-obstrilyaly-blyzko-30-naselenyh-punktiv/" text:style-name="Internet_20_link" text:visited-style-name="Visited_20_Internet_20_Link">
https://armyinform.com.ua/2023/05/14/na-pivdni-zagarbnyky-obstrilyaly-blyzko-30-naselenyh-punktiv/</text:a>
</text:p>
      <!--NEWS-->
      <text:h text:style-name="P10" text:outline-level="1">
<text:span text:style-name="T4">
In the battles under Bakhmut, the famous hockey player and coach, the Armed Forces Warrior Alexander Khmil died</text:span>
</text:h>
      <text:p text:style-name="P4">
Author: ['АРМІЯINFORM']</text:p>
      <text:p text:style-name="P4">
Time: 2023-05-14T86:00:00-04:00</text:p>
      <text:p text:style-name="P4">
Description: The hoceech of SIM'Yu sticked the terrible of the Star: in the battles of PID Bakhmut at Donechchini PID Hour ... War with Ukraine 2022, War with Ukraine Latest News Today, News War with Ukraine 2022 Last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f1.jpg" text:style-name="Internet_20_link" text:visited-style-name="Visited_20_Internet_20_Link">
f1.jpg</text:a>
', '<text:a xlink:type="simple" xlink:href="https://armyinform.com.ua/wp-content/uploads/2023/05/f2-.jpg" text:style-name="Internet_20_link" text:visited-style-name="Visited_20_Internet_20_Link">
f2-.jpg</text:a>
', '<text:a xlink:type="simple" xlink:href="https://armyinform.com.ua/wp-content/uploads/2023/05/f3-1.jpg" text:style-name="Internet_20_link" text:visited-style-name="Visited_20_Internet_20_Link">
f3-1.jpg</text:a>
']</text:p>
      <text:p text:style-name="P4">
Tags: ['STOPRUSSIA', 'ВТОРГНЕННЯ РФ', 'ОЛЕКСАНДР ХМІЛЬ', 'ФЕДЕРАЦІЯ ХОКЕЮ УКРАЇНИ']</text:p>
      <text:p text:style-name="P4">
Category: News</text:p>
      <!--METADATA-->
      <text:p text:style-name="P4">
<draw:frame draw:style-name="fr1" draw:name="Image361" text:anchor-type="as-char" svg:width="6.9236in" svg:height="4.586885in" draw:z-index="0">
<draw:image xlink:href="../Images/AРМІЯINFORM/2023-05-14T86-00-00-04-00/f1.jpg" xlink:type="simple" xlink:show="embed" xlink:actuate="onLoad" draw:mime-type="image/jpeg"/>
</draw:frame>
The hockey family was scared by the terrible news: in the battles near Bakhmut in Donetsk region, a trainer, 42-year-old Alexander Khmil, was killed in the next past hockeye, [reported] [reported].(https://fhu.com.ua/news/pid-bahmutom-zagynuv-chempion-ukrayiny-2007-oleksandr-hmil/)HockeyUku Federation.</text:p>
      <text:p text:style-name="P4">
Alexander was born on December 6, 1980 in Brovary in Kyiv region. At the professional level he began to perform in 1997 as a part of the Kyiv Berkut. The Khmel player lasted 18 years. He advocated the Falcon of Kiev(1998–999,2003)and “ice floes”(2000); Russian "satellites" from Lower Tagil(2000–2001), Spartacus from St. Petersburg(2001), "Captain" with a stepin(2002); "Kyiv"(2002–2004), Dniprovsky Wolves(2004-2006), Kiev Athek(2006–2009), “Golden eagle”(2009–2010), «Компаньйон» (2010), “Podil(2011), “Galician lions”(2011–2013)and Kiev "Generals"(2013–2015).</text:p>
      <text:p text:style-name="P4">
<draw:frame draw:style-name="fr1" draw:name="Image362" text:anchor-type="as-char" svg:width="6.9236in" svg:height="5.083076in" draw:z-index="0">
<draw:image xlink:href="../Images/AРМІЯINFORM/2023-05-14T86-00-00-04-00/f2-.jpg" xlink:type="simple" xlink:show="embed" xlink:actuate="onLoad" draw:mime-type="image/jpeg"/>
</draw:frame>
In 2007, Khmil became the champion of Ukraine as a part of Atk, in 2005 he was a pose medalist at the National Championship with Dniprovsky Wolves, in 2006-Mui 2009 won bronze.</text:p>
      <text:p text:style-name="P4">
In 1998, hops represented Ukraine at the World Youth Championship(6 matches, 2 goals)and in 2000-at the World Youth Championship(7 matches, 1 goal + 1 pass). 2005-го Олександр у лавах студентської збірної України виступав наВсесвітній універсіаді (6 matches, 2+3).</text:p>
      <text:p text:style-name="P4">
Після завершення гравецької кар’єри Олександр продовжував виступати нааматорському рівні за київські «Автомобіліст» і «Спарту», а також працювавголовним тренером у київському «Рапіді» (2015–2016), brewery 'wolves'(2017/2018)and women's "Ukrainian"(2019–2020).</text:p>
      <text:p text:style-name="P4">
<draw:frame draw:style-name="fr1" draw:name="Image363" text:anchor-type="as-char" svg:width="6.9236in" svg:height="4.752574in" draw:z-index="0">
<draw:image xlink:href="../Images/AРМІЯINFORM/2023-05-14T86-00-00-04-00/f3-1.jpg" xlink:type="simple" xlink:show="embed" xlink:actuate="onLoad" draw:mime-type="image/jpeg"/>
</draw:frame>
In the war, Alexander Khmil - from the first days of a full -scale invasion of Russian invaders. At first, he defended the capital in the detachment of the Kiev territorial defense, and then in the status of a serviceman of armed force Ukraine performed combat missions in hot spots in other regions of our state.</text:p>
      <text:p text:style-name="P4">
“One day I saw a woman with a weapon under the window and I am frankly squeezed, just to the pieces torn conscience. But the moment became a kind of "whistle" when I decided to change anything to the machine gun, "-said Alexander Khmil Utorial <text:a xlink:type="simple" xlink:href="https://armyinform.com.ua/2022/03/18/zminyv-klyuchku-na-avtomat/" text:style-name="Internet_20_link" text:visited-style-name="Visited_20_Internet_20_Link">
interview</text:a>
Armyinform.The Federation also reminded that Alexander Khmil became the second Ukrainian hokeist who died in this war. <text:a xlink:type="simple" xlink:href="https://fhu.com.ua/news/na-vijni-zagynuv-vyhovanecz-kyyivskoyi-kryzhynky/" text:style-name="Internet_20_link" text:visited-style-name="Visited_20_Internet_20_Link">
Before</text:a>
, December 8, 2022 in the battles of Zukraine a 26-year-old pupil of "Kryzhinka" Yaroslav Garkavko.</text:p>
      <text:p text:style-name="P4">
News Source: <text:a xlink:type="simple" xlink:href="https://armyinform.com.ua/2023/05/14/v-boyah-pid-bahmutom-zagynuv-vidomyj-hokeyist-i-trener-voyin-zsu-oleksandr-hmil/" text:style-name="Internet_20_link" text:visited-style-name="Visited_20_Internet_20_Link">
https://armyinform.com.ua/2023/05/14/v-boyah-pid-bahmutom-zagynuv-vidomyj-hokeyist-i-trener-voyin-zsu-oleksandr-hmil/</text:a>
</text:p>
      <!--NEWS-->
      <text:h text:style-name="P10" text:outline-level="1">
<text:span text:style-name="T4">
In the battles under Bakhmut, the famous hockey player and coach, the Armed Forces Warrior Alexander Khmil died</text:span>
</text:h>
      <text:p text:style-name="P4">
Author: ['АРМІЯINFORM']</text:p>
      <text:p text:style-name="P4">
Time: 2023-05-14T86:00:00-04:00</text:p>
      <text:p text:style-name="P4">
Description: The hoceech of SIM'Yu sticked the terrible of the Star: in the battles of PID Bakhmut at Donechchini PID Hour ... War with Ukraine 2022, War with Ukraine Latest News Today, News War with Ukraine 2022 Last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f1.jpg" text:style-name="Internet_20_link" text:visited-style-name="Visited_20_Internet_20_Link">
f1.jpg</text:a>
', '<text:a xlink:type="simple" xlink:href="https://armyinform.com.ua/wp-content/uploads/2023/05/f2-.jpg" text:style-name="Internet_20_link" text:visited-style-name="Visited_20_Internet_20_Link">
f2-.jpg</text:a>
', '<text:a xlink:type="simple" xlink:href="https://armyinform.com.ua/wp-content/uploads/2023/05/f3-1.jpg" text:style-name="Internet_20_link" text:visited-style-name="Visited_20_Internet_20_Link">
f3-1.jpg</text:a>
']</text:p>
      <text:p text:style-name="P4">
Tags: ['STOPRUSSIA', 'ВТОРГНЕННЯ РФ', 'ОЛЕКСАНДР ХМІЛЬ', 'ФЕДЕРАЦІЯ ХОКЕЮ УКРАЇНИ']</text:p>
      <text:p text:style-name="P4">
Category: News</text:p>
      <!--METADATA-->
      <text:p text:style-name="P4">
<draw:frame draw:style-name="fr1" draw:name="Image364" text:anchor-type="as-char" svg:width="6.9236in" svg:height="4.586885in" draw:z-index="0">
<draw:image xlink:href="../Images/AРМІЯINFORM/2023-05-14T86-00-00-04-00/f1.jpg" xlink:type="simple" xlink:show="embed" xlink:actuate="onLoad" draw:mime-type="image/jpeg"/>
</draw:frame>
The hockey family was scared by the terrible news: in the battles near Bakhmut in Donetsk region, a trainer, 42-year-old Alexander Khmil, was killed in the next past hockeye, [reported] [reported].(https://fhu.com.ua/news/pid-bahmutom-zagynuv-chempion-ukrayiny-2007-oleksandr-hmil/)HockeyUku Federation.</text:p>
      <text:p text:style-name="P4">
Alexander was born on December 6, 1980 in Brovary in Kyiv region. At the professional level he began to perform in 1997 as a part of the Kyiv Berkut. The Khmel player lasted 18 years. He advocated the Falcon of Kiev(1998–999,2003)and “ice floes”(2000); Russian "satellites" from Lower Tagil(2000–2001), Spartacus from St. Petersburg(2001), "Captain" with a stepin(2002); "Kyiv"(2002–2004), Dniprovsky Wolves(2004-2006), Kiev Athek(2006–2009), “Golden eagle”(2009–2010), «Компаньйон» (2010), “Podil(2011), “Galician lions”(2011–2013)and Kiev "Generals"(2013–2015).</text:p>
      <text:p text:style-name="P4">
<draw:frame draw:style-name="fr1" draw:name="Image365" text:anchor-type="as-char" svg:width="6.9236in" svg:height="5.083076in" draw:z-index="0">
<draw:image xlink:href="../Images/AРМІЯINFORM/2023-05-14T86-00-00-04-00/f2-.jpg" xlink:type="simple" xlink:show="embed" xlink:actuate="onLoad" draw:mime-type="image/jpeg"/>
</draw:frame>
In 2007, Khmil became the champion of Ukraine as a part of Atk, in 2005 he was a pose medalist at the National Championship with Dniprovsky Wolves, in 2006-Mui 2009 won bronze.</text:p>
      <text:p text:style-name="P4">
In 1998, hops represented Ukraine at the World Youth Championship(6 matches, 2 goals)and in 2000-at the World Youth Championship(7 matches, 1 goal + 1 pass). 2005-го Олександр у лавах студентської збірної України виступав наВсесвітній універсіаді (6 matches, 2+3).</text:p>
      <text:p text:style-name="P4">
Після завершення гравецької кар’єри Олександр продовжував виступати нааматорському рівні за київські «Автомобіліст» і «Спарту», а також працювавголовним тренером у київському «Рапіді» (2015–2016), brewery 'wolves'(2017/2018)and women's "Ukrainian"(2019–2020).</text:p>
      <text:p text:style-name="P4">
<draw:frame draw:style-name="fr1" draw:name="Image366" text:anchor-type="as-char" svg:width="6.9236in" svg:height="4.752574in" draw:z-index="0">
<draw:image xlink:href="../Images/AРМІЯINFORM/2023-05-14T86-00-00-04-00/f3-1.jpg" xlink:type="simple" xlink:show="embed" xlink:actuate="onLoad" draw:mime-type="image/jpeg"/>
</draw:frame>
In the war, Alexander Khmil - from the first days of a full -scale invasion of Russian invaders. At first, he defended the capital in the detachment of the Kiev territorial defense, and then in the status of a serviceman of armed force Ukraine performed combat missions in hot spots in other regions of our state.</text:p>
      <text:p text:style-name="P4">
“One day I saw a woman with a weapon under the window and I am frankly squeezed, just to the pieces torn conscience. But the moment became a kind of "whistle" when I decided to change anything to the machine gun, "-said Alexander Khmil Utorial <text:a xlink:type="simple" xlink:href="https://armyinform.com.ua/2022/03/18/zminyv-klyuchku-na-avtomat/" text:style-name="Internet_20_link" text:visited-style-name="Visited_20_Internet_20_Link">
interview</text:a>
Armyinform.The Federation also reminded that Alexander Khmil became the second Ukrainian hokeist who died in this war. <text:a xlink:type="simple" xlink:href="https://fhu.com.ua/news/na-vijni-zagynuv-vyhovanecz-kyyivskoyi-kryzhynky/" text:style-name="Internet_20_link" text:visited-style-name="Visited_20_Internet_20_Link">
Before</text:a>
, December 8, 2022 in the battles of Zukraine a 26-year-old pupil of "Kryzhinka" Yaroslav Garkavko.</text:p>
      <text:p text:style-name="P4">
News Source: <text:a xlink:type="simple" xlink:href="https://armyinform.com.ua/2023/05/14/v-boyah-pid-bahmutom-zagynuv-vidomyj-hokeyist-i-trener-voyin-zsu-oleksandr-hmil/" text:style-name="Internet_20_link" text:visited-style-name="Visited_20_Internet_20_Link">
https://armyinform.com.ua/2023/05/14/v-boyah-pid-bahmutom-zagynuv-vidomyj-hokeyist-i-trener-voyin-zsu-oleksandr-hmil/</text:a>
</text:p>
      <!--NEWS-->
      <text:h text:style-name="P10" text:outline-level="1">
<text:span text:style-name="T4">
The invaders fired from the guns of the village of Podola in Kharkiv region</text:span>
</text:h>
      <text:p text:style-name="P4">
Author: ['АРМІЯINFORM']</text:p>
      <text:p text:style-name="P4">
Time: 2023-05-14T87:00:00-04:00</text:p>
      <text:p text:style-name="P4">
Description: 14 Blizhnya Blizko 12:00 I got to the chergovy plagued the front -line village of Podoli Kommersant ... War with Ukraine 2022, war with Ukraine Latest news today, News War with Ukraine 2022 The last ones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photo_2023-05-14_14-58-48-2.jpg" text:style-name="Internet_20_link" text:visited-style-name="Visited_20_Internet_20_Link">
photo_2023-05-14_14-58-48-2.jpg</text:a>
', '<text:a xlink:type="simple" xlink:href="https://armyinform.com.ua/wp-content/uploads/2023/05/photo_2023-05-14_14-58-48-150x150.jpg" text:style-name="Internet_20_link" text:visited-style-name="Visited_20_Internet_20_Link">
photo_2023-05-14_14-58-48-150x150.jpg</text:a>
', '<text:a xlink:type="simple" xlink:href="https://armyinform.com.ua/wp-content/uploads/2023/05/photo_2023-05-14_14-58-49-2-150x150.jpg" text:style-name="Internet_20_link" text:visited-style-name="Visited_20_Internet_20_Link">
photo_2023-05-14_14-58-49-2-150x150.jpg</text:a>
', '<text:a xlink:type="simple" xlink:href="https://armyinform.com.ua/wp-content/uploads/2023/05/photo_2023-05-14_14-58-49-150x150.jpg" text:style-name="Internet_20_link" text:visited-style-name="Visited_20_Internet_20_Link">
photo_2023-05-14_14-58-49-150x150.jpg</text:a>
']</text:p>
      <text:p text:style-name="P4">
Tags: ['STOPRUSSIA', 'ВОЄННІ ЗЛОЧИНИ ЗС РФ', 'ВТОРГНЕННЯ РФ', 'ХАРКІВЩИНА']</text:p>
      <text:p text:style-name="P4">
Category: News</text:p>
      <!--METADATA-->
      <text:p text:style-name="P4">
<draw:frame draw:style-name="fr1" draw:name="Image367" text:anchor-type="as-char" svg:width="6.9236in" svg:height="5.1927in" draw:z-index="0">
<draw:image xlink:href="../Images/AРМІЯINFORM/2023-05-14T87-00-00-04-00/photo_2023-05-14_14-58-48-2.jpg" xlink:type="simple" xlink:show="embed" xlink:actuate="onLoad" draw:mime-type="image/jpeg"/>
</draw:frame>
On May 14, at all 12:00, another shelling of the frontier village of the Podolykivka district occurred.</text:p>
      <text:p text:style-name="P4">
About it <text:a xlink:type="simple" xlink:href="https://t.me/DSNS_Kharkiv/3641" text:style-name="Internet_20_link" text:visited-style-name="Visited_20_Internet_20_Link">
reports</text:a>
SES of Kharkiv region.</text:p>
      <text:p text:style-name="P4">
<text:a xlink:type="simple" xlink:href="https://armyinform.com.ua/wp-content/uploads/2023/05/photo_2023-05-14_14-58-48.jpg" text:style-name="Internet_20_link" text:visited-style-name="Visited_20_Internet_20_Link">
!(Images/AРМІЯINFORM/2023-05-14T87-00-00-04-00/photo_2023-05-14_14-58-48-150x150.jpg)</text:a>
</text:p>
      <text:p text:style-name="P4">
<text:a xlink:type="simple" xlink:href="https://armyinform.com.ua/wp-content/uploads/2023/05/photo_2023-05-14_14-58-49-2.jpg" text:style-name="Internet_20_link" text:visited-style-name="Visited_20_Internet_20_Link">
<draw:frame draw:style-name="fr1" draw:name="Image368" text:anchor-type="as-char" svg:width="6.9236in" svg:height="6.9236in" draw:z-index="0">
<draw:image xlink:href="../Images/AРМІЯINFORM/2023-05-14T87-00-00-04-00/photo_2023-05-14_14-58-49-2-150x150.jpg" xlink:type="simple" xlink:show="embed" xlink:actuate="onLoad" draw:mime-type="image/jpeg"/>
</draw:frame>
</text:a>
</text:p>
      <text:p text:style-name="P4">
<text:a xlink:type="simple" xlink:href="https://armyinform.com.ua/wp-content/uploads/2023/05/photo_2023-05-14_14-58-49.jpg" text:style-name="Internet_20_link" text:visited-style-name="Visited_20_Internet_20_Link">
<draw:frame draw:style-name="fr1" draw:name="Image369" text:anchor-type="as-char" svg:width="6.9236in" svg:height="6.9236in" draw:z-index="0">
<draw:image xlink:href="../Images/AРМІЯINFORM/2023-05-14T87-00-00-04-00/photo_2023-05-14_14-58-49-150x150.jpg" xlink:type="simple" xlink:show="embed" xlink:actuate="onLoad" draw:mime-type="image/jpeg"/>
</draw:frame>
</text:a>
“The enemy beat from artillery. The shells hit the territory of 2 private doors. One of them damages the garage, summer kitchen and the roof of the house. Garages were overlapped on an area of 4 sq.m. The fire was eliminated by the local means of the help. Otherwise, the damage is damaged. Fortunately, there were no casualties and victims, ”the testimony said.</text:p>
      <text:p text:style-name="P4">
News Source: <text:a xlink:type="simple" xlink:href="https://armyinform.com.ua/2023/05/14/okupanty-obstrilyaly-z-garmat-selo-podoly-na-harkivshhyni/" text:style-name="Internet_20_link" text:visited-style-name="Visited_20_Internet_20_Link">
https://armyinform.com.ua/2023/05/14/okupanty-obstrilyaly-z-garmat-selo-podoly-na-harkivshhyni/</text:a>
</text:p>
      <!--NEWS-->
      <text:h text:style-name="P10" text:outline-level="1">
<text:span text:style-name="T4">
Rashists have inflicted 6 rocket and 27 aircraft blows per day</text:span>
</text:h>
      <text:p text:style-name="P4">
Author: ['АРМІЯINFORM']</text:p>
      <text:p text:style-name="P4">
Time: 2023-05-14T88:00:00-04:00</text:p>
      <text:p text:style-name="P4">
Description: About CED DOIMAL, ZS Ukrainian at Vechirnyom Zvedenni. “The enemy is not aiming ... The war with Ukraine 2022, the war with Ukraine is the latest news today, the news of the war with Ukraine 2022 is the last for today, will there be a war between Ukraine and Russia and when, the war with Ukraine in 2022 will be or not, whether there will be, will there be The war with Ukraine in the near future says, the war with Ukraine, Ukrainian news today, Ukrainian news in Ukrainian media in Russian</text:p>
      <text:p text:style-name="P4">
Images: ['<text:a xlink:type="simple" xlink:href="https://armyinform.com.ua/wp-content/uploads/2023/03/original-1.jpg" text:style-name="Internet_20_link" text:visited-style-name="Visited_20_Internet_20_Link">
original-1.jpg</text:a>
']</text:p>
      <text:p text:style-name="P4">
Tags: ['STOPRUSSIA', 'ВТОРГНЕННЯ РФ', 'ГШ ЗС УКРАЇНИ', 'ХАРКІВ']</text:p>
      <text:p text:style-name="P4">
Category: News</text:p>
      <!--METADATA-->
      <text:p text:style-name="P4">
<draw:frame draw:style-name="fr1" draw:name="Image370" text:anchor-type="as-char" svg:width="6.9236in" svg:height="4.454183in" draw:z-index="0">
<draw:image xlink:href="../Images/AРМІЯINFORM/2023-05-14T88-00-00-04-00/original-1.jpg" xlink:type="simple" xlink:show="embed" xlink:actuate="onLoad" draw:mime-type="image/jpeg"/>
</draw:frame>
Illustrative photo</text:p>
      <text:p text:style-name="P4">
<text:span text:style-name="T4">
 🔥 Situation on the Russian invasion </text:span>
 about it <text:a xlink:type="simple" xlink:href="https://www.facebook.com/GeneralStaff.ua/posts/pfbid02ynGiLKQtMwJHCzeQhAuXSv8nG7U2KDiE9RKWvRUpAVD4ARfEQeJRNjQFTz7271Dvl" text:style-name="Internet_20_link" text:visited-style-name="Visited_20_Internet_20_Link">
reports</text:a>
The General of the Armed Forces of Ukraine in the evening.</text:p>
      <text:p text:style-name="P4">
“The enemy does not stop striking, shell not only military but also civilian objects. During the day, the enemy caused 6 rocket launchers, including the city of Kharkiv and the village of Zolochiv. In addition, he made 27 aviation strikes and made about 20 shelling of jet system fire fire on the positions of our troops and settlements. The victims, private dwellings, allocation and administrative infrastructure were destroyed and damaged, ”the message reads.</text:p>
      <text:p text:style-name="P4">
The Armed Forces of the Armed Forces warn that the likelihood of rocket and aviation strikes throughout Ukraine remains high.</text:p>
      <text:p text:style-name="P4">
News Source: <text:a xlink:type="simple" xlink:href="https://armyinform.com.ua/2023/05/14/rashysty-zavdaly-6-raketnyh-ta-27-aviaczijnyh-udariv-za-dobu/" text:style-name="Internet_20_link" text:visited-style-name="Visited_20_Internet_20_Link">
https://armyinform.com.ua/2023/05/14/rashysty-zavdaly-6-raketnyh-ta-27-aviaczijnyh-udariv-za-dobu/</text:a>
</text:p>
      <!--NEWS-->
      <text:h text:style-name="P10" text:outline-level="1">
<text:span text:style-name="T4">
The future of Ukraine and its people - in Europe: Kiev and Berlin have signed a joint declaration</text:span>
</text:h>
      <text:p text:style-name="P4">
Author: ['АРМІЯINFORM']</text:p>
      <text:p text:style-name="P4">
Time: 2023-05-14T89:00:00-04:00</text:p>
      <text:p text:style-name="P4">
Description: President Volodymyr Zelensky, the Chancellor of the Federal Derliyki Nimechini at Berlinі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f912d03-4e8f1ac246362b4b91e78c337c7d74794e950a92.jpg.jpg" text:style-name="Internet_20_link" text:visited-style-name="Visited_20_Internet_20_Link">
f912d03-4e8f1ac246362b4b91e78c337c7d74794e950a92.jpg.jpg</text:a>
']</text:p>
      <text:p text:style-name="P4">
Tags: ['STOPRUSSIA', 'ВОЛОДИМИР ЗЕЛЕНСЬКИЙ', 'ВТОРГНЕННЯ РФ', 'НАТО', 'НІМЕЧЧИНА']</text:p>
      <text:p text:style-name="P4">
Category: News</text:p>
      <!--METADATA-->
      <text:p text:style-name="P4">
<draw:frame draw:style-name="fr1" draw:name="Image371" text:anchor-type="as-char" svg:width="6.9236in" svg:height="3.883237in" draw:z-index="0">
<draw:image xlink:href="../Images/AРМІЯINFORM/2023-05-14T89-00-00-04-00/f912d03-4e8f1ac246362b4b91e78c337c7d74794e950a92.jpg.jpg" xlink:type="simple" xlink:show="embed" xlink:actuate="onLoad" draw:mime-type="image/jpeg"/>
</draw:frame>
President Volodymyr Zelensky and Chancellor of the Federal Republic of Germany Uberlin signed a joint declaration on the support of Ukraine and the pressure of the Natrospian Federation.</text:p>
      <text:p text:style-name="P4">
The text of the document is published on the [site of the head of the Ukrainian state]](http://www.president.gov.ua/news/spilna-deklaraciya-ukrayini-ta-nimechchini-82893). У ньому зазначається наступне:</text:p>
      <text:p text:style-name="P4">
«Під час зустрічі в Берліні 14 травня 2023 року Президент України та КанцлерФедеративної Республіки Німеччина виступили з такою заявою:</text:p>
      <text:p text:style-name="P4">
1. Президент України та Канцлер Федеративної Республіки Німеччина підтвердилисвоє однозначне засудження тривалої загарбницької війни Росії проти України.Україна продемонструвала надзвичайну рішучість у здійсненні свого невід’ємногоправа на самооборону від цього незаконного та неспровокованого нападу, якомунемає виправдання. Росія повинна негайно, повністю та без жодних умов вивестивсі свої війська з території України в межах її міжнародно визнаних кордонів.</text:p>
      <text:p text:style-name="P4">
2. Німеччина залишається непохитною у своїй відданості незалежності,суверенітету та територіальній цілісності України. Німеччина високо оцінюєрішучість і мужність українського народу та його Збройних Сил у захисті відросійської агресії та забезпеченні вільного демократичного майбутньогоУкраїни. Німеччина продовжуватиме політичну, фінансову, гуманітарну тавійськову підтримку Україні стільки, скільки це буде потрібно, — віндивідуальному порядку та через міжнародну співпрацю в межах ЄвропейськогоСоюзу, G7, НАТО, ООН та інших форматів.</text:p>
      <text:p text:style-name="P4">
4 . Germany is actively facilitating the European Union measures on military assistance to Ukraine through the European Peace Fund. Within its limits, the European Union has currently subdivided € 5.5 billion to military assistance to Ukraine. At the national level and through the Military Auxiliary Mission of the EU, Germany, together with partners, will contribute to the strengthening of the capacity of the Ukrainian Armed Forces, in particular through the command of specialized training in Germany.</text:p>
      <text:p text:style-name="P4">
5 . In addition to military assistance, Germany provides a comprehensive assistance to Ukraine, including financial and humanitarian support, as well as emergency support, including support for the restoration of the traced civilian infrastructure, roads and bridges, as well as with the help of Ukraine in repair and repair. In solidarity with Ukraine, Germany provided a home and shelter over 1 million Ukrainian refugees, as well as social payments to those who do them.</text:p>
      <text:p text:style-name="P4">
Since February 24, 2022, Ukraine's total direct support from Nursa is 17 billion euros. It is based on many years of working and is complemented by support through European and multilateral channels and institutions. Germany is determined to support Ukraine as much as it will be needed.</text:p>
      <text:p text:style-name="P4">
6 . No country wants peace more than Ukraine. Germany support Ukraine's initiative on just and sustainable peace in accordance with the statuonic and on the basis of Ukraine's sovereignty and territorial integrity, as it is provided by the formula of Peace of President Zelensky, which is fundamental for a further discussion. Germany is ready to cooperate with Ukraine to ensure that the greater international participation in the implementation of the Ukrainian formula of peace of Tav with the Global Peace Summit.</text:p>
      <text:p text:style-name="P4">
7 . Ukraine and Germany emphasize their firm dedication to the reference of the perpetrators of war crimes and other atrocities committed by Russia's invading war against Ukraine. Germany congratulates long-term efforts with the involvement of Ukraine to ensure international legal responsibility by creating a proper mechanism of justice to ensure effective responsibility for the crime of aggression, which is the subject of the international community as a whole. Wide international support is a key to this connection.</text:p>
      <text:p text:style-name="P4">
Ukraine and Germany confirm their support for the investigations of the prosecutorial criminal court and took into account the court warrants for arrest.9 . Ukraine and Germany will continue to work with other partners with the development of compensation mechanisms for losses, damage and losses caused by Russian aggression. The International Damage Register, which will be presented at the Council of Europe Summit in Reykjavik on May 16-17, 2023, with a clear milestone along the way. Our efforts to study the use of frozen and immovable Russian assets will be continued to maintain the restoration of Ukraine and for reparation purposes in accordance with our legal systems, as well as to European and international law.</text:p>
      <text:p text:style-name="P4">
10 . Germany, together with international organizations and European international partners, has been given participation in the restoration and reconstruction of Ukraine. It is important to lay the basis for ambitious and long -term cooperation, which will allow the Ukrainian people to restore their country as a basis for transparent and inclusive national reconstruction architecture. The key to ensuring the prosperous future of Ukraine is the involvement in the process of all Dodotic partners, in particular the private sector, as well as national immigrants and financial institutions, in order to ensure a need of financial support, investment and knowledge. In this connection, Nimechy remains fully devoted to the work of the interagency platform of donor coordination for Ukraine, which was created during Germany Time in G7 in 2022.</text:p>
      <text:p text:style-name="P4">
11 . Ukraine and Germany declare their readiness to continue to strengthen the two -way economic relations in all areas. German companies remain active in Ukraine, some of them plan to increase production in Ukraine. German enterprises are ready to support the rebuilding efforts through know-how and technologies. In addition, Germany actively supports the modernization of the tarestructure of the Ukrainian energy sector, including energy infrastructure, through a bilateral energy partnership.</text:p>
      <text:p text:style-name="P4">
12 . The future of Ukraine and its people - in Europe. The European Union recognized the European perspective of Ukraine and gave Ukraine the status of a candidate country. Nimechy strongly supports Ukraine in its efforts to reform and in the implementation, necessary for the start of negotiations on entry, and also impatiently for the European Commission report within the package of measures to expand.</text:p>
      <text:p text:style-name="P4">
News Source: <text:a xlink:type="simple" xlink:href="https://armyinform.com.ua/2023/05/14/majbutnye-ukrayiny-ta-yiyi-narodu-u-yevropi-kyyiv-i-berlin-pidpysaly-spilnu-deklaracziyu/" text:style-name="Internet_20_link" text:visited-style-name="Visited_20_Internet_20_Link">
https://armyinform.com.ua/2023/05/14/majbutnye-ukrayiny-ta-yiyi-narodu-u-yevropi-kyyiv-i-berlin-pidpysaly-spilnu-deklaracziyu/</text:a>
</text:p>
      <!--NEWS-->
      <text:h text:style-name="P10" text:outline-level="1">
<text:span text:style-name="T4">
Killer Skill: Bakhmut Ghosts Used 12 targets out of 15</text:span>
</text:h>
      <text:p text:style-name="P4">
Author: ['АРМІЯINFORM']</text:p>
      <text:p text:style-name="P4">
Time: 2023-05-14T90:00:00-04:00</text:p>
      <text:p text:style-name="P4">
Description: Sniper forces of special operations were blocked in Bakhmuti 12 PEPPUNTIV.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336906546_720407756503101_3827610297161782197_n.jpg" text:style-name="Internet_20_link" text:visited-style-name="Visited_20_Internet_20_Link">
336906546_720407756503101_3827610297161782197_n.jpg</text:a>
']</text:p>
      <text:p text:style-name="P4">
Tags: ['STOPRUSSIA', 'БАХМУТ', 'ВТОРГНЕННЯ РФ', 'ССО']</text:p>
      <text:p text:style-name="P4">
Category: News</text:p>
      <!--METADATA-->
      <text:p text:style-name="P4">
<draw:frame draw:style-name="fr1" draw:name="Image372" text:anchor-type="as-char" svg:width="6.9236in" svg:height="6.9236in" draw:z-index="0">
<draw:image xlink:href="../Images/AРМІЯINFORM/2023-05-14T90-00-00-04-00/336906546_720407756503101_3827610297161782197_n.jpg" xlink:type="simple" xlink:show="embed" xlink:actuate="onLoad" draw:mime-type="image/jpeg"/>
</draw:frame>
Special operations were destroyed by 12 invaders in Bakhmut.</text:p>
      <text:p text:style-name="P4">
About it <text:a xlink:type="simple" xlink:href="https://www.facebook.com/usofcom/videos/2785916248218284" text:style-name="Internet_20_link" text:visited-style-name="Visited_20_Internet_20_Link">
reports</text:a>
Command of the SCA of the Armed Forces of Ukraine.</text:p>
      <text:p text:style-name="P4">
"Bakhmut ghosts" destroyed 12 units of the enemy's living power. In the Bakhmutasniper area, special operations have found accumulations of invaders. As a result, 12 targets out of 15 were disposed of, ”the message reads.</text:p>
      <text:p text:style-name="P4">
News Source: <text:a xlink:type="simple" xlink:href="https://armyinform.com.ua/2023/05/14/vbyvcha-majsternist-pryvydy-bahmutu-utylizovaly12-czilej-z-15/" text:style-name="Internet_20_link" text:visited-style-name="Visited_20_Internet_20_Link">
https://armyinform.com.ua/2023/05/14/vbyvcha-majsternist-pryvydy-bahmutu-utylizovaly12-czilej-z-15/</text:a>
</text:p>
      <!--NEWS-->
      <text:h text:style-name="P10" text:outline-level="1">
<text:span text:style-name="T4">
Three enemy UAVs were destroyed in Kherson region</text:span>
</text:h>
      <text:p text:style-name="P4">
Author: ['АРМІЯINFORM']</text:p>
      <text:p text:style-name="P4">
Time: 2023-05-14T91:00:00-04:00</text:p>
      <text:p text:style-name="P4">
Description: By the forces of the buzz of PPOs on the Khersonshchini, three piles of nonsense were blocked.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86-13.jpg" text:style-name="Internet_20_link" text:visited-style-name="Visited_20_Internet_20_Link">
86-13.jpg</text:a>
', '<text:a xlink:type="simple" xlink:href="https://armyinform.com.ua/wp-content/uploads/2023/05/346864723_6243626955712787_4904447501733965177_n.jpg" text:style-name="Internet_20_link" text:visited-style-name="Visited_20_Internet_20_Link">
346864723_6243626955712787_4904447501733965177_n.jpg</text:a>
']</text:p>
      <text:p text:style-name="P4">
Tags: ['STOPRUSSIA', 'ZALA', 'ВТОРГНЕННЯ РФ', 'ОК «ПІВДЕНЬ»', 'ХЕРСОН']</text:p>
      <text:p text:style-name="P4">
Category: News</text:p>
      <!--METADATA-->
      <text:p text:style-name="P4">
<draw:frame draw:style-name="fr1" draw:name="Image373" text:anchor-type="as-char" svg:width="6.9236in" svg:height="4.615733in" draw:z-index="0">
<draw:image xlink:href="../Images/AРМІЯINFORM/2023-05-14T91-00-00-04-00/86-13.jpg" xlink:type="simple" xlink:show="embed" xlink:actuate="onLoad" draw:mime-type="image/jpeg"/>
</draw:frame>
Illustrative photo</text:p>
      <text:p text:style-name="P4">
Three enemy drones were destroyed in Kherson region.</text:p>
      <text:p text:style-name="P4">
About it <text:a xlink:type="simple" xlink:href="https://www.facebook.com/PvKPivden/posts/pfbid0bUTfiXy3Q9apyLxuwab9Thbbj1pJ2r2vyaMjF7vrDUCbuUFvWdZYpd4v5d6JZCbvl" text:style-name="Internet_20_link" text:visited-style-name="Visited_20_Internet_20_Link">
reports</text:a>
South Air Force Command Service.</text:p>
      <text:p text:style-name="P4">
"On May 14, 2023, in Kherson region, the forces and means of airborne defense of the air command" South "destroyed 3 Russian unmanned-editory apparatus: 2 reconnaissance UAV" Orlan-10 "and one drone type" Zala ","-the message reads.</text:p>
      <text:p text:style-name="P4">
<draw:frame draw:style-name="fr1" draw:name="Image374" text:anchor-type="as-char" svg:width="6.9236in" svg:height="6.9236in" draw:z-index="0">
<draw:image xlink:href="../Images/AРМІЯINFORM/2023-05-14T91-00-00-04-00/346864723_6243626955712787_4904447501733965177_n.jpg" xlink:type="simple" xlink:show="embed" xlink:actuate="onLoad" draw:mime-type="image/jpeg"/>
</draw:frame>
</text:p>
      <text:p text:style-name="P4">
News Source: <text:a xlink:type="simple" xlink:href="https://armyinform.com.ua/2023/05/14/na-hersonshhyni-znyshheno-try-vorozhyh-bpla/" text:style-name="Internet_20_link" text:visited-style-name="Visited_20_Internet_20_Link">
https://armyinform.com.ua/2023/05/14/na-hersonshhyni-znyshheno-try-vorozhyh-bpla/</text:a>
</text:p>
      <!--NEWS-->
      <text:h text:style-name="P10" text:outline-level="1">
<text:span text:style-name="T4">
Participants of international pilgrimage to Lourdes wish the defenders of Ukraine to victory</text:span>
</text:h>
      <text:p text:style-name="P4">
Author: ['АРМІЯINFORM']</text:p>
      <text:p text:style-name="P4">
Time: 2023-05-14T92:00:00-04:00</text:p>
      <text:p text:style-name="P4">
Description: Participants of the Pilodniy Pilnitza VIISKOVOVOVOVAV TIISKOVIKHKOVKHAKOVAV before Lurd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347115549_163954416637639_5156277718200382051_n.jpg" text:style-name="Internet_20_link" text:visited-style-name="Visited_20_Internet_20_Link">
347115549_163954416637639_5156277718200382051_n.jpg</text:a>
']</text:p>
      <text:p text:style-name="P4">
Tags: ['STOPRUSSIA', 'ВТОРГНЕННЯ РФ', 'ГАННА МАЛЯР', 'ЛЮРД', 'ФРАНЦІЯ']</text:p>
      <text:p text:style-name="P4">
Category: News</text:p>
      <!--METADATA-->
      <text:p text:style-name="P4">
<draw:frame draw:style-name="fr1" draw:name="Image375" text:anchor-type="as-char" svg:width="6.9236in" svg:height="5.1927in" draw:z-index="0">
<draw:image xlink:href="../Images/AРМІЯINFORM/2023-05-14T92-00-00-04-00/347115549_163954416637639_5156277718200382051_n.jpg" xlink:type="simple" xlink:show="embed" xlink:actuate="onLoad" draw:mime-type="image/jpeg"/>
</draw:frame>
Participants in the international pilgrimage of military personnel and military chaplaination of Lurda wish the defenders of Ukraine.</text:p>
      <text:p text:style-name="P4">
She wrote about it in <text:a xlink:type="simple" xlink:href="https://www.facebook.com/ganna.maliar/posts/pfbid02Sw5jr1bAtEThJv4ZGqRfkz8ruhycVwwX6Ws4ohBeRRn4EG1uGAX52tJ1AZRTxk8rl" text:style-name="Internet_20_link" text:visited-style-name="Visited_20_Internet_20_Link">
Facebook</text:a>
Deputy Minister of Defense of Ukraine Anna Malyar.</text:p>
      <text:p text:style-name="P4">
“The Ukrainian military chaplaincy, like all of us, is hardened by war. On the day of an international pilgrimage of military personnel and military chaplains in the French Lurd, our delegation was special attention. We are from all the seizure of our military and the wishes of victory, ”she said.</text:p>
      <text:p text:style-name="P4">
Anna Malyar also released a photo with representatives of the military chaplain who participated in the international military pilgrimage.</text:p>
      <text:p text:style-name="P4">
«With Bishop Michael Koltun Head of the Department of Military Chaplaincy of the UGCC and the military chaplain of the Armed Forces of the Armed Forces of Ukraine. Rostislav Vysovan, who yesterday, during the Mass of the 63rd International Military Play, read the prayer "Virgin, Virgin" ... in Ukrainian, "-in Ukrainian,"-written.</text:p>
      <text:p text:style-name="P4">
Recall now in <text:a xlink:type="simple" xlink:href="https://armyinform.com.ua/2023/05/14/na-mizhnarodnomu-vijskovomu-palomnycztvi-vpershe-molylysya-ukrayinskoyu-movoyu-ganna-malyar/" text:style-name="Internet_20_link" text:visited-style-name="Visited_20_Internet_20_Link">
French</text:a>
The city of Lurd is continued with the participation of 14,000 military personnel of military chaplains from 38 countries. Anna Malyar <text:a xlink:type="simple" xlink:href="https://armyinform.com.ua/2023/05/13/ganna-malyar-ocholyla-delegacziyu-nashyh-vijskovyh-kapelaniv-na-mizhnarodnomu-palomnycztvi-u-francziyi/" text:style-name="Internet_20_link" text:visited-style-name="Visited_20_Internet_20_Link">
headed</text:a>
Delegation of our military chaplains on the international pilgrimage of Ufranium.</text:p>
      <text:p text:style-name="P4">
News Source: <text:a xlink:type="simple" xlink:href="https://armyinform.com.ua/2023/05/14/na-mizhnarodnomu-palomnycztvi-do-lyurdu-ukrayinskij-delegacziyi-prydilyayut-osoblyvu-uvagu/" text:style-name="Internet_20_link" text:visited-style-name="Visited_20_Internet_20_Link">
https://armyinform.com.ua/2023/05/14/na-mizhnarodnomu-palomnycztvi-do-lyurdu-ukrayinskij-delegacziyi-prydilyayut-osoblyvu-uvagu/</text:a>
</text:p>
      <!--NEWS-->
      <text:h text:style-name="P10" text:outline-level="1">
<text:span text:style-name="T4">
Participants of international pilgrimage to Lourdes wish the defenders of Ukraine to victory</text:span>
</text:h>
      <text:p text:style-name="P4">
Author: ['АРМІЯINFORM']</text:p>
      <text:p text:style-name="P4">
Time: 2023-05-14T92:00:00-04:00</text:p>
      <text:p text:style-name="P4">
Description: Participants of the Pilodniy Pilnitza VIISKOVOVOVOVAV TIISKOVIKHKOVKHAKOVAV before Lurd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347115549_163954416637639_5156277718200382051_n.jpg" text:style-name="Internet_20_link" text:visited-style-name="Visited_20_Internet_20_Link">
347115549_163954416637639_5156277718200382051_n.jpg</text:a>
']</text:p>
      <text:p text:style-name="P4">
Tags: ['STOPRUSSIA', 'ВТОРГНЕННЯ РФ', 'ГАННА МАЛЯР', 'ЛЮРД', 'ФРАНЦІЯ']</text:p>
      <text:p text:style-name="P4">
Category: News</text:p>
      <!--METADATA-->
      <text:p text:style-name="P4">
<draw:frame draw:style-name="fr1" draw:name="Image376" text:anchor-type="as-char" svg:width="6.9236in" svg:height="5.1927in" draw:z-index="0">
<draw:image xlink:href="../Images/AРМІЯINFORM/2023-05-14T92-00-00-04-00/347115549_163954416637639_5156277718200382051_n.jpg" xlink:type="simple" xlink:show="embed" xlink:actuate="onLoad" draw:mime-type="image/jpeg"/>
</draw:frame>
Participants in the international pilgrimage of military personnel and military chaplaination of Lurda wish the defenders of Ukraine.</text:p>
      <text:p text:style-name="P4">
She wrote about it in <text:a xlink:type="simple" xlink:href="https://www.facebook.com/ganna.maliar/posts/pfbid02Sw5jr1bAtEThJv4ZGqRfkz8ruhycVwwX6Ws4ohBeRRn4EG1uGAX52tJ1AZRTxk8rl" text:style-name="Internet_20_link" text:visited-style-name="Visited_20_Internet_20_Link">
Facebook</text:a>
Deputy Minister of Defense of Ukraine Anna Malyar.</text:p>
      <text:p text:style-name="P4">
“The Ukrainian military chaplaincy, like all of us, is hardened by war. On the day of an international pilgrimage of military personnel and military chaplains in the French Lurd, our delegation was special attention. We are from all the seizure of our military and the wishes of victory, ”she said.</text:p>
      <text:p text:style-name="P4">
Anna Malyar also released a photo with representatives of the military chaplain who participated in the international military pilgrimage.</text:p>
      <text:p text:style-name="P4">
«With Bishop Michael Koltun Head of the Department of Military Chaplaincy of the UGCC and the military chaplain of the Armed Forces of the Armed Forces of Ukraine. Rostislav Vysovan, who yesterday, during the Mass of the 63rd International Military Play, read the prayer "Virgin, Virgin" ... in Ukrainian, "-in Ukrainian,"-written.</text:p>
      <text:p text:style-name="P4">
Recall now in <text:a xlink:type="simple" xlink:href="https://armyinform.com.ua/2023/05/14/na-mizhnarodnomu-vijskovomu-palomnycztvi-vpershe-molylysya-ukrayinskoyu-movoyu-ganna-malyar/" text:style-name="Internet_20_link" text:visited-style-name="Visited_20_Internet_20_Link">
French</text:a>
The city of Lurd is continued with the participation of 14,000 military personnel of military chaplains from 38 countries. Anna Malyar <text:a xlink:type="simple" xlink:href="https://armyinform.com.ua/2023/05/13/ganna-malyar-ocholyla-delegacziyu-nashyh-vijskovyh-kapelaniv-na-mizhnarodnomu-palomnycztvi-u-francziyi/" text:style-name="Internet_20_link" text:visited-style-name="Visited_20_Internet_20_Link">
headed</text:a>
Delegation of our military chaplains on the international pilgrimage of Ufranium.</text:p>
      <text:p text:style-name="P4">
News Source: <text:a xlink:type="simple" xlink:href="https://armyinform.com.ua/2023/05/14/na-mizhnarodnomu-palomnycztvi-do-lyurdu-ukrayinskij-delegacziyi-prydilyayut-osoblyvu-uvagu/" text:style-name="Internet_20_link" text:visited-style-name="Visited_20_Internet_20_Link">
https://armyinform.com.ua/2023/05/14/na-mizhnarodnomu-palomnycztvi-do-lyurdu-ukrayinskij-delegacziyi-prydilyayut-osoblyvu-uvagu/</text:a>
</text:p>
      <!--NEWS-->
      <text:h text:style-name="P10" text:outline-level="1">
<text:span text:style-name="T4">
Alexei Reznikov thanked Germany for a powerful security package</text:span>
</text:h>
      <text:p text:style-name="P4">
Author: ['АРМІЯINFORM']</text:p>
      <text:p text:style-name="P4">
Time: 2023-05-14T93:00:00-04:00</text:p>
      <text:p text:style-name="P4">
Description: Mainstro defense of Ukraine Oleksiy Reznikov Vidreaguv, the contribution of Nimuccini to the Great ... War with Ukraine 2022, war with Ukraine Latest news today, News War with Ukraine 2022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reznikovvv.jpeg" text:style-name="Internet_20_link" text:visited-style-name="Visited_20_Internet_20_Link">
reznikovvv.jpeg</text:a>
']</text:p>
      <text:p text:style-name="P4">
Tags: ['STOPRUSSIA', 'АГРЕСІЯ РФ', 'БОРИС ПІСТОРІУС', 'ВТОРГНЕННЯ РФ', 'НІМЕЧЧИНА', 'ОЛЕКСІЙ РЕЗНІКОВ']</text:p>
      <text:p text:style-name="P4">
Category: News</text:p>
      <!--METADATA-->
      <text:p text:style-name="P4">
<draw:frame draw:style-name="fr1" draw:name="Image377" text:anchor-type="as-char" svg:width="6.9236in" svg:height="4.32725in" draw:z-index="0">
<draw:image xlink:href="../Images/AРМІЯINFORM/2023-05-14T93-00-00-04-00/reznikovvv.jpeg" xlink:type="simple" xlink:show="embed" xlink:actuate="onLoad" draw:mime-type="image/jpeg"/>
</draw:frame>
The Minister of Defense of Ukraine Oleksiy Reznikov reacted to a huge depository to the security defense of Ukraine and expressed gratitude to the German Defense Minister Boris Pistorius for his support.</text:p>
      <text:p text:style-name="P4">
He [wrote] about it(https://twitter.com/oleksiireznikov/status/1657754589989416960?s=20)In Twitter.</text:p>
      <ul>
        <li>
Germany stands near Ukraine, and brave Ukrainian warriors are fighting fun and stability not only in our country but throughout Europe. I thank the moorous colleague of Boris Pistorius and the German people for a powerful package in the field of security, - Alexei Reznikov wrote.</li>
      </ul>
      <text:p text:style-name="P4">
This package of assistance will include equipment and weapons for a record amount of 2.7 million euros.</text:p>
      <text:p text:style-name="P4">
News Source: <text:a xlink:type="simple" xlink:href="https://armyinform.com.ua/2023/05/14/oleksij-reznikov-podyakuvav-nimechchyni-za-potuzhnyj-paket-dopomogy-u-sferi-bezpeky/" text:style-name="Internet_20_link" text:visited-style-name="Visited_20_Internet_20_Link">
https://armyinform.com.ua/2023/05/14/oleksij-reznikov-podyakuvav-nimechchyni-za-potuzhnyj-paket-dopomogy-u-sferi-bezpeky/</text:a>
</text:p>
      <!--NEWS-->
      <text:h text:style-name="P10" text:outline-level="1">
<text:span text:style-name="T4">
The enemy does not have a "projectile famine" in the Bakhmut direction, instead there is a significant problem with living force - Sergey Cherevaty</text:span>
</text:h>
      <text:p text:style-name="P4">
Author: ['Андрій Агєєв']</text:p>
      <text:p text:style-name="P4">
Time: 2023-05-14T94:00:00-04:00</text:p>
      <text:p text:style-name="P4">
Description: Misto Bakhmut is flooded by the Epipertrenter Boyovikh, one і і іzu prіnitnikh tsilles ... War with Ukraine 2022, war with Ukraine Latest news today,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cherevatyj-1-1.jpg" text:style-name="Internet_20_link" text:visited-style-name="Visited_20_Internet_20_Link">
cherevatyj-1-1.jpg</text:a>
']</text:p>
      <text:p text:style-name="P4">
Tags: ['STOPRUSSIA', 'БАХМУТ', 'ВТОРГНЕННЯ РФ', 'СЕРГІЙ ЧЕРЕВАТИЙ']</text:p>
      <text:p text:style-name="P4">
Category: News</text:p>
      <!--METADATA-->
      <text:p text:style-name="P4">
<draw:frame draw:style-name="fr1" draw:name="Image378" text:anchor-type="as-char" svg:width="6.9236in" svg:height="4.615733in" draw:z-index="0">
<draw:image xlink:href="../Images/AРМІЯINFORM/2023-05-14T94-00-00-04-00/cherevatyj-1-1.jpg" xlink:type="simple" xlink:show="embed" xlink:actuate="onLoad" draw:mime-type="image/jpeg"/>
</draw:frame>
The city of Bakhmut remains the epicenter of hostilities and one of the priority targets in the eastern direction of the Russian-Ukrainian war.</text:p>
      <text:p text:style-name="P4">
Colonel Sergiyeriev, specifically for ["Armyinform"] spokesman(https://armyinform.com.ua/)He reported that during this day, the invaders fired at the Siloborons on this front of the front more than 300 times. There were 30 combat clashes, 11 aircraft hacks, 181 the occupiers were destroyed, 194 were injured, four of our defenders were captured.</text:p>
      <ul>
        <li>
In different sections, our units have advanced to the departed enemy positions at a distance of 150 to 600 meters. Despite this, the enemy does not leave the surprise to capture the city of Bakhmut itself, which leads to significant losses in living and technology. Our courageous warriors destroyed the T-80 tank, infantry fighting machine, BM-21 harass fire, two drones and 8 hostile firearms with ammunition,-said Sergey Cherevaty.</li>
      </ul>
      <text:p text:style-name="P4">
In addition, he stated that the occupiers had no so -called projectile famine. Every day tens of thousands of hostile ammunition fly towards our positions, arrive at civilian infrastructure of peaceful settlements.</text:p>
      <ul>
        <li>
Personnel hunger is what they feel and will continue to feel more. The enemy continues his tactics for the use of living power, as the head of a ram mechanism in achieving at least some success. According to the advisor to the Strategic Communications Council of the National Security Council of White Domgeger Kirby, Russia has already lost its 100,000 servicemen and mercenaries for all these months of Bakhmut's struggle for Bakhmut. Of these, 20 thousand were killed, and the rest were wounded, captives and those who disappeared, - said Sergei Cherevaty.</li>
      </ul>
      <text:p text:style-name="P4">
News Source: <text:a xlink:type="simple" xlink:href="https://armyinform.com.ua/2023/05/14/vorog-ne-maye-snaryadnogo-golodu-na-bahmutskomu-napryamku-natomist-ye-suttyeva-problema-z-zhyvoyu-syloyu-sergij-cherevatyj/" text:style-name="Internet_20_link" text:visited-style-name="Visited_20_Internet_20_Link">
https://armyinform.com.ua/2023/05/14/vorog-ne-maye-snaryadnogo-golodu-na-bahmutskomu-napryamku-natomist-ye-suttyeva-problema-z-zhyvoyu-syloyu-sergij-cherevatyj/</text:a>
</text:p>
      <!--NEWS-->
      <text:h text:style-name="P10" text:outline-level="1">
<text:span text:style-name="T4">
In Aachen Volodymyr Zelenskyy presented state awards to Ukrainian soldiers</text:span>
</text:h>
      <text:p text:style-name="P4">
Author: ['АРМІЯINFORM']</text:p>
      <text:p text:style-name="P4">
Time: 2023-05-14T95:00:00-04:00</text:p>
      <text:p text:style-name="P4">
Description: President of Ukraine Volodymyr Zelensky Vidvіdav Baza in Mіsti Aachen (Nimuchina),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d9b98b79-0e67-4157-a2cd-f38a6667c6c9-1.jpg" text:style-name="Internet_20_link" text:visited-style-name="Visited_20_Internet_20_Link">
d9b98b79-0e67-4157-a2cd-f38a6667c6c9-1.jpg</text:a>
']</text:p>
      <text:p text:style-name="P4">
Tags: []</text:p>
      <text:p text:style-name="P4">
Category: News</text:p>
      <!--METADATA-->
      <text:p text:style-name="P4">
<draw:frame draw:style-name="fr1" draw:name="Image379" text:anchor-type="as-char" svg:width="6.9236in" svg:height="3.892226in" draw:z-index="0">
<draw:image xlink:href="../Images/AРМІЯINFORM/2023-05-14T95-00-00-04-00/d9b98b79-0e67-4157-a2cd-f38a6667c6c9-1.jpg" xlink:type="simple" xlink:show="embed" xlink:actuate="onLoad" draw:mime-type="image/jpeg"/>
</draw:frame>
President of Ukraine Volodymyr Zelenskyy visited a military base in Aachen(Germany)where Ukrainian servicemen are currently trained.</text:p>
      <text:p text:style-name="P4">
He [wrote] about it(https://armyinform.com.ua/reformator/script%20async%20src=%22https:/telegram.org/js/telegram-widget.js?22%22%20data-telegram-post=%22V_Zelenskiy_official/6228%22%20data-width=%22100%25%22%3e%3c/script)In the channel's telegrams.</text:p>
      <ul>
        <li>
Together with the Federal Chancellor of Germany, Olaf Scholtz communicated with Ukrainian warriors. He also presented state awards to the soldiers. Thank you guys for representing our country. We are waiting for you at home. Find out and make our army on the battlefield even more powerful, - it is said.</li>
      </ul>
      <text:p text:style-name="P4">
News Source: <text:a xlink:type="simple" xlink:href="https://armyinform.com.ua/2023/05/14/v-aaheni-volodymyr-zelenskyj-vruchyv-ukrayinskym-voyinam-derzhavni-nagorody/" text:style-name="Internet_20_link" text:visited-style-name="Visited_20_Internet_20_Link">
https://armyinform.com.ua/2023/05/14/v-aaheni-volodymyr-zelenskyj-vruchyv-ukrayinskym-voyinam-derzhavni-nagorody/</text:a>
</text:p>
      <!--NEWS-->
      <text:h text:style-name="P10" text:outline-level="1">
<text:span text:style-name="T4">
Ruthless methods of the Nazi regime are identical to the atrocities of Russian invaders - the Foreign Ministry</text:span>
</text:h>
      <text:p text:style-name="P4">
Author: ['АРМІЯINFORM']</text:p>
      <text:p text:style-name="P4">
Time: 2023-05-14T96:00:00-04:00</text:p>
      <text:p text:style-name="P4">
Description: Barbargi method, yaki, staring the nazi regime of the PID Hour of another Svitovo Vіini,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282667_gettyimages-1038230116_new_960x380_0.jpg" text:style-name="Internet_20_link" text:visited-style-name="Visited_20_Internet_20_Link">
282667_gettyimages-1038230116_new_960x380_0.jpg</text:a>
']</text:p>
      <text:p text:style-name="P4">
Tags: ['STOPRUSSIA', 'АГРЕСІЯ РФ', 'ВТОРГНЕННЯ РФ', 'ЄВРЕЇ', 'МЗС']</text:p>
      <text:p text:style-name="P4">
Category: News</text:p>
      <!--METADATA-->
      <text:p text:style-name="P4">
<draw:frame draw:style-name="fr1" draw:name="Image380" text:anchor-type="as-char" svg:width="6.9236in" svg:height="5.178276in" draw:z-index="0">
<draw:image xlink:href="../Images/AРМІЯINFORM/2023-05-14T96-00-00-04-00/282667_gettyimages-1038230116_new_960x380_0.jpg" xlink:type="simple" xlink:show="embed" xlink:actuate="onLoad" draw:mime-type="image/jpeg"/>
</draw:frame>
The barbaric methods used by the Nazi regime during the Second World War are identical to those atrocities that Russian invaders are committed today in the Ukrainian land in order to destroy our people.</text:p>
      <text:p text:style-name="P4">
This is stated in <text:a xlink:type="simple" xlink:href="http://mfa.gov.ua/news/komentar-mzs-ukrayini-do-dnya-pamyati-ukrayinciv-yaki-ryatuvali-yevreyiv-pid-chas-drugoyi-svitovoyi-vijni" text:style-name="Internet_20_link" text:visited-style-name="Visited_20_Internet_20_Link">
comment</text:a>
Ministry of Foreign Affairs for the Day of Remembrance of Ukrainians who rescued the Yuvrei during World War II, Ukrinform reports.</text:p>
      <ul>
        <li>
In terms of the number of Israel awarded the title of righteous peoples of the world, the Zaporizharka Jews from the Holocaust Ukraine ranks fourth after Poland, the Netherlands and France. Paying honor of the sacrifice and humanity of the righteous, who saved hundreds of Jewish life from the hands of the Nazi executioners, but have not yet been awarded this honorary title, we emphasize that the barbaric methods used by the Nazi regime are identical to the Russian lands informed by the purpose of destroying Ukrainians, - said in <text:a xlink:type="simple" xlink:href="https://www.ukrinform.ua/tag-mzs" text:style-name="Internet_20_link" text:visited-style-name="Visited_20_Internet_20_Link">
Foreign Ministry</text:a>
.</li>
      </ul>
      <text:p text:style-name="P4">
У зовнішньополітичному відомстві наголосили, що на тлі героїчного опоруукраїнців російським загарбникам кремлівські наративи про необхідність«денацифікації» України видаються особливо цинічними.</text:p>
      <text:p text:style-name="P4">
— Ціна міжнародної солідарності, як під час гітлерівської агресії противільної Європи, так і сьогодні, на тлі триваючого збройного вторгнення росії вУкраїну, є надзвичайно високою — це майбутнє народів, держав, безпекамільйонів людей. На медалі, якою нагороджують Праведників народів світу,влучно наголошується: «Той, хто рятує одне життя, рятує весь світ».Переконані, що спільними зусиллями всіх і кожного буде забезпечено порятунокцивілізаційних демократичних цінностей від зазіхань агресивного режиму кремля,— зазначають в МЗС.</text:p>
      <text:p text:style-name="P4">
День пам’яті українців, які під час Другої світової війни рятували євреїв,відзначається 14 травня.</text:p>
      <text:p text:style-name="P4">
News Source: <text:a xlink:type="simple" xlink:href="https://armyinform.com.ua/2023/05/14/bezzhalni-metody-naczystskogo-rezhymu-totozhni-zvirstvam-rosijskyh-okupantiv-mzs/" text:style-name="Internet_20_link" text:visited-style-name="Visited_20_Internet_20_Link">
https://armyinform.com.ua/2023/05/14/bezzhalni-metody-naczystskogo-rezhymu-totozhni-zvirstvam-rosijskyh-okupantiv-mzs/</text:a>
</text:p>
      <!--NEWS-->
      <text:h text:style-name="P10" text:outline-level="1">
<text:span text:style-name="T4">
DNR's "DNR" surprised by the next "surprise"</text:span>
</text:h>
      <text:p text:style-name="P4">
Author: ['АРМІЯINFORM']</text:p>
      <text:p text:style-name="P4">
Time: 2023-05-14T97:00:00-04:00</text:p>
      <text:p text:style-name="P4">
Description: About CED DOIMAL, ZS Ukrainian at Vechirnyom Zvedenni. “The Mini Construction of the Defense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2-03-09_17-35-54.jpg" text:style-name="Internet_20_link" text:visited-style-name="Visited_20_Internet_20_Link">
2-03-09_17-35-54.jpg</text:a>
']</text:p>
      <text:p text:style-name="P4">
Tags: ['STOPRUSSIA', 'ВОЄННІ ЗЛОЧИНИ ЗС РФ', 'ВТОРГНЕННЯ РФ', 'ГШ ЗС УКРАЇНИ']</text:p>
      <text:p text:style-name="P4">
Category: News</text:p>
      <!--METADATA-->
      <text:p text:style-name="P4">
<draw:frame draw:style-name="fr1" draw:name="Image381" text:anchor-type="as-char" svg:width="6.9236in" svg:height="4.68508in" draw:z-index="0">
<draw:image xlink:href="../Images/AРМІЯINFORM/2023-05-14T97-00-00-04-00/2-03-09_17-35-54.jpg" xlink:type="simple" xlink:show="embed" xlink:actuate="onLoad" draw:mime-type="image/jpeg"/>
</draw:frame>
<text:span text:style-name="T4">
 🔥 Situation on the Russian invasion </text:span>
 about it <text:a xlink:type="simple" xlink:href="https://www.facebook.com/GeneralStaff.ua/posts/pfbid02ynGiLKQtMwJHCzeQhAuXSv8nG7U2KDiE9RKWvRUpAVD4ARfEQeJRNjQFTz7271Dvl" text:style-name="Internet_20_link" text:visited-style-name="Visited_20_Internet_20_Link">
reports</text:a>
The General of the Armed Forces of Ukraine in the evening.</text:p>
      <text:p text:style-name="P4">
“The Ministry of Defense of the Russian Federation continues to take measures to integrate illegal armed formations of the so -called" DNR "to its own armed forces. Thus, the entire personnel of one of the brigades of the 1st Army Corps of the USSRF proved an order in which former servicemen of the so -called "DNR" were a prerequisite for replacing their military tickets with the Nazi tickets of the Armed Forces of the Russian Federation, as well as for the reissue Service for two years. In case of refusal of these persons will be sent to the most dangerous areas of the front for participation in the assault actions of the composition of advanced units, ”the message reads.</text:p>
      <text:p text:style-name="P4">
News Source: <text:a xlink:type="simple" xlink:href="https://armyinform.com.ua/2023/05/14/posipak-dnr-rosiyany-zdyvuvaly-chergovoyu-nespodivankoyu/" text:style-name="Internet_20_link" text:visited-style-name="Visited_20_Internet_20_Link">
https://armyinform.com.ua/2023/05/14/posipak-dnr-rosiyany-zdyvuvaly-chergovoyu-nespodivankoyu/</text:a>
</text:p>
      <!--NEWS-->
      <text:h text:style-name="P10" text:outline-level="1">
<text:span text:style-name="T4">
Short. War. Day 445. Videoodigest</text:span>
</text:h>
      <text:p text:style-name="P4">
Author: ['АРМІЯINFORM']</text:p>
      <text:p text:style-name="P4">
Time: 2023-05-14T98:00:00-04:00</text:p>
      <text:p text:style-name="P4">
Description: Jero: The General Staff of the ZS Ukrainian War with Ukraine 2022, the war with Ukraine is the latest news today, the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11111111111111.jpg" text:style-name="Internet_20_link" text:visited-style-name="Visited_20_Internet_20_Link">
11111111111111.jpg</text:a>
']</text:p>
      <text:p text:style-name="P4">
Tags: ['STOPRUSSIA', 'ВІДЕОДАЙДЖЕСТ', 'ВТОРГНЕННЯ РФ', 'ГЕНЕРАЛЬНИЙ ШТАБ ЗС УКРАЇНИ']</text:p>
      <text:p text:style-name="P4">
Category: News</text:p>
      <!--METADATA-->
      <text:p text:style-name="P4">
<draw:frame draw:style-name="fr1" draw:name="Image382" text:anchor-type="as-char" svg:width="6.9236in" svg:height="3.548345in" draw:z-index="0">
<draw:image xlink:href="../Images/AРМІЯINFORM/2023-05-14T98-00-00-04-00/11111111111111.jpg" xlink:type="simple" xlink:show="embed" xlink:actuate="onLoad" draw:mime-type="image/jpeg"/>
</draw:frame>
Source: <text:a xlink:type="simple" xlink:href="https://www.facebook.com/GeneralStaff.ua/videos/752609063274294/" text:style-name="Internet_20_link" text:visited-style-name="Visited_20_Internet_20_Link">
General Staff of the UKRAINE</text:a>
</text:p>
      <text:p text:style-name="P4">
News Source: <text:a xlink:type="simple" xlink:href="https://armyinform.com.ua/2023/05/14/korotko-vijna-den-445-videodajdzhest/" text:style-name="Internet_20_link" text:visited-style-name="Visited_20_Internet_20_Link">
https://armyinform.com.ua/2023/05/14/korotko-vijna-den-445-videodajdzhest/</text:a>
</text:p>
      <!--NEWS-->
      <text:h text:style-name="P10" text:outline-level="1">
<text:span text:style-name="T4">
Europe and other parts of the land should not be a place where the ambitions of tyrants are breaking the lives</text:span>
</text:h>
      <text:p text:style-name="P4">
Author: ['АРМІЯINFORM']</text:p>
      <text:p text:style-name="P4">
Time: 2023-05-14T99:00:00-04:00</text:p>
      <text:p text:style-name="P4">
Description: Dazhe is an uncle. For me, the honor of Boti is great here. Panly measures, Pan Linden!Darling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3e0f885e91106376d0f214b36bd9014d_1684084835-scaled.jpeg" text:style-name="Internet_20_link" text:visited-style-name="Visited_20_Internet_20_Link">
3e0f885e91106376d0f214b36bd9014d_1684084835-scaled.jpeg</text:a>
']</text:p>
      <text:p text:style-name="P4">
Tags: ['STOPRUSSIA', 'ААХЕН', 'ВОЛОДИМИР ЗЕЛЕНСЬКИЙ', 'ВТОРГНЕННЯ РФ', 'ЄВРОПА']</text:p>
      <text:p text:style-name="P4">
Category: News</text:p>
      <!--METADATA-->
      <text:p text:style-name="P4">
<draw:frame draw:style-name="fr1" draw:name="Image383" text:anchor-type="as-char" svg:width="6.9236in" svg:height="4.615733in" draw:z-index="0">
<draw:image xlink:href="../Images/AРМІЯINFORM/2023-05-14T99-00-00-04-00/3e0f885e91106376d0f214b36bd9014d_1684084835-scaled.jpeg" xlink:type="simple" xlink:show="embed" xlink:actuate="onLoad" draw:mime-type="image/jpeg"/>
</draw:frame>
<text:span text:style-name="T5">
<text:span text:style-name="T4">
Thank you very much.</text:span>
</text:span>
</text:p>
      <text:p text:style-name="P4">
_ <text:span text:style-name="T4">
 for me great honor to be here. </text:span>
 _</text:p>
      <text:p text:style-name="P4">
_ <text:span text:style-name="T4">
 Mrs. Mayor, Mr. Linden!</text:span>
 _</text:p>
      <text:p text:style-name="P4">
_ <text:span text:style-name="T4">
 Dear Olafe, Road Ursulo, Mateushe, Roberto!</text:span>
 _</text:p>
      <text:p text:style-name="P4">
<text:span text:style-name="T5">
<text:span text:style-name="T4">
Dear colleagues!</text:span>
</text:span>
</text:p>
      <text:p text:style-name="P4">
Thank you very much for your kind words about Ukraine and our heroes, our soldiers of our children. Thank you very much!They are real heroes. Thank you for Europe, which is finally a dream that was the basis of European community!</text:p>
      <text:p text:style-name="P4">
It is a great honor for me - to represent the Ukrainian people here and daily. Millions of people who fight and work for the sake of our values and freedom and thezarada of our free Europe. All Ukrainians, each of our heroes deserve to stand here and receive this award.</text:p>
      <text:p text:style-name="P4">
But, since millions of people simply will not fit in this hall, let us now sound our language that represents our people.</text:p>
      <text:p text:style-name="P4">
In these walls, the Ukrainian language never sounded from the mouth of the awarded. From now on, when Ukraine returns to its native European House, I believe that the Ukrainian language will sound repeatedly here - as a sign of recognition of specialized in European unity.</text:p>
      <text:p text:style-name="P4">
Ukrainians will always make Europe stronger!</text:p>
      <text:p text:style-name="P4">
Everyone who is present in this hall is all who, together with us, defend the freedom of Taigrop - all of us are more than leaders and politicians, public figures and diplomats. All we are the founders of peace. It is the founders of peace. This is our main obligation to our countries, before our Europe and our history.</text:p>
      <text:p text:style-name="P4">
It is peace that we will leave our children and grandchildren as the inheritance of today. We don't have no other alternatives. But in order to inherit peace, we are with you to come to the day when we can say that we are completing this with a joint victory.</text:p>
      <text:p text:style-name="P4">
_ <text:span text:style-name="T4">
 Dear Europeans!</text:span>
 _</text:p>
      <text:p text:style-name="P4">
The story is built from victories, though he remembers the defeat. There were illusions that have been possible with other bricks for history than victories, but such illusions were disappeared or, in the better, many years of silence in the stories who confessed them. Illusions rotate with deaths.</text:p>
      <text:p text:style-name="P4">
The world of our parents generation is the peace that they were inherited by those who have a great aggression in Europe. And the world of our generation with you children is the peace that we are now in the battles against the last aggression of the Uevrop.</text:p>
      <text:p text:style-name="P4">
Fighting lasts more than 2000 kilometers from here, from Aachen - on Earth of Ukraine, in our sky, in our Black Sea ... and in the European fate. This field is the fate of Europe.We have encountered an aggressor that goes to any cruelty and meanness to state that the story is not changing ... Allegedly, as it was once, and again. Allegedly who has power-that will have the territory, any, the Yakagressor wants. Allegedly, anyone is capable of more meanness, more and more of the rights of Naevrop. Allegedly civilization is worth nothing - that's what is manifested by this genocidic aggression.</text:p>
      <text:p text:style-name="P4">
We have encountered an aggressor for which our common European desire of the domir and rules weighs nothing and who wants Europe to do with what a good free nation will disagree, no conscientious leader, none of those present in this hall.</text:p>
      <text:p text:style-name="P4">
We are one in the fact that Europe and all other parts of the Earth should not be a place where the ambitions of tyrants break the lives of peoples.</text:p>
      <text:p text:style-name="P4">
And we must be the winners to look at you with the view of life.</text:p>
      <text:p text:style-name="P4">
_ <text:span text:style-name="T4">
 Dear Europe!</text:span>
 _</text:p>
      <text:p text:style-name="P4">
Ukraine offers you a victory that will turn peace and save you.</text:p>
      <text:p text:style-name="P4">
Ukraine offers victory not just in one this war, but over the aggression of Janesions, burning of cities, deportations, over the catastrophe of genocide anywhere. We offer and bring a common victory over the one who has received the whole old evil from the pages of the past to destroy our future, which we all dream of all for our children.</text:p>
      <text:p text:style-name="P4">
Russia, on its own volition, has embarked on the path of evil. Our will with you is enough to delete this path and the path of any of the same aggressors that may ever be repeated by Russia.</text:p>
      <text:p text:style-name="P4">
We will accomplish this task. But only together!</text:p>
      <text:p text:style-name="P4">
_ <text:span text:style-name="T4">
 DONE OLFE!</text:span>
 _</text:p>
      <text:p text:style-name="P4">
I turn to you right now and because of you I turn to all your state - to a powerful Germany.</text:p>
      <text:p text:style-name="P4">
Ukraine and the whole of Europe - we honor your choice - to be for Europe, to be Zevropo. When you saw ZeitenWende, you started acting as it should act as a European defensefielder.</text:p>
      <text:p text:style-name="P4">
Europe will always be grateful to you and this government in Germany.</text:p>
      <text:p text:style-name="P4">
I am grateful for the efficiency in helping Ukraine, for your and your colleagues, the efficiency of your country's overalls and for the power you and all Germany give to Europe.</text:p>
      <text:p text:style-name="P4">
The brilliant German "Iris", which has already saved thousands of lives of our people of sprouting rocket terror. Powerful German "Marders" help to protect the life of our soldiers when they press on Russian invaders. Strong German "leopards" give us the necessary protection.</text:p>
      <text:p text:style-name="P4">
And it is very important that Germany helps not only militarically, but also its leadership in the economy, in the humanitarian sphere, in diplomacy.This Russian aggression continues on our land. And it is our people who die daily with the evil that, by beating Ukraine, beating the idea of peaceful Europe, in the very idea of an international order based on the rules.</text:p>
      <text:p text:style-name="P4">
We see this evil aggression closest, so we see the best way to defeat Caeslo, how to prevent his replication in other parts of the world or at other times. We invite the world to join our just and honest principles.</text:p>
      <text:p text:style-name="P4">
Anyone who joins our formula actually makes it their own. And it is declared that the Ukrainian formula of peace can become a German formula of peace, the European formula of peace, the formula of peace for the world.</text:p>
      <text:p text:style-name="P4">
Only one who does not perceive it is the aggressor. And that is why he does not accept that he is an aggressor. But the most important thing is that he is one, and we are not afraid of him. And he does not accept it because he is not interested in peace. That's all.</text:p>
      <text:p text:style-name="P4">
Hundreds of rounds of negotiations between 2014 and 2022 in various formats with Russia after occupying our Ukrainian Ukrainian Peninsula of Crimea and the ignition of a hybridwar against Ukraine in the Donbass - all these negotiations were.</text:p>
      <text:p text:style-name="P4">
And you, Olafe, Mr. Chancellor, you remember, and our ally, President Emmanuelmakron, and other conscientious world leaders have spent hours in Zuputin's conversations, trying to distract this modern catastrophe.</text:p>
      <text:p text:style-name="P4">
But Putin chose a catastrophe. He is alone.</text:p>
      <text:p text:style-name="P4">
Now everyone understands what we understand. Putin is a catastrophe. This is the answer. Putin is aggression, and he does not want for himself and his people. Its formula was a death.</text:p>
      <text:p text:style-name="P4">
How to talk to her, explain to me how to talk to her? For all its long, humanity has not yet known anyone who could agree with death.</text:p>
      <text:p text:style-name="P4">
Anyone who has brought death is the one who has embarrassed genocide, the one who wants to destroy the noun, who wants to destroy the Europe we value, has to ask for mercy. And then the Budenha answer is the tribunal.</text:p>
      <text:p text:style-name="P4">
Our determination with you will lead to what we will see from Russia a wonder in our efforts for the sake of peace. And it will be. When there was no death.</text:p>
      <text:p text:style-name="P4">
We are able to win!And we are already approaching the victory, and this has repeatedly been evidence of the joy of children and adults, women, men, young people and people of respect, which our warriors released from the Russian occupation. Everywhere where our blue and yellow flag returns, Europe returns. Our Europe is returning with you!The values that you are - as we have protected on our Maidans and recorded in our constitutions are returned.That is why it is important to be firm and decisive in helping the weapons of Ukrainian people.</text:p>
      <text:p text:style-name="P4">
Very often, in particular here, in Aachen, during the presentation of this respectable award, it was said that Europe should become one of the world Superpowers. Unlike such forces, Europe has this potential only when not something else, the European unity of European unity becomes SuperPower. And we see it now: SuperPower ofeuropean Unity. We see thanks to Ukraine and each and every one of you.</text:p>
      <text:p text:style-name="P4">
Your solidarity and leadership, expensive colleagues, including your solidarity, <text:span text:style-name="T4">
 Ursulo, </text:span>
 which EU responded to our courage, have become a reflection of the basic principles that were sought for Europe by Robert Shuman, Iconrad Adenauer, and Jean Monet. They would be proud of everyone and every one who protects Europe with Ukraine!</text:p>
      <text:p text:style-name="P4">
Ukrainian courage and your solidarity gave Europe the unity that was over.</text:p>
      <text:p text:style-name="P4">
It is time to record such a power of our unity by the decision on Ukraine's accession of the Pre -European Union. You know that Europe is not complete without Ukraine with an Evrosius. And I thank you, Olafe, I thank every European leader who supports the European project.</text:p>
      <text:p text:style-name="P4">
There is no rational reason why our warriors, who are so heroically fighting for our common freedom, our common values, are in one organization with all other Alliance warriors.</text:p>
      <text:p text:style-name="P4">
If you judge the fruits of our actions, Ukraine is already in the Alliance, but there is no decision that has not been made. It is worth making this decision!And it is worth defining the algorithm - it motivates our warriors. And that's important!</text:p>
      <text:p text:style-name="P4">
In addition to strengthening the entire Euro -Atlantic with the courage of Ukrainians, our accession to Dalians will definitely give another historical result - NATO flags near Ukraine on our eastern border will become the powerful castle of <text:span text:style-name="T5">
o</text:span>
 m, which will keep Russian imperialism in the past. In the past, which is not turned, because without controlling Ukraine, Russian imperialism dies.</text:p>
      <text:p text:style-name="P4">
And another prerequisite for our common victory offered by Ukraine.</text:p>
      <text:p text:style-name="P4">
The longest peace and most reliable security of Europe has ensured the construction of relations with European international relations instead of barriers.</text:p>
      <text:p text:style-name="P4">
And when we see now instead of strengthening our connections, any fresh bubbles that are so reminiscent of old mistakes-whether barriers in politics, whether tobarriers in economics, in trade-then we see a threat not to one European nation, but all that Europe.</text:p>
      <text:p text:style-name="P4">
_ <text:span text:style-name="T4">
 Mateushe!</text:span>
 _ I thank you very much for the great support of Ukraine by Poland. Thank you very much!And it is very important for us to maintain this unity._ <text:span text:style-name="T4">
 Dear are present!</text:span>
 _</text:p>
      <text:p text:style-name="P4">
<text:span text:style-name="T5">
<text:span text:style-name="T4">
Ladies and Gentlemen!</text:span>
</text:span>
</text:p>
      <text:p text:style-name="P4">
Today, I only spoke about what is needed for our common victory, but, just what is needed for a sustainable peace for all of us.</text:p>
      <text:p text:style-name="P4">
I dream that Europe will be the winner!I know that Ukrainians can win!I will be won with us with us, with the Ukrainians!</text:p>
      <text:p text:style-name="P4">
This time has come!Right now, what will be the end of this war and in fact it is the last aggression in Europe.</text:p>
      <text:p text:style-name="P4">
It all depends on our unity with you, on our speed with you, on our connection for the setting for victory.</text:p>
      <text:p text:style-name="P4">
So my main appeal to you today: be worthy of Karlavyliko!Win!</text:p>
      <text:p text:style-name="P4">
Establish the peace that will be the fruit of our common victory and what we will grow to our children with, our grandchildren as our main legacy with you, inheritance!</text:p>
      <text:p text:style-name="P4">
And if someone still has doubts about whether the Ukrainian people please here, in Aachen, or in any other city of our precious free Europe, go out, please look around the street, feel the main thing we want , what give us all peace and respect in Europe. Feel the freedom that is just here!</text:p>
      <text:p text:style-name="P4">
And we are fighting for her. And let's win.</text:p>
      <text:p text:style-name="P4">
Glory to all our soldiers, who is in battle today for the sake of Ukraine, on combat postacht on combat missions!</text:p>
      <text:p text:style-name="P4">
Glory to all who train Ukrainian soldiers!</text:p>
      <text:p text:style-name="P4">
Glory to everyone who helps, who works, who is fighting!</text:p>
      <text:p text:style-name="P4">
Ukraine will win!Europe will win!</text:p>
      <text:p text:style-name="P4">
The world will win!</text:p>
      <text:p text:style-name="P4">
<text:span text:style-name="T5">
<text:span text:style-name="T4">
Glory to Ukraine!</text:span>
</text:span>
</text:p>
      <text:p text:style-name="P4">
_ Dudelo: <text:a xlink:type="simple" xlink:href="https://www.president.gov.ua/news/yevropa-ta-inshi-chastini-zemli-ne-mayut-buti-miscem-de-ambi-82901" text:style-name="Internet_20_link" text:visited-style-name="Visited_20_Internet_20_Link">
Presidential Office of Ukraine</text:a>
_</text:p>
      <text:p text:style-name="P4">
News Source: <text:a xlink:type="simple" xlink:href="https://armyinform.com.ua/2023/05/14/yevropa-ta-inshi-chastyny-zemli-ne-mayut-buty-misczem-de-ambicziyi-tyraniv-lamayut-zhyttya-narodiv-vystup-prezydenta-ukrayiny-na-vruchenni-mizhnarodnoyi-premiyi-ime/" text:style-name="Internet_20_link" text:visited-style-name="Visited_20_Internet_20_Link">
https://armyinform.com.ua/2023/05/14/yevropa-ta-inshi-chastyny-zemli-ne-mayut-buty-misczem-de-ambicziyi-tyraniv-lamayut-zhyttya-narodiv-vystup-prezydenta-ukrayiny-na-vruchenni-mizhnarodnoyi-premiyi-ime/</text:a>
</text:p>
      <!--NEWS-->
      <text:h text:style-name="P10" text:outline-level="1">
<text:span text:style-name="T4">
Europe and other parts of the land should not be a place where the ambitions of tyrants are breaking the lives</text:span>
</text:h>
      <text:p text:style-name="P4">
Author: ['АРМІЯINFORM']</text:p>
      <text:p text:style-name="P4">
Time: 2023-05-14T99:00:00-04:00</text:p>
      <text:p text:style-name="P4">
Description: Dazhe is an uncle. For me, the honor of Boti is great here. Panly measures, Pan Linden!Darling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3e0f885e91106376d0f214b36bd9014d_1684084835-scaled.jpeg" text:style-name="Internet_20_link" text:visited-style-name="Visited_20_Internet_20_Link">
3e0f885e91106376d0f214b36bd9014d_1684084835-scaled.jpeg</text:a>
']</text:p>
      <text:p text:style-name="P4">
Tags: ['STOPRUSSIA', 'ААХЕН', 'ВОЛОДИМИР ЗЕЛЕНСЬКИЙ', 'ВТОРГНЕННЯ РФ', 'ЄВРОПА']</text:p>
      <text:p text:style-name="P4">
Category: News</text:p>
      <!--METADATA-->
      <text:p text:style-name="P4">
<draw:frame draw:style-name="fr1" draw:name="Image384" text:anchor-type="as-char" svg:width="6.9236in" svg:height="4.615733in" draw:z-index="0">
<draw:image xlink:href="../Images/AРМІЯINFORM/2023-05-14T99-00-00-04-00/3e0f885e91106376d0f214b36bd9014d_1684084835-scaled.jpeg" xlink:type="simple" xlink:show="embed" xlink:actuate="onLoad" draw:mime-type="image/jpeg"/>
</draw:frame>
<text:span text:style-name="T5">
<text:span text:style-name="T4">
Thank you very much.</text:span>
</text:span>
</text:p>
      <text:p text:style-name="P4">
_ <text:span text:style-name="T4">
 for me great honor to be here. </text:span>
 _</text:p>
      <text:p text:style-name="P4">
_ <text:span text:style-name="T4">
 Mrs. Mayor, Mr. Linden!</text:span>
 _</text:p>
      <text:p text:style-name="P4">
_ <text:span text:style-name="T4">
 Dear Olafe, Road Ursulo, Mateushe, Roberto!</text:span>
 _</text:p>
      <text:p text:style-name="P4">
<text:span text:style-name="T5">
<text:span text:style-name="T4">
Dear colleagues!</text:span>
</text:span>
</text:p>
      <text:p text:style-name="P4">
Thank you very much for your kind words about Ukraine and our heroes, our soldiers of our children. Thank you very much!They are real heroes. Thank you for Europe, which is finally a dream that was the basis of European community!</text:p>
      <text:p text:style-name="P4">
It is a great honor for me - to represent the Ukrainian people here and daily. Millions of people who fight and work for the sake of our values and freedom and thezarada of our free Europe. All Ukrainians, each of our heroes deserve to stand here and receive this award.</text:p>
      <text:p text:style-name="P4">
But, since millions of people simply will not fit in this hall, let us now sound our language that represents our people.</text:p>
      <text:p text:style-name="P4">
In these walls, the Ukrainian language never sounded from the mouth of the awarded. From now on, when Ukraine returns to its native European House, I believe that the Ukrainian language will sound repeatedly here - as a sign of recognition of specialized in European unity.</text:p>
      <text:p text:style-name="P4">
Ukrainians will always make Europe stronger!</text:p>
      <text:p text:style-name="P4">
Everyone who is present in this hall is all who, together with us, defend the freedom of Taigrop - all of us are more than leaders and politicians, public figures and diplomats. All we are the founders of peace. It is the founders of peace. This is our main obligation to our countries, before our Europe and our history.</text:p>
      <text:p text:style-name="P4">
It is peace that we will leave our children and grandchildren as the inheritance of today. We don't have no other alternatives. But in order to inherit peace, we are with you to come to the day when we can say that we are completing this with a joint victory.</text:p>
      <text:p text:style-name="P4">
_ <text:span text:style-name="T4">
 Dear Europeans!</text:span>
 _</text:p>
      <text:p text:style-name="P4">
The story is built from victories, though he remembers the defeat. There were illusions that have been possible with other bricks for history than victories, but such illusions were disappeared or, in the better, many years of silence in the stories who confessed them. Illusions rotate with deaths.</text:p>
      <text:p text:style-name="P4">
The world of our parents generation is the peace that they were inherited by those who have a great aggression in Europe. And the world of our generation with you children is the peace that we are now in the battles against the last aggression of the Uevrop.</text:p>
      <text:p text:style-name="P4">
Fighting lasts more than 2000 kilometers from here, from Aachen - on Earth of Ukraine, in our sky, in our Black Sea ... and in the European fate. This field is the fate of Europe.We have encountered an aggressor that goes to any cruelty and meanness to state that the story is not changing ... Allegedly, as it was once, and again. Allegedly who has power-that will have the territory, any, the Yakagressor wants. Allegedly, anyone is capable of more meanness, more and more of the rights of Naevrop. Allegedly civilization is worth nothing - that's what is manifested by this genocidic aggression.</text:p>
      <text:p text:style-name="P4">
We have encountered an aggressor for which our common European desire of the domir and rules weighs nothing and who wants Europe to do with what a good free nation will disagree, no conscientious leader, none of those present in this hall.</text:p>
      <text:p text:style-name="P4">
We are one in the fact that Europe and all other parts of the Earth should not be a place where the ambitions of tyrants break the lives of peoples.</text:p>
      <text:p text:style-name="P4">
And we must be the winners to look at you with the view of life.</text:p>
      <text:p text:style-name="P4">
_ <text:span text:style-name="T4">
 Dear Europe!</text:span>
 _</text:p>
      <text:p text:style-name="P4">
Ukraine offers you a victory that will turn peace and save you.</text:p>
      <text:p text:style-name="P4">
Ukraine offers victory not just in one this war, but over the aggression of Janesions, burning of cities, deportations, over the catastrophe of genocide anywhere. We offer and bring a common victory over the one who has received the whole old evil from the pages of the past to destroy our future, which we all dream of all for our children.</text:p>
      <text:p text:style-name="P4">
Russia, on its own volition, has embarked on the path of evil. Our will with you is enough to delete this path and the path of any of the same aggressors that may ever be repeated by Russia.</text:p>
      <text:p text:style-name="P4">
We will accomplish this task. But only together!</text:p>
      <text:p text:style-name="P4">
_ <text:span text:style-name="T4">
 DONE OLFE!</text:span>
 _</text:p>
      <text:p text:style-name="P4">
I turn to you right now and because of you I turn to all your state - to a powerful Germany.</text:p>
      <text:p text:style-name="P4">
Ukraine and the whole of Europe - we honor your choice - to be for Europe, to be Zevropo. When you saw ZeitenWende, you started acting as it should act as a European defensefielder.</text:p>
      <text:p text:style-name="P4">
Europe will always be grateful to you and this government in Germany.</text:p>
      <text:p text:style-name="P4">
I am grateful for the efficiency in helping Ukraine, for your and your colleagues, the efficiency of your country's overalls and for the power you and all Germany give to Europe.</text:p>
      <text:p text:style-name="P4">
The brilliant German "Iris", which has already saved thousands of lives of our people of sprouting rocket terror. Powerful German "Marders" help to protect the life of our soldiers when they press on Russian invaders. Strong German "leopards" give us the necessary protection.</text:p>
      <text:p text:style-name="P4">
And it is very important that Germany helps not only militarically, but also its leadership in the economy, in the humanitarian sphere, in diplomacy.This Russian aggression continues on our land. And it is our people who die daily with the evil that, by beating Ukraine, beating the idea of peaceful Europe, in the very idea of an international order based on the rules.</text:p>
      <text:p text:style-name="P4">
We see this evil aggression closest, so we see the best way to defeat Caeslo, how to prevent his replication in other parts of the world or at other times. We invite the world to join our just and honest principles.</text:p>
      <text:p text:style-name="P4">
Anyone who joins our formula actually makes it their own. And it is declared that the Ukrainian formula of peace can become a German formula of peace, the European formula of peace, the formula of peace for the world.</text:p>
      <text:p text:style-name="P4">
Only one who does not perceive it is the aggressor. And that is why he does not accept that he is an aggressor. But the most important thing is that he is one, and we are not afraid of him. And he does not accept it because he is not interested in peace. That's all.</text:p>
      <text:p text:style-name="P4">
Hundreds of rounds of negotiations between 2014 and 2022 in various formats with Russia after occupying our Ukrainian Ukrainian Peninsula of Crimea and the ignition of a hybridwar against Ukraine in the Donbass - all these negotiations were.</text:p>
      <text:p text:style-name="P4">
And you, Olafe, Mr. Chancellor, you remember, and our ally, President Emmanuelmakron, and other conscientious world leaders have spent hours in Zuputin's conversations, trying to distract this modern catastrophe.</text:p>
      <text:p text:style-name="P4">
But Putin chose a catastrophe. He is alone.</text:p>
      <text:p text:style-name="P4">
Now everyone understands what we understand. Putin is a catastrophe. This is the answer. Putin is aggression, and he does not want for himself and his people. Its formula was a death.</text:p>
      <text:p text:style-name="P4">
How to talk to her, explain to me how to talk to her? For all its long, humanity has not yet known anyone who could agree with death.</text:p>
      <text:p text:style-name="P4">
Anyone who has brought death is the one who has embarrassed genocide, the one who wants to destroy the noun, who wants to destroy the Europe we value, has to ask for mercy. And then the Budenha answer is the tribunal.</text:p>
      <text:p text:style-name="P4">
Our determination with you will lead to what we will see from Russia a wonder in our efforts for the sake of peace. And it will be. When there was no death.</text:p>
      <text:p text:style-name="P4">
We are able to win!And we are already approaching the victory, and this has repeatedly been evidence of the joy of children and adults, women, men, young people and people of respect, which our warriors released from the Russian occupation. Everywhere where our blue and yellow flag returns, Europe returns. Our Europe is returning with you!The values that you are - as we have protected on our Maidans and recorded in our constitutions are returned.That is why it is important to be firm and decisive in helping the weapons of Ukrainian people.</text:p>
      <text:p text:style-name="P4">
Very often, in particular here, in Aachen, during the presentation of this respectable award, it was said that Europe should become one of the world Superpowers. Unlike such forces, Europe has this potential only when not something else, the European unity of European unity becomes SuperPower. And we see it now: SuperPower ofeuropean Unity. We see thanks to Ukraine and each and every one of you.</text:p>
      <text:p text:style-name="P4">
Your solidarity and leadership, expensive colleagues, including your solidarity, <text:span text:style-name="T4">
 Ursulo, </text:span>
 which EU responded to our courage, have become a reflection of the basic principles that were sought for Europe by Robert Shuman, Iconrad Adenauer, and Jean Monet. They would be proud of everyone and every one who protects Europe with Ukraine!</text:p>
      <text:p text:style-name="P4">
Ukrainian courage and your solidarity gave Europe the unity that was over.</text:p>
      <text:p text:style-name="P4">
It is time to record such a power of our unity by the decision on Ukraine's accession of the Pre -European Union. You know that Europe is not complete without Ukraine with an Evrosius. And I thank you, Olafe, I thank every European leader who supports the European project.</text:p>
      <text:p text:style-name="P4">
There is no rational reason why our warriors, who are so heroically fighting for our common freedom, our common values, are in one organization with all other Alliance warriors.</text:p>
      <text:p text:style-name="P4">
If you judge the fruits of our actions, Ukraine is already in the Alliance, but there is no decision that has not been made. It is worth making this decision!And it is worth defining the algorithm - it motivates our warriors. And that's important!</text:p>
      <text:p text:style-name="P4">
In addition to strengthening the entire Euro -Atlantic with the courage of Ukrainians, our accession to Dalians will definitely give another historical result - NATO flags near Ukraine on our eastern border will become the powerful castle of <text:span text:style-name="T5">
o</text:span>
 m, which will keep Russian imperialism in the past. In the past, which is not turned, because without controlling Ukraine, Russian imperialism dies.</text:p>
      <text:p text:style-name="P4">
And another prerequisite for our common victory offered by Ukraine.</text:p>
      <text:p text:style-name="P4">
The longest peace and most reliable security of Europe has ensured the construction of relations with European international relations instead of barriers.</text:p>
      <text:p text:style-name="P4">
And when we see now instead of strengthening our connections, any fresh bubbles that are so reminiscent of old mistakes-whether barriers in politics, whether tobarriers in economics, in trade-then we see a threat not to one European nation, but all that Europe.</text:p>
      <text:p text:style-name="P4">
_ <text:span text:style-name="T4">
 Mateushe!</text:span>
 _ I thank you very much for the great support of Ukraine by Poland. Thank you very much!And it is very important for us to maintain this unity._ <text:span text:style-name="T4">
 Dear are present!</text:span>
 _</text:p>
      <text:p text:style-name="P4">
<text:span text:style-name="T5">
<text:span text:style-name="T4">
Ladies and Gentlemen!</text:span>
</text:span>
</text:p>
      <text:p text:style-name="P4">
Today, I only spoke about what is needed for our common victory, but, just what is needed for a sustainable peace for all of us.</text:p>
      <text:p text:style-name="P4">
I dream that Europe will be the winner!I know that Ukrainians can win!I will be won with us with us, with the Ukrainians!</text:p>
      <text:p text:style-name="P4">
This time has come!Right now, what will be the end of this war and in fact it is the last aggression in Europe.</text:p>
      <text:p text:style-name="P4">
It all depends on our unity with you, on our speed with you, on our connection for the setting for victory.</text:p>
      <text:p text:style-name="P4">
So my main appeal to you today: be worthy of Karlavyliko!Win!</text:p>
      <text:p text:style-name="P4">
Establish the peace that will be the fruit of our common victory and what we will grow to our children with, our grandchildren as our main legacy with you, inheritance!</text:p>
      <text:p text:style-name="P4">
And if someone still has doubts about whether the Ukrainian people please here, in Aachen, or in any other city of our precious free Europe, go out, please look around the street, feel the main thing we want , what give us all peace and respect in Europe. Feel the freedom that is just here!</text:p>
      <text:p text:style-name="P4">
And we are fighting for her. And let's win.</text:p>
      <text:p text:style-name="P4">
Glory to all our soldiers, who is in battle today for the sake of Ukraine, on combat postacht on combat missions!</text:p>
      <text:p text:style-name="P4">
Glory to all who train Ukrainian soldiers!</text:p>
      <text:p text:style-name="P4">
Glory to everyone who helps, who works, who is fighting!</text:p>
      <text:p text:style-name="P4">
Ukraine will win!Europe will win!</text:p>
      <text:p text:style-name="P4">
The world will win!</text:p>
      <text:p text:style-name="P4">
<text:span text:style-name="T5">
<text:span text:style-name="T4">
Glory to Ukraine!</text:span>
</text:span>
</text:p>
      <text:p text:style-name="P4">
_ Dudelo: <text:a xlink:type="simple" xlink:href="https://www.president.gov.ua/news/yevropa-ta-inshi-chastini-zemli-ne-mayut-buti-miscem-de-ambi-82901" text:style-name="Internet_20_link" text:visited-style-name="Visited_20_Internet_20_Link">
Presidential Office of Ukraine</text:a>
_</text:p>
      <text:p text:style-name="P4">
News Source: <text:a xlink:type="simple" xlink:href="https://armyinform.com.ua/2023/05/14/yevropa-ta-inshi-chastyny-zemli-ne-mayut-buty-misczem-de-ambicziyi-tyraniv-lamayut-zhyttya-narodiv-vystup-prezydenta-ukrayiny-na-vruchenni-mizhnarodnoyi-premiyi-ime/" text:style-name="Internet_20_link" text:visited-style-name="Visited_20_Internet_20_Link">
https://armyinform.com.ua/2023/05/14/yevropa-ta-inshi-chastyny-zemli-ne-mayut-buty-misczem-de-ambicziyi-tyraniv-lamayut-zhyttya-narodiv-vystup-prezydenta-ukrayiny-na-vruchenni-mizhnarodnoyi-premiyi-ime/</text:a>
</text:p>
      <!--NEWS-->
      <text:h text:style-name="P10" text:outline-level="1">
<text:span text:style-name="T4">
Elections in Turkey: Erdogan is leading although it does not gain 50%</text:span>
</text:h>
      <text:p text:style-name="P4">
Authors: Ukrinform (Person)</text:p>
      <text:p text:style-name="P4">
Publisher: Укринформ (Organization)</text:p>
      <text:p text:style-name="P4">
Published Time: 2023-05-15T-31:09:00+03:00</text:p>
      <text:p text:style-name="P4">
Modified Time: 2023-05-15T00:09:00+03:00</text:p>
      <text:p text:style-name="P4">
Description: As of May 15, 92.98% of the election boxes were opened in Turkey - 49.68% of voters voted for President Regap Taiip Erdogan. - Ukrinform.</text:p>
      <text:p text:style-name="P4">
Images: ["<text:a xlink:type="simple" xlink:href="https://static.ukrinform.com/photos/2023_05/thumb_files/630_360_1684055025-294.jpg" text:style-name="Internet_20_link" text:visited-style-name="Visited_20_Internet_20_Link">
630_360_16840...</text:a>
", "<text:a xlink:type="simple" xlink:href="https://static.ukrinform.com/photos/2023_05/1684099026-491.jpg" text:style-name="Internet_20_link" text:visited-style-name="Visited_20_Internet_20_Link">
1684099026-49...</text:a>
"]</text:p>
      <text:p text:style-name="P4">
Tags: None</text:p>
      <text:p text:style-name="P4">
Type: Article</text:p>
      <!--METADATA-->
      <text:p text:style-name="P4">
<draw:frame draw:style-name="fr1" draw:name="Image385" text:anchor-type="as-char" svg:width="6.9236in" svg:height="3.956343in" draw:z-index="0">
<draw:image xlink:href="../Images/yкринформ/2023-05-15T-31-09-00-03-00/630_360_1684055025-294.jpg" xlink:type="simple" xlink:show="embed" xlink:actuate="onLoad" draw:mime-type="image/jpeg"/>
</draw:frame>
On May 15, 92.98% of the electoral boxes were opened in Turkey on May 15 in Turkey - 49.68% of voters voted for Taiip Erdogan.</text:p>
      <text:p text:style-name="P4">
About it reports Ukrinform with reference to the data of the High Evil Council, which holds the agency <text:a xlink:type="simple" xlink:href="http://secim.aa.com.tr/" text:style-name="Internet_20_link" text:visited-style-name="Visited_20_Internet_20_Link">
</text:a>
 <text:a xlink:type="simple" xlink:href="https://secim.aa.com.tr/" text:style-name="Internet_20_link" text:visited-style-name="Visited_20_Internet_20_Link">
 </text:a>
 <text:a xlink:type="simple" xlink:href="http://secim.aa.com.tr/" text:style-name="Internet_20_link" text:visited-style-name="Visited_20_Internet_20_Link">
</text:a>
In online mode.</text:p>
      <text:p text:style-name="P4">
44.58% of voters were voted for the leader of the Opposition Kelichdaroglu, a mandate from the right alliance of the ancestors of Sinan Ogan - 5.29%.</text:p>
      <text:p text:style-name="P4">
<draw:frame draw:style-name="fr1" draw:name="Image386" text:anchor-type="as-char" svg:width="6.9236in" svg:height="4.090053in" draw:z-index="0">
<draw:image xlink:href="../Images/yкринформ/2023-05-15T-31-09-00-03-00/1684099026-491.jpg" xlink:type="simple" xlink:show="embed" xlink:actuate="onLoad" draw:mime-type="image/jpeg"/>
</draw:frame>
Clarified that <text:a xlink:type="simple" xlink:href="http://www.ukrinform.ua/tag-erdogan" text:style-name="Internet_20_link" text:visited-style-name="Visited_20_Internet_20_Link">
</text:a>
wins in 52 provinces, rugged - in 29(in east, west and partially in the south).Столична провінція Анкара та Стамбул наразі демонструють більшу підтримкуКиличдароглу.</text:p>
      <text:p text:style-name="P4">
Якщо жоден з кандидатів не набере сьогодні 50% плюс один голос, президентськіперегони продовжаться у другому турі.</text:p>
      <text:p text:style-name="P4">
<text:span text:style-name="T4">
Читайте також:</text:span>
 <text:a xlink:type="simple" xlink:href="https://www.ukrinform.ua/rubric-world/3709178-u-tureccini-pocali-opriludnuvati-rezultati-prezidentskih-peregoniv.html" text:style-name="Internet_20_link" text:visited-style-name="Visited_20_Internet_20_Link">
 </text:a>
In the elections to the Parliament, the power party of justice and development gain 35.81%, the opposition Republican Party - 24.91%.</text:p>
      <text:p text:style-name="P4">
As reported by Ukrinform, in Turkey, on May 14, there was a voting for presidential and parliamentary elections.</text:p>
      <text:p text:style-name="P4">
<text:span text:style-name="T5">
Foto: aa</text:span>
</text:p>
      <text:p text:style-name="P4">
News Source: <text:a xlink:type="simple" xlink:href="https://www.ukrinform.ua/rubric-world/3709223-vibori-v-tureccini-erdogan-lidirue-hoca-ne-nabirae-50.html" text:style-name="Internet_20_link" text:visited-style-name="Visited_20_Internet_20_Link">
https://www.ukrinform.ua/rubric-world/3709223-vibori-v-tureccini-erdogan-lidirue-hoca-ne-nabirae-50.html</text:a>
</text:p>
      <!--NEWS-->
      <text:h text:style-name="P10" text:outline-level="1">
<text:span text:style-name="T4">
Elections in Turkey: Erdogan is leading although it does not gain 50%</text:span>
</text:h>
      <text:p text:style-name="P4">
Authors: Ukrinform (Person)</text:p>
      <text:p text:style-name="P4">
Publisher: Укринформ (Organization)</text:p>
      <text:p text:style-name="P4">
Published Time: 2023-05-15T-31:09:00+03:00</text:p>
      <text:p text:style-name="P4">
Modified Time: 2023-05-15T00:09:00+03:00</text:p>
      <text:p text:style-name="P4">
Description: As of May 15, 92.98% of the election boxes were opened in Turkey - 49.68% of voters voted for President Regap Taiip Erdogan. - Ukrinform.</text:p>
      <text:p text:style-name="P4">
Images: ["<text:a xlink:type="simple" xlink:href="https://static.ukrinform.com/photos/2023_05/thumb_files/630_360_1684055025-294.jpg" text:style-name="Internet_20_link" text:visited-style-name="Visited_20_Internet_20_Link">
630_360_16840...</text:a>
", "<text:a xlink:type="simple" xlink:href="https://static.ukrinform.com/photos/2023_05/1684099026-491.jpg" text:style-name="Internet_20_link" text:visited-style-name="Visited_20_Internet_20_Link">
1684099026-49...</text:a>
"]</text:p>
      <text:p text:style-name="P4">
Tags: None</text:p>
      <text:p text:style-name="P4">
Type: Article</text:p>
      <!--METADATA-->
      <text:p text:style-name="P4">
<draw:frame draw:style-name="fr1" draw:name="Image387" text:anchor-type="as-char" svg:width="6.9236in" svg:height="3.956343in" draw:z-index="0">
<draw:image xlink:href="../Images/yкринформ/2023-05-15T-31-09-00-03-00/630_360_1684055025-294.jpg" xlink:type="simple" xlink:show="embed" xlink:actuate="onLoad" draw:mime-type="image/jpeg"/>
</draw:frame>
On May 15, 92.98% of the electoral boxes were opened in Turkey on May 15 in Turkey - 49.68% of voters voted for Taiip Erdogan.</text:p>
      <text:p text:style-name="P4">
About it reports Ukrinform with reference to the data of the High Evil Council, which holds the agency <text:a xlink:type="simple" xlink:href="http://secim.aa.com.tr/" text:style-name="Internet_20_link" text:visited-style-name="Visited_20_Internet_20_Link">
</text:a>
 <text:a xlink:type="simple" xlink:href="https://secim.aa.com.tr/" text:style-name="Internet_20_link" text:visited-style-name="Visited_20_Internet_20_Link">
 </text:a>
 <text:a xlink:type="simple" xlink:href="http://secim.aa.com.tr/" text:style-name="Internet_20_link" text:visited-style-name="Visited_20_Internet_20_Link">
</text:a>
In online mode.</text:p>
      <text:p text:style-name="P4">
44.58% of voters were voted for the leader of the Opposition Kelichdaroglu, a mandate from the right alliance of the ancestors of Sinan Ogan - 5.29%.</text:p>
      <text:p text:style-name="P4">
<draw:frame draw:style-name="fr1" draw:name="Image388" text:anchor-type="as-char" svg:width="6.9236in" svg:height="4.090053in" draw:z-index="0">
<draw:image xlink:href="../Images/yкринформ/2023-05-15T-31-09-00-03-00/1684099026-491.jpg" xlink:type="simple" xlink:show="embed" xlink:actuate="onLoad" draw:mime-type="image/jpeg"/>
</draw:frame>
Clarified that <text:a xlink:type="simple" xlink:href="http://www.ukrinform.ua/tag-erdogan" text:style-name="Internet_20_link" text:visited-style-name="Visited_20_Internet_20_Link">
</text:a>
wins in 52 provinces, rugged - in 29(in east, west and partially in the south).Столична провінція Анкара та Стамбул наразі демонструють більшу підтримкуКиличдароглу.</text:p>
      <text:p text:style-name="P4">
Якщо жоден з кандидатів не набере сьогодні 50% плюс один голос, президентськіперегони продовжаться у другому турі.</text:p>
      <text:p text:style-name="P4">
<text:span text:style-name="T4">
Читайте також:</text:span>
 <text:a xlink:type="simple" xlink:href="https://www.ukrinform.ua/rubric-world/3709178-u-tureccini-pocali-opriludnuvati-rezultati-prezidentskih-peregoniv.html" text:style-name="Internet_20_link" text:visited-style-name="Visited_20_Internet_20_Link">
 </text:a>
In the elections to the Parliament, the power party of justice and development gain 35.81%, the opposition Republican Party - 24.91%.</text:p>
      <text:p text:style-name="P4">
As reported by Ukrinform, in Turkey, on May 14, there was a voting for presidential and parliamentary elections.</text:p>
      <text:p text:style-name="P4">
<text:span text:style-name="T5">
Foto: aa</text:span>
</text:p>
      <text:p text:style-name="P4">
News Source: <text:a xlink:type="simple" xlink:href="https://www.ukrinform.ua/rubric-world/3709223-vibori-v-tureccini-erdogan-lidirue-hoca-ne-nabirae-50.html" text:style-name="Internet_20_link" text:visited-style-name="Visited_20_Internet_20_Link">
https://www.ukrinform.ua/rubric-world/3709223-vibori-v-tureccini-erdogan-lidirue-hoca-ne-nabirae-50.html</text:a>
</text:p>
      <!--NEWS-->
      <text:h text:style-name="P10" text:outline-level="1">
<text:span text:style-name="T4">
On Monday in Ukraine up to 25 ° warm, in places of rain and thunderstorms</text:span>
</text:h>
      <text:p text:style-name="P4">
Authors: Ukrinform (Person)</text:p>
      <text:p text:style-name="P4">
Publisher: Укринформ (Organization)</text:p>
      <text:p text:style-name="P4">
Published Time: 2023-05-15T-87:33:00+03:00</text:p>
      <text:p text:style-name="P4">
Modified Time: 2023-05-15T00:33:00+03:00</text:p>
      <text:p text:style-name="P4">
Description: In Ukraine, on Monday, precipitation is expected only in the western regions, the temperature at night 8-13 °, in the afternoon 20-25 °. - Ukrinform.</text:p>
      <text:p text:style-name="P4">
Images: ["<text:a xlink:type="simple" xlink:href="https://static.ukrinform.com/photos/2023_02/thumb_files/630_360_1675777256-557.jpg" text:style-name="Internet_20_link" text:visited-style-name="Visited_20_Internet_20_Link">
630_360_16757...</text:a>
"]</text:p>
      <text:p text:style-name="P4">
Tags: ['Дощ', 'Гроза', 'Погода', 'Прогноз']</text:p>
      <text:p text:style-name="P4">
Type: Article</text:p>
      <!--METADATA-->
      <text:p text:style-name="P4">
<draw:frame draw:style-name="fr1" draw:name="Image389" text:anchor-type="as-char" svg:width="6.9236in" svg:height="3.956343in" draw:z-index="0">
<draw:image xlink:href="../Images/yкринформ/2023-05-15T-87-33-00-03-00/630_360_1675777256-557.jpg" xlink:type="simple" xlink:show="embed" xlink:actuate="onLoad" draw:mime-type="image/jpeg"/>
</draw:frame>
In Ukraine in Monday, precipitation is expected only in the western regions, at night 8-13 °, in the afternoon 20-25 °.</text:p>
      <text:p text:style-name="P4">
Ukrinform was reported at the Ukrainian Hydrometeorological Center.</text:p>
      <text:p text:style-name="P4">
"At night in the Carpathian region, in the afternoon in the western regions cloudy, short-term rains, thunderstorms, wind gusts of 15-20 m/s; finally the territory is changing cloudiness, without significant precipitation. Wind predominant-east, 7-12 m/s. Temperature. at night 8-13 °, in the afternoon 20-25 °, the event is 16-19 °; in the high mountains of the Carpathians at night 3-8 ° heat, in the afternoon 9-14 ° ",-the message reads.</text:p>
      <text:p text:style-name="P4">
In Kiev and the region on May 15 without significant rainfall. The wind is mainly southeast, 7-12 m/s. In the capital, the temperature at night is 11-13 °, in the afternoon 22-24 °, Nakivshchyna at night 8-13 °, in the afternoon 20-25 °.</text:p>
      <text:p text:style-name="P4">
According to the forecast, short-lived on May 16-17 in the western regions <text:a xlink:type="simple" xlink:href="https://www.ukrinform.ua/tag-dos" text:style-name="Internet_20_link" text:visited-style-name="Visited_20_Internet_20_Link">
</text:a>
, thunderstorms, in the afternoon in some areas of hail, they were 15-20 m/s; In the rest of the territory, cloudy, without significant precipitation. Viser South, Southeast, 5-10 m/s. Temperature at night 9-14 °; Day-24 ° in the afternoon, May 17 in the southern part and central regions up to 27 °.</text:p>
      <text:p text:style-name="P4">
In Kiev and the region on May 16-17 without significant rainfall. Southeast wind, 5-10 m/s. In the capital, the temperature at night 12-14 °, in the afternoon 22-24 °, in the Kiev region at night9-14 °, in the afternoon 19-24 °.</text:p>
      <text:p text:style-name="P4">
<text:span text:style-name="T4">
 Read also: </text:span>
 <text:a xlink:type="simple" xlink:href="https://www.ukrinform.ua/rubric-kyiv/3709003-u-kievi-riven-vodi-u-dnipri-za-dobu-zmensivsa-na-9-santimetriv.html" text:style-name="Internet_20_link" text:visited-style-name="Visited_20_Internet_20_Link">
<text:span text:style-name="T4">
 water </text:span>
</text:a>
Forecasters are not predicted on May 18-19, only in the western part of the time rains, thunderstorms. Temperature at night 9-15 °, in the afternoon 21-27 °, in the west of Ukraine 15-21 °.</text:p>
      <text:p text:style-name="P4">
In Kiev and the region on May 18-19 without precipitation. In the capital, the temperature at night 13-15 °, in the afternoon 24-26 °, in Kyiv region at night 10-15 °, in the afternoon 21-26 °.</text:p>
      <text:p text:style-name="P4">
News Source: <text:a xlink:type="simple" xlink:href="https://www.ukrinform.ua/rubric-regions/3709056-u-ponedilok-v-ukraini-do-25-tepla-miscami-dosi-ta-grozi.html" text:style-name="Internet_20_link" text:visited-style-name="Visited_20_Internet_20_Link">
https://www.ukrinform.ua/rubric-regions/3709056-u-ponedilok-v-ukraini-do-25-tepla-miscami-dosi-ta-grozi.html</text:a>
</text:p>
      <!--NEWS-->
      <text:h text:style-name="P10" text:outline-level="1">
<text:span text:style-name="T4">
Elections in Turkey: Erdogan is leading although it does not gain 50%</text:span>
</text:h>
      <text:p text:style-name="P4">
Authors: Ukrinform (Person)</text:p>
      <text:p text:style-name="P4">
Publisher: Укринформ (Organization)</text:p>
      <text:p text:style-name="P4">
Published Time: 2023-05-15T00:09:00+03:00</text:p>
      <text:p text:style-name="P4">
Modified Time: 2023-05-15T00:09:00+03:00</text:p>
      <text:p text:style-name="P4">
Description: As of May 15, 92.98% of the election boxes were opened in Turkey - 49.68% of voters voted for President Regap Taiip Erdogan. - Ukrinform.</text:p>
      <text:p text:style-name="P4">
Images: ["<text:a xlink:type="simple" xlink:href="https://static.ukrinform.com/photos/2023_05/thumb_files/630_360_1684055025-294.jpg" text:style-name="Internet_20_link" text:visited-style-name="Visited_20_Internet_20_Link">
630_360_16840...</text:a>
", "<text:a xlink:type="simple" xlink:href="https://static.ukrinform.com/photos/2023_05/1684099026-491.jpg" text:style-name="Internet_20_link" text:visited-style-name="Visited_20_Internet_20_Link">
1684099026-49...</text:a>
"]</text:p>
      <text:p text:style-name="P4">
Tags: None</text:p>
      <text:p text:style-name="P4">
Type: Article</text:p>
      <!--METADATA-->
      <text:p text:style-name="P4">
<draw:frame draw:style-name="fr1" draw:name="Image390" text:anchor-type="as-char" svg:width="6.9236in" svg:height="3.956343in" draw:z-index="0">
<draw:image xlink:href="../Images/yкринформ/2023-05-15T00-09-00-03-00/630_360_1684055025-294.jpg" xlink:type="simple" xlink:show="embed" xlink:actuate="onLoad" draw:mime-type="image/jpeg"/>
</draw:frame>
On May 15, 92.98% of the electoral boxes were opened in Turkey on May 15 in Turkey - 49.68% of voters voted for Taiip Erdogan.</text:p>
      <text:p text:style-name="P4">
About it reports Ukrinform with reference to the data of the High Evil Council, which holds the agency <text:a xlink:type="simple" xlink:href="http://secim.aa.com.tr/" text:style-name="Internet_20_link" text:visited-style-name="Visited_20_Internet_20_Link">
</text:a>
 <text:a xlink:type="simple" xlink:href="https://secim.aa.com.tr/" text:style-name="Internet_20_link" text:visited-style-name="Visited_20_Internet_20_Link">
 </text:a>
 <text:a xlink:type="simple" xlink:href="http://secim.aa.com.tr/" text:style-name="Internet_20_link" text:visited-style-name="Visited_20_Internet_20_Link">
</text:a>
In online mode.</text:p>
      <text:p text:style-name="P4">
44.58% of voters were voted for the leader of the Opposition Kelichdaroglu, a mandate from the right alliance of the ancestors of Sinan Ogan - 5.29%.</text:p>
      <text:p text:style-name="P4">
<draw:frame draw:style-name="fr1" draw:name="Image391" text:anchor-type="as-char" svg:width="6.9236in" svg:height="4.090053in" draw:z-index="0">
<draw:image xlink:href="../Images/yкринформ/2023-05-15T00-09-00-03-00/1684099026-491.jpg" xlink:type="simple" xlink:show="embed" xlink:actuate="onLoad" draw:mime-type="image/jpeg"/>
</draw:frame>
Clarified that <text:a xlink:type="simple" xlink:href="http://www.ukrinform.ua/tag-erdogan" text:style-name="Internet_20_link" text:visited-style-name="Visited_20_Internet_20_Link">
</text:a>
wins in 52 provinces, rugged - in 29(in east, west and partially in the south).Столична провінція Анкара та Стамбул наразі демонструють більшу підтримкуКиличдароглу.</text:p>
      <text:p text:style-name="P4">
Якщо жоден з кандидатів не набере сьогодні 50% плюс один голос, президентськіперегони продовжаться у другому турі.</text:p>
      <text:p text:style-name="P4">
<text:span text:style-name="T4">
Читайте також:</text:span>
 <text:a xlink:type="simple" xlink:href="https://www.ukrinform.ua/rubric-world/3709178-u-tureccini-pocali-opriludnuvati-rezultati-prezidentskih-peregoniv.html" text:style-name="Internet_20_link" text:visited-style-name="Visited_20_Internet_20_Link">
 </text:a>
In the elections to the Parliament, the power party of justice and development gain 35.81%, the opposition Republican Party - 24.91%.</text:p>
      <text:p text:style-name="P4">
As reported by Ukrinform, in Turkey, on May 14, there was a voting for presidential and parliamentary elections.</text:p>
      <text:p text:style-name="P4">
<text:span text:style-name="T5">
Foto: aa</text:span>
</text:p>
      <text:p text:style-name="P4">
News Source: <text:a xlink:type="simple" xlink:href="https://www.ukrinform.ua/rubric-world/3709223-vibori-v-tureccini-erdogan-lidirue-hoca-ne-nabirae-50.html" text:style-name="Internet_20_link" text:visited-style-name="Visited_20_Internet_20_Link">
https://www.ukrinform.ua/rubric-world/3709223-vibori-v-tureccini-erdogan-lidirue-hoca-ne-nabirae-50.html</text:a>
</text:p>
      <!--NEWS-->
      <text:h text:style-name="P10" text:outline-level="1">
<text:span text:style-name="T4">
On Monday in Ukraine up to 25 ° warm, in places of rain and thunderstorms</text:span>
</text:h>
      <text:p text:style-name="P4">
Authors: Ukrinform (Person)</text:p>
      <text:p text:style-name="P4">
Publisher: Укринформ (Organization)</text:p>
      <text:p text:style-name="P4">
Published Time: 2023-05-15T00:33:00+03:00</text:p>
      <text:p text:style-name="P4">
Modified Time: 2023-05-15T00:33:00+03:00</text:p>
      <text:p text:style-name="P4">
Description: In Ukraine, on Monday, precipitation is expected only in the western regions, the temperature at night 8-13 °, in the afternoon 20-25 °. - Ukrinform.</text:p>
      <text:p text:style-name="P4">
Images: ["<text:a xlink:type="simple" xlink:href="https://static.ukrinform.com/photos/2023_02/thumb_files/630_360_1675777256-557.jpg" text:style-name="Internet_20_link" text:visited-style-name="Visited_20_Internet_20_Link">
630_360_16757...</text:a>
"]</text:p>
      <text:p text:style-name="P4">
Tags: ['Дощ', 'Гроза', 'Погода', 'Прогноз']</text:p>
      <text:p text:style-name="P4">
Type: Article</text:p>
      <!--METADATA-->
      <text:p text:style-name="P4">
<draw:frame draw:style-name="fr1" draw:name="Image392" text:anchor-type="as-char" svg:width="6.9236in" svg:height="3.956343in" draw:z-index="0">
<draw:image xlink:href="../Images/yкринформ/2023-05-15T00-33-00-03-00/630_360_1675777256-557.jpg" xlink:type="simple" xlink:show="embed" xlink:actuate="onLoad" draw:mime-type="image/jpeg"/>
</draw:frame>
In Ukraine in Monday, precipitation is expected only in the western regions, at night 8-13 °, in the afternoon 20-25 °.</text:p>
      <text:p text:style-name="P4">
Ukrinform was reported at the Ukrainian Hydrometeorological Center.</text:p>
      <text:p text:style-name="P4">
"At night in the Carpathian region, in the afternoon in the western regions cloudy, short-term rains, thunderstorms, wind gusts of 15-20 m/s; finally the territory is changing cloudiness, without significant precipitation. Wind predominant-east, 7-12 m/s. Temperature. at night 8-13 °, in the afternoon 20-25 °, the event is 16-19 °; in the high mountains of the Carpathians at night 3-8 ° heat, in the afternoon 9-14 ° ",-the message reads.</text:p>
      <text:p text:style-name="P4">
In Kiev and the region on May 15 without significant rainfall. The wind is mainly southeast, 7-12 m/s. In the capital, the temperature at night is 11-13 °, in the afternoon 22-24 °, Nakivshchyna at night 8-13 °, in the afternoon 20-25 °.</text:p>
      <text:p text:style-name="P4">
According to the forecast, short-lived on May 16-17 in the western regions <text:a xlink:type="simple" xlink:href="https://www.ukrinform.ua/tag-dos" text:style-name="Internet_20_link" text:visited-style-name="Visited_20_Internet_20_Link">
</text:a>
, thunderstorms, in the afternoon in some areas of hail, they were 15-20 m/s; In the rest of the territory, cloudy, without significant precipitation. Viser South, Southeast, 5-10 m/s. Temperature at night 9-14 °; Day-24 ° in the afternoon, May 17 in the southern part and central regions up to 27 °.</text:p>
      <text:p text:style-name="P4">
In Kiev and the region on May 16-17 without significant rainfall. Southeast wind, 5-10 m/s. In the capital, the temperature at night 12-14 °, in the afternoon 22-24 °, in the Kiev region at night9-14 °, in the afternoon 19-24 °.</text:p>
      <text:p text:style-name="P4">
<text:span text:style-name="T4">
 Read also: </text:span>
 <text:a xlink:type="simple" xlink:href="https://www.ukrinform.ua/rubric-kyiv/3709003-u-kievi-riven-vodi-u-dnipri-za-dobu-zmensivsa-na-9-santimetriv.html" text:style-name="Internet_20_link" text:visited-style-name="Visited_20_Internet_20_Link">
<text:span text:style-name="T4">
 water </text:span>
</text:a>
Forecasters are not predicted on May 18-19, only in the western part of the time rains, thunderstorms. Temperature at night 9-15 °, in the afternoon 21-27 °, in the west of Ukraine 15-21 °.</text:p>
      <text:p text:style-name="P4">
In Kiev and the region on May 18-19 without precipitation. In the capital, the temperature at night 13-15 °, in the afternoon 24-26 °, in Kyiv region at night 10-15 °, in the afternoon 21-26 °.</text:p>
      <text:p text:style-name="P4">
News Source: <text:a xlink:type="simple" xlink:href="https://www.ukrinform.ua/rubric-regions/3709056-u-ponedilok-v-ukraini-do-25-tepla-miscami-dosi-ta-grozi.html" text:style-name="Internet_20_link" text:visited-style-name="Visited_20_Internet_20_Link">
https://www.ukrinform.ua/rubric-regions/3709056-u-ponedilok-v-ukraini-do-25-tepla-miscami-dosi-ta-grozi.html</text:a>
</text:p>
      <!--NEWS-->
      <text:h text:style-name="P10" text:outline-level="1">
<text:span text:style-name="T4">
In Ternopil, as a result of Russian shelling, the warehouse with a gum -help was burned</text:span>
</text:h>
      <text:p text:style-name="P4">
Authors: Ukrinform (Person)</text:p>
      <text:p text:style-name="P4">
Publisher: Укринформ (Organization)</text:p>
      <text:p text:style-name="P4">
Published Time: 2023-05-15T00:55:00+03:00</text:p>
      <text:p text:style-name="P4">
Modified Time: 2023-05-15T00:55:00+03:00</text:p>
      <text:p text:style-name="P4">
Description: As a result of the rocket stroke, which the Russian aggressors were inflicted on Ternopil on May 13, the composition of the Reformation Light Fund with humanitarian aid was completely destroyed. - Ukrinform.</text:p>
      <text:p text:style-name="P4">
Images: ["<text:a xlink:type="simple" xlink:href="https://static.ukrinform.com/photos/2023_05/thumb_files/630_360_1684101073-854.jpg" text:style-name="Internet_20_link" text:visited-style-name="Visited_20_Internet_20_Link">
630_360_16841...</text:a>
", "<text:a xlink:type="simple" xlink:href="https://static.ukrinform.com/photos/2023_05/1684101073-638.jpg" text:style-name="Internet_20_link" text:visited-style-name="Visited_20_Internet_20_Link">
1684101073-63...</text:a>
", "<text:a xlink:type="simple" xlink:href="https://static.ukrinform.com/photos/2023_05/1684101073-854.jpg" text:style-name="Internet_20_link" text:visited-style-name="Visited_20_Internet_20_Link">
1684101073-85...</text:a>
"]</text:p>
      <text:p text:style-name="P4">
Tags: ['Гуманітарна допомога', 'Обстріл', 'Пожежа', 'Ракета', 'Тернопіль', 'Війна з росією']</text:p>
      <text:p text:style-name="P4">
Type: Article</text:p>
      <!--METADATA-->
      <text:p text:style-name="P4">
<draw:frame draw:style-name="fr1" draw:name="Image393" text:anchor-type="as-char" svg:width="6.9236in" svg:height="3.956343in" draw:z-index="0">
<draw:image xlink:href="../Images/yкринформ/2023-05-15T00-55-00-03-00/630_360_1684101073-854.jpg" xlink:type="simple" xlink:show="embed" xlink:actuate="onLoad" draw:mime-type="image/jpeg"/>
</draw:frame>
In addition, the Russian aggressors were struck on May 13 on Ternopil, the composition of the Light Reformation Foundation is completely destroyed.</text:p>
      <text:p text:style-name="P4">
About it in <text:a xlink:type="simple" xlink:href="https://www.facebook.com/profile.php" text:style-name="Internet_20_link" text:visited-style-name="Visited_20_Internet_20_Link">
</text:a>
Ivan Gontar, Head of the Reformation Lights Charitable Foundation, reported.</text:p>
      <text:p text:style-name="P4">
According to him, the composition served as a hub for the inter -church activity of the whole region.</text:p>
      <text:p text:style-name="P4">
<draw:frame draw:style-name="fr1" draw:name="Image394" text:anchor-type="as-char" svg:width="6.9236in" svg:height="5.1927in" draw:z-index="0">
<draw:image xlink:href="../Images/yкринформ/2023-05-15T00-55-00-03-00/1684101073-638.jpg" xlink:type="simple" xlink:show="embed" xlink:actuate="onLoad" draw:mime-type="image/jpeg"/>
</draw:frame>
"Thousands of tons of assistance passed through this room, hundreds of thousands of people received support and hope because of the opportunity to use this room ... All!", - he wrote.</text:p>
      <text:p text:style-name="P4">
<draw:frame draw:style-name="fr1" draw:name="Image395" text:anchor-type="as-char" svg:width="5.625in" svg:height="10.0in" draw:z-index="0">
<draw:image xlink:href="../Images/yкринформ/2023-05-15T00-55-00-03-00/1684101073-854.jpg" xlink:type="simple" xlink:show="embed" xlink:actuate="onLoad" draw:mime-type="image/jpeg"/>
</draw:frame>
Gontar noted that God miraculously preserved two drivers who spent the night near the warehouse a few meters from the place of arrival <text:a xlink:type="simple" xlink:href="https://www.ukrinform.ua/tag-raketa" text:style-name="Internet_20_link" text:visited-style-name="Visited_20_Internet_20_Link">
</text:a>
.</text:p>
      <text:p text:style-name="P4">
"We will not stop charitable work, but charitable work," the fund assertive.</text:p>
      <text:p text:style-name="P4">
<text:span text:style-name="T4">
 Read also: </text:span>
 <text:a xlink:type="simple" xlink:href="https://www.ukrinform.ua/rubric-regions/3708909-na-ternopilsini-vnaslidok-raketnoi-ataki-rf-poskodzeni-budinki-ta-avtomobili.html" text:style-name="Internet_20_link" text:visited-style-name="Visited_20_Internet_20_Link">
</text:a>
It was reported that on the night of May 14, as a result of the Russian missile attack, Uternopol was recorded in storage rooms, injured two people.</text:p>
      <text:p text:style-name="P4">
<text:span text:style-name="T5">
Foto: Ivan Gontar, Facebook</text:span>
</text:p>
      <text:p text:style-name="P4">
News Source: <text:a xlink:type="simple" xlink:href="https://www.ukrinform.ua/rubric-regions/3709225-u-ternopoli-vnaslidok-rosijskogo-obstrilu-vsent-zgoriv-sklad-z-gumdopomogou.html" text:style-name="Internet_20_link" text:visited-style-name="Visited_20_Internet_20_Link">
https://www.ukrinform.ua/rubric-regions/3709225-u-ternopoli-vnaslidok-rosijskogo-obstrilu-vsent-zgoriv-sklad-z-gumdopomogou.html</text:a>
</text:p>
      <!--NEWS-->
      <text:h text:style-name="P10" text:outline-level="1">
<text:span text:style-name="T4">
Almost 90% of Belarusians do not have savings because of troubles in the country's economy - Intelligence</text:span>
</text:h>
      <text:p text:style-name="P4">
Author: ['АРМІЯINFORM']</text:p>
      <text:p text:style-name="P4">
Time: 2023-05-15T98:00:00-04:00</text:p>
      <text:p text:style-name="P4">
Description: Bastard Bilorushai Nadalnishyat through the guide managing the Ekononoye Hold, Oil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1649672958-1058.webp" text:style-name="Internet_20_link" text:visited-style-name="Visited_20_Internet_20_Link">
1649672958-1058.webp</text:a>
']</text:p>
      <text:p text:style-name="P4">
Tags: ['STOPRUSSIA', 'БІЛОРУСІЯ', 'ВТОРГНЕННЯ РФ', 'РОЗВІДКА', 'САНКЦІЇ']</text:p>
      <text:p text:style-name="P4">
Category: News</text:p>
      <!--METADATA-->
      <text:p text:style-name="P4">
<draw:frame draw:style-name="fr1" draw:name="Image396" text:anchor-type="as-char" svg:width="6.9236in" svg:height="4.615733in" draw:z-index="0">
<draw:image xlink:href="../ConvertedIMGs/AРМІЯINFORM/2023-05-15T98-00-00-04-00/1649672958-1058.png" xlink:type="simple" xlink:show="embed" xlink:actuate="onLoad" draw:mime-type="image/png"/>
</draw:frame>
Citizens of Belarus continue to be poorer because of poor management of the economy, only 11.5 % of Belarus are able to make savings.</text:p>
      <text:p text:style-name="P4">
About it <text:a xlink:type="simple" xlink:href="https://www.facebook.com/SZRUkraine/posts/pfbid0YcMM33NjWTADpNDtAnAH812q75yYhvmSKaBpEtXdGf5BSAsLkn6LQraLvFjXBduXl" text:style-name="Internet_20_link" text:visited-style-name="Visited_20_Internet_20_Link">
reports</text:a>
External Intelligence Service of Ukraine.</text:p>
      <text:p text:style-name="P4">
“According to the BEROC Academic Research Center, the proportion of savings of Belarusians has decreased to 11.5 %. The main reason is the understanding of people that the situation in the economy is not too good. In order to stimulate the money to give money to banks for a long period, it is necessary to significantly positive in real expressing rates that are not even in rubles. Situation in foreign currency deposits is even worse, the rates behind it are even lower than dollar inflation. Last year, a study on the orderbank's order showed that, depending on the region, 20-30 % of people have accumulations for no more than one month, ”the message reads.</text:p>
      <text:p text:style-name="P4">
It is significant that according to Belstat, in April 2023, the prices of more than 30.55 %increased the largest, 28.59 %for cigarettes, and 27.35 %for the services of international torture.</text:p>
      <text:p text:style-name="P4">
News Source: <text:a xlink:type="simple" xlink:href="https://armyinform.com.ua/2023/05/15/majzhe-90-bilorusiv-ne-mayut-nakopychen-cherez-negarazdy-v-ekonomiczi-krayiny-rozvidka/" text:style-name="Internet_20_link" text:visited-style-name="Visited_20_Internet_20_Link">
https://armyinform.com.ua/2023/05/15/majzhe-90-bilorusiv-ne-mayut-nakopychen-cherez-negarazdy-v-ekonomiczi-krayiny-rozvidk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